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EPS_5f_portada">
      <style:paragraph-properties fo:margin-top="0cm" fo:margin-bottom="0.4cm"/>
      <style:text-properties style:font-name="Calibri3" fo:font-size="14pt" style:font-size-asian="14pt" style:font-size-complex="14pt"/>
    </style:style>
    <style:style style:name="P2" style:family="paragraph" style:parent-style-name="Universidad_5f_portada">
      <style:text-properties style:font-name="Calibri3" fo:font-size="14pt" style:font-size-asian="14pt" style:font-size-complex="14pt"/>
    </style:style>
    <style:style style:name="P3" style:family="paragraph" style:parent-style-name="Texto_5f_portada">
      <style:paragraph-properties fo:margin-left="1.958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exto_5f_portada">
      <style:paragraph-properties fo:margin-left="1.958cm" fo:margin-right="0cm" fo:text-indent="0cm" style:auto-text-indent="false"/>
      <style:text-properties fo:language="es" fo:country="ES" fo:font-weight="bold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ítulo_5f_portada">
      <style:text-properties style:font-name="Calibri3" fo:font-size="20pt" fo:font-weight="normal" style:font-size-asian="20pt" style:font-weight-asian="normal" style:font-size-complex="20pt" style:font-weight-complex="normal"/>
    </style:style>
    <style:style style:name="P6" style:family="paragraph" style:parent-style-name="Subtítulo_5f_portada">
      <style:text-properties style:font-name="Calibri3"/>
    </style:style>
    <style:style style:name="P7" style:family="paragraph" style:parent-style-name="Standard" style:list-style-name="">
      <style:paragraph-properties fo:background-color="#d6d6d6" style:text-autospace="none"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">
      <style:paragraph-properties fo:background-color="#d6d6d6" style:text-autospace="none">
        <style:background-image/>
      </style:paragraph-properties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">
      <style:paragraph-properties fo:background-color="#d6d6d6" style:text-autospace="none">
        <style:background-image/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background-color="#d6d6d6" style:text-autospace="none">
        <style:background-image/>
      </style:paragraph-properties>
    </style:style>
    <style:style style:name="P11" style:family="paragraph" style:parent-style-name="Standard" style:list-style-name="">
      <style:paragraph-properties fo:background-color="#d6d6d6" style:text-autospace="none">
        <style:background-image/>
      </style:paragraph-properties>
      <style:text-properties style:font-name="Courier New" fo:font-size="10pt" style:font-size-asian="10pt" style:font-size-complex="10pt"/>
    </style:style>
    <style:style style:name="P12" style:family="paragraph" style:parent-style-name="Text_20_body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3" style:family="paragraph" style:parent-style-name="Heading_20_1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4" style:family="paragraph" style:parent-style-name="Heading_20_1">
      <style:paragraph-properties fo:break-before="page"/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5" style:family="paragraph" style:parent-style-name="Heading_20_2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P16" style:family="paragraph" style:parent-style-name="Título_5f_portada" style:master-page-name="First_20_Page">
      <style:paragraph-properties style:page-number="auto"/>
      <style:text-properties style:font-name="Calibri3" fo:font-size="20pt" style:font-size-asian="20pt" style:font-size-complex="20pt"/>
    </style:style>
    <style:style style:name="P17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.00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s" fo:country="ES" fo:font-style="normal" style:language-asian="zxx" style:country-asian="none" style:font-style-asian="normal" style:language-complex="zxx" style:country-complex="none" style:font-style-complex="normal"/>
    </style:style>
    <style:style style:name="T3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c3"/>
    </style:style>
    <style:style style:name="T6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T7" style:family="text">
      <style:text-properties fo:color="#0000c3" style:font-name="Courier New" fo:font-size="10pt" style:font-name-asian="Courier New" style:font-size-asian="10pt" style:font-style-asian="normal" style:font-name-complex="Courier New" style:font-size-complex="10pt" style:font-style-complex="normal"/>
    </style:style>
    <style:style style:name="T8" style:family="text">
      <style:text-properties fo:color="#0000c3" style:font-name="Courier New" fo:font-size="10pt" fo:language="zxx" fo:country="none" style:font-name-asian="Courier New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fo:color="#0000c3" style:font-name="Courier New" fo:font-size="10pt" fo:language="es" fo:country="ES" style:font-name-asian="Courier New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" style:family="text">
      <style:text-properties fo:color="#0000c3" style:font-name-asian="Courier New" style:font-name-complex="Courier New"/>
    </style:style>
    <style:style style:name="T11" style:family="text">
      <style:text-properties fo:color="#00007f"/>
    </style:style>
    <style:style style:name="T12" style:family="text">
      <style:text-properties fo:color="#00007f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00007f" style:font-name="Courier New" fo:font-size="10pt" style:font-size-asian="10pt" style:font-size-complex="10pt"/>
    </style:style>
    <style:style style:name="T14" style:family="text">
      <style:text-properties fo:color="#000000"/>
    </style:style>
    <style:style style:name="T1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6" style:family="text">
      <style:text-properties fo:color="#000000" style:font-name="Courier New" fo:font-size="10pt" style:font-size-asian="10pt" style:font-size-complex="10pt"/>
    </style:style>
    <style:style style:name="T17" style:family="text">
      <style:text-properties fo:color="#540054" fo:font-weight="bold" style:font-weight-asian="bold" style:font-weight-complex="bold"/>
    </style:style>
    <style:style style:name="T18" style:family="text">
      <style:text-properties fo:color="#540054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19" style:family="text">
      <style:text-properties fo:color="#d10000"/>
    </style:style>
    <style:style style:name="T20" style:family="text">
      <style:text-properties fo:color="#d10000" style:font-name="Courier New" fo:font-size="10pt" style:font-name-asian="Courier New" style:font-size-asian="10pt" style:font-name-complex="Courier New" style:font-size-complex="10pt"/>
    </style:style>
    <style:style style:name="T21" style:family="text">
      <style:text-properties fo:color="#b85d00"/>
    </style:style>
    <style:style style:name="T22" style:family="text">
      <style:text-properties fo:color="#002a54"/>
    </style:style>
    <style:style style:name="T23" style:family="text">
      <style:text-properties fo:color="#002a54" style:font-name="Courier New" fo:font-size="10pt" style:font-size-asian="10pt" style:font-size-complex="10pt"/>
    </style:style>
    <style:style style:name="T24" style:family="text">
      <style:text-properties fo:color="#005400"/>
    </style:style>
    <style:style style:name="T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6" style:family="text">
      <style:text-properties fo:color="#007f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Juegos Web Interactivos para Entrenamiento Visual</text:p>
      <text:p text:style-name="P6">Ingeniería en informática</text:p>
      <text:p text:style-name="P2">Universidad de Córdoba</text:p>
      <text:p text:style-name="P1">Escuela Politécnica Superior</text:p>
      <text:p text:style-name="P5">MANUAL DE CÓDIGO</text:p>
      <text:p text:style-name="Texto_5f_portada"><text:span text:style-name="T1">Autor:</text:span><text:span text:style-name="T4"> Manuel Navarro Pérez</text:span></text:p>
      <text:p text:style-name="Texto_5f_portada"><text:span text:style-name="T1">Directores:</text:span> <text:span text:style-name="T4">Antonio Arauzo Azofra</text:span></text:p>
      <text:p text:style-name="P4">Antonio Tomás González Espejo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7">Introducción<text:tab/>3</text:p>
          <text:p text:style-name="P17">Archivos de configuración<text:tab/>3</text:p>
          <text:p text:style-name="P18">package.json<text:tab/>3</text:p>
          <text:p text:style-name="P18">bower.json<text:tab/>3</text:p>
          <text:p text:style-name="P18">.bowerrc<text:tab/>4</text:p>
          <text:p text:style-name="P17">Back-end<text:tab/>4</text:p>
          <text:p text:style-name="P18">server.js<text:tab/>4</text:p>
          <text:p text:style-name="P18">app<text:tab/>5</text:p>
          <text:p text:style-name="P19">user.js<text:tab/>5</text:p>
          <text:p text:style-name="P19">routes.js<text:tab/>7</text:p>
          <text:p text:style-name="P19">passport.js<text:tab/>17</text:p>
          <text:p text:style-name="P18">config<text:tab/>26</text:p>
          <text:p text:style-name="P19">auth.js<text:tab/>26</text:p>
          <text:p text:style-name="P19">database.js<text:tab/>26</text:p>
          <text:p text:style-name="P18">views<text:tab/>26</text:p>
          <text:p text:style-name="P19">index.html<text:tab/>26</text:p>
          <text:p text:style-name="P19">login.html<text:tab/>34</text:p>
          <text:p text:style-name="P19">signup.html<text:tab/>35</text:p>
          <text:p text:style-name="P19">jugador.html<text:tab/>36</text:p>
          <text:p text:style-name="P17">Front-end<text:tab/>39</text:p>
          <text:p text:style-name="P18">js<text:tab/>39</text:p>
          <text:p text:style-name="P19">config.js<text:tab/>39</text:p>
          <text:p text:style-name="P18">controllers<text:tab/>40</text:p>
          <text:p text:style-name="P19">app.js<text:tab/>40</text:p>
          <text:p text:style-name="P19">mainController.js<text:tab/>41</text:p>
          <text:p text:style-name="P19">dataController.js<text:tab/>41</text:p>
          <text:p text:style-name="P19">socialController.js<text:tab/>42</text:p>
          <text:p text:style-name="P19">gamesController.js<text:tab/>44</text:p>
          <text:p text:style-name="P19">scoreController.js<text:tab/>46</text:p>
          <text:p text:style-name="P19">pongConfigController.js<text:tab/>49</text:p>
          <text:p text:style-name="P19">pongGameController.js<text:tab/>50</text:p>
          <text:p text:style-name="P19">pongModifyController.js<text:tab/>50</text:p>
          <text:p text:style-name="P19">tetrisConfigController.js<text:tab/>51</text:p>
          <text:p text:style-name="P19">tetrisGameController.js<text:tab/>52</text:p>
          <text:p text:style-name="P19"><text:soft-page-break/>tetrisModifyController.js<text:tab/>52</text:p>
          <text:p text:style-name="P19">dragMeConfigController.js<text:tab/>53</text:p>
          <text:p text:style-name="P19">dragMeGameController.js<text:tab/>54</text:p>
          <text:p text:style-name="P19">dragMeModifyController.js<text:tab/>54</text:p>
          <text:p text:style-name="P18">views<text:tab/>55</text:p>
          <text:p text:style-name="P19">dataUser.html<text:tab/>55</text:p>
          <text:p text:style-name="P19">games.html<text:tab/>57</text:p>
          <text:p text:style-name="P19">score.html<text:tab/>62</text:p>
          <text:p text:style-name="P19">social.html<text:tab/>63</text:p>
          <text:p text:style-name="P19">pongConfig.html<text:tab/>64</text:p>
          <text:p text:style-name="P19">pongNewConfig.html<text:tab/>67</text:p>
          <text:p text:style-name="P19">pongViewConfig.html<text:tab/>71</text:p>
          <text:p text:style-name="P19">tetrisConfig.html<text:tab/>73</text:p>
          <text:p text:style-name="P19">tetrisNewConfig.html<text:tab/>75</text:p>
          <text:p text:style-name="P19">tetrisViewConfig.html<text:tab/>78</text:p>
          <text:p text:style-name="P19">dragMeConfig.html<text:tab/>80</text:p>
          <text:p text:style-name="P19">dragMeNewConfig.html<text:tab/>82</text:p>
          <text:p text:style-name="P19">dragMeViewConfig.html<text:tab/>84</text:p>
          <text:p text:style-name="P17">Juegos<text:tab/>86</text:p>
          <text:p text:style-name="P18">pong.html<text:tab/>86</text:p>
          <text:p text:style-name="P18">pong.js<text:tab/>87</text:p>
          <text:p text:style-name="P18">tetris.html<text:tab/>101</text:p>
          <text:p text:style-name="P18">tetris.js<text:tab/>103</text:p>
          <text:p text:style-name="P18">dragMe.html<text:tab/>116</text:p>
          <text:p text:style-name="P18">dragMe.js<text:tab/>118</text:p>
          <text:p text:style-name="P18">initMenu.js<text:tab/>128</text:p>
        </text:index-body>
      </text:table-of-content>
      <text:p text:style-name="P3"/>
      <text:h text:style-name="P14" text:outline-level="1">Introducción</text:h>
      <text:p text:style-name="P12">Este manual de código corresponde al proyecto “Juegos Web Interactivos para Entrenamiento Visual.</text:p>
      <text:p text:style-name="Text_20_body"><text:span text:style-name="T2">Como se detalla en el en apartados anteriores de la memoria del proyecto, el sistema ha sido dividido en varios paquetes o archivos que contienen parte del código necesario para su correcto funcionamiento. También se ha especificado que el lenguaje empleado ha sido </text:span><text:span text:style-name="T3">Javascript </text:span><text:span text:style-name="T2">tanto para la parte servidora como cliente y que existen una serie de librerías de las que hay que disponer.</text:span></text:p>
      <text:p text:style-name="P12">Este anexo presenta todo el código generado tras seguir las especificaciones descritas a lo largo de la memoria del proyecto.</text:p>
      <text:h text:style-name="P13" text:outline-level="1">Archivos de configuración</text:h>
      <text:p text:style-name="Text_20_body"><text:span text:style-name="T2">Para el correcto funcionamiento de la aplicación será necesario disponer de una serie de librerías o </text:span><text:span text:style-name="T3">frameworks </text:span><text:span text:style-name="T2">indispensables para el sistema.</text:span></text:p>
      <text:p text:style-name="P12">Estas librerías pueden importarse a través de ficheros de configuración, como los que se detallan a continuación.</text:p>
      <text:p text:style-name="Text_20_body"><text:span text:style-name="T2">En primer lugar necesitaremos una archivo de configuración para importar todo lo necesario para el </text:span><text:span text:style-name="T3">back-end </text:span><text:span text:style-name="T2">de la aplicación, al igual ocurre con todo lo necesario para los paquetes necesarios para el </text:span><text:span text:style-name="T3">front-end</text:span><text:span text:style-name="T2">. Todos estos paquetes pueden importarse a través de los siguientes ficheros.</text:span></text:p>
      <text:h text:style-name="P15" text:outline-level="2">package.json</text:h>
      <text:p text:style-name="P10"><text:span text:style-name="symbol0_5f_javascript"><text:span text:style-name="T7">{ <text:s text:c="2"/>"name": "TerapiaVisual",</text:span></text:span></text:p>
      <text:p text:style-name="P10"><text:span text:style-name="symbol0_5f_javascript"><text:span text:style-name="T7"><text:s text:c="4"/>"main": "server.js",</text:span></text:span></text:p>
      <text:p text:style-name="P10"><text:span text:style-name="symbol0_5f_javascript"><text:span text:style-name="T7"><text:s text:c="4"/>"dependencies" : {</text:span></text:span></text:p>
      <text:p text:style-name="P10"><text:span text:style-name="symbol0_5f_javascript"><text:span text:style-name="T7"><text:s text:c="4"/>"express" : "~3.4.4", <text:tab/><text:tab/><text:tab/></text:span></text:span></text:p>
      <text:p text:style-name="P10"><text:span text:style-name="symbol0_5f_javascript"><text:span text:style-name="T7"><text:s text:c="4"/>"ejs" : "~0.8.5", <text:tab/><text:tab/><text:tab/><text:tab/></text:span></text:span></text:p>
      <text:p text:style-name="P10"><text:span text:style-name="symbol0_5f_javascript"><text:span text:style-name="T7"><text:s text:c="4"/>"mongoose" : "~3.8.1", <text:tab/><text:tab/><text:tab/></text:span></text:span></text:p>
      <text:p text:style-name="P10"><text:span text:style-name="symbol0_5f_javascript"><text:span text:style-name="T7"><text:s text:c="4"/>"passport" : "~0.1.17", <text:tab/><text:tab/></text:span></text:span></text:p>
      <text:p text:style-name="P10"><text:span text:style-name="symbol0_5f_javascript"><text:span text:style-name="T7"><text:s text:c="4"/>"passport-local" : "~0.1.6", <text:tab/></text:span></text:span></text:p>
      <text:p text:style-name="P10"><text:span text:style-name="symbol0_5f_javascript"><text:span text:style-name="T7"><text:s text:c="4"/>"passport-facebook" : "~1.0.2", </text:span></text:span></text:p>
      <text:p text:style-name="P10"><text:span text:style-name="symbol0_5f_javascript"><text:span text:style-name="T7"><text:s text:c="4"/>"passport-twitter" : "~1.0.2", <text:tab/></text:span></text:span></text:p>
      <text:p text:style-name="P10"><text:span text:style-name="symbol0_5f_javascript"><text:span text:style-name="T7"><text:s text:c="4"/>"passport-google-oauth" : "~0.1.5",</text:span></text:span></text:p>
      <text:p text:style-name="P10"><text:span text:style-name="symbol0_5f_javascript"><text:span text:style-name="T7"><text:s text:c="4"/>"connect-flash" : "~0.1.1", <text:tab/></text:span></text:span></text:p>
      <text:p text:style-name="P10"><text:span text:style-name="symbol0_5f_javascript"><text:span text:style-name="T7"><text:s text:c="4"/>"bcrypt-nodejs" : "latest" <text:s text:c="2"/>}}</text:span></text:span></text:p>
      <text:h text:style-name="P15" text:outline-level="2">bower.json</text:h>
      <text:p text:style-name="P10"><text:span text:style-name="symbol0_5f_javascript"><text:span text:style-name="T9">{</text:span></text:span><text:span text:style-name="symbol0_5f_javascript"><text:span text:style-name="T8"> <text:s text:c="2"/>"name": "TerapiaVisual",</text:span></text:span></text:p>
      <text:p text:style-name="P10"><text:span text:style-name="symbol0_5f_javascript"><text:span text:style-name="T8"><text:s text:c="4"/>"version": "0.0.1",</text:span></text:span></text:p>
      <text:p text:style-name="P10"><text:span text:style-name="symbol0_5f_javascript"><text:span text:style-name="T8"><text:s text:c="4"/>"dependencies": {</text:span></text:span></text:p>
      <text:p text:style-name="P10"><text:span text:style-name="symbol0_5f_javascript"><text:span text:style-name="T8"><text:s text:c="8"/>"angular": "latest",</text:span></text:span></text:p>
      <text:p text:style-name="P10"><text:span text:style-name="symbol0_5f_javascript"><text:span text:style-name="T8"><text:s text:c="8"/>"angular-resource": "latest",</text:span></text:span></text:p>
      <text:p text:style-name="P10"><text:span text:style-name="symbol0_5f_javascript"><text:span text:style-name="T8"><text:s text:c="8"/>"angular-route": "latest",</text:span></text:span></text:p>
      <text:p text:style-name="P10"><text:span text:style-name="symbol0_5f_javascript"><text:span text:style-name="T8"><text:s text:c="8"/>"bootstrap": "3.0.3",</text:span></text:span></text:p>
      <text:p text:style-name="P10"><text:span text:style-name="symbol0_5f_javascript"><text:span text:style-name="T8"><text:s text:c="8"/>"angular-bootstrap": "0.10.0",</text:span></text:span></text:p>
      <text:p text:style-name="P10"><text:span text:style-name="symbol0_5f_javascript"><text:span text:style-name="T8"><text:s text:c="8"/>"angular-ui-utils": "0.1.0",</text:span></text:span></text:p>
      <text:p text:style-name="P10"><text:span text:style-name="symbol0_5f_javascript"><text:span text:style-name="T8"><text:s text:c="8"/>"font-awesome": "latest",</text:span></text:span></text:p>
      <text:p text:style-name="P10"><text:span text:style-name="symbol0_5f_javascript"><text:span text:style-name="T8"><text:s text:c="8"/>"highcharts-ng": "latest" <text:s text:c="2"/>}}</text:span></text:span></text:p>
      <text:h text:style-name="P15" text:outline-level="2"><text:soft-page-break/>.bowerrc</text:h>
      <text:p text:style-name="P10"><text:span text:style-name="symbol0_5f_javascript"><text:span text:style-name="T8">{ </text:span></text:span><text:span text:style-name="string_5f_javascript"><text:span text:style-name="T8">"directory"</text:span></text:span><text:span text:style-name="symbol0_5f_javascript"><text:span text:style-name="T8">: </text:span></text:span><text:span text:style-name="string_5f_javascript"><text:span text:style-name="T8">"public/lib"</text:span></text:span><text:span text:style-name="symbol0_5f_javascript"><text:span text:style-name="T8">,</text:span></text:span></text:p>
      <text:p text:style-name="P10"><text:span text:style-name="symbol0_5f_javascript"><text:span text:style-name="T8"><text:s text:c="2"/></text:span></text:span><text:span text:style-name="string_5f_javascript"><text:span text:style-name="T8">"storage"</text:span></text:span><text:span text:style-name="symbol0_5f_javascript"><text:span text:style-name="T8">: {</text:span></text:span></text:p>
      <text:p text:style-name="P10"><text:span text:style-name="symbol0_5f_javascript"><text:span text:style-name="T8"><text:s text:c="10"/></text:span></text:span><text:span text:style-name="string_5f_javascript"><text:span text:style-name="T8">"packages"</text:span></text:span><text:span text:style-name="symbol0_5f_javascript"><text:span text:style-name="T8">: </text:span></text:span><text:span text:style-name="string_5f_javascript"><text:span text:style-name="T8">".bower-cache"</text:span></text:span><text:span text:style-name="symbol0_5f_javascript"><text:span text:style-name="T8">,</text:span></text:span></text:p>
      <text:p text:style-name="P10"><text:span text:style-name="symbol0_5f_javascript"><text:span text:style-name="T8"><text:s text:c="10"/></text:span></text:span><text:span text:style-name="string_5f_javascript"><text:span text:style-name="T8">"registry"</text:span></text:span><text:span text:style-name="symbol0_5f_javascript"><text:span text:style-name="T8">: </text:span></text:span><text:span text:style-name="string_5f_javascript"><text:span text:style-name="T8">".bower-registry"</text:span></text:span></text:p>
      <text:p text:style-name="P10"><text:span text:style-name="symbol0_5f_javascript"><text:span text:style-name="T8"><text:s text:c="2"/>},</text:span></text:span></text:p>
      <text:p text:style-name="P10"><text:span text:style-name="symbol0_5f_javascript"><text:span text:style-name="T8"><text:s text:c="2"/></text:span></text:span><text:span text:style-name="string_5f_javascript"><text:span text:style-name="T8">"tmp"</text:span></text:span><text:span text:style-name="symbol0_5f_javascript"><text:span text:style-name="T8">: </text:span></text:span><text:span text:style-name="string_5f_javascript"><text:span text:style-name="T8">".bower-tmp"</text:span></text:span><text:span text:style-name="symbol0_5f_javascript"><text:span text:style-name="T8">}</text:span></text:span></text:p>
      <text:h text:style-name="Heading_20_1" text:outline-level="1">Back-end</text:h>
      <text:h text:style-name="Heading_20_2" text:outline-level="2">server.js</text:h>
      <text:p text:style-name="P8">01 // server.js</text:p>
      <text:p text:style-name="P8">02 </text:p>
      <text:p text:style-name="P8">03 // set up ======================================================================</text:p>
      <text:p text:style-name="P8">04 // get all the tools we need</text:p>
      <text:p text:style-name="P7"><text:span text:style-name="T5">05 </text:span><text:span text:style-name="T11">var</text:span> <text:span text:style-name="T14">express</text:span> <text:s/><text:span text:style-name="T14">=</text:span> <text:span text:style-name="T22">require</text:span><text:span text:style-name="T14">(</text:span><text:span text:style-name="T19">'express'</text:span><text:span text:style-name="T14">);</text:span></text:p>
      <text:p text:style-name="P7"><text:span text:style-name="T5">06 </text:span><text:span text:style-name="T11">var</text:span> <text:span text:style-name="T14">app</text:span> <text:s text:c="5"/><text:span text:style-name="T14">=</text:span> <text:span text:style-name="T22">express</text:span><text:span text:style-name="T14">();</text:span></text:p>
      <text:p text:style-name="P7"><text:span text:style-name="T5">07 </text:span><text:span text:style-name="T11">var</text:span> <text:span text:style-name="T14">port</text:span> <text:s text:c="4"/><text:span text:style-name="T14">=</text:span> <text:span text:style-name="T14">process.env.PORT</text:span> <text:span text:style-name="T14">||</text:span> <text:span text:style-name="T21">8080</text:span><text:span text:style-name="T14">;</text:span></text:p>
      <text:p text:style-name="P7"><text:span text:style-name="T5">08 </text:span><text:span text:style-name="T11">var</text:span> <text:span text:style-name="T14">mongoose</text:span> <text:span text:style-name="T14">=</text:span> <text:span text:style-name="T22">require</text:span><text:span text:style-name="T14">(</text:span><text:span text:style-name="T19">'mongoose'</text:span><text:span text:style-name="T14">);</text:span></text:p>
      <text:p text:style-name="P7"><text:span text:style-name="T5">09 </text:span><text:span text:style-name="T11">var</text:span> <text:span text:style-name="T14">passport</text:span> <text:span text:style-name="T14">=</text:span> <text:span text:style-name="T22">require</text:span><text:span text:style-name="T14">(</text:span><text:span text:style-name="T19">'passport'</text:span><text:span text:style-name="T14">);</text:span></text:p>
      <text:p text:style-name="P7"><text:span text:style-name="T5">10 </text:span><text:span text:style-name="T11">var</text:span> <text:span text:style-name="T14">flash</text:span> <text:s text:c="3"/><text:span text:style-name="T14">=</text:span> <text:span text:style-name="T22">require</text:span><text:span text:style-name="T14">(</text:span><text:span text:style-name="T19">'connect-flash'</text:span><text:span text:style-name="T14">);</text:span></text:p>
      <text:p text:style-name="P8">11 </text:p>
      <text:p text:style-name="P7"><text:span text:style-name="T5">12 </text:span><text:span text:style-name="T11">var</text:span> <text:span text:style-name="T14">configDB</text:span> <text:span text:style-name="T14">=</text:span> <text:span text:style-name="T22">require</text:span><text:span text:style-name="T14">(</text:span><text:span text:style-name="T19">'./config/database.js'</text:span><text:span text:style-name="T14">);</text:span></text:p>
      <text:p text:style-name="P8">13 </text:p>
      <text:p text:style-name="P8">14 // configuration ===============================================================</text:p>
      <text:p text:style-name="P7"><text:span text:style-name="T5">15 </text:span><text:span text:style-name="T14">mongoose.</text:span><text:span text:style-name="T22">connect</text:span><text:span text:style-name="T14">(configDB.url);</text:span> <text:span text:style-name="T5">// connect to our database</text:span></text:p>
      <text:p text:style-name="P8">16 </text:p>
      <text:p text:style-name="P7"><text:span text:style-name="T5">17 </text:span><text:span text:style-name="T22">require</text:span><text:span text:style-name="T14">(</text:span><text:span text:style-name="T19">'./app/passport'</text:span><text:span text:style-name="T14">)(passport);</text:span> <text:span text:style-name="T5">// pass passport for configuration</text:span></text:p>
      <text:p text:style-name="P8">18 </text:p>
      <text:p text:style-name="P7"><text:span text:style-name="T5">19 </text:span><text:span text:style-name="T14">app.</text:span><text:span text:style-name="T22">configure</text:span><text:span text:style-name="T14">(</text:span><text:span text:style-name="T11">function</text:span><text:span text:style-name="T14">() {</text:span></text:p>
      <text:p text:style-name="P8">20 </text:p>
      <text:p text:style-name="P7"><text:span text:style-name="T5">21 </text:span><text:tab/><text:span text:style-name="T5">// set up our express application</text:span></text:p>
      <text:p text:style-name="P7"><text:span text:style-name="T5">22 </text:span><text:span text:style-name="T14"><text:tab/>app.</text:span><text:span text:style-name="T11">use</text:span><text:span text:style-name="T14">(express.</text:span><text:span text:style-name="T22">logger</text:span><text:span text:style-name="T14">(</text:span><text:span text:style-name="T19">'dev'</text:span><text:span text:style-name="T14">));</text:span> <text:span text:style-name="T5">// log every request to the console</text:span></text:p>
      <text:p text:style-name="P7"><text:span text:style-name="T5">23 </text:span><text:span text:style-name="T14"><text:tab/>app.</text:span><text:span text:style-name="T11">use</text:span><text:span text:style-name="T14">(express.</text:span><text:span text:style-name="T22">cookieParser</text:span><text:span text:style-name="T14">());</text:span> <text:span text:style-name="T5">// read cookies (needed for auth)</text:span></text:p>
      <text:p text:style-name="P7"><text:span text:style-name="T5">24 </text:span><text:tab/><text:span text:style-name="T24">// app.use(express.bodyParser()); /</text:span><text:span text:style-name="T14">/</text:span> <text:span text:style-name="T14">get information from html forms</text:span></text:p>
      <text:p text:style-name="P7"><text:span text:style-name="T5">25 </text:span><text:span text:style-name="T14"><text:tab/>app.</text:span><text:span text:style-name="T11">use</text:span><text:span text:style-name="T14">(express.</text:span><text:span text:style-name="T22">urlencoded</text:span><text:span text:style-name="T14">());</text:span></text:p>
      <text:p text:style-name="P7"><text:span text:style-name="T5">26 </text:span><text:span text:style-name="T14"><text:tab/>app.</text:span><text:span text:style-name="T11">use</text:span><text:span text:style-name="T14">(express.</text:span><text:span text:style-name="T22">json</text:span><text:span text:style-name="T14">());</text:span></text:p>
      <text:p text:style-name="P8">27 </text:p>
      <text:p text:style-name="P7"><text:span text:style-name="T5">28 </text:span><text:span text:style-name="T14"><text:tab/>app.</text:span><text:span text:style-name="T22">engine</text:span><text:span text:style-name="T14">(</text:span><text:span text:style-name="T19">'html'</text:span><text:span text:style-name="T14">,</text:span> <text:span text:style-name="T22">require</text:span><text:span text:style-name="T14">(</text:span><text:span text:style-name="T19">'ejs'</text:span><text:span text:style-name="T14">).renderFile);</text:span></text:p>
      <text:p text:style-name="P8">29 </text:p>
      <text:p text:style-name="P7"><text:span text:style-name="T5">30 </text:span><text:tab/><text:span text:style-name="T5">// required for passport</text:span></text:p>
      <text:p text:style-name="P7"><text:span text:style-name="T5">31 </text:span><text:span text:style-name="T14"><text:tab/>app.</text:span><text:span text:style-name="T11">use</text:span><text:span text:style-name="T14">(express.</text:span><text:span text:style-name="T22">session</text:span><text:span text:style-name="T14">({</text:span> <text:span text:style-name="T14">secret:</text:span> <text:span text:style-name="T19">'ilovescotchscotchyscotchscotch'</text:span> <text:span text:style-name="T14">}));</text:span> <text:span text:style-name="T5">// session secret</text:span></text:p>
      <text:p text:style-name="P7"><text:span text:style-name="T5">32 </text:span><text:span text:style-name="T14"><text:tab/>app.</text:span><text:span text:style-name="T11">use</text:span><text:span text:style-name="T14">(passport.</text:span><text:span text:style-name="T22">initialize</text:span><text:span text:style-name="T14">());</text:span></text:p>
      <text:p text:style-name="P7"><text:span text:style-name="T5">33 </text:span><text:span text:style-name="T14"><text:tab/>app.</text:span><text:span text:style-name="T11">use</text:span><text:span text:style-name="T14">(passport.</text:span><text:span text:style-name="T22">session</text:span><text:span text:style-name="T14">());</text:span> <text:span text:style-name="T5">// persistent login sessions</text:span></text:p>
      <text:p text:style-name="P7"><text:span text:style-name="T5">34 </text:span><text:span text:style-name="T14"><text:tab/>app.</text:span><text:span text:style-name="T11">use</text:span><text:span text:style-name="T14">(</text:span><text:span text:style-name="T22">flash</text:span><text:span text:style-name="T14">());</text:span> <text:span text:style-name="T5">// use connect-flash for flash messages stored in session</text:span></text:p>
      <text:p text:style-name="P8">35 </text:p>
      <text:p text:style-name="P7"><text:span text:style-name="T5">36 </text:span><text:span text:style-name="T14"><text:tab/>app.</text:span><text:span text:style-name="T11">use</text:span><text:span text:style-name="T14">(</text:span><text:span text:style-name="T19">'/public', express.static(__dirname + "/public"));</text:span></text:p>
      <text:p text:style-name="P8">37 </text:p>
      <text:p text:style-name="P7"><text:span text:style-name="T5">38 </text:span><text:span text:style-name="T19">});</text:span></text:p>
      <text:p text:style-name="P8">39 </text:p>
      <text:p text:style-name="P7"><text:span text:style-name="T5">40 </text:span><text:span text:style-name="T19">// routes ======================================================================</text:span></text:p>
      <text:p text:style-name="P7"><text:span text:style-name="T5">41 </text:span><text:span text:style-name="T19">require('</text:span><text:span text:style-name="T14">.</text:span><text:span text:style-name="T24">/app/</text:span><text:span text:style-name="T14">routes.js</text:span><text:span text:style-name="T19">')(app, passport); // load our routes and pass in our app and fully configured passport</text:span></text:p>
      <text:p text:style-name="P8">42 </text:p>
      <text:p text:style-name="P8">43 </text:p>
      <text:p text:style-name="P8">44 </text:p>
      <text:p text:style-name="P7"><text:soft-page-break/><text:span text:style-name="T5">45 </text:span><text:span text:style-name="T19">// launch ======================================================================</text:span></text:p>
      <text:p text:style-name="P7"><text:span text:style-name="T5">46 </text:span><text:span text:style-name="T19">app.listen(port);</text:span></text:p>
      <text:p text:style-name="P7"><text:span text:style-name="T5">47 </text:span><text:span text:style-name="T19">console.log('</text:span><text:span text:style-name="T14">The magic happens on port</text:span> <text:span text:style-name="T19">' + port);</text:span></text:p>
      <text:p text:style-name="Text_20_body"/>
      <text:h text:style-name="Heading_20_2" text:outline-level="2">app</text:h>
      <text:h text:style-name="Heading_20_3" text:outline-level="3">user.js</text:h>
      <text:p text:style-name="P8">01 // load the things we need</text:p>
      <text:p text:style-name="P7"><text:span text:style-name="T5">02 </text:span><text:span text:style-name="T11">var</text:span> <text:span text:style-name="T14">mongoose</text:span> <text:span text:style-name="T14">=</text:span> <text:span text:style-name="T22">require</text:span><text:span text:style-name="T14">(</text:span><text:span text:style-name="T19">'mongoose'</text:span><text:span text:style-name="T14">);</text:span></text:p>
      <text:p text:style-name="P7"><text:span text:style-name="T5">03 </text:span><text:span text:style-name="T11">var</text:span> <text:span text:style-name="T14">crypto</text:span> <text:span text:style-name="T14">=</text:span> <text:span text:style-name="T22">require</text:span><text:span text:style-name="T14">(</text:span><text:span text:style-name="T19">'crypto'</text:span><text:span text:style-name="T14">);</text:span></text:p>
      <text:p text:style-name="P8">04 </text:p>
      <text:p text:style-name="P7"><text:span text:style-name="T5">05 </text:span><text:span text:style-name="T11">var</text:span> <text:span text:style-name="T14">pongScore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06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7"><text:span text:style-name="T5">07 </text:span><text:span text:style-name="T14"><text:s text:c="4"/>points</text:span> <text:s text:c="9"/><text:span text:style-name="T14">:</text:span> <text:span text:style-name="T14">String,</text:span></text:p>
      <text:p text:style-name="P7"><text:span text:style-name="T5">08 </text:span><text:span text:style-name="T14"><text:s text:c="4"/>level</text:span> <text:s text:c="10"/><text:span text:style-name="T14">:</text:span> <text:span text:style-name="T14">String,</text:span></text:p>
      <text:p text:style-name="P7"><text:span text:style-name="T5">09 </text:span><text:span text:style-name="T14"><text:s text:c="4"/>opponentScore</text:span> <text:s text:c="2"/><text:span text:style-name="T14">:</text:span> <text:span text:style-name="T14">String,</text:span></text:p>
      <text:p text:style-name="P7"><text:span text:style-name="T5">10 </text:span><text:span text:style-name="T14"><text:s text:c="4"/>playerScore</text:span> <text:s text:c="4"/><text:span text:style-name="T14">:</text:span> <text:span text:style-name="T14">String</text:span></text:p>
      <text:p text:style-name="P7"><text:span text:style-name="T5">11 </text:span><text:span text:style-name="T14">});</text:span></text:p>
      <text:p text:style-name="P8">12 </text:p>
      <text:p text:style-name="P7"><text:span text:style-name="T5">13 </text:span><text:span text:style-name="T11">var</text:span> <text:span text:style-name="T14">tetrisScore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14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7"><text:span text:style-name="T5">15 </text:span><text:span text:style-name="T14"><text:s text:c="4"/>lines</text:span> <text:s text:c="10"/><text:span text:style-name="T14">:</text:span> <text:span text:style-name="T14">String,</text:span></text:p>
      <text:p text:style-name="P7"><text:span text:style-name="T5">16 </text:span><text:span text:style-name="T14"><text:s text:c="4"/>level</text:span> <text:s text:c="10"/><text:span text:style-name="T14">:</text:span> <text:span text:style-name="T14">String</text:span></text:p>
      <text:p text:style-name="P7"><text:span text:style-name="T5">17 </text:span><text:span text:style-name="T14">});</text:span></text:p>
      <text:p text:style-name="P8">18 </text:p>
      <text:p text:style-name="P7"><text:span text:style-name="T5">19 </text:span><text:span text:style-name="T11">var</text:span> <text:span text:style-name="T14">dragMeScore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20 </text:span><text:span text:style-name="T14"><text:s text:c="4"/>date</text:span> <text:s text:c="11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,</text:span></text:p>
      <text:p text:style-name="P7"><text:span text:style-name="T5">21 </text:span><text:span text:style-name="T14"><text:s text:c="4"/>times</text:span> <text:s text:c="10"/><text:span text:style-name="T14">:</text:span> <text:span text:style-name="T14">String</text:span></text:p>
      <text:p text:style-name="P7"><text:span text:style-name="T5">22 </text:span><text:span text:style-name="T14">});</text:span></text:p>
      <text:p text:style-name="P8">23 </text:p>
      <text:p text:style-name="P7"><text:span text:style-name="T5">24 </text:span><text:span text:style-name="T11">var</text:span> <text:span text:style-name="T14">dragMeConf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25 </text:span><text:span text:style-name="T14"><text:s text:c="4"/>name</text:span> <text:s text:c="3"/><text:span text:style-name="T14">:</text:span> <text:s text:c="2"/><text:span text:style-name="T14">String,</text:span></text:p>
      <text:p text:style-name="P7"><text:span text:style-name="T5">26 </text:span><text:span text:style-name="T14"><text:s text:c="4"/>board</text:span> <text:s text:c="2"/><text:span text:style-name="T14">:{</text:span></text:p>
      <text:p text:style-name="P7"><text:span text:style-name="T5">27 </text:span><text:span text:style-name="T14"><text:s text:c="8"/>backgroundInColor</text:span> <text:s text:c="2"/><text:span text:style-name="T14">:</text:span> <text:span text:style-name="T14">String,</text:span></text:p>
      <text:p text:style-name="P7"><text:span text:style-name="T5">28 </text:span><text:span text:style-name="T14"><text:s text:c="8"/>backgroundOutColor</text:span> <text:s/><text:span text:style-name="T14">:</text:span> <text:span text:style-name="T14">String,</text:span></text:p>
      <text:p text:style-name="P7"><text:span text:style-name="T5">29 </text:span><text:span text:style-name="T14"><text:s text:c="8"/>textColor</text:span> <text:s text:c="6"/><text:span text:style-name="T14">:</text:span> <text:span text:style-name="T14">String,</text:span></text:p>
      <text:p text:style-name="P7"><text:span text:style-name="T5">30 </text:span><text:s text:c="4"/><text:span text:style-name="T14">},</text:span></text:p>
      <text:p text:style-name="P7"><text:span text:style-name="T5">31 </text:span><text:span text:style-name="T14"><text:s text:c="4"/>pieces</text:span> <text:s/><text:span text:style-name="T14">:{</text:span></text:p>
      <text:p text:style-name="P7"><text:span text:style-name="T5">32 </text:span><text:span text:style-name="T14"><text:s text:c="8"/>opponentSpeed</text:span> <text:s text:c="2"/><text:span text:style-name="T14">:</text:span> <text:span text:style-name="T14">String,</text:span></text:p>
      <text:p text:style-name="P7"><text:span text:style-name="T5">33 </text:span><text:span text:style-name="T14"><text:s text:c="8"/>playerSize</text:span> <text:s text:c="5"/><text:span text:style-name="T14">:</text:span> <text:span text:style-name="T14">String</text:span></text:p>
      <text:p text:style-name="P7"><text:span text:style-name="T5">34 </text:span><text:s text:c="4"/><text:span text:style-name="T14">},</text:span></text:p>
      <text:p text:style-name="P7"><text:span text:style-name="T5">35 </text:span><text:span text:style-name="T14"><text:s text:c="4"/>difficult</text:span> <text:s text:c="2"/><text:span text:style-name="T14">:{</text:span></text:p>
      <text:p text:style-name="P7"><text:span text:style-name="T5">36 </text:span><text:span text:style-name="T14"><text:s text:c="8"/>timePieceSpeed</text:span> <text:s/><text:span text:style-name="T14">:</text:span> <text:span text:style-name="T14">String,</text:span></text:p>
      <text:p text:style-name="P7"><text:span text:style-name="T5">37 </text:span><text:span text:style-name="T14"><text:s text:c="8"/>incPieceSpeed</text:span> <text:s text:c="2"/><text:span text:style-name="T14">:</text:span> <text:span text:style-name="T14">String</text:span></text:p>
      <text:p text:style-name="P7"><text:span text:style-name="T5">38 </text:span><text:s text:c="4"/><text:span text:style-name="T14">},</text:span></text:p>
      <text:p text:style-name="P7"><text:span text:style-name="T5">39 </text:span><text:span text:style-name="T14"><text:s text:c="4"/>score</text:span> <text:s text:c="2"/><text:span text:style-name="T14">: <text:s text:c="2"/>[dragMeScoreSchema]</text:span></text:p>
      <text:p text:style-name="P7"><text:span text:style-name="T5">40 </text:span><text:span text:style-name="T14">});</text:span></text:p>
      <text:p text:style-name="P8">41 </text:p>
      <text:p text:style-name="P7"><text:span text:style-name="T5">42 </text:span><text:span text:style-name="T11">var</text:span> <text:span text:style-name="T14">tetrisConf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43 </text:span><text:span text:style-name="T14"><text:s text:c="4"/>name</text:span> <text:s text:c="3"/><text:span text:style-name="T14">:</text:span> <text:s text:c="2"/><text:span text:style-name="T14">String,</text:span></text:p>
      <text:p text:style-name="P7"><text:span text:style-name="T5">44 </text:span><text:span text:style-name="T14"><text:s text:c="4"/>board</text:span> <text:s text:c="2"/><text:span text:style-name="T14">:{</text:span></text:p>
      <text:p text:style-name="P7"><text:span text:style-name="T5">45 </text:span><text:span text:style-name="T14"><text:s text:c="8"/>backgroundColor</text:span> <text:span text:style-name="T14">:</text:span> <text:span text:style-name="T14">String,</text:span></text:p>
      <text:p text:style-name="P7"><text:span text:style-name="T5">46 </text:span><text:span text:style-name="T14"><text:s text:c="8"/>lineColor</text:span> <text:s text:c="6"/><text:span text:style-name="T14">:</text:span> <text:span text:style-name="T14">String,</text:span></text:p>
      <text:p text:style-name="P7"><text:span text:style-name="T5">47 </text:span><text:span text:style-name="T14"><text:s text:c="8"/>textColor</text:span> <text:s text:c="6"/><text:span text:style-name="T14">:</text:span> <text:span text:style-name="T14">String,</text:span></text:p>
      <text:p text:style-name="P7"><text:span text:style-name="T5">48 </text:span><text:span text:style-name="T14"><text:s text:c="8"/>colNumber</text:span> <text:s text:c="6"/><text:span text:style-name="T14">:</text:span> <text:span text:style-name="T14">String,</text:span></text:p>
      <text:p text:style-name="P7"><text:span text:style-name="T5">49 </text:span><text:span text:style-name="T14"><text:s text:c="8"/>rowNumber</text:span> <text:s text:c="6"/><text:span text:style-name="T14">:</text:span> <text:span text:style-name="T14">String</text:span></text:p>
      <text:p text:style-name="P7"><text:span text:style-name="T5">50 </text:span><text:s text:c="4"/><text:span text:style-name="T14">},</text:span></text:p>
      <text:p text:style-name="P7"><text:span text:style-name="T5">51 </text:span><text:span text:style-name="T14"><text:s text:c="4"/>pieces</text:span> <text:s/><text:span text:style-name="T14">:{</text:span></text:p>
      <text:p text:style-name="P7"><text:span text:style-name="T5">52 </text:span><text:span text:style-name="T14"><text:s text:c="8"/>pieceSpeed</text:span> <text:s text:c="5"/><text:span text:style-name="T14">:</text:span> <text:span text:style-name="T14">String</text:span></text:p>
      <text:p text:style-name="P7"><text:soft-page-break/><text:span text:style-name="T5">53 </text:span><text:s text:c="4"/><text:span text:style-name="T14">},</text:span></text:p>
      <text:p text:style-name="P7"><text:span text:style-name="T5">54 </text:span><text:span text:style-name="T14"><text:s text:c="4"/>difficult</text:span> <text:s text:c="2"/><text:span text:style-name="T14">:{</text:span></text:p>
      <text:p text:style-name="P7"><text:span text:style-name="T5">55 </text:span><text:span text:style-name="T14"><text:s text:c="8"/>points</text:span> <text:s text:c="9"/><text:span text:style-name="T14">:</text:span> <text:span text:style-name="T14">String,</text:span></text:p>
      <text:p text:style-name="P7"><text:span text:style-name="T5">56 </text:span><text:span text:style-name="T14"><text:s text:c="8"/>incPieceSpeed</text:span> <text:s text:c="2"/><text:span text:style-name="T14">:</text:span> <text:span text:style-name="T14">String</text:span></text:p>
      <text:p text:style-name="P7"><text:span text:style-name="T5">57 </text:span><text:s text:c="4"/><text:span text:style-name="T14">},</text:span></text:p>
      <text:p text:style-name="P7"><text:span text:style-name="T5">58 </text:span><text:span text:style-name="T14"><text:s text:c="4"/>score</text:span> <text:s text:c="2"/><text:span text:style-name="T14">: <text:s text:c="2"/>[tetrisScoreSchema]</text:span></text:p>
      <text:p text:style-name="P7"><text:span text:style-name="T5">59 </text:span><text:span text:style-name="T14">});</text:span></text:p>
      <text:p text:style-name="P8">60 </text:p>
      <text:p text:style-name="P7"><text:span text:style-name="T5">61 </text:span><text:span text:style-name="T11">var</text:span> <text:span text:style-name="T14">pongConfSchema</text:span> <text:span text:style-name="T14">=</text:span> <text:span text:style-name="T14">mongoose.</text:span><text:span text:style-name="T22">Schema</text:span><text:span text:style-name="T14">({</text:span></text:p>
      <text:p text:style-name="P7"><text:span text:style-name="T5">62 </text:span><text:span text:style-name="T14"><text:s text:c="4"/>name</text:span> <text:s text:c="3"/><text:span text:style-name="T14">:</text:span> <text:s text:c="2"/><text:span text:style-name="T14">String,</text:span></text:p>
      <text:p text:style-name="P7"><text:span text:style-name="T5">63 </text:span><text:span text:style-name="T14"><text:s text:c="4"/>board</text:span> <text:s text:c="2"/><text:span text:style-name="T14">:{</text:span></text:p>
      <text:p text:style-name="P7"><text:span text:style-name="T5">64 </text:span><text:span text:style-name="T14"><text:s text:c="8"/>backgroundColor</text:span> <text:span text:style-name="T14">:</text:span> <text:span text:style-name="T14">String,</text:span></text:p>
      <text:p text:style-name="P7"><text:span text:style-name="T5">65 </text:span><text:span text:style-name="T14"><text:s text:c="8"/>lineColor</text:span> <text:s text:c="6"/><text:span text:style-name="T14">:</text:span> <text:span text:style-name="T14">String,</text:span></text:p>
      <text:p text:style-name="P7"><text:span text:style-name="T5">66 </text:span><text:span text:style-name="T14"><text:s text:c="8"/>raquetColor</text:span> <text:s text:c="4"/><text:span text:style-name="T14">:</text:span> <text:span text:style-name="T14">String,</text:span></text:p>
      <text:p text:style-name="P7"><text:span text:style-name="T5">67 </text:span><text:span text:style-name="T14"><text:s text:c="8"/>textColor</text:span> <text:s text:c="6"/><text:span text:style-name="T14">:</text:span> <text:span text:style-name="T14">String,</text:span></text:p>
      <text:p text:style-name="P7"><text:span text:style-name="T5">68 </text:span><text:span text:style-name="T14"><text:s text:c="8"/>numberZone</text:span> <text:s text:c="5"/><text:span text:style-name="T14">:</text:span> <text:span text:style-name="T14">String</text:span></text:p>
      <text:p text:style-name="P7"><text:span text:style-name="T5">69 </text:span><text:s text:c="4"/><text:span text:style-name="T14">},</text:span></text:p>
      <text:p text:style-name="P7"><text:span text:style-name="T5">70 </text:span><text:span text:style-name="T14"><text:s text:c="4"/>pieces</text:span> <text:s/><text:span text:style-name="T14">:{</text:span></text:p>
      <text:p text:style-name="P7"><text:span text:style-name="T5">71 </text:span><text:span text:style-name="T14"><text:s text:c="8"/>leftSpeed</text:span> <text:s text:c="6"/><text:span text:style-name="T14">:</text:span> <text:span text:style-name="T14">String,</text:span></text:p>
      <text:p text:style-name="P7"><text:span text:style-name="T5">72 </text:span><text:span text:style-name="T14"><text:s text:c="8"/>rightSpeed</text:span> <text:s text:c="5"/><text:span text:style-name="T14">:</text:span> <text:span text:style-name="T14">String,</text:span></text:p>
      <text:p text:style-name="P7"><text:span text:style-name="T5">73 </text:span><text:span text:style-name="T14"><text:s text:c="8"/>ballSpeed</text:span> <text:s text:c="6"/><text:span text:style-name="T14">:</text:span> <text:span text:style-name="T14">String,</text:span></text:p>
      <text:p text:style-name="P7"><text:span text:style-name="T5">74 </text:span><text:span text:style-name="T14"><text:s text:c="8"/>raquetWidth</text:span> <text:s text:c="4"/><text:span text:style-name="T14">:</text:span> <text:span text:style-name="T14">String,</text:span></text:p>
      <text:p text:style-name="P7"><text:span text:style-name="T5">75 </text:span><text:span text:style-name="T14"><text:s text:c="8"/>raquetHeight</text:span> <text:s text:c="3"/><text:span text:style-name="T14">:</text:span> <text:span text:style-name="T14">String</text:span></text:p>
      <text:p text:style-name="P7"><text:span text:style-name="T5">76 </text:span><text:s text:c="4"/><text:span text:style-name="T14">},</text:span></text:p>
      <text:p text:style-name="P7"><text:span text:style-name="T5">77 </text:span><text:span text:style-name="T14"><text:s text:c="4"/>difficult</text:span> <text:s text:c="2"/><text:span text:style-name="T14">:{</text:span></text:p>
      <text:p text:style-name="P7"><text:span text:style-name="T5">78 </text:span><text:span text:style-name="T14"><text:s text:c="8"/>goals</text:span> <text:s text:c="10"/><text:span text:style-name="T14">:</text:span> <text:span text:style-name="T14">String,</text:span></text:p>
      <text:p text:style-name="P7"><text:span text:style-name="T5">79 </text:span><text:span text:style-name="T14"><text:s text:c="8"/>points</text:span> <text:s text:c="9"/><text:span text:style-name="T14">:</text:span> <text:span text:style-name="T14">String,</text:span></text:p>
      <text:p text:style-name="P7"><text:span text:style-name="T5">80 </text:span><text:span text:style-name="T14"><text:s text:c="8"/>incBallSpeed</text:span> <text:s text:c="3"/><text:span text:style-name="T14">:</text:span> <text:span text:style-name="T14">String,</text:span></text:p>
      <text:p text:style-name="P7"><text:span text:style-name="T5">81 </text:span><text:span text:style-name="T14"><text:s text:c="8"/>incOpSpeed</text:span> <text:s text:c="5"/><text:span text:style-name="T14">:</text:span> <text:span text:style-name="T14">String</text:span></text:p>
      <text:p text:style-name="P7"><text:span text:style-name="T5">82 </text:span><text:s text:c="4"/><text:span text:style-name="T14">},</text:span></text:p>
      <text:p text:style-name="P7"><text:span text:style-name="T5">83 </text:span><text:span text:style-name="T14"><text:s text:c="4"/>score</text:span> <text:s text:c="2"/><text:span text:style-name="T14">: <text:s text:c="2"/>[pongScoreSchema]</text:span></text:p>
      <text:p text:style-name="P7"><text:span text:style-name="T5">84 </text:span><text:span text:style-name="T14">});</text:span></text:p>
      <text:p text:style-name="P8">85 </text:p>
      <text:p text:style-name="P8">86 // define the schema for our user model</text:p>
      <text:p text:style-name="P7"><text:span text:style-name="T5">87 </text:span><text:span text:style-name="T11">var</text:span> <text:span text:style-name="T14">userSchema</text:span> <text:span text:style-name="T14">=</text:span> <text:span text:style-name="T14">mongoose.</text:span><text:span text:style-name="T22">Schema</text:span><text:span text:style-name="T14">({</text:span></text:p>
      <text:p text:style-name="P8">88 </text:p>
      <text:p text:style-name="P7"><text:span text:style-name="T5">89 </text:span><text:span text:style-name="T14"><text:s text:c="4"/>local</text:span> <text:s text:c="11"/><text:span text:style-name="T14">: {</text:span></text:p>
      <text:p text:style-name="P7"><text:span text:style-name="T5">90 </text:span><text:span text:style-name="T14"><text:s text:c="8"/>userName</text:span> <text:s text:c="4"/><text:span text:style-name="T14">:</text:span> <text:span text:style-name="T14">String,</text:span></text:p>
      <text:p text:style-name="P7"><text:span text:style-name="T5">91 </text:span><text:span text:style-name="T14"><text:s text:c="8"/>email</text:span> <text:s text:c="7"/><text:span text:style-name="T14">:</text:span> <text:span text:style-name="T14">String,</text:span></text:p>
      <text:p text:style-name="P7"><text:span text:style-name="T5">92 </text:span><text:span text:style-name="T14"><text:s text:c="8"/>password</text:span> <text:s text:c="4"/><text:span text:style-name="T14">:</text:span> <text:span text:style-name="T14">String,</text:span></text:p>
      <text:p text:style-name="P7"><text:span text:style-name="T5">93 </text:span><text:span text:style-name="T14"><text:s text:c="8"/>nif</text:span> <text:s text:c="9"/><text:span text:style-name="T14">:</text:span> <text:span text:style-name="T14">String,</text:span></text:p>
      <text:p text:style-name="P7"><text:span text:style-name="T5">94 </text:span><text:span text:style-name="T14"><text:s text:c="8"/>phone</text:span> <text:s text:c="7"/><text:span text:style-name="T14">:</text:span> <text:span text:style-name="T14">String,</text:span></text:p>
      <text:p text:style-name="P7"><text:span text:style-name="T5">95 </text:span><text:span text:style-name="T14"><text:s text:c="8"/>address</text:span> <text:s text:c="5"/><text:span text:style-name="T14">:</text:span> <text:span text:style-name="T14">String,</text:span></text:p>
      <text:p text:style-name="P7"><text:span text:style-name="T5">96 </text:span><text:span text:style-name="T14"><text:s text:c="8"/>dateIn</text:span> <text:s text:c="6"/><text:span text:style-name="T14">: {</text:span> <text:span text:style-name="T14">type:</text:span> <text:span text:style-name="T14">Date,</text:span> <text:span text:style-name="T11">default</text:span><text:span text:style-name="T14">:</text:span> <text:span text:style-name="T14">Date.now</text:span> <text:span text:style-name="T14">}</text:span></text:p>
      <text:p text:style-name="P7"><text:span text:style-name="T5">97 </text:span><text:s text:c="4"/><text:span text:style-name="T14">},</text:span></text:p>
      <text:p text:style-name="P7"><text:span text:style-name="T5">98 </text:span><text:span text:style-name="T14"><text:s text:c="4"/>facebook</text:span> <text:s text:c="8"/><text:span text:style-name="T14">: {</text:span></text:p>
      <text:p text:style-name="P7"><text:span text:style-name="T5">99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7"><text:span text:style-name="T5">100 </text:span><text:span text:style-name="T14"><text:s text:c="8"/>token</text:span> <text:s text:c="7"/><text:span text:style-name="T14">:</text:span> <text:span text:style-name="T14">String</text:span></text:p>
      <text:p text:style-name="P7"><text:span text:style-name="T5">101 </text:span><text:s text:c="4"/><text:span text:style-name="T14">},</text:span></text:p>
      <text:p text:style-name="P7"><text:span text:style-name="T5">102 </text:span><text:span text:style-name="T14"><text:s text:c="4"/>twitter</text:span> <text:s text:c="9"/><text:span text:style-name="T14">: {</text:span></text:p>
      <text:p text:style-name="P7"><text:span text:style-name="T5">103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7"><text:span text:style-name="T5">104 </text:span><text:span text:style-name="T14"><text:s text:c="8"/>token</text:span> <text:s text:c="7"/><text:span text:style-name="T14">:</text:span> <text:span text:style-name="T14">String,</text:span></text:p>
      <text:p text:style-name="P7"><text:span text:style-name="T5">105 </text:span><text:span text:style-name="T14"><text:s text:c="8"/>displayName</text:span> <text:s/><text:span text:style-name="T14">:</text:span> <text:span text:style-name="T14">String</text:span></text:p>
      <text:p text:style-name="P7"><text:span text:style-name="T5">106 </text:span><text:s text:c="4"/><text:span text:style-name="T14">},</text:span></text:p>
      <text:p text:style-name="P7"><text:span text:style-name="T5">107 </text:span><text:span text:style-name="T14"><text:s text:c="4"/>google</text:span> <text:s text:c="10"/><text:span text:style-name="T14">: {</text:span></text:p>
      <text:p text:style-name="P7"><text:span text:style-name="T5">108 </text:span><text:span text:style-name="T14"><text:s text:c="8"/>id</text:span> <text:s text:c="10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1">null</text:span> <text:span text:style-name="T14">},</text:span></text:p>
      <text:p text:style-name="P7"><text:span text:style-name="T5">109 </text:span><text:span text:style-name="T14"><text:s text:c="8"/>token</text:span> <text:s text:c="7"/><text:span text:style-name="T14">:</text:span> <text:span text:style-name="T14">String</text:span></text:p>
      <text:p text:style-name="P7"><text:span text:style-name="T5">110 </text:span><text:s text:c="4"/><text:span text:style-name="T14">},</text:span></text:p>
      <text:p text:style-name="P7"><text:span text:style-name="T5">111 </text:span><text:span text:style-name="T14"><text:s text:c="4"/>calibration</text:span> <text:s text:c="5"/><text:span text:style-name="T14">: {</text:span></text:p>
      <text:p text:style-name="P7"><text:span text:style-name="T5">112 </text:span><text:span text:style-name="T14"><text:s text:c="8"/>eyeLeft</text:span> <text:s text:c="5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9">'#ff0000'</text:span> <text:span text:style-name="T14">},</text:span></text:p>
      <text:p text:style-name="P7"><text:span text:style-name="T5">113 </text:span><text:span text:style-name="T14"><text:s text:c="8"/>eyeRight</text:span> <text:s text:c="4"/><text:span text:style-name="T14">: {</text:span> <text:span text:style-name="T14">type:</text:span> <text:span text:style-name="T14">String,</text:span> <text:span text:style-name="T11">default</text:span><text:span text:style-name="T14">:</text:span> <text:span text:style-name="T19">'#00ff00'</text:span> <text:span text:style-name="T14">},</text:span></text:p>
      <text:p text:style-name="P7"><text:span text:style-name="T5">114 </text:span><text:s text:c="4"/><text:span text:style-name="T14">},</text:span></text:p>
      <text:p text:style-name="P7"><text:span text:style-name="T5">115 </text:span><text:span text:style-name="T14"><text:s text:c="4"/>pongConf</text:span> <text:s text:c="8"/><text:span text:style-name="T14">: [pongConfSchema],</text:span></text:p>
      <text:p text:style-name="P7"><text:span text:style-name="T5">116 </text:span><text:span text:style-name="T14"><text:s text:c="4"/>tetrisConf</text:span> <text:s text:c="6"/><text:span text:style-name="T14">: [tetrisConfSchema],</text:span></text:p>
      <text:p text:style-name="P7"><text:soft-page-break/><text:span text:style-name="T5">117 </text:span><text:span text:style-name="T14"><text:s text:c="4"/>dragMeConf</text:span> <text:s text:c="6"/><text:span text:style-name="T14">: [dragMeConfSchema],</text:span></text:p>
      <text:p text:style-name="P8">118 </text:p>
      <text:p text:style-name="P7"><text:span text:style-name="T5">119 </text:span><text:span text:style-name="T14">});</text:span></text:p>
      <text:p text:style-name="P8">120 </text:p>
      <text:p text:style-name="P8">121 </text:p>
      <text:p text:style-name="P8">122 // generating a hash</text:p>
      <text:p text:style-name="P7"><text:span text:style-name="T5">123 </text:span><text:span text:style-name="T14">userSchema.methods.generateHash</text:span> <text:span text:style-name="T14">=</text:span> <text:span text:style-name="T11">function</text:span><text:span text:style-name="T14">(password) {</text:span></text:p>
      <text:p text:style-name="P7"><text:span text:style-name="T5">124 </text:span><text:s text:c="4"/><text:span text:style-name="T11">var</text:span> <text:span text:style-name="T14">shasum</text:span> <text:span text:style-name="T14">=</text:span> <text:s/><text:span text:style-name="T14">crypto.</text:span><text:span text:style-name="T22">createHash</text:span><text:span text:style-name="T14">(</text:span><text:span text:style-name="T19">'sha1'</text:span><text:span text:style-name="T14">,password);</text:span></text:p>
      <text:p text:style-name="P7"><text:span text:style-name="T5">125 </text:span><text:span text:style-name="T14"><text:s text:c="4"/>shasum.</text:span><text:span text:style-name="T22">update</text:span><text:span text:style-name="T14">(password);</text:span></text:p>
      <text:p text:style-name="P7"><text:span text:style-name="T5">126 </text:span><text:s text:c="4"/><text:span text:style-name="T11">return</text:span> <text:span text:style-name="T14">shasum.</text:span><text:span text:style-name="T22">digest</text:span><text:span text:style-name="T14">(</text:span><text:span text:style-name="T19">'hex'</text:span><text:span text:style-name="T14">);</text:span></text:p>
      <text:p text:style-name="P7"><text:span text:style-name="T5">127 </text:span><text:span text:style-name="T14">};</text:span></text:p>
      <text:p text:style-name="P8">128 </text:p>
      <text:p text:style-name="P7"><text:span text:style-name="T5">129 </text:span><text:span text:style-name="T14">userSchema.statics.generateHash</text:span> <text:span text:style-name="T14">=</text:span> <text:span text:style-name="T11">function</text:span><text:span text:style-name="T14">(password) {</text:span></text:p>
      <text:p text:style-name="P7"><text:span text:style-name="T5">130 </text:span><text:s text:c="4"/><text:span text:style-name="T11">var</text:span> <text:span text:style-name="T14">shasum</text:span> <text:span text:style-name="T14">=</text:span> <text:s/><text:span text:style-name="T14">crypto.</text:span><text:span text:style-name="T22">createHash</text:span><text:span text:style-name="T14">(</text:span><text:span text:style-name="T19">'sha1'</text:span><text:span text:style-name="T14">,password);</text:span></text:p>
      <text:p text:style-name="P7"><text:span text:style-name="T5">131 </text:span><text:span text:style-name="T14"><text:s text:c="4"/>shasum.</text:span><text:span text:style-name="T22">update</text:span><text:span text:style-name="T14">(password);</text:span></text:p>
      <text:p text:style-name="P7"><text:span text:style-name="T5">132 </text:span><text:s text:c="4"/><text:span text:style-name="T11">return</text:span> <text:span text:style-name="T14">shasum.</text:span><text:span text:style-name="T22">digest</text:span><text:span text:style-name="T14">(</text:span><text:span text:style-name="T19">'hex'</text:span><text:span text:style-name="T14">);</text:span></text:p>
      <text:p text:style-name="P7"><text:span text:style-name="T5">133 </text:span><text:span text:style-name="T14">};</text:span></text:p>
      <text:p text:style-name="P8">134 </text:p>
      <text:p text:style-name="P8">135 // checking if password is valid</text:p>
      <text:p text:style-name="P7"><text:span text:style-name="T5">136 </text:span><text:span text:style-name="T14">userSchema.methods.validPassword</text:span> <text:span text:style-name="T14">=</text:span> <text:span text:style-name="T11">function</text:span><text:span text:style-name="T14">(password) {</text:span></text:p>
      <text:p text:style-name="P7"><text:span text:style-name="T5">137 </text:span><text:s text:c="4"/><text:span text:style-name="T11">if</text:span> <text:span text:style-name="T14">(password</text:span> <text:span text:style-name="T14">==</text:span> <text:span text:style-name="T11">this</text:span><text:span text:style-name="T14">.local.password)</text:span></text:p>
      <text:p text:style-name="P7"><text:span text:style-name="T5">138 </text:span><text:s text:c="8"/><text:span text:style-name="T11">return true</text:span><text:span text:style-name="T14">;</text:span></text:p>
      <text:p text:style-name="P7"><text:span text:style-name="T5">139 </text:span><text:s text:c="4"/><text:span text:style-name="T11">else</text:span></text:p>
      <text:p text:style-name="P7"><text:span text:style-name="T5">140 </text:span><text:s text:c="8"/><text:span text:style-name="T11">return false</text:span><text:span text:style-name="T14">;</text:span></text:p>
      <text:p text:style-name="P7"><text:span text:style-name="T5">141 </text:span><text:span text:style-name="T14">};</text:span></text:p>
      <text:p text:style-name="P8">142 </text:p>
      <text:p text:style-name="P8">143 // create the models and expose it to our app</text:p>
      <text:p text:style-name="P7"><text:span text:style-name="T5">144 </text:span><text:span text:style-name="T14">module.exports</text:span> <text:span text:style-name="T14">=</text:span> <text:span text:style-name="T14">mongoose.</text:span><text:span text:style-name="T22">model</text:span><text:span text:style-name="T14">(</text:span><text:span text:style-name="T19">'User'</text:span><text:span text:style-name="T14">,</text:span> <text:span text:style-name="T14">userSchema);</text:span></text:p>
      <text:h text:style-name="Heading_20_3" text:outline-level="3">routes.js</text:h>
      <text:p text:style-name="P11"><text:span text:style-name="T10">01</text:span><text:span text:style-name="T5"> </text:span><text:span text:style-name="T11">var</text:span> <text:span text:style-name="T14">User</text:span> <text:s text:c="6"/><text:span text:style-name="T14">=</text:span> <text:span text:style-name="T22">require</text:span><text:span text:style-name="T14">(</text:span><text:span text:style-name="T19">'../app/models/user'</text:span><text:span text:style-name="T14">);</text:span></text:p>
      <text:p text:style-name="P8">02 </text:p>
      <text:p text:style-name="P7"><text:span text:style-name="T5">03 </text:span><text:span text:style-name="T14">module.exports</text:span> <text:span text:style-name="T14">=</text:span> <text:span text:style-name="T11">function</text:span><text:span text:style-name="T14">(app,</text:span> <text:span text:style-name="T14">passport) {</text:span></text:p>
      <text:p text:style-name="P8">04 </text:p>
      <text:p text:style-name="P8">05 // normal routes ===============================================================</text:p>
      <text:p text:style-name="P8">06 </text:p>
      <text:p text:style-name="P7"><text:span text:style-name="T5">07 </text:span><text:tab/><text:span text:style-name="T5">// show the home page (will also have our login links)</text:span></text:p>
      <text:p text:style-name="P7"><text:span text:style-name="T5">08 </text:span><text:span text:style-name="T14"><text:tab/>app.</text:span><text:span text:style-name="T22">get</text:span><text:span text:style-name="T14">(</text:span><text:span text:style-name="T19">'/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09 </text:span><text:span text:style-name="T14"><text:tab/><text:tab/>res.</text:span><text:span text:style-name="T22">render</text:span><text:span text:style-name="T14">(</text:span><text:span text:style-name="T19">'index.html/'</text:span><text:span text:style-name="T14">);</text:span></text:p>
      <text:p text:style-name="P7"><text:span text:style-name="T5">10 </text:span><text:tab/><text:span text:style-name="T14">});</text:span></text:p>
      <text:p text:style-name="P8">11 </text:p>
      <text:p text:style-name="P7"><text:span text:style-name="T5">12 </text:span><text:tab/><text:span text:style-name="T5">// PROFILE SECTION =========================</text:span></text:p>
      <text:p text:style-name="P8">13 </text:p>
      <text:p text:style-name="P7"><text:span text:style-name="T5">14 </text:span><text:span text:style-name="T14"><text:tab/>app.</text:span><text:span text:style-name="T22">get</text:span><text:span text:style-name="T14">(</text:span><text:span text:style-name="T19">'/profil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5 </text:span><text:span text:style-name="T14"><text:tab/><text:tab/></text:span></text:p>
      <text:p text:style-name="P7"><text:span text:style-name="T5">16 </text:span><text:span text:style-name="T14"><text:tab/><text:tab/>res.</text:span><text:span text:style-name="T22">render</text:span><text:span text:style-name="T14">(</text:span><text:span text:style-name="T19">'jugador.html'</text:span><text:span text:style-name="T14">, {</text:span></text:p>
      <text:p text:style-name="P7"><text:span text:style-name="T5">17 </text:span><text:span text:style-name="T14"><text:tab/><text:tab/><text:tab/>userID</text:span> <text:span text:style-name="T14">:</text:span> <text:span text:style-name="T14">req.user.id,</text:span></text:p>
      <text:p text:style-name="P7"><text:span text:style-name="T5">18 </text:span><text:span text:style-name="T14"><text:tab/><text:tab/><text:tab/>user:</text:span> <text:span text:style-name="T14">JSON.</text:span><text:span text:style-name="T22">stringify</text:span><text:span text:style-name="T14">(req.user)</text:span></text:p>
      <text:p text:style-name="P7"><text:span text:style-name="T5">19 </text:span><text:tab/><text:tab/><text:span text:style-name="T14">});</text:span></text:p>
      <text:p text:style-name="P7"><text:span text:style-name="T5">20 </text:span><text:tab/><text:span text:style-name="T14">});</text:span></text:p>
      <text:p text:style-name="P8">21 </text:p>
      <text:p text:style-name="P7"><text:span text:style-name="T5">22 </text:span><text:span text:style-name="T14"><text:tab/>app.</text:span><text:span text:style-name="T22">get</text:span><text:span text:style-name="T14">(</text:span><text:span text:style-name="T19">'/profile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3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4 </text:span><text:s text:c="12"/><text:span text:style-name="T11">if</text:span> <text:span text:style-name="T14">(err)</text:span></text:p>
      <text:p text:style-name="P7"><text:span text:style-name="T5">25 </text:span><text:span text:style-name="T14"><text:s text:c="16"/>res.</text:span><text:span text:style-name="T22">send</text:span><text:span text:style-name="T14">({message:</text:span> <text:span text:style-name="T19">"Se ha producido un error"</text:span><text:span text:style-name="T14">});</text:span></text:p>
      <text:p text:style-name="P7"><text:span text:style-name="T5">26 </text:span><text:s text:c="12"/><text:span text:style-name="T5">// if no user is found, return the message</text:span></text:p>
      <text:p text:style-name="P7"><text:span text:style-name="T5">27 </text:span><text:s text:c="12"/><text:span text:style-name="T11">if</text:span> <text:span text:style-name="T14">(!user)</text:span></text:p>
      <text:p text:style-name="P7"><text:span text:style-name="T5">28 </text:span><text:span text:style-name="T14"><text:s text:c="16"/>res.</text:span><text:span text:style-name="T22">send</text:span><text:span text:style-name="T14">({message:</text:span> <text:span text:style-name="T19">"Usuario no encontrado"</text:span><text:span text:style-name="T14">});</text:span></text:p>
      <text:p text:style-name="P8">29 </text:p>
      <text:p text:style-name="P7"><text:span text:style-name="T5">30 </text:span><text:s text:c="12"/><text:span text:style-name="T11">else</text:span></text:p>
      <text:p text:style-name="P7"><text:span text:style-name="T5">31 </text:span><text:span text:style-name="T14"><text:s text:c="12"/><text:tab/>res.</text:span><text:span text:style-name="T22">json</text:span><text:span text:style-name="T14">(user);</text:span></text:p>
      <text:p text:style-name="P7"><text:span text:style-name="T5">32 </text:span><text:s text:c="8"/><text:span text:style-name="T14">});</text:span></text:p>
      <text:p text:style-name="P7"><text:soft-page-break/><text:span text:style-name="T5">33 </text:span><text:tab/><text:span text:style-name="T14">});</text:span></text:p>
      <text:p text:style-name="P8">34 </text:p>
      <text:p text:style-name="P7"><text:span text:style-name="T5">35 </text:span><text:span text:style-name="T14"><text:tab/>app.</text:span><text:span text:style-name="T22">put</text:span><text:span text:style-name="T14">(</text:span><text:span text:style-name="T19">'/profile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36 </text:span><text:span text:style-name="T14"><text:tab/><text:tab/> </text:span></text:p>
      <text:p text:style-name="P7"><text:span text:style-name="T5">37 </text:span><text:span text:style-name="T14"><text:tab/><text:tab/> </text:span></text:p>
      <text:p text:style-name="P7"><text:span text:style-name="T5">3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39 </text:span><text:tab/><text:tab/><text:tab/><text:span text:style-name="T11">if</text:span> <text:span text:style-name="T14">(req.body.password){</text:span></text:p>
      <text:p text:style-name="P7"><text:span text:style-name="T5">40 </text:span><text:tab/><text:tab/><text:tab/><text:tab/><text:span text:style-name="T5">//Se adjunta contraseña</text:span></text:p>
      <text:p text:style-name="P7"><text:span text:style-name="T5">41 </text:span><text:tab/><text:tab/><text:tab/><text:tab/><text:span text:style-name="T11">if</text:span> <text:span text:style-name="T14">(user.local.password){</text:span></text:p>
      <text:p text:style-name="P7"><text:span text:style-name="T5">42 </text:span><text:tab/><text:tab/><text:tab/><text:tab/><text:tab/><text:span text:style-name="T5">//Si existe se cambia</text:span></text:p>
      <text:p text:style-name="P7"><text:span text:style-name="T5">43 </text:span><text:tab/><text:tab/><text:tab/><text:tab/><text:tab/><text:span text:style-name="T11">var</text:span> <text:span text:style-name="T14">password</text:span> <text:span text:style-name="T14">=</text:span> <text:span text:style-name="T14">user.</text:span><text:span text:style-name="T22">generateHash</text:span><text:span text:style-name="T14">(req.body.oldPassword);</text:span></text:p>
      <text:p text:style-name="P8">44 </text:p>
      <text:p text:style-name="P8">45 </text:p>
      <text:p text:style-name="P7"><text:span text:style-name="T5">46 </text:span><text:tab/><text:tab/><text:tab/><text:tab/><text:tab/><text:span text:style-name="T11">if</text:span> <text:span text:style-name="T14">(user.</text:span><text:span text:style-name="T22">validPassword</text:span><text:span text:style-name="T14">(password)){</text:span></text:p>
      <text:p text:style-name="P7"><text:span text:style-name="T5">47 </text:span><text:tab/><text:tab/><text:tab/><text:tab/><text:tab/><text:tab/><text:span text:style-name="T5">//validado</text:span></text:p>
      <text:p text:style-name="P7"><text:span text:style-name="T5">48 </text:span><text:tab/><text:tab/><text:tab/><text:tab/><text:tab/><text:tab/><text:span text:style-name="T5">//console.log("La contraseña sí coincide.")</text:span></text:p>
      <text:p text:style-name="P7"><text:span text:style-name="T5">49 </text:span><text:tab/><text:tab/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7"><text:span text:style-name="T5">50 </text:span><text:tab/><text:tab/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{</text:span></text:p>
      <text:p text:style-name="P7"><text:span text:style-name="T5">51 </text:span><text:tab/><text:tab/><text:tab/><text:tab/><text:tab/><text:tab/><text:tab/><text:span text:style-name="T11">if</text:span> <text:span text:style-name="T14">(keys[i] !=</text:span> <text:span text:style-name="T19">'oldPassword'</text:span><text:span text:style-name="T14">)</text:span></text:p>
      <text:p text:style-name="P7"><text:span text:style-name="T5">52 </text:span><text:span text:style-name="T14"><text:tab/><text:tab/><text:tab/><text:tab/><text:tab/><text:tab/><text:tab/><text:tab/>user.local[keys[i]] =</text:span> <text:span text:style-name="T14">req.body[keys[i]];</text:span></text:p>
      <text:p text:style-name="P7"><text:span text:style-name="T5">53 </text:span><text:tab/><text:tab/><text:tab/><text:tab/><text:tab/><text:tab/><text:tab/><text:span text:style-name="T11">if</text:span> <text:span text:style-name="T14">(keys[i] ==</text:span> <text:span text:style-name="T19">'password'</text:span><text:span text:style-name="T14">)</text:span></text:p>
      <text:p text:style-name="P7"><text:span text:style-name="T5">54 </text:span><text:span text:style-name="T14"><text:tab/><text:tab/><text:tab/><text:tab/><text:tab/><text:tab/><text:tab/><text:tab/>user.local[keys[i]] =</text:span> <text:span text:style-name="T14">user.</text:span><text:span text:style-name="T22">generateHash</text:span><text:span text:style-name="T14">(req.body[keys[i]]);</text:span></text:p>
      <text:p text:style-name="P7"><text:span text:style-name="T5">55 </text:span><text:tab/><text:tab/><text:tab/><text:tab/><text:tab/><text:tab/><text:span text:style-name="T14">}</text:span></text:p>
      <text:p text:style-name="P7"><text:span text:style-name="T5">56 </text:span><text:span text:style-name="T14"><text:tab/><text:tab/><text:tab/><text:tab/><text:tab/><text:tab/><text:tab/></text:span></text:p>
      <text:p text:style-name="P7"><text:span text:style-name="T5">57 </text:span><text:span text:style-name="T14"><text:tab/><text:tab/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58 </text:span><text:tab/><text:tab/><text:tab/><text:tab/><text:tab/><text:tab/> <text:s/><text:span text:style-name="T11">if</text:span> <text:span text:style-name="T14">(err)</text:span></text:p>
      <text:p text:style-name="P7"><text:span text:style-name="T5">59 </text:span><text:span text:style-name="T14"><text:tab/><text:tab/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60 </text:span><text:tab/><text:tab/><text:tab/><text:tab/><text:tab/><text:tab/><text:span text:style-name="T14">});</text:span><text:tab/><text:tab/><text:tab/></text:p>
      <text:p text:style-name="P8">61 </text:p>
      <text:p text:style-name="P7"><text:span text:style-name="T5">62 </text:span><text:span text:style-name="T14"><text:tab/><text:tab/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63 </text:span><text:tab/><text:tab/><text:tab/><text:tab/><text:tab/><text:span text:style-name="T14">}</text:span></text:p>
      <text:p text:style-name="P7"><text:span text:style-name="T5">64 </text:span><text:tab/><text:tab/><text:tab/><text:tab/><text:tab/><text:span text:style-name="T11">else</text:span><text:span text:style-name="T14">{</text:span></text:p>
      <text:p text:style-name="P7"><text:span text:style-name="T5">65 </text:span><text:tab/><text:tab/><text:tab/><text:tab/><text:tab/><text:tab/><text:span text:style-name="T5">//console.log("La contraseña NO coincide.")</text:span></text:p>
      <text:p text:style-name="P7"><text:span text:style-name="T5">66 </text:span><text:span text:style-name="T14"><text:tab/><text:tab/><text:tab/><text:tab/><text:tab/><text:tab/>res.</text:span><text:span text:style-name="T22">send</text:span><text:span text:style-name="T14">({message:</text:span> <text:span text:style-name="T19">"La contraseña no coincide con la anterior."</text:span><text:span text:style-name="T14">})</text:span></text:p>
      <text:p text:style-name="P7"><text:span text:style-name="T5">67 </text:span><text:tab/><text:tab/><text:tab/><text:tab/><text:tab/><text:span text:style-name="T14">}</text:span></text:p>
      <text:p text:style-name="P7"><text:span text:style-name="T5">68 </text:span><text:tab/><text:tab/><text:tab/><text:tab/><text:span text:style-name="T14">}</text:span></text:p>
      <text:p text:style-name="P7"><text:span text:style-name="T5">69 </text:span><text:tab/><text:tab/><text:tab/><text:tab/><text:span text:style-name="T11">else</text:span><text:span text:style-name="T14">{</text:span></text:p>
      <text:p text:style-name="P7"><text:span text:style-name="T5">70 </text:span><text:tab/><text:tab/><text:tab/><text:tab/><text:tab/><text:span text:style-name="T5">//Si no existe contraseña se crea</text:span></text:p>
      <text:p text:style-name="P7"><text:span text:style-name="T5">71 </text:span><text:tab/><text:tab/><text:tab/><text:tab/><text:tab/><text:span text:style-name="T5">//console.log("no tiene");</text:span></text:p>
      <text:p text:style-name="P7"><text:span text:style-name="T5">72 </text:span><text:tab/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7"><text:span text:style-name="T5">73 </text:span><text:tab/><text:tab/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{</text:span></text:p>
      <text:p text:style-name="P7"><text:span text:style-name="T5">74 </text:span><text:tab/><text:tab/><text:tab/><text:tab/><text:tab/><text:tab/><text:tab/><text:span text:style-name="T11">if</text:span> <text:span text:style-name="T14">(keys[i] !=</text:span> <text:span text:style-name="T19">'oldPassword'</text:span><text:span text:style-name="T14">)</text:span></text:p>
      <text:p text:style-name="P7"><text:span text:style-name="T5">75 </text:span><text:span text:style-name="T14"><text:tab/><text:tab/><text:tab/><text:tab/><text:tab/><text:tab/><text:tab/><text:tab/>user.local[keys[i]] =</text:span> <text:span text:style-name="T14">req.body[keys[i]];</text:span></text:p>
      <text:p text:style-name="P7"><text:span text:style-name="T5">76 </text:span><text:tab/><text:tab/><text:tab/><text:tab/><text:tab/><text:tab/><text:tab/><text:span text:style-name="T11">if</text:span> <text:span text:style-name="T14">(keys[i] ==</text:span> <text:span text:style-name="T19">'password'</text:span><text:span text:style-name="T14">)</text:span></text:p>
      <text:p text:style-name="P7"><text:span text:style-name="T5">77 </text:span><text:span text:style-name="T14"><text:tab/><text:tab/><text:tab/><text:tab/><text:tab/><text:tab/><text:tab/><text:tab/>user.local[keys[i]] =</text:span> <text:span text:style-name="T14">user.</text:span><text:span text:style-name="T22">generateHash</text:span><text:span text:style-name="T14">(req.body[keys[i]]);</text:span></text:p>
      <text:p text:style-name="P7"><text:span text:style-name="T5">78 </text:span><text:tab/><text:tab/><text:tab/><text:tab/><text:tab/><text:tab/><text:span text:style-name="T14">}</text:span></text:p>
      <text:p text:style-name="P7"><text:span text:style-name="T5">79 </text:span><text:span text:style-name="T14"><text:tab/><text:tab/><text:tab/><text:tab/><text:tab/><text:tab/><text:tab/></text:span></text:p>
      <text:p text:style-name="P7"><text:span text:style-name="T5">80 </text:span><text:span text:style-name="T14"><text:tab/><text:tab/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81 </text:span><text:tab/><text:tab/><text:tab/><text:tab/><text:tab/><text:tab/> <text:s/><text:span text:style-name="T11">if</text:span> <text:span text:style-name="T14">(err)</text:span></text:p>
      <text:p text:style-name="P7"><text:span text:style-name="T5">82 </text:span><text:span text:style-name="T14"><text:tab/><text:tab/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83 </text:span><text:tab/><text:tab/><text:tab/><text:tab/><text:tab/><text:tab/><text:span text:style-name="T14">});</text:span><text:tab/><text:tab/><text:tab/></text:p>
      <text:p text:style-name="P8">84 </text:p>
      <text:p text:style-name="P7"><text:span text:style-name="T5">85 </text:span><text:span text:style-name="T14"><text:tab/><text:tab/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86 </text:span><text:tab/><text:tab/><text:tab/><text:tab/><text:span text:style-name="T14">}</text:span></text:p>
      <text:p text:style-name="P7"><text:span text:style-name="T5">87 </text:span><text:tab/><text:tab/><text:tab/><text:span text:style-name="T14">}</text:span></text:p>
      <text:p text:style-name="P7"><text:span text:style-name="T5">88 </text:span><text:tab/><text:tab/><text:tab/><text:span text:style-name="T11">else</text:span><text:span text:style-name="T14">{</text:span></text:p>
      <text:p text:style-name="P7"><text:soft-page-break/><text:span text:style-name="T5">89 </text:span><text:tab/><text:tab/><text:tab/><text:tab/><text:span text:style-name="T5">//Cambia todo menos contraseña</text:span></text:p>
      <text:p text:style-name="P7"><text:span text:style-name="T5">90 </text:span><text:tab/><text:tab/><text:tab/><text:tab/><text:span text:style-name="T11">var</text:span> <text:span text:style-name="T14">keys</text:span> <text:span text:style-name="T14">= (Object.</text:span><text:span text:style-name="T22">keys</text:span><text:span text:style-name="T14">(req.body));</text:span></text:p>
      <text:p text:style-name="P7"><text:span text:style-name="T5">91 </text:span><text:tab/><text:tab/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keys)</text:span></text:p>
      <text:p text:style-name="P7"><text:span text:style-name="T5">92 </text:span><text:span text:style-name="T14"><text:tab/><text:tab/><text:tab/><text:tab/><text:tab/>user.local[keys[i]] =</text:span> <text:span text:style-name="T14">req.body[keys[i]];</text:span></text:p>
      <text:p text:style-name="P7"><text:span text:style-name="T5">93 </text:span><text:span text:style-name="T14"><text:tab/><text:tab/><text:tab/><text:tab/><text:tab/></text:span></text:p>
      <text:p text:style-name="P7"><text:span text:style-name="T5">94 </text:span><text:span text:style-name="T14"><text:tab/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95 </text:span><text:tab/><text:tab/><text:tab/><text:tab/> <text:s/><text:span text:style-name="T11">if</text:span> <text:span text:style-name="T14">(err)</text:span></text:p>
      <text:p text:style-name="P7"><text:span text:style-name="T5">96 </text:span><text:span text:style-name="T14"><text:tab/><text:tab/><text:tab/><text:tab/> <text:s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97 </text:span><text:tab/><text:tab/><text:tab/><text:tab/><text:span text:style-name="T14">});</text:span><text:tab/><text:tab/><text:tab/></text:p>
      <text:p text:style-name="P8">98 </text:p>
      <text:p text:style-name="P7"><text:span text:style-name="T5">99 </text:span><text:span text:style-name="T14"><text:tab/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00 </text:span><text:tab/><text:tab/><text:tab/><text:span text:style-name="T14">}</text:span></text:p>
      <text:p text:style-name="P7"><text:span text:style-name="T5">101 </text:span><text:tab/><text:tab/><text:tab/></text:p>
      <text:p text:style-name="P7"><text:span text:style-name="T5">102 </text:span><text:tab/><text:tab/><text:span text:style-name="T14">});</text:span></text:p>
      <text:p text:style-name="P7"><text:span text:style-name="T5">103 </text:span><text:tab/><text:span text:style-name="T14">});</text:span></text:p>
      <text:p text:style-name="P8">104 </text:p>
      <text:p text:style-name="P7"><text:span text:style-name="T5">105 </text:span><text:span text:style-name="T14"><text:tab/>app.</text:span><text:span text:style-name="T22">post</text:span><text:span text:style-name="T14">(</text:span><text:span text:style-name="T19">'/pong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06 </text:span><text:span text:style-name="T14"><text:tab/><text:tab/> </text:span></text:p>
      <text:p text:style-name="P7"><text:span text:style-name="T5">107 </text:span><text:span text:style-name="T14"><text:tab/><text:tab/> </text:span></text:p>
      <text:p text:style-name="P7"><text:span text:style-name="T5">10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09 </text:span><text:span text:style-name="T14"><text:tab/><text:tab/><text:tab/>user.pongConf.</text:span><text:span text:style-name="T22">push</text:span><text:span text:style-name="T14">(req.body);</text:span></text:p>
      <text:p text:style-name="P7"><text:span text:style-name="T5">110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11 </text:span><text:tab/><text:tab/><text:tab/><text:tab/><text:span text:style-name="T11">if</text:span> <text:span text:style-name="T14">(err)</text:span></text:p>
      <text:p text:style-name="P7"><text:span text:style-name="T5">112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113 </text:span><text:tab/><text:tab/><text:tab/><text:span text:style-name="T14">});</text:span><text:tab/><text:tab/><text:tab/></text:p>
      <text:p text:style-name="P8">114 </text:p>
      <text:p text:style-name="P7"><text:span text:style-name="T5">115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16 </text:span><text:tab/><text:tab/><text:span text:style-name="T14">});</text:span></text:p>
      <text:p text:style-name="P7"><text:span text:style-name="T5">117 </text:span><text:tab/><text:span text:style-name="T14">});</text:span></text:p>
      <text:p text:style-name="P8">118 </text:p>
      <text:p text:style-name="P7"><text:span text:style-name="T5">119 </text:span><text:span text:style-name="T14"><text:tab/>app.</text:span><text:span text:style-name="T22">put</text:span><text:span text:style-name="T14">(</text:span><text:span text:style-name="T19">'/pong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20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21 </text:span><text:span text:style-name="T14"><text:tab/><text:tab/><text:tab/></text:span></text:p>
      <text:p text:style-name="P7"><text:span text:style-name="T5">122 </text:span><text:span text:style-name="T14"><text:tab/><text:tab/><text:tab/>user.pongConf.</text:span><text:span text:style-name="T22">id</text:span><text:span text:style-name="T14">(req.body._id).board</text:span> <text:span text:style-name="T14">=</text:span> <text:span text:style-name="T14">req.body.board;</text:span></text:p>
      <text:p text:style-name="P7"><text:span text:style-name="T5">123 </text:span><text:span text:style-name="T14"><text:tab/><text:tab/><text:tab/>user.pong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7"><text:span text:style-name="T5">124 </text:span><text:span text:style-name="T14"><text:tab/><text:tab/><text:tab/>user.pong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7"><text:span text:style-name="T5">125 </text:span><text:span text:style-name="T14"><text:tab/><text:tab/><text:tab/></text:span></text:p>
      <text:p text:style-name="P7"><text:span text:style-name="T5">126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27 </text:span><text:tab/><text:tab/><text:tab/><text:tab/><text:span text:style-name="T11">if</text:span> <text:span text:style-name="T14">(err)</text:span></text:p>
      <text:p text:style-name="P7"><text:span text:style-name="T5">128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7"><text:span text:style-name="T5">129 </text:span><text:tab/><text:tab/><text:tab/><text:span text:style-name="T14">});</text:span><text:tab/><text:tab/><text:tab/></text:p>
      <text:p text:style-name="P8">130 </text:p>
      <text:p text:style-name="P7"><text:span text:style-name="T5">131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32 </text:span><text:tab/><text:tab/><text:span text:style-name="T14">});</text:span></text:p>
      <text:p text:style-name="P7"><text:span text:style-name="T5">133 </text:span><text:tab/><text:span text:style-name="T14">});</text:span></text:p>
      <text:p text:style-name="P8">134 </text:p>
      <text:p text:style-name="P8">135 </text:p>
      <text:p text:style-name="P7"><text:span text:style-name="T5">136 </text:span><text:span text:style-name="T14"><text:tab/>app.</text:span><text:span text:style-name="T11">delete</text:span><text:span text:style-name="T14">(</text:span><text:span text:style-name="T19">'/pong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37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38 </text:span><text:span text:style-name="T14"><text:tab/><text:tab/><text:tab/></text:span></text:p>
      <text:p text:style-name="P7"><text:span text:style-name="T5">139 </text:span><text:span text:style-name="T14"><text:tab/><text:tab/><text:tab/>user.pongConf.</text:span><text:span text:style-name="T22">id</text:span><text:span text:style-name="T14">(req.params.id2).</text:span><text:span text:style-name="T22">remove</text:span><text:span text:style-name="T14">();</text:span></text:p>
      <text:p text:style-name="P7"><text:span text:style-name="T5">140 </text:span><text:span text:style-name="T14"><text:tab/><text:tab/><text:tab/></text:span></text:p>
      <text:p text:style-name="P7"><text:span text:style-name="T5">14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42 </text:span><text:tab/><text:tab/><text:tab/><text:tab/><text:span text:style-name="T11">if</text:span> <text:span text:style-name="T14">(err)</text:span></text:p>
      <text:p text:style-name="P7"><text:span text:style-name="T5">14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7"><text:span text:style-name="T5">144 </text:span><text:tab/><text:tab/><text:tab/><text:span text:style-name="T14">});</text:span><text:tab/><text:tab/><text:tab/></text:p>
      <text:p text:style-name="P8">145 </text:p>
      <text:p text:style-name="P7"><text:span text:style-name="T5">14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47 </text:span><text:tab/><text:tab/><text:span text:style-name="T14">});</text:span></text:p>
      <text:p text:style-name="P7"><text:span text:style-name="T5">148 </text:span><text:tab/><text:span text:style-name="T14">});</text:span></text:p>
      <text:p text:style-name="P8">149 </text:p>
      <text:p text:style-name="P7"><text:span text:style-name="T5">150 </text:span><text:span text:style-name="T14"><text:tab/>app.</text:span><text:span text:style-name="T22">get</text:span><text:span text:style-name="T14">(</text:span><text:span text:style-name="T19">'/playPong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5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52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7"><text:soft-page-break/><text:span text:style-name="T5">153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7"><text:span text:style-name="T5">154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pongConf.</text:span><text:span text:style-name="T22">id</text:span><text:span text:style-name="T14">(req.params.id2));</text:span></text:p>
      <text:p text:style-name="P7"><text:span text:style-name="T5">155 </text:span><text:span text:style-name="T14"><text:tab/><text:tab/><text:tab/> </text:span></text:p>
      <text:p text:style-name="P7"><text:span text:style-name="T5">156 </text:span><text:span text:style-name="T14"><text:tab/><text:tab/><text:tab/> </text:span></text:p>
      <text:p text:style-name="P7"><text:span text:style-name="T5">157 </text:span><text:span text:style-name="T14"><text:tab/><text:tab/><text:tab/> </text:span></text:p>
      <text:p text:style-name="P7"><text:span text:style-name="T5">158 </text:span><text:span text:style-name="T14"><text:tab/><text:tab/><text:tab/>res.</text:span><text:span text:style-name="T22">render</text:span><text:span text:style-name="T14">(</text:span><text:span text:style-name="T19">'pong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7"><text:span text:style-name="T5">159 </text:span><text:tab/><text:tab/><text:tab/></text:p>
      <text:p text:style-name="P7"><text:span text:style-name="T5">160 </text:span><text:tab/><text:tab/><text:span text:style-name="T14">});</text:span></text:p>
      <text:p text:style-name="P7"><text:span text:style-name="T5">161 </text:span><text:tab/><text:span text:style-name="T14">});</text:span></text:p>
      <text:p text:style-name="P8">162 </text:p>
      <text:p text:style-name="P7"><text:span text:style-name="T5">163 </text:span><text:span text:style-name="T14"><text:tab/>app.</text:span><text:span text:style-name="T22">post</text:span><text:span text:style-name="T14">(</text:span><text:span text:style-name="T19">'/pong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64 </text:span><text:span text:style-name="T14"><text:tab/><text:tab/> </text:span></text:p>
      <text:p text:style-name="P7"><text:span text:style-name="T5">16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7"><text:span text:style-name="T5">166 </text:span><text:span text:style-name="T14"><text:tab/><text:tab/><text:tab/>user.pong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7"><text:span text:style-name="T5">16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68 </text:span><text:tab/><text:tab/><text:tab/><text:tab/><text:span text:style-name="T11">if</text:span> <text:span text:style-name="T14">(err)</text:span></text:p>
      <text:p text:style-name="P7"><text:span text:style-name="T5">16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170 </text:span><text:tab/><text:tab/><text:tab/><text:span text:style-name="T14">});</text:span><text:tab/><text:tab/><text:tab/></text:p>
      <text:p text:style-name="P8">171 </text:p>
      <text:p text:style-name="P7"><text:span text:style-name="T5">17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73 </text:span><text:tab/><text:tab/><text:span text:style-name="T14">});</text:span></text:p>
      <text:p text:style-name="P7"><text:span text:style-name="T5">174 </text:span><text:tab/><text:span text:style-name="T14">});</text:span></text:p>
      <text:p text:style-name="P8">175 </text:p>
      <text:p text:style-name="P7"><text:span text:style-name="T5">176 </text:span><text:span text:style-name="T14"><text:tab/>app.</text:span><text:span text:style-name="T22">post</text:span><text:span text:style-name="T14">(</text:span><text:span text:style-name="T19">'/tetris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77 </text:span><text:span text:style-name="T14"><text:tab/><text:tab/> </text:span></text:p>
      <text:p text:style-name="P7"><text:span text:style-name="T5">178 </text:span><text:span text:style-name="T14"><text:tab/><text:tab/> </text:span></text:p>
      <text:p text:style-name="P7"><text:span text:style-name="T5">17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80 </text:span><text:span text:style-name="T14"><text:tab/><text:tab/><text:tab/>user.tetrisConf.</text:span><text:span text:style-name="T22">push</text:span><text:span text:style-name="T14">(req.body);</text:span></text:p>
      <text:p text:style-name="P7"><text:span text:style-name="T5">18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82 </text:span><text:tab/><text:tab/><text:tab/><text:tab/><text:span text:style-name="T11">if</text:span> <text:span text:style-name="T14">(err)</text:span></text:p>
      <text:p text:style-name="P7"><text:span text:style-name="T5">18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184 </text:span><text:tab/><text:tab/><text:tab/><text:span text:style-name="T14">});</text:span><text:tab/><text:tab/><text:tab/></text:p>
      <text:p text:style-name="P8">185 </text:p>
      <text:p text:style-name="P7"><text:span text:style-name="T5">18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187 </text:span><text:tab/><text:tab/><text:span text:style-name="T14">});</text:span></text:p>
      <text:p text:style-name="P7"><text:span text:style-name="T5">188 </text:span><text:tab/><text:span text:style-name="T14">});</text:span></text:p>
      <text:p text:style-name="P8">189 </text:p>
      <text:p text:style-name="P7"><text:span text:style-name="T5">190 </text:span><text:span text:style-name="T14"><text:tab/>app.</text:span><text:span text:style-name="T22">put</text:span><text:span text:style-name="T14">(</text:span><text:span text:style-name="T19">'/tetris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19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192 </text:span><text:span text:style-name="T14"><text:tab/><text:tab/><text:tab/></text:span></text:p>
      <text:p text:style-name="P7"><text:span text:style-name="T5">193 </text:span><text:span text:style-name="T14"><text:tab/><text:tab/><text:tab/>user.tetrisConf.</text:span><text:span text:style-name="T22">id</text:span><text:span text:style-name="T14">(req.body._id).board</text:span> <text:span text:style-name="T14">=</text:span> <text:span text:style-name="T14">req.body.board;</text:span></text:p>
      <text:p text:style-name="P7"><text:span text:style-name="T5">194 </text:span><text:span text:style-name="T14"><text:tab/><text:tab/><text:tab/>user.tetris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7"><text:span text:style-name="T5">195 </text:span><text:span text:style-name="T14"><text:tab/><text:tab/><text:tab/>user.tetris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7"><text:span text:style-name="T5">196 </text:span><text:span text:style-name="T14"><text:tab/><text:tab/><text:tab/></text:span></text:p>
      <text:p text:style-name="P7"><text:span text:style-name="T5">19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198 </text:span><text:tab/><text:tab/><text:tab/><text:tab/><text:span text:style-name="T11">if</text:span> <text:span text:style-name="T14">(err)</text:span></text:p>
      <text:p text:style-name="P7"><text:span text:style-name="T5">19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7"><text:span text:style-name="T5">200 </text:span><text:tab/><text:tab/><text:tab/><text:span text:style-name="T14">});</text:span><text:tab/><text:tab/><text:tab/></text:p>
      <text:p text:style-name="P8">201 </text:p>
      <text:p text:style-name="P7"><text:span text:style-name="T5">20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03 </text:span><text:tab/><text:tab/><text:span text:style-name="T14">});</text:span></text:p>
      <text:p text:style-name="P7"><text:span text:style-name="T5">204 </text:span><text:tab/><text:span text:style-name="T14">});</text:span></text:p>
      <text:p text:style-name="P8">205 </text:p>
      <text:p text:style-name="P8">206 </text:p>
      <text:p text:style-name="P7"><text:span text:style-name="T5">207 </text:span><text:span text:style-name="T14"><text:tab/>app.</text:span><text:span text:style-name="T11">delete</text:span><text:span text:style-name="T14">(</text:span><text:span text:style-name="T19">'/tetris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0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09 </text:span><text:span text:style-name="T14"><text:tab/><text:tab/><text:tab/></text:span></text:p>
      <text:p text:style-name="P7"><text:span text:style-name="T5">210 </text:span><text:span text:style-name="T14"><text:tab/><text:tab/><text:tab/>user.tetrisConf.</text:span><text:span text:style-name="T22">id</text:span><text:span text:style-name="T14">(req.params.id2).</text:span><text:span text:style-name="T22">remove</text:span><text:span text:style-name="T14">();</text:span></text:p>
      <text:p text:style-name="P7"><text:span text:style-name="T5">211 </text:span><text:span text:style-name="T14"><text:tab/><text:tab/><text:tab/></text:span></text:p>
      <text:p text:style-name="P7"><text:span text:style-name="T5">212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213 </text:span><text:tab/><text:tab/><text:tab/><text:tab/><text:span text:style-name="T11">if</text:span> <text:span text:style-name="T14">(err)</text:span></text:p>
      <text:p text:style-name="P7"><text:soft-page-break/><text:span text:style-name="T5">214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7"><text:span text:style-name="T5">215 </text:span><text:tab/><text:tab/><text:tab/><text:span text:style-name="T14">});</text:span><text:tab/><text:tab/><text:tab/></text:p>
      <text:p text:style-name="P8">216 </text:p>
      <text:p text:style-name="P7"><text:span text:style-name="T5">217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18 </text:span><text:tab/><text:tab/><text:span text:style-name="T14">});</text:span></text:p>
      <text:p text:style-name="P7"><text:span text:style-name="T5">219 </text:span><text:tab/><text:span text:style-name="T14">});</text:span></text:p>
      <text:p text:style-name="P7"><text:span text:style-name="T5">220 </text:span><text:span text:style-name="T14"><text:tab/></text:span></text:p>
      <text:p text:style-name="P7"><text:span text:style-name="T5">221 </text:span><text:span text:style-name="T14"><text:tab/>app.</text:span><text:span text:style-name="T22">get</text:span><text:span text:style-name="T14">(</text:span><text:span text:style-name="T19">'/playTetris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22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23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7"><text:span text:style-name="T5">224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7"><text:span text:style-name="T5">225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tetrisConf.</text:span><text:span text:style-name="T22">id</text:span><text:span text:style-name="T14">(req.params.id2));</text:span></text:p>
      <text:p text:style-name="P7"><text:span text:style-name="T5">226 </text:span><text:span text:style-name="T14"><text:tab/><text:tab/><text:tab/> </text:span></text:p>
      <text:p text:style-name="P7"><text:span text:style-name="T5">227 </text:span><text:span text:style-name="T14"><text:tab/><text:tab/><text:tab/> </text:span></text:p>
      <text:p text:style-name="P7"><text:span text:style-name="T5">228 </text:span><text:span text:style-name="T14"><text:tab/><text:tab/><text:tab/> </text:span></text:p>
      <text:p text:style-name="P7"><text:span text:style-name="T5">229 </text:span><text:span text:style-name="T14"><text:tab/><text:tab/><text:tab/>res.</text:span><text:span text:style-name="T22">render</text:span><text:span text:style-name="T14">(</text:span><text:span text:style-name="T19">'tetris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7"><text:span text:style-name="T5">230 </text:span><text:tab/><text:tab/><text:span text:style-name="T14">});</text:span></text:p>
      <text:p text:style-name="P7"><text:span text:style-name="T5">231 </text:span><text:tab/><text:span text:style-name="T14">});</text:span></text:p>
      <text:p text:style-name="P8">232 </text:p>
      <text:p text:style-name="P7"><text:span text:style-name="T5">233 </text:span><text:span text:style-name="T14"><text:tab/>app.</text:span><text:span text:style-name="T22">post</text:span><text:span text:style-name="T14">(</text:span><text:span text:style-name="T19">'/tetris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34 </text:span><text:span text:style-name="T14"><text:tab/><text:tab/> </text:span></text:p>
      <text:p text:style-name="P7"><text:span text:style-name="T5">23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7"><text:span text:style-name="T5">236 </text:span><text:span text:style-name="T14"><text:tab/><text:tab/><text:tab/>user.tetris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7"><text:span text:style-name="T5">23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238 </text:span><text:tab/><text:tab/><text:tab/><text:tab/><text:span text:style-name="T11">if</text:span> <text:span text:style-name="T14">(err)</text:span></text:p>
      <text:p text:style-name="P7"><text:span text:style-name="T5">23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240 </text:span><text:tab/><text:tab/><text:tab/><text:span text:style-name="T14">});</text:span><text:tab/><text:tab/><text:tab/></text:p>
      <text:p text:style-name="P8">241 </text:p>
      <text:p text:style-name="P7"><text:span text:style-name="T5">24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43 </text:span><text:tab/><text:tab/><text:span text:style-name="T14">});</text:span></text:p>
      <text:p text:style-name="P7"><text:span text:style-name="T5">244 </text:span><text:tab/><text:span text:style-name="T14">});</text:span></text:p>
      <text:p text:style-name="P7"><text:span text:style-name="T5">245 </text:span><text:span text:style-name="T14"><text:tab/></text:span></text:p>
      <text:p text:style-name="P7"><text:span text:style-name="T5">246 </text:span><text:span text:style-name="T14"><text:tab/>app.</text:span><text:span text:style-name="T22">post</text:span><text:span text:style-name="T14">(</text:span><text:span text:style-name="T19">'/dragMe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47 </text:span><text:span text:style-name="T14"><text:tab/><text:tab/> </text:span></text:p>
      <text:p text:style-name="P7"><text:span text:style-name="T5">248 </text:span><text:span text:style-name="T14"><text:tab/><text:tab/> </text:span></text:p>
      <text:p text:style-name="P7"><text:span text:style-name="T5">24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50 </text:span><text:span text:style-name="T14"><text:tab/><text:tab/><text:tab/>user.dragMeConf.</text:span><text:span text:style-name="T22">push</text:span><text:span text:style-name="T14">(req.body);</text:span></text:p>
      <text:p text:style-name="P7"><text:span text:style-name="T5">251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252 </text:span><text:tab/><text:tab/><text:tab/><text:tab/><text:span text:style-name="T11">if</text:span> <text:span text:style-name="T14">(err)</text:span></text:p>
      <text:p text:style-name="P7"><text:span text:style-name="T5">253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254 </text:span><text:tab/><text:tab/><text:tab/><text:span text:style-name="T14">});</text:span><text:tab/><text:tab/><text:tab/></text:p>
      <text:p text:style-name="P8">255 </text:p>
      <text:p text:style-name="P7"><text:span text:style-name="T5">256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57 </text:span><text:tab/><text:tab/><text:span text:style-name="T14">});</text:span></text:p>
      <text:p text:style-name="P7"><text:span text:style-name="T5">258 </text:span><text:tab/><text:span text:style-name="T14">});</text:span></text:p>
      <text:p text:style-name="P8">259 </text:p>
      <text:p text:style-name="P7"><text:span text:style-name="T5">260 </text:span><text:span text:style-name="T14"><text:tab/>app.</text:span><text:span text:style-name="T22">put</text:span><text:span text:style-name="T14">(</text:span><text:span text:style-name="T19">'/dragMeConfigu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61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62 </text:span><text:span text:style-name="T14"><text:tab/><text:tab/><text:tab/></text:span></text:p>
      <text:p text:style-name="P7"><text:span text:style-name="T5">263 </text:span><text:span text:style-name="T14"><text:tab/><text:tab/><text:tab/>user.dragMeConf.</text:span><text:span text:style-name="T22">id</text:span><text:span text:style-name="T14">(req.body._id).board</text:span> <text:span text:style-name="T14">=</text:span> <text:span text:style-name="T14">req.body.board;</text:span></text:p>
      <text:p text:style-name="P7"><text:span text:style-name="T5">264 </text:span><text:span text:style-name="T14"><text:tab/><text:tab/><text:tab/>user.dragMeConf.</text:span><text:span text:style-name="T22">id</text:span><text:span text:style-name="T14">(req.body._id).pieces</text:span> <text:span text:style-name="T14">=</text:span> <text:span text:style-name="T14">req.body.pieces;</text:span></text:p>
      <text:p text:style-name="P7"><text:span text:style-name="T5">265 </text:span><text:span text:style-name="T14"><text:tab/><text:tab/><text:tab/>user.dragMeConf.</text:span><text:span text:style-name="T22">id</text:span><text:span text:style-name="T14">(req.body._id).difficult</text:span> <text:span text:style-name="T14">=</text:span> <text:span text:style-name="T14">req.body.difficult;</text:span></text:p>
      <text:p text:style-name="P7"><text:span text:style-name="T5">266 </text:span><text:span text:style-name="T14"><text:tab/><text:tab/><text:tab/></text:span></text:p>
      <text:p text:style-name="P7"><text:span text:style-name="T5">26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268 </text:span><text:tab/><text:tab/><text:tab/><text:tab/><text:span text:style-name="T11">if</text:span> <text:span text:style-name="T14">(err)</text:span></text:p>
      <text:p text:style-name="P7"><text:span text:style-name="T5">26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Modificar."</text:span><text:span text:style-name="T14">})</text:span></text:p>
      <text:p text:style-name="P7"><text:span text:style-name="T5">270 </text:span><text:tab/><text:tab/><text:tab/><text:span text:style-name="T14">});</text:span><text:tab/><text:tab/><text:tab/></text:p>
      <text:p text:style-name="P8">271 </text:p>
      <text:p text:style-name="P7"><text:span text:style-name="T5">27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73 </text:span><text:tab/><text:tab/><text:span text:style-name="T14">});</text:span></text:p>
      <text:p text:style-name="P7"><text:span text:style-name="T5">274 </text:span><text:tab/><text:span text:style-name="T14">});</text:span></text:p>
      <text:p text:style-name="P8"><text:soft-page-break/>275 </text:p>
      <text:p text:style-name="P8">276 </text:p>
      <text:p text:style-name="P7"><text:span text:style-name="T5">277 </text:span><text:span text:style-name="T14"><text:tab/>app.</text:span><text:span text:style-name="T11">delete</text:span><text:span text:style-name="T14">(</text:span><text:span text:style-name="T19">'/dragMeConfiguration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78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79 </text:span><text:span text:style-name="T14"><text:tab/><text:tab/><text:tab/></text:span></text:p>
      <text:p text:style-name="P7"><text:span text:style-name="T5">280 </text:span><text:span text:style-name="T14"><text:tab/><text:tab/><text:tab/>user.dragMeConf.</text:span><text:span text:style-name="T22">id</text:span><text:span text:style-name="T14">(req.params.id2).</text:span><text:span text:style-name="T22">remove</text:span><text:span text:style-name="T14">();</text:span></text:p>
      <text:p text:style-name="P7"><text:span text:style-name="T5">281 </text:span><text:span text:style-name="T14"><text:tab/><text:tab/><text:tab/></text:span></text:p>
      <text:p text:style-name="P7"><text:span text:style-name="T5">282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283 </text:span><text:tab/><text:tab/><text:tab/><text:tab/><text:span text:style-name="T11">if</text:span> <text:span text:style-name="T14">(err)</text:span></text:p>
      <text:p text:style-name="P7"><text:span text:style-name="T5">284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eliminar."</text:span><text:span text:style-name="T14">})</text:span></text:p>
      <text:p text:style-name="P7"><text:span text:style-name="T5">285 </text:span><text:tab/><text:tab/><text:tab/><text:span text:style-name="T14">});</text:span><text:tab/><text:tab/><text:tab/></text:p>
      <text:p text:style-name="P8">286 </text:p>
      <text:p text:style-name="P7"><text:span text:style-name="T5">287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288 </text:span><text:tab/><text:tab/><text:span text:style-name="T14">});</text:span></text:p>
      <text:p text:style-name="P7"><text:span text:style-name="T5">289 </text:span><text:tab/><text:span text:style-name="T14">});</text:span></text:p>
      <text:p text:style-name="P7"><text:span text:style-name="T5">290 </text:span><text:span text:style-name="T14"><text:tab/></text:span></text:p>
      <text:p text:style-name="P7"><text:span text:style-name="T5">291 </text:span><text:span text:style-name="T14"><text:tab/>app.</text:span><text:span text:style-name="T22">get</text:span><text:span text:style-name="T14">(</text:span><text:span text:style-name="T19">'/playDragMe/:id/:id2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292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293 </text:span><text:tab/><text:tab/><text:tab/><text:span text:style-name="T11">var</text:span> <text:span text:style-name="T14">id</text:span> <text:span text:style-name="T14">=</text:span> <text:span text:style-name="T14">req.params.id</text:span></text:p>
      <text:p text:style-name="P7"><text:span text:style-name="T5">294 </text:span><text:tab/><text:tab/><text:tab/><text:span text:style-name="T11">var</text:span> <text:span text:style-name="T14">calib</text:span> <text:span text:style-name="T14">=</text:span> <text:span text:style-name="T14">JSON.</text:span><text:span text:style-name="T22">stringify</text:span><text:span text:style-name="T14">(user.calibration);</text:span></text:p>
      <text:p text:style-name="P7"><text:span text:style-name="T5">295 </text:span><text:tab/><text:tab/><text:tab/><text:span text:style-name="T11">var</text:span> <text:span text:style-name="T14">conf</text:span> <text:span text:style-name="T14">=</text:span> <text:span text:style-name="T14">JSON.</text:span><text:span text:style-name="T22">stringify</text:span><text:span text:style-name="T14">(user.dragMeConf.</text:span><text:span text:style-name="T22">id</text:span><text:span text:style-name="T14">(req.params.id2));</text:span></text:p>
      <text:p text:style-name="P7"><text:span text:style-name="T5">296 </text:span><text:span text:style-name="T14"><text:tab/><text:tab/><text:tab/> </text:span></text:p>
      <text:p text:style-name="P7"><text:span text:style-name="T5">297 </text:span><text:span text:style-name="T14"><text:tab/><text:tab/><text:tab/> </text:span></text:p>
      <text:p text:style-name="P7"><text:span text:style-name="T5">298 </text:span><text:span text:style-name="T14"><text:tab/><text:tab/><text:tab/> </text:span></text:p>
      <text:p text:style-name="P7"><text:span text:style-name="T5">299 </text:span><text:span text:style-name="T14"><text:tab/><text:tab/><text:tab/>res.</text:span><text:span text:style-name="T22">render</text:span><text:span text:style-name="T14">(</text:span><text:span text:style-name="T19">'dragMe.html'</text:span><text:span text:style-name="T14">,{</text:span> <text:span text:style-name="T14">userId:</text:span> <text:span text:style-name="T14">id,configuration:</text:span> <text:span text:style-name="T14">conf,</text:span> <text:span text:style-name="T14">calibration:</text:span> <text:span text:style-name="T14">calib});</text:span></text:p>
      <text:p text:style-name="P7"><text:span text:style-name="T5">300 </text:span><text:tab/><text:tab/><text:span text:style-name="T14">});</text:span></text:p>
      <text:p text:style-name="P7"><text:span text:style-name="T5">301 </text:span><text:tab/><text:span text:style-name="T14">});</text:span></text:p>
      <text:p text:style-name="P7"><text:span text:style-name="T5">302 </text:span><text:span text:style-name="T14"><text:tab/></text:span></text:p>
      <text:p text:style-name="P7"><text:span text:style-name="T5">303 </text:span><text:span text:style-name="T14"><text:tab/>app.</text:span><text:span text:style-name="T22">post</text:span><text:span text:style-name="T14">(</text:span><text:span text:style-name="T19">'/dragMeScore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304 </text:span><text:span text:style-name="T14"><text:tab/><text:tab/> </text:span></text:p>
      <text:p text:style-name="P7"><text:span text:style-name="T5">305 </text:span><text:span text:style-name="T14"><text:tab/><text:tab/>User.</text:span><text:span text:style-name="T22">findById</text:span><text:span text:style-name="T14">(req.body.userId,</text:span> <text:span text:style-name="T11">function</text:span><text:span text:style-name="T14">(err,</text:span> <text:span text:style-name="T14">user) {</text:span></text:p>
      <text:p text:style-name="P7"><text:span text:style-name="T5">306 </text:span><text:span text:style-name="T14"><text:tab/><text:tab/><text:tab/>user.dragMeConf.</text:span><text:span text:style-name="T22">id</text:span><text:span text:style-name="T14">(req.body.confId).score.</text:span><text:span text:style-name="T22">push</text:span><text:span text:style-name="T14">(req.body.score);</text:span></text:p>
      <text:p text:style-name="P7"><text:span text:style-name="T5">307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308 </text:span><text:tab/><text:tab/><text:tab/><text:tab/><text:span text:style-name="T11">if</text:span> <text:span text:style-name="T14">(err)</text:span></text:p>
      <text:p text:style-name="P7"><text:span text:style-name="T5">309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310 </text:span><text:tab/><text:tab/><text:tab/><text:span text:style-name="T14">});</text:span><text:tab/><text:tab/><text:tab/></text:p>
      <text:p text:style-name="P8">311 </text:p>
      <text:p text:style-name="P7"><text:span text:style-name="T5">312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313 </text:span><text:tab/><text:tab/><text:span text:style-name="T14">});</text:span></text:p>
      <text:p text:style-name="P7"><text:span text:style-name="T5">314 </text:span><text:tab/><text:span text:style-name="T14">});</text:span></text:p>
      <text:p text:style-name="P7"><text:span text:style-name="T5">315 </text:span><text:span text:style-name="T14"><text:tab/></text:span></text:p>
      <text:p text:style-name="P7"><text:span text:style-name="T5">316 </text:span><text:span text:style-name="T14"><text:tab/>app.</text:span><text:span text:style-name="T22">put</text:span><text:span text:style-name="T14">(</text:span><text:span text:style-name="T19">'/calibration/:id'</text:span><text:span text:style-name="T14">,</text:span> <text:span text:style-name="T14">isLoggedIn,</text:span> <text:span text:style-name="T11">function</text:span><text:span text:style-name="T14">(req,</text:span> <text:span text:style-name="T14">res) {</text:span></text:p>
      <text:p text:style-name="P7"><text:span text:style-name="T5">317 </text:span><text:span text:style-name="T14"><text:tab/><text:tab/> </text:span></text:p>
      <text:p text:style-name="P7"><text:span text:style-name="T5">318 </text:span><text:span text:style-name="T14"><text:tab/><text:tab/> </text:span></text:p>
      <text:p text:style-name="P7"><text:span text:style-name="T5">319 </text:span><text:span text:style-name="T14"><text:tab/><text:tab/>User.</text:span><text:span text:style-name="T22">findById</text:span><text:span text:style-name="T14">(req.params.id,</text:span> <text:span text:style-name="T11">function</text:span><text:span text:style-name="T14">(err,</text:span> <text:span text:style-name="T14">user) {</text:span></text:p>
      <text:p text:style-name="P7"><text:span text:style-name="T5">320 </text:span><text:span text:style-name="T14"><text:tab/><text:tab/><text:tab/> </text:span></text:p>
      <text:p text:style-name="P7"><text:span text:style-name="T5">321 </text:span><text:span text:style-name="T14"><text:tab/><text:tab/><text:tab/> </text:span></text:p>
      <text:p text:style-name="P8">322 </text:p>
      <text:p text:style-name="P7"><text:span text:style-name="T5">323 </text:span><text:span text:style-name="T14"><text:tab/><text:tab/><text:tab/>user.calibration.eyeLeft</text:span> <text:span text:style-name="T14">=</text:span> <text:span text:style-name="T14">req.body.eyeLeft;</text:span></text:p>
      <text:p text:style-name="P7"><text:span text:style-name="T5">324 </text:span><text:span text:style-name="T14"><text:tab/><text:tab/><text:tab/>user.calibration.eyeRight</text:span> <text:span text:style-name="T14">=</text:span> <text:span text:style-name="T14">req.body.eyeRight;</text:span></text:p>
      <text:p text:style-name="P7"><text:span text:style-name="T5">325 </text:span><text:span text:style-name="T14"><text:tab/><text:tab/><text:tab/>user.</text:span><text:span text:style-name="T22">save</text:span><text:span text:style-name="T14">(</text:span><text:span text:style-name="T11">function</text:span> <text:span text:style-name="T14">(err) {</text:span></text:p>
      <text:p text:style-name="P7"><text:span text:style-name="T5">326 </text:span><text:tab/><text:tab/><text:tab/><text:tab/><text:span text:style-name="T11">if</text:span> <text:span text:style-name="T14">(err)</text:span></text:p>
      <text:p text:style-name="P7"><text:span text:style-name="T5">327 </text:span><text:span text:style-name="T14"><text:tab/><text:tab/><text:tab/> <text:s text:c="2"/><text:tab/><text:tab/>res.</text:span><text:span text:style-name="T22">send</text:span><text:span text:style-name="T14">({message:</text:span> <text:span text:style-name="T19">"Error al guardar."</text:span><text:span text:style-name="T14">})</text:span></text:p>
      <text:p text:style-name="P7"><text:span text:style-name="T5">328 </text:span><text:tab/><text:tab/><text:tab/><text:span text:style-name="T14">});</text:span><text:tab/><text:tab/><text:tab/></text:p>
      <text:p text:style-name="P8">329 </text:p>
      <text:p text:style-name="P7"><text:span text:style-name="T5">330 </text:span><text:span text:style-name="T14"><text:tab/><text:tab/><text:tab/>res.</text:span><text:span text:style-name="T22">send</text:span><text:span text:style-name="T14">(</text:span><text:span text:style-name="T11">true</text:span><text:span text:style-name="T14">);</text:span></text:p>
      <text:p text:style-name="P7"><text:span text:style-name="T5">331 </text:span><text:tab/><text:tab/><text:tab/></text:p>
      <text:p text:style-name="P7"><text:span text:style-name="T5">332 </text:span><text:tab/><text:tab/><text:span text:style-name="T14">});</text:span></text:p>
      <text:p text:style-name="P7"><text:span text:style-name="T5">333 </text:span><text:tab/><text:span text:style-name="T14">});</text:span></text:p>
      <text:p text:style-name="P8">334 </text:p>
      <text:p text:style-name="P7"><text:span text:style-name="T5">335 </text:span><text:tab/><text:span text:style-name="T5">// LOGOUT ==============================</text:span></text:p>
      <text:p text:style-name="P7"><text:soft-page-break/><text:span text:style-name="T5">336 </text:span><text:span text:style-name="T14"><text:tab/>app.</text:span><text:span text:style-name="T22">get</text:span><text:span text:style-name="T14">(</text:span><text:span text:style-name="T19">'/logout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337 </text:span><text:span text:style-name="T14"><text:tab/><text:tab/>req.</text:span><text:span text:style-name="T22">logout</text:span><text:span text:style-name="T14">();</text:span></text:p>
      <text:p text:style-name="P7"><text:span text:style-name="T5">338 </text:span><text:span text:style-name="T14"><text:tab/><text:tab/>res.</text:span><text:span text:style-name="T22">redirect</text:span><text:span text:style-name="T14">(</text:span><text:span text:style-name="T19">'/'</text:span><text:span text:style-name="T14">);</text:span></text:p>
      <text:p text:style-name="P7"><text:span text:style-name="T5">339 </text:span><text:tab/><text:span text:style-name="T14">});</text:span></text:p>
      <text:p text:style-name="P8">340 </text:p>
      <text:p text:style-name="P8">341 // =============================================================================</text:p>
      <text:p text:style-name="P8">342 // AUTHENTICATE (FIRST LOGIN) ==================================================</text:p>
      <text:p text:style-name="P8">343 // =============================================================================</text:p>
      <text:p text:style-name="P8">344 </text:p>
      <text:p text:style-name="P7"><text:span text:style-name="T5">345 </text:span><text:tab/><text:span text:style-name="T5">// locally --------------------------------</text:span></text:p>
      <text:p text:style-name="P7"><text:span text:style-name="T5">346 </text:span><text:tab/><text:tab/><text:span text:style-name="T5">// LOGIN ===============================</text:span></text:p>
      <text:p text:style-name="P7"><text:span text:style-name="T5">347 </text:span><text:tab/><text:tab/><text:span text:style-name="T5">// show the login form</text:span></text:p>
      <text:p text:style-name="P7"><text:span text:style-name="T5">348 </text:span><text:span text:style-name="T14"><text:tab/><text:tab/>app.</text:span><text:span text:style-name="T22">get</text:span><text:span text:style-name="T14">(</text:span><text:span text:style-name="T19">'/login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349 </text:span><text:span text:style-name="T14"><text:tab/><text:tab/><text:tab/>res.</text:span><text:span text:style-name="T22">render</text:span><text:span text:style-name="T14">(</text:span><text:span text:style-name="T19">'login.html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loginMessage'</text:span><text:span text:style-name="T14">) });</text:span></text:p>
      <text:p text:style-name="P8">350 </text:p>
      <text:p text:style-name="P7"><text:span text:style-name="T5">351 </text:span><text:tab/><text:tab/><text:span text:style-name="T14">});</text:span></text:p>
      <text:p text:style-name="P8">352 </text:p>
      <text:p text:style-name="P7"><text:span text:style-name="T5">353 </text:span><text:tab/><text:tab/><text:span text:style-name="T5">// process the login form</text:span></text:p>
      <text:p text:style-name="P7"><text:span text:style-name="T5">354 </text:span><text:span text:style-name="T14"><text:tab/><text:tab/>app.</text:span><text:span text:style-name="T22">post</text:span><text:span text:style-name="T14">(</text:span><text:span text:style-name="T19">'/login'</text:span><text:span text:style-name="T14">,</text:span> <text:span text:style-name="T14">passport.</text:span><text:span text:style-name="T22">authenticate</text:span><text:span text:style-name="T14">(</text:span><text:span text:style-name="T19">'local-login'</text:span><text:span text:style-name="T14">, {</text:span></text:p>
      <text:p text:style-name="P7"><text:span text:style-name="T5">355 </text:span><text:span text:style-name="T14"><text:tab/><text:tab/><text:tab/>successRedirect</text:span> <text:span text:style-name="T14">:</text:span> <text:span text:style-name="T19">'/profile', // redirect to the secure profile section</text:span></text:p>
      <text:p text:style-name="P7"><text:span text:style-name="T5">356 </text:span><text:span text:style-name="T19"><text:tab/><text:tab/><text:tab/>failureRedirect : '</text:span><text:span text:style-name="T24">/login', /</text:span><text:span text:style-name="T14">/</text:span> <text:span text:style-name="T14">redirect back to the signup page</text:span> <text:span text:style-name="T11">if</text:span> <text:span text:style-name="T14">there is an error</text:span></text:p>
      <text:p text:style-name="P7"><text:span text:style-name="T5">357 </text:span><text:span text:style-name="T14"><text:tab/><text:tab/><text:tab/>failureFlash</text:span> <text:span text:style-name="T14">:</text:span> <text:span text:style-name="T11">true</text:span> <text:span text:style-name="T5">// allow flash messages</text:span></text:p>
      <text:p text:style-name="P7"><text:span text:style-name="T5">358 </text:span><text:tab/><text:tab/><text:span text:style-name="T14">}));</text:span></text:p>
      <text:p text:style-name="P8">359 </text:p>
      <text:p text:style-name="P7"><text:span text:style-name="T5">360 </text:span><text:tab/><text:tab/><text:span text:style-name="T5">// SIGNUP =================================</text:span></text:p>
      <text:p text:style-name="P7"><text:span text:style-name="T5">361 </text:span><text:tab/><text:tab/><text:span text:style-name="T5">// show the signup form</text:span></text:p>
      <text:p text:style-name="P7"><text:span text:style-name="T5">362 </text:span><text:span text:style-name="T14"><text:tab/><text:tab/>app.</text:span><text:span text:style-name="T22">get</text:span><text:span text:style-name="T14">(</text:span><text:span text:style-name="T19">'/signup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363 </text:span><text:span text:style-name="T14"><text:tab/><text:tab/><text:tab/>res.</text:span><text:span text:style-name="T22">render</text:span><text:span text:style-name="T14">(</text:span><text:span text:style-name="T19">'signup.html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signupMessage'</text:span><text:span text:style-name="T14">) });</text:span></text:p>
      <text:p text:style-name="P7"><text:span text:style-name="T5">364 </text:span><text:tab/><text:tab/><text:span text:style-name="T14">});</text:span></text:p>
      <text:p text:style-name="P8">365 </text:p>
      <text:p text:style-name="P7"><text:span text:style-name="T5">366 </text:span><text:tab/><text:tab/><text:span text:style-name="T5">// process the signup form</text:span></text:p>
      <text:p text:style-name="P7"><text:span text:style-name="T5">367 </text:span><text:span text:style-name="T14"><text:tab/><text:tab/>app.</text:span><text:span text:style-name="T22">post</text:span><text:span text:style-name="T14">(</text:span><text:span text:style-name="T19">'/signup'</text:span><text:span text:style-name="T14">,</text:span> <text:span text:style-name="T14">passport.</text:span><text:span text:style-name="T22">authenticate</text:span><text:span text:style-name="T14">(</text:span><text:span text:style-name="T19">'local-signup'</text:span><text:span text:style-name="T14">, {</text:span></text:p>
      <text:p text:style-name="P7"><text:span text:style-name="T5">368 </text:span><text:span text:style-name="T14"><text:tab/><text:tab/> <text:tab/>successRedirect</text:span> <text:span text:style-name="T14">:</text:span> <text:span text:style-name="T19">'/profile', // redirect to the secure profile section</text:span></text:p>
      <text:p text:style-name="P7"><text:span text:style-name="T5">369 </text:span><text:span text:style-name="T19"><text:tab/><text:tab/> <text:tab/>failureRedirect : '</text:span><text:span text:style-name="T24">/signup', /</text:span><text:span text:style-name="T14">/</text:span> <text:span text:style-name="T14">redirect back to the signup page</text:span> <text:span text:style-name="T11">if</text:span> <text:span text:style-name="T14">there is an error</text:span></text:p>
      <text:p text:style-name="P7"><text:span text:style-name="T5">370 </text:span><text:span text:style-name="T14"><text:tab/><text:tab/><text:tab/>failureFlash</text:span> <text:span text:style-name="T14">:</text:span> <text:span text:style-name="T11">true</text:span> <text:span text:style-name="T5">// allow flash messages</text:span></text:p>
      <text:p text:style-name="P7"><text:span text:style-name="T5">371 </text:span><text:tab/><text:tab/><text:span text:style-name="T14">}));</text:span></text:p>
      <text:p text:style-name="P7"><text:span text:style-name="T5">372 </text:span><text:span text:style-name="T14"><text:tab/><text:tab/></text:span></text:p>
      <text:p text:style-name="P7"><text:span text:style-name="T5">373 </text:span><text:span text:style-name="T14"><text:tab/><text:tab/>app.</text:span><text:span text:style-name="T22">post</text:span><text:span text:style-name="T14">(</text:span><text:span text:style-name="T19">'/auth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374 </text:span><text:tab/><text:tab/><text:tab/><text:span text:style-name="T11">if</text:span><text:span text:style-name="T14">(req.body.button</text:span> <text:span text:style-name="T14">==</text:span> <text:span text:style-name="T19">'facebook'</text:span><text:span text:style-name="T14">)</text:span></text:p>
      <text:p text:style-name="P7"><text:span text:style-name="T5">375 </text:span><text:span text:style-name="T14"><text:tab/><text:tab/><text:tab/><text:tab/>res.</text:span><text:span text:style-name="T22">redirect</text:span><text:span text:style-name="T14">(</text:span><text:span text:style-name="T19">'/auth/facebook'</text:span><text:span text:style-name="T14">);</text:span></text:p>
      <text:p text:style-name="P7"><text:span text:style-name="T5">376 </text:span><text:tab/><text:tab/><text:tab/><text:span text:style-name="T11">else if</text:span><text:span text:style-name="T14">(req.body.button</text:span> <text:span text:style-name="T14">==</text:span> <text:span text:style-name="T19">'twitter'</text:span><text:span text:style-name="T14">)</text:span></text:p>
      <text:p text:style-name="P7"><text:span text:style-name="T5">377 </text:span><text:span text:style-name="T14"><text:tab/><text:tab/><text:tab/><text:tab/>res.</text:span><text:span text:style-name="T22">redirect</text:span><text:span text:style-name="T14">(</text:span><text:span text:style-name="T19">'/auth/twitter'</text:span><text:span text:style-name="T14">);</text:span></text:p>
      <text:p text:style-name="P7"><text:span text:style-name="T5">378 </text:span><text:tab/><text:tab/><text:tab/><text:span text:style-name="T11">else if</text:span><text:span text:style-name="T14">(req.body.button</text:span> <text:span text:style-name="T14">==</text:span> <text:span text:style-name="T19">'google'</text:span><text:span text:style-name="T14">)</text:span></text:p>
      <text:p text:style-name="P7"><text:span text:style-name="T5">379 </text:span><text:span text:style-name="T14"><text:tab/><text:tab/><text:tab/><text:tab/>res.</text:span><text:span text:style-name="T22">redirect</text:span><text:span text:style-name="T14">(</text:span><text:span text:style-name="T19">'/auth/google'</text:span><text:span text:style-name="T14">);</text:span></text:p>
      <text:p text:style-name="P7"><text:span text:style-name="T5">380 </text:span><text:span text:style-name="T14"><text:tab/><text:tab/><text:tab/>res.</text:span><text:span text:style-name="T22">end</text:span><text:span text:style-name="T14">();</text:span></text:p>
      <text:p text:style-name="P7"><text:span text:style-name="T5">381 </text:span><text:tab/><text:tab/><text:span text:style-name="T14">});</text:span></text:p>
      <text:p text:style-name="P7"><text:span text:style-name="T5">382 </text:span><text:tab/><text:span text:style-name="T5">// facebook -------------------------------</text:span></text:p>
      <text:p text:style-name="P8">383 </text:p>
      <text:p text:style-name="P7"><text:span text:style-name="T5">384 </text:span><text:tab/><text:tab/><text:span text:style-name="T5">// send to facebook to do the authentication</text:span></text:p>
      <text:p text:style-name="P7"><text:span text:style-name="T5">385 </text:span><text:tab/><text:tab/><text:span text:style-name="T11">var</text:span> <text:span text:style-name="T14">dir</text:span> <text:span text:style-name="T14">=</text:span> <text:span text:style-name="T11">null</text:span><text:span text:style-name="T14">;</text:span></text:p>
      <text:p text:style-name="P7"><text:span text:style-name="T5">386 </text:span><text:span text:style-name="T14"><text:tab/><text:tab/>app.</text:span><text:span text:style-name="T22">get</text:span><text:span text:style-name="T14">(</text:span><text:span text:style-name="T19">'/auth/facebook'</text:span><text:span text:style-name="T14">,</text:span> <text:span text:style-name="T11">function</text:span><text:span text:style-name="T14">(req,res,next){</text:span></text:p>
      <text:p text:style-name="P7"><text:span text:style-name="T5">387 </text:span><text:span text:style-name="T14"><text:tab/><text:tab/><text:tab/>dir=</text:span><text:span text:style-name="T19">'/profile'</text:span><text:span text:style-name="T14">;</text:span></text:p>
      <text:p text:style-name="P7"><text:span text:style-name="T5">388 </text:span><text:span text:style-name="T14"><text:tab/><text:tab/><text:tab/>passport.</text:span><text:span text:style-name="T22">authenticate</text:span><text:span text:style-name="T14">(</text:span><text:span text:style-name="T19">'facebook'</text:span><text:span text:style-name="T14">, {</text:span> <text:span text:style-name="T14">scope</text:span> <text:span text:style-name="T14">:</text:span> <text:span text:style-name="T19">'email'</text:span> <text:span text:style-name="T14">})(req,res,next)</text:span></text:p>
      <text:p text:style-name="P7"><text:span text:style-name="T5">389 </text:span><text:tab/><text:tab/><text:span text:style-name="T14">});</text:span></text:p>
      <text:p text:style-name="P7"><text:soft-page-break/><text:span text:style-name="T5">390 </text:span><text:tab/><text:tab/><text:span text:style-name="T5">// handle the callback after facebook has authenticated the user</text:span></text:p>
      <text:p text:style-name="P7"><text:span text:style-name="T5">391 </text:span><text:span text:style-name="T14"><text:tab/><text:tab/>app.</text:span><text:span text:style-name="T22">get</text:span><text:span text:style-name="T14">(</text:span><text:span text:style-name="T19">'/auth/facebook/callback'</text:span><text:span text:style-name="T14">,</text:span><text:span text:style-name="T11">function</text:span><text:span text:style-name="T14">(req,res,next){</text:span></text:p>
      <text:p text:style-name="P7"><text:span text:style-name="T5">392 </text:span><text:span text:style-name="T14"><text:tab/><text:tab/><text:tab/></text:span></text:p>
      <text:p text:style-name="P7"><text:span text:style-name="T5">393 </text:span><text:span text:style-name="T14"><text:tab/><text:tab/><text:tab/>passport.</text:span><text:span text:style-name="T22">authenticate</text:span><text:span text:style-name="T14">(</text:span><text:span text:style-name="T19">'facebook'</text:span><text:span text:style-name="T14">, {</text:span></text:p>
      <text:p text:style-name="P7"><text:span text:style-name="T5">394 </text:span><text:span text:style-name="T14"><text:tab/><text:tab/><text:tab/><text:tab/>successRedirect</text:span> <text:span text:style-name="T14">:</text:span> <text:span text:style-name="T14">dir,</text:span></text:p>
      <text:p text:style-name="P7"><text:span text:style-name="T5">395 </text:span><text:span text:style-name="T14"><text:tab/><text:tab/><text:tab/><text:tab/>failureRedirect</text:span> <text:span text:style-name="T14">:</text:span> <text:span text:style-name="T19">'/'</text:span></text:p>
      <text:p text:style-name="P7"><text:span text:style-name="T5">396 </text:span><text:tab/><text:tab/><text:tab/><text:span text:style-name="T14">})(req,res,next);</text:span></text:p>
      <text:p text:style-name="P7"><text:span text:style-name="T5">397 </text:span><text:tab/><text:tab/><text:span text:style-name="T14">});</text:span></text:p>
      <text:p text:style-name="P8">398 </text:p>
      <text:p text:style-name="P7"><text:span text:style-name="T5">399 </text:span><text:tab/><text:span text:style-name="T5">// twitter --------------------------------</text:span></text:p>
      <text:p text:style-name="P8">400 </text:p>
      <text:p text:style-name="P7"><text:span text:style-name="T5">401 </text:span><text:tab/><text:tab/><text:span text:style-name="T5">// send to twitter to do the authentication</text:span></text:p>
      <text:p text:style-name="P7"><text:span text:style-name="T5">402 </text:span><text:span text:style-name="T14"><text:tab/><text:tab/>app.</text:span><text:span text:style-name="T22">get</text:span><text:span text:style-name="T14">(</text:span><text:span text:style-name="T19">'/auth/twitter'</text:span><text:span text:style-name="T14">,</text:span> <text:span text:style-name="T11">function</text:span><text:span text:style-name="T14">(req,res,next){</text:span></text:p>
      <text:p text:style-name="P7"><text:span text:style-name="T5">403 </text:span><text:span text:style-name="T14"><text:tab/><text:tab/><text:tab/>dir=</text:span><text:span text:style-name="T19">'/profile'</text:span><text:span text:style-name="T14">;</text:span></text:p>
      <text:p text:style-name="P7"><text:span text:style-name="T5">404 </text:span><text:span text:style-name="T14"><text:tab/><text:tab/><text:tab/>passport.</text:span><text:span text:style-name="T22">authenticate</text:span><text:span text:style-name="T14">(</text:span><text:span text:style-name="T19">'twitter'</text:span><text:span text:style-name="T14">, {</text:span> <text:span text:style-name="T14">scope</text:span> <text:span text:style-name="T14">:</text:span> <text:span text:style-name="T19">'email'</text:span> <text:span text:style-name="T14">})(req,res,next);</text:span></text:p>
      <text:p text:style-name="P7"><text:span text:style-name="T5">405 </text:span><text:tab/><text:tab/><text:span text:style-name="T14">});</text:span></text:p>
      <text:p text:style-name="P8">406 </text:p>
      <text:p text:style-name="P7"><text:span text:style-name="T5">407 </text:span><text:tab/><text:tab/><text:span text:style-name="T5">// handle the callback after twitter has authenticated the user</text:span></text:p>
      <text:p text:style-name="P7"><text:span text:style-name="T5">408 </text:span><text:span text:style-name="T14"><text:tab/><text:tab/>app.</text:span><text:span text:style-name="T22">get</text:span><text:span text:style-name="T14">(</text:span><text:span text:style-name="T19">'/auth/twitter/callback'</text:span><text:span text:style-name="T14">,</text:span><text:span text:style-name="T11">function</text:span><text:span text:style-name="T14">(req,res,next){</text:span></text:p>
      <text:p text:style-name="P7"><text:span text:style-name="T5">409 </text:span><text:span text:style-name="T14"><text:tab/><text:tab/><text:tab/>passport.</text:span><text:span text:style-name="T22">authenticate</text:span><text:span text:style-name="T14">(</text:span><text:span text:style-name="T19">'twitter'</text:span><text:span text:style-name="T14">, {</text:span></text:p>
      <text:p text:style-name="P7"><text:span text:style-name="T5">410 </text:span><text:span text:style-name="T14"><text:tab/><text:tab/><text:tab/><text:tab/>successRedirect</text:span> <text:span text:style-name="T14">:</text:span> <text:span text:style-name="T14">dir,</text:span></text:p>
      <text:p text:style-name="P7"><text:span text:style-name="T5">411 </text:span><text:span text:style-name="T14"><text:tab/><text:tab/><text:tab/><text:tab/>failureRedirect</text:span> <text:span text:style-name="T14">:</text:span> <text:span text:style-name="T19">'/'</text:span></text:p>
      <text:p text:style-name="P7"><text:span text:style-name="T5">412 </text:span><text:tab/><text:tab/><text:tab/><text:span text:style-name="T14">})(req,res,next);</text:span></text:p>
      <text:p text:style-name="P7"><text:span text:style-name="T5">413 </text:span><text:tab/><text:tab/><text:span text:style-name="T14">});</text:span></text:p>
      <text:p text:style-name="P8">414 </text:p>
      <text:p text:style-name="P8">415 </text:p>
      <text:p text:style-name="P7"><text:span text:style-name="T5">416 </text:span><text:tab/><text:span text:style-name="T5">// google ---------------------------------</text:span></text:p>
      <text:p text:style-name="P8">417 </text:p>
      <text:p text:style-name="P7"><text:span text:style-name="T5">418 </text:span><text:tab/><text:tab/><text:span text:style-name="T5">// send to google to do the authentication</text:span></text:p>
      <text:p text:style-name="P7"><text:span text:style-name="T5">419 </text:span><text:span text:style-name="T14"><text:tab/><text:tab/>app.</text:span><text:span text:style-name="T22">get</text:span><text:span text:style-name="T14">(</text:span><text:span text:style-name="T19">'/auth/google'</text:span><text:span text:style-name="T14">,</text:span> <text:span text:style-name="T11">function</text:span><text:span text:style-name="T14">(req,res,next){</text:span></text:p>
      <text:p text:style-name="P7"><text:span text:style-name="T5">420 </text:span><text:span text:style-name="T14"><text:tab/><text:tab/><text:tab/>dir=</text:span><text:span text:style-name="T19">'/profile'</text:span><text:span text:style-name="T14">;</text:span></text:p>
      <text:p text:style-name="P7"><text:span text:style-name="T5">421 </text:span><text:span text:style-name="T14"><text:tab/><text:tab/><text:tab/>passport.</text:span><text:span text:style-name="T22">authenticate</text:span><text:span text:style-name="T14">(</text:span><text:span text:style-name="T19">'google'</text:span><text:span text:style-name="T14">, {</text:span> <text:span text:style-name="T14">scope</text:span> <text:span text:style-name="T14">: [</text:span><text:span text:style-name="T19">'profile'</text:span><text:span text:style-name="T14">,</text:span> <text:span text:style-name="T19">'email'</text:span><text:span text:style-name="T14">] })(req,res,next);</text:span></text:p>
      <text:p text:style-name="P7"><text:span text:style-name="T5">422 </text:span><text:tab/><text:tab/><text:span text:style-name="T14">});</text:span></text:p>
      <text:p text:style-name="P8">423 </text:p>
      <text:p text:style-name="P7"><text:span text:style-name="T5">424 </text:span><text:tab/><text:tab/><text:span text:style-name="T5">// the callback after google has authenticated the user</text:span></text:p>
      <text:p text:style-name="P7"><text:span text:style-name="T5">425 </text:span><text:span text:style-name="T14"><text:tab/><text:tab/>app.</text:span><text:span text:style-name="T22">get</text:span><text:span text:style-name="T14">(</text:span><text:span text:style-name="T19">'/auth/google/callback'</text:span><text:span text:style-name="T14">,</text:span><text:span text:style-name="T11">function</text:span><text:span text:style-name="T14">(req,res,next){</text:span></text:p>
      <text:p text:style-name="P7"><text:span text:style-name="T5">426 </text:span><text:span text:style-name="T14"><text:tab/><text:tab/><text:tab/>passport.</text:span><text:span text:style-name="T22">authenticate</text:span><text:span text:style-name="T14">(</text:span><text:span text:style-name="T19">'google'</text:span><text:span text:style-name="T14">, {</text:span></text:p>
      <text:p text:style-name="P7"><text:span text:style-name="T5">427 </text:span><text:span text:style-name="T14"><text:tab/><text:tab/><text:tab/><text:tab/>successRedirect</text:span> <text:span text:style-name="T14">:</text:span> <text:span text:style-name="T14">dir,</text:span></text:p>
      <text:p text:style-name="P7"><text:span text:style-name="T5">428 </text:span><text:span text:style-name="T14"><text:tab/><text:tab/><text:tab/><text:tab/>failureRedirect</text:span> <text:span text:style-name="T14">:</text:span> <text:span text:style-name="T19">'/'</text:span></text:p>
      <text:p text:style-name="P7"><text:span text:style-name="T5">429 </text:span><text:tab/><text:tab/><text:tab/><text:span text:style-name="T14">})(req,res,next);</text:span></text:p>
      <text:p text:style-name="P7"><text:span text:style-name="T5">430 </text:span><text:tab/><text:tab/><text:span text:style-name="T14">});</text:span></text:p>
      <text:p text:style-name="P8">431 </text:p>
      <text:p text:style-name="P8">432 // =============================================================================</text:p>
      <text:p text:style-name="P7"><text:span text:style-name="T5">433 </text:span><text:span text:style-name="T24">// AUTHORIZE (ALREADY LOGGED IN /</text:span> <text:span text:style-name="T14">CONNECTING OTHER SOCIAL ACCOUNT) =============</text:span></text:p>
      <text:p text:style-name="P8">434 // =============================================================================</text:p>
      <text:p text:style-name="P8">435 </text:p>
      <text:p text:style-name="P7"><text:span text:style-name="T5">436 </text:span><text:tab/><text:span text:style-name="T5">// locally --------------------------------</text:span></text:p>
      <text:p text:style-name="P7"><text:span text:style-name="T5">437 </text:span><text:span text:style-name="T14"><text:tab/><text:tab/>app.</text:span><text:span text:style-name="T22">get</text:span><text:span text:style-name="T14">(</text:span><text:span text:style-name="T19">'/connect/local'</text:span><text:span text:style-name="T14">,</text:span> <text:span text:style-name="T11">function</text:span><text:span text:style-name="T14">(req,</text:span> <text:span text:style-name="T14">res) {</text:span></text:p>
      <text:p text:style-name="P7"><text:span text:style-name="T5">438 </text:span><text:span text:style-name="T14"><text:tab/><text:tab/><text:tab/>res.</text:span><text:span text:style-name="T22">render</text:span><text:span text:style-name="T14">(</text:span><text:span text:style-name="T19">'connect-local.ejs'</text:span><text:span text:style-name="T14">, {</text:span> <text:span text:style-name="T14">message:</text:span> <text:span text:style-name="T14">req.</text:span><text:span text:style-name="T22">flash</text:span><text:span text:style-name="T14">(</text:span><text:span text:style-name="T19">'loginMessage'</text:span><text:span text:style-name="T14">) });</text:span></text:p>
      <text:p text:style-name="P7"><text:span text:style-name="T5">439 </text:span><text:tab/><text:tab/><text:span text:style-name="T14">});</text:span></text:p>
      <text:p text:style-name="P7"><text:span text:style-name="T5">440 </text:span><text:span text:style-name="T14"><text:tab/><text:tab/>app.</text:span><text:span text:style-name="T22">post</text:span><text:span text:style-name="T14">(</text:span><text:span text:style-name="T19">'/connect/local'</text:span><text:span text:style-name="T14">,</text:span> <text:span text:style-name="T14">passport.</text:span><text:span text:style-name="T22">authenticate</text:span><text:span text:style-name="T14">(</text:span><text:span text:style-name="T19">'local-signup'</text:span><text:span text:style-name="T14">, {</text:span></text:p>
      <text:p text:style-name="P7"><text:span text:style-name="T5">441 </text:span><text:span text:style-name="T14"><text:tab/><text:tab/><text:tab/>successRedirect</text:span> <text:span text:style-name="T14">:</text:span> <text:span text:style-name="T19">'/profile', // redirect to the secure profile section</text:span></text:p>
      <text:p text:style-name="P7"><text:span text:style-name="T5">442 </text:span><text:span text:style-name="T19"><text:tab/><text:tab/><text:tab/>failureRedirect : '</text:span><text:span text:style-name="T24">/connect/local</text:span><text:span text:style-name="T19">', // redirect back to the signup page if there is an error</text:span></text:p>
      <text:p text:style-name="P7"><text:span text:style-name="T5">443 </text:span><text:span text:style-name="T19"><text:tab/><text:tab/><text:tab/>failureFlash : true // allow flash messages</text:span></text:p>
      <text:p text:style-name="P7"><text:span text:style-name="T5">444 </text:span><text:span text:style-name="T19"><text:tab/><text:tab/>}));</text:span></text:p>
      <text:p text:style-name="P8">445 </text:p>
      <text:p text:style-name="P7"><text:soft-page-break/><text:span text:style-name="T5">446 </text:span><text:span text:style-name="T19"><text:tab/>// facebook -------------------------------</text:span></text:p>
      <text:p text:style-name="P8">447 </text:p>
      <text:p text:style-name="P7"><text:span text:style-name="T5">448 </text:span><text:span text:style-name="T19"><text:tab/><text:tab/>// send to facebook to do the authentication</text:span></text:p>
      <text:p text:style-name="P7"><text:span text:style-name="T5">449 </text:span><text:span text:style-name="T19"><text:tab/><text:tab/>app.get('</text:span><text:span text:style-name="T24">/connect/</text:span><text:span text:style-name="T14">facebook</text:span><text:span text:style-name="T19">', function(req,res,next){</text:span></text:p>
      <text:p text:style-name="P7"><text:span text:style-name="T5">450 </text:span><text:span text:style-name="T19"><text:tab/><text:tab/><text:tab/>dir = '</text:span><text:span text:style-name="T14">/profile</text:span><text:span text:style-name="T19">';</text:span></text:p>
      <text:p text:style-name="P7"><text:span text:style-name="T5">451 </text:span><text:span text:style-name="T19"><text:tab/><text:tab/><text:tab/>passport.authorize('</text:span><text:span text:style-name="T14">facebook</text:span><text:span text:style-name="T19">', { scope : '</text:span><text:span text:style-name="T14">email</text:span><text:span text:style-name="T19">' })(req,res,next);</text:span></text:p>
      <text:p text:style-name="P7"><text:span text:style-name="T5">452 </text:span><text:span text:style-name="T19"><text:tab/><text:tab/>});</text:span></text:p>
      <text:p text:style-name="P8">453 </text:p>
      <text:p text:style-name="P7"><text:span text:style-name="T5">454 </text:span><text:span text:style-name="T19"><text:tab/><text:tab/>app.get('</text:span><text:span text:style-name="T24">/register/</text:span><text:span text:style-name="T14">facebook</text:span><text:span text:style-name="T19">', function(req,res,next){</text:span></text:p>
      <text:p text:style-name="P7"><text:span text:style-name="T5">455 </text:span><text:span text:style-name="T19"><text:tab/><text:tab/><text:tab/>dir = '</text:span><text:span text:style-name="T24">/profile#/social</text:span><text:span text:style-name="T19">';</text:span></text:p>
      <text:p text:style-name="P7"><text:span text:style-name="T5">456 </text:span><text:span text:style-name="T19"><text:tab/><text:tab/><text:tab/>passport.authorize('</text:span><text:span text:style-name="T14">facebook</text:span><text:span text:style-name="T19">', { scope : '</text:span><text:span text:style-name="T14">email</text:span><text:span text:style-name="T19">' })(req,res,next);</text:span></text:p>
      <text:p text:style-name="P7"><text:span text:style-name="T5">457 </text:span><text:span text:style-name="T19"><text:tab/><text:tab/>});</text:span></text:p>
      <text:p text:style-name="P8">458 </text:p>
      <text:p text:style-name="P7"><text:span text:style-name="T5">459 </text:span><text:span text:style-name="T19"><text:tab/><text:tab/>// handle the callback after facebook has authorized the user</text:span></text:p>
      <text:p text:style-name="P7"><text:span text:style-name="T5">460 </text:span><text:span text:style-name="T19"><text:tab/><text:tab/>app.get('</text:span><text:span text:style-name="T24">/connect/</text:span><text:span text:style-name="T14">facebook/callback</text:span><text:span text:style-name="T19">',</text:span></text:p>
      <text:p text:style-name="P7"><text:span text:style-name="T5">461 </text:span><text:span text:style-name="T19"><text:tab/><text:tab/><text:tab/>passport.authorize('</text:span><text:span text:style-name="T14">facebook</text:span><text:span text:style-name="T19">', {</text:span></text:p>
      <text:p text:style-name="P7"><text:span text:style-name="T5">462 </text:span><text:span text:style-name="T19"><text:tab/><text:tab/><text:tab/><text:tab/>successRedirect : '</text:span><text:span text:style-name="T14">/profile</text:span><text:span text:style-name="T19">',</text:span></text:p>
      <text:p text:style-name="P7"><text:span text:style-name="T5">463 </text:span><text:span text:style-name="T19"><text:tab/><text:tab/><text:tab/><text:tab/>failureRedirect : '</text:span><text:span text:style-name="T14">/</text:span><text:span text:style-name="T19">'</text:span></text:p>
      <text:p text:style-name="P7"><text:span text:style-name="T5">464 </text:span><text:span text:style-name="T19"><text:tab/><text:tab/><text:tab/>}));</text:span></text:p>
      <text:p text:style-name="P8">465 </text:p>
      <text:p text:style-name="P7"><text:span text:style-name="T5">466 </text:span><text:span text:style-name="T19"><text:tab/>// twitter --------------------------------</text:span></text:p>
      <text:p text:style-name="P8">467 </text:p>
      <text:p text:style-name="P7"><text:span text:style-name="T5">468 </text:span><text:span text:style-name="T19"><text:tab/><text:tab/>// send to twitter to do the authentication</text:span></text:p>
      <text:p text:style-name="P7"><text:span text:style-name="T5">469 </text:span><text:span text:style-name="T19"><text:tab/><text:tab/>app.get('</text:span><text:span text:style-name="T24">/connect/</text:span><text:span text:style-name="T14">twitter</text:span><text:span text:style-name="T19">', function(req,res,next){</text:span></text:p>
      <text:p text:style-name="P7"><text:span text:style-name="T5">470 </text:span><text:span text:style-name="T19"><text:tab/><text:tab/><text:tab/>dir = '</text:span><text:span text:style-name="T14">/profile</text:span><text:span text:style-name="T19">';</text:span></text:p>
      <text:p text:style-name="P7"><text:span text:style-name="T5">471 </text:span><text:span text:style-name="T19"><text:tab/><text:tab/><text:tab/>passport.authorize('</text:span><text:span text:style-name="T14">twitter</text:span><text:span text:style-name="T19">', { scope : '</text:span><text:span text:style-name="T14">email</text:span><text:span text:style-name="T19">' })(req,res,next);</text:span></text:p>
      <text:p text:style-name="P7"><text:span text:style-name="T5">472 </text:span><text:span text:style-name="T19"><text:tab/><text:tab/>});</text:span></text:p>
      <text:p text:style-name="P8">473 </text:p>
      <text:p text:style-name="P7"><text:span text:style-name="T5">474 </text:span><text:span text:style-name="T19"><text:tab/><text:tab/>app.get('</text:span><text:span text:style-name="T24">/register/</text:span><text:span text:style-name="T14">twitter</text:span><text:span text:style-name="T19">', function(req,res,next){</text:span></text:p>
      <text:p text:style-name="P7"><text:span text:style-name="T5">475 </text:span><text:span text:style-name="T19"><text:tab/><text:tab/><text:tab/>dir = '</text:span><text:span text:style-name="T24">/profile#/social</text:span><text:span text:style-name="T19">';</text:span></text:p>
      <text:p text:style-name="P7"><text:span text:style-name="T5">476 </text:span><text:span text:style-name="T19"><text:tab/><text:tab/><text:tab/>passport.authorize('</text:span><text:span text:style-name="T14">twitter</text:span><text:span text:style-name="T19">', { scope : '</text:span><text:span text:style-name="T14">email</text:span><text:span text:style-name="T19">' })(req,res,next);</text:span></text:p>
      <text:p text:style-name="P7"><text:span text:style-name="T5">477 </text:span><text:span text:style-name="T19"><text:tab/><text:tab/>});</text:span></text:p>
      <text:p text:style-name="P8">478 </text:p>
      <text:p text:style-name="P7"><text:span text:style-name="T5">479 </text:span><text:span text:style-name="T19"><text:tab/><text:tab/>// handle the callback after twitter has authorized the user</text:span></text:p>
      <text:p text:style-name="P7"><text:span text:style-name="T5">480 </text:span><text:span text:style-name="T19"><text:tab/><text:tab/>app.get('</text:span><text:span text:style-name="T24">/connect/</text:span><text:span text:style-name="T14">twitter/callback</text:span><text:span text:style-name="T19">',</text:span></text:p>
      <text:p text:style-name="P7"><text:span text:style-name="T5">481 </text:span><text:span text:style-name="T19"><text:tab/><text:tab/><text:tab/>passport.authorize('</text:span><text:span text:style-name="T14">twitter</text:span><text:span text:style-name="T19">', {</text:span></text:p>
      <text:p text:style-name="P7"><text:span text:style-name="T5">482 </text:span><text:span text:style-name="T19"><text:tab/><text:tab/><text:tab/><text:tab/>successRedirect : '</text:span><text:span text:style-name="T14">/profile</text:span><text:span text:style-name="T19">',</text:span></text:p>
      <text:p text:style-name="P7"><text:span text:style-name="T5">483 </text:span><text:span text:style-name="T19"><text:tab/><text:tab/><text:tab/><text:tab/>failureRedirect : '</text:span><text:span text:style-name="T14">/</text:span><text:span text:style-name="T19">'</text:span></text:p>
      <text:p text:style-name="P7"><text:span text:style-name="T5">484 </text:span><text:span text:style-name="T19"><text:tab/><text:tab/><text:tab/>}));</text:span></text:p>
      <text:p text:style-name="P8">485 </text:p>
      <text:p text:style-name="P8">486 </text:p>
      <text:p text:style-name="P7"><text:span text:style-name="T5">487 </text:span><text:span text:style-name="T19"><text:tab/>// google ---------------------------------</text:span></text:p>
      <text:p text:style-name="P8">488 </text:p>
      <text:p text:style-name="P7"><text:span text:style-name="T5">489 </text:span><text:span text:style-name="T19"><text:tab/><text:tab/>// send to google to do the authentication</text:span></text:p>
      <text:p text:style-name="P7"><text:span text:style-name="T5">490 </text:span><text:span text:style-name="T19"><text:tab/><text:tab/>app.get('</text:span><text:span text:style-name="T24">/connect/googl</text:span><text:span text:style-name="T14">e</text:span><text:span text:style-name="T19">', function(req,res,next){</text:span></text:p>
      <text:p text:style-name="P7"><text:span text:style-name="T5">491 </text:span><text:span text:style-name="T19"><text:tab/><text:tab/><text:tab/>dir = '</text:span><text:span text:style-name="T14">/profile</text:span><text:span text:style-name="T19">';</text:span></text:p>
      <text:p text:style-name="P7"><text:span text:style-name="T5">492 </text:span><text:span text:style-name="T19"><text:tab/><text:tab/><text:tab/>passport.authorize('</text:span><text:span text:style-name="T14">google</text:span><text:span text:style-name="T19">', { scope : ['</text:span><text:span text:style-name="T14">profile</text:span><text:span text:style-name="T19">', '</text:span><text:span text:style-name="T14">email</text:span><text:span text:style-name="T19">'] })(req,res,next);</text:span></text:p>
      <text:p text:style-name="P7"><text:span text:style-name="T5">493 </text:span><text:span text:style-name="T19"><text:tab/><text:tab/>});</text:span></text:p>
      <text:p text:style-name="P8">494 </text:p>
      <text:p text:style-name="P7"><text:span text:style-name="T5">495 </text:span><text:span text:style-name="T19"><text:tab/><text:tab/>app.get('</text:span><text:span text:style-name="T24">/register/googl</text:span><text:span text:style-name="T14">e</text:span><text:span text:style-name="T19">', function(req,res,next){</text:span></text:p>
      <text:p text:style-name="P7"><text:span text:style-name="T5">496 </text:span><text:span text:style-name="T19"><text:tab/><text:tab/><text:tab/>dir = '</text:span><text:span text:style-name="T24">/profile#/social</text:span><text:span text:style-name="T19">';</text:span></text:p>
      <text:p text:style-name="P7"><text:span text:style-name="T5">497 </text:span><text:span text:style-name="T19"><text:tab/><text:tab/><text:tab/>passport.authorize('</text:span><text:span text:style-name="T14">google</text:span><text:span text:style-name="T19">', { scope : ['</text:span><text:span text:style-name="T14">profile</text:span><text:span text:style-name="T19">', '</text:span><text:span text:style-name="T14">email</text:span><text:span text:style-name="T19">'] })(req,res,next);</text:span></text:p>
      <text:p text:style-name="P7"><text:span text:style-name="T5">498 </text:span><text:span text:style-name="T19"><text:tab/><text:tab/>});</text:span></text:p>
      <text:p text:style-name="P8">499 </text:p>
      <text:p text:style-name="P7"><text:span text:style-name="T5">500 </text:span><text:span text:style-name="T19"><text:tab/><text:tab/>// the callback after google has authorized the user</text:span></text:p>
      <text:p text:style-name="P7"><text:span text:style-name="T5">501 </text:span><text:span text:style-name="T19"><text:tab/><text:tab/>app.get('</text:span><text:span text:style-name="T24">/connect/googl</text:span><text:span text:style-name="T14">e/callback</text:span><text:span text:style-name="T19">',</text:span></text:p>
      <text:p text:style-name="P7"><text:span text:style-name="T5">502 </text:span><text:span text:style-name="T19"><text:tab/><text:tab/><text:tab/>passport.authorize('</text:span><text:span text:style-name="T14">google</text:span><text:span text:style-name="T19">', {</text:span></text:p>
      <text:p text:style-name="P7"><text:span text:style-name="T5">503 </text:span><text:span text:style-name="T19"><text:tab/><text:tab/><text:tab/><text:tab/>successRedirect : '</text:span><text:span text:style-name="T14">/profile</text:span><text:span text:style-name="T19">',</text:span></text:p>
      <text:p text:style-name="P7"><text:soft-page-break/><text:span text:style-name="T5">504 </text:span><text:span text:style-name="T19"><text:tab/><text:tab/><text:tab/><text:tab/>failureRedirect : '</text:span><text:span text:style-name="T14">/</text:span><text:span text:style-name="T19">'</text:span></text:p>
      <text:p text:style-name="P7"><text:span text:style-name="T5">505 </text:span><text:span text:style-name="T19"><text:tab/><text:tab/><text:tab/>}));</text:span></text:p>
      <text:p text:style-name="P8">506 </text:p>
      <text:p text:style-name="P7"><text:span text:style-name="T5">507 </text:span><text:span text:style-name="T19">// =============================================================================</text:span></text:p>
      <text:p text:style-name="P7"><text:span text:style-name="T5">508 </text:span><text:span text:style-name="T19">// UNLINK ACCOUNTS =============================================================</text:span></text:p>
      <text:p text:style-name="P7"><text:span text:style-name="T5">509 </text:span><text:span text:style-name="T19">// =============================================================================</text:span></text:p>
      <text:p text:style-name="P7"><text:span text:style-name="T5">510 </text:span><text:span text:style-name="T19">// used to unlink accounts. for social accounts, just remove the token</text:span></text:p>
      <text:p text:style-name="P7"><text:span text:style-name="T5">511 </text:span><text:span text:style-name="T19">// for local account, remove email and password</text:span></text:p>
      <text:p text:style-name="P7"><text:span text:style-name="T5">512 </text:span><text:span text:style-name="T19">// user account will stay active in case they want to reconnect in the future</text:span></text:p>
      <text:p text:style-name="P8">513 </text:p>
      <text:p text:style-name="P7"><text:span text:style-name="T5">514 </text:span><text:span text:style-name="T19"><text:tab/>// local -----------------------------------</text:span></text:p>
      <text:p text:style-name="P7"><text:span text:style-name="T5">515 </text:span><text:span text:style-name="T19"><text:tab/>app.get('</text:span><text:span text:style-name="T24">/unlink/local</text:span><text:span text:style-name="T19">', function(req, res) {</text:span></text:p>
      <text:p text:style-name="P7"><text:span text:style-name="T5">516 </text:span><text:span text:style-name="T19"><text:tab/><text:tab/>var user <text:s text:c="11"/>= req.user;</text:span></text:p>
      <text:p text:style-name="P7"><text:span text:style-name="T5">517 </text:span><text:span text:style-name="T19"><text:tab/><text:tab/>user.local.email <text:s text:c="3"/>= undefined;</text:span></text:p>
      <text:p text:style-name="P7"><text:span text:style-name="T5">518 </text:span><text:span text:style-name="T19"><text:tab/><text:tab/>user.local.password = undefined;</text:span></text:p>
      <text:p text:style-name="P7"><text:span text:style-name="T5">519 </text:span><text:span text:style-name="T19"><text:tab/><text:tab/>user.save(function(err) {</text:span></text:p>
      <text:p text:style-name="P7"><text:span text:style-name="T5">520 </text:span><text:span text:style-name="T19"><text:tab/><text:tab/><text:tab/>res.redirect('</text:span><text:span text:style-name="T14">/profile</text:span><text:span text:style-name="T19">');</text:span></text:p>
      <text:p text:style-name="P7"><text:span text:style-name="T5">521 </text:span><text:span text:style-name="T19"><text:tab/><text:tab/>});</text:span></text:p>
      <text:p text:style-name="P7"><text:span text:style-name="T5">522 </text:span><text:span text:style-name="T19"><text:tab/>});</text:span></text:p>
      <text:p text:style-name="P8">523 </text:p>
      <text:p text:style-name="P7"><text:span text:style-name="T5">524 </text:span><text:span text:style-name="T19"><text:tab/>// facebook -------------------------------</text:span></text:p>
      <text:p text:style-name="P7"><text:span text:style-name="T5">525 </text:span><text:span text:style-name="T19"><text:tab/>app.get('</text:span><text:span text:style-name="T24">/unlink/</text:span><text:span text:style-name="T14">facebook</text:span><text:span text:style-name="T19">', function(req, res) {</text:span></text:p>
      <text:p text:style-name="P7"><text:span text:style-name="T5">526 </text:span><text:span text:style-name="T19"><text:tab/><text:tab/>var user <text:s text:c="11"/>= req.user;</text:span></text:p>
      <text:p text:style-name="P7"><text:span text:style-name="T5">527 </text:span><text:span text:style-name="T19"><text:tab/><text:tab/>user.facebook.token = undefined;</text:span></text:p>
      <text:p text:style-name="P7"><text:span text:style-name="T5">528 </text:span><text:span text:style-name="T19"><text:tab/><text:tab/>user.save(function(err) {</text:span></text:p>
      <text:p text:style-name="P7"><text:span text:style-name="T5">529 </text:span><text:span text:style-name="T19"><text:tab/><text:tab/><text:tab/>res.redirect('</text:span><text:span text:style-name="T24">/profile#/social</text:span><text:span text:style-name="T19">');</text:span></text:p>
      <text:p text:style-name="P7"><text:span text:style-name="T5">530 </text:span><text:span text:style-name="T19"><text:tab/><text:tab/>});</text:span></text:p>
      <text:p text:style-name="P7"><text:span text:style-name="T5">531 </text:span><text:span text:style-name="T19"><text:tab/>});</text:span></text:p>
      <text:p text:style-name="P8">532 </text:p>
      <text:p text:style-name="P7"><text:span text:style-name="T5">533 </text:span><text:span text:style-name="T19"><text:tab/>// twitter --------------------------------</text:span></text:p>
      <text:p text:style-name="P7"><text:span text:style-name="T5">534 </text:span><text:span text:style-name="T19"><text:tab/>app.get('</text:span><text:span text:style-name="T24">/unlink/</text:span><text:span text:style-name="T14">twitter</text:span><text:span text:style-name="T19">', function(req, res) {</text:span></text:p>
      <text:p text:style-name="P7"><text:span text:style-name="T5">535 </text:span><text:span text:style-name="T19"><text:tab/><text:tab/>var user <text:s text:c="10"/>= req.user;</text:span></text:p>
      <text:p text:style-name="P7"><text:span text:style-name="T5">536 </text:span><text:span text:style-name="T19"><text:tab/><text:tab/>user.twitter.token = undefined;</text:span></text:p>
      <text:p text:style-name="P7"><text:span text:style-name="T5">537 </text:span><text:span text:style-name="T19"><text:tab/><text:tab/>user.save(function(err) {</text:span></text:p>
      <text:p text:style-name="P7"><text:span text:style-name="T5">538 </text:span><text:span text:style-name="T19"><text:tab/><text:tab/><text:tab/>res.redirect('</text:span><text:span text:style-name="T24">/profile#/social</text:span><text:span text:style-name="T19">');</text:span></text:p>
      <text:p text:style-name="P7"><text:span text:style-name="T5">539 </text:span><text:span text:style-name="T19"><text:tab/><text:tab/>});</text:span></text:p>
      <text:p text:style-name="P7"><text:span text:style-name="T5">540 </text:span><text:span text:style-name="T19"><text:tab/>});</text:span></text:p>
      <text:p text:style-name="P8">541 </text:p>
      <text:p text:style-name="P7"><text:span text:style-name="T5">542 </text:span><text:span text:style-name="T19"><text:tab/>// google ---------------------------------</text:span></text:p>
      <text:p text:style-name="P7"><text:span text:style-name="T5">543 </text:span><text:span text:style-name="T19"><text:tab/>app.get('</text:span><text:span text:style-name="T24">/unlink/googl</text:span><text:span text:style-name="T14">e</text:span><text:span text:style-name="T19">', function(req, res) {</text:span></text:p>
      <text:p text:style-name="P7"><text:span text:style-name="T5">544 </text:span><text:span text:style-name="T19"><text:tab/><text:tab/>var user <text:s text:c="9"/>= req.user;</text:span></text:p>
      <text:p text:style-name="P7"><text:span text:style-name="T5">545 </text:span><text:span text:style-name="T19"><text:tab/><text:tab/>user.google.token = undefined;</text:span></text:p>
      <text:p text:style-name="P7"><text:span text:style-name="T5">546 </text:span><text:span text:style-name="T19"><text:tab/><text:tab/>user.save(function(err) {</text:span></text:p>
      <text:p text:style-name="P7"><text:span text:style-name="T5">547 </text:span><text:span text:style-name="T19"><text:tab/><text:tab/><text:tab/>res.redirect('</text:span><text:span text:style-name="T24">/profile#/social</text:span><text:span text:style-name="T19">');</text:span></text:p>
      <text:p text:style-name="P7"><text:span text:style-name="T5">548 </text:span><text:span text:style-name="T19"><text:tab/><text:tab/>});</text:span></text:p>
      <text:p text:style-name="P7"><text:span text:style-name="T5">549 </text:span><text:span text:style-name="T19"><text:tab/>});</text:span></text:p>
      <text:p text:style-name="P8">550 </text:p>
      <text:p text:style-name="P8">551 </text:p>
      <text:p text:style-name="P7"><text:span text:style-name="T5">552 </text:span><text:span text:style-name="T19">};</text:span></text:p>
      <text:p text:style-name="P8">553 </text:p>
      <text:p text:style-name="P7"><text:span text:style-name="T5">554 </text:span><text:span text:style-name="T19">// route middleware to ensure user is logged in</text:span></text:p>
      <text:p text:style-name="P7"><text:span text:style-name="T5">555 </text:span><text:span text:style-name="T19">function isLoggedIn(req, res, next) {</text:span></text:p>
      <text:p text:style-name="P7"><text:span text:style-name="T5">556 </text:span><text:span text:style-name="T19"><text:tab/>if (req.isAuthenticated())</text:span></text:p>
      <text:p text:style-name="P7"><text:span text:style-name="T5">557 </text:span><text:span text:style-name="T19"><text:tab/><text:tab/>return next();</text:span></text:p>
      <text:p text:style-name="P8">558 </text:p>
      <text:p text:style-name="P7"><text:span text:style-name="T5">559 </text:span><text:span text:style-name="T19"><text:tab/>res.redirect('</text:span><text:span text:style-name="T14">/</text:span><text:span text:style-name="T19">');</text:span></text:p>
      <text:p text:style-name="P7"><text:span text:style-name="T5">560 </text:span><text:span text:style-name="T19">}</text:span></text:p>
      <text:p text:style-name="Text_20_body"/>
      <text:h text:style-name="Heading_20_3" text:outline-level="3"><text:soft-page-break/>passport.js</text:h>
      <text:p text:style-name="P10"><text:span text:style-name="T6">01 // load all the things we need</text:span></text:p>
      <text:p text:style-name="P7"><text:span text:style-name="T5">02 </text:span><text:span text:style-name="T11">var</text:span> <text:span text:style-name="T14">LocalStrategy</text:span> <text:s text:c="3"/><text:span text:style-name="T14">=</text:span> <text:span text:style-name="T22">require</text:span><text:span text:style-name="T14">(</text:span><text:span text:style-name="T19">'passport-local'</text:span><text:span text:style-name="T14">).Strategy;</text:span></text:p>
      <text:p text:style-name="P7"><text:span text:style-name="T5">03 </text:span><text:span text:style-name="T11">var</text:span> <text:span text:style-name="T14">FacebookStrategy</text:span> <text:span text:style-name="T14">=</text:span> <text:span text:style-name="T22">require</text:span><text:span text:style-name="T14">(</text:span><text:span text:style-name="T19">'passport-facebook'</text:span><text:span text:style-name="T14">).Strategy;</text:span></text:p>
      <text:p text:style-name="P7"><text:span text:style-name="T5">04 </text:span><text:span text:style-name="T11">var</text:span> <text:span text:style-name="T14">TwitterStrategy</text:span> <text:s/><text:span text:style-name="T14">=</text:span> <text:span text:style-name="T22">require</text:span><text:span text:style-name="T14">(</text:span><text:span text:style-name="T19">'passport-twitter'</text:span><text:span text:style-name="T14">).Strategy;</text:span></text:p>
      <text:p text:style-name="P7"><text:span text:style-name="T5">05 </text:span><text:span text:style-name="T11">var</text:span> <text:span text:style-name="T14">GoogleStrategy</text:span> <text:s text:c="2"/><text:span text:style-name="T14">=</text:span> <text:span text:style-name="T22">require</text:span><text:span text:style-name="T14">(</text:span><text:span text:style-name="T19">'passport-google-oauth'</text:span><text:span text:style-name="T14">).OAuth2Strategy;</text:span></text:p>
      <text:p text:style-name="P8">06 </text:p>
      <text:p text:style-name="P8">07 // load up the user model</text:p>
      <text:p text:style-name="P7"><text:span text:style-name="T5">08 </text:span><text:span text:style-name="T11">var</text:span> <text:span text:style-name="T14">User</text:span> <text:s text:c="6"/><text:span text:style-name="T14">=</text:span> <text:span text:style-name="T22">require</text:span><text:span text:style-name="T14">(</text:span><text:span text:style-name="T19">'./models/user'</text:span><text:span text:style-name="T14">);</text:span></text:p>
      <text:p text:style-name="P8">09 // var User = new Models.User();</text:p>
      <text:p text:style-name="P8">10 </text:p>
      <text:p text:style-name="P8">11 // load the auth variables</text:p>
      <text:p text:style-name="P7"><text:span text:style-name="T5">12 </text:span><text:span text:style-name="T11">var</text:span> <text:span text:style-name="T14">configAuth</text:span> <text:span text:style-name="T14">=</text:span> <text:span text:style-name="T22">require</text:span><text:span text:style-name="T14">(</text:span><text:span text:style-name="T19">'../config/auth'</text:span><text:span text:style-name="T14">);</text:span> <text:span text:style-name="T5">// use this one for testing</text:span></text:p>
      <text:p text:style-name="P8">13 </text:p>
      <text:p text:style-name="P7"><text:span text:style-name="T5">14 </text:span><text:span text:style-name="T14">module.exports</text:span> <text:span text:style-name="T14">=</text:span> <text:span text:style-name="T11">function</text:span><text:span text:style-name="T14">(passport) {</text:span></text:p>
      <text:p text:style-name="P8">15 </text:p>
      <text:p text:style-name="P7"><text:span text:style-name="T5">16 </text:span><text:s text:c="4"/><text:span text:style-name="T5">// =========================================================================</text:span></text:p>
      <text:p text:style-name="P7"><text:span text:style-name="T5">17 </text:span><text:s text:c="4"/><text:span text:style-name="T5">// passport session setup ==================================================</text:span></text:p>
      <text:p text:style-name="P7"><text:span text:style-name="T5">18 </text:span><text:s text:c="4"/><text:span text:style-name="T5">// =========================================================================</text:span></text:p>
      <text:p text:style-name="P7"><text:span text:style-name="T5">19 </text:span><text:s text:c="4"/><text:span text:style-name="T5">// required for persistent login sessions</text:span></text:p>
      <text:p text:style-name="P7"><text:span text:style-name="T5">20 </text:span><text:s text:c="4"/><text:span text:style-name="T5">// passport needs ability to serialize and unserialize users out of session</text:span></text:p>
      <text:p text:style-name="P8">21 </text:p>
      <text:p text:style-name="P7"><text:span text:style-name="T5">22 </text:span><text:s text:c="4"/><text:span text:style-name="T5">// used to serialize the user for the session</text:span></text:p>
      <text:p text:style-name="P7"><text:span text:style-name="T5">23 </text:span><text:span text:style-name="T14"><text:s text:c="4"/>passport.</text:span><text:span text:style-name="T22">serializeUser</text:span><text:span text:style-name="T14">(</text:span><text:span text:style-name="T11">function</text:span><text:span text:style-name="T14">(user,</text:span> <text:span text:style-name="T14">done) {</text:span></text:p>
      <text:p text:style-name="P7"><text:span text:style-name="T5">24 </text:span><text:s text:c="8"/><text:span text:style-name="T22">done</text:span><text:span text:style-name="T14">(</text:span><text:span text:style-name="T11">null</text:span><text:span text:style-name="T14">,</text:span> <text:span text:style-name="T14">user.id);</text:span></text:p>
      <text:p text:style-name="P7"><text:span text:style-name="T5">25 </text:span><text:s text:c="4"/><text:span text:style-name="T14">});</text:span></text:p>
      <text:p text:style-name="P8">26 </text:p>
      <text:p text:style-name="P7"><text:span text:style-name="T5">27 </text:span><text:s text:c="4"/><text:span text:style-name="T5">// used to deserialize the user</text:span></text:p>
      <text:p text:style-name="P7"><text:span text:style-name="T5">28 </text:span><text:span text:style-name="T14"><text:s text:c="4"/>passport.</text:span><text:span text:style-name="T22">deserializeUser</text:span><text:span text:style-name="T14">(</text:span><text:span text:style-name="T11">function</text:span><text:span text:style-name="T14">(id,</text:span> <text:span text:style-name="T14">done) {</text:span></text:p>
      <text:p text:style-name="P7"><text:span text:style-name="T5">29 </text:span><text:span text:style-name="T14"><text:s text:c="8"/>User.</text:span><text:span text:style-name="T22">findById</text:span><text:span text:style-name="T14">(id,</text:span> <text:span text:style-name="T11">function</text:span><text:span text:style-name="T14">(err,</text:span> <text:span text:style-name="T14">user) {</text:span></text:p>
      <text:p text:style-name="P7"><text:span text:style-name="T5">30 </text:span><text:s text:c="12"/><text:span text:style-name="T22">done</text:span><text:span text:style-name="T14">(err,</text:span> <text:span text:style-name="T14">user);</text:span></text:p>
      <text:p text:style-name="P7"><text:span text:style-name="T5">31 </text:span><text:s text:c="8"/><text:span text:style-name="T14">});</text:span></text:p>
      <text:p text:style-name="P7"><text:span text:style-name="T5">32 </text:span><text:s text:c="4"/><text:span text:style-name="T14">});</text:span></text:p>
      <text:p text:style-name="P8">33 </text:p>
      <text:p text:style-name="P7"><text:span text:style-name="T5">34 </text:span><text:s text:c="4"/><text:span text:style-name="T5">// =========================================================================</text:span></text:p>
      <text:p text:style-name="P7"><text:span text:style-name="T5">35 </text:span><text:s text:c="4"/><text:span text:style-name="T5">// LOCAL LOGIN =============================================================</text:span></text:p>
      <text:p text:style-name="P7"><text:span text:style-name="T5">36 </text:span><text:s text:c="4"/><text:span text:style-name="T5">// =========================================================================</text:span></text:p>
      <text:p text:style-name="P7"><text:span text:style-name="T5">37 </text:span><text:span text:style-name="T14"><text:s text:c="4"/>passport.</text:span><text:span text:style-name="T11">use</text:span><text:span text:style-name="T14">(</text:span><text:span text:style-name="T19">'local-login'</text:span><text:span text:style-name="T14">,</text:span> <text:span text:style-name="T11">new</text:span> <text:span text:style-name="T22">LocalStrategy</text:span><text:span text:style-name="T14">({</text:span></text:p>
      <text:p text:style-name="P7"><text:span text:style-name="T5">38 </text:span><text:s text:c="8"/><text:span text:style-name="T5">// by default, local strategy uses username and password, we will override with email</text:span></text:p>
      <text:p text:style-name="P7"><text:span text:style-name="T5">39 </text:span><text:span text:style-name="T14"><text:s text:c="8"/>usernameField</text:span> <text:span text:style-name="T14">:</text:span> <text:span text:style-name="T19">'email'</text:span><text:span text:style-name="T14">,</text:span></text:p>
      <text:p text:style-name="P7"><text:span text:style-name="T5">40 </text:span><text:span text:style-name="T14"><text:s text:c="8"/>passwordField</text:span> <text:span text:style-name="T14">:</text:span> <text:span text:style-name="T19">'password'</text:span><text:span text:style-name="T14">,</text:span></text:p>
      <text:p text:style-name="P7"><text:span text:style-name="T5">41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7"><text:span text:style-name="T5">42 </text:span><text:s text:c="4"/><text:span text:style-name="T14">},</text:span></text:p>
      <text:p text:style-name="P7"><text:span text:style-name="T5">43 </text:span><text:s text:c="4"/><text:span text:style-name="T11">function</text:span><text:span text:style-name="T14">(req,</text:span> <text:span text:style-name="T14">email,</text:span> <text:span text:style-name="T14">password,</text:span> <text:span text:style-name="T14">done) {</text:span></text:p>
      <text:p text:style-name="P8">44 </text:p>
      <text:p text:style-name="P7"><text:span text:style-name="T5">45 </text:span><text:s text:c="8"/><text:span text:style-name="T5">// asynchronous</text:span></text:p>
      <text:p text:style-name="P7"><text:span text:style-name="T5">46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7"><text:span text:style-name="T5">47 </text:span><text:span text:style-name="T14"><text:s text:c="12"/>User.</text:span><text:span text:style-name="T22">findOne</text:span><text:span text:style-name="T14">({</text:span> <text:span text:style-name="T19">'local.email'</text:span> <text:span text:style-name="T14">:</text:span> <text:s/><text:span text:style-name="T14">email</text:span> <text:span text:style-name="T14">},</text:span> <text:span text:style-name="T11">function</text:span><text:span text:style-name="T14">(err,</text:span> <text:span text:style-name="T14">user) {</text:span></text:p>
      <text:p text:style-name="P7"><text:span text:style-name="T5">48 </text:span><text:s text:c="16"/></text:p>
      <text:p text:style-name="P7"><text:span text:style-name="T5">49 </text:span><text:s text:c="16"/><text:span text:style-name="T5">// if there are any errors, return the error</text:span></text:p>
      <text:p text:style-name="P7"><text:span text:style-name="T5">50 </text:span><text:s text:c="16"/><text:span text:style-name="T11">if</text:span> <text:span text:style-name="T14">(err)</text:span></text:p>
      <text:p text:style-name="P7"><text:span text:style-name="T5">51 </text:span><text:s text:c="20"/><text:span text:style-name="T11">return</text:span> <text:span text:style-name="T22">done</text:span><text:span text:style-name="T14">(err);</text:span></text:p>
      <text:p text:style-name="P8">52 </text:p>
      <text:p text:style-name="P7"><text:span text:style-name="T5">53 </text:span><text:s text:c="16"/><text:span text:style-name="T5">// if no user is found, return the message</text:span></text:p>
      <text:p text:style-name="P7"><text:soft-page-break/><text:span text:style-name="T5">54 </text:span><text:s text:c="16"/><text:span text:style-name="T11">if</text:span> <text:span text:style-name="T14">(!user)</text:span></text:p>
      <text:p text:style-name="P7"><text:span text:style-name="T5">55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loginMessage'</text:span><text:span text:style-name="T14">,</text:span> <text:span text:style-name="T19">'Usuario no encontrado.'</text:span><text:span text:style-name="T14">));</text:span></text:p>
      <text:p text:style-name="P8">56 </text:p>
      <text:p text:style-name="P7"><text:span text:style-name="T5">57 </text:span><text:s text:c="16"/><text:span text:style-name="T11">if</text:span> <text:span text:style-name="T14">(!user.</text:span><text:span text:style-name="T22">validPassword</text:span><text:span text:style-name="T14">(user.</text:span><text:span text:style-name="T22">generateHash</text:span><text:span text:style-name="T14">(password)))</text:span></text:p>
      <text:p text:style-name="P7"><text:span text:style-name="T5">5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loginMessage'</text:span><text:span text:style-name="T14">,</text:span> <text:span text:style-name="T19">'Contraseña incorrecta.'</text:span><text:span text:style-name="T14">));</text:span></text:p>
      <text:p text:style-name="P8">59 </text:p>
      <text:p text:style-name="P7"><text:span text:style-name="T5">60 </text:span><text:s text:c="16"/><text:span text:style-name="T5">// all is well, return user</text:span></text:p>
      <text:p text:style-name="P7"><text:span text:style-name="T5">61 </text:span><text:s text:c="16"/><text:span text:style-name="T11">else</text:span></text:p>
      <text:p text:style-name="P7"><text:span text:style-name="T5">62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63 </text:span><text:s text:c="12"/><text:span text:style-name="T14">});</text:span></text:p>
      <text:p text:style-name="P7"><text:span text:style-name="T5">64 </text:span><text:s text:c="8"/><text:span text:style-name="T14">});</text:span></text:p>
      <text:p text:style-name="P8">65 </text:p>
      <text:p text:style-name="P7"><text:span text:style-name="T5">66 </text:span><text:s text:c="4"/><text:span text:style-name="T14">}));</text:span></text:p>
      <text:p text:style-name="P8">67 </text:p>
      <text:p text:style-name="P7"><text:span text:style-name="T5">68 </text:span><text:s text:c="4"/><text:span text:style-name="T5">// =========================================================================</text:span></text:p>
      <text:p text:style-name="P7"><text:span text:style-name="T5">69 </text:span><text:s text:c="4"/><text:span text:style-name="T5">// LOCAL SIGNUP ============================================================</text:span></text:p>
      <text:p text:style-name="P7"><text:span text:style-name="T5">70 </text:span><text:s text:c="4"/><text:span text:style-name="T5">// =========================================================================</text:span></text:p>
      <text:p text:style-name="P7"><text:span text:style-name="T5">71 </text:span><text:span text:style-name="T14"><text:s text:c="4"/>passport.</text:span><text:span text:style-name="T11">use</text:span><text:span text:style-name="T14">(</text:span><text:span text:style-name="T19">'local-signup'</text:span><text:span text:style-name="T14">,</text:span> <text:span text:style-name="T11">new</text:span> <text:span text:style-name="T22">LocalStrategy</text:span><text:span text:style-name="T14">({</text:span></text:p>
      <text:p text:style-name="P7"><text:span text:style-name="T5">72 </text:span><text:s text:c="8"/><text:span text:style-name="T5">// by default, local strategy uses username and password, we will override with email</text:span></text:p>
      <text:p text:style-name="P7"><text:span text:style-name="T5">73 </text:span><text:span text:style-name="T14"><text:s text:c="8"/>usernameField</text:span> <text:span text:style-name="T14">:</text:span> <text:span text:style-name="T19">'email'</text:span><text:span text:style-name="T14">,</text:span></text:p>
      <text:p text:style-name="P7"><text:span text:style-name="T5">74 </text:span><text:span text:style-name="T14"><text:s text:c="8"/>passwordField</text:span> <text:span text:style-name="T14">:</text:span> <text:span text:style-name="T19">'password'</text:span><text:span text:style-name="T14">,</text:span></text:p>
      <text:p text:style-name="P7"><text:span text:style-name="T5">75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7"><text:span text:style-name="T5">76 </text:span><text:s text:c="4"/><text:span text:style-name="T14">},</text:span></text:p>
      <text:p text:style-name="P7"><text:span text:style-name="T5">77 </text:span><text:s text:c="4"/><text:span text:style-name="T11">function</text:span><text:span text:style-name="T14">(req,</text:span> <text:span text:style-name="T14">email,</text:span> <text:span text:style-name="T14">password,</text:span> <text:span text:style-name="T14">done) {</text:span></text:p>
      <text:p text:style-name="P8">78 </text:p>
      <text:p text:style-name="P7"><text:span text:style-name="T5">79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7"><text:span text:style-name="T5">80 </text:span><text:s text:c="12"/><text:span text:style-name="T5">// check if the user is already logged ina</text:span></text:p>
      <text:p text:style-name="P7"><text:span text:style-name="T5">81 </text:span><text:s text:c="12"/><text:span text:style-name="T11">if</text:span> <text:span text:style-name="T14">(!req.user) {</text:span></text:p>
      <text:p text:style-name="P7"><text:span text:style-name="T5">82 </text:span><text:span text:style-name="T14"><text:s text:c="16"/>User.</text:span><text:span text:style-name="T22">findOne</text:span><text:span text:style-name="T14">({</text:span> <text:span text:style-name="T19">'local.email'</text:span> <text:span text:style-name="T14">:</text:span> <text:s/><text:span text:style-name="T14">email</text:span> <text:span text:style-name="T14">},</text:span> <text:span text:style-name="T11">function</text:span><text:span text:style-name="T14">(err,</text:span> <text:span text:style-name="T14">user) {</text:span></text:p>
      <text:p text:style-name="P7"><text:span text:style-name="T5">83 </text:span><text:s text:c="20"/><text:span text:style-name="T5">// if there are any errors, return the error</text:span></text:p>
      <text:p text:style-name="P7"><text:span text:style-name="T5">84 </text:span><text:s text:c="20"/><text:span text:style-name="T11">if</text:span> <text:span text:style-name="T14">(err)</text:span></text:p>
      <text:p text:style-name="P7"><text:span text:style-name="T5">85 </text:span><text:s text:c="24"/><text:span text:style-name="T11">return</text:span> <text:span text:style-name="T22">done</text:span><text:span text:style-name="T14">(err);</text:span></text:p>
      <text:p text:style-name="P8">86 </text:p>
      <text:p text:style-name="P7"><text:span text:style-name="T5">87 </text:span><text:s text:c="20"/><text:span text:style-name="T5">// check to see if theres already a user with that email</text:span></text:p>
      <text:p text:style-name="P7"><text:span text:style-name="T5">88 </text:span><text:s text:c="20"/><text:span text:style-name="T11">if</text:span> <text:span text:style-name="T14">(user) {</text:span></text:p>
      <text:p text:style-name="P7"><text:span text:style-name="T5">89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1">false</text:span><text:span text:style-name="T14">,</text:span> <text:span text:style-name="T14">req.</text:span><text:span text:style-name="T22">flash</text:span><text:span text:style-name="T14">(</text:span><text:span text:style-name="T19">'signupMessage'</text:span><text:span text:style-name="T14">,</text:span> <text:span text:style-name="T19">'Este correo ya existe.'</text:span><text:span text:style-name="T14">));</text:span></text:p>
      <text:p text:style-name="P7"><text:span text:style-name="T5">90 </text:span><text:s text:c="20"/><text:span text:style-name="T14">}</text:span> <text:span text:style-name="T11">else</text:span> <text:span text:style-name="T14">{</text:span></text:p>
      <text:p text:style-name="P8">91 </text:p>
      <text:p text:style-name="P7"><text:span text:style-name="T5">92 </text:span><text:s text:c="24"/><text:span text:style-name="T5">// create the user</text:span></text:p>
      <text:p text:style-name="P7"><text:span text:style-name="T5">93 </text:span><text:s text:c="24"/><text:span text:style-name="T11">var</text:span> <text:span text:style-name="T14">newUser</text:span> <text:s text:c="11"/><text:span text:style-name="T14">=</text:span> <text:span text:style-name="T11">new</text:span> <text:span text:style-name="T22">User</text:span><text:span text:style-name="T14">();</text:span></text:p>
      <text:p text:style-name="P7"><text:span text:style-name="T5">94 </text:span><text:s text:c="24"/><text:span text:style-name="T22">initNewUser</text:span><text:span text:style-name="T14">(newUser);</text:span></text:p>
      <text:p text:style-name="P7"><text:span text:style-name="T5">95 </text:span><text:span text:style-name="T14"><text:s text:c="24"/>newUser.local.email</text:span> <text:s text:c="3"/><text:span text:style-name="T14">=</text:span> <text:span text:style-name="T14">email;</text:span></text:p>
      <text:p text:style-name="P7"><text:span text:style-name="T5">96 </text:span><text:span text:style-name="T14"><text:s text:c="24"/>newUser.local.password</text:span> <text:span text:style-name="T14">=</text:span> <text:span text:style-name="T14">User.</text:span><text:span text:style-name="T22">generateHash</text:span><text:span text:style-name="T14">(password);</text:span></text:p>
      <text:p text:style-name="P7"><text:span text:style-name="T5">97 </text:span><text:span text:style-name="T14"><text:s text:c="24"/>newUser.local.userName</text:span> <text:span text:style-name="T14">=</text:span> <text:span text:style-name="T14">req.body.name;</text:span></text:p>
      <text:p text:style-name="P8">98 </text:p>
      <text:p text:style-name="P7"><text:span text:style-name="T5">99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100 </text:span><text:s text:c="28"/><text:span text:style-name="T11">if</text:span> <text:span text:style-name="T14">(err)</text:span></text:p>
      <text:p text:style-name="P7"><text:span text:style-name="T5">101 </text:span><text:s text:c="32"/><text:span text:style-name="T11">throw</text:span> <text:span text:style-name="T14">err;</text:span></text:p>
      <text:p text:style-name="P8">102 </text:p>
      <text:p text:style-name="P7"><text:span text:style-name="T5">103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7"><text:span text:style-name="T5">104 </text:span><text:s text:c="24"/><text:span text:style-name="T14">});</text:span></text:p>
      <text:p text:style-name="P7"><text:span text:style-name="T5">105 </text:span><text:s text:c="20"/><text:span text:style-name="T14">}</text:span></text:p>
      <text:p text:style-name="P8">106 </text:p>
      <text:p text:style-name="P7"><text:span text:style-name="T5">107 </text:span><text:s text:c="16"/><text:span text:style-name="T14">});</text:span></text:p>
      <text:p text:style-name="P7"><text:span text:style-name="T5">108 </text:span><text:s text:c="12"/><text:span text:style-name="T14">}</text:span> <text:span text:style-name="T11">else</text:span> <text:span text:style-name="T14">{</text:span></text:p>
      <text:p text:style-name="P8"><text:soft-page-break/>109 </text:p>
      <text:p text:style-name="P7"><text:span text:style-name="T5">110 </text:span><text:s text:c="16"/><text:span text:style-name="T11">var</text:span> <text:span text:style-name="T14">user</text:span> <text:s text:c="11"/><text:span text:style-name="T14">=</text:span> <text:span text:style-name="T14">req.user;</text:span></text:p>
      <text:p text:style-name="P7"><text:span text:style-name="T5">111 </text:span><text:span text:style-name="T14"><text:s text:c="16"/>user.local.email</text:span> <text:s text:c="3"/><text:span text:style-name="T14">=</text:span> <text:span text:style-name="T14">email;</text:span></text:p>
      <text:p text:style-name="P7"><text:span text:style-name="T5">112 </text:span><text:span text:style-name="T14"><text:s text:c="16"/>user.local.password</text:span> <text:span text:style-name="T14">=</text:span> <text:span text:style-name="T14">User.</text:span><text:span text:style-name="T22">generateHash</text:span><text:span text:style-name="T14">(password);</text:span></text:p>
      <text:p text:style-name="P7"><text:span text:style-name="T5">113 </text:span><text:span text:style-name="T14"><text:s text:c="16"/>user.local.userName</text:span> <text:span text:style-name="T14">=</text:span> <text:span text:style-name="T14">req.body.name;</text:span></text:p>
      <text:p text:style-name="P8">114 </text:p>
      <text:p text:style-name="P7"><text:span text:style-name="T5">115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116 </text:span><text:s text:c="20"/><text:span text:style-name="T11">if</text:span> <text:span text:style-name="T14">(err)</text:span></text:p>
      <text:p text:style-name="P7"><text:span text:style-name="T5">117 </text:span><text:s text:c="24"/><text:span text:style-name="T11">throw</text:span> <text:span text:style-name="T14">err;</text:span></text:p>
      <text:p text:style-name="P7"><text:span text:style-name="T5">11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119 </text:span><text:s text:c="16"/><text:span text:style-name="T14">});</text:span></text:p>
      <text:p text:style-name="P8">120 </text:p>
      <text:p text:style-name="P7"><text:span text:style-name="T5">121 </text:span><text:s text:c="12"/><text:span text:style-name="T14">}</text:span></text:p>
      <text:p text:style-name="P7"><text:span text:style-name="T5">122 </text:span><text:s text:c="8"/><text:span text:style-name="T14">});</text:span></text:p>
      <text:p text:style-name="P8">123 </text:p>
      <text:p text:style-name="P7"><text:span text:style-name="T5">124 </text:span><text:s text:c="4"/><text:span text:style-name="T14">}));</text:span></text:p>
      <text:p text:style-name="P8">125 </text:p>
      <text:p text:style-name="P7"><text:span text:style-name="T5">126 </text:span><text:s text:c="4"/><text:span text:style-name="T5">// =========================================================================</text:span></text:p>
      <text:p text:style-name="P7"><text:span text:style-name="T5">127 </text:span><text:s text:c="4"/><text:span text:style-name="T5">// FACEBOOK ================================================================</text:span></text:p>
      <text:p text:style-name="P7"><text:span text:style-name="T5">128 </text:span><text:s text:c="4"/><text:span text:style-name="T5">// =========================================================================</text:span></text:p>
      <text:p text:style-name="P7"><text:span text:style-name="T5">129 </text:span><text:span text:style-name="T14"><text:s text:c="4"/>passport.</text:span><text:span text:style-name="T11">use</text:span><text:span text:style-name="T14">(</text:span><text:span text:style-name="T11">new</text:span> <text:span text:style-name="T22">FacebookStrategy</text:span><text:span text:style-name="T14">({</text:span></text:p>
      <text:p text:style-name="P8">130 </text:p>
      <text:p text:style-name="P7"><text:span text:style-name="T5">131 </text:span><text:span text:style-name="T14"><text:s text:c="8"/>clientID</text:span> <text:s text:c="7"/><text:span text:style-name="T14">:</text:span> <text:span text:style-name="T14">configAuth.facebookAuth.clientID,</text:span></text:p>
      <text:p text:style-name="P7"><text:span text:style-name="T5">132 </text:span><text:span text:style-name="T14"><text:s text:c="8"/>clientSecret</text:span> <text:s text:c="3"/><text:span text:style-name="T14">:</text:span> <text:span text:style-name="T14">configAuth.facebookAuth.clientSecret,</text:span></text:p>
      <text:p text:style-name="P7"><text:span text:style-name="T5">133 </text:span><text:span text:style-name="T14"><text:s text:c="8"/>callbackURL</text:span> <text:s text:c="4"/><text:span text:style-name="T14">:</text:span> <text:span text:style-name="T14">configAuth.facebookAuth.callbackURL,</text:span></text:p>
      <text:p text:style-name="P7"><text:span text:style-name="T5">134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8">135 </text:p>
      <text:p text:style-name="P7"><text:span text:style-name="T5">136 </text:span><text:s text:c="4"/><text:span text:style-name="T14">},</text:span></text:p>
      <text:p text:style-name="P7"><text:span text:style-name="T5">137 </text:span><text:s text:c="4"/><text:span text:style-name="T11">function</text:span><text:span text:style-name="T14">(req,</text:span> <text:span text:style-name="T14">token,</text:span> <text:span text:style-name="T14">refreshToken,</text:span> <text:span text:style-name="T14">profile,</text:span> <text:span text:style-name="T14">done) {</text:span></text:p>
      <text:p text:style-name="P7"><text:span text:style-name="T5">138 </text:span><text:s text:c="8"/><text:span text:style-name="T5">// asynchronous</text:span></text:p>
      <text:p text:style-name="P7"><text:span text:style-name="T5">139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8">140 </text:p>
      <text:p text:style-name="P7"><text:span text:style-name="T5">141 </text:span><text:s text:c="12"/><text:span text:style-name="T5">// check if the user is already logged in</text:span></text:p>
      <text:p text:style-name="P7"><text:span text:style-name="T5">142 </text:span><text:s text:c="12"/><text:span text:style-name="T11">if</text:span> <text:span text:style-name="T14">(!req.user) {</text:span></text:p>
      <text:p text:style-name="P8">143 </text:p>
      <text:p text:style-name="P7"><text:span text:style-name="T5">144 </text:span><text:span text:style-name="T14"><text:s text:c="16"/>User.</text:span><text:span text:style-name="T22">findOne</text:span><text:span text:style-name="T14">({</text:span> <text:span text:style-name="T19">'facebook.id'</text:span> <text:span text:style-name="T14">:</text:span> <text:span text:style-name="T14">profile.id</text:span> <text:span text:style-name="T14">},</text:span> <text:span text:style-name="T11">function</text:span><text:span text:style-name="T14">(err,</text:span> <text:span text:style-name="T14">user) {</text:span></text:p>
      <text:p text:style-name="P7"><text:span text:style-name="T5">145 </text:span><text:s text:c="20"/><text:span text:style-name="T11">if</text:span> <text:span text:style-name="T14">(err)</text:span></text:p>
      <text:p text:style-name="P7"><text:span text:style-name="T5">146 </text:span><text:s text:c="24"/><text:span text:style-name="T11">return</text:span> <text:span text:style-name="T22">done</text:span><text:span text:style-name="T14">(err);</text:span></text:p>
      <text:p text:style-name="P8">147 </text:p>
      <text:p text:style-name="P7"><text:span text:style-name="T5">148 </text:span><text:s text:c="20"/><text:span text:style-name="T11">if</text:span> <text:span text:style-name="T14">(user) {</text:span></text:p>
      <text:p text:style-name="P8">149 </text:p>
      <text:p text:style-name="P7"><text:span text:style-name="T5">150 </text:span><text:s text:c="24"/><text:span text:style-name="T5">// if there is a user id already but no token (user was linked at one point and then removed)</text:span></text:p>
      <text:p text:style-name="P7"><text:span text:style-name="T5">151 </text:span><text:s text:c="24"/><text:span text:style-name="T11">if</text:span> <text:span text:style-name="T14">(!user.facebook.token) {</text:span></text:p>
      <text:p text:style-name="P7"><text:span text:style-name="T5">152 </text:span><text:span text:style-name="T14"><text:s text:c="28"/>user.facebook.token</text:span> <text:span text:style-name="T14">=</text:span> <text:span text:style-name="T14">token;</text:span></text:p>
      <text:p text:style-name="P7"><text:span text:style-name="T5">153 </text:span><text:span text:style-name="T14"><text:s text:c="28"/>user.local.userName</text:span> <text:s/>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7"><text:span text:style-name="T5">154 </text:span><text:s text:c="28"/><text:span text:style-name="T5">//user.local.email = profile.emails[0].value;</text:span></text:p>
      <text:p text:style-name="P8">155 </text:p>
      <text:p text:style-name="P7"><text:span text:style-name="T5">156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157 </text:span><text:s text:c="32"/><text:span text:style-name="T11">if</text:span> <text:span text:style-name="T14">(err)</text:span></text:p>
      <text:p text:style-name="P7"><text:span text:style-name="T5">158 </text:span><text:s text:c="36"/><text:span text:style-name="T11">throw</text:span> <text:span text:style-name="T14">err;</text:span></text:p>
      <text:p text:style-name="P7"><text:span text:style-name="T5">159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160 </text:span><text:s text:c="28"/><text:span text:style-name="T14">});</text:span></text:p>
      <text:p text:style-name="P7"><text:span text:style-name="T5">161 </text:span><text:s text:c="24"/><text:span text:style-name="T14">}</text:span></text:p>
      <text:p text:style-name="P8">162 </text:p>
      <text:p text:style-name="P7"><text:span text:style-name="T5">163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 <text:span text:style-name="T5">// user found, return that user</text:span></text:p>
      <text:p text:style-name="P7"><text:span text:style-name="T5">164 </text:span><text:s text:c="20"/><text:span text:style-name="T14">}</text:span> <text:span text:style-name="T11">else</text:span> <text:span text:style-name="T14">{</text:span></text:p>
      <text:p text:style-name="P7"><text:soft-page-break/><text:span text:style-name="T5">165 </text:span><text:s text:c="24"/><text:span text:style-name="T5">// if there is no user, create them</text:span></text:p>
      <text:p text:style-name="P7"><text:span text:style-name="T5">166 </text:span><text:s text:c="24"/><text:span text:style-name="T11">var</text:span> <text:span text:style-name="T14">newUser</text:span> <text:s text:c="11"/><text:span text:style-name="T14">=</text:span> <text:span text:style-name="T11">new</text:span> <text:span text:style-name="T22">User</text:span><text:span text:style-name="T14">();</text:span></text:p>
      <text:p text:style-name="P7"><text:span text:style-name="T5">167 </text:span><text:s text:c="24"/><text:span text:style-name="T22">initNewUser</text:span><text:span text:style-name="T14">(newUser);</text:span></text:p>
      <text:p text:style-name="P7"><text:span text:style-name="T5">168 </text:span><text:span text:style-name="T14"><text:s text:c="24"/>newUser.facebook.id</text:span> <text:s text:c="3"/><text:span text:style-name="T14">=</text:span> <text:span text:style-name="T14">profile.id;</text:span></text:p>
      <text:p text:style-name="P7"><text:span text:style-name="T5">169 </text:span><text:span text:style-name="T14"><text:s text:c="24"/>newUser.facebook.token</text:span> <text:span text:style-name="T14">=</text:span> <text:span text:style-name="T14">token;</text:span></text:p>
      <text:p text:style-name="P7"><text:span text:style-name="T5">170 </text:span><text:span text:style-name="T14"><text:s text:c="24"/>newUser.local.userName</text:span> 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7"><text:span text:style-name="T5">171 </text:span><text:span text:style-name="T14"><text:s text:c="24"/>newUser.local.email</text:span> <text:span text:style-name="T14">=</text:span> <text:span text:style-name="T14">profile.emails[</text:span><text:span text:style-name="T21">0</text:span><text:span text:style-name="T14">].value;</text:span></text:p>
      <text:p text:style-name="P8">172 </text:p>
      <text:p text:style-name="P7"><text:span text:style-name="T5">173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174 </text:span><text:s text:c="28"/><text:span text:style-name="T11">if</text:span> <text:span text:style-name="T14">(err)</text:span></text:p>
      <text:p text:style-name="P7"><text:span text:style-name="T5">175 </text:span><text:s text:c="32"/><text:span text:style-name="T11">throw</text:span> <text:span text:style-name="T14">err;</text:span></text:p>
      <text:p text:style-name="P7"><text:span text:style-name="T5">176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7"><text:span text:style-name="T5">177 </text:span><text:s text:c="24"/><text:span text:style-name="T14">});</text:span></text:p>
      <text:p text:style-name="P7"><text:span text:style-name="T5">178 </text:span><text:s text:c="20"/><text:span text:style-name="T14">}</text:span></text:p>
      <text:p text:style-name="P7"><text:span text:style-name="T5">179 </text:span><text:s text:c="16"/><text:span text:style-name="T14">});</text:span></text:p>
      <text:p text:style-name="P8">180 </text:p>
      <text:p text:style-name="P7"><text:span text:style-name="T5">181 </text:span><text:s text:c="12"/><text:span text:style-name="T14">}</text:span> <text:span text:style-name="T11">else</text:span> <text:span text:style-name="T14">{</text:span></text:p>
      <text:p text:style-name="P7"><text:span text:style-name="T5">182 </text:span><text:s text:c="16"/><text:span text:style-name="T5">// user already exists and is logged in, we have to link accounts</text:span></text:p>
      <text:p text:style-name="P7"><text:span text:style-name="T5">183 </text:span><text:s text:c="16"/><text:span text:style-name="T11">var</text:span> <text:span text:style-name="T14">user</text:span> <text:s text:c="11"/><text:span text:style-name="T14">=</text:span> <text:span text:style-name="T14">req.user;</text:span> <text:span text:style-name="T5">// pull the user out of the session</text:span></text:p>
      <text:p text:style-name="P8">184 </text:p>
      <text:p text:style-name="P7"><text:span text:style-name="T5">185 </text:span><text:span text:style-name="T14"><text:s text:c="16"/>user.facebook.id</text:span> <text:s text:c="3"/><text:span text:style-name="T14">=</text:span> <text:span text:style-name="T14">profile.id;</text:span></text:p>
      <text:p text:style-name="P7"><text:span text:style-name="T5">186 </text:span><text:span text:style-name="T14"><text:s text:c="16"/>user.facebook.token</text:span> <text:span text:style-name="T14">=</text:span> <text:span text:style-name="T14">token;</text:span></text:p>
      <text:p text:style-name="P7"><text:span text:style-name="T5">187 </text:span><text:span text:style-name="T14"><text:s text:c="16"/>user.local.userName</text:span> <text:span text:style-name="T14">=</text:span> <text:span text:style-name="T14">profile.name.givenName</text:span> <text:span text:style-name="T14">+</text:span> <text:span text:style-name="T19">' '</text:span> <text:span text:style-name="T14">+</text:span> <text:span text:style-name="T14">profile.name.familyName;</text:span></text:p>
      <text:p text:style-name="P7"><text:span text:style-name="T5">188 </text:span><text:s text:c="16"/><text:span text:style-name="T5">//user.local.email = profile.emails[0].value;</text:span></text:p>
      <text:p text:style-name="P8">189 </text:p>
      <text:p text:style-name="P7"><text:span text:style-name="T5">190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191 </text:span><text:s text:c="20"/><text:span text:style-name="T11">if</text:span> <text:span text:style-name="T14">(err)</text:span></text:p>
      <text:p text:style-name="P7"><text:span text:style-name="T5">192 </text:span><text:s text:c="24"/><text:span text:style-name="T11">throw</text:span> <text:span text:style-name="T14">err;</text:span></text:p>
      <text:p text:style-name="P7"><text:span text:style-name="T5">193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194 </text:span><text:s text:c="16"/><text:span text:style-name="T14">});</text:span></text:p>
      <text:p text:style-name="P8">195 </text:p>
      <text:p text:style-name="P7"><text:span text:style-name="T5">196 </text:span><text:s text:c="12"/><text:span text:style-name="T14">}</text:span></text:p>
      <text:p text:style-name="P7"><text:span text:style-name="T5">197 </text:span><text:s text:c="8"/><text:span text:style-name="T14">});</text:span></text:p>
      <text:p text:style-name="P8">198 </text:p>
      <text:p text:style-name="P7"><text:span text:style-name="T5">199 </text:span><text:s text:c="4"/><text:span text:style-name="T14">}));</text:span></text:p>
      <text:p text:style-name="P8">200 </text:p>
      <text:p text:style-name="P7"><text:span text:style-name="T5">201 </text:span><text:s text:c="4"/><text:span text:style-name="T5">// =========================================================================</text:span></text:p>
      <text:p text:style-name="P7"><text:span text:style-name="T5">202 </text:span><text:s text:c="4"/><text:span text:style-name="T5">// TWITTER =================================================================</text:span></text:p>
      <text:p text:style-name="P7"><text:span text:style-name="T5">203 </text:span><text:s text:c="4"/><text:span text:style-name="T5">// =========================================================================</text:span></text:p>
      <text:p text:style-name="P7"><text:span text:style-name="T5">204 </text:span><text:span text:style-name="T14"><text:s text:c="4"/>passport.</text:span><text:span text:style-name="T11">use</text:span><text:span text:style-name="T14">(</text:span><text:span text:style-name="T11">new</text:span> <text:span text:style-name="T22">TwitterStrategy</text:span><text:span text:style-name="T14">({</text:span></text:p>
      <text:p text:style-name="P8">205 </text:p>
      <text:p text:style-name="P7"><text:span text:style-name="T5">206 </text:span><text:span text:style-name="T14"><text:s text:c="8"/>consumerKey</text:span> <text:s text:c="4"/><text:span text:style-name="T14">:</text:span> <text:span text:style-name="T14">configAuth.twitterAuth.consumerKey,</text:span></text:p>
      <text:p text:style-name="P7"><text:span text:style-name="T5">207 </text:span><text:span text:style-name="T14"><text:s text:c="8"/>consumerSecret</text:span> <text:s/><text:span text:style-name="T14">:</text:span> <text:span text:style-name="T14">configAuth.twitterAuth.consumerSecret,</text:span></text:p>
      <text:p text:style-name="P7"><text:span text:style-name="T5">208 </text:span><text:span text:style-name="T14"><text:s text:c="8"/>callbackURL</text:span> <text:s text:c="4"/><text:span text:style-name="T14">:</text:span> <text:span text:style-name="T14">configAuth.twitterAuth.callbackURL,</text:span></text:p>
      <text:p text:style-name="P7"><text:span text:style-name="T5">209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8">210 </text:p>
      <text:p text:style-name="P7"><text:span text:style-name="T5">211 </text:span><text:s text:c="4"/><text:span text:style-name="T14">},</text:span></text:p>
      <text:p text:style-name="P7"><text:span text:style-name="T5">212 </text:span><text:s text:c="4"/><text:span text:style-name="T11">function</text:span><text:span text:style-name="T14">(req,</text:span> <text:span text:style-name="T14">token,</text:span> <text:span text:style-name="T14">tokenSecret,</text:span> <text:span text:style-name="T14">profile,</text:span> <text:span text:style-name="T14">done) {</text:span></text:p>
      <text:p text:style-name="P8">213 </text:p>
      <text:p text:style-name="P7"><text:span text:style-name="T5">214 </text:span><text:s text:c="8"/><text:span text:style-name="T5">// asynchronous</text:span></text:p>
      <text:p text:style-name="P7"><text:span text:style-name="T5">215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8">216 </text:p>
      <text:p text:style-name="P7"><text:span text:style-name="T5">217 </text:span><text:s text:c="12"/><text:span text:style-name="T5">// check if the user is already logged in</text:span></text:p>
      <text:p text:style-name="P7"><text:span text:style-name="T5">218 </text:span><text:s text:c="12"/><text:span text:style-name="T11">if</text:span> <text:span text:style-name="T14">(!req.user) {</text:span></text:p>
      <text:p text:style-name="P8">219 </text:p>
      <text:p text:style-name="P7"><text:span text:style-name="T5">220 </text:span><text:span text:style-name="T14"><text:s text:c="16"/>User.</text:span><text:span text:style-name="T22">findOne</text:span><text:span text:style-name="T14">({</text:span> <text:span text:style-name="T19">'twitter.id'</text:span> <text:span text:style-name="T14">:</text:span> <text:span text:style-name="T14">profile.id</text:span> <text:span text:style-name="T14">},</text:span> <text:span text:style-name="T11">function</text:span><text:span text:style-name="T14">(err,</text:span> <text:soft-page-break/><text:span text:style-name="T14">user) {</text:span></text:p>
      <text:p text:style-name="P7"><text:span text:style-name="T5">221 </text:span><text:s text:c="20"/><text:span text:style-name="T11">if</text:span> <text:span text:style-name="T14">(err)</text:span></text:p>
      <text:p text:style-name="P7"><text:span text:style-name="T5">222 </text:span><text:s text:c="24"/><text:span text:style-name="T11">return</text:span> <text:span text:style-name="T22">done</text:span><text:span text:style-name="T14">(err);</text:span></text:p>
      <text:p text:style-name="P8">223 </text:p>
      <text:p text:style-name="P7"><text:span text:style-name="T5">224 </text:span><text:s text:c="20"/><text:span text:style-name="T11">if</text:span> <text:span text:style-name="T14">(user) {</text:span></text:p>
      <text:p text:style-name="P7"><text:span text:style-name="T5">225 </text:span><text:s text:c="24"/><text:span text:style-name="T5">// if there is a user id already but no token (user was linked at one point and then removed)</text:span></text:p>
      <text:p text:style-name="P7"><text:span text:style-name="T5">226 </text:span><text:s text:c="24"/><text:span text:style-name="T11">if</text:span> <text:span text:style-name="T14">(!user.twitter.token) {</text:span></text:p>
      <text:p text:style-name="P7"><text:span text:style-name="T5">227 </text:span><text:span text:style-name="T14"><text:s text:c="28"/>user.twitter.token</text:span> <text:s text:c="6"/><text:span text:style-name="T14">=</text:span> <text:span text:style-name="T14">token;</text:span></text:p>
      <text:p text:style-name="P7"><text:span text:style-name="T5">228 </text:span><text:span text:style-name="T14"><text:s text:c="28"/>user.twitter.username</text:span> <text:s text:c="3"/><text:span text:style-name="T14">=</text:span> <text:span text:style-name="T14">profile.username;</text:span></text:p>
      <text:p text:style-name="P7"><text:span text:style-name="T5">229 </text:span><text:span text:style-name="T14"><text:s text:c="28"/>user.local.userName</text:span> <text:s text:c="5"/><text:span text:style-name="T14">=</text:span> <text:span text:style-name="T14">profile.displayName;</text:span></text:p>
      <text:p text:style-name="P8">230 </text:p>
      <text:p text:style-name="P7"><text:span text:style-name="T5">231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232 </text:span><text:s text:c="32"/><text:span text:style-name="T11">if</text:span> <text:span text:style-name="T14">(err)</text:span></text:p>
      <text:p text:style-name="P7"><text:span text:style-name="T5">233 </text:span><text:s text:c="36"/><text:span text:style-name="T11">throw</text:span> <text:span text:style-name="T14">err;</text:span></text:p>
      <text:p text:style-name="P7"><text:span text:style-name="T5">234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235 </text:span><text:s text:c="28"/><text:span text:style-name="T14">});</text:span></text:p>
      <text:p text:style-name="P7"><text:span text:style-name="T5">236 </text:span><text:s text:c="24"/><text:span text:style-name="T14">}</text:span></text:p>
      <text:p text:style-name="P8">237 </text:p>
      <text:p text:style-name="P7"><text:span text:style-name="T5">238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 <text:span text:style-name="T5">// user found, return that user</text:span></text:p>
      <text:p text:style-name="P7"><text:span text:style-name="T5">239 </text:span><text:s text:c="20"/><text:span text:style-name="T14">}</text:span> <text:span text:style-name="T11">else</text:span> <text:span text:style-name="T14">{</text:span></text:p>
      <text:p text:style-name="P7"><text:span text:style-name="T5">240 </text:span><text:s text:c="24"/><text:span text:style-name="T5">// if there is no user, create them</text:span></text:p>
      <text:p text:style-name="P7"><text:span text:style-name="T5">241 </text:span><text:s text:c="24"/><text:span text:style-name="T11">var</text:span> <text:span text:style-name="T14">newUser</text:span> <text:s text:c="16"/><text:span text:style-name="T14">=</text:span> <text:span text:style-name="T11">new</text:span> <text:span text:style-name="T22">User</text:span><text:span text:style-name="T14">();</text:span></text:p>
      <text:p text:style-name="P7"><text:span text:style-name="T5">242 </text:span><text:s text:c="24"/><text:span text:style-name="T22">initNewUser</text:span><text:span text:style-name="T14">(newUser);</text:span></text:p>
      <text:p text:style-name="P7"><text:span text:style-name="T5">243 </text:span><text:span text:style-name="T14"><text:s text:c="24"/>newUser.twitter.id</text:span> <text:s text:c="9"/><text:span text:style-name="T14">=</text:span> <text:span text:style-name="T14">profile.id;</text:span></text:p>
      <text:p text:style-name="P7"><text:span text:style-name="T5">244 </text:span><text:span text:style-name="T14"><text:s text:c="24"/>newUser.twitter.token</text:span> <text:s text:c="6"/><text:span text:style-name="T14">=</text:span> <text:span text:style-name="T14">token;</text:span></text:p>
      <text:p text:style-name="P7"><text:span text:style-name="T5">245 </text:span><text:span text:style-name="T14"><text:s text:c="24"/>newUser.twitter.username</text:span> <text:s text:c="3"/><text:span text:style-name="T14">=</text:span> <text:span text:style-name="T14">profile.username;</text:span></text:p>
      <text:p text:style-name="P7"><text:span text:style-name="T5">246 </text:span><text:span text:style-name="T14"><text:s text:c="24"/>newUser.local.userName</text:span> <text:s text:c="5"/><text:span text:style-name="T14">=</text:span> <text:span text:style-name="T14">profile.displayName;</text:span></text:p>
      <text:p text:style-name="P8">247 </text:p>
      <text:p text:style-name="P7"><text:span text:style-name="T5">248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249 </text:span><text:s text:c="28"/><text:span text:style-name="T11">if</text:span> <text:span text:style-name="T14">(err)</text:span></text:p>
      <text:p text:style-name="P7"><text:span text:style-name="T5">250 </text:span><text:s text:c="32"/><text:span text:style-name="T11">throw</text:span> <text:span text:style-name="T14">err;</text:span></text:p>
      <text:p text:style-name="P7"><text:span text:style-name="T5">251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7"><text:span text:style-name="T5">252 </text:span><text:s text:c="24"/><text:span text:style-name="T14">});</text:span></text:p>
      <text:p text:style-name="P7"><text:span text:style-name="T5">253 </text:span><text:s text:c="20"/><text:span text:style-name="T14">}</text:span></text:p>
      <text:p text:style-name="P7"><text:span text:style-name="T5">254 </text:span><text:s text:c="16"/><text:span text:style-name="T14">});</text:span></text:p>
      <text:p text:style-name="P8">255 </text:p>
      <text:p text:style-name="P7"><text:span text:style-name="T5">256 </text:span><text:s text:c="12"/><text:span text:style-name="T14">}</text:span> <text:span text:style-name="T11">else</text:span> <text:span text:style-name="T14">{</text:span></text:p>
      <text:p text:style-name="P7"><text:span text:style-name="T5">257 </text:span><text:s text:c="16"/><text:span text:style-name="T5">// user already exists and is logged in, we have to link accounts</text:span></text:p>
      <text:p text:style-name="P7"><text:span text:style-name="T5">258 </text:span><text:s text:c="16"/><text:span text:style-name="T11">var</text:span> <text:span text:style-name="T14">user</text:span> <text:s text:c="16"/><text:span text:style-name="T14">=</text:span> <text:span text:style-name="T14">req.user;</text:span> <text:span text:style-name="T5">// pull the user out of the session</text:span></text:p>
      <text:p text:style-name="P8">259 </text:p>
      <text:p text:style-name="P7"><text:span text:style-name="T5">260 </text:span><text:span text:style-name="T14"><text:s text:c="16"/>user.twitter.id</text:span> <text:s text:c="9"/><text:span text:style-name="T14">=</text:span> <text:span text:style-name="T14">profile.id;</text:span></text:p>
      <text:p text:style-name="P7"><text:span text:style-name="T5">261 </text:span><text:span text:style-name="T14"><text:s text:c="16"/>user.twitter.token</text:span> <text:s text:c="6"/><text:span text:style-name="T14">=</text:span> <text:span text:style-name="T14">token;</text:span></text:p>
      <text:p text:style-name="P7"><text:span text:style-name="T5">262 </text:span><text:span text:style-name="T14"><text:s text:c="16"/>user.twitter.username</text:span> <text:s text:c="3"/><text:span text:style-name="T14">=</text:span> <text:span text:style-name="T14">profile.username;</text:span></text:p>
      <text:p text:style-name="P7"><text:span text:style-name="T5">263 </text:span><text:span text:style-name="T14"><text:s text:c="16"/>user.local.userName</text:span> <text:s text:c="5"/><text:span text:style-name="T14">=</text:span> <text:span text:style-name="T14">profile.displayName;</text:span></text:p>
      <text:p text:style-name="P8">264 </text:p>
      <text:p text:style-name="P7"><text:span text:style-name="T5">265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266 </text:span><text:s text:c="20"/><text:span text:style-name="T11">if</text:span> <text:span text:style-name="T14">(err)</text:span></text:p>
      <text:p text:style-name="P7"><text:span text:style-name="T5">267 </text:span><text:s text:c="24"/><text:span text:style-name="T11">throw</text:span> <text:span text:style-name="T14">err;</text:span></text:p>
      <text:p text:style-name="P7"><text:span text:style-name="T5">268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269 </text:span><text:s text:c="16"/><text:span text:style-name="T14">});</text:span></text:p>
      <text:p text:style-name="P7"><text:span text:style-name="T5">270 </text:span><text:s text:c="12"/><text:span text:style-name="T14">}</text:span></text:p>
      <text:p text:style-name="P8">271 </text:p>
      <text:p text:style-name="P7"><text:span text:style-name="T5">272 </text:span><text:s text:c="8"/><text:span text:style-name="T14">});</text:span></text:p>
      <text:p text:style-name="P8">273 </text:p>
      <text:p text:style-name="P7"><text:span text:style-name="T5">274 </text:span><text:s text:c="4"/><text:span text:style-name="T14">}));</text:span></text:p>
      <text:p text:style-name="P8">275 </text:p>
      <text:p text:style-name="P7"><text:span text:style-name="T5">276 </text:span><text:s text:c="4"/><text:span text:style-name="T5">// =========================================================================</text:span></text:p>
      <text:p text:style-name="P7"><text:span text:style-name="T5">277 </text:span><text:s text:c="4"/><text:span text:style-name="T5">// GOOGLE ==================================================================</text:span></text:p>
      <text:p text:style-name="P7"><text:soft-page-break/><text:span text:style-name="T5">278 </text:span><text:s text:c="4"/><text:span text:style-name="T5">// =========================================================================</text:span></text:p>
      <text:p text:style-name="P7"><text:span text:style-name="T5">279 </text:span><text:span text:style-name="T14"><text:s text:c="4"/>passport.</text:span><text:span text:style-name="T11">use</text:span><text:span text:style-name="T14">(</text:span><text:span text:style-name="T11">new</text:span> <text:span text:style-name="T22">GoogleStrategy</text:span><text:span text:style-name="T14">({</text:span></text:p>
      <text:p text:style-name="P8">280 </text:p>
      <text:p text:style-name="P7"><text:span text:style-name="T5">281 </text:span><text:span text:style-name="T14"><text:s text:c="8"/>clientID</text:span> <text:s text:c="7"/><text:span text:style-name="T14">:</text:span> <text:span text:style-name="T14">configAuth.googleAuth.clientID,</text:span></text:p>
      <text:p text:style-name="P7"><text:span text:style-name="T5">282 </text:span><text:span text:style-name="T14"><text:s text:c="8"/>clientSecret</text:span> <text:s text:c="3"/><text:span text:style-name="T14">:</text:span> <text:span text:style-name="T14">configAuth.googleAuth.clientSecret,</text:span></text:p>
      <text:p text:style-name="P7"><text:span text:style-name="T5">283 </text:span><text:span text:style-name="T14"><text:s text:c="8"/>callbackURL</text:span> <text:s text:c="4"/><text:span text:style-name="T14">:</text:span> <text:span text:style-name="T14">configAuth.googleAuth.callbackURL,</text:span></text:p>
      <text:p text:style-name="P7"><text:span text:style-name="T5">284 </text:span><text:span text:style-name="T14"><text:s text:c="8"/>passReqToCallback</text:span> <text:span text:style-name="T14">:</text:span> <text:span text:style-name="T11">true</text:span> <text:span text:style-name="T5">// allows us to pass in the req from our route (lets us check if a user is logged in or not)</text:span></text:p>
      <text:p text:style-name="P8">285 </text:p>
      <text:p text:style-name="P7"><text:span text:style-name="T5">286 </text:span><text:s text:c="4"/><text:span text:style-name="T14">},</text:span></text:p>
      <text:p text:style-name="P7"><text:span text:style-name="T5">287 </text:span><text:s text:c="4"/><text:span text:style-name="T11">function</text:span><text:span text:style-name="T14">(req,</text:span> <text:span text:style-name="T14">token,</text:span> <text:span text:style-name="T14">refreshToken,</text:span> <text:span text:style-name="T14">profile,</text:span> <text:span text:style-name="T14">done) {</text:span></text:p>
      <text:p text:style-name="P8">288 </text:p>
      <text:p text:style-name="P7"><text:span text:style-name="T5">289 </text:span><text:s text:c="8"/><text:span text:style-name="T5">// asynchronous</text:span></text:p>
      <text:p text:style-name="P7"><text:span text:style-name="T5">290 </text:span><text:span text:style-name="T14"><text:s text:c="8"/>process.</text:span><text:span text:style-name="T22">nextTick</text:span><text:span text:style-name="T14">(</text:span><text:span text:style-name="T11">function</text:span><text:span text:style-name="T14">() {</text:span></text:p>
      <text:p text:style-name="P8">291 </text:p>
      <text:p text:style-name="P7"><text:span text:style-name="T5">292 </text:span><text:s text:c="12"/><text:span text:style-name="T5">// check if the user is already logged in</text:span></text:p>
      <text:p text:style-name="P7"><text:span text:style-name="T5">293 </text:span><text:s text:c="12"/><text:span text:style-name="T11">if</text:span> <text:span text:style-name="T14">(!req.user) {</text:span></text:p>
      <text:p text:style-name="P8">294 </text:p>
      <text:p text:style-name="P7"><text:span text:style-name="T5">295 </text:span><text:span text:style-name="T14"><text:s text:c="16"/>User.</text:span><text:span text:style-name="T22">findOne</text:span><text:span text:style-name="T14">({</text:span> <text:span text:style-name="T19">'google.id'</text:span> <text:span text:style-name="T14">:</text:span> <text:span text:style-name="T14">profile.id</text:span> <text:span text:style-name="T14">},</text:span> <text:span text:style-name="T11">function</text:span><text:span text:style-name="T14">(err,</text:span> <text:span text:style-name="T14">user) {</text:span></text:p>
      <text:p text:style-name="P7"><text:span text:style-name="T5">296 </text:span><text:s text:c="20"/><text:span text:style-name="T11">if</text:span> <text:span text:style-name="T14">(err)</text:span></text:p>
      <text:p text:style-name="P7"><text:span text:style-name="T5">297 </text:span><text:s text:c="24"/><text:span text:style-name="T11">return</text:span> <text:span text:style-name="T22">done</text:span><text:span text:style-name="T14">(err);</text:span></text:p>
      <text:p text:style-name="P8">298 </text:p>
      <text:p text:style-name="P7"><text:span text:style-name="T5">299 </text:span><text:s text:c="20"/><text:span text:style-name="T11">if</text:span> <text:span text:style-name="T14">(user) {</text:span></text:p>
      <text:p text:style-name="P8">300 </text:p>
      <text:p text:style-name="P7"><text:span text:style-name="T5">301 </text:span><text:s text:c="24"/><text:span text:style-name="T5">// if there is a user id already but no token (user was linked at one point and then removed)</text:span></text:p>
      <text:p text:style-name="P7"><text:span text:style-name="T5">302 </text:span><text:s text:c="24"/><text:span text:style-name="T11">if</text:span> <text:span text:style-name="T14">(!user.google.token) {</text:span></text:p>
      <text:p text:style-name="P7"><text:span text:style-name="T5">303 </text:span><text:span text:style-name="T14"><text:s text:c="28"/>user.google.token</text:span> <text:s text:c="3"/><text:span text:style-name="T14">=</text:span> <text:span text:style-name="T14">token;</text:span></text:p>
      <text:p text:style-name="P7"><text:span text:style-name="T5">304 </text:span><text:span text:style-name="T14"><text:s text:c="28"/>user.local.userName</text:span> <text:s/><text:span text:style-name="T14">=</text:span> <text:span text:style-name="T14">profile.displayName;</text:span></text:p>
      <text:p text:style-name="P7"><text:span text:style-name="T5">305 </text:span><text:s text:c="28"/><text:span text:style-name="T24">//user.local.email <text:s text:c="4"/>= profile.emails[0].value; /</text:span><text:span text:style-name="T14">/</text:span> <text:span text:style-name="T14">pull the first email</text:span></text:p>
      <text:p text:style-name="P8">306 </text:p>
      <text:p text:style-name="P7"><text:span text:style-name="T5">307 </text:span><text:span text:style-name="T14"><text:s text:c="28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308 </text:span><text:s text:c="32"/><text:span text:style-name="T11">if</text:span> <text:span text:style-name="T14">(err)</text:span></text:p>
      <text:p text:style-name="P7"><text:span text:style-name="T5">309 </text:span><text:s text:c="36"/><text:span text:style-name="T11">throw</text:span> <text:span text:style-name="T14">err;</text:span></text:p>
      <text:p text:style-name="P7"><text:span text:style-name="T5">310 </text:span><text:s text:c="32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311 </text:span><text:s text:c="28"/><text:span text:style-name="T14">});</text:span></text:p>
      <text:p text:style-name="P7"><text:span text:style-name="T5">312 </text:span><text:s text:c="24"/><text:span text:style-name="T14">}</text:span></text:p>
      <text:p text:style-name="P8">313 </text:p>
      <text:p text:style-name="P7"><text:span text:style-name="T5">314 </text:span><text:s text:c="24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315 </text:span><text:s text:c="20"/><text:span text:style-name="T14">}</text:span> <text:span text:style-name="T11">else</text:span> <text:span text:style-name="T14">{</text:span></text:p>
      <text:p text:style-name="P7"><text:span text:style-name="T5">316 </text:span><text:s text:c="24"/><text:span text:style-name="T11">var</text:span> <text:span text:style-name="T14">newUser</text:span> <text:s text:c="9"/><text:span text:style-name="T14">=</text:span> <text:span text:style-name="T11">new</text:span> <text:span text:style-name="T22">User</text:span><text:span text:style-name="T14">();</text:span></text:p>
      <text:p text:style-name="P7"><text:span text:style-name="T5">317 </text:span><text:s text:c="24"/><text:span text:style-name="T22">initNewUser</text:span><text:span text:style-name="T14">(newUser);</text:span></text:p>
      <text:p text:style-name="P7"><text:span text:style-name="T5">318 </text:span><text:span text:style-name="T14"><text:s text:c="24"/>newUser.google.id</text:span> <text:s text:c="6"/><text:span text:style-name="T14">=</text:span> <text:span text:style-name="T14">profile.id;</text:span></text:p>
      <text:p text:style-name="P7"><text:span text:style-name="T5">319 </text:span><text:span text:style-name="T14"><text:s text:c="24"/>newUser.google.token</text:span> <text:s text:c="3"/><text:span text:style-name="T14">=</text:span> <text:span text:style-name="T14">token;</text:span></text:p>
      <text:p text:style-name="P7"><text:span text:style-name="T5">320 </text:span><text:span text:style-name="T14"><text:s text:c="24"/>newUser.local.userName</text:span> <text:s/><text:span text:style-name="T14">=</text:span> <text:span text:style-name="T14">profile.displayName;</text:span></text:p>
      <text:p text:style-name="P7"><text:span text:style-name="T5">321 </text:span><text:span text:style-name="T14"><text:s text:c="24"/>newUser.local.email</text:span> <text:s text:c="4"/><text:span text:style-name="T14">=</text:span> <text:span text:style-name="T14">profile.emails[</text:span><text:span text:style-name="T21">0</text:span><text:span text:style-name="T14">].value;</text:span> <text:span text:style-name="T5">// pull the first email</text:span></text:p>
      <text:p text:style-name="P8">322 </text:p>
      <text:p text:style-name="P7"><text:span text:style-name="T5">323 </text:span><text:span text:style-name="T14"><text:s text:c="24"/>new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324 </text:span><text:s text:c="28"/><text:span text:style-name="T11">if</text:span> <text:span text:style-name="T14">(err)</text:span></text:p>
      <text:p text:style-name="P7"><text:span text:style-name="T5">325 </text:span><text:s text:c="32"/><text:span text:style-name="T11">throw</text:span> <text:span text:style-name="T14">err;</text:span></text:p>
      <text:p text:style-name="P7"><text:span text:style-name="T5">326 </text:span><text:s text:c="28"/><text:span text:style-name="T11">return</text:span> <text:span text:style-name="T22">done</text:span><text:span text:style-name="T14">(</text:span><text:span text:style-name="T11">null</text:span><text:span text:style-name="T14">,</text:span> <text:span text:style-name="T14">newUser);</text:span></text:p>
      <text:p text:style-name="P7"><text:span text:style-name="T5">327 </text:span><text:s text:c="24"/><text:span text:style-name="T14">});</text:span></text:p>
      <text:p text:style-name="P7"><text:span text:style-name="T5">328 </text:span><text:s text:c="20"/><text:span text:style-name="T14">}</text:span></text:p>
      <text:p text:style-name="P7"><text:span text:style-name="T5">329 </text:span><text:s text:c="16"/><text:span text:style-name="T14">});</text:span></text:p>
      <text:p text:style-name="P8">330 </text:p>
      <text:p text:style-name="P7"><text:span text:style-name="T5">331 </text:span><text:s text:c="12"/><text:span text:style-name="T14">}</text:span> <text:span text:style-name="T11">else</text:span> <text:span text:style-name="T14">{</text:span></text:p>
      <text:p text:style-name="P7"><text:span text:style-name="T5">332 </text:span><text:s text:c="16"/><text:span text:style-name="T5">// user already exists and is logged in, we have to link accounts</text:span></text:p>
      <text:p text:style-name="P7"><text:span text:style-name="T5">333 </text:span><text:s text:c="16"/><text:span text:style-name="T11">var</text:span> <text:span text:style-name="T14">user</text:span> <text:s text:c="14"/><text:span text:style-name="T14">=</text:span> <text:span text:style-name="T14">req.user;</text:span> <text:span text:style-name="T5">// pull the user out of the session</text:span></text:p>
      <text:p text:style-name="P8"><text:soft-page-break/>334 </text:p>
      <text:p text:style-name="P7"><text:span text:style-name="T5">335 </text:span><text:span text:style-name="T14"><text:s text:c="16"/>user.google.id</text:span> <text:s text:c="3"/><text:span text:style-name="T14">=</text:span> <text:span text:style-name="T14">profile.id;</text:span></text:p>
      <text:p text:style-name="P7"><text:span text:style-name="T5">336 </text:span><text:span text:style-name="T14"><text:s text:c="16"/>user.google.token</text:span> <text:span text:style-name="T14">=</text:span> <text:span text:style-name="T14">token;</text:span></text:p>
      <text:p text:style-name="P7"><text:span text:style-name="T5">337 </text:span><text:span text:style-name="T14"><text:s text:c="16"/>user.local.userName</text:span> <text:s/><text:span text:style-name="T14">=</text:span> <text:span text:style-name="T14">profile.displayName;</text:span></text:p>
      <text:p text:style-name="P7"><text:span text:style-name="T5">338 </text:span><text:s text:c="16"/><text:span text:style-name="T24">//user.local.email = profile.emails[0].value; /</text:span><text:span text:style-name="T14">/</text:span> <text:span text:style-name="T14">pull the first email</text:span></text:p>
      <text:p text:style-name="P8">339 </text:p>
      <text:p text:style-name="P7"><text:span text:style-name="T5">340 </text:span><text:span text:style-name="T14"><text:s text:c="16"/>user.</text:span><text:span text:style-name="T22">save</text:span><text:span text:style-name="T14">(</text:span><text:span text:style-name="T11">function</text:span><text:span text:style-name="T14">(err) {</text:span></text:p>
      <text:p text:style-name="P7"><text:span text:style-name="T5">341 </text:span><text:s text:c="20"/><text:span text:style-name="T11">if</text:span> <text:span text:style-name="T14">(err)</text:span></text:p>
      <text:p text:style-name="P7"><text:span text:style-name="T5">342 </text:span><text:s text:c="24"/><text:span text:style-name="T11">throw</text:span> <text:span text:style-name="T14">err;</text:span></text:p>
      <text:p text:style-name="P7"><text:span text:style-name="T5">343 </text:span><text:s text:c="20"/><text:span text:style-name="T11">return</text:span> <text:span text:style-name="T22">done</text:span><text:span text:style-name="T14">(</text:span><text:span text:style-name="T11">null</text:span><text:span text:style-name="T14">,</text:span> <text:span text:style-name="T14">user);</text:span></text:p>
      <text:p text:style-name="P7"><text:span text:style-name="T5">344 </text:span><text:s text:c="16"/><text:span text:style-name="T14">});</text:span></text:p>
      <text:p text:style-name="P8">345 </text:p>
      <text:p text:style-name="P7"><text:span text:style-name="T5">346 </text:span><text:s text:c="12"/><text:span text:style-name="T14">}</text:span></text:p>
      <text:p text:style-name="P8">347 </text:p>
      <text:p text:style-name="P7"><text:span text:style-name="T5">348 </text:span><text:s text:c="8"/><text:span text:style-name="T14">});</text:span></text:p>
      <text:p text:style-name="P8">349 </text:p>
      <text:p text:style-name="P7"><text:span text:style-name="T5">350 </text:span><text:s text:c="4"/><text:span text:style-name="T14">}));</text:span></text:p>
      <text:p text:style-name="P8">351 </text:p>
      <text:p text:style-name="P7"><text:span text:style-name="T5">352 </text:span><text:span text:style-name="T14"><text:s text:c="4"/>initNewUser</text:span> <text:span text:style-name="T14">=</text:span> <text:span text:style-name="T11">function</text:span><text:span text:style-name="T14">(user){</text:span></text:p>
      <text:p text:style-name="P7"><text:span text:style-name="T5">353 </text:span><text:span text:style-name="T14"><text:s text:c="8"/>user.pongConf.</text:span><text:span text:style-name="T22">push</text:span><text:span text:style-name="T14">({</text:span></text:p>
      <text:p text:style-name="P7"><text:span text:style-name="T5">354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7"><text:span text:style-name="T5">355 </text:span><text:span text:style-name="T14"><text:s text:c="12"/>board</text:span> <text:s text:c="2"/><text:span text:style-name="T14">:{</text:span></text:p>
      <text:p text:style-name="P7"><text:span text:style-name="T5">356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357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358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7"><text:span text:style-name="T5">359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360 </text:span><text:span text:style-name="T14"><text:s text:c="16"/>numberZone</text:span> <text:s text:c="5"/><text:span text:style-name="T14">:</text:span> <text:span text:style-name="T19">'5'</text:span></text:p>
      <text:p text:style-name="P7"><text:span text:style-name="T5">361 </text:span><text:s text:c="12"/><text:span text:style-name="T14">},</text:span></text:p>
      <text:p text:style-name="P7"><text:span text:style-name="T5">362 </text:span><text:span text:style-name="T14"><text:s text:c="12"/>pieces</text:span> <text:s/><text:span text:style-name="T14">:{</text:span></text:p>
      <text:p text:style-name="P7"><text:span text:style-name="T5">363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7"><text:span text:style-name="T5">364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7"><text:span text:style-name="T5">365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7"><text:span text:style-name="T5">366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7"><text:span text:style-name="T5">367 </text:span><text:span text:style-name="T14"><text:s text:c="16"/>raquetHeight</text:span> <text:s text:c="3"/><text:span text:style-name="T14">:</text:span> <text:span text:style-name="T19">'80'</text:span></text:p>
      <text:p text:style-name="P7"><text:span text:style-name="T5">368 </text:span><text:s text:c="12"/><text:span text:style-name="T14">},</text:span></text:p>
      <text:p text:style-name="P7"><text:span text:style-name="T5">369 </text:span><text:span text:style-name="T14"><text:s text:c="12"/>difficult</text:span> <text:s text:c="2"/><text:span text:style-name="T14">:{</text:span></text:p>
      <text:p text:style-name="P7"><text:span text:style-name="T5">370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7"><text:span text:style-name="T5">371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372 </text:span><text:span text:style-name="T14"><text:s text:c="16"/>incBallSpeed</text:span> <text:s text:c="3"/><text:span text:style-name="T14">:</text:span> <text:span text:style-name="T19">'1'</text:span><text:span text:style-name="T14">,</text:span></text:p>
      <text:p text:style-name="P7"><text:span text:style-name="T5">373 </text:span><text:span text:style-name="T14"><text:s text:c="16"/>incOpSpeed</text:span> <text:s text:c="5"/><text:span text:style-name="T14">:</text:span> <text:span text:style-name="T19">'0.5'</text:span></text:p>
      <text:p text:style-name="P7"><text:span text:style-name="T5">374 </text:span><text:s text:c="12"/><text:span text:style-name="T14">}</text:span></text:p>
      <text:p text:style-name="P7"><text:span text:style-name="T5">375 </text:span><text:s text:c="8"/><text:span text:style-name="T14">});</text:span></text:p>
      <text:p text:style-name="P8">376 </text:p>
      <text:p text:style-name="P7"><text:span text:style-name="T5">377 </text:span><text:span text:style-name="T14"><text:s text:c="8"/>user.pongConf.</text:span><text:span text:style-name="T22">push</text:span><text:span text:style-name="T14">({</text:span></text:p>
      <text:p text:style-name="P7"><text:span text:style-name="T5">378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7"><text:span text:style-name="T5">379 </text:span><text:span text:style-name="T14"><text:s text:c="12"/>board</text:span> <text:s text:c="2"/><text:span text:style-name="T14">:{</text:span></text:p>
      <text:p text:style-name="P7"><text:span text:style-name="T5">380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381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382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7"><text:span text:style-name="T5">383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384 </text:span><text:span text:style-name="T14"><text:s text:c="16"/>numberZone</text:span> <text:s text:c="5"/><text:span text:style-name="T14">:</text:span> <text:span text:style-name="T19">'5'</text:span></text:p>
      <text:p text:style-name="P7"><text:span text:style-name="T5">385 </text:span><text:s text:c="12"/><text:span text:style-name="T14">},</text:span></text:p>
      <text:p text:style-name="P7"><text:span text:style-name="T5">386 </text:span><text:span text:style-name="T14"><text:s text:c="12"/>pieces</text:span> <text:s/><text:span text:style-name="T14">:{</text:span></text:p>
      <text:p text:style-name="P7"><text:span text:style-name="T5">387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7"><text:span text:style-name="T5">388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7"><text:span text:style-name="T5">389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7"><text:span text:style-name="T5">390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7"><text:span text:style-name="T5">391 </text:span><text:span text:style-name="T14"><text:s text:c="16"/>raquetHeight</text:span> <text:s text:c="3"/><text:span text:style-name="T14">:</text:span> <text:span text:style-name="T19">'80'</text:span></text:p>
      <text:p text:style-name="P7"><text:span text:style-name="T5">392 </text:span><text:s text:c="12"/><text:span text:style-name="T14">},</text:span></text:p>
      <text:p text:style-name="P7"><text:span text:style-name="T5">393 </text:span><text:span text:style-name="T14"><text:s text:c="12"/>difficult</text:span> <text:s text:c="2"/><text:span text:style-name="T14">:{</text:span></text:p>
      <text:p text:style-name="P7"><text:span text:style-name="T5">394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7"><text:span text:style-name="T5">395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396 </text:span><text:span text:style-name="T14"><text:s text:c="16"/>incBallSpeed</text:span> <text:s text:c="3"/><text:span text:style-name="T14">:</text:span> <text:span text:style-name="T19">'2'</text:span><text:span text:style-name="T14">,</text:span></text:p>
      <text:p text:style-name="P7"><text:soft-page-break/><text:span text:style-name="T5">397 </text:span><text:span text:style-name="T14"><text:s text:c="16"/>incOpSpeed</text:span> <text:s text:c="5"/><text:span text:style-name="T14">:</text:span> <text:span text:style-name="T19">'1'</text:span></text:p>
      <text:p text:style-name="P7"><text:span text:style-name="T5">398 </text:span><text:s text:c="12"/><text:span text:style-name="T14">}</text:span></text:p>
      <text:p text:style-name="P7"><text:span text:style-name="T5">399 </text:span><text:s text:c="8"/><text:span text:style-name="T14">});</text:span></text:p>
      <text:p text:style-name="P7"><text:span text:style-name="T5">400 </text:span><text:span text:style-name="T14"><text:s text:c="8"/>user.pongConf.</text:span><text:span text:style-name="T22">push</text:span><text:span text:style-name="T14">({</text:span></text:p>
      <text:p text:style-name="P7"><text:span text:style-name="T5">401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7"><text:span text:style-name="T5">402 </text:span><text:span text:style-name="T14"><text:s text:c="12"/>board</text:span> <text:s text:c="2"/><text:span text:style-name="T14">:{</text:span></text:p>
      <text:p text:style-name="P7"><text:span text:style-name="T5">403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404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405 </text:span><text:span text:style-name="T14"><text:s text:c="16"/>raquetColor</text:span> <text:s text:c="4"/><text:span text:style-name="T14">:</text:span> <text:span text:style-name="T19">'#000000'</text:span><text:span text:style-name="T14">,</text:span></text:p>
      <text:p text:style-name="P7"><text:span text:style-name="T5">406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407 </text:span><text:span text:style-name="T14"><text:s text:c="16"/>numberZone</text:span> <text:s text:c="5"/><text:span text:style-name="T14">:</text:span> <text:span text:style-name="T19">'5'</text:span></text:p>
      <text:p text:style-name="P7"><text:span text:style-name="T5">408 </text:span><text:s text:c="12"/><text:span text:style-name="T14">},</text:span></text:p>
      <text:p text:style-name="P7"><text:span text:style-name="T5">409 </text:span><text:span text:style-name="T14"><text:s text:c="12"/>pieces</text:span> <text:s/><text:span text:style-name="T14">:{</text:span></text:p>
      <text:p text:style-name="P7"><text:span text:style-name="T5">410 </text:span><text:span text:style-name="T14"><text:s text:c="16"/>leftSpeed</text:span> <text:s text:c="6"/><text:span text:style-name="T14">:</text:span> <text:span text:style-name="T19">'5'</text:span><text:span text:style-name="T14">,</text:span></text:p>
      <text:p text:style-name="P7"><text:span text:style-name="T5">411 </text:span><text:span text:style-name="T14"><text:s text:c="16"/>rightSpeed</text:span> <text:s text:c="5"/><text:span text:style-name="T14">:</text:span> <text:span text:style-name="T19">'5'</text:span><text:span text:style-name="T14">,</text:span></text:p>
      <text:p text:style-name="P7"><text:span text:style-name="T5">412 </text:span><text:span text:style-name="T14"><text:s text:c="16"/>ballSpeed</text:span> <text:s text:c="6"/><text:span text:style-name="T14">:</text:span> <text:span text:style-name="T19">'5'</text:span><text:span text:style-name="T14">,</text:span></text:p>
      <text:p text:style-name="P7"><text:span text:style-name="T5">413 </text:span><text:span text:style-name="T14"><text:s text:c="16"/>raquetWidth</text:span> <text:s text:c="4"/><text:span text:style-name="T14">:</text:span> <text:span text:style-name="T19">'10'</text:span><text:span text:style-name="T14">,</text:span></text:p>
      <text:p text:style-name="P7"><text:span text:style-name="T5">414 </text:span><text:span text:style-name="T14"><text:s text:c="16"/>raquetHeight</text:span> <text:s text:c="3"/><text:span text:style-name="T14">:</text:span> <text:span text:style-name="T19">'80'</text:span></text:p>
      <text:p text:style-name="P7"><text:span text:style-name="T5">415 </text:span><text:s text:c="12"/><text:span text:style-name="T14">},</text:span></text:p>
      <text:p text:style-name="P7"><text:span text:style-name="T5">416 </text:span><text:span text:style-name="T14"><text:s text:c="12"/>difficult</text:span> <text:s text:c="2"/><text:span text:style-name="T14">:{</text:span></text:p>
      <text:p text:style-name="P7"><text:span text:style-name="T5">417 </text:span><text:span text:style-name="T14"><text:s text:c="16"/>goals</text:span> <text:s text:c="10"/><text:span text:style-name="T14">:</text:span> <text:span text:style-name="T19">'5'</text:span><text:span text:style-name="T14">,</text:span></text:p>
      <text:p text:style-name="P7"><text:span text:style-name="T5">418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419 </text:span><text:span text:style-name="T14"><text:s text:c="16"/>incBallSpeed</text:span> <text:s text:c="3"/><text:span text:style-name="T14">:</text:span> <text:span text:style-name="T19">'3'</text:span><text:span text:style-name="T14">,</text:span></text:p>
      <text:p text:style-name="P7"><text:span text:style-name="T5">420 </text:span><text:span text:style-name="T14"><text:s text:c="16"/>incOpSpeed</text:span> <text:s text:c="5"/><text:span text:style-name="T14">:</text:span> <text:span text:style-name="T19">'2.5'</text:span></text:p>
      <text:p text:style-name="P7"><text:span text:style-name="T5">421 </text:span><text:s text:c="12"/><text:span text:style-name="T14">}</text:span></text:p>
      <text:p text:style-name="P7"><text:span text:style-name="T5">422 </text:span><text:s text:c="8"/><text:span text:style-name="T14">});</text:span></text:p>
      <text:p text:style-name="P8">423 </text:p>
      <text:p text:style-name="P7"><text:span text:style-name="T5">424 </text:span><text:span text:style-name="T14"><text:s text:c="8"/>user.tetrisConf.</text:span><text:span text:style-name="T22">push</text:span><text:span text:style-name="T14">({</text:span></text:p>
      <text:p text:style-name="P7"><text:span text:style-name="T5">425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7"><text:span text:style-name="T5">426 </text:span><text:span text:style-name="T14"><text:s text:c="12"/>board</text:span> <text:s text:c="2"/><text:span text:style-name="T14">:{</text:span></text:p>
      <text:p text:style-name="P7"><text:span text:style-name="T5">427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428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429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430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7"><text:span text:style-name="T5">431 </text:span><text:span text:style-name="T14"><text:s text:c="16"/>rowNumber</text:span> <text:s text:c="6"/><text:span text:style-name="T14">:</text:span> <text:span text:style-name="T19">'15'</text:span></text:p>
      <text:p text:style-name="P8">432 </text:p>
      <text:p text:style-name="P7"><text:span text:style-name="T5">433 </text:span><text:s text:c="12"/><text:span text:style-name="T14">},</text:span></text:p>
      <text:p text:style-name="P7"><text:span text:style-name="T5">434 </text:span><text:span text:style-name="T14"><text:s text:c="12"/>pieces</text:span> <text:s/><text:span text:style-name="T14">:{</text:span></text:p>
      <text:p text:style-name="P7"><text:span text:style-name="T5">435 </text:span><text:span text:style-name="T14"><text:s text:c="16"/>pieceSpeed</text:span> <text:s text:c="5"/><text:span text:style-name="T14">:</text:span> <text:span text:style-name="T19">'200'</text:span></text:p>
      <text:p text:style-name="P7"><text:span text:style-name="T5">436 </text:span><text:s text:c="12"/><text:span text:style-name="T14">},</text:span></text:p>
      <text:p text:style-name="P7"><text:span text:style-name="T5">437 </text:span><text:span text:style-name="T14"><text:s text:c="12"/>difficult</text:span> <text:s text:c="2"/><text:span text:style-name="T14">:{</text:span></text:p>
      <text:p text:style-name="P7"><text:span text:style-name="T5">438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439 </text:span><text:span text:style-name="T14"><text:s text:c="16"/>incPieceSpeed</text:span> <text:s text:c="2"/><text:span text:style-name="T14">:</text:span> <text:span text:style-name="T19">'10'</text:span></text:p>
      <text:p text:style-name="P7"><text:span text:style-name="T5">440 </text:span><text:s text:c="12"/><text:span text:style-name="T14">}</text:span></text:p>
      <text:p text:style-name="P7"><text:span text:style-name="T5">441 </text:span><text:s text:c="8"/><text:span text:style-name="T14">});</text:span></text:p>
      <text:p text:style-name="P7"><text:span text:style-name="T5">442 </text:span><text:span text:style-name="T14"><text:s text:c="8"/>user.tetrisConf.</text:span><text:span text:style-name="T22">push</text:span><text:span text:style-name="T14">({</text:span></text:p>
      <text:p text:style-name="P7"><text:span text:style-name="T5">443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7"><text:span text:style-name="T5">444 </text:span><text:span text:style-name="T14"><text:s text:c="12"/>board</text:span> <text:s text:c="2"/><text:span text:style-name="T14">:{</text:span></text:p>
      <text:p text:style-name="P7"><text:span text:style-name="T5">445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446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447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448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7"><text:span text:style-name="T5">449 </text:span><text:span text:style-name="T14"><text:s text:c="16"/>rowNumber</text:span> <text:s text:c="6"/><text:span text:style-name="T14">:</text:span> <text:span text:style-name="T19">'15'</text:span></text:p>
      <text:p text:style-name="P8">450 </text:p>
      <text:p text:style-name="P7"><text:span text:style-name="T5">451 </text:span><text:s text:c="12"/><text:span text:style-name="T14">},</text:span></text:p>
      <text:p text:style-name="P7"><text:span text:style-name="T5">452 </text:span><text:span text:style-name="T14"><text:s text:c="12"/>pieces</text:span> <text:s/><text:span text:style-name="T14">:{</text:span></text:p>
      <text:p text:style-name="P7"><text:span text:style-name="T5">453 </text:span><text:span text:style-name="T14"><text:s text:c="16"/>pieceSpeed</text:span> <text:s text:c="5"/><text:span text:style-name="T14">:</text:span> <text:span text:style-name="T19">'200'</text:span></text:p>
      <text:p text:style-name="P7"><text:span text:style-name="T5">454 </text:span><text:s text:c="12"/><text:span text:style-name="T14">},</text:span></text:p>
      <text:p text:style-name="P7"><text:span text:style-name="T5">455 </text:span><text:span text:style-name="T14"><text:s text:c="12"/>difficult</text:span> <text:s text:c="2"/><text:span text:style-name="T14">:{</text:span></text:p>
      <text:p text:style-name="P7"><text:span text:style-name="T5">456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457 </text:span><text:span text:style-name="T14"><text:s text:c="16"/>incPieceSpeed</text:span> <text:s text:c="2"/><text:span text:style-name="T14">:</text:span> <text:span text:style-name="T19">'20'</text:span></text:p>
      <text:p text:style-name="P7"><text:span text:style-name="T5">458 </text:span><text:s text:c="12"/><text:span text:style-name="T14">}</text:span></text:p>
      <text:p text:style-name="P7"><text:span text:style-name="T5">459 </text:span><text:s text:c="8"/><text:span text:style-name="T14">});</text:span></text:p>
      <text:p text:style-name="P7"><text:span text:style-name="T5">460 </text:span><text:span text:style-name="T14"><text:s text:c="8"/>user.tetrisConf.</text:span><text:span text:style-name="T22">push</text:span><text:span text:style-name="T14">({</text:span></text:p>
      <text:p text:style-name="P7"><text:soft-page-break/><text:span text:style-name="T5">461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7"><text:span text:style-name="T5">462 </text:span><text:span text:style-name="T14"><text:s text:c="12"/>board</text:span> <text:s text:c="2"/><text:span text:style-name="T14">:{</text:span></text:p>
      <text:p text:style-name="P7"><text:span text:style-name="T5">463 </text:span><text:span text:style-name="T14"><text:s text:c="16"/>backgroundColor</text:span> <text:span text:style-name="T14">:</text:span> <text:span text:style-name="T19">'#ffffff'</text:span><text:span text:style-name="T14">,</text:span></text:p>
      <text:p text:style-name="P7"><text:span text:style-name="T5">464 </text:span><text:span text:style-name="T14"><text:s text:c="16"/>lineColor</text:span> <text:s text:c="6"/><text:span text:style-name="T14">:</text:span> <text:span text:style-name="T19">'#000000'</text:span><text:span text:style-name="T14">,</text:span></text:p>
      <text:p text:style-name="P7"><text:span text:style-name="T5">465 </text:span><text:span text:style-name="T14"><text:s text:c="16"/>textColor</text:span> <text:s text:c="6"/><text:span text:style-name="T14">:</text:span> <text:span text:style-name="T19">'#000000'</text:span><text:span text:style-name="T14">,</text:span></text:p>
      <text:p text:style-name="P7"><text:span text:style-name="T5">466 </text:span><text:span text:style-name="T14"><text:s text:c="16"/>colNumber</text:span> <text:s text:c="6"/><text:span text:style-name="T14">:</text:span> <text:span text:style-name="T19">'10'</text:span><text:span text:style-name="T14">,</text:span></text:p>
      <text:p text:style-name="P7"><text:span text:style-name="T5">467 </text:span><text:span text:style-name="T14"><text:s text:c="16"/>rowNumber</text:span> <text:s text:c="6"/><text:span text:style-name="T14">:</text:span> <text:span text:style-name="T19">'15'</text:span></text:p>
      <text:p text:style-name="P8">468 </text:p>
      <text:p text:style-name="P7"><text:span text:style-name="T5">469 </text:span><text:s text:c="12"/><text:span text:style-name="T14">},</text:span></text:p>
      <text:p text:style-name="P7"><text:span text:style-name="T5">470 </text:span><text:span text:style-name="T14"><text:s text:c="12"/>pieces</text:span> <text:s/><text:span text:style-name="T14">:{</text:span></text:p>
      <text:p text:style-name="P7"><text:span text:style-name="T5">471 </text:span><text:span text:style-name="T14"><text:s text:c="16"/>pieceSpeed</text:span> <text:s text:c="5"/><text:span text:style-name="T14">:</text:span> <text:span text:style-name="T19">'200'</text:span></text:p>
      <text:p text:style-name="P7"><text:span text:style-name="T5">472 </text:span><text:s text:c="12"/><text:span text:style-name="T14">},</text:span></text:p>
      <text:p text:style-name="P7"><text:span text:style-name="T5">473 </text:span><text:span text:style-name="T14"><text:s text:c="12"/>difficult</text:span> <text:s text:c="2"/><text:span text:style-name="T14">:{</text:span></text:p>
      <text:p text:style-name="P7"><text:span text:style-name="T5">474 </text:span><text:span text:style-name="T14"><text:s text:c="16"/>points</text:span> <text:s text:c="9"/><text:span text:style-name="T14">:</text:span> <text:span text:style-name="T19">'10'</text:span><text:span text:style-name="T14">,</text:span></text:p>
      <text:p text:style-name="P7"><text:span text:style-name="T5">475 </text:span><text:span text:style-name="T14"><text:s text:c="16"/>incPieceSpeed</text:span> <text:s text:c="2"/><text:span text:style-name="T14">:</text:span> <text:span text:style-name="T19">'30'</text:span></text:p>
      <text:p text:style-name="P7"><text:span text:style-name="T5">476 </text:span><text:s text:c="12"/><text:span text:style-name="T14">}</text:span></text:p>
      <text:p text:style-name="P7"><text:span text:style-name="T5">477 </text:span><text:s text:c="8"/><text:span text:style-name="T14">});</text:span></text:p>
      <text:p text:style-name="P8">478 </text:p>
      <text:p text:style-name="P7"><text:span text:style-name="T5">479 </text:span><text:span text:style-name="T14"><text:s text:c="8"/>user.dragMeConf.</text:span><text:span text:style-name="T22">push</text:span><text:span text:style-name="T14">({</text:span></text:p>
      <text:p text:style-name="P7"><text:span text:style-name="T5">480 </text:span><text:span text:style-name="T14"><text:s text:c="12"/>name</text:span> <text:s text:c="3"/><text:span text:style-name="T14">:</text:span> <text:s text:c="2"/><text:span text:style-name="T19">'Fácil'</text:span><text:span text:style-name="T14">,</text:span></text:p>
      <text:p text:style-name="P7"><text:span text:style-name="T5">481 </text:span><text:span text:style-name="T14"><text:s text:c="12"/>board</text:span> <text:s text:c="2"/><text:span text:style-name="T14">:{</text:span></text:p>
      <text:p text:style-name="P7"><text:span text:style-name="T5">482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7"><text:span text:style-name="T5">483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7"><text:span text:style-name="T5">484 </text:span><text:span text:style-name="T14"><text:s text:c="16"/>textColor</text:span> <text:s text:c="6"/><text:span text:style-name="T14">:</text:span> <text:span text:style-name="T19">'#000000'</text:span></text:p>
      <text:p text:style-name="P8">485 </text:p>
      <text:p text:style-name="P7"><text:span text:style-name="T5">486 </text:span><text:s text:c="12"/><text:span text:style-name="T14">},</text:span></text:p>
      <text:p text:style-name="P7"><text:span text:style-name="T5">487 </text:span><text:span text:style-name="T14"><text:s text:c="12"/>pieces</text:span> <text:s/><text:span text:style-name="T14">:{</text:span></text:p>
      <text:p text:style-name="P7"><text:span text:style-name="T5">488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7"><text:span text:style-name="T5">489 </text:span><text:span text:style-name="T14"><text:s text:c="16"/>playerSize</text:span> <text:s text:c="5"/><text:span text:style-name="T14">:</text:span> <text:span text:style-name="T19">'50'</text:span></text:p>
      <text:p text:style-name="P7"><text:span text:style-name="T5">490 </text:span><text:s text:c="12"/><text:span text:style-name="T14">},</text:span></text:p>
      <text:p text:style-name="P7"><text:span text:style-name="T5">491 </text:span><text:span text:style-name="T14"><text:s text:c="12"/>difficult</text:span> <text:s text:c="2"/><text:span text:style-name="T14">:{</text:span></text:p>
      <text:p text:style-name="P7"><text:span text:style-name="T5">492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7"><text:span text:style-name="T5">493 </text:span><text:span text:style-name="T14"><text:s text:c="16"/>incPieceSpeed</text:span> <text:s text:c="2"/><text:span text:style-name="T14">:</text:span> <text:span text:style-name="T19">'4'</text:span></text:p>
      <text:p text:style-name="P7"><text:span text:style-name="T5">494 </text:span><text:s text:c="12"/><text:span text:style-name="T14">}</text:span></text:p>
      <text:p text:style-name="P7"><text:span text:style-name="T5">495 </text:span><text:s text:c="8"/><text:span text:style-name="T14">});</text:span></text:p>
      <text:p text:style-name="P7"><text:span text:style-name="T5">496 </text:span><text:span text:style-name="T14"><text:s text:c="8"/>user.dragMeConf.</text:span><text:span text:style-name="T22">push</text:span><text:span text:style-name="T14">({</text:span></text:p>
      <text:p text:style-name="P7"><text:span text:style-name="T5">497 </text:span><text:span text:style-name="T14"><text:s text:c="12"/>name</text:span> <text:s text:c="3"/><text:span text:style-name="T14">:</text:span> <text:s text:c="2"/><text:span text:style-name="T19">'Normal'</text:span><text:span text:style-name="T14">,</text:span></text:p>
      <text:p text:style-name="P7"><text:span text:style-name="T5">498 </text:span><text:span text:style-name="T14"><text:s text:c="12"/>board</text:span> <text:s text:c="2"/><text:span text:style-name="T14">:{</text:span></text:p>
      <text:p text:style-name="P7"><text:span text:style-name="T5">499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7"><text:span text:style-name="T5">500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7"><text:span text:style-name="T5">501 </text:span><text:span text:style-name="T14"><text:s text:c="16"/>textColor</text:span> <text:s text:c="6"/><text:span text:style-name="T14">:</text:span> <text:span text:style-name="T19">'#000000'</text:span></text:p>
      <text:p text:style-name="P8">502 </text:p>
      <text:p text:style-name="P7"><text:span text:style-name="T5">503 </text:span><text:s text:c="12"/><text:span text:style-name="T14">},</text:span></text:p>
      <text:p text:style-name="P7"><text:span text:style-name="T5">504 </text:span><text:span text:style-name="T14"><text:s text:c="12"/>pieces</text:span> <text:s/><text:span text:style-name="T14">:{</text:span></text:p>
      <text:p text:style-name="P7"><text:span text:style-name="T5">505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7"><text:span text:style-name="T5">506 </text:span><text:span text:style-name="T14"><text:s text:c="16"/>playerSize</text:span> <text:s text:c="5"/><text:span text:style-name="T14">:</text:span> <text:span text:style-name="T19">'50'</text:span></text:p>
      <text:p text:style-name="P7"><text:span text:style-name="T5">507 </text:span><text:s text:c="12"/><text:span text:style-name="T14">},</text:span></text:p>
      <text:p text:style-name="P7"><text:span text:style-name="T5">508 </text:span><text:span text:style-name="T14"><text:s text:c="12"/>difficult</text:span> <text:s text:c="2"/><text:span text:style-name="T14">:{</text:span></text:p>
      <text:p text:style-name="P7"><text:span text:style-name="T5">509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7"><text:span text:style-name="T5">510 </text:span><text:span text:style-name="T14"><text:s text:c="16"/>incPieceSpeed</text:span> <text:s text:c="2"/><text:span text:style-name="T14">:</text:span> <text:span text:style-name="T19">'3'</text:span></text:p>
      <text:p text:style-name="P7"><text:span text:style-name="T5">511 </text:span><text:s text:c="12"/><text:span text:style-name="T14">}</text:span></text:p>
      <text:p text:style-name="P7"><text:span text:style-name="T5">512 </text:span><text:s text:c="8"/><text:span text:style-name="T14">});</text:span></text:p>
      <text:p text:style-name="P7"><text:span text:style-name="T5">513 </text:span><text:span text:style-name="T14"><text:s text:c="8"/>user.dragMeConf.</text:span><text:span text:style-name="T22">push</text:span><text:span text:style-name="T14">({</text:span></text:p>
      <text:p text:style-name="P7"><text:span text:style-name="T5">514 </text:span><text:span text:style-name="T14"><text:s text:c="12"/>name</text:span> <text:s text:c="3"/><text:span text:style-name="T14">:</text:span> <text:s text:c="2"/><text:span text:style-name="T19">'Difícil'</text:span><text:span text:style-name="T14">,</text:span></text:p>
      <text:p text:style-name="P7"><text:span text:style-name="T5">515 </text:span><text:span text:style-name="T14"><text:s text:c="12"/>board</text:span> <text:s text:c="2"/><text:span text:style-name="T14">:{</text:span></text:p>
      <text:p text:style-name="P7"><text:span text:style-name="T5">516 </text:span><text:span text:style-name="T14"><text:s text:c="16"/>backgroundInColor</text:span> <text:s text:c="2"/><text:span text:style-name="T14">:</text:span> <text:span text:style-name="T19">'#ffffff'</text:span><text:span text:style-name="T14">,</text:span></text:p>
      <text:p text:style-name="P7"><text:span text:style-name="T5">517 </text:span><text:span text:style-name="T14"><text:s text:c="16"/>backgroundOutColor</text:span> <text:s/><text:span text:style-name="T14">:</text:span> <text:span text:style-name="T19">'#000000'</text:span><text:span text:style-name="T14">,</text:span></text:p>
      <text:p text:style-name="P7"><text:span text:style-name="T5">518 </text:span><text:span text:style-name="T14"><text:s text:c="16"/>textColor</text:span> <text:s text:c="6"/><text:span text:style-name="T14">:</text:span> <text:span text:style-name="T19">'#000000'</text:span></text:p>
      <text:p text:style-name="P8">519 </text:p>
      <text:p text:style-name="P7"><text:span text:style-name="T5">520 </text:span><text:s text:c="12"/><text:span text:style-name="T14">},</text:span></text:p>
      <text:p text:style-name="P7"><text:span text:style-name="T5">521 </text:span><text:span text:style-name="T14"><text:s text:c="12"/>pieces</text:span> <text:s/><text:span text:style-name="T14">:{</text:span></text:p>
      <text:p text:style-name="P7"><text:span text:style-name="T5">522 </text:span><text:span text:style-name="T14"><text:s text:c="16"/>opponentSpeed</text:span> <text:s text:c="2"/><text:span text:style-name="T14">:</text:span> <text:span text:style-name="T19">'5'</text:span><text:span text:style-name="T14">,</text:span></text:p>
      <text:p text:style-name="P7"><text:span text:style-name="T5">523 </text:span><text:span text:style-name="T14"><text:s text:c="16"/>playerSize</text:span> <text:s text:c="5"/><text:span text:style-name="T14">:</text:span> <text:span text:style-name="T19">'50'</text:span></text:p>
      <text:p text:style-name="P7"><text:span text:style-name="T5">524 </text:span><text:s text:c="12"/><text:span text:style-name="T14">},</text:span></text:p>
      <text:p text:style-name="P7"><text:soft-page-break/><text:span text:style-name="T5">525 </text:span><text:span text:style-name="T14"><text:s text:c="12"/>difficult</text:span> <text:s text:c="2"/><text:span text:style-name="T14">:{</text:span></text:p>
      <text:p text:style-name="P7"><text:span text:style-name="T5">526 </text:span><text:span text:style-name="T14"><text:s text:c="16"/>timePieceSpeed</text:span> <text:s/><text:span text:style-name="T14">:</text:span> <text:span text:style-name="T19">'2'</text:span><text:span text:style-name="T14">,</text:span></text:p>
      <text:p text:style-name="P7"><text:span text:style-name="T5">527 </text:span><text:span text:style-name="T14"><text:s text:c="16"/>incPieceSpeed</text:span> <text:s text:c="2"/><text:span text:style-name="T14">:</text:span> <text:span text:style-name="T19">'2'</text:span></text:p>
      <text:p text:style-name="P7"><text:span text:style-name="T5">528 </text:span><text:s text:c="12"/><text:span text:style-name="T14">}</text:span></text:p>
      <text:p text:style-name="P7"><text:span text:style-name="T5">529 </text:span><text:s text:c="8"/><text:span text:style-name="T14">});</text:span></text:p>
      <text:p text:style-name="P7"><text:span text:style-name="T5">530 </text:span><text:s text:c="4"/><text:span text:style-name="T14">};</text:span></text:p>
      <text:p text:style-name="P8">531 </text:p>
      <text:p text:style-name="P7"><text:span text:style-name="T5">532 </text:span><text:span text:style-name="T14">};</text:span></text:p>
      <text:p text:style-name="Text_20_body"/>
      <text:h text:style-name="Heading_20_2" text:outline-level="2">config</text:h>
      <text:h text:style-name="Heading_20_3" text:outline-level="3">auth.js</text:h>
      <text:p text:style-name="P8">01 // config/auth.js</text:p>
      <text:p text:style-name="P8">02 </text:p>
      <text:p text:style-name="P8">03 // expose our config directly to our application using module.exports</text:p>
      <text:p text:style-name="P7"><text:span text:style-name="T5">04 </text:span><text:span text:style-name="T14">module.exports</text:span> <text:span text:style-name="T14">= {</text:span></text:p>
      <text:p text:style-name="P8">05 </text:p>
      <text:p text:style-name="P7"><text:span text:style-name="T5">06 </text:span><text:tab/><text:span text:style-name="T19">'facebookAuth'</text:span> <text:span text:style-name="T14">: {</text:span></text:p>
      <text:p text:style-name="P7"><text:span text:style-name="T5">07 </text:span><text:tab/><text:tab/><text:span text:style-name="T19">'clientID'</text:span> <text:tab/><text:tab/><text:span text:style-name="T14">:</text:span> <text:span text:style-name="T19">'XXXXXXXXXXX'</text:span><text:span text:style-name="T14">,</text:span> <text:span text:style-name="T5">// your App ID</text:span></text:p>
      <text:p text:style-name="P7"><text:span text:style-name="T5">08 </text:span><text:tab/><text:tab/><text:span text:style-name="T19">'clientSecret'</text:span> <text:tab/><text:span text:style-name="T14">:</text:span> <text:span text:style-name="T19">'XXXXXXXXXXX'</text:span><text:span text:style-name="T14">,</text:span> <text:span text:style-name="T5">// your App Secret</text:span></text:p>
      <text:p text:style-name="P7"><text:span text:style-name="T5">09 </text:span><text:tab/><text:tab/><text:span text:style-name="T19">'callbackURL'</text:span> <text:tab/><text:span text:style-name="T14">:</text:span> <text:span text:style-name="T19">'XXXXXXXXXXX'</text:span></text:p>
      <text:p text:style-name="P7"><text:span text:style-name="T5">10 </text:span><text:tab/><text:span text:style-name="T14">},</text:span></text:p>
      <text:p text:style-name="P8">11 </text:p>
      <text:p text:style-name="P7"><text:span text:style-name="T5">12 </text:span><text:tab/><text:span text:style-name="T19">'twitterAuth'</text:span> <text:span text:style-name="T14">: {</text:span></text:p>
      <text:p text:style-name="P7"><text:span text:style-name="T5">13 </text:span><text:tab/><text:tab/><text:span text:style-name="T19">'consumerKey'</text:span> <text:tab/><text:tab/><text:span text:style-name="T14">:</text:span> <text:span text:style-name="T19">'XXXXXXXXXXX'</text:span><text:span text:style-name="T14">,</text:span></text:p>
      <text:p text:style-name="P7"><text:span text:style-name="T5">14 </text:span><text:tab/><text:tab/><text:span text:style-name="T19">'consumerSecret'</text:span> <text:tab/><text:span text:style-name="T14">:</text:span> <text:span text:style-name="T19">'XXXXXXXXXXX'</text:span><text:span text:style-name="T14">,</text:span></text:p>
      <text:p text:style-name="P7"><text:span text:style-name="T5">15 </text:span><text:tab/><text:tab/><text:span text:style-name="T19">'callbackURL'</text:span> <text:tab/><text:tab/><text:span text:style-name="T14">:</text:span> <text:span text:style-name="T19">'XXXXXXXXXXX'</text:span></text:p>
      <text:p text:style-name="P7"><text:span text:style-name="T5">16 </text:span><text:tab/><text:span text:style-name="T14">},</text:span></text:p>
      <text:p text:style-name="P8">17 </text:p>
      <text:p text:style-name="P7"><text:span text:style-name="T5">18 </text:span><text:tab/><text:span text:style-name="T19">'googleAuth'</text:span> <text:span text:style-name="T14">: {</text:span></text:p>
      <text:p text:style-name="P7"><text:span text:style-name="T5">19 </text:span><text:tab/><text:tab/><text:span text:style-name="T19">'clientID'</text:span> <text:tab/><text:tab/><text:span text:style-name="T14">:</text:span> <text:span text:style-name="T19">'XXXXXXXXXXX'</text:span><text:span text:style-name="T14">,</text:span></text:p>
      <text:p text:style-name="P7"><text:span text:style-name="T5">20 </text:span><text:tab/><text:tab/><text:span text:style-name="T19">'clientSecret'</text:span> <text:tab/><text:span text:style-name="T14">:</text:span> <text:span text:style-name="T19">'XXXXXXXXXXX'</text:span><text:span text:style-name="T14">,</text:span></text:p>
      <text:p text:style-name="P7"><text:span text:style-name="T5">21 </text:span><text:tab/><text:tab/><text:span text:style-name="T19">'callbackURL'</text:span> <text:tab/><text:span text:style-name="T14">:</text:span> <text:span text:style-name="T19">'XXXXXXXXXXX'</text:span></text:p>
      <text:p text:style-name="P7"><text:span text:style-name="T5">22 </text:span><text:tab/><text:span text:style-name="T14">}</text:span></text:p>
      <text:p text:style-name="P8">23 </text:p>
      <text:p text:style-name="P7"><text:span text:style-name="T5">24 </text:span><text:span text:style-name="T14">};</text:span></text:p>
      <text:p text:style-name="Text_20_body"/>
      <text:h text:style-name="Heading_20_3" text:outline-level="3">database.js</text:h>
      <text:p text:style-name="P8">01 // config/database.js</text:p>
      <text:p text:style-name="P7"><text:span text:style-name="T5">02 </text:span><text:span text:style-name="T14">module.exports</text:span> <text:span text:style-name="T14">= {</text:span></text:p>
      <text:p text:style-name="P8">03 </text:p>
      <text:p text:style-name="P7"><text:span text:style-name="T5">04 </text:span><text:tab/><text:span text:style-name="T19">'url'</text:span> <text:span text:style-name="T14">:</text:span> <text:span text:style-name="T19">'mongodb://XXXXXXXXXXX/XXXXXXXXXXX'</text:span></text:p>
      <text:p text:style-name="P8">05 </text:p>
      <text:p text:style-name="P7"><text:span text:style-name="T5">06 </text:span><text:span text:style-name="T14">};</text:span></text:p>
      <text:p text:style-name="Text_20_body"/>
      <text:h text:style-name="Heading_20_2" text:outline-level="2">views</text:h>
      <text:h text:style-name="Heading_20_3" text:outline-level="3">index.html</text:h>
      <text:p text:style-name="P8">01 &lt;!DOCTYPE html&gt;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<text:span text:style-name="T11">&gt;</text:span></text:p>
      <text:p text:style-name="P7"><text:span text:style-name="T5">03 </text:span><text:s text:c="4"/><text:span text:style-name="T11">&lt;head&gt;</text:span></text:p>
      <text:p text:style-name="P7"><text:span text:style-name="T5">04 </text:span><text:s text:c="8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7"><text:span text:style-name="T5">05 </text:span><text:s text:c="8"/><text:span text:style-name="T11">&lt;title&gt;</text:span><text:span text:style-name="T14">Terapia Visual</text:span><text:span text:style-name="T11">&lt;/title&gt;</text:span></text:p>
      <text:p text:style-name="P7"><text:soft-page-break/><text:span text:style-name="T5">06 </text:span><text:s text:c="8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7"><text:span text:style-name="T5">07 </text:span><text:s text:c="8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7"><text:span text:style-name="T5">08 </text:span><text:s text:c="8"/><text:span text:style-name="T11">&lt;link</text:span> <text:span text:style-name="T17">rel</text:span><text:span text:style-name="T14">=</text:span><text:span text:style-name="T19">"shortcut icon"</text:span> <text:span text:style-name="T17">href</text:span><text:span text:style-name="T14">=</text:span><text:span text:style-name="T19">"public/img/favicon.ico"</text:span> <text:span text:style-name="T11">/&gt;</text:span></text:p>
      <text:p text:style-name="P7"><text:span text:style-name="T5">09 </text:span><text:s text:c="8"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7"><text:span text:style-name="T5">10 </text:span><text:s text:c="8"/><text:span text:style-name="T11">&lt;script</text:span> <text:span text:style-name="T17">src</text:span><text:span text:style-name="T14">=</text:span><text:span text:style-name="T19">"public/lib/bootstrap/dist/js/bootstrap.min.js"</text:span><text:span text:style-name="T11">&gt;&lt;/script&gt;</text:span></text:p>
      <text:p text:style-name="P7"><text:span text:style-name="T5">11 </text:span><text:s text:c="8"/></text:p>
      <text:p text:style-name="P7"><text:span text:style-name="T5">12 </text:span><text:s text:c="8"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13 </text:span><text:s text:c="8"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14 </text:span><text:s text:c="7"/></text:p>
      <text:p text:style-name="P7"><text:span text:style-name="T5">15 </text:span><text:s text:c="8"/><text:span text:style-name="T11">&lt;style type="text/css"&gt;</text:span></text:p>
      <text:p text:style-name="P8">16 </text:p>
      <text:p text:style-name="P7"><text:span text:style-name="T5">17 </text:span><text:span text:style-name="T14"><text:s text:c="8"/>@import url(</text:span><text:span text:style-name="T19">'http://fonts.googleapis.com/css?family=Open+Sans:200,300,400,600'</text:span><text:span text:style-name="T14">);</text:span></text:p>
      <text:p text:style-name="P8">18 </text:p>
      <text:p text:style-name="P7"><text:span text:style-name="T5">19 </text:span><text:s text:c="8"/><text:span text:style-name="T17">html</text:span><text:span text:style-name="T14">,</text:span></text:p>
      <text:p text:style-name="P7"><text:span text:style-name="T5">20 </text:span><text:s text:c="8"/><text:span text:style-name="T17">body</text:span> <text:span text:style-name="T14">{</text:span></text:p>
      <text:p text:style-name="P7"><text:span text:style-name="T5">21 </text:span><text:s text:c="10"/><text:span text:style-name="T11">height</text:span><text:span text:style-name="T14">:</text:span> <text:span text:style-name="T21">100</text:span><text:span text:style-name="T14">%;</text:span></text:p>
      <text:p text:style-name="P7"><text:span text:style-name="T5">22 </text:span><text:s text:c="10"/><text:span text:style-name="T11">width</text:span><text:span text:style-name="T14">:</text:span> <text:span text:style-name="T21">100</text:span><text:span text:style-name="T14">%;</text:span></text:p>
      <text:p text:style-name="P7"><text:span text:style-name="T5">23 </text:span><text:s text:c="10"/><text:span text:style-name="T11">font-family</text:span><text:span text:style-name="T14">:</text:span><text:span text:style-name="T19">'Open Sans'</text:span><text:span text:style-name="T14">,</text:span><text:span text:style-name="T19">'Helvetica Neue'</text:span><text:span text:style-name="T14">,Helvetica,Arial,sans-serif;</text:span></text:p>
      <text:p text:style-name="P7"><text:span text:style-name="T5">24 </text:span><text:s text:c="8"/><text:span text:style-name="T14">}</text:span></text:p>
      <text:p text:style-name="P8">25 </text:p>
      <text:p text:style-name="P7"><text:span text:style-name="T5">26 </text:span><text:s text:c="8"/><text:span text:style-name="T22">.row</text:span> <text:span text:style-name="T14">{</text:span> <text:span text:style-name="T11">margin</text:span><text:span text:style-name="T14">:</text:span> <text:span text:style-name="T21">0</text:span><text:span text:style-name="T14">;</text:span> <text:span text:style-name="T11">padding</text:span><text:span text:style-name="T14">:</text:span> <text:span text:style-name="T21">0</text:span> <text:span text:style-name="T14">}</text:span></text:p>
      <text:p text:style-name="P8">27 </text:p>
      <text:p text:style-name="P7"><text:span text:style-name="T5">28 </text:span><text:s text:c="8"/><text:span text:style-name="T17">h1</text:span> <text:span text:style-name="T14">{</text:span></text:p>
      <text:p text:style-name="P7"><text:span text:style-name="T5">29 </text:span><text:s text:c="10"/><text:span text:style-name="T11">font-size</text:span><text:span text:style-name="T14">:</text:span><text:span text:style-name="T21">40px</text:span><text:span text:style-name="T14">;</text:span> </text:p>
      <text:p text:style-name="P7"><text:span text:style-name="T5">30 </text:span><text:s text:c="8"/><text:span text:style-name="T14">}</text:span></text:p>
      <text:p text:style-name="P8">31 </text:p>
      <text:p text:style-name="P8">32 </text:p>
      <text:p text:style-name="P7"><text:span text:style-name="T5">33 </text:span><text:s text:c="8"/><text:span text:style-name="T22">.scroll-down a, .scroll-top a</text:span> <text:span text:style-name="T14">{</text:span></text:p>
      <text:p text:style-name="P7"><text:span text:style-name="T5">34 </text:span><text:s text:c="11"/><text:span text:style-name="T11">color</text:span><text:span text:style-name="T14">:</text:span><text:span text:style-name="T21">#ffffff</text:span><text:span text:style-name="T14">;</text:span></text:p>
      <text:p text:style-name="P7"><text:span text:style-name="T5">35 </text:span><text:s text:c="8"/><text:span text:style-name="T14">}</text:span></text:p>
      <text:p text:style-name="P8">36 </text:p>
      <text:p text:style-name="P7"><text:span text:style-name="T5">37 </text:span><text:s text:c="8"/><text:span text:style-name="T22">.scroll-down</text:span> <text:span text:style-name="T14">{</text:span></text:p>
      <text:p text:style-name="P7"><text:span text:style-name="T5">38 </text:span><text:s text:c="11"/><text:span text:style-name="T11">position</text:span><text:span text:style-name="T14">:fixed;</text:span></text:p>
      <text:p text:style-name="P7"><text:span text:style-name="T5">39 </text:span><text:s text:c="11"/><text:span text:style-name="T11">bottom</text:span><text:span text:style-name="T14">:</text:span><text:span text:style-name="T21">20</text:span><text:span text:style-name="T14">%;</text:span></text:p>
      <text:p text:style-name="P7"><text:span text:style-name="T5">40 </text:span><text:s text:c="11"/><text:span text:style-name="T11">right</text:span><text:span text:style-name="T14">:</text:span><text:span text:style-name="T21">0</text:span><text:span text:style-name="T14">%;</text:span></text:p>
      <text:p text:style-name="P7"><text:span text:style-name="T5">41 </text:span><text:s text:c="11"/><text:span text:style-name="T11">color</text:span><text:span text:style-name="T14">:</text:span><text:span text:style-name="T21">#f9f9f9</text:span><text:span text:style-name="T14">;</text:span></text:p>
      <text:p text:style-name="P7"><text:span text:style-name="T5">42 </text:span><text:s text:c="11"/><text:span text:style-name="T11">background-color</text:span><text:span text:style-name="T14">:</text:span><text:span text:style-name="T21">#11cc45</text:span><text:span text:style-name="T14">;</text:span></text:p>
      <text:p text:style-name="P7"><text:span text:style-name="T5">43 </text:span><text:s text:c="8"/><text:span text:style-name="T14">}</text:span></text:p>
      <text:p text:style-name="P8">44 </text:p>
      <text:p text:style-name="P7"><text:span text:style-name="T5">45 </text:span><text:s text:c="8"/><text:span text:style-name="T22">.scroll-top</text:span> <text:span text:style-name="T14">{</text:span></text:p>
      <text:p text:style-name="P7"><text:span text:style-name="T5">46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7"><text:span text:style-name="T5">47 </text:span><text:s text:c="8"/><text:span text:style-name="T14">}</text:span></text:p>
      <text:p text:style-name="P8">48 </text:p>
      <text:p text:style-name="P7"><text:span text:style-name="T5">49 </text:span><text:s text:c="8"/><text:span text:style-name="T22">.header .btn-lg</text:span> <text:span text:style-name="T14">{</text:span></text:p>
      <text:p text:style-name="P7"><text:span text:style-name="T5">50 </text:span><text:s text:c="11"/><text:span text:style-name="T11">font-size</text:span><text:span text:style-name="T14">:</text:span><text:span text:style-name="T21">28px</text:span><text:span text:style-name="T14">;</text:span></text:p>
      <text:p text:style-name="P7"><text:span text:style-name="T5">51 </text:span><text:s text:c="11"/><text:span text:style-name="T11">border-color</text:span><text:span text:style-name="T14">:</text:span><text:span text:style-name="T21">#eeeeee</text:span><text:span text:style-name="T14">;</text:span></text:p>
      <text:p text:style-name="P7"><text:span text:style-name="T5">52 </text:span><text:s text:c="11"/><text:span text:style-name="T11">padding</text:span><text:span text:style-name="T14">:</text:span><text:span text:style-name="T21">15px</text:span><text:span text:style-name="T14">;</text:span></text:p>
      <text:p text:style-name="P7"><text:span text:style-name="T5">53 </text:span><text:s text:c="11"/><text:span text:style-name="T11">background-color</text:span><text:span text:style-name="T14">:transparent;</text:span></text:p>
      <text:p text:style-name="P7"><text:span text:style-name="T5">54 </text:span><text:s text:c="11"/><text:span text:style-name="T11">color</text:span><text:span text:style-name="T14">:</text:span><text:span text:style-name="T21">#ffffff</text:span><text:span text:style-name="T14">;</text:span></text:p>
      <text:p text:style-name="P7"><text:span text:style-name="T5">55 </text:span><text:s text:c="8"/><text:span text:style-name="T14">}</text:span></text:p>
      <text:p text:style-name="P8">56 </text:p>
      <text:p text:style-name="P7"><text:span text:style-name="T5">57 </text:span><text:s text:c="8"/><text:span text:style-name="T22">.header .btn-lg:hover</text:span> <text:span text:style-name="T14">{</text:span></text:p>
      <text:p text:style-name="P7"><text:span text:style-name="T5">58 </text:span><text:s text:c="11"/><text:span text:style-name="T11">background-color</text:span><text:span text:style-name="T14">:</text:span><text:span text:style-name="T21">#eeeeee</text:span><text:span text:style-name="T14">;</text:span></text:p>
      <text:p text:style-name="P7"><text:span text:style-name="T5">59 </text:span><text:s text:c="11"/><text:span text:style-name="T11">color</text:span><text:span text:style-name="T14">:</text:span><text:span text:style-name="T21">#777777</text:span><text:span text:style-name="T14">;</text:span></text:p>
      <text:p text:style-name="P7"><text:span text:style-name="T5">60 </text:span><text:s text:c="8"/><text:span text:style-name="T14">}</text:span></text:p>
      <text:p text:style-name="P8">61 </text:p>
      <text:p text:style-name="P7"><text:span text:style-name="T5">62 </text:span><text:s text:c="8"/><text:span text:style-name="T22">.navbar a</text:span> <text:span text:style-name="T14">{</text:span></text:p>
      <text:p text:style-name="P7"><text:span text:style-name="T5">63 </text:span><text:s text:c="10"/><text:span text:style-name="T11">color</text:span><text:span text:style-name="T14">:</text:span><text:span text:style-name="T21">#fff</text:span><text:span text:style-name="T14">;</text:span></text:p>
      <text:p text:style-name="P7"><text:span text:style-name="T5">64 </text:span><text:s text:c="8"/><text:span text:style-name="T14">}</text:span></text:p>
      <text:p text:style-name="P8"><text:soft-page-break/>65 </text:p>
      <text:p text:style-name="P7"><text:span text:style-name="T5">66 </text:span><text:s text:c="8"/><text:span text:style-name="T22">.navbar-bold.affix</text:span> <text:span text:style-name="T14">{</text:span></text:p>
      <text:p text:style-name="P7"><text:span text:style-name="T5">67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7"><text:span text:style-name="T5">68 </text:span><text:s text:c="8"/><text:span text:style-name="T14">}</text:span></text:p>
      <text:p text:style-name="P8">69 </text:p>
      <text:p text:style-name="P7"><text:span text:style-name="T5">70 </text:span><text:s text:c="8"/><text:span text:style-name="T22">.navbar-bold</text:span> <text:span text:style-name="T14">{</text:span></text:p>
      <text:p text:style-name="P7"><text:span text:style-name="T5">71 </text:span><text:s text:c="10"/><text:span text:style-name="T11">background-color</text:span><text:span text:style-name="T14">:</text:span><text:span text:style-name="T21">#11cc45</text:span><text:span text:style-name="T14">;</text:span></text:p>
      <text:p text:style-name="P7"><text:span text:style-name="T5">72 </text:span><text:s text:c="10"/><text:span text:style-name="T11">font-family</text:span><text:span text:style-name="T14">:</text:span><text:span text:style-name="T19">'Helvetica Neue'</text:span><text:span text:style-name="T14">,Helvetica,Arial,sans-serif;</text:span></text:p>
      <text:p text:style-name="P7"><text:span text:style-name="T5">73 </text:span><text:s text:c="8"/><text:span text:style-name="T14">}</text:span></text:p>
      <text:p text:style-name="P8">74 </text:p>
      <text:p text:style-name="P7"><text:span text:style-name="T5">75 </text:span><text:s text:c="8"/><text:span text:style-name="T22">.navbar-bold li a:hover</text:span> <text:span text:style-name="T14">{</text:span></text:p>
      <text:p text:style-name="P7"><text:span text:style-name="T5">76 </text:span><text:s text:c="10"/><text:span text:style-name="T11">background-color</text:span><text:span text:style-name="T14">:</text:span><text:span text:style-name="T21">#00bb34</text:span><text:span text:style-name="T14">;</text:span></text:p>
      <text:p text:style-name="P7"><text:span text:style-name="T5">77 </text:span><text:s text:c="8"/><text:span text:style-name="T14">}</text:span></text:p>
      <text:p text:style-name="P8">78 </text:p>
      <text:p text:style-name="P7"><text:span text:style-name="T5">79 </text:span><text:s text:c="8"/><text:span text:style-name="T22">.navbar-bold li.active</text:span> <text:span text:style-name="T14">{</text:span></text:p>
      <text:p text:style-name="P7"><text:span text:style-name="T5">80 </text:span><text:s text:c="10"/><text:span text:style-name="T11">background-color</text:span><text:span text:style-name="T14">:</text:span><text:span text:style-name="T21">#00bb34</text:span><text:span text:style-name="T14">;</text:span></text:p>
      <text:p text:style-name="P7"><text:span text:style-name="T5">81 </text:span><text:s text:c="8"/><text:span text:style-name="T14">}</text:span></text:p>
      <text:p text:style-name="P8">82 </text:p>
      <text:p text:style-name="P7"><text:span text:style-name="T5">83 </text:span><text:s text:c="8"/><text:span text:style-name="T22">.vert</text:span> <text:span text:style-name="T14">{</text:span></text:p>
      <text:p text:style-name="P7"><text:span text:style-name="T5">84 </text:span><text:s text:c="10"/><text:span text:style-name="T11">vertical-align</text:span><text:span text:style-name="T14">:</text:span> <text:span text:style-name="T14">middle;</text:span></text:p>
      <text:p text:style-name="P7"><text:span text:style-name="T5">85 </text:span><text:s text:c="10"/><text:span text:style-name="T11">width</text:span><text:span text:style-name="T14">:</text:span><text:span text:style-name="T21">100</text:span><text:span text:style-name="T14">%;</text:span></text:p>
      <text:p text:style-name="P7"><text:span text:style-name="T5">86 </text:span><text:s text:c="10"/><text:span text:style-name="T11">padding-top</text:span><text:span text:style-name="T14">:</text:span><text:span text:style-name="T21">4</text:span><text:span text:style-name="T14">%;</text:span></text:p>
      <text:p text:style-name="P7"><text:span text:style-name="T5">87 </text:span><text:s text:c="10"/><text:span text:style-name="T11">padding-bottom</text:span><text:span text:style-name="T14">:</text:span> <text:span text:style-name="T21">20</text:span><text:span text:style-name="T14">%;</text:span></text:p>
      <text:p text:style-name="P7"><text:span text:style-name="T5">88 </text:span><text:s text:c="8"/><text:span text:style-name="T14">}</text:span></text:p>
      <text:p text:style-name="P8">89 </text:p>
      <text:p text:style-name="P7"><text:span text:style-name="T5">90 </text:span><text:s text:c="8"/><text:span text:style-name="T22">.header h1</text:span> <text:span text:style-name="T14">{</text:span></text:p>
      <text:p text:style-name="P7"><text:span text:style-name="T5">91 </text:span><text:s text:c="10"/><text:span text:style-name="T11">font-size</text:span><text:span text:style-name="T14">:</text:span><text:span text:style-name="T21">80px</text:span><text:span text:style-name="T14">;</text:span></text:p>
      <text:p text:style-name="P7"><text:span text:style-name="T5">92 </text:span><text:s text:c="10"/><text:span text:style-name="T11">-webkit-text-stroke</text:span><text:span text:style-name="T14">:</text:span> <text:span text:style-name="T21">1px</text:span> <text:span text:style-name="T14">rgba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.1</text:span><text:span text:style-name="T14">);</text:span></text:p>
      <text:p text:style-name="P7"><text:span text:style-name="T5">93 </text:span><text:s text:c="10"/><text:span text:style-name="T11">color</text:span><text:span text:style-name="T14">:</text:span><text:span text:style-name="T21">#431a6d</text:span><text:span text:style-name="T14">;</text:span></text:p>
      <text:p text:style-name="P7"><text:span text:style-name="T5">94 </text:span><text:s text:c="10"/><text:span text:style-name="T11">color</text:span><text:span text:style-name="T14">:</text:span><text:span text:style-name="T21">#fff</text:span><text:span text:style-name="T14">;</text:span></text:p>
      <text:p text:style-name="P7"><text:span text:style-name="T5">95 </text:span><text:s text:c="10"/><text:span text:style-name="T11">margin-left</text:span><text:span text:style-name="T14">:-</text:span><text:span text:style-name="T21">5px</text:span><text:span text:style-name="T14">;</text:span></text:p>
      <text:p text:style-name="P7"><text:span text:style-name="T5">96 </text:span><text:s text:c="10"/><text:span text:style-name="T11">margin-bottom</text:span><text:span text:style-name="T14">:</text:span><text:span text:style-name="T21">5px</text:span><text:span text:style-name="T14">;</text:span></text:p>
      <text:p text:style-name="P7"><text:span text:style-name="T5">97 </text:span><text:s text:c="10"/><text:span text:style-name="T11">font-family</text:span><text:span text:style-name="T14">:</text:span><text:span text:style-name="T19">'Helvetica Neue'</text:span><text:span text:style-name="T14">,Helvetica,Arial,sans-serif;</text:span></text:p>
      <text:p text:style-name="P7"><text:span text:style-name="T5">98 </text:span><text:s text:c="8"/><text:span text:style-name="T14">}</text:span></text:p>
      <text:p text:style-name="P8">99 </text:p>
      <text:p text:style-name="P7"><text:span text:style-name="T5">100 </text:span><text:s text:c="8"/><text:span text:style-name="T22">.header .lead</text:span> <text:span text:style-name="T14">{</text:span></text:p>
      <text:p text:style-name="P7"><text:span text:style-name="T5">101 </text:span><text:s text:c="10"/><text:span text:style-name="T11">color</text:span><text:span text:style-name="T14">:</text:span><text:span text:style-name="T21">#eeeeee</text:span><text:span text:style-name="T14">;</text:span></text:p>
      <text:p text:style-name="P7"><text:span text:style-name="T5">102 </text:span><text:s text:c="10"/><text:span text:style-name="T11">font-size</text:span><text:span text:style-name="T14">:</text:span><text:span text:style-name="T21">25px</text:span><text:span text:style-name="T14">;</text:span></text:p>
      <text:p text:style-name="P7"><text:span text:style-name="T5">103 </text:span><text:s text:c="8"/><text:span text:style-name="T14">}</text:span></text:p>
      <text:p text:style-name="P8">104 </text:p>
      <text:p text:style-name="P7"><text:span text:style-name="T5">105 </text:span><text:s text:c="8"/><text:span text:style-name="T22">.header</text:span> <text:span text:style-name="T14">{</text:span></text:p>
      <text:p text:style-name="P7"><text:span text:style-name="T5">106 </text:span><text:s text:c="10"/><text:span text:style-name="T11">padding-top</text:span><text:span text:style-name="T14">:</text:span> <text:span text:style-name="T21">90px</text:span><text:span text:style-name="T14">;</text:span></text:p>
      <text:p text:style-name="P7"><text:span text:style-name="T5">107 </text:span><text:s text:c="10"/><text:span text:style-name="T11">background</text:span><text:span text:style-name="T14">:</text:span> <text:span text:style-name="T21">#11cc45</text:span> <text:span text:style-name="T14">url(</text:span><text:span text:style-name="T19">'public/img/pt_squares_lg.png'</text:span><text:span text:style-name="T14">)</text:span> <text:span text:style-name="T14">repeat</text:span> <text:span text:style-name="T17">center center</text:span> <text:span text:style-name="T14">fixed;</text:span></text:p>
      <text:p text:style-name="P7"><text:span text:style-name="T5">108 </text:span><text:s text:c="8"/><text:span text:style-name="T14">}</text:span></text:p>
      <text:p text:style-name="P8">109 </text:p>
      <text:p text:style-name="P7"><text:span text:style-name="T5">110 </text:span><text:s text:c="8"/><text:span text:style-name="T22">.blurb</text:span> <text:span text:style-name="T14">{</text:span></text:p>
      <text:p text:style-name="P7"><text:span text:style-name="T5">111 </text:span><text:s text:c="10"/><text:span text:style-name="T11">padding</text:span><text:span text:style-name="T14">:</text:span> <text:span text:style-name="T21">120px 0</text:span><text:span text:style-name="T14">;</text:span></text:p>
      <text:p text:style-name="P7"><text:span text:style-name="T5">112 </text:span><text:s text:c="10"/><text:span text:style-name="T11">background-color</text:span><text:span text:style-name="T14">:</text:span><text:span text:style-name="T21">#fefefe</text:span><text:span text:style-name="T14">;</text:span></text:p>
      <text:p text:style-name="P7"><text:span text:style-name="T5">113 </text:span><text:s text:c="8"/><text:span text:style-name="T14">}</text:span></text:p>
      <text:p text:style-name="P8">114 </text:p>
      <text:p text:style-name="P7"><text:span text:style-name="T5">115 </text:span><text:s text:c="8"/><text:span text:style-name="T22">.blurb .panel</text:span> <text:span text:style-name="T14">{</text:span></text:p>
      <text:p text:style-name="P7"><text:span text:style-name="T5">116 </text:span><text:s text:c="10"/><text:span text:style-name="T11">background-color</text:span><text:span text:style-name="T14">:transparent;</text:span></text:p>
      <text:p text:style-name="P7"><text:span text:style-name="T5">117 </text:span><text:s text:c="8"/><text:span text:style-name="T14">}</text:span></text:p>
      <text:p text:style-name="P8">118 </text:p>
      <text:p text:style-name="P8">119 </text:p>
      <text:p text:style-name="P7"><text:span text:style-name="T5">120 </text:span><text:s text:c="8"/><text:span text:style-name="T22">.featurette</text:span> <text:span text:style-name="T14">{</text:span></text:p>
      <text:p text:style-name="P7"><text:span text:style-name="T5">121 </text:span><text:s text:c="10"/><text:span text:style-name="T11">background</text:span><text:span text:style-name="T14">:</text:span> <text:span text:style-name="T21">#545455</text:span><text:span text:style-name="T14">;</text:span></text:p>
      <text:p text:style-name="P7"><text:span text:style-name="T5">122 </text:span><text:s text:c="10"/><text:span text:style-name="T11">padding</text:span><text:span text:style-name="T14">:</text:span> <text:span text:style-name="T21">50px 0</text:span><text:span text:style-name="T14">;</text:span></text:p>
      <text:p text:style-name="P7"><text:span text:style-name="T5">123 </text:span><text:s text:c="10"/><text:span text:style-name="T11">color</text:span><text:span text:style-name="T14">:</text:span> <text:span text:style-name="T21">#ffffff</text:span><text:span text:style-name="T14">;</text:span></text:p>
      <text:p text:style-name="P7"><text:span text:style-name="T5">124 </text:span><text:s text:c="8"/><text:span text:style-name="T14">}</text:span></text:p>
      <text:p text:style-name="P8">125 </text:p>
      <text:p text:style-name="P7"><text:span text:style-name="T5">126 </text:span><text:s text:c="8"/><text:span text:style-name="T22">.featurette-item</text:span> <text:span text:style-name="T14">{</text:span></text:p>
      <text:p text:style-name="P7"><text:span text:style-name="T5">127 </text:span><text:s text:c="10"/><text:span text:style-name="T11">margin-bottom</text:span><text:span text:style-name="T14">:</text:span> <text:span text:style-name="T21">15px</text:span><text:span text:style-name="T14">;</text:span></text:p>
      <text:p text:style-name="P7"><text:soft-page-break/><text:span text:style-name="T5">128 </text:span><text:s text:c="8"/><text:span text:style-name="T14">}</text:span></text:p>
      <text:p text:style-name="P8">129 </text:p>
      <text:p text:style-name="P7"><text:span text:style-name="T5">130 </text:span><text:s text:c="8"/><text:span text:style-name="T22">.featurette-item &gt; i</text:span> <text:span text:style-name="T14">{</text:span></text:p>
      <text:p text:style-name="P7"><text:span text:style-name="T5">131 </text:span><text:s text:c="10"/><text:span text:style-name="T11">border</text:span><text:span text:style-name="T14">:</text:span> <text:span text:style-name="T21">3px</text:span> <text:span text:style-name="T14">solid</text:span> <text:span text:style-name="T21">#ffffff</text:span><text:span text:style-name="T14">;</text:span></text:p>
      <text:p text:style-name="P7"><text:span text:style-name="T5">132 </text:span><text:s text:c="10"/><text:span text:style-name="T11">border-radius</text:span><text:span text:style-name="T14">:</text:span> <text:span text:style-name="T21">50</text:span><text:span text:style-name="T14">%;</text:span></text:p>
      <text:p text:style-name="P7"><text:span text:style-name="T5">133 </text:span><text:s text:c="10"/><text:span text:style-name="T11">display</text:span><text:span text:style-name="T14">:</text:span> <text:span text:style-name="T14">inline-block;</text:span></text:p>
      <text:p text:style-name="P7"><text:span text:style-name="T5">134 </text:span><text:s text:c="10"/><text:span text:style-name="T11">font-size</text:span><text:span text:style-name="T14">:</text:span> <text:span text:style-name="T21">56px</text:span><text:span text:style-name="T14">;</text:span></text:p>
      <text:p text:style-name="P7"><text:span text:style-name="T5">135 </text:span><text:s text:c="10"/><text:span text:style-name="T11">width</text:span><text:span text:style-name="T14">:</text:span> <text:span text:style-name="T21">140px</text:span><text:span text:style-name="T14">;</text:span></text:p>
      <text:p text:style-name="P7"><text:span text:style-name="T5">136 </text:span><text:s text:c="10"/><text:span text:style-name="T11">height</text:span><text:span text:style-name="T14">:</text:span> <text:span text:style-name="T21">140px</text:span><text:span text:style-name="T14">;</text:span></text:p>
      <text:p text:style-name="P7"><text:span text:style-name="T5">137 </text:span><text:s text:c="10"/><text:span text:style-name="T11">line-height</text:span><text:span text:style-name="T14">:</text:span> <text:span text:style-name="T21">136px</text:span><text:span text:style-name="T14">;</text:span></text:p>
      <text:p text:style-name="P7"><text:span text:style-name="T5">138 </text:span><text:s text:c="10"/><text:span text:style-name="T11">vertical-align</text:span><text:span text:style-name="T14">:</text:span> <text:span text:style-name="T14">middle;</text:span> </text:p>
      <text:p text:style-name="P7"><text:span text:style-name="T5">139 </text:span><text:s text:c="10"/><text:span text:style-name="T11">text-align</text:span><text:span text:style-name="T14">:</text:span> <text:span text:style-name="T17">center</text:span><text:span text:style-name="T14">;</text:span></text:p>
      <text:p text:style-name="P7"><text:span text:style-name="T5">140 </text:span><text:s text:c="8"/><text:span text:style-name="T14">}</text:span></text:p>
      <text:p text:style-name="P8">141 </text:p>
      <text:p text:style-name="P7"><text:span text:style-name="T5">142 </text:span><text:s text:c="8"/><text:span text:style-name="T22">.featurette-item &gt; span</text:span> <text:span text:style-name="T14">{</text:span></text:p>
      <text:p text:style-name="P7"><text:span text:style-name="T5">143 </text:span><text:s text:c="10"/><text:span text:style-name="T11">border</text:span><text:span text:style-name="T14">:</text:span> <text:span text:style-name="T21">3px</text:span> <text:span text:style-name="T14">solid</text:span> <text:span text:style-name="T21">#ffffff</text:span><text:span text:style-name="T14">;</text:span></text:p>
      <text:p text:style-name="P7"><text:span text:style-name="T5">144 </text:span><text:s text:c="10"/><text:span text:style-name="T11">border-radius</text:span><text:span text:style-name="T14">:</text:span> <text:span text:style-name="T21">50</text:span><text:span text:style-name="T14">%;</text:span></text:p>
      <text:p text:style-name="P7"><text:span text:style-name="T5">145 </text:span><text:s text:c="10"/><text:span text:style-name="T11">display</text:span><text:span text:style-name="T14">:</text:span> <text:span text:style-name="T14">inline-block;</text:span></text:p>
      <text:p text:style-name="P7"><text:span text:style-name="T5">146 </text:span><text:s text:c="10"/><text:span text:style-name="T11">font-size</text:span><text:span text:style-name="T14">:</text:span> <text:span text:style-name="T21">56px</text:span><text:span text:style-name="T14">;</text:span></text:p>
      <text:p text:style-name="P7"><text:span text:style-name="T5">147 </text:span><text:s text:c="10"/><text:span text:style-name="T11">width</text:span><text:span text:style-name="T14">:</text:span> <text:span text:style-name="T21">140px</text:span><text:span text:style-name="T14">;</text:span></text:p>
      <text:p text:style-name="P7"><text:span text:style-name="T5">148 </text:span><text:s text:c="10"/><text:span text:style-name="T11">height</text:span><text:span text:style-name="T14">:</text:span> <text:span text:style-name="T21">140px</text:span><text:span text:style-name="T14">;</text:span></text:p>
      <text:p text:style-name="P7"><text:span text:style-name="T5">149 </text:span><text:s text:c="10"/><text:span text:style-name="T11">line-height</text:span><text:span text:style-name="T14">:</text:span> <text:span text:style-name="T21">136px</text:span><text:span text:style-name="T14">;</text:span></text:p>
      <text:p text:style-name="P7"><text:span text:style-name="T5">150 </text:span><text:s text:c="10"/><text:span text:style-name="T11">vertical-align</text:span><text:span text:style-name="T14">:</text:span> <text:span text:style-name="T14">middle;</text:span> </text:p>
      <text:p text:style-name="P7"><text:span text:style-name="T5">151 </text:span><text:s text:c="10"/><text:span text:style-name="T11">text-align</text:span><text:span text:style-name="T14">:</text:span> <text:span text:style-name="T17">center</text:span><text:span text:style-name="T14">;</text:span></text:p>
      <text:p text:style-name="P7"><text:span text:style-name="T5">152 </text:span><text:s text:c="8"/><text:span text:style-name="T14">}</text:span></text:p>
      <text:p text:style-name="P8">153 </text:p>
      <text:p text:style-name="P7"><text:span text:style-name="T5">154 </text:span><text:s text:c="8"/><text:span text:style-name="T22">.featurette-item &gt; span:hover</text:span> <text:span text:style-name="T14">{</text:span></text:p>
      <text:p text:style-name="P7"><text:span text:style-name="T5">155 </text:span><text:s text:c="10"/><text:span text:style-name="T11">font-size</text:span><text:span text:style-name="T14">:</text:span> <text:span text:style-name="T21">68px</text:span><text:span text:style-name="T14">;</text:span></text:p>
      <text:p text:style-name="P7"><text:span text:style-name="T5">156 </text:span><text:s text:c="8"/><text:span text:style-name="T14">}</text:span></text:p>
      <text:p text:style-name="P8">157 </text:p>
      <text:p text:style-name="P7"><text:span text:style-name="T5">158 </text:span><text:s text:c="8"/><text:span text:style-name="T22">.fa-ban</text:span><text:span text:style-name="T14">{</text:span></text:p>
      <text:p text:style-name="P7"><text:span text:style-name="T5">159 </text:span><text:s text:c="10"/><text:span text:style-name="T11">vertical-align</text:span><text:span text:style-name="T14">:</text:span> <text:span text:style-name="T14">middle;</text:span> </text:p>
      <text:p text:style-name="P7"><text:span text:style-name="T5">160 </text:span><text:s text:c="10"/><text:span text:style-name="T11">text-align</text:span><text:span text:style-name="T14">:</text:span> <text:span text:style-name="T17">center</text:span><text:span text:style-name="T14">;</text:span></text:p>
      <text:p text:style-name="P7"><text:span text:style-name="T5">161 </text:span><text:s text:c="10"/><text:span text:style-name="T11">line-height</text:span><text:span text:style-name="T14">:</text:span> <text:span text:style-name="T21">136px</text:span><text:span text:style-name="T14">;</text:span></text:p>
      <text:p text:style-name="P7"><text:span text:style-name="T5">162 </text:span><text:s text:c="8"/><text:span text:style-name="T14">}</text:span></text:p>
      <text:p text:style-name="P8">163 </text:p>
      <text:p text:style-name="P7"><text:span text:style-name="T5">164 </text:span><text:s text:c="8"/><text:span text:style-name="T22">.featurette-item &gt; i:hover</text:span> <text:span text:style-name="T14">{</text:span></text:p>
      <text:p text:style-name="P7"><text:span text:style-name="T5">165 </text:span><text:s text:c="10"/><text:span text:style-name="T11">font-size</text:span><text:span text:style-name="T14">:</text:span> <text:span text:style-name="T21">68px</text:span><text:span text:style-name="T14">;</text:span></text:p>
      <text:p text:style-name="P7"><text:span text:style-name="T5">166 </text:span><text:s text:c="8"/><text:span text:style-name="T14">}</text:span></text:p>
      <text:p text:style-name="P8">167 </text:p>
      <text:p text:style-name="P8">168 </text:p>
      <text:p text:style-name="P7"><text:span text:style-name="T5">169 </text:span><text:span text:style-name="T14"><text:s text:c="8"/>footer</text:span> <text:span text:style-name="T14">{</text:span></text:p>
      <text:p text:style-name="P7"><text:span text:style-name="T5">170 </text:span><text:s text:c="10"/><text:span text:style-name="T11">padding</text:span><text:span text:style-name="T14">:</text:span> <text:span text:style-name="T21">100px 0</text:span><text:span text:style-name="T14">;</text:span></text:p>
      <text:p text:style-name="P7"><text:span text:style-name="T5">171 </text:span><text:s text:c="8"/><text:span text:style-name="T14">}</text:span></text:p>
      <text:p text:style-name="P8">172 </text:p>
      <text:p text:style-name="P8">173 </text:p>
      <text:p text:style-name="P7"><text:span text:style-name="T5">174 </text:span><text:s text:c="8"/><text:span text:style-name="T11">&lt;/style&gt;</text:span></text:p>
      <text:p text:style-name="P7"><text:span text:style-name="T5">175 </text:span><text:s text:c="4"/><text:span text:style-name="T11">&lt;/head&gt;</text:span></text:p>
      <text:p text:style-name="P7"><text:span text:style-name="T5">176 </text:span><text:s text:c="4"/></text:p>
      <text:p text:style-name="P8">177 </text:p>
      <text:p text:style-name="P7"><text:span text:style-name="T5">178 </text:span><text:s text:c="4"/></text:p>
      <text:p text:style-name="P7"><text:span text:style-name="T5">179 </text:span><text:s text:c="4"/><text:span text:style-name="T11">&lt;body&gt;</text:span></text:p>
      <text:p text:style-name="P7"><text:span text:style-name="T5">180 </text:span><text:s text:c="8"/></text:p>
      <text:p text:style-name="P7"><text:span text:style-name="T5">181 </text:span><text:s text:c="8"/></text:p>
      <text:p text:style-name="P7"><text:span text:style-name="T5">182 </text:span><text:span text:style-name="T11">&lt;div</text:span> <text:span text:style-name="T17">class</text:span><text:span text:style-name="T14">=</text:span><text:span text:style-name="T19">"navbar navbar-fixed-top navbar-bold"</text:span> <text:span text:style-name="T17">data-spy</text:span><text:span text:style-name="T14">=</text:span><text:span text:style-name="T19">"affix"</text:span> <text:span text:style-name="T17">data-offset-top</text:span><text:span text:style-name="T14">=</text:span><text:span text:style-name="T19">"1000"</text:span><text:span text:style-name="T11">&gt;</text:span></text:p>
      <text:p text:style-name="P7"><text:span text:style-name="T5">183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184 </text:span><text:s text:c="4"/><text:span text:style-name="T11">&lt;div</text:span> <text:span text:style-name="T17">class</text:span><text:span text:style-name="T14">=</text:span><text:span text:style-name="T19">"navbar-header"</text:span><text:span text:style-name="T11">&gt;</text:span></text:p>
      <text:p text:style-name="P7"><text:span text:style-name="T5">185 </text:span><text:s text:c="6"/><text:span text:style-name="T11">&lt;a</text:span> <text:span text:style-name="T17">href</text:span><text:span text:style-name="T14">=</text:span><text:span text:style-name="T19">"#"</text:span> <text:span text:style-name="T17">class</text:span><text:span text:style-name="T14">=</text:span><text:span text:style-name="T19">"navbar-brand"</text:span><text:span text:style-name="T11">&gt;</text:span><text:span text:style-name="T14">Inicio</text:span><text:span text:style-name="T11">&lt;/a&gt;</text:span></text:p>
      <text:p text:style-name="P7"><text:span text:style-name="T5">186 </text:span><text:s text:c="6"/><text:span text:style-name="T11">&lt;a</text:span> <text:span text:style-name="T17">class</text:span><text:span text:style-name="T14">=</text:span><text:span text:style-name="T19">"navbar-toggle"</text:span> <text:span text:style-name="T17">data-toggle</text:span><text:span text:style-name="T14">=</text:span><text:span text:style-name="T19">"collapse"</text:span> <text:span text:style-name="T17">data-target</text:span><text:span text:style-name="T14">=</text:span><text:span text:style-name="T19">".navbar-collapse"</text:span><text:span text:style-name="T11">&gt;</text:span></text:p>
      <text:p text:style-name="P7"><text:span text:style-name="T5">187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pan text:style-name="T5">188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pan text:style-name="T5">189 </text:span><text:s text:c="8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oft-page-break/><text:span text:style-name="T5">190 </text:span><text:s text:c="6"/><text:span text:style-name="T11">&lt;/a&gt;</text:span></text:p>
      <text:p text:style-name="P7"><text:span text:style-name="T5">191 </text:span><text:s text:c="4"/><text:span text:style-name="T11">&lt;/div&gt;</text:span></text:p>
      <text:p text:style-name="P7"><text:span text:style-name="T5">192 </text:span><text:s text:c="4"/><text:span text:style-name="T11">&lt;div</text:span> <text:span text:style-name="T17">class</text:span><text:span text:style-name="T14">=</text:span><text:span text:style-name="T19">"navbar-collapse collapse"</text:span> <text:span text:style-name="T17">id</text:span><text:span text:style-name="T14">=</text:span><text:span text:style-name="T19">"navbar"</text:span><text:span text:style-name="T11">&gt;</text:span></text:p>
      <text:p text:style-name="P7"><text:span text:style-name="T5">193 </text:span><text:s text:c="6"/><text:span text:style-name="T11">&lt;ul</text:span> <text:span text:style-name="T17">class</text:span><text:span text:style-name="T14">=</text:span><text:span text:style-name="T19">"nav navbar-nav"</text:span><text:span text:style-name="T11">&gt;</text:span></text:p>
      <text:p text:style-name="P7"><text:span text:style-name="T5">194 </text:span><text:s text:c="8"/><text:span text:style-name="T11">&lt;li&gt;&lt;a</text:span> <text:span text:style-name="T17">href</text:span><text:span text:style-name="T14">=</text:span><text:span text:style-name="T19">"#sec1"</text:span><text:span text:style-name="T11">&gt;</text:span><text:span text:style-name="T14">Introducción</text:span><text:span text:style-name="T11">&lt;/a&gt;&lt;/li&gt;</text:span></text:p>
      <text:p text:style-name="P7"><text:span text:style-name="T5">195 </text:span><text:s text:c="8"/><text:span text:style-name="T11">&lt;li&gt;&lt;a</text:span> <text:span text:style-name="T17">href</text:span><text:span text:style-name="T14">=</text:span><text:span text:style-name="T19">"#sec2"</text:span><text:span text:style-name="T11">&gt;</text:span><text:span text:style-name="T14">Juegos</text:span><text:span text:style-name="T11">&lt;/a&gt;&lt;/li&gt;</text:span></text:p>
      <text:p text:style-name="P7"><text:span text:style-name="T5">196 </text:span><text:s text:c="8"/><text:span text:style-name="T11">&lt;li&gt;&lt;a</text:span> <text:span text:style-name="T17">href</text:span><text:span text:style-name="T14">=</text:span><text:span text:style-name="T19">"#sec3"</text:span><text:span text:style-name="T11">&gt;</text:span><text:span text:style-name="T14">Características</text:span><text:span text:style-name="T11">&lt;/a&gt;&lt;/li&gt;</text:span></text:p>
      <text:p text:style-name="P7"><text:span text:style-name="T5">197 </text:span><text:s text:c="8"/><text:span text:style-name="T11">&lt;li&gt;&lt;a</text:span> <text:span text:style-name="T17">href</text:span><text:span text:style-name="T14">=</text:span><text:span text:style-name="T19">"#sec4"</text:span><text:span text:style-name="T11">&gt;</text:span><text:span text:style-name="T14">Herramientas</text:span><text:span text:style-name="T11">&lt;/a&gt;&lt;/li&gt;</text:span></text:p>
      <text:p text:style-name="P7"><text:span text:style-name="T5">198 </text:span><text:s text:c="6"/><text:span text:style-name="T11">&lt;/ul&gt;</text:span></text:p>
      <text:p text:style-name="P7"><text:span text:style-name="T5">199 </text:span><text:s text:c="4"/><text:span text:style-name="T11">&lt;/div&gt;</text:span></text:p>
      <text:p text:style-name="P7"><text:span text:style-name="T5">200 </text:span><text:s text:c="3"/><text:span text:style-name="T11">&lt;/div&gt;</text:span></text:p>
      <text:p text:style-name="P7"><text:span text:style-name="T5">201 </text:span><text:span text:style-name="T11">&lt;/div&gt;</text:span></text:p>
      <text:p text:style-name="P8">202 </text:p>
      <text:p text:style-name="P7"><text:span text:style-name="T5">203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04 </text:span><text:span text:style-name="T11">&lt;div</text:span> <text:span text:style-name="T17">class</text:span><text:span text:style-name="T14">=</text:span><text:span text:style-name="T19">"header vert"</text:span><text:span text:style-name="T11">&gt;</text:span></text:p>
      <text:p text:style-name="P7"><text:span text:style-name="T5">205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206 </text:span><text:s text:c="4"/><text:span text:style-name="T11">&lt;h1&gt;</text:span><text:span text:style-name="T14">Terapia Visual</text:span><text:span text:style-name="T11">&lt;/h1&gt;</text:span></text:p>
      <text:p text:style-name="P7"><text:span text:style-name="T5">207 </text:span><text:s text:c="6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Juegos Web Interactivos para Entrenamiento Visual</text:span><text:span text:style-name="T11">&lt;/p&gt;</text:span></text:p>
      <text:p text:style-name="P7"><text:span text:style-name="T5">208 </text:span><text:s text:c="6"/><text:span text:style-name="T11">&lt;div&gt;</text:span><text:span text:style-name="T22">&amp;nbsp;</text:span><text:span text:style-name="T11">&lt;/div&gt;</text:span></text:p>
      <text:p text:style-name="P7"><text:span text:style-name="T5">209 </text:span><text:s text:c="6"/><text:span text:style-name="T11">&lt;a</text:span> <text:span text:style-name="T17">href</text:span><text:span text:style-name="T14">=</text:span><text:span text:style-name="T19">"#registro"</text:span> <text:span text:style-name="T17">class</text:span><text:span text:style-name="T14">=</text:span><text:span text:style-name="T19">"btn btn-default btn-lg"</text:span><text:span text:style-name="T11">&gt;</text:span><text:span text:style-name="T14">¡Comenzar!</text:span><text:span text:style-name="T11">&lt;/a&gt;</text:span></text:p>
      <text:p text:style-name="P7"><text:span text:style-name="T5">210 </text:span><text:s text:c="2"/><text:span text:style-name="T11">&lt;/div&gt;</text:span></text:p>
      <text:p text:style-name="P7"><text:span text:style-name="T5">211 </text:span><text:span text:style-name="T11">&lt;/div&gt;</text:span></text:p>
      <text:p text:style-name="P7"><text:span text:style-name="T5">212 </text:span><text:span text:style-name="T11">&lt;/div&gt;</text:span></text:p>
      <text:p text:style-name="P8">213 </text:p>
      <text:p text:style-name="P7"><text:span text:style-name="T5">214 </text:span><text:span text:style-name="T11">&lt;div</text:span> <text:span text:style-name="T17">id</text:span><text:span text:style-name="T14">=</text:span><text:span text:style-name="T19">"sec1"</text:span> <text:span text:style-name="T17">class</text:span><text:span text:style-name="T14">=</text:span><text:span text:style-name="T19">"blurb"</text:span><text:span text:style-name="T11">&gt;</text:span></text:p>
      <text:p text:style-name="P7"><text:span text:style-name="T5">215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216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17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7"><text:span text:style-name="T5">218 </text:span><text:s text:c="8"/><text:span text:style-name="T11">&lt;h1&gt;</text:span><text:span text:style-name="T14">Universidad de Córdoba</text:span><text:span text:style-name="T11">&lt;/h1&gt;</text:span></text:p>
      <text:p text:style-name="P7"><text:span text:style-name="T5">219 </text:span><text:s text:c="8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Esucela Polítécnica Superior</text:span><text:span text:style-name="T11">&lt;/p&gt;</text:span></text:p>
      <text:p text:style-name="P7"><text:span text:style-name="T5">220 </text:span><text:s text:c="8"/><text:span text:style-name="T11">&lt;hr&gt;</text:span></text:p>
      <text:p text:style-name="P7"><text:span text:style-name="T5">221 </text:span><text:s text:c="8"/><text:span text:style-name="T11">&lt;p</text:span> <text:span text:style-name="T17">class</text:span><text:span text:style-name="T14">=</text:span><text:span text:style-name="T19">"lead"</text:span><text:span text:style-name="T11">&gt;</text:span><text:span text:style-name="T14">Ingeniería informática</text:span><text:span text:style-name="T11">&lt;/p&gt;</text:span></text:p>
      <text:p text:style-name="P7"><text:span text:style-name="T5">222 </text:span><text:s text:c="8"/><text:span text:style-name="T11">&lt;p&gt;</text:span><text:span text:style-name="T14">Proyecto fin de carrera</text:span><text:span text:style-name="T11">&lt;/p&gt;</text:span></text:p>
      <text:p text:style-name="P7"><text:span text:style-name="T5">223 </text:span><text:s text:c="8"/><text:span text:style-name="T11">&lt;p&gt;</text:span><text:span text:style-name="T14">Manuel Navarro Pérez</text:span><text:span text:style-name="T11">&lt;/p&gt;</text:span></text:p>
      <text:p text:style-name="P7"><text:span text:style-name="T5">224 </text:span><text:s text:c="6"/><text:span text:style-name="T11">&lt;/div&gt;</text:span></text:p>
      <text:p text:style-name="P7"><text:span text:style-name="T5">225 </text:span><text:s text:c="4"/><text:span text:style-name="T11">&lt;/div&gt;</text:span></text:p>
      <text:p text:style-name="P7"><text:span text:style-name="T5">226 </text:span><text:s text:c="2"/><text:span text:style-name="T11">&lt;/div&gt;</text:span></text:p>
      <text:p text:style-name="P7"><text:span text:style-name="T5">227 </text:span><text:span text:style-name="T11">&lt;/div&gt;</text:span></text:p>
      <text:p text:style-name="P8">228 </text:p>
      <text:p text:style-name="P7"><text:span text:style-name="T5">229 </text:span><text:span text:style-name="T11">&lt;div</text:span> <text:span text:style-name="T17">class</text:span><text:span text:style-name="T14">=</text:span><text:span text:style-name="T19">"featurette"</text:span> <text:span text:style-name="T17">id</text:span><text:span text:style-name="T14">=</text:span><text:span text:style-name="T19">"sec2"</text:span><text:span text:style-name="T11">&gt;</text:span></text:p>
      <text:p text:style-name="P7"><text:span text:style-name="T5">230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231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32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7"><text:span text:style-name="T5">233 </text:span><text:s text:c="8"/><text:span text:style-name="T11">&lt;h1&gt;</text:span><text:span text:style-name="T14">Juegos</text:span><text:span text:style-name="T11">&lt;/h1&gt;</text:span></text:p>
      <text:p text:style-name="P7"><text:span text:style-name="T5">234 </text:span><text:s text:c="6"/><text:span text:style-name="T11">&lt;/div&gt;</text:span></text:p>
      <text:p text:style-name="P7"><text:span text:style-name="T5">235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7"><text:span text:style-name="T5">236 </text:span><text:s text:c="4"/><text:span text:style-name="T11">&lt;/div&gt;</text:span></text:p>
      <text:p text:style-name="P7"><text:span text:style-name="T5">237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38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7"><text:span text:style-name="T5">239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40 </text:span><text:s text:c="10"/><text:span text:style-name="T11">&lt;i</text:span> <text:span text:style-name="T17">class</text:span><text:span text:style-name="T14">=</text:span><text:span text:style-name="T19">"fa fa-gamepad"</text:span><text:span text:style-name="T11">&gt;&lt;/i&gt;</text:span></text:p>
      <text:p text:style-name="P7"><text:span text:style-name="T5">241 </text:span><text:s text:c="10"/><text:span text:style-name="T11">&lt;h4&gt;</text:span><text:span text:style-name="T14">Pong</text:span><text:span text:style-name="T11">&lt;/h4&gt;</text:span></text:p>
      <text:p text:style-name="P7"><text:span text:style-name="T5">242 </text:span><text:s text:c="10"/><text:span text:style-name="T11">&lt;p&gt;</text:span><text:span text:style-name="T14">Juego similar al clásico ?Pong?, basado en el deporte de tenis de mesa..</text:span><text:span text:style-name="T11">&lt;/p&gt;</text:span></text:p>
      <text:p text:style-name="P7"><text:span text:style-name="T5">243 </text:span><text:s text:c="8"/><text:span text:style-name="T11">&lt;/div&gt;</text:span></text:p>
      <text:p text:style-name="P7"><text:span text:style-name="T5">244 </text:span><text:s text:c="6"/><text:span text:style-name="T11">&lt;/div&gt;</text:span></text:p>
      <text:p text:style-name="P7"><text:span text:style-name="T5">245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7"><text:span text:style-name="T5">246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47 </text:span><text:s text:c="10"/><text:span text:style-name="T11">&lt;i</text:span> <text:span text:style-name="T17">class</text:span><text:span text:style-name="T14">=</text:span><text:span text:style-name="T19">"fa fa-puzzle-piece"</text:span><text:span text:style-name="T11">&gt;&lt;/i&gt;</text:span></text:p>
      <text:p text:style-name="P7"><text:span text:style-name="T5">248 </text:span><text:s text:c="10"/><text:span text:style-name="T11">&lt;h4&gt;</text:span><text:span text:style-name="T14">Tetris</text:span><text:span text:style-name="T11">&lt;/h4&gt;</text:span></text:p>
      <text:p text:style-name="P7"><text:span text:style-name="T5">249 </text:span><text:s text:c="10"/><text:span text:style-name="T11">&lt;p&gt;</text:span><text:span text:style-name="T14">Basado en el juego ?Tetris?, adaptado para el entrenamiento visual.</text:span><text:span text:style-name="T11">&lt;/p&gt;</text:span></text:p>
      <text:p text:style-name="P7"><text:span text:style-name="T5">250 </text:span><text:s text:c="8"/><text:span text:style-name="T11">&lt;/div&gt;</text:span></text:p>
      <text:p text:style-name="P7"><text:span text:style-name="T5">251 </text:span><text:s text:c="6"/><text:span text:style-name="T11">&lt;/div&gt;</text:span></text:p>
      <text:p text:style-name="P7"><text:soft-page-break/><text:span text:style-name="T5">252 </text:span><text:s text:c="6"/><text:span text:style-name="T11">&lt;div</text:span> <text:span text:style-name="T17">class</text:span><text:span text:style-name="T14">=</text:span><text:span text:style-name="T19">"col-md-4 text-center"</text:span><text:span text:style-name="T11">&gt;</text:span></text:p>
      <text:p text:style-name="P7"><text:span text:style-name="T5">253 </text:span><text:s text:c="8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54 </text:span><text:s text:c="10"/><text:span text:style-name="T11">&lt;i</text:span> <text:span text:style-name="T17">class</text:span><text:span text:style-name="T14">=</text:span><text:span text:style-name="T19">"fa fa-square"</text:span><text:span text:style-name="T11">&gt;&lt;/i&gt;</text:span></text:p>
      <text:p text:style-name="P7"><text:span text:style-name="T5">255 </text:span><text:s text:c="10"/><text:span text:style-name="T11">&lt;h4&gt;</text:span><text:span text:style-name="T14">DragMe</text:span><text:span text:style-name="T11">&lt;/h4&gt;</text:span></text:p>
      <text:p text:style-name="P7"><text:span text:style-name="T5">256 </text:span><text:s text:c="10"/><text:span text:style-name="T11">&lt;p&gt;</text:span><text:span text:style-name="T14">Juego de habilidad cuya función es evitar la colisión con el resto de piezas.</text:span><text:span text:style-name="T11">&lt;/p&gt;</text:span></text:p>
      <text:p text:style-name="P7"><text:span text:style-name="T5">257 </text:span><text:s text:c="8"/><text:span text:style-name="T11">&lt;/div&gt;</text:span></text:p>
      <text:p text:style-name="P7"><text:span text:style-name="T5">258 </text:span><text:s text:c="6"/><text:span text:style-name="T11">&lt;/div&gt;</text:span></text:p>
      <text:p text:style-name="P7"><text:span text:style-name="T5">259 </text:span><text:s text:c="4"/><text:span text:style-name="T11">&lt;/div&gt;</text:span></text:p>
      <text:p text:style-name="P7"><text:span text:style-name="T5">260 </text:span><text:s text:c="2"/><text:span text:style-name="T11">&lt;/div&gt;</text:span></text:p>
      <text:p text:style-name="P7"><text:span text:style-name="T5">261 </text:span><text:span text:style-name="T11">&lt;/div&gt;</text:span></text:p>
      <text:p text:style-name="P8">262 </text:p>
      <text:p text:style-name="P7"><text:span text:style-name="T5">263 </text:span><text:span text:style-name="T11">&lt;div</text:span> <text:span text:style-name="T17">class</text:span><text:span text:style-name="T14">=</text:span><text:span text:style-name="T19">"blurb"</text:span> <text:span text:style-name="T17">id</text:span><text:span text:style-name="T14">=</text:span><text:span text:style-name="T19">"sec3"</text:span><text:span text:style-name="T11">&gt;</text:span></text:p>
      <text:p text:style-name="P7"><text:span text:style-name="T5">264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265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66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&lt;h1&gt;</text:span><text:span text:style-name="T14">Características de desarrollo</text:span><text:span text:style-name="T11">&lt;/h1&gt;&lt;/div&gt;</text:span></text:p>
      <text:p text:style-name="P7"><text:span text:style-name="T5">267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7"><text:span text:style-name="T5">268 </text:span><text:s text:c="4"/><text:span text:style-name="T11">&lt;/div&gt;</text:span></text:p>
      <text:p text:style-name="P7"><text:span text:style-name="T5">269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70 </text:span><text:s text:c="4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7"><text:span text:style-name="T5">271 </text:span><text:s text:c="6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72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273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74 </text:span><text:s text:c="14"/><text:span text:style-name="T11">&lt;i</text:span> <text:span text:style-name="T17">class</text:span><text:span text:style-name="T14">=</text:span><text:span text:style-name="T19">"fa fa-mobile"</text:span><text:span text:style-name="T11">&gt;&lt;/i&gt;</text:span></text:p>
      <text:p text:style-name="P7"><text:span text:style-name="T5">275 </text:span><text:s text:c="14"/><text:span text:style-name="T11">&lt;h4&gt;</text:span><text:span text:style-name="T14">Mobile First</text:span><text:span text:style-name="T11">&lt;/h4&gt;</text:span></text:p>
      <text:p text:style-name="P7"><text:span text:style-name="T5">276 </text:span><text:s text:c="12"/><text:span text:style-name="T11">&lt;/div&gt;</text:span></text:p>
      <text:p text:style-name="P7"><text:span text:style-name="T5">277 </text:span><text:s text:c="10"/><text:span text:style-name="T11">&lt;/div&gt;</text:span></text:p>
      <text:p text:style-name="P7"><text:span text:style-name="T5">278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279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80 </text:span><text:s text:c="14"/><text:span text:style-name="T11">&lt;i</text:span> <text:span text:style-name="T17">class</text:span><text:span text:style-name="T14">=</text:span><text:span text:style-name="T19">"fa fa-desktop"</text:span><text:span text:style-name="T11">&gt;&lt;/i&gt;</text:span></text:p>
      <text:p text:style-name="P7"><text:span text:style-name="T5">281 </text:span><text:s text:c="14"/><text:span text:style-name="T11">&lt;h4&gt;</text:span><text:span text:style-name="T14">Responsive Design</text:span><text:span text:style-name="T11">&lt;/h4&gt;</text:span></text:p>
      <text:p text:style-name="P7"><text:span text:style-name="T5">282 </text:span><text:s text:c="12"/><text:span text:style-name="T11">&lt;/div&gt;</text:span></text:p>
      <text:p text:style-name="P7"><text:span text:style-name="T5">283 </text:span><text:s text:c="10"/><text:span text:style-name="T11">&lt;/div&gt;</text:span></text:p>
      <text:p text:style-name="P7"><text:span text:style-name="T5">284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285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86 </text:span><text:s text:c="14"/><text:span text:style-name="T11">&lt;i</text:span> <text:span text:style-name="T17">class</text:span><text:span text:style-name="T14">=</text:span><text:span text:style-name="T19">"fa fa-eye"</text:span><text:span text:style-name="T11">&gt;&lt;/i&gt;</text:span></text:p>
      <text:p text:style-name="P7"><text:span text:style-name="T5">287 </text:span><text:s text:c="14"/><text:span text:style-name="T11">&lt;h4&gt;</text:span><text:span text:style-name="T14">Adaptación de juegos</text:span><text:span text:style-name="T11">&lt;/h4&gt;</text:span></text:p>
      <text:p text:style-name="P7"><text:span text:style-name="T5">288 </text:span><text:s text:c="12"/><text:span text:style-name="T11">&lt;/div&gt;</text:span></text:p>
      <text:p text:style-name="P7"><text:span text:style-name="T5">289 </text:span><text:s text:c="10"/><text:span text:style-name="T11">&lt;/div&gt;</text:span></text:p>
      <text:p text:style-name="P7"><text:span text:style-name="T5">290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291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292 </text:span><text:s text:c="16"/><text:span text:style-name="T11">&lt;span</text:span> <text:span text:style-name="T17">class</text:span><text:span text:style-name="T14">=</text:span><text:span text:style-name="T19">"fa-stack fa-lg"</text:span><text:span text:style-name="T11">&gt;</text:span></text:p>
      <text:p text:style-name="P7"><text:span text:style-name="T5">293 </text:span><text:s text:c="18"/><text:span text:style-name="T11">&lt;i</text:span> <text:span text:style-name="T17">class</text:span><text:span text:style-name="T14">=</text:span><text:span text:style-name="T19">"fa fa-table <text:s/>fa-stack-1x"</text:span><text:span text:style-name="T11">&gt;&lt;/i&gt;</text:span></text:p>
      <text:p text:style-name="P7"><text:span text:style-name="T5">294 </text:span><text:s text:c="18"/><text:span text:style-name="T11">&lt;i</text:span> <text:span text:style-name="T17">class</text:span><text:span text:style-name="T14">=</text:span><text:span text:style-name="T19">"fa fa-ban fa-stack-2x text-danger"</text:span><text:span text:style-name="T11">&gt;&lt;/i&gt;</text:span></text:p>
      <text:p text:style-name="P7"><text:span text:style-name="T5">295 </text:span><text:s text:c="16"/><text:span text:style-name="T11">&lt;/span&gt;</text:span></text:p>
      <text:p text:style-name="P7"><text:span text:style-name="T5">296 </text:span><text:s text:c="14"/><text:span text:style-name="T11">&lt;h4&gt;</text:span><text:span text:style-name="T14">NoSQL</text:span><text:span text:style-name="T11">&lt;/h4&gt;</text:span></text:p>
      <text:p text:style-name="P7"><text:span text:style-name="T5">297 </text:span><text:s text:c="12"/><text:span text:style-name="T11">&lt;/div&gt;</text:span></text:p>
      <text:p text:style-name="P7"><text:span text:style-name="T5">298 </text:span><text:s text:c="10"/><text:span text:style-name="T11">&lt;/div&gt;</text:span></text:p>
      <text:p text:style-name="P7"><text:span text:style-name="T5">299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300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301 </text:span><text:s text:c="14"/><text:span text:style-name="T11">&lt;i</text:span> <text:span text:style-name="T17">class</text:span><text:span text:style-name="T14">=</text:span><text:span text:style-name="T19">"fa fa-file-text"</text:span><text:span text:style-name="T11">&gt;&lt;/i&gt;</text:span></text:p>
      <text:p text:style-name="P7"><text:span text:style-name="T5">302 </text:span><text:s text:c="14"/><text:span text:style-name="T11">&lt;h4&gt;</text:span><text:span text:style-name="T14">One Single Page</text:span><text:span text:style-name="T11">&lt;/h4&gt;</text:span></text:p>
      <text:p text:style-name="P7"><text:span text:style-name="T5">303 </text:span><text:s text:c="12"/><text:span text:style-name="T11">&lt;/div&gt;</text:span></text:p>
      <text:p text:style-name="P7"><text:span text:style-name="T5">304 </text:span><text:s text:c="10"/><text:span text:style-name="T11">&lt;/div&gt;</text:span></text:p>
      <text:p text:style-name="P7"><text:span text:style-name="T5">305 </text:span><text:s text:c="10"/><text:span text:style-name="T11">&lt;div</text:span> <text:span text:style-name="T17">class</text:span><text:span text:style-name="T14">=</text:span><text:span text:style-name="T19">"col-md-2 text-center"</text:span><text:span text:style-name="T11">&gt;</text:span></text:p>
      <text:p text:style-name="P7"><text:span text:style-name="T5">306 </text:span><text:s text:c="12"/><text:span text:style-name="T11">&lt;div</text:span> <text:span text:style-name="T17">class</text:span><text:span text:style-name="T14">=</text:span><text:span text:style-name="T19">"featurette-item"</text:span><text:span text:style-name="T11">&gt;</text:span></text:p>
      <text:p text:style-name="P7"><text:span text:style-name="T5">307 </text:span><text:s text:c="14"/><text:span text:style-name="T11">&lt;i</text:span> <text:span text:style-name="T17">class</text:span><text:span text:style-name="T14">=</text:span><text:span text:style-name="T19">"fa fa-square"</text:span><text:span text:style-name="T11">&gt;&lt;/i&gt;</text:span></text:p>
      <text:p text:style-name="P7"><text:span text:style-name="T5">308 </text:span><text:s text:c="14"/><text:span text:style-name="T11">&lt;h4&gt;</text:span><text:span text:style-name="T14">MVC</text:span><text:span text:style-name="T11">&lt;/h4&gt;</text:span></text:p>
      <text:p text:style-name="P7"><text:span text:style-name="T5">309 </text:span><text:s text:c="12"/><text:span text:style-name="T11">&lt;/div&gt;</text:span></text:p>
      <text:p text:style-name="P7"><text:span text:style-name="T5">310 </text:span><text:s text:c="10"/><text:span text:style-name="T11">&lt;/div&gt;</text:span></text:p>
      <text:p text:style-name="P7"><text:span text:style-name="T5">311 </text:span><text:s text:c="6"/><text:span text:style-name="T11">&lt;/div&gt;</text:span></text:p>
      <text:p text:style-name="P7"><text:span text:style-name="T5">312 </text:span><text:s text:c="5"/><text:span text:style-name="T11">&lt;/div&gt;</text:span></text:p>
      <text:p text:style-name="P7"><text:span text:style-name="T5">313 </text:span><text:s text:c="4"/><text:span text:style-name="T11">&lt;/div&gt;</text:span></text:p>
      <text:p text:style-name="P7"><text:soft-page-break/><text:span text:style-name="T5">314 </text:span><text:s text:c="2"/><text:span text:style-name="T11">&lt;/div&gt;</text:span></text:p>
      <text:p text:style-name="P7"><text:span text:style-name="T5">315 </text:span><text:span text:style-name="T11">&lt;/div&gt;</text:span></text:p>
      <text:p text:style-name="P8">316 </text:p>
      <text:p text:style-name="P7"><text:span text:style-name="T5">317 </text:span><text:span text:style-name="T11">&lt;div</text:span> <text:span text:style-name="T17">class</text:span><text:span text:style-name="T14">=</text:span><text:span text:style-name="T19">"featurette"</text:span> <text:span text:style-name="T17">id</text:span><text:span text:style-name="T14">=</text:span><text:span text:style-name="T19">"sec4"</text:span><text:span text:style-name="T11">&gt;</text:span></text:p>
      <text:p text:style-name="P7"><text:span text:style-name="T5">318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319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320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/text:p>
      <text:p text:style-name="P7"><text:span text:style-name="T5">321 </text:span><text:s text:c="8"/><text:span text:style-name="T11">&lt;h1&gt;</text:span><text:span text:style-name="T14">Herramientas</text:span><text:span text:style-name="T11">&lt;/h1&gt;</text:span></text:p>
      <text:p text:style-name="P7"><text:span text:style-name="T5">322 </text:span><text:s text:c="6"/><text:span text:style-name="T11">&lt;/div&gt;</text:span></text:p>
      <text:p text:style-name="P7"><text:span text:style-name="T5">323 </text:span><text:s text:c="6"/><text:span text:style-name="T11">&lt;div</text:span> <text:span text:style-name="T17">class</text:span><text:span text:style-name="T14">=</text:span><text:span text:style-name="T19">"col-md-12 text-center"</text:span><text:span text:style-name="T11">&gt;</text:span><text:span text:style-name="T22">&amp;nbsp;</text:span><text:span text:style-name="T11">&lt;/div&gt;</text:span></text:p>
      <text:p text:style-name="P7"><text:span text:style-name="T5">324 </text:span><text:s text:c="4"/><text:span text:style-name="T11">&lt;/div&gt;</text:span></text:p>
      <text:p text:style-name="P7"><text:span text:style-name="T5">325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326 </text:span><text:s text:c="6"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327 </text:span><text:s text:c="8"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8 </text:span><text:s text:c="8"/><text:span text:style-name="T11">&lt;img</text:span> <text:span text:style-name="T17">src</text:span><text:span text:style-name="T14">=</text:span><text:span text:style-name="T19">"public/img/htmlJSCSS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29 </text:span><text:s text:c="8"/><text:span text:style-name="T11">&lt;/div&gt;</text:span></text:p>
      <text:p text:style-name="P7"><text:span text:style-name="T5">330 </text:span><text:s text:c="8"/><text:span text:style-name="T11">&lt;div</text:span> <text:span text:style-name="T17">class</text:span><text:span text:style-name="T14">=</text:span><text:span text:style-name="T19">"col-md-12"</text:span> <text:span text:style-name="T17">style</text:span><text:span text:style-name="T14">=</text:span><text:span text:style-name="T19">"padding-top: 10px"</text:span><text:span text:style-name="T11">&gt;</text:span></text:p>
      <text:p text:style-name="P7"><text:span text:style-name="T5">331 </text:span><text:s text:c="8"/><text:span text:style-name="T11">&lt;img</text:span> <text:span text:style-name="T17">src</text:span><text:span text:style-name="T14">=</text:span><text:span text:style-name="T19">"public/img/kineticLogo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32 </text:span><text:s text:c="8"/><text:span text:style-name="T11">&lt;/div&gt;</text:span></text:p>
      <text:p text:style-name="P7"><text:span text:style-name="T5">333 </text:span><text:s text:c="6"/><text:span text:style-name="T11">&lt;/div&gt;</text:span></text:p>
      <text:p text:style-name="P7"><text:span text:style-name="T5">334 </text:span><text:s text:c="6"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335 </text:span><text:s text:c="8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336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337 </text:span><text:s text:c="10"/><text:span text:style-name="T11">&lt;img</text:span> <text:span text:style-name="T17">src</text:span><text:span text:style-name="T14">=</text:span><text:span text:style-name="T19">"public/img/nodeLogo.png"</text:span> <text:span text:style-name="T17">class</text:span><text:span text:style-name="T14">=</text:span><text:span text:style-name="T19">"img-responsive img-thumbnail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38 </text:span><text:s text:c="10"/><text:span text:style-name="T11">&lt;/div&gt;</text:span></text:p>
      <text:p text:style-name="P7"><text:span text:style-name="T5">339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340 </text:span><text:s text:c="10"/><text:span text:style-name="T11">&lt;img</text:span> <text:span text:style-name="T17">src</text:span><text:span text:style-name="T14">=</text:span><text:span text:style-name="T19">"public/img/angular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41 </text:span><text:s text:c="10"/><text:span text:style-name="T11">&lt;/div&gt;</text:span></text:p>
      <text:p text:style-name="P7"><text:span text:style-name="T5">342 </text:span><text:s text:c="8"/><text:span text:style-name="T11">&lt;/div&gt;</text:span></text:p>
      <text:p text:style-name="P7"><text:span text:style-name="T5">343 </text:span><text:s text:c="8"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-top:10px"</text:span><text:span text:style-name="T11">&gt;</text:span></text:p>
      <text:p text:style-name="P7"><text:span text:style-name="T5">344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345 </text:span><text:s text:c="12"/><text:span text:style-name="T11">&lt;div</text:span> <text:span text:style-name="T17">class</text:span><text:span text:style-name="T14">=</text:span><text:span text:style-name="T19">"col-md-12"</text:span> <text:span text:style-name="T17">style</text:span><text:span text:style-name="T14">=</text:span><text:span text:style-name="T19">"padding:10px 0"</text:span><text:span text:style-name="T11">&gt;</text:span></text:p>
      <text:p text:style-name="P7"><text:span text:style-name="T5">346 </text:span><text:s text:c="14"/><text:span text:style-name="T11">&lt;img</text:span> <text:span text:style-name="T17">src</text:span><text:span text:style-name="T14">=</text:span><text:span text:style-name="T19">"public/img/mongoLogo.png"</text:span> <text:span text:style-name="T17">class</text:span><text:span text:style-name="T14">=</text:span><text:span text:style-name="T19">"img-responsive img-thumbnail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47 </text:span><text:s text:c="12"/><text:span text:style-name="T11">&lt;/div&gt;</text:span></text:p>
      <text:p text:style-name="P7"><text:span text:style-name="T5">348 </text:span><text:s text:c="12"/><text:span text:style-name="T11">&lt;div</text:span> <text:span text:style-name="T17">class</text:span><text:span text:style-name="T14">=</text:span><text:span text:style-name="T19">"col-md-8 col-md-offset-2"</text:span><text:span text:style-name="T11">&gt;</text:span></text:p>
      <text:p text:style-name="P7"><text:span text:style-name="T5">349 </text:span><text:s text:c="14"/><text:span text:style-name="T11">&lt;img</text:span> <text:span text:style-name="T17">src</text:span><text:span text:style-name="T14">=</text:span><text:span text:style-name="T19">"public/img/bootstrap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50 </text:span><text:s text:c="12"/><text:span text:style-name="T11">&lt;/div&gt;</text:span></text:p>
      <text:p text:style-name="P7"><text:span text:style-name="T5">351 </text:span><text:s text:c="10"/><text:span text:style-name="T11">&lt;/div&gt;</text:span></text:p>
      <text:p text:style-name="P7"><text:span text:style-name="T5">352 </text:span><text:s text:c="10"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353 </text:span><text:s text:c="10"/><text:span text:style-name="T11">&lt;img</text:span> <text:span text:style-name="T17">src</text:span><text:span text:style-name="T14">=</text:span><text:span text:style-name="T19">"public/img/bowerLogo.pn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Responsive image"</text:span><text:span text:style-name="T11">&gt;</text:span></text:p>
      <text:p text:style-name="P7"><text:span text:style-name="T5">354 </text:span><text:s text:c="10"/><text:span text:style-name="T11">&lt;/div&gt;</text:span></text:p>
      <text:p text:style-name="P7"><text:span text:style-name="T5">355 </text:span><text:s text:c="8"/><text:span text:style-name="T11">&lt;/div&gt;</text:span></text:p>
      <text:p text:style-name="P7"><text:span text:style-name="T5">356 </text:span><text:s text:c="6"/><text:span text:style-name="T11">&lt;/div&gt;</text:span></text:p>
      <text:p text:style-name="P7"><text:span text:style-name="T5">357 </text:span><text:s text:c="4"/><text:span text:style-name="T11">&lt;/div&gt;</text:span></text:p>
      <text:p text:style-name="P7"><text:span text:style-name="T5">358 </text:span><text:s text:c="2"/><text:span text:style-name="T11">&lt;/div&gt;</text:span></text:p>
      <text:p text:style-name="P7"><text:span text:style-name="T5">359 </text:span><text:span text:style-name="T11">&lt;/div&gt;</text:span></text:p>
      <text:p text:style-name="P8">360 </text:p>
      <text:p text:style-name="P8">361 </text:p>
      <text:p text:style-name="P8">362 </text:p>
      <text:p text:style-name="P8">363 </text:p>
      <text:p text:style-name="P7"><text:span text:style-name="T5">364 </text:span><text:span text:style-name="T11">&lt;div</text:span> <text:span text:style-name="T17">class</text:span><text:span text:style-name="T14">=</text:span><text:span text:style-name="T19">"blurb"</text:span> <text:span text:style-name="T17">id</text:span><text:span text:style-name="T14">=</text:span><text:span text:style-name="T19">"registro"</text:span> <text:span text:style-name="T17">style</text:span><text:span text:style-name="T14">=</text:span><text:span text:style-name="T19">"padding:50px"</text:span><text:span text:style-name="T11">&gt;</text:span> <text:s/></text:p>
      <text:p text:style-name="P7"><text:span text:style-name="T5">365 </text:span><text:s text:c="2"/><text:span text:style-name="T11">&lt;hr&gt;</text:span></text:p>
      <text:p text:style-name="P7"><text:span text:style-name="T5">366 </text:span><text:s text:c="2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367 </text:span><text:s text:c="4"/><text:span text:style-name="T11">&lt;div</text:span> <text:span text:style-name="T17">class</text:span><text:span text:style-name="T14">=</text:span><text:span text:style-name="T19">"col-sm-4 col-sm-offset-2"</text:span><text:span text:style-name="T11">&gt;</text:span></text:p>
      <text:p text:style-name="P7"><text:span text:style-name="T5">368 </text:span><text:s text:c="9"/><text:span text:style-name="T11">&lt;div</text:span> <text:span text:style-name="T17">class</text:span><text:span text:style-name="T14">=</text:span><text:span text:style-name="T19">"panel panel-default"</text:span><text:span text:style-name="T11">&gt;</text:span></text:p>
      <text:p text:style-name="P7"><text:span text:style-name="T5">369 </text:span><text:s text:c="9"/><text:span text:style-name="T11">&lt;div</text:span> <text:span text:style-name="T17">class</text:span><text:span text:style-name="T14">=</text:span><text:span text:style-name="T19">"panel-heading text-center"</text:span><text:span text:style-name="T11">&gt;&lt;h2&gt;&lt;i</text:span> <text:span text:style-name="T17">class</text:span><text:span text:style-name="T14">=</text:span><text:span text:style-name="T19">"fa fa-sign-in"</text:span><text:span text:style-name="T11">&gt;&lt;/i&gt;</text:span> <text:span text:style-name="T14">Entra</text:span><text:span text:style-name="T11">&lt;/h2&gt;&lt;/div&gt;</text:span></text:p>
      <text:p text:style-name="P7"><text:soft-page-break/><text:span text:style-name="T5">370 </text:span><text:s text:c="9"/><text:span text:style-name="T11">&lt;div</text:span> <text:span text:style-name="T17">class</text:span><text:span text:style-name="T14">=</text:span><text:span text:style-name="T19">"panel-body text-center"</text:span><text:span text:style-name="T11">&gt;</text:span></text:p>
      <text:p text:style-name="P7"><text:span text:style-name="T5">371 </text:span><text:s text:c="10"/><text:span text:style-name="T11">&lt;form</text:span> <text:span text:style-name="T17">style</text:span><text:span text:style-name="T14">=</text:span><text:span text:style-name="T19">"display: inline"</text:span> <text:span text:style-name="T17">action</text:span><text:span text:style-name="T14">=</text:span><text:span text:style-name="T19">"/login"</text:span> <text:span text:style-name="T17">method</text:span><text:span text:style-name="T14">=</text:span><text:span text:style-name="T19">"get"</text:span><text:span text:style-name="T11">&gt;</text:span></text:p>
      <text:p text:style-name="P7"><text:span text:style-name="T5">372 </text:span><text:s text:c="12"/><text:span text:style-name="T11">&lt;button</text:span> <text:span text:style-name="T17">class</text:span><text:span text:style-name="T14">=</text:span><text:span text:style-name="T19">"btn btn-lg btn-primary btn-block"</text:span><text:span text:style-name="T11">&gt;</text:span><text:span text:style-name="T14">Entrar</text:span><text:span text:style-name="T11">&lt;/button&gt;</text:span> </text:p>
      <text:p text:style-name="P7"><text:span text:style-name="T5">373 </text:span><text:s text:c="10"/><text:span text:style-name="T11">&lt;/form&gt;</text:span></text:p>
      <text:p text:style-name="P7"><text:span text:style-name="T5">374 </text:span><text:s text:c="10"/><text:span text:style-name="T11">&lt;/div&gt;</text:span></text:p>
      <text:p text:style-name="P7"><text:span text:style-name="T5">375 </text:span><text:s text:c="9"/><text:span text:style-name="T11">&lt;/div&gt;</text:span></text:p>
      <text:p text:style-name="P7"><text:span text:style-name="T5">376 </text:span><text:s/><text:tab/><text:span text:style-name="T11">&lt;/div&gt;</text:span></text:p>
      <text:p text:style-name="P7"><text:span text:style-name="T5">377 </text:span><text:s text:c="4"/><text:span text:style-name="T11">&lt;div</text:span> <text:span text:style-name="T17">class</text:span><text:span text:style-name="T14">=</text:span><text:span text:style-name="T19">"col-sm-4"</text:span><text:span text:style-name="T11">&gt;</text:span></text:p>
      <text:p text:style-name="P7"><text:span text:style-name="T5">378 </text:span><text:s text:c="9"/><text:span text:style-name="T11">&lt;div</text:span> <text:span text:style-name="T17">class</text:span><text:span text:style-name="T14">=</text:span><text:span text:style-name="T19">"panel panel-default"</text:span><text:span text:style-name="T11">&gt;</text:span></text:p>
      <text:p text:style-name="P7"><text:span text:style-name="T5">379 </text:span><text:s text:c="9"/><text:span text:style-name="T11">&lt;div</text:span> <text:span text:style-name="T17">class</text:span><text:span text:style-name="T14">=</text:span><text:span text:style-name="T19">"panel-heading text-center"</text:span><text:span text:style-name="T11">&gt;&lt;h2&gt;&lt;i</text:span> <text:span text:style-name="T17">class</text:span><text:span text:style-name="T14">=</text:span><text:span text:style-name="T19">"fa fa-pencil-square-o"</text:span><text:span text:style-name="T11">&gt;&lt;/i&gt;</text:span> <text:span text:style-name="T14">Apúntate</text:span><text:span text:style-name="T11">&lt;/h2&gt;&lt;/div&gt;</text:span></text:p>
      <text:p text:style-name="P7"><text:span text:style-name="T5">380 </text:span><text:s text:c="9"/><text:span text:style-name="T11">&lt;div</text:span> <text:span text:style-name="T17">class</text:span><text:span text:style-name="T14">=</text:span><text:span text:style-name="T19">"panel-body text-center"</text:span><text:span text:style-name="T11">&gt;</text:span></text:p>
      <text:p text:style-name="P7"><text:span text:style-name="T5">381 </text:span><text:s text:c="10"/><text:span text:style-name="T11">&lt;form</text:span> <text:span text:style-name="T17">style</text:span><text:span text:style-name="T14">=</text:span><text:span text:style-name="T19">"display: inline"</text:span> <text:span text:style-name="T17">action</text:span><text:span text:style-name="T14">=</text:span><text:span text:style-name="T19">"/signup"</text:span> <text:span text:style-name="T17">method</text:span><text:span text:style-name="T14">=</text:span><text:span text:style-name="T19">"get"</text:span><text:span text:style-name="T11">&gt;</text:span></text:p>
      <text:p text:style-name="P7"><text:span text:style-name="T5">382 </text:span><text:s text:c="12"/><text:span text:style-name="T11">&lt;button</text:span> <text:span text:style-name="T17">class</text:span><text:span text:style-name="T14">=</text:span><text:span text:style-name="T19">"btn btn-lg btn-primary btn-block"</text:span><text:span text:style-name="T11">&gt;</text:span><text:span text:style-name="T14">Registrarte</text:span><text:span text:style-name="T11">&lt;/button&gt;</text:span> </text:p>
      <text:p text:style-name="P7"><text:span text:style-name="T5">383 </text:span><text:s text:c="10"/><text:span text:style-name="T11">&lt;/form&gt;</text:span></text:p>
      <text:p text:style-name="P7"><text:span text:style-name="T5">384 </text:span><text:s text:c="11"/></text:p>
      <text:p text:style-name="P7"><text:span text:style-name="T5">385 </text:span><text:s text:c="10"/><text:span text:style-name="T11">&lt;/div&gt;</text:span></text:p>
      <text:p text:style-name="P7"><text:span text:style-name="T5">386 </text:span><text:s text:c="9"/><text:span text:style-name="T11">&lt;/div&gt;</text:span></text:p>
      <text:p text:style-name="P7"><text:span text:style-name="T5">387 </text:span><text:s/><text:tab/><text:span text:style-name="T11">&lt;/div&gt;</text:span></text:p>
      <text:p text:style-name="P7"><text:span text:style-name="T5">388 </text:span><text:s text:c="2"/><text:span text:style-name="T11">&lt;/div&gt;</text:span></text:p>
      <text:p text:style-name="P7"><text:span text:style-name="T5">389 </text:span><text:span text:style-name="T11">&lt;/div&gt;</text:span></text:p>
      <text:p text:style-name="P8">390 </text:p>
      <text:p text:style-name="P8">391 </text:p>
      <text:p text:style-name="P7"><text:span text:style-name="T5">392 </text:span><text:span text:style-name="T11">&lt;footer&gt;</text:span></text:p>
      <text:p text:style-name="P7"><text:span text:style-name="T5">393 </text:span><text:s text:c="2"/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394 </text:span><text:s text:c="4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395 </text:span><text:s text:c="6"/><text:span text:style-name="T11">&lt;div</text:span> <text:span text:style-name="T17">class</text:span><text:span text:style-name="T14">=</text:span><text:span text:style-name="T19">"col-md-6 col-md-offset-3 text-center"</text:span><text:span text:style-name="T11">&gt;</text:span></text:p>
      <text:p text:style-name="P7"><text:span text:style-name="T5">396 </text:span><text:s text:c="8"/><text:span text:style-name="T11">&lt;hr&gt;</text:span></text:p>
      <text:p text:style-name="P7"><text:span text:style-name="T5">397 </text:span><text:s text:c="8"/><text:span text:style-name="T11">&lt;p&gt;&lt;a</text:span> <text:span text:style-name="T17">href</text:span><text:span text:style-name="T14">=</text:span><text:span text:style-name="T19">"http://www.uco.es"</text:span><text:span text:style-name="T11">&gt;&lt;i</text:span> <text:span text:style-name="T17">class</text:span><text:span text:style-name="T14">=</text:span><text:span text:style-name="T19">"fa fa-home"</text:span><text:span text:style-name="T11">&gt;&lt;/i&gt;</text:span> <text:span text:style-name="T14">Universidad de Córdoba</text:span><text:span text:style-name="T11">&lt;/a&gt;&lt;br&gt;</text:span> <text:span text:style-name="T21">2014</text:span><text:span text:style-name="T11">&lt;/p&gt;</text:span></text:p>
      <text:p text:style-name="P7"><text:span text:style-name="T5">398 </text:span><text:s text:c="6"/><text:span text:style-name="T11">&lt;/div&gt;</text:span></text:p>
      <text:p text:style-name="P7"><text:span text:style-name="T5">399 </text:span><text:s text:c="4"/><text:span text:style-name="T11">&lt;/div&gt;</text:span></text:p>
      <text:p text:style-name="P7"><text:span text:style-name="T5">400 </text:span><text:s text:c="2"/><text:span text:style-name="T11">&lt;/div&gt;</text:span></text:p>
      <text:p text:style-name="P7"><text:span text:style-name="T5">401 </text:span><text:span text:style-name="T11">&lt;/footer&gt;</text:span></text:p>
      <text:p text:style-name="P8">402 </text:p>
      <text:p text:style-name="P7"><text:span text:style-name="T5">403 </text:span><text:span text:style-name="T11">&lt;ul</text:span> <text:span text:style-name="T17">class</text:span><text:span text:style-name="T14">=</text:span><text:span text:style-name="T19">"nav pull-right scroll-down"</text:span><text:span text:style-name="T11">&gt;</text:span></text:p>
      <text:p text:style-name="P7"><text:span text:style-name="T5">404 </text:span><text:s text:c="2"/><text:span text:style-name="T11">&lt;li&gt;&lt;a</text:span> <text:span text:style-name="T17">href</text:span><text:span text:style-name="T14">=</text:span><text:span text:style-name="T19">"#"</text:span> <text:span text:style-name="T17">title</text:span><text:span text:style-name="T14">=</text:span><text:span text:style-name="T19">"Scroll down"</text:span><text:span text:style-name="T11">&gt;&lt;i</text:span> <text:span text:style-name="T17">class</text:span><text:span text:style-name="T14">=</text:span><text:span text:style-name="T19">"fa fa-chevron-down fa-3x"</text:span><text:span text:style-name="T11">&gt;&lt;/i&gt;&lt;/a&gt;&lt;/li&gt;</text:span></text:p>
      <text:p text:style-name="P7"><text:span text:style-name="T5">405 </text:span><text:span text:style-name="T11">&lt;/ul&gt;</text:span></text:p>
      <text:p text:style-name="P7"><text:span text:style-name="T5">406 </text:span><text:span text:style-name="T11">&lt;ul</text:span> <text:span text:style-name="T17">class</text:span><text:span text:style-name="T14">=</text:span><text:span text:style-name="T19">"nav pull-right scroll-top"</text:span><text:span text:style-name="T11">&gt;</text:span></text:p>
      <text:p text:style-name="P7"><text:span text:style-name="T5">407 </text:span><text:s text:c="2"/><text:span text:style-name="T11">&lt;li&gt;&lt;a</text:span> <text:span text:style-name="T17">href</text:span><text:span text:style-name="T14">=</text:span><text:span text:style-name="T19">"#"</text:span> <text:span text:style-name="T17">title</text:span><text:span text:style-name="T14">=</text:span><text:span text:style-name="T19">"Scroll to top"</text:span><text:span text:style-name="T11">&gt;&lt;i</text:span> <text:span text:style-name="T17">class</text:span><text:span text:style-name="T14">=</text:span><text:span text:style-name="T19">"fa fa-chevron-up fa-3x"</text:span><text:span text:style-name="T11">&gt;&lt;/i&gt;&lt;/a&gt;&lt;/li&gt;</text:span></text:p>
      <text:p text:style-name="P7"><text:span text:style-name="T5">408 </text:span><text:span text:style-name="T11">&lt;/ul&gt;</text:span></text:p>
      <text:p text:style-name="P8">409 </text:p>
      <text:p text:style-name="P7"><text:span text:style-name="T5">410 </text:span><text:s text:c="8"/></text:p>
      <text:p text:style-name="P7"><text:span text:style-name="T5">411 </text:span><text:span text:style-name="T11">&lt;script type='text/javascript'&gt;</text:span></text:p>
      <text:p text:style-name="P7"><text:span text:style-name="T5">412 </text:span><text:s text:c="8"/></text:p>
      <text:p text:style-name="P7"><text:span text:style-name="T5">413 </text:span><text:span text:style-name="T14">$(document).ready(</text:span><text:span text:style-name="T11">function</text:span><text:span text:style-name="T14">() {</text:span></text:p>
      <text:p text:style-name="P7"><text:span text:style-name="T5">414 </text:span><text:s text:c="8"/></text:p>
      <text:p text:style-name="P7"><text:span text:style-name="T5">415 </text:span><text:s text:c="2"/><text:span text:style-name="T14">$(</text:span><text:span text:style-name="T19">'.scroll-top'</text:span><text:span text:style-name="T14">).click(</text:span><text:span text:style-name="T11">function</text:span><text:span text:style-name="T14">(){</text:span></text:p>
      <text:p text:style-name="P7"><text:span text:style-name="T5">416 </text:span><text:s text:c="4"/><text:span text:style-name="T14">$(</text:span><text:span text:style-name="T19">'html'</text:span><text:span text:style-name="T14">).animate({scrollTop:</text:span><text:span text:style-name="T21">0</text:span><text:span text:style-name="T14">},</text:span><text:span text:style-name="T21">1000</text:span><text:span text:style-name="T14">);</text:span></text:p>
      <text:p text:style-name="P7"><text:span text:style-name="T5">417 </text:span><text:s text:c="2"/><text:span text:style-name="T14">})</text:span></text:p>
      <text:p text:style-name="P7"><text:span text:style-name="T5">418 </text:span><text:s text:c="2"/><text:span text:style-name="T14">$(</text:span><text:span text:style-name="T19">'.scroll-down'</text:span><text:span text:style-name="T14">).click(</text:span><text:span text:style-name="T11">function</text:span><text:span text:style-name="T14">(){</text:span></text:p>
      <text:p text:style-name="P7"><text:span text:style-name="T5">419 </text:span><text:s text:c="4"/><text:span text:style-name="T14">$(</text:span><text:span text:style-name="T19">'html'</text:span><text:span text:style-name="T14">).animate({scrollTop:$(window).scrollTop()+$(window).height()},</text:span><text:span text:style-name="T21">1000</text:span><text:span text:style-name="T14">);</text:span></text:p>
      <text:p text:style-name="P7"><text:span text:style-name="T5">420 </text:span><text:s text:c="2"/><text:span text:style-name="T14">})</text:span></text:p>
      <text:p text:style-name="P7"><text:span text:style-name="T5">421 </text:span><text:s text:c="2"/><text:span text:style-name="T14">$(</text:span><text:span text:style-name="T19">'body'</text:span><text:span text:style-name="T14">).scrollspy({</text:span> <text:span text:style-name="T14">target:</text:span> <text:span text:style-name="T19">'#navbar'</text:span> <text:span text:style-name="T14">})</text:span></text:p>
      <text:p text:style-name="P7"><text:span text:style-name="T5">422 </text:span><text:s text:c="2"/><text:span text:style-name="T14">});</text:span></text:p>
      <text:p text:style-name="P7"><text:span text:style-name="T5">423 </text:span><text:s text:c="8"/></text:p>
      <text:p text:style-name="P7"><text:span text:style-name="T5">424 </text:span><text:span text:style-name="T11">&lt;/script&gt;</text:span></text:p>
      <text:p text:style-name="P7"><text:span text:style-name="T5">425 </text:span><text:s text:c="8"/></text:p>
      <text:p text:style-name="P7"><text:span text:style-name="T5">426 </text:span><text:s text:c="4"/><text:span text:style-name="T11">&lt;/body&gt;</text:span></text:p>
      <text:p text:style-name="P7"><text:span text:style-name="T5">427 </text:span><text:span text:style-name="T11">&lt;/html&gt;</text:span></text:p>
      <text:p text:style-name="Text_20_body"><text:soft-page-break/></text:p>
      <text:h text:style-name="Heading_20_3" text:outline-level="3">login.html</text:h>
      <text:p text:style-name="P8">01 &lt;!doctype html&gt;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<text:span text:style-name="T14"> ng-app</text:span><text:span text:style-name="T11">&gt;</text:span></text:p>
      <text:p text:style-name="P7"><text:span text:style-name="T5">03 </text:span><text:span text:style-name="T11">&lt;head&gt;</text:span></text:p>
      <text:p text:style-name="P7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7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7"><text:span text:style-name="T5">06 </text:span><text:tab/><text:span text:style-name="T11">&lt;title&gt;</text:span><text:span text:style-name="T14">Registro</text:span><text:span text:style-name="T11">&lt;/title&gt;</text:span></text:p>
      <text:p text:style-name="P7"><text:span text:style-name="T5">07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08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09 </text:span><text:tab/><text:span text:style-name="T11">&lt;style&gt;</text:span></text:p>
      <text:p text:style-name="P7"><text:span text:style-name="T5">10 </text:span><text:span text:style-name="T14"><text:tab/><text:tab/>body <text:tab/><text:tab/>{ padding-top:</text:span><text:span text:style-name="T21">80</text:span><text:span text:style-name="T14">px; }</text:span></text:p>
      <text:p text:style-name="P7"><text:span text:style-name="T5">11 </text:span><text:tab/><text:span text:style-name="T11">&lt;/style&gt;</text:span></text:p>
      <text:p text:style-name="P8">12 </text:p>
      <text:p text:style-name="P7"><text:span text:style-name="T5">13 </text:span><text:tab/><text:span text:style-name="T11">&lt;script</text:span> <text:span text:style-name="T17">src</text:span><text:span text:style-name="T14">=</text:span><text:span text:style-name="T19">"http://code.angularjs.org/1.2.12/angular.min.js"</text:span><text:span text:style-name="T11">&gt;&lt;/script&gt;</text:span></text:p>
      <text:p text:style-name="P7"><text:span text:style-name="T5">14 </text:span><text:span text:style-name="T11">&lt;/head&gt;</text:span></text:p>
      <text:p text:style-name="P7"><text:span text:style-name="T5">15 </text:span><text:span text:style-name="T11">&lt;body&gt;</text:span></text:p>
      <text:p text:style-name="P8">16 </text:p>
      <text:p text:style-name="P7"><text:span text:style-name="T5">17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18 </text:span><text:tab/><text:span text:style-name="T11">&lt;div</text:span> <text:span text:style-name="T17">class</text:span><text:span text:style-name="T14">=</text:span><text:span text:style-name="T19">"col-sm-6 col-sm-offset-3"</text:span><text:span text:style-name="T11">&gt;</text:span></text:p>
      <text:p text:style-name="P7"><text:span text:style-name="T5">19 </text:span><text:tab/><text:tab/><text:span text:style-name="T11">&lt;%</text:span> <text:span text:style-name="T11">if</text:span> <text:span text:style-name="T14">(message.length</text:span> <text:span text:style-name="T14">&gt;</text:span> <text:span text:style-name="T21">0</text:span><text:span text:style-name="T14">) {</text:span> <text:span text:style-name="T11">%&gt;</text:span></text:p>
      <text:p text:style-name="P7"><text:span text:style-name="T5">20 </text:span><text:tab/><text:tab/><text:span text:style-name="T11">&lt;div</text:span> <text:span text:style-name="T17">class</text:span><text:span text:style-name="T14">=</text:span><text:span text:style-name="T19">"alert alert-danger"</text:span><text:span text:style-name="T11">&gt;</text:span></text:p>
      <text:p text:style-name="P7"><text:span text:style-name="T5">21 </text:span><text:s text:c="12"/><text:span text:style-name="T11">&lt;strong&gt;</text:span></text:p>
      <text:p text:style-name="P7"><text:span text:style-name="T5">22 </text:span><text:span text:style-name="T14"><text:tab/><text:tab/><text:tab/><text:tab/>¡Error!</text:span></text:p>
      <text:p text:style-name="P7"><text:span text:style-name="T5">23 </text:span><text:tab/><text:tab/><text:tab/><text:span text:style-name="T11">&lt;/strong&gt;</text:span></text:p>
      <text:p text:style-name="P7"><text:span text:style-name="T5">24 </text:span><text:tab/><text:tab/><text:tab/><text:span text:style-name="T11">&lt;%=</text:span> <text:span text:style-name="T14">message</text:span> <text:span text:style-name="T11">%&gt;</text:span></text:p>
      <text:p text:style-name="P7"><text:span text:style-name="T5">25 </text:span><text:tab/><text:tab/><text:span text:style-name="T11">&lt;/div&gt;</text:span></text:p>
      <text:p text:style-name="P7"><text:span text:style-name="T5">26 </text:span><text:tab/><text:tab/><text:span text:style-name="T11">&lt;%</text:span> <text:span text:style-name="T14">}</text:span> <text:span text:style-name="T11">%&gt;</text:span></text:p>
      <text:p text:style-name="P8">27 </text:p>
      <text:p text:style-name="P7"><text:span text:style-name="T5">28 </text:span><text:tab/><text:tab/><text:span text:style-name="T11">&lt;h1&gt;&lt;span</text:span> <text:span text:style-name="T17">class</text:span><text:span text:style-name="T14">=</text:span><text:span text:style-name="T19">"fa fa-user"</text:span><text:span text:style-name="T11">&gt;&lt;/span&gt;</text:span> <text:span text:style-name="T14">Entrar</text:span><text:span text:style-name="T11">&lt;/h1&gt;</text:span></text:p>
      <text:p text:style-name="P7"><text:span text:style-name="T5">29 </text:span><text:tab/><text:tab/><text:span text:style-name="T11">&lt;form</text:span> <text:span text:style-name="T17">name</text:span><text:span text:style-name="T14">=</text:span><text:span text:style-name="T19">"form"</text:span> <text:span text:style-name="T17">action</text:span><text:span text:style-name="T14">=</text:span><text:span text:style-name="T19">"/login"</text:span> <text:span text:style-name="T17">method</text:span><text:span text:style-name="T14">=</text:span><text:span text:style-name="T19">"post"</text:span><text:span text:style-name="T14"> novalidate</text:span><text:span text:style-name="T11">&gt;</text:span></text:p>
      <text:p text:style-name="P7"><text:span text:style-name="T5">30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7"><text:span text:style-name="T5">31 </text:span><text:tab/> <text:s text:c="11"/><text:span text:style-name="T5">&lt;!-- &lt;label&gt;Email&lt;/label&gt; --&gt;</text:span></text:p>
      <text:p text:style-name="P7"><text:span text:style-name="T5">32 </text:span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7"><text:span text:style-name="T5">33 </text:span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7"><text:span text:style-name="T5">34 </text:span><text:s text:c="8"/></text:p>
      <text:p text:style-name="P7"><text:span text:style-name="T5">35 </text:span><text:tab/><text:tab/><text:tab/><text:span text:style-name="T11">&lt;/div&gt;</text:span></text:p>
      <text:p text:style-name="P7"><text:span text:style-name="T5">36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assword.$invalid &amp;&amp; !form.password.$pristine}"</text:span><text:span text:style-name="T11">&gt;</text:span></text:p>
      <text:p text:style-name="P7"><text:span text:style-name="T5">37 </text:span><text:tab/><text:tab/><text:tab/><text:tab/><text:span text:style-name="T5">&lt;!-- &lt;label&gt;Contraseña&lt;/label&gt; --&gt;</text:span></text:p>
      <text:p text:style-name="P7"><text:span text:style-name="T5">38 </text:span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user.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 required</text:span><text:span text:style-name="T11">&gt;</text:span></text:p>
      <text:p text:style-name="P7"><text:span text:style-name="T5">39 </text:span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7"><text:span text:style-name="T5">40 </text:span><text:tab/><text:tab/><text:tab/><text:span text:style-name="T11">&lt;/div&gt;</text:span></text:p>
      <text:p text:style-name="P7"><text:span text:style-name="T5">41 </text:span><text:tab/><text:tab/><text:tab/></text:p>
      <text:p text:style-name="P7"><text:span text:style-name="T5">42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43 </text:span><text:tab/><text:tab/><text:tab/><text:tab/><text:span text:style-name="T11">&lt;div</text:span> <text:span text:style-name="T17">class</text:span><text:span text:style-name="T14">=</text:span><text:span text:style-name="T19">"col-sm-3"</text:span><text:span text:style-name="T11">&gt;</text:span></text:p>
      <text:p text:style-name="P7"><text:span text:style-name="T5">44 </text:span><text:tab/><text:tab/><text:tab/><text:tab/><text:tab/><text:span text:style-name="T11">&lt;button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warning btn-lg"</text:span> <text:span text:style-name="T17">ng-disabled</text:span><text:span text:style-name="T14">=</text:span><text:span text:style-name="T19">"form.$invalid"</text:span><text:span text:style-name="T11">&gt;</text:span><text:span text:style-name="T14">Entrar</text:span><text:span text:style-name="T11">&lt;/button&gt;</text:span></text:p>
      <text:p text:style-name="P7"><text:span text:style-name="T5">45 </text:span><text:tab/><text:tab/><text:tab/><text:tab/><text:span text:style-name="T11">&lt;/div&gt;</text:span></text:p>
      <text:p text:style-name="P7"><text:span text:style-name="T5">46 </text:span><text:tab/><text:tab/><text:tab/><text:tab/><text:span text:style-name="T11">&lt;div</text:span> <text:span text:style-name="T17">class</text:span><text:span text:style-name="T14">=</text:span><text:span text:style-name="T19">"col-sm-9 text-right"</text:span><text:span text:style-name="T11">&gt;</text:span></text:p>
      <text:p text:style-name="P7"><text:span text:style-name="T5">47 </text:span><text:tab/><text:tab/><text:tab/><text:tab/><text:tab/><text:span text:style-name="T11">&lt;a</text:span> <text:span text:style-name="T17">href</text:span><text:span text:style-name="T14">=</text:span><text:span text:style-name="T19">"/connect/facebook"</text:span> <text:span text:style-name="T17">class</text:span><text:span text:style-name="T14">=</text:span><text:span text:style-name="T19">"btn btn-primary"</text:span><text:span text:style-name="T11">&gt;&lt;span</text:span> <text:span text:style-name="T17">class</text:span><text:span text:style-name="T14">=</text:span><text:span text:style-name="T19">"fa fa-facebook"</text:span><text:span text:style-name="T11">&gt;&lt;/span&gt;</text:span> <text:span text:style-name="T14">Facebook</text:span><text:span text:style-name="T11">&lt;/a&gt;</text:span></text:p>
      <text:p text:style-name="P7"><text:soft-page-break/><text:span text:style-name="T5">48 </text:span><text:tab/><text:tab/><text:tab/><text:tab/><text:tab/><text:span text:style-name="T11">&lt;a</text:span> <text:span text:style-name="T17">href</text:span><text:span text:style-name="T14">=</text:span><text:span text:style-name="T19">"/connect/twitter"</text:span> <text:span text:style-name="T17">class</text:span><text:span text:style-name="T14">=</text:span><text:span text:style-name="T19">"btn btn-info"</text:span><text:span text:style-name="T11">&gt;&lt;span</text:span> <text:span text:style-name="T17">class</text:span><text:span text:style-name="T14">=</text:span><text:span text:style-name="T19">"fa fa-twitter"</text:span><text:span text:style-name="T11">&gt;&lt;/span&gt;</text:span> <text:span text:style-name="T14">Twitter</text:span><text:span text:style-name="T11">&lt;/a&gt;</text:span></text:p>
      <text:p text:style-name="P7"><text:span text:style-name="T5">49 </text:span><text:tab/><text:tab/><text:tab/><text:tab/><text:tab/><text:span text:style-name="T11">&lt;a</text:span> <text:span text:style-name="T17">href</text:span><text:span text:style-name="T14">=</text:span><text:span text:style-name="T19">"/connect/google"</text:span> <text:span text:style-name="T17">class</text:span><text:span text:style-name="T14">=</text:span><text:span text:style-name="T19">"btn btn-danger"</text:span><text:span text:style-name="T11">&gt;&lt;span</text:span> <text:span text:style-name="T17">class</text:span><text:span text:style-name="T14">=</text:span><text:span text:style-name="T19">"fa fa-google-plus"</text:span><text:span text:style-name="T11">&gt;&lt;/span&gt;</text:span> <text:span text:style-name="T14">Google+</text:span><text:span text:style-name="T11">&lt;/a&gt;</text:span></text:p>
      <text:p text:style-name="P7"><text:span text:style-name="T5">50 </text:span><text:tab/><text:tab/><text:tab/><text:tab/><text:span text:style-name="T11">&lt;/div&gt;</text:span></text:p>
      <text:p text:style-name="P7"><text:span text:style-name="T5">51 </text:span><text:tab/><text:tab/><text:tab/><text:span text:style-name="T11">&lt;/div&gt;</text:span></text:p>
      <text:p text:style-name="P7"><text:span text:style-name="T5">52 </text:span><text:tab/><text:tab/><text:span text:style-name="T11">&lt;/form&gt;</text:span><text:tab/><text:tab/></text:p>
      <text:p text:style-name="P7"><text:span text:style-name="T5">53 </text:span><text:tab/><text:tab/></text:p>
      <text:p text:style-name="P7"><text:span text:style-name="T5">54 </text:span><text:tab/><text:tab/><text:span text:style-name="T11">&lt;hr&gt;</text:span></text:p>
      <text:p text:style-name="P7"><text:span text:style-name="T5">55 </text:span><text:tab/><text:tab/><text:span text:style-name="T11">&lt;div</text:span> <text:span text:style-name="T17">class</text:span><text:span text:style-name="T14">=</text:span><text:span text:style-name="T19">"text-center"</text:span><text:span text:style-name="T11">&gt;</text:span></text:p>
      <text:p text:style-name="P7"><text:span text:style-name="T5">56 </text:span><text:tab/><text:tab/><text:tab/><text:span text:style-name="T11">&lt;p&gt;</text:span><text:span text:style-name="T14">¿Aún no tienes cuenta?</text:span> <text:span text:style-name="T11">&lt;a</text:span> <text:span text:style-name="T17">href</text:span><text:span text:style-name="T14">=</text:span><text:span text:style-name="T19">"/signUp"</text:span><text:span text:style-name="T11">&gt;</text:span><text:span text:style-name="T14">Registrate</text:span><text:span text:style-name="T11">&lt;/a&gt;</text:span><text:span text:style-name="T14">.</text:span><text:span text:style-name="T11">&lt;/p&gt;</text:span></text:p>
      <text:p text:style-name="P7"><text:span text:style-name="T5">57 </text:span><text:tab/><text:tab/><text:tab/><text:span text:style-name="T11">&lt;p&gt;</text:span><text:span text:style-name="T14">Vuelve a</text:span> <text:span text:style-name="T11">&lt;a</text:span> <text:span text:style-name="T17">href</text:span><text:span text:style-name="T14">=</text:span><text:span text:style-name="T19">"/"</text:span><text:span text:style-name="T11">&gt;</text:span><text:span text:style-name="T14">Inicio</text:span><text:span text:style-name="T11">&lt;/a&gt;</text:span><text:span text:style-name="T14">.</text:span><text:span text:style-name="T11">&lt;/p&gt;</text:span></text:p>
      <text:p text:style-name="P7"><text:span text:style-name="T5">58 </text:span><text:tab/><text:tab/><text:span text:style-name="T11">&lt;/div&gt;</text:span></text:p>
      <text:p text:style-name="P7"><text:span text:style-name="T5">59 </text:span><text:tab/><text:span text:style-name="T11">&lt;/div&gt;</text:span></text:p>
      <text:p text:style-name="P8">60 </text:p>
      <text:p text:style-name="P7"><text:span text:style-name="T5">61 </text:span><text:span text:style-name="T11">&lt;/div&gt;</text:span><text:tab/></text:p>
      <text:p text:style-name="P7"><text:span text:style-name="T5">62 </text:span><text:span text:style-name="T11">&lt;/body&gt;</text:span></text:p>
      <text:p text:style-name="P7"><text:span text:style-name="T5">63 </text:span><text:span text:style-name="T11">&lt;/html&gt;</text:span></text:p>
      <text:p text:style-name="Text_20_body"/>
      <text:h text:style-name="Heading_20_3" text:outline-level="3">signup.html</text:h>
      <text:p text:style-name="P8">01 &lt;!doctype html&gt;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<text:span text:style-name="T14"> ng-app</text:span><text:span text:style-name="T11">&gt;</text:span></text:p>
      <text:p text:style-name="P7"><text:span text:style-name="T5">03 </text:span><text:span text:style-name="T11">&lt;head&gt;</text:span></text:p>
      <text:p text:style-name="P7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7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7"><text:span text:style-name="T5">06 </text:span><text:tab/><text:span text:style-name="T11">&lt;title&gt;</text:span><text:span text:style-name="T14">Registro</text:span><text:span text:style-name="T11">&lt;/title&gt;</text:span></text:p>
      <text:p text:style-name="P7"><text:span text:style-name="T5">07 </text:span><text:tab/></text:p>
      <text:p text:style-name="P7"><text:span text:style-name="T5">08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09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10 </text:span><text:tab/></text:p>
      <text:p text:style-name="P7"><text:span text:style-name="T5">11 </text:span><text:tab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7"><text:span text:style-name="T5">12 </text:span><text:tab/><text:span text:style-name="T11">&lt;script</text:span> <text:span text:style-name="T17">src</text:span><text:span text:style-name="T14">=</text:span><text:span text:style-name="T19">"public/lib/angular/angular.min.js"</text:span><text:span text:style-name="T11">&gt;&lt;/script&gt;</text:span></text:p>
      <text:p text:style-name="P8">13 </text:p>
      <text:p text:style-name="P7"><text:span text:style-name="T5">14 </text:span><text:tab/><text:span text:style-name="T11">&lt;style&gt;</text:span></text:p>
      <text:p text:style-name="P7"><text:span text:style-name="T5">15 </text:span><text:span text:style-name="T14"><text:tab/><text:tab/>body <text:tab/><text:tab/>{ padding-top:</text:span><text:span text:style-name="T21">80</text:span><text:span text:style-name="T14">px; }</text:span></text:p>
      <text:p text:style-name="P7"><text:span text:style-name="T5">16 </text:span><text:tab/><text:span text:style-name="T11">&lt;/style&gt;</text:span></text:p>
      <text:p text:style-name="P7"><text:span text:style-name="T5">17 </text:span><text:span text:style-name="T11">&lt;/head&gt;</text:span></text:p>
      <text:p text:style-name="P7"><text:span text:style-name="T5">18 </text:span><text:span text:style-name="T11">&lt;body&gt;</text:span></text:p>
      <text:p text:style-name="P8">19 </text:p>
      <text:p text:style-name="P7"><text:span text:style-name="T5">20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21 </text:span><text:tab/><text:span text:style-name="T11">&lt;div</text:span> <text:span text:style-name="T17">class</text:span><text:span text:style-name="T14">=</text:span><text:span text:style-name="T19">"col-sm-6 col-sm-offset-3"</text:span><text:span text:style-name="T11">&gt;</text:span></text:p>
      <text:p text:style-name="P7"><text:span text:style-name="T5">22 </text:span><text:tab/><text:tab/><text:span text:style-name="T11">&lt;%</text:span> <text:span text:style-name="T11">if</text:span> <text:span text:style-name="T14">(message.length</text:span> <text:span text:style-name="T14">&gt;</text:span> <text:span text:style-name="T21">0</text:span><text:span text:style-name="T14">) {</text:span> <text:span text:style-name="T11">%&gt;</text:span></text:p>
      <text:p text:style-name="P7"><text:span text:style-name="T5">23 </text:span><text:tab/><text:tab/><text:span text:style-name="T11">&lt;div</text:span> <text:span text:style-name="T17">class</text:span><text:span text:style-name="T14">=</text:span><text:span text:style-name="T19">"alert alert-danger"</text:span><text:span text:style-name="T11">&gt;</text:span></text:p>
      <text:p text:style-name="P7"><text:span text:style-name="T5">24 </text:span><text:s text:c="12"/><text:span text:style-name="T11">&lt;strong&gt;</text:span></text:p>
      <text:p text:style-name="P7"><text:span text:style-name="T5">25 </text:span><text:span text:style-name="T14"><text:tab/><text:tab/><text:tab/><text:tab/>¡Error!</text:span></text:p>
      <text:p text:style-name="P7"><text:span text:style-name="T5">26 </text:span><text:tab/><text:tab/><text:tab/><text:span text:style-name="T11">&lt;/strong&gt;</text:span></text:p>
      <text:p text:style-name="P7"><text:span text:style-name="T5">27 </text:span><text:tab/><text:tab/><text:tab/><text:span text:style-name="T11">&lt;%=</text:span> <text:span text:style-name="T14">message</text:span> <text:span text:style-name="T11">%&gt;</text:span></text:p>
      <text:p text:style-name="P7"><text:span text:style-name="T5">28 </text:span><text:tab/><text:tab/><text:span text:style-name="T11">&lt;/div&gt;</text:span></text:p>
      <text:p text:style-name="P7"><text:span text:style-name="T5">29 </text:span><text:tab/><text:tab/><text:span text:style-name="T11">&lt;%</text:span> <text:span text:style-name="T14">}</text:span> <text:span text:style-name="T11">%&gt;</text:span></text:p>
      <text:p text:style-name="P8">30 </text:p>
      <text:p text:style-name="P7"><text:span text:style-name="T5">31 </text:span><text:tab/><text:tab/><text:span text:style-name="T11">&lt;h1&gt;&lt;span</text:span> <text:span text:style-name="T17">class</text:span><text:span text:style-name="T14">=</text:span><text:span text:style-name="T19">"fa fa-sign-in"</text:span><text:span text:style-name="T11">&gt;&lt;/span&gt;</text:span> <text:span text:style-name="T14">Registro</text:span><text:span text:style-name="T11">&lt;/h1&gt;</text:span></text:p>
      <text:p text:style-name="P8">32 </text:p>
      <text:p text:style-name="P7"><text:span text:style-name="T5">33 </text:span><text:tab/><text:tab/><text:span text:style-name="T11">&lt;form</text:span> <text:span text:style-name="T17">name</text:span><text:span text:style-name="T14">=</text:span><text:span text:style-name="T19">"form"</text:span> <text:span text:style-name="T17">action</text:span><text:span text:style-name="T14">=</text:span><text:span text:style-name="T19">"/signup"</text:span> <text:span text:style-name="T17">method</text:span><text:span text:style-name="T14">=</text:span><text:span text:style-name="T19">"post"</text:span><text:span text:style-name="T14"> novalidate</text:span><text:span text:style-name="T11">&gt;</text:span></text:p>
      <text:p text:style-name="P7"><text:span text:style-name="T5">34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7"><text:span text:style-name="T5">35 </text:span><text:tab/><text:tab/><text:tab/><text:tab/><text:span text:style-name="T5">&lt;!-- &lt;label&gt;Nombre completo&lt;/label&gt; --&gt;</text:span></text:p>
      <text:p text:style-name="P7"><text:span text:style-name="T5">36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</text:span><text:soft-page-break/><text:span text:style-name="T17">model</text:span><text:span text:style-name="T14">=</text:span><text:span text:style-name="T19">"user.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7"><text:span text:style-name="T5">37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7"><text:span text:style-name="T5">38 </text:span><text:tab/><text:tab/><text:tab/><text:tab/></text:p>
      <text:p text:style-name="P7"><text:span text:style-name="T5">39 </text:span><text:tab/><text:tab/><text:tab/><text:span text:style-name="T11">&lt;/div&gt;</text:span></text:p>
      <text:p text:style-name="P7"><text:span text:style-name="T5">40 </text:span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7"><text:span text:style-name="T5">41 </text:span><text:tab/> <text:s text:c="11"/><text:span text:style-name="T5">&lt;!-- &lt;label&gt;Email&lt;/label&gt; --&gt;</text:span></text:p>
      <text:p text:style-name="P7"><text:span text:style-name="T5">42 </text:span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7"><text:span text:style-name="T5">43 </text:span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7"><text:span text:style-name="T5">44 </text:span><text:s text:c="8"/></text:p>
      <text:p text:style-name="P7"><text:span text:style-name="T5">45 </text:span><text:tab/><text:tab/><text:tab/><text:span text:style-name="T11">&lt;/div&gt;</text:span></text:p>
      <text:p text:style-name="P7"><text:span text:style-name="T5">46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47 </text:span><text:tab/><text:tab/><text:tab/><text:tab/><text:span text:style-name="T11">&lt;div</text:span> <text:span text:style-name="T17">class</text:span><text:span text:style-name="T14">=</text:span><text:span text:style-name="T19">"col-sm-6"</text:span><text:span text:style-name="T11">&gt;</text:span></text:p>
      <text:p text:style-name="P7"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assword.$invalid &amp;&amp; !form.password.$pristine}"</text:span><text:span text:style-name="T11">&gt;</text:span></text:p>
      <text:p text:style-name="P7"><text:span text:style-name="T5">49 </text:span><text:tab/><text:tab/><text:tab/><text:tab/><text:tab/><text:tab/><text:span text:style-name="T5">&lt;!-- &lt;label&gt;Contraseña&lt;/label&gt; --&gt;</text:span></text:p>
      <text:p text:style-name="P7"><text:span text:style-name="T5">50 </text:span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user.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 required</text:span><text:span text:style-name="T11">&gt;</text:span></text:p>
      <text:p text:style-name="P7"><text:span text:style-name="T5">51 </text:span><text:tab/><text:tab/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7"><text:span text:style-name="T5">52 </text:span><text:tab/><text:tab/><text:tab/><text:tab/><text:tab/><text:span text:style-name="T11">&lt;/div&gt;</text:span></text:p>
      <text:p text:style-name="P7"><text:span text:style-name="T5">53 </text:span><text:tab/><text:tab/><text:tab/><text:tab/><text:span text:style-name="T11">&lt;/div&gt;</text:span></text:p>
      <text:p text:style-name="P7"><text:span text:style-name="T5">54 </text:span><text:tab/><text:tab/><text:tab/><text:span text:style-name="T11">&lt;/div&gt;</text:span></text:p>
      <text:p text:style-name="P7"><text:span text:style-name="T5">5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56 </text:span><text:tab/><text:tab/><text:tab/><text:tab/><text:span text:style-name="T11">&lt;div</text:span> <text:span text:style-name="T17">class</text:span><text:span text:style-name="T14">=</text:span><text:span text:style-name="T19">"col-sm-3"</text:span><text:span text:style-name="T11">&gt;</text:span></text:p>
      <text:p text:style-name="P7"><text:span text:style-name="T5">57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local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warning btn-lg"</text:span> <text:span text:style-name="T17">ng-disabled</text:span><text:span text:style-name="T14">=</text:span><text:span text:style-name="T19">"form.$invalid"</text:span><text:span text:style-name="T11">&gt;</text:span><text:span text:style-name="T14">Registrate</text:span><text:span text:style-name="T11">&lt;/button&gt;</text:span></text:p>
      <text:p text:style-name="P7"><text:span text:style-name="T5">58 </text:span><text:tab/><text:tab/><text:tab/><text:tab/><text:span text:style-name="T11">&lt;/div&gt;</text:span></text:p>
      <text:p text:style-name="P7"><text:span text:style-name="T5">59 </text:span><text:tab/><text:tab/><text:tab/><text:tab/><text:span text:style-name="T11">&lt;div</text:span> <text:span text:style-name="T17">class</text:span><text:span text:style-name="T14">=</text:span><text:span text:style-name="T19">"col-sm-9 text-right"</text:span><text:span text:style-name="T11">&gt;</text:span></text:p>
      <text:p text:style-name="P7"><text:span text:style-name="T5">60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facebook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primary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facebook"</text:span><text:span text:style-name="T11">&gt;&lt;/span&gt;</text:span> <text:span text:style-name="T14">Facebook</text:span><text:span text:style-name="T11">&lt;/button&gt;</text:span></text:p>
      <text:p text:style-name="P7"><text:span text:style-name="T5">61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twitter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info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twitter"</text:span><text:span text:style-name="T11">&gt;&lt;/span&gt;</text:span> <text:span text:style-name="T14">Twitter</text:span><text:span text:style-name="T11">&lt;/button&gt;</text:span></text:p>
      <text:p text:style-name="P7"><text:span text:style-name="T5">62 </text:span><text:tab/><text:tab/><text:tab/><text:tab/><text:tab/><text:span text:style-name="T11">&lt;button</text:span> <text:span text:style-name="T17">name</text:span><text:span text:style-name="T14">=</text:span><text:span text:style-name="T19">"button"</text:span> <text:span text:style-name="T17">value</text:span><text:span text:style-name="T14">=</text:span><text:span text:style-name="T19">"google"</text:span> <text:span text:style-name="T17">type</text:span><text:span text:style-name="T14">=</text:span><text:span text:style-name="T19">"submit"</text:span> <text:span text:style-name="T17">class</text:span><text:span text:style-name="T14">=</text:span><text:span text:style-name="T19">"btn btn-danger"</text:span> <text:span text:style-name="T17">onclick</text:span><text:span text:style-name="T14">=</text:span><text:span text:style-name="T19">"$('form').get(0).setAttribute('action', '/auth');"</text:span><text:span text:style-name="T11">&gt;&lt;span</text:span> <text:span text:style-name="T17">class</text:span><text:span text:style-name="T14">=</text:span><text:span text:style-name="T19">"fa fa-google-plus"</text:span><text:span text:style-name="T11">&gt;&lt;/span&gt;</text:span> <text:span text:style-name="T14">Google+</text:span><text:span text:style-name="T11">&lt;/button&gt;</text:span></text:p>
      <text:p text:style-name="P7"><text:span text:style-name="T5">63 </text:span><text:tab/><text:tab/><text:tab/><text:tab/><text:span text:style-name="T11">&lt;/div&gt;</text:span></text:p>
      <text:p text:style-name="P7"><text:span text:style-name="T5">64 </text:span><text:tab/><text:tab/><text:tab/><text:span text:style-name="T11">&lt;/div&gt;</text:span></text:p>
      <text:p text:style-name="P7"><text:span text:style-name="T5">65 </text:span><text:tab/><text:tab/><text:span text:style-name="T11">&lt;/form&gt;</text:span><text:tab/><text:tab/></text:p>
      <text:p text:style-name="P7"><text:span text:style-name="T5">66 </text:span><text:tab/><text:tab/></text:p>
      <text:p text:style-name="P7"><text:span text:style-name="T5">67 </text:span><text:tab/><text:tab/><text:span text:style-name="T11">&lt;hr&gt;</text:span></text:p>
      <text:p text:style-name="P7"><text:span text:style-name="T5">68 </text:span><text:tab/><text:tab/><text:span text:style-name="T11">&lt;div</text:span> <text:span text:style-name="T17">class</text:span><text:span text:style-name="T14">=</text:span><text:span text:style-name="T19">"text-center"</text:span><text:span text:style-name="T11">&gt;</text:span></text:p>
      <text:p text:style-name="P7"><text:span text:style-name="T5">69 </text:span><text:tab/><text:tab/><text:tab/><text:span text:style-name="T11">&lt;p&gt;</text:span><text:span text:style-name="T14">¿Ya tienes una cuenta?</text:span> <text:span text:style-name="T11">&lt;a</text:span> <text:span text:style-name="T17">href</text:span><text:span text:style-name="T14">=</text:span><text:span text:style-name="T19">"/login"</text:span><text:span text:style-name="T11">&gt;</text:span><text:span text:style-name="T14">Entra</text:span><text:span text:style-name="T11">&lt;/a&gt;</text:span><text:span text:style-name="T14">.</text:span><text:span text:style-name="T11">&lt;/p&gt;</text:span></text:p>
      <text:p text:style-name="P7"><text:span text:style-name="T5">70 </text:span><text:tab/><text:tab/><text:tab/><text:span text:style-name="T11">&lt;p&gt;</text:span><text:span text:style-name="T14">Vuelve a</text:span> <text:span text:style-name="T11">&lt;a</text:span> <text:span text:style-name="T17">href</text:span><text:span text:style-name="T14">=</text:span><text:span text:style-name="T19">"/"</text:span><text:span text:style-name="T11">&gt;</text:span><text:span text:style-name="T14">Inicio</text:span><text:span text:style-name="T11">&lt;/a&gt;</text:span><text:span text:style-name="T14">.</text:span><text:span text:style-name="T11">&lt;/p&gt;</text:span></text:p>
      <text:p text:style-name="P7"><text:span text:style-name="T5">71 </text:span><text:tab/><text:tab/><text:span text:style-name="T11">&lt;/div&gt;</text:span></text:p>
      <text:p text:style-name="P7"><text:span text:style-name="T5">72 </text:span><text:tab/><text:span text:style-name="T11">&lt;/div&gt;</text:span></text:p>
      <text:p text:style-name="P8">73 </text:p>
      <text:p text:style-name="P7"><text:span text:style-name="T5">74 </text:span><text:span text:style-name="T11">&lt;/div&gt;</text:span><text:tab/></text:p>
      <text:p text:style-name="P7"><text:span text:style-name="T5">75 </text:span><text:span text:style-name="T11">&lt;/body&gt;</text:span></text:p>
      <text:p text:style-name="P7"><text:span text:style-name="T5">76 </text:span><text:span text:style-name="T11">&lt;/html&gt;</text:span></text:p>
      <text:p text:style-name="Text_20_body"/>
      <text:h text:style-name="Heading_20_3" text:outline-level="3">jugador.html</text:h>
      <text:p text:style-name="P8">01 &lt;!doctype html&gt;</text:p>
      <text:p text:style-name="P7"><text:soft-page-break/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7"><text:span text:style-name="T5">03 </text:span><text:span text:style-name="T11">&lt;head&gt;</text:span></text:p>
      <text:p text:style-name="P7"><text:span text:style-name="T5">04 </text:span><text:tab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UTF-8"</text:span><text:span text:style-name="T11">&gt;</text:span> </text:p>
      <text:p text:style-name="P7"><text:span text:style-name="T5">05 </text:span><text:s text:c="4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, maximum-scale=1"</text:span><text:span text:style-name="T11">&gt;</text:span></text:p>
      <text:p text:style-name="P7"><text:span text:style-name="T5">06 </text:span><text:tab/><text:span text:style-name="T11">&lt;title&gt;</text:span><text:span text:style-name="T14">Jugador</text:span><text:span text:style-name="T11">&lt;/title&gt;</text:span></text:p>
      <text:p text:style-name="P8">07 </text:p>
      <text:p text:style-name="P7"><text:span text:style-name="T5">08 </text:span><text:tab/><text:span text:style-name="T11">&lt;link</text:span> <text:span text:style-name="T17">href</text:span><text:span text:style-name="T14">=</text:span><text:span text:style-name="T19">"public/lib/bootstrap/dist/css/bootstrap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09 </text:span><text:tab/><text:span text:style-name="T11">&lt;link</text:span> <text:span text:style-name="T17">href</text:span><text:span text:style-name="T14">=</text:span><text:span text:style-name="T19">"public/lib/font-awesome/css/font-awesome.min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10 </text:span><text:tab/><text:span text:style-name="T11">&lt;link</text:span> <text:span text:style-name="T17">href</text:span><text:span text:style-name="T14">=</text:span><text:span text:style-name="T19">"public/css/colorpicker.css"</text:span> <text:span text:style-name="T17">rel</text:span><text:span text:style-name="T14">=</text:span><text:span text:style-name="T19">"stylesheet"</text:span><text:span text:style-name="T11">&gt;</text:span></text:p>
      <text:p text:style-name="P7"><text:span text:style-name="T5">11 </text:span><text:tab/><text:span text:style-name="T11">&lt;link</text:span> <text:span text:style-name="T17">href</text:span><text:span text:style-name="T14">=</text:span><text:span text:style-name="T19">"public/css/jquery.colorpickersliders.css"</text:span> <text:span text:style-name="T17">rel</text:span><text:span text:style-name="T14">=</text:span><text:span text:style-name="T19">"stylesheet"</text:span><text:span text:style-name="T11">&gt;</text:span></text:p>
      <text:p text:style-name="P8">12 </text:p>
      <text:p text:style-name="P7"><text:span text:style-name="T5">13 </text:span><text:tab/><text:span text:style-name="T11">&lt;script</text:span> <text:span text:style-name="T17">src</text:span><text:span text:style-name="T14">=</text:span><text:span text:style-name="T19">"public/lib/jquery/dist/jquery.min.js"</text:span><text:span text:style-name="T11">&gt;&lt;/script&gt;</text:span></text:p>
      <text:p text:style-name="P7"><text:span text:style-name="T5">14 </text:span><text:tab/><text:span text:style-name="T11">&lt;script</text:span> <text:span text:style-name="T17">src</text:span><text:span text:style-name="T14">=</text:span><text:span text:style-name="T19">"public/lib/angular/angular.min.js"</text:span><text:span text:style-name="T11">&gt;&lt;/script&gt;</text:span></text:p>
      <text:p text:style-name="P7"><text:span text:style-name="T5">15 </text:span><text:tab/><text:span text:style-name="T11">&lt;script</text:span> <text:span text:style-name="T17">src</text:span><text:span text:style-name="T14">=</text:span><text:span text:style-name="T19">"public/lib/angular-route/angular-route.js"</text:span><text:span text:style-name="T11">&gt;&lt;/script&gt;</text:span></text:p>
      <text:p text:style-name="P7"><text:span text:style-name="T5">16 </text:span><text:tab/><text:span text:style-name="T11">&lt;script</text:span> <text:span text:style-name="T17">src</text:span><text:span text:style-name="T14">=</text:span><text:span text:style-name="T19">"public/lib/angular-bootstrap/ui-bootstrap-tpls.min.js"</text:span><text:span text:style-name="T11">&gt;&lt;/script&gt;</text:span></text:p>
      <text:p text:style-name="P7"><text:span text:style-name="T5">17 </text:span><text:tab/><text:span text:style-name="T11">&lt;script</text:span> <text:span text:style-name="T17">src</text:span><text:span text:style-name="T14">=</text:span><text:span text:style-name="T19">"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7"><text:span text:style-name="T5">18 </text:span><text:tab/><text:span text:style-name="T11">&lt;script</text:span> <text:span text:style-name="T17">src</text:span><text:span text:style-name="T14">=</text:span><text:span text:style-name="T19">"public/js/libs/highstock.src.js"</text:span><text:span text:style-name="T11">&gt;&lt;/script&gt;</text:span></text:p>
      <text:p text:style-name="P7"><text:span text:style-name="T5">19 </text:span><text:tab/><text:span text:style-name="T11">&lt;script</text:span> <text:span text:style-name="T17">src</text:span><text:span text:style-name="T14">=</text:span><text:span text:style-name="T19">"public/lib/highcharts-ng/dist/highcharts-ng.min.js"</text:span><text:span text:style-name="T11">&gt;&lt;/script&gt;</text:span></text:p>
      <text:p text:style-name="P8">20 </text:p>
      <text:p text:style-name="P7"><text:span text:style-name="T5">21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bootstrap.touchspin.js"</text:span><text:span text:style-name="T11">&gt;&lt;/script&gt;</text:span></text:p>
      <text:p text:style-name="P7"><text:span text:style-name="T5">22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tinycolor.js"</text:span><text:span text:style-name="T11">&gt;&lt;/script&gt;</text:span></text:p>
      <text:p text:style-name="P7"><text:span text:style-name="T5">23 </text:span><text:tab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public/js/libs/jquery.colorpickersliders.js"</text:span><text:span text:style-name="T11">&gt;&lt;/script&gt;</text:span></text:p>
      <text:p text:style-name="P8">24 </text:p>
      <text:p text:style-name="P8">25 </text:p>
      <text:p text:style-name="P7"><text:span text:style-name="T5">26 </text:span><text:tab/><text:span text:style-name="T11">&lt;script</text:span> <text:span text:style-name="T17">src</text:span><text:span text:style-name="T14">=</text:span><text:span text:style-name="T19">"public/js/config.js"</text:span><text:span text:style-name="T11">&gt;&lt;/script&gt;</text:span></text:p>
      <text:p text:style-name="P7"><text:span text:style-name="T5">27 </text:span><text:tab/><text:span text:style-name="T11">&lt;script</text:span> <text:span text:style-name="T17">src</text:span><text:span text:style-name="T14">=</text:span><text:span text:style-name="T19">"public/js/controllers/app.js"</text:span><text:span text:style-name="T11">&gt;&lt;/script&gt;</text:span></text:p>
      <text:p text:style-name="P7"><text:span text:style-name="T5">28 </text:span><text:tab/></text:p>
      <text:p text:style-name="P7"><text:span text:style-name="T5">29 </text:span><text:tab/><text:span text:style-name="T11">&lt;script</text:span> <text:span text:style-name="T17">src</text:span><text:span text:style-name="T14">=</text:span><text:span text:style-name="T19">"public/js/controllers/mainController.js"</text:span><text:span text:style-name="T11">&gt;&lt;/script&gt;</text:span></text:p>
      <text:p text:style-name="P7"><text:span text:style-name="T5">30 </text:span><text:tab/><text:span text:style-name="T11">&lt;script</text:span> <text:span text:style-name="T17">src</text:span><text:span text:style-name="T14">=</text:span><text:span text:style-name="T19">"public/js/controllers/dataController.js"</text:span><text:span text:style-name="T11">&gt;&lt;/script&gt;</text:span></text:p>
      <text:p text:style-name="P7"><text:span text:style-name="T5">31 </text:span><text:tab/><text:span text:style-name="T11">&lt;script</text:span> <text:span text:style-name="T17">src</text:span><text:span text:style-name="T14">=</text:span><text:span text:style-name="T19">"public/js/controllers/socialController.js"</text:span><text:span text:style-name="T11">&gt;&lt;/script&gt;</text:span></text:p>
      <text:p text:style-name="P7"><text:span text:style-name="T5">32 </text:span><text:tab/><text:span text:style-name="T11">&lt;script</text:span> <text:span text:style-name="T17">src</text:span><text:span text:style-name="T14">=</text:span><text:span text:style-name="T19">"public/js/controllers/scoreController.js"</text:span><text:span text:style-name="T11">&gt;&lt;/script&gt;</text:span></text:p>
      <text:p text:style-name="P7"><text:span text:style-name="T5">33 </text:span><text:tab/><text:span text:style-name="T11">&lt;script</text:span> <text:span text:style-name="T17">src</text:span><text:span text:style-name="T14">=</text:span><text:span text:style-name="T19">"public/js/controllers/gamesController.js"</text:span><text:span text:style-name="T11">&gt;&lt;/script&gt;</text:span></text:p>
      <text:p text:style-name="P7"><text:span text:style-name="T5">34 </text:span><text:tab/></text:p>
      <text:p text:style-name="P7"><text:span text:style-name="T5">35 </text:span><text:tab/><text:span text:style-name="T11">&lt;script</text:span> <text:span text:style-name="T17">src</text:span><text:span text:style-name="T14">=</text:span><text:span text:style-name="T19">"public/js/controllers/pong/pongConfigController.js"</text:span><text:span text:style-name="T11">&gt;&lt;/script&gt;</text:span></text:p>
      <text:p text:style-name="P7"><text:span text:style-name="T5">36 </text:span><text:tab/><text:span text:style-name="T11">&lt;script</text:span> <text:span text:style-name="T17">src</text:span><text:span text:style-name="T14">=</text:span><text:span text:style-name="T19">"public/js/controllers/pong/pongModifyConfController.js"</text:span><text:span text:style-name="T11">&gt;&lt;/script&gt;</text:span></text:p>
      <text:p text:style-name="P7"><text:span text:style-name="T5">37 </text:span><text:tab/></text:p>
      <text:p text:style-name="P7"><text:span text:style-name="T5">38 </text:span><text:tab/><text:span text:style-name="T11">&lt;script</text:span> <text:span text:style-name="T17">src</text:span><text:span text:style-name="T14">=</text:span><text:span text:style-name="T19">"public/js/controllers/tetris/tetrisConfigController.js"</text:span><text:span text:style-name="T11">&gt;&lt;/script&gt;</text:span></text:p>
      <text:p text:style-name="P7"><text:span text:style-name="T5">39 </text:span><text:tab/><text:span text:style-name="T11">&lt;script</text:span> <text:span text:style-name="T17">src</text:span><text:span text:style-name="T14">=</text:span><text:span text:style-name="T19">"public/js/controllers/tetris/tetrisModifyConfController.js"</text:span><text:span text:style-name="T11">&gt;&lt;/script&gt;</text:span></text:p>
      <text:p text:style-name="P7"><text:span text:style-name="T5">40 </text:span><text:tab/></text:p>
      <text:p text:style-name="P7"><text:span text:style-name="T5">41 </text:span><text:tab/><text:span text:style-name="T11">&lt;script</text:span> <text:span text:style-name="T17">src</text:span><text:span text:style-name="T14">=</text:span><text:span text:style-name="T19">"public/js/controllers/dragMe/dragMeConfigController.js"</text:span><text:span text:style-name="T11">&gt;&lt;/script&gt;</text:span></text:p>
      <text:p text:style-name="P7"><text:span text:style-name="T5">42 </text:span><text:tab/><text:span text:style-name="T11">&lt;script</text:span> <text:span text:style-name="T17">src</text:span><text:span text:style-name="T14">=</text:span><text:span text:style-name="T19">"public/js/controllers/dragMe/dragMeModifyConfController.js"</text:span><text:span text:style-name="T11">&gt;&lt;/script&gt;</text:span></text:p>
      <text:p text:style-name="P8">43 </text:p>
      <text:p text:style-name="P7"><text:span text:style-name="T5">44 </text:span><text:tab/></text:p>
      <text:p text:style-name="P7"><text:span text:style-name="T5">45 </text:span><text:tab/></text:p>
      <text:p text:style-name="P7"><text:span text:style-name="T5">46 </text:span><text:tab/><text:span text:style-name="T11">&lt;style type="text/css"&gt;</text:span></text:p>
      <text:p text:style-name="P7"><text:span text:style-name="T5">47 </text:span><text:tab/><text:span text:style-name="T22">.jumbotron</text:span><text:span text:style-name="T14">{</text:span></text:p>
      <text:p text:style-name="P7"><text:span text:style-name="T5">48 </text:span><text:tab/><text:tab/><text:span text:style-name="T11">-moz-box-shadow</text:span><text:span text:style-name="T14">:</text:span> <text:s text:c="3"/><text:span text:style-name="T14">inset</text:span> <text:span text:style-name="T21">0 0 10px #000000</text:span><text:span text:style-name="T14">;</text:span></text:p>
      <text:p text:style-name="P7"><text:span text:style-name="T5">49 </text:span><text:tab/><text:tab/><text:span text:style-name="T11">-webkit-box-shadow</text:span><text:span text:style-name="T14">:</text:span> <text:span text:style-name="T14">inset</text:span> <text:span text:style-name="T21">0 0 10px #000000</text:span><text:span text:style-name="T14">;</text:span></text:p>
      <text:p text:style-name="P7"><text:span text:style-name="T5">50 </text:span><text:tab/><text:tab/><text:span text:style-name="T11">box-shadow</text:span><text:span text:style-name="T14">:</text:span> <text:s text:c="8"/><text:span text:style-name="T14">inset</text:span> <text:span text:style-name="T21">0 0 10px #000000</text:span><text:span text:style-name="T14">;</text:span></text:p>
      <text:p text:style-name="P7"><text:span text:style-name="T5">51 </text:span><text:tab/><text:tab/><text:span text:style-name="T11">font-size</text:span><text:span text:style-name="T14">:</text:span> <text:span text:style-name="T21">14px</text:span><text:span text:style-name="T14">;</text:span></text:p>
      <text:p text:style-name="P7"><text:span text:style-name="T5">52 </text:span><text:tab/><text:span text:style-name="T14">}</text:span></text:p>
      <text:p text:style-name="P8">53 </text:p>
      <text:p text:style-name="P7"><text:soft-page-break/><text:span text:style-name="T5">54 </text:span><text:tab/><text:span text:style-name="T14">#menu</text:span> <text:span text:style-name="T14">.active{</text:span></text:p>
      <text:p text:style-name="P7"><text:span text:style-name="T5">55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56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57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58 </text:span><text:tab/><text:span text:style-name="T14">}</text:span></text:p>
      <text:p text:style-name="P7"><text:span text:style-name="T5">59 </text:span><text:tab/><text:span text:style-name="T22">.btn</text:span><text:span text:style-name="T14">{</text:span></text:p>
      <text:p text:style-name="P7"><text:span text:style-name="T5">60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61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62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63 </text:span><text:tab/><text:span text:style-name="T14">}</text:span></text:p>
      <text:p text:style-name="P7"><text:span text:style-name="T5">64 </text:span><text:tab/></text:p>
      <text:p text:style-name="P7"><text:span text:style-name="T5">65 </text:span><text:tab/><text:span text:style-name="T22">.thumbnail label</text:span><text:span text:style-name="T14">{</text:span></text:p>
      <text:p text:style-name="P7"><text:span text:style-name="T5">66 </text:span><text:tab/><text:tab/><text:span text:style-name="T11">margin-top</text:span><text:span text:style-name="T14">:</text:span><text:span text:style-name="T21">5px</text:span><text:span text:style-name="T14">;</text:span></text:p>
      <text:p text:style-name="P7"><text:span text:style-name="T5">67 </text:span><text:tab/><text:tab/><text:span text:style-name="T11">margin-bottom</text:span><text:span text:style-name="T14">:</text:span> <text:span text:style-name="T21">0px</text:span><text:span text:style-name="T14">;</text:span></text:p>
      <text:p text:style-name="P7"><text:span text:style-name="T5">68 </text:span><text:tab/><text:span text:style-name="T14">}</text:span></text:p>
      <text:p text:style-name="P8">69 </text:p>
      <text:p text:style-name="P7"><text:span text:style-name="T5">70 </text:span><text:tab/><text:span text:style-name="T22">.panel-primary</text:span><text:span text:style-name="T14">{</text:span></text:p>
      <text:p text:style-name="P7"><text:span text:style-name="T5">71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72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73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74 </text:span><text:tab/><text:span text:style-name="T14">}</text:span></text:p>
      <text:p text:style-name="P8">75 </text:p>
      <text:p text:style-name="P7"><text:span text:style-name="T5">76 </text:span><text:tab/><text:span text:style-name="T22">.navbar-static-top</text:span> <text:span text:style-name="T14">{</text:span></text:p>
      <text:p text:style-name="P7"><text:span text:style-name="T5">77 </text:span><text:s text:c="2"/><text:tab/><text:tab/><text:span text:style-name="T11">margin-bottom</text:span><text:span text:style-name="T14">:</text:span><text:span text:style-name="T21">20px</text:span><text:span text:style-name="T14">;</text:span></text:p>
      <text:p text:style-name="P7"><text:span text:style-name="T5">78 </text:span><text:tab/><text:tab/><text:span text:style-name="T11">padding-right</text:span><text:span text:style-name="T14">:</text:span><text:span text:style-name="T21">20px</text:span><text:span text:style-name="T14">;</text:span> </text:p>
      <text:p text:style-name="P7"><text:span text:style-name="T5">79 </text:span><text:tab/><text:span text:style-name="T14">}</text:span></text:p>
      <text:p text:style-name="P8">80 </text:p>
      <text:p text:style-name="P7"><text:span text:style-name="T5">81 </text:span><text:tab/><text:span text:style-name="T22">.list-unstyled li</text:span><text:span text:style-name="T14">{</text:span></text:p>
      <text:p text:style-name="P7"><text:span text:style-name="T5">82 </text:span><text:s/><text:tab/><text:tab/><text:span text:style-name="T11">margin-left</text:span><text:span text:style-name="T14">:</text:span><text:span text:style-name="T21">30px</text:span><text:span text:style-name="T14">;</text:span></text:p>
      <text:p text:style-name="P7"><text:span text:style-name="T5">83 </text:span><text:s text:c="3"/><text:tab/><text:tab/><text:span text:style-name="T11">padding</text:span><text:span text:style-name="T14">:</text:span><text:span text:style-name="T21">8px</text:span><text:span text:style-name="T14">;</text:span></text:p>
      <text:p text:style-name="P7"><text:span text:style-name="T5">84 </text:span><text:tab/><text:span text:style-name="T14">}</text:span></text:p>
      <text:p text:style-name="P7"><text:span text:style-name="T5">85 </text:span><text:tab/></text:p>
      <text:p text:style-name="P7"><text:span text:style-name="T5">86 </text:span><text:tab/><text:span text:style-name="T22">.panel-body</text:span><text:span text:style-name="T14">{</text:span></text:p>
      <text:p text:style-name="P7"><text:span text:style-name="T5">87 </text:span><text:tab/><text:tab/><text:span text:style-name="T11">padding</text:span><text:span text:style-name="T14">:</text:span><text:span text:style-name="T21">15px</text:span><text:span text:style-name="T14">;</text:span></text:p>
      <text:p text:style-name="P7"><text:span text:style-name="T5">88 </text:span><text:tab/><text:span text:style-name="T14">}</text:span></text:p>
      <text:p text:style-name="P8">89 </text:p>
      <text:p text:style-name="P7"><text:span text:style-name="T5">90 </text:span><text:tab/><text:span text:style-name="T17">i</text:span> <text:span text:style-name="T14">{</text:span></text:p>
      <text:p text:style-name="P7"><text:span text:style-name="T5">91 </text:span><text:s text:c="2"/><text:tab/><text:tab/><text:span text:style-name="T11">font-size</text:span><text:span text:style-name="T14">:</text:span><text:span text:style-name="T21">16px</text:span><text:span text:style-name="T14">;</text:span></text:p>
      <text:p text:style-name="P7"><text:span text:style-name="T5">92 </text:span><text:tab/><text:span text:style-name="T14">}</text:span></text:p>
      <text:p text:style-name="P7"><text:span text:style-name="T5">93 </text:span><text:tab/><text:span text:style-name="T11">&lt;/style&gt;</text:span></text:p>
      <text:p text:style-name="P7"><text:span text:style-name="T5">94 </text:span><text:span text:style-name="T11">&lt;/head&gt;</text:span></text:p>
      <text:p text:style-name="P8">95 </text:p>
      <text:p text:style-name="P7"><text:span text:style-name="T5">96 </text:span><text:span text:style-name="T11">&lt;body</text:span> <text:span text:style-name="T17">ng-controller</text:span><text:span text:style-name="T14">=</text:span><text:span text:style-name="T19">"mainController"</text:span> <text:span text:style-name="T17">ng-init</text:span><text:span text:style-name="T14">=</text:span><text:span text:style-name="T19">"userID='&lt;%=userID %&gt;'; user='&lt;%=user %&gt;'; init();"</text:span><text:span text:style-name="T11">&gt;</text:span></text:p>
      <text:p text:style-name="P7"><text:span text:style-name="T5">97 </text:span><text:span text:style-name="T11">&lt;nav</text:span> <text:span text:style-name="T17">class</text:span><text:span text:style-name="T14">=</text:span><text:span text:style-name="T19">"navbar navbar-inverse navbar-static-top"</text:span> <text:span text:style-name="T17">role</text:span><text:span text:style-name="T14">=</text:span><text:span text:style-name="T19">"navigation"</text:span><text:span text:style-name="T11">&gt;</text:span></text:p>
      <text:p text:style-name="P7"><text:span text:style-name="T5">98 </text:span><text:tab/><text:span text:style-name="T11">&lt;div</text:span> <text:span text:style-name="T17">class</text:span><text:span text:style-name="T14">=</text:span><text:span text:style-name="T19">"container-fluid"</text:span><text:span text:style-name="T11">&gt;</text:span></text:p>
      <text:p text:style-name="P7"><text:span text:style-name="T5">99 </text:span><text:tab/><text:tab/><text:span text:style-name="T11">&lt;div</text:span> <text:span text:style-name="T17">class</text:span><text:span text:style-name="T14">=</text:span><text:span text:style-name="T19">"navbar-header"</text:span><text:span text:style-name="T11">&gt;</text:span></text:p>
      <text:p text:style-name="P7"><text:span text:style-name="T5">100 </text:span><text:tab/><text:tab/><text:tab/><text:span text:style-name="T11">&lt;button</text:span> <text:span text:style-name="T17">type</text:span><text:span text:style-name="T14">=</text:span><text:span text:style-name="T19">"button"</text:span> <text:span text:style-name="T17">ng-init</text:span><text:span text:style-name="T14">=</text:span><text:span text:style-name="T19">"navCollapsed = true"</text:span> <text:span text:style-name="T17">ng-click</text:span><text:span text:style-name="T14">=</text:span><text:span text:style-name="T19">"navCollapsed = !navCollapsed"</text:span> <text:span text:style-name="T17">class</text:span><text:span text:style-name="T14">=</text:span><text:span text:style-name="T19">"navbar-toggle"</text:span> <text:span text:style-name="T17">data-toggle</text:span><text:span text:style-name="T14">=</text:span><text:span text:style-name="T19">"collapse"</text:span> <text:span text:style-name="T17">data-target</text:span><text:span text:style-name="T14">=</text:span><text:span text:style-name="T19">".navbar-collapse"</text:span><text:span text:style-name="T11">&gt;</text:span></text:p>
      <text:p text:style-name="P7"><text:span text:style-name="T5">101 </text:span><text:tab/><text:tab/><text:tab/><text:tab/><text:span text:style-name="T11">&lt;span</text:span> <text:span text:style-name="T17">class</text:span><text:span text:style-name="T14">=</text:span><text:span text:style-name="T19">"sr-only"</text:span><text:span text:style-name="T11">&gt;</text:span><text:span text:style-name="T14">Toggle navigation</text:span><text:span text:style-name="T11">&lt;/span&gt;</text:span></text:p>
      <text:p text:style-name="P7"><text:span text:style-name="T5">102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pan text:style-name="T5">103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pan text:style-name="T5">104 </text:span><text:tab/><text:tab/> <text:s text:c="7"/><text:span text:style-name="T11">&lt;span</text:span> <text:span text:style-name="T17">class</text:span><text:span text:style-name="T14">=</text:span><text:span text:style-name="T19">"icon-bar"</text:span><text:span text:style-name="T11">&gt;&lt;/span&gt;</text:span></text:p>
      <text:p text:style-name="P7"><text:span text:style-name="T5">105 </text:span><text:tab/><text:tab/><text:tab/><text:span text:style-name="T11">&lt;/button&gt;</text:span></text:p>
      <text:p text:style-name="P7"><text:span text:style-name="T5">106 </text:span><text:tab/> <text:s text:c="3"/><text:tab/><text:span text:style-name="T11">&lt;a</text:span> <text:span text:style-name="T17">class</text:span><text:span text:style-name="T14">=</text:span><text:span text:style-name="T19">"navbar-brand"</text:span> <text:span text:style-name="T17">href</text:span><text:span text:style-name="T14">=</text:span><text:span text:style-name="T19">"#"</text:span> <text:span text:style-name="T17">ng-click</text:span><text:span text:style-name="T14">=</text:span><text:span text:style-name="T19">"radioMenu = 'Games'"</text:span><text:span text:style-name="T11">&gt;</text:span><text:span text:style-name="T14">Terapia Visual</text:span><text:span text:style-name="T11">&lt;/a&gt;</text:span></text:p>
      <text:p text:style-name="P7"><text:span text:style-name="T5">107 </text:span><text:s text:c="4"/><text:tab/><text:span text:style-name="T11">&lt;/div&gt;</text:span></text:p>
      <text:p text:style-name="P7"><text:span text:style-name="T5">108 </text:span><text:s text:c="4"/><text:tab/><text:span text:style-name="T11">&lt;div</text:span> <text:span text:style-name="T17">class</text:span><text:span text:style-name="T14">=</text:span><text:span text:style-name="T19">"collapse navbar-collapse"</text:span> <text:span text:style-name="T17">collapse</text:span><text:span text:style-name="T14">=</text:span><text:span text:style-name="T19">"navCollapsed"</text:span><text:span text:style-name="T11">&gt;</text:span></text:p>
      <text:p text:style-name="P7"><text:span text:style-name="T5">109 </text:span><text:tab/> <text:s text:c="3"/><text:tab/><text:span text:style-name="T11">&lt;ul</text:span> <text:span text:style-name="T17">class</text:span><text:span text:style-name="T14">=</text:span><text:span text:style-name="T19">"nav navbar-nav navbar-right"</text:span><text:span text:style-name="T11">&gt;</text:span></text:p>
      <text:p text:style-name="P7"><text:span text:style-name="T5">110 </text:span><text:tab/> <text:s text:c="7"/><text:tab/><text:span text:style-name="T11">&lt;li</text:span> <text:span text:style-name="T17">class</text:span><text:span text:style-name="T14">=</text:span><text:span text:style-name="T19">"dropdown"</text:span><text:span text:style-name="T11">&gt;</text:span></text:p>
      <text:p text:style-name="P7"><text:span text:style-name="T5">111 </text:span><text:tab/> <text:s text:c="7"/><text:tab/><text:tab/><text:span text:style-name="T11">&lt;a</text:span> <text:span text:style-name="T17">class</text:span><text:span text:style-name="T14">=</text:span><text:span text:style-name="T19">"dropdown-toggle"</text:span> <text:span text:style-name="T17">role</text:span><text:span text:style-name="T14">=</text:span><text:span text:style-name="T19">"button"</text:span> <text:span text:style-name="T17">data-toggle</text:span><text:span text:style-name="T14">=</text:span><text:span text:style-name="T19">"dropdown"</text:span> <text:span text:style-name="T17">href</text:span><text:span text:style-name="T14">=</text:span><text:span text:style-name="T19">"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Usuario</text:span> <text:span text:style-name="T11">&lt;span</text:span> <text:span text:style-name="T17">class</text:span><text:span text:style-name="T14">=</text:span><text:span text:style-name="T19">"caret"</text:span><text:span text:style-name="T11">&gt;&lt;/span&gt;&lt;/a&gt;</text:span></text:p>
      <text:p text:style-name="P7"><text:soft-page-break/><text:span text:style-name="T5">112 </text:span><text:tab/> <text:s text:c="7"/><text:tab/><text:tab/><text:span text:style-name="T11">&lt;ul</text:span> <text:span text:style-name="T17">class</text:span><text:span text:style-name="T14">=</text:span><text:span text:style-name="T19">"dropdown-menu"</text:span> <text:span text:style-name="T17">role</text:span><text:span text:style-name="T14">=</text:span><text:span text:style-name="T19">"menu"</text:span><text:span text:style-name="T11">&gt;</text:span></text:p>
      <text:p text:style-name="P7"><text:span text:style-name="T5">113 </text:span><text:tab/> <text:s text:c="7"/><text:tab/><text:tab/><text:tab/><text:span text:style-name="T11">&lt;li&gt;&lt;a</text:span> <text:span text:style-name="T17">href</text:span><text:span text:style-name="T14">=</text:span><text:span text:style-name="T19">"#data"</text:span> 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ambiar datos</text:span><text:span text:style-name="T11">&lt;/a&gt;&lt;/li&gt;</text:span></text:p>
      <text:p text:style-name="P7"><text:span text:style-name="T5">114 </text:span><text:tab/> <text:s text:c="7"/><text:tab/><text:tab/><text:tab/><text:span text:style-name="T11">&lt;li&gt;&lt;a</text:span> <text:span text:style-name="T17">href</text:span><text:span text:style-name="T14">=</text:span><text:span text:style-name="T19">"#social"</text:span><text:span text:style-name="T11">&gt;&lt;i</text:span> <text:span text:style-name="T17">class</text:span><text:span text:style-name="T14">=</text:span><text:span text:style-name="T19">"fa fa-group"</text:span><text:span text:style-name="T11">&gt;&lt;/i&gt;</text:span> <text:span text:style-name="T14">Redes sociales</text:span><text:span text:style-name="T11">&lt;/a&gt;&lt;/li&gt;</text:span></text:p>
      <text:p text:style-name="P7"><text:span text:style-name="T5">115 </text:span><text:tab/> <text:s text:c="7"/><text:tab/><text:tab/><text:span text:style-name="T11">&lt;/ul&gt;</text:span></text:p>
      <text:p text:style-name="P7"><text:span text:style-name="T5">116 </text:span><text:tab/> <text:s text:c="7"/><text:tab/><text:span text:style-name="T11">&lt;/li&gt;</text:span></text:p>
      <text:p text:style-name="P7"><text:span text:style-name="T5">117 </text:span><text:tab/> <text:s text:c="7"/><text:tab/><text:span text:style-name="T11">&lt;li&gt;&lt;a</text:span> <text:span text:style-name="T17">href</text:span><text:span text:style-name="T14">=</text:span><text:span text:style-name="T19">"/logout"</text:span><text:span text:style-name="T11">&gt;&lt;i</text:span> <text:span text:style-name="T17">class</text:span><text:span text:style-name="T14">=</text:span><text:span text:style-name="T19">"fa fa-sign-out"</text:span><text:span text:style-name="T11">&gt;&lt;/i&gt;</text:span><text:span text:style-name="T14">Logout</text:span><text:span text:style-name="T11">&lt;/a&gt;&lt;/li&gt;</text:span></text:p>
      <text:p text:style-name="P7"><text:span text:style-name="T5">118 </text:span><text:tab/> <text:s text:c="5"/><text:tab/><text:span text:style-name="T11">&lt;/ul&gt;</text:span></text:p>
      <text:p text:style-name="P7"><text:span text:style-name="T5">119 </text:span><text:tab/> <text:s text:c="3"/><text:span text:style-name="T11">&lt;/div&gt;</text:span></text:p>
      <text:p text:style-name="P7"><text:span text:style-name="T5">120 </text:span><text:tab/><text:span text:style-name="T11">&lt;/div&gt;</text:span></text:p>
      <text:p text:style-name="P7"><text:span text:style-name="T5">121 </text:span><text:span text:style-name="T11">&lt;/nav&gt;</text:span></text:p>
      <text:p text:style-name="P8">122 </text:p>
      <text:p text:style-name="P8">123 </text:p>
      <text:p text:style-name="P7"><text:span text:style-name="T5">124 </text:span><text:span text:style-name="T11">&lt;div</text:span> <text:span text:style-name="T17">class</text:span><text:span text:style-name="T14">=</text:span><text:span text:style-name="T19">"container"</text:span><text:span text:style-name="T11">&gt;</text:span></text:p>
      <text:p text:style-name="P7"><text:span text:style-name="T5">125 </text:span><text:span text:style-name="T11">&lt;div</text:span> <text:span text:style-name="T17">class</text:span><text:span text:style-name="T14">=</text:span><text:span text:style-name="T19">"col-md-3"</text:span><text:span text:style-name="T11">&gt;</text:span></text:p>
      <text:p text:style-name="P7"><text:span text:style-name="T5">126 </text:span><text:tab/><text:span text:style-name="T11">&lt;hr&gt;</text:span></text:p>
      <text:p text:style-name="P7"><text:span text:style-name="T5">127 </text:span><text:tab/><text:span text:style-name="T11">&lt;ul</text:span> <text:span text:style-name="T17">class</text:span><text:span text:style-name="T14">=</text:span><text:span text:style-name="T19">"nav nav-pills nav-stacked"</text:span> <text:span text:style-name="T17">id</text:span><text:span text:style-name="T14">=</text:span><text:span text:style-name="T19">"menu"</text:span> <text:span text:style-name="T17">ng-init</text:span><text:span text:style-name="T14">=</text:span><text:span text:style-name="T19">"radioMenu = 'Games'"</text:span><text:span text:style-name="T11">&gt;</text:span></text:p>
      <text:p text:style-name="P7"><text:span text:style-name="T5">128 </text:span><text:s text:c="2"/><text:tab/><text:tab/><text:span text:style-name="T11">&lt;li</text:span> <text:span text:style-name="T17">ng-model</text:span><text:span text:style-name="T14">=</text:span><text:span text:style-name="T19">"radioMenu"</text:span> <text:span text:style-name="T17">btn-radio</text:span><text:span text:style-name="T14">=</text:span><text:span text:style-name="T19">"'Games'"</text:span><text:span text:style-name="T11">&gt;&lt;a</text:span> <text:span text:style-name="T17">href</text:span><text:span text:style-name="T14">=</text:span><text:span text:style-name="T19">"#"</text:span><text:span text:style-name="T11">&gt;&lt;i</text:span> <text:span text:style-name="T17">class</text:span><text:span text:style-name="T14">=</text:span><text:span text:style-name="T19">"fa fa-gamepad"</text:span><text:span text:style-name="T11">&gt;&lt;/i&gt;</text:span> <text:span text:style-name="T14">Juegos</text:span><text:span text:style-name="T11">&lt;/a&gt;&lt;/li&gt;</text:span></text:p>
      <text:p text:style-name="P7"><text:span text:style-name="T5">129 </text:span><text:s text:c="4"/><text:tab/><text:span text:style-name="T11">&lt;li</text:span> <text:span text:style-name="T17">ng-model</text:span><text:span text:style-name="T14">=</text:span><text:span text:style-name="T19">"radioMenu"</text:span> <text:span text:style-name="T17">btn-radio</text:span><text:span text:style-name="T14">=</text:span><text:span text:style-name="T19">"'Score'"</text:span> <text:span text:style-name="T17">ng-click</text:span><text:span text:style-name="T14">=</text:span><text:span text:style-name="T19">"init()"</text:span><text:span text:style-name="T11">&gt;&lt;a</text:span> <text:span text:style-name="T17">href</text:span><text:span text:style-name="T14">=</text:span><text:span text:style-name="T19">"#score"</text:span><text:span text:style-name="T11">&gt;&lt;i</text:span> <text:span text:style-name="T17">class</text:span><text:span text:style-name="T14">=</text:span><text:span text:style-name="T19">"fa fa-bar-chart-o"</text:span><text:span text:style-name="T11">&gt;&lt;/i&gt;</text:span> <text:span text:style-name="T14">Puntuación</text:span><text:span text:style-name="T11">&lt;/a&gt;&lt;/li&gt;</text:span></text:p>
      <text:p text:style-name="P7"><text:span text:style-name="T5">130 </text:span><text:tab/><text:span text:style-name="T11">&lt;/ul&gt;</text:span></text:p>
      <text:p text:style-name="P7"><text:span text:style-name="T5">131 </text:span><text:span text:style-name="T11">&lt;/div&gt;</text:span></text:p>
      <text:p text:style-name="P8">132 </text:p>
      <text:p text:style-name="P7"><text:span text:style-name="T5">133 </text:span><text:span text:style-name="T11">&lt;div</text:span> <text:span text:style-name="T17">class</text:span><text:span text:style-name="T14">=</text:span><text:span text:style-name="T19">"col-md-9"</text:span><text:span text:style-name="T11">&gt;</text:span></text:p>
      <text:p text:style-name="P7"><text:span text:style-name="T5">134 </text:span><text:tab/><text:span text:style-name="T11">&lt;div</text:span> <text:span text:style-name="T17">class</text:span><text:span text:style-name="T14">=</text:span><text:span text:style-name="T19">"jumbotron"</text:span> <text:span text:style-name="T17">style</text:span><text:span text:style-name="T14">=</text:span><text:span text:style-name="T19">"padding:25px"</text:span><text:span text:style-name="T11">&gt;</text:span></text:p>
      <text:p text:style-name="P7"><text:span text:style-name="T5">135 </text:span><text:tab/><text:tab/><text:span text:style-name="T11">&lt;div</text:span> <text:span text:style-name="T14">ng-view</text:span><text:span text:style-name="T11">&gt;&lt;/div&gt;</text:span></text:p>
      <text:p text:style-name="P7"><text:span text:style-name="T5">136 </text:span><text:tab/><text:span text:style-name="T11">&lt;/div&gt;</text:span></text:p>
      <text:p text:style-name="P7"><text:span text:style-name="T5">137 </text:span><text:span text:style-name="T11">&lt;/div&gt;</text:span></text:p>
      <text:p text:style-name="P7"><text:span text:style-name="T5">138 </text:span><text:span text:style-name="T11">&lt;/div&gt;</text:span></text:p>
      <text:p text:style-name="P7"><text:span text:style-name="T5">139 </text:span><text:span text:style-name="T11">&lt;/body&gt;</text:span></text:p>
      <text:p text:style-name="P7"><text:span text:style-name="T5">140 </text:span><text:span text:style-name="T11">&lt;/html&gt;</text:span></text:p>
      <text:p text:style-name="Text_20_body"/>
      <text:h text:style-name="Heading_20_1" text:outline-level="1">Front-end</text:h>
      <text:h text:style-name="Heading_20_2" text:outline-level="2">js</text:h>
      <text:h text:style-name="Heading_20_3" text:outline-level="3">config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8">02 </text:p>
      <text:p text:style-name="P7"><text:span text:style-name="T5">03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'</text:span><text:span text:style-name="T14">, [</text:span><text:span text:style-name="T19">'ngRoute'</text:span><text:span text:style-name="T14">,</text:span><text:span text:style-name="T19">'highcharts-ng'</text:span><text:span text:style-name="T14">,</text:span><text:span text:style-name="T19">'webApp.controllers'</text:span><text:span text:style-name="T14">,</text:span><text:span text:style-name="T19">'ui.bootstrap'</text:span><text:span text:style-name="T14">,</text:span><text:span text:style-name="T19">'colorpicker.module'</text:span><text:span text:style-name="T14">]);</text:span></text:p>
      <text:p text:style-name="P8">04 </text:p>
      <text:p text:style-name="P7"><text:span text:style-name="T5">05 </text:span><text:s text:c="4"/><text:span text:style-name="T5">// configure our routes</text:span></text:p>
      <text:p text:style-name="P7"><text:span text:style-name="T5">06 </text:span><text:span text:style-name="T14"><text:s text:c="4"/>webApp.</text:span><text:span text:style-name="T22">config</text:span><text:span text:style-name="T14">(</text:span><text:span text:style-name="T11">function</text:span><text:span text:style-name="T14">($routeProvider) {</text:span></text:p>
      <text:p text:style-name="P7"><text:span text:style-name="T5">07 </text:span><text:s text:c="8"/><text:span text:style-name="T14">$routeProvider</text:span></text:p>
      <text:p text:style-name="P8">08 </text:p>
      <text:p text:style-name="P7"><text:span text:style-name="T5">09 </text:span><text:s text:c="12"/><text:span text:style-name="T5">// route for the home page</text:span></text:p>
      <text:p text:style-name="P7"><text:span text:style-name="T5">10 </text:span><text:s text:c="12"/><text:span text:style-name="T14">.</text:span><text:span text:style-name="T22">when</text:span><text:span text:style-name="T14">(</text:span><text:span text:style-name="T19">'/'</text:span><text:span text:style-name="T14">, {</text:span></text:p>
      <text:p text:style-name="P7"><text:span text:style-name="T5">11 </text:span><text:span text:style-name="T14"><text:s text:c="16"/>templateUrl</text:span> <text:span text:style-name="T14">:</text:span> <text:span text:style-name="T19">'../public/views/games.html'</text:span><text:span text:style-name="T14">,</text:span></text:p>
      <text:p text:style-name="P7"><text:span text:style-name="T5">12 </text:span><text:span text:style-name="T14"><text:s text:c="16"/>controller</text:span> <text:s/><text:span text:style-name="T14">:</text:span> <text:span text:style-name="T19">'gamesController'</text:span></text:p>
      <text:p text:style-name="P7"><text:span text:style-name="T5">13 </text:span><text:s text:c="16"/></text:p>
      <text:p text:style-name="P7"><text:span text:style-name="T5">14 </text:span><text:s text:c="12"/><text:span text:style-name="T14">})</text:span></text:p>
      <text:p text:style-name="P7"><text:span text:style-name="T5">15 </text:span><text:s text:c="12"/><text:span text:style-name="T14">.</text:span><text:span text:style-name="T22">when</text:span><text:span text:style-name="T14">(</text:span><text:span text:style-name="T19">'/score'</text:span><text:span text:style-name="T14">, {</text:span></text:p>
      <text:p text:style-name="P7"><text:span text:style-name="T5">16 </text:span><text:span text:style-name="T14"><text:s text:c="16"/>templateUrl</text:span> <text:span text:style-name="T14">:</text:span> <text:span text:style-name="T19">'../public/views/score.html'</text:span><text:span text:style-name="T14">,</text:span></text:p>
      <text:p text:style-name="P7"><text:soft-page-break/><text:span text:style-name="T5">17 </text:span><text:span text:style-name="T14"><text:s text:c="16"/>controller</text:span> <text:s/><text:span text:style-name="T14">:</text:span> <text:span text:style-name="T19">'scoreController'</text:span></text:p>
      <text:p text:style-name="P7"><text:span text:style-name="T5">18 </text:span><text:s text:c="12"/><text:span text:style-name="T14">})</text:span></text:p>
      <text:p text:style-name="P8">19 </text:p>
      <text:p text:style-name="P7"><text:span text:style-name="T5">20 </text:span><text:s text:c="12"/><text:span text:style-name="T5">// route for the about page</text:span></text:p>
      <text:p text:style-name="P7"><text:span text:style-name="T5">21 </text:span><text:s text:c="12"/><text:span text:style-name="T14">.</text:span><text:span text:style-name="T22">when</text:span><text:span text:style-name="T14">(</text:span><text:span text:style-name="T19">'/data'</text:span><text:span text:style-name="T14">, {</text:span></text:p>
      <text:p text:style-name="P7"><text:span text:style-name="T5">22 </text:span><text:span text:style-name="T14"><text:s text:c="16"/>templateUrl</text:span> <text:span text:style-name="T14">:</text:span> <text:span text:style-name="T19">'../public/views/dataUser.html'</text:span><text:span text:style-name="T14">,</text:span></text:p>
      <text:p text:style-name="P7"><text:span text:style-name="T5">23 </text:span><text:span text:style-name="T14"><text:s text:c="16"/>controller</text:span> <text:s/><text:span text:style-name="T14">:</text:span> <text:span text:style-name="T19">'dataController'</text:span></text:p>
      <text:p text:style-name="P7"><text:span text:style-name="T5">24 </text:span><text:s text:c="12"/><text:span text:style-name="T14">})</text:span></text:p>
      <text:p text:style-name="P8">25 </text:p>
      <text:p text:style-name="P7"><text:span text:style-name="T5">26 </text:span><text:s text:c="12"/><text:span text:style-name="T14">.</text:span><text:span text:style-name="T22">when</text:span><text:span text:style-name="T14">(</text:span><text:span text:style-name="T19">'/pongNewConfig'</text:span><text:span text:style-name="T14">, {</text:span></text:p>
      <text:p text:style-name="P7"><text:span text:style-name="T5">27 </text:span><text:span text:style-name="T14"><text:s text:c="16"/>templateUrl</text:span> <text:span text:style-name="T14">:</text:span> <text:span text:style-name="T19">'../public/views/pong/pongNewConfig.html'</text:span><text:span text:style-name="T14">,</text:span></text:p>
      <text:p text:style-name="P7"><text:span text:style-name="T5">28 </text:span><text:span text:style-name="T14"><text:s text:c="16"/>controller</text:span> <text:s/><text:span text:style-name="T14">:</text:span> <text:span text:style-name="T19">'pongConfigController'</text:span></text:p>
      <text:p text:style-name="P7"><text:span text:style-name="T5">29 </text:span><text:s text:c="12"/><text:span text:style-name="T14">})</text:span></text:p>
      <text:p text:style-name="P8">30 </text:p>
      <text:p text:style-name="P7"><text:span text:style-name="T5">31 </text:span><text:s text:c="12"/><text:span text:style-name="T14">.</text:span><text:span text:style-name="T22">when</text:span><text:span text:style-name="T14">(</text:span><text:span text:style-name="T19">'/pongConfig'</text:span><text:span text:style-name="T14">, {</text:span></text:p>
      <text:p text:style-name="P7"><text:span text:style-name="T5">32 </text:span><text:span text:style-name="T14"><text:s text:c="16"/>templateUrl</text:span> <text:span text:style-name="T14">:</text:span> <text:span text:style-name="T19">'../public/views/pong/pongConfig.html'</text:span><text:span text:style-name="T14">,</text:span></text:p>
      <text:p text:style-name="P7"><text:span text:style-name="T5">33 </text:span><text:span text:style-name="T14"><text:s text:c="16"/>controller</text:span> <text:s/><text:span text:style-name="T14">:</text:span> <text:span text:style-name="T19">'pongModifyConfController'</text:span></text:p>
      <text:p text:style-name="P7"><text:span text:style-name="T5">34 </text:span><text:s text:c="12"/><text:span text:style-name="T14">})</text:span></text:p>
      <text:p text:style-name="P7"><text:span text:style-name="T5">35 </text:span><text:s text:c="12"/><text:span text:style-name="T14">.</text:span><text:span text:style-name="T22">when</text:span><text:span text:style-name="T14">(</text:span><text:span text:style-name="T19">'/pongViewConfig'</text:span><text:span text:style-name="T14">, {</text:span></text:p>
      <text:p text:style-name="P7"><text:span text:style-name="T5">36 </text:span><text:span text:style-name="T14"><text:s text:c="16"/>templateUrl</text:span> <text:span text:style-name="T14">:</text:span> <text:span text:style-name="T19">'../public/views/pong/pongViewConfig.html'</text:span><text:span text:style-name="T14">,</text:span></text:p>
      <text:p text:style-name="P7"><text:span text:style-name="T5">37 </text:span><text:s text:c="12"/><text:span text:style-name="T14">})</text:span></text:p>
      <text:p text:style-name="P8">38 </text:p>
      <text:p text:style-name="P7"><text:span text:style-name="T5">39 </text:span><text:s text:c="12"/><text:span text:style-name="T14">.</text:span><text:span text:style-name="T22">when</text:span><text:span text:style-name="T14">(</text:span><text:span text:style-name="T19">'/tetrisNewConfig'</text:span><text:span text:style-name="T14">, {</text:span></text:p>
      <text:p text:style-name="P7"><text:span text:style-name="T5">40 </text:span><text:span text:style-name="T14"><text:s text:c="16"/>templateUrl</text:span> <text:span text:style-name="T14">:</text:span> <text:span text:style-name="T19">'../public/views/tetris/tetrisNewConfig.html'</text:span><text:span text:style-name="T14">,</text:span></text:p>
      <text:p text:style-name="P7"><text:span text:style-name="T5">41 </text:span><text:span text:style-name="T14"><text:s text:c="16"/>controller</text:span> <text:s/><text:span text:style-name="T14">:</text:span> <text:span text:style-name="T19">'tetrisConfigController'</text:span></text:p>
      <text:p text:style-name="P7"><text:span text:style-name="T5">42 </text:span><text:s text:c="12"/><text:span text:style-name="T14">})</text:span></text:p>
      <text:p text:style-name="P8">43 </text:p>
      <text:p text:style-name="P7"><text:span text:style-name="T5">44 </text:span><text:s text:c="12"/><text:span text:style-name="T14">.</text:span><text:span text:style-name="T22">when</text:span><text:span text:style-name="T14">(</text:span><text:span text:style-name="T19">'/tetrisConfig'</text:span><text:span text:style-name="T14">, {</text:span></text:p>
      <text:p text:style-name="P7"><text:span text:style-name="T5">45 </text:span><text:span text:style-name="T14"><text:s text:c="16"/>templateUrl</text:span> <text:span text:style-name="T14">:</text:span> <text:span text:style-name="T19">'../public/views/tetris/tetrisConfig.html'</text:span><text:span text:style-name="T14">,</text:span></text:p>
      <text:p text:style-name="P7"><text:span text:style-name="T5">46 </text:span><text:span text:style-name="T14"><text:s text:c="16"/>controller</text:span> <text:s/><text:span text:style-name="T14">:</text:span> <text:span text:style-name="T19">'tetrisModifyConfController'</text:span></text:p>
      <text:p text:style-name="P7"><text:span text:style-name="T5">47 </text:span><text:s text:c="12"/><text:span text:style-name="T14">})</text:span></text:p>
      <text:p text:style-name="P7"><text:span text:style-name="T5">48 </text:span><text:s text:c="12"/><text:span text:style-name="T14">.</text:span><text:span text:style-name="T22">when</text:span><text:span text:style-name="T14">(</text:span><text:span text:style-name="T19">'/tetrisViewConfig'</text:span><text:span text:style-name="T14">, {</text:span></text:p>
      <text:p text:style-name="P7"><text:span text:style-name="T5">49 </text:span><text:span text:style-name="T14"><text:s text:c="16"/>templateUrl</text:span> <text:span text:style-name="T14">:</text:span> <text:span text:style-name="T19">'../public/views/tetris/tetrisViewConfig.html'</text:span><text:span text:style-name="T14">,</text:span></text:p>
      <text:p text:style-name="P7"><text:span text:style-name="T5">50 </text:span><text:s text:c="12"/><text:span text:style-name="T14">})</text:span></text:p>
      <text:p text:style-name="P8">51 </text:p>
      <text:p text:style-name="P7"><text:span text:style-name="T5">52 </text:span><text:s text:c="12"/><text:span text:style-name="T14">.</text:span><text:span text:style-name="T22">when</text:span><text:span text:style-name="T14">(</text:span><text:span text:style-name="T19">'/dragMeNewConfig'</text:span><text:span text:style-name="T14">, {</text:span></text:p>
      <text:p text:style-name="P7"><text:span text:style-name="T5">53 </text:span><text:span text:style-name="T14"><text:s text:c="16"/>templateUrl</text:span> <text:span text:style-name="T14">:</text:span> <text:span text:style-name="T19">'../public/views/dragMe/dragMeNewConfig.html'</text:span><text:span text:style-name="T14">,</text:span></text:p>
      <text:p text:style-name="P7"><text:span text:style-name="T5">54 </text:span><text:span text:style-name="T14"><text:s text:c="16"/>controller</text:span> <text:s/><text:span text:style-name="T14">:</text:span> <text:span text:style-name="T19">'dragMeConfigController'</text:span></text:p>
      <text:p text:style-name="P7"><text:span text:style-name="T5">55 </text:span><text:s text:c="12"/><text:span text:style-name="T14">})</text:span></text:p>
      <text:p text:style-name="P8">56 </text:p>
      <text:p text:style-name="P7"><text:span text:style-name="T5">57 </text:span><text:s text:c="12"/><text:span text:style-name="T14">.</text:span><text:span text:style-name="T22">when</text:span><text:span text:style-name="T14">(</text:span><text:span text:style-name="T19">'/dragMeConfig'</text:span><text:span text:style-name="T14">, {</text:span></text:p>
      <text:p text:style-name="P7"><text:span text:style-name="T5">58 </text:span><text:span text:style-name="T14"><text:s text:c="16"/>templateUrl</text:span> <text:span text:style-name="T14">:</text:span> <text:span text:style-name="T19">'../public/views/dragMe/dragMeConfig.html'</text:span><text:span text:style-name="T14">,</text:span></text:p>
      <text:p text:style-name="P7"><text:span text:style-name="T5">59 </text:span><text:span text:style-name="T14"><text:s text:c="16"/>controller</text:span> <text:s/><text:span text:style-name="T14">:</text:span> <text:span text:style-name="T19">'dragMeModifyConfController'</text:span></text:p>
      <text:p text:style-name="P7"><text:span text:style-name="T5">60 </text:span><text:s text:c="12"/><text:span text:style-name="T14">})</text:span></text:p>
      <text:p text:style-name="P7"><text:span text:style-name="T5">61 </text:span><text:s text:c="12"/><text:span text:style-name="T14">.</text:span><text:span text:style-name="T22">when</text:span><text:span text:style-name="T14">(</text:span><text:span text:style-name="T19">'/dragMeViewConfig'</text:span><text:span text:style-name="T14">, {</text:span></text:p>
      <text:p text:style-name="P7"><text:span text:style-name="T5">62 </text:span><text:span text:style-name="T14"><text:s text:c="16"/>templateUrl</text:span> <text:span text:style-name="T14">:</text:span> <text:span text:style-name="T19">'../public/views/dragMe/dragMeViewConfig.html'</text:span><text:span text:style-name="T14">,</text:span></text:p>
      <text:p text:style-name="P7"><text:span text:style-name="T5">63 </text:span><text:s text:c="12"/><text:span text:style-name="T14">})</text:span></text:p>
      <text:p text:style-name="P8">64 </text:p>
      <text:p text:style-name="P7"><text:span text:style-name="T5">65 </text:span><text:s text:c="12"/><text:span text:style-name="T5">// route for the contact page</text:span></text:p>
      <text:p text:style-name="P7"><text:span text:style-name="T5">66 </text:span><text:s text:c="12"/><text:span text:style-name="T14">.</text:span><text:span text:style-name="T22">when</text:span><text:span text:style-name="T14">(</text:span><text:span text:style-name="T19">'/social'</text:span><text:span text:style-name="T14">, {</text:span></text:p>
      <text:p text:style-name="P7"><text:span text:style-name="T5">67 </text:span><text:span text:style-name="T14"><text:s text:c="16"/>templateUrl</text:span> <text:span text:style-name="T14">:</text:span> <text:span text:style-name="T19">'../public/views/social.html'</text:span><text:span text:style-name="T14">,</text:span></text:p>
      <text:p text:style-name="P7"><text:span text:style-name="T5">68 </text:span><text:span text:style-name="T14"><text:s text:c="16"/>controller</text:span> <text:s/><text:span text:style-name="T14">:</text:span> <text:span text:style-name="T19">'socialController'</text:span></text:p>
      <text:p text:style-name="P7"><text:span text:style-name="T5">69 </text:span><text:s text:c="12"/><text:span text:style-name="T14">});</text:span></text:p>
      <text:p text:style-name="P7"><text:span text:style-name="T5">70 </text:span><text:s text:c="4"/><text:span text:style-name="T14">});</text:span></text:p>
      <text:p text:style-name="Text_20_body"/>
      <text:h text:style-name="Heading_20_2" text:outline-level="2">controllers</text:h>
      <text:h text:style-name="Heading_20_3" text:outline-level="3">app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, []);</text:span></text:p>
      <text:p text:style-name="Text_20_body"><text:soft-page-break/></text:p>
      <text:h text:style-name="Heading_20_3" text:outline-level="3">main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main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1">if</text:span> <text:span text:style-name="T14">($location.</text:span><text:span text:style-name="T22">path</text:span><text:span text:style-name="T14">() ==</text:span> <text:span text:style-name="T19">'/_=_'</text:span><text:span text:style-name="T14">)</text:span></text:p>
      <text:p text:style-name="P7"><text:span text:style-name="T5">07 </text:span><text:tab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08 </text:span><text:tab/></text:p>
      <text:p text:style-name="P7"><text:span text:style-name="T5">09 </text:span><text:tab/><text:span text:style-name="T14">$scope.init</text:span> <text:span text:style-name="T14">=</text:span> <text:span text:style-name="T11">function</text:span> <text:span text:style-name="T14">() {</text:span></text:p>
      <text:p text:style-name="P7"><text:span text:style-name="T5">10 </text:span><text:tab/><text:tab/><text:span text:style-name="T14"> </text:span></text:p>
      <text:p text:style-name="P7"><text:span text:style-name="T5">11 </text:span><text:tab/><text:tab/></text:p>
      <text:p text:style-name="P7"><text:span text:style-name="T5">12 </text:span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profile/'</text:span><text:span text:style-name="T14">+$scope.userID}).</text:span></text:p>
      <text:p text:style-name="P7"><text:span text:style-name="T5">13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14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15 </text:span><text:tab/><text:tab/> <text:s text:c="5"/><text:span text:style-name="T14">$scope.user.actualPong</text:span> <text:span text:style-name="T14">=</text:span> <text:span text:style-name="T11">null</text:span><text:span text:style-name="T14">;</text:span></text:p>
      <text:p text:style-name="P7"><text:span text:style-name="T5">16 </text:span><text:tab/><text:tab/> <text:s text:c="5"/><text:span text:style-name="T14">$scope.user.actualTetris</text:span> <text:span text:style-name="T14">=</text:span> <text:span text:style-name="T11">null</text:span><text:span text:style-name="T14">;</text:span></text:p>
      <text:p text:style-name="P7"><text:span text:style-name="T5">17 </text:span><text:tab/><text:tab/> <text:s text:c="5"/><text:span text:style-name="T14">$scope.user.actualDragMe</text:span> <text:span text:style-name="T14">=</text:span> <text:span text:style-name="T11">null</text:span><text:span text:style-name="T14">;</text:span></text:p>
      <text:p text:style-name="P7"><text:span text:style-name="T5">18 </text:span><text:tab/><text:tab/> <text:s text:c="5"/><text:span text:style-name="T14">$scope.user.actualEyeLeft</text:span> <text:span text:style-name="T14">= $scope.user.calibration.eyeLeft;</text:span></text:p>
      <text:p text:style-name="P7"><text:span text:style-name="T5">19 </text:span><text:tab/><text:tab/> <text:s text:c="5"/><text:span text:style-name="T14">$scope.user.actualEyeRight</text:span> <text:span text:style-name="T14">= $scope.user.calibration.eyeRight;</text:span></text:p>
      <text:p text:style-name="P7"><text:span text:style-name="T5">20 </text:span><text:tab/><text:tab/><text:tab/><text:tab/><text:span text:style-name="T14"> </text:span><text:tab/> <text:s text:c="5"/></text:p>
      <text:p text:style-name="P7"><text:span text:style-name="T5">21 </text:span><text:tab/><text:tab/> <text:s text:c="3"/><text:span text:style-name="T14">}).</text:span></text:p>
      <text:p text:style-name="P7"><text:span text:style-name="T5">22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3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24 </text:span><text:tab/><text:tab/> <text:s text:c="3"/><text:span text:style-name="T14">});</text:span></text:p>
      <text:p text:style-name="P8">25 </text:p>
      <text:p text:style-name="P7"><text:span text:style-name="T5">26 </text:span><text:tab/><text:span text:style-name="T14">};</text:span></text:p>
      <text:p text:style-name="P8">27 </text:p>
      <text:p text:style-name="P7"><text:span text:style-name="T5">28 </text:span><text:tab/><text:span text:style-name="T14">$scope.submitCalibration</text:span> <text:span text:style-name="T14">=</text:span> <text:span text:style-name="T11">function</text:span> <text:span text:style-name="T14">() {</text:span></text:p>
      <text:p text:style-name="P7"><text:span text:style-name="T5">29 </text:span><text:tab/><text:tab/></text:p>
      <text:p text:style-name="P7"><text:span text:style-name="T5">30 </text:span><text:tab/><text:tab/><text:span text:style-name="T11">var</text:span> <text:span text:style-name="T14">calibration</text:span> <text:span text:style-name="T14">= {}</text:span></text:p>
      <text:p text:style-name="P7"><text:span text:style-name="T5">31 </text:span><text:span text:style-name="T14"><text:tab/><text:tab/>calibration[</text:span><text:span text:style-name="T19">'eyeLeft'</text:span><text:span text:style-name="T14">] = $scope.user.actualEyeLeft;</text:span></text:p>
      <text:p text:style-name="P7"><text:span text:style-name="T5">32 </text:span><text:span text:style-name="T14"><text:tab/><text:tab/>calibration[</text:span><text:span text:style-name="T19">'eyeRight'</text:span><text:span text:style-name="T14">] = $scope.user.actualEyeRight;</text:span></text:p>
      <text:p text:style-name="P8">33 </text:p>
      <text:p text:style-name="P7"><text:span text:style-name="T5">34 </text:span><text:tab/> <text:s text:c="3"/><text:span text:style-name="T14">$http.</text:span><text:span text:style-name="T22">put</text:span><text:span text:style-name="T14">(</text:span><text:span text:style-name="T19">'/calibration/'</text:span><text:span text:style-name="T14">+$scope.userID,</text:span> <text:span text:style-name="T14">calibration).</text:span></text:p>
      <text:p text:style-name="P7"><text:span text:style-name="T5">3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6 </text:span><text:tab/><text:tab/> <text:s/><text:span text:style-name="T11">if</text:span> <text:span text:style-name="T14">(data.message){</text:span></text:p>
      <text:p text:style-name="P7"><text:span text:style-name="T5">37 </text:span><text:tab/><text:tab/> <text:s/><text:tab/><text:span text:style-name="T14">$scope.errorMsg</text:span> <text:span text:style-name="T14">=data.message;</text:span></text:p>
      <text:p text:style-name="P7"><text:span text:style-name="T5">38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39 </text:span><text:tab/><text:tab/> <text:s/><text:span text:style-name="T14">}</text:span></text:p>
      <text:p text:style-name="P7"><text:span text:style-name="T5">40 </text:span><text:tab/><text:tab/> <text:s/><text:span text:style-name="T11">else</text:span><text:span text:style-name="T14">{</text:span></text:p>
      <text:p text:style-name="P7"><text:span text:style-name="T5">41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42 </text:span><text:tab/><text:tab/> <text:s/><text:span text:style-name="T14">}</text:span></text:p>
      <text:p text:style-name="P8">43 </text:p>
      <text:p text:style-name="P7"><text:span text:style-name="T5">44 </text:span><text:tab/><text:tab/><text:span text:style-name="T14">}).</text:span></text:p>
      <text:p text:style-name="P7"><text:span text:style-name="T5">4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47 </text:span><text:tab/><text:tab/><text:span text:style-name="T14">});</text:span></text:p>
      <text:p text:style-name="P7"><text:span text:style-name="T5">48 </text:span><text:tab/><text:tab/></text:p>
      <text:p text:style-name="P7"><text:span text:style-name="T5">49 </text:span><text:tab/><text:span text:style-name="T14">};</text:span></text:p>
      <text:p text:style-name="P7"><text:span text:style-name="T5">50 </text:span><text:span text:style-name="T14">});</text:span></text:p>
      <text:p text:style-name="Text_20_body"/>
      <text:h text:style-name="Heading_20_3" text:outline-level="3">data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oft-page-break/><text:span text:style-name="T5">04 </text:span><text:span text:style-name="T14">webApp.</text:span><text:span text:style-name="T22">controller</text:span><text:span text:style-name="T14">(</text:span><text:span text:style-name="T19">'dataController'</text:span><text:span text:style-name="T14">,</text:span> <text:span text:style-name="T11">function</text:span> <text:span text:style-name="T14">($scope, $http, $log, $location) {</text:span></text:p>
      <text:p text:style-name="P7"><text:span text:style-name="T5">05 </text:span><text:tab/><text:span text:style-name="T14">$scope.submit</text:span> <text:span text:style-name="T14">=</text:span> <text:span text:style-name="T11">function</text:span> <text:span text:style-name="T14">() {</text:span></text:p>
      <text:p text:style-name="P7"><text:span text:style-name="T5">06 </text:span><text:tab/><text:tab/><text:span text:style-name="T11">var</text:span> <text:span text:style-name="T14">data</text:span> <text:span text:style-name="T14">= {}</text:span></text:p>
      <text:p text:style-name="P7"><text:span text:style-name="T5">07 </text:span><text:tab/><text:tab/></text:p>
      <text:p text:style-name="P7"><text:span text:style-name="T5">08 </text:span><text:tab/><text:tab/><text:span text:style-name="T11">if</text:span> <text:span text:style-name="T14">($scope.form.nif.$viewValue)</text:span></text:p>
      <text:p text:style-name="P7"><text:span text:style-name="T5">09 </text:span><text:span text:style-name="T14"><text:tab/><text:tab/><text:tab/>data[</text:span><text:span text:style-name="T19">'nif'</text:span><text:span text:style-name="T14">] = $scope.form.nif.$viewValue;</text:span></text:p>
      <text:p text:style-name="P7"><text:span text:style-name="T5">10 </text:span><text:tab/><text:tab/><text:span text:style-name="T11">if</text:span> <text:span text:style-name="T14">($scope.form.name.$viewValue)</text:span></text:p>
      <text:p text:style-name="P7"><text:span text:style-name="T5">11 </text:span><text:span text:style-name="T14"><text:tab/><text:tab/><text:tab/>data[</text:span><text:span text:style-name="T19">'userName'</text:span><text:span text:style-name="T14">] = $scope.form.name.$viewValue;</text:span></text:p>
      <text:p text:style-name="P7"><text:span text:style-name="T5">12 </text:span><text:tab/><text:tab/><text:span text:style-name="T11">if</text:span> <text:span text:style-name="T14">($scope.form.address.$viewValue)</text:span></text:p>
      <text:p text:style-name="P7"><text:span text:style-name="T5">13 </text:span><text:span text:style-name="T14"><text:tab/><text:tab/><text:tab/>data[</text:span><text:span text:style-name="T19">'address'</text:span><text:span text:style-name="T14">] = $scope.form.address.$viewValue;</text:span></text:p>
      <text:p text:style-name="P7"><text:span text:style-name="T5">14 </text:span><text:tab/><text:tab/><text:span text:style-name="T11">if</text:span> <text:span text:style-name="T14">($scope.form.phone.$viewValue)</text:span></text:p>
      <text:p text:style-name="P7"><text:span text:style-name="T5">15 </text:span><text:span text:style-name="T14"><text:tab/><text:tab/><text:tab/>data[</text:span><text:span text:style-name="T19">'phone'</text:span><text:span text:style-name="T14">] = $scope.form.phone.$viewValue;</text:span></text:p>
      <text:p text:style-name="P7"><text:span text:style-name="T5">16 </text:span><text:tab/><text:tab/><text:span text:style-name="T11">if</text:span> <text:span text:style-name="T14">($scope.form.email.$viewValue)</text:span></text:p>
      <text:p text:style-name="P7"><text:span text:style-name="T5">17 </text:span><text:span text:style-name="T14"><text:tab/><text:tab/><text:tab/>data[</text:span><text:span text:style-name="T19">'email'</text:span><text:span text:style-name="T14">] = $scope.form.email.$viewValue;</text:span></text:p>
      <text:p text:style-name="P7"><text:span text:style-name="T5">18 </text:span><text:tab/><text:tab/><text:span text:style-name="T11">if</text:span> <text:span text:style-name="T14">($scope.form.password.$viewValue)</text:span></text:p>
      <text:p text:style-name="P7"><text:span text:style-name="T5">19 </text:span><text:span text:style-name="T14"><text:tab/><text:tab/><text:tab/>data[</text:span><text:span text:style-name="T19">'password'</text:span><text:span text:style-name="T14">] = $scope.form.password.$viewValue;</text:span></text:p>
      <text:p text:style-name="P7"><text:span text:style-name="T5">20 </text:span><text:tab/><text:tab/><text:span text:style-name="T11">if</text:span> <text:span text:style-name="T14">($scope.form.oldPassword.$viewValue)</text:span></text:p>
      <text:p text:style-name="P7"><text:span text:style-name="T5">21 </text:span><text:span text:style-name="T14"><text:tab/><text:tab/><text:tab/>data[</text:span><text:span text:style-name="T19">'oldPassword'</text:span><text:span text:style-name="T14">] = $scope.form.oldPassword.$viewValue;</text:span></text:p>
      <text:p text:style-name="P8">22 </text:p>
      <text:p text:style-name="P7"><text:span text:style-name="T5">23 </text:span><text:tab/><text:tab/><text:span text:style-name="T14">$http.</text:span><text:span text:style-name="T22">put</text:span><text:span text:style-name="T14">(</text:span><text:span text:style-name="T19">'/profile/'</text:span><text:span text:style-name="T14">+$scope.userID,</text:span> <text:span text:style-name="T14">data).</text:span></text:p>
      <text:p text:style-name="P7"><text:span text:style-name="T5">24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5 </text:span><text:tab/><text:tab/> <text:s/><text:span text:style-name="T11">if</text:span> <text:span text:style-name="T14">(data.message){</text:span></text:p>
      <text:p text:style-name="P7"><text:span text:style-name="T5">26 </text:span><text:tab/><text:tab/> <text:s/><text:tab/><text:span text:style-name="T14">$scope.errorMsg</text:span> <text:span text:style-name="T14">=data.message;</text:span></text:p>
      <text:p text:style-name="P7"><text:span text:style-name="T5">27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28 </text:span><text:tab/><text:tab/> <text:s/><text:span text:style-name="T14">}</text:span></text:p>
      <text:p text:style-name="P7"><text:span text:style-name="T5">29 </text:span><text:tab/><text:tab/> <text:s/><text:span text:style-name="T11">else</text:span><text:span text:style-name="T14">{</text:span></text:p>
      <text:p text:style-name="P7"><text:span text:style-name="T5">30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1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2 </text:span><text:tab/><text:tab/> <text:s/><text:span text:style-name="T14">}</text:span></text:p>
      <text:p text:style-name="P8">33 </text:p>
      <text:p text:style-name="P7"><text:span text:style-name="T5">34 </text:span><text:tab/><text:tab/><text:span text:style-name="T14">}).</text:span></text:p>
      <text:p text:style-name="P7"><text:span text:style-name="T5">3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37 </text:span><text:tab/><text:tab/><text:span text:style-name="T14">});</text:span></text:p>
      <text:p text:style-name="P7"><text:span text:style-name="T5">38 </text:span><text:tab/><text:span text:style-name="T14">};</text:span></text:p>
      <text:p text:style-name="P7"><text:span text:style-name="T5">39 </text:span><text:span text:style-name="T14">});</text:span></text:p>
      <text:p text:style-name="Text_20_body"/>
      <text:h text:style-name="Heading_20_3" text:outline-level="3">socialController.js</text:h>
      <text:p text:style-name="P10"><text:span text:style-name="T5">01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socialController'</text:span><text:span text:style-name="T14">,</text:span> <text:span text:style-name="T11">function</text:span> <text:span text:style-name="T14">($scope, $http, $log, $location) {</text:span></text:p>
      <text:p text:style-name="P7"><text:span text:style-name="T5">05 </text:span><text:tab/></text:p>
      <text:p text:style-name="P7"><text:span text:style-name="T5">06 </text:span><text:tab/><text:span text:style-name="T11">try</text:span><text:span text:style-name="T14">{</text:span></text:p>
      <text:p text:style-name="P7"><text:span text:style-name="T5">07 </text:span><text:tab/><text:tab/><text:span text:style-name="T11">if</text:span><text:span text:style-name="T14">($scope.user.facebook.token)</text:span></text:p>
      <text:p text:style-name="P7"><text:span text:style-name="T5">08 </text:span><text:tab/><text:tab/><text:tab/><text:span text:style-name="T14">$scope.radioFacebook</text:span> <text:span text:style-name="T14">=</text:span> <text:span text:style-name="T19">'on'</text:span><text:span text:style-name="T14">;</text:span></text:p>
      <text:p text:style-name="P7"><text:span text:style-name="T5">09 </text:span><text:tab/><text:tab/><text:span text:style-name="T11">else</text:span></text:p>
      <text:p text:style-name="P7"><text:span text:style-name="T5">10 </text:span><text:tab/><text:tab/><text:tab/><text:span text:style-name="T14">$scope.radioFacebook</text:span> <text:span text:style-name="T14">=</text:span> <text:span text:style-name="T19">'off'</text:span><text:span text:style-name="T14">;</text:span></text:p>
      <text:p text:style-name="P7"><text:span text:style-name="T5">11 </text:span><text:tab/><text:tab/><text:span text:style-name="T11">if</text:span><text:span text:style-name="T14">($scope.user.twitter.token)</text:span></text:p>
      <text:p text:style-name="P7"><text:span text:style-name="T5">12 </text:span><text:tab/><text:tab/><text:tab/><text:span text:style-name="T14">$scope.radioTwitter</text:span> <text:span text:style-name="T14">=</text:span> <text:span text:style-name="T19">'on'</text:span><text:span text:style-name="T14">;</text:span></text:p>
      <text:p text:style-name="P7"><text:span text:style-name="T5">13 </text:span><text:tab/><text:tab/><text:span text:style-name="T11">else</text:span></text:p>
      <text:p text:style-name="P7"><text:span text:style-name="T5">14 </text:span><text:tab/><text:tab/><text:tab/><text:span text:style-name="T14">$scope.radioTwitter</text:span> <text:span text:style-name="T14">=</text:span> <text:span text:style-name="T19">'off'</text:span><text:span text:style-name="T14">;</text:span></text:p>
      <text:p text:style-name="P7"><text:span text:style-name="T5">15 </text:span><text:tab/><text:tab/><text:span text:style-name="T11">if</text:span><text:span text:style-name="T14">($scope.user.google.token)</text:span></text:p>
      <text:p text:style-name="P7"><text:span text:style-name="T5">16 </text:span><text:tab/><text:tab/><text:tab/><text:span text:style-name="T14">$scope.radioGoogle</text:span> <text:span text:style-name="T14">=</text:span> <text:span text:style-name="T19">'on'</text:span><text:span text:style-name="T14">;</text:span></text:p>
      <text:p text:style-name="P7"><text:span text:style-name="T5">17 </text:span><text:tab/><text:tab/><text:span text:style-name="T11">else</text:span></text:p>
      <text:p text:style-name="P7"><text:span text:style-name="T5">18 </text:span><text:tab/><text:tab/><text:tab/><text:span text:style-name="T14">$scope.radioGoogle</text:span> <text:span text:style-name="T14">=</text:span> <text:span text:style-name="T19">'off'</text:span><text:span text:style-name="T14">;</text:span></text:p>
      <text:p text:style-name="P7"><text:span text:style-name="T5">19 </text:span><text:tab/><text:span text:style-name="T14">}</text:span><text:span text:style-name="T11">catch</text:span><text:span text:style-name="T14">(err){</text:span></text:p>
      <text:p text:style-name="P7"><text:span text:style-name="T5">20 </text:span><text:tab/><text:tab/><text:span text:style-name="T14">$scope.messageSocial</text:span> <text:span text:style-name="T14">=</text:span> <text:span text:style-name="T19">"El servicio no se ha podido cambiar, inténtelo de nuevo"</text:span></text:p>
      <text:p text:style-name="P7"><text:soft-page-break/><text:span text:style-name="T5">21 </text:span><text:tab/><text:span text:style-name="T14">}</text:span></text:p>
      <text:p text:style-name="P8">22 </text:p>
      <text:p text:style-name="P8">23 </text:p>
      <text:p text:style-name="P7"><text:span text:style-name="T5">24 </text:span><text:tab/><text:span text:style-name="T14">$scope.activateFacebook</text:span> <text:span text:style-name="T14">=</text:span> <text:span text:style-name="T11">function</text:span><text:span text:style-name="T14">(){</text:span></text:p>
      <text:p text:style-name="P7"><text:span text:style-name="T5">25 </text:span><text:tab/><text:tab/><text:span text:style-name="T11">if</text:span><text:span text:style-name="T14">($scope.radioFacebook</text:span> <text:span text:style-name="T14">==</text:span> <text:span text:style-name="T19">'off'</text:span><text:span text:style-name="T14">){</text:span></text:p>
      <text:p text:style-name="P7"><text:span text:style-name="T5">26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facebook'</text:span><text:span text:style-name="T14">}).</text:span></text:p>
      <text:p text:style-name="P7"><text:span text:style-name="T5">27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8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29 </text:span><text:tab/><text:tab/> <text:s text:c="3"/><text:span text:style-name="T14">}).</text:span></text:p>
      <text:p text:style-name="P7"><text:span text:style-name="T5">30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1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32 </text:span><text:tab/><text:tab/> <text:s text:c="3"/><text:span text:style-name="T14">});</text:span></text:p>
      <text:p text:style-name="P7"><text:span text:style-name="T5">33 </text:span><text:tab/><text:tab/><text:span text:style-name="T14">}</text:span></text:p>
      <text:p text:style-name="P7"><text:span text:style-name="T5">34 </text:span><text:tab/><text:tab/><text:tab/></text:p>
      <text:p text:style-name="P7"><text:span text:style-name="T5">35 </text:span><text:tab/><text:span text:style-name="T14">}</text:span></text:p>
      <text:p text:style-name="P7"><text:span text:style-name="T5">36 </text:span><text:tab/><text:span text:style-name="T14">$scope.desactivateFacebook</text:span> <text:span text:style-name="T14">=</text:span> <text:span text:style-name="T11">function</text:span><text:span text:style-name="T14">(){</text:span></text:p>
      <text:p text:style-name="P7"><text:span text:style-name="T5">37 </text:span><text:tab/><text:tab/><text:span text:style-name="T11">if</text:span><text:span text:style-name="T14">($scope.radioFacebook</text:span> <text:span text:style-name="T14">==</text:span> <text:span text:style-name="T19">'on'</text:span><text:span text:style-name="T14">)</text:span></text:p>
      <text:p text:style-name="P7"><text:span text:style-name="T5">38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facebook'</text:span><text:span text:style-name="T14">}).</text:span></text:p>
      <text:p text:style-name="P7"><text:span text:style-name="T5">39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0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41 </text:span><text:tab/><text:tab/> <text:s text:c="3"/><text:span text:style-name="T14">}).</text:span></text:p>
      <text:p text:style-name="P7"><text:span text:style-name="T5">42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3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44 </text:span><text:tab/><text:tab/> <text:s text:c="3"/><text:span text:style-name="T14">});</text:span></text:p>
      <text:p text:style-name="P7"><text:span text:style-name="T5">45 </text:span><text:tab/><text:span text:style-name="T14">}</text:span></text:p>
      <text:p text:style-name="P8">46 </text:p>
      <text:p text:style-name="P7"><text:span text:style-name="T5">47 </text:span><text:tab/><text:span text:style-name="T14">$scope.activateTwitter</text:span> <text:span text:style-name="T14">=</text:span> <text:span text:style-name="T11">function</text:span><text:span text:style-name="T14">(){</text:span></text:p>
      <text:p text:style-name="P7"><text:span text:style-name="T5">48 </text:span><text:tab/><text:tab/><text:span text:style-name="T11">if</text:span><text:span text:style-name="T14">($scope.radioTwitter</text:span> <text:span text:style-name="T14">==</text:span> <text:span text:style-name="T19">'off'</text:span><text:span text:style-name="T14">){</text:span></text:p>
      <text:p text:style-name="P7"><text:span text:style-name="T5">49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twitter'</text:span><text:span text:style-name="T14">}).</text:span></text:p>
      <text:p text:style-name="P7"><text:span text:style-name="T5">50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51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52 </text:span><text:tab/><text:tab/> <text:s text:c="3"/><text:span text:style-name="T14">}).</text:span></text:p>
      <text:p text:style-name="P7"><text:span text:style-name="T5">53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54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55 </text:span><text:tab/><text:tab/> <text:s text:c="3"/><text:span text:style-name="T14">});</text:span></text:p>
      <text:p text:style-name="P7"><text:span text:style-name="T5">56 </text:span><text:tab/><text:tab/><text:span text:style-name="T14">}</text:span></text:p>
      <text:p text:style-name="P7"><text:span text:style-name="T5">57 </text:span><text:tab/><text:tab/><text:tab/></text:p>
      <text:p text:style-name="P7"><text:span text:style-name="T5">58 </text:span><text:tab/><text:span text:style-name="T14">}</text:span></text:p>
      <text:p text:style-name="P7"><text:span text:style-name="T5">59 </text:span><text:tab/><text:span text:style-name="T14">$scope.desactivateTwitter</text:span> <text:span text:style-name="T14">=</text:span> <text:span text:style-name="T11">function</text:span><text:span text:style-name="T14">(){</text:span></text:p>
      <text:p text:style-name="P7"><text:span text:style-name="T5">60 </text:span><text:tab/><text:tab/><text:span text:style-name="T11">if</text:span><text:span text:style-name="T14">($scope.radioTwitter</text:span> <text:span text:style-name="T14">==</text:span> <text:span text:style-name="T19">'on'</text:span><text:span text:style-name="T14">)</text:span></text:p>
      <text:p text:style-name="P7"><text:span text:style-name="T5">61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twitter'</text:span><text:span text:style-name="T14">}).</text:span></text:p>
      <text:p text:style-name="P7"><text:span text:style-name="T5">62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63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64 </text:span><text:tab/><text:tab/> <text:s text:c="3"/><text:span text:style-name="T14">}).</text:span></text:p>
      <text:p text:style-name="P7"><text:span text:style-name="T5">65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66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67 </text:span><text:tab/><text:tab/> <text:s text:c="3"/><text:span text:style-name="T14">});</text:span></text:p>
      <text:p text:style-name="P7"><text:span text:style-name="T5">68 </text:span><text:tab/><text:span text:style-name="T14">}</text:span></text:p>
      <text:p text:style-name="P8">69 </text:p>
      <text:p text:style-name="P7"><text:span text:style-name="T5">70 </text:span><text:tab/><text:span text:style-name="T14">$scope.activateGoogle</text:span> <text:span text:style-name="T14">=</text:span> <text:span text:style-name="T11">function</text:span><text:span text:style-name="T14">(){</text:span></text:p>
      <text:p text:style-name="P7"><text:span text:style-name="T5">71 </text:span><text:tab/><text:tab/><text:span text:style-name="T11">if</text:span><text:span text:style-name="T14">($scope.radioGoogle</text:span> <text:span text:style-name="T14">==</text:span> <text:span text:style-name="T19">'off'</text:span><text:span text:style-name="T14">){</text:span></text:p>
      <text:p text:style-name="P7"><text:span text:style-name="T5">72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connect/google'</text:span><text:span text:style-name="T14">}).</text:span></text:p>
      <text:p text:style-name="P7"><text:span text:style-name="T5">73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74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75 </text:span><text:tab/><text:tab/> <text:s text:c="3"/><text:span text:style-name="T14">}).</text:span></text:p>
      <text:p text:style-name="P7"><text:span text:style-name="T5">76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77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78 </text:span><text:tab/><text:tab/> <text:s text:c="3"/><text:span text:style-name="T14">});</text:span></text:p>
      <text:p text:style-name="P7"><text:span text:style-name="T5">79 </text:span><text:tab/><text:tab/><text:span text:style-name="T14">}</text:span></text:p>
      <text:p text:style-name="P7"><text:span text:style-name="T5">80 </text:span><text:tab/><text:tab/><text:tab/></text:p>
      <text:p text:style-name="P7"><text:span text:style-name="T5">81 </text:span><text:tab/><text:span text:style-name="T14">}</text:span></text:p>
      <text:p text:style-name="P7"><text:span text:style-name="T5">82 </text:span><text:tab/><text:span text:style-name="T14">$scope.desactivateTwitter</text:span> <text:span text:style-name="T14">=</text:span> <text:span text:style-name="T11">function</text:span><text:span text:style-name="T14">(){</text:span></text:p>
      <text:p text:style-name="P7"><text:span text:style-name="T5">83 </text:span><text:tab/><text:tab/><text:span text:style-name="T11">if</text:span><text:span text:style-name="T14">($scope.radioTwitter</text:span> <text:span text:style-name="T14">==</text:span> <text:span text:style-name="T19">'on'</text:span><text:span text:style-name="T14">)</text:span></text:p>
      <text:p text:style-name="P7"><text:span text:style-name="T5">84 </text:span><text:tab/><text:tab/><text:tab/><text:span text:style-name="T14">$</text:span><text:span text:style-name="T22">http</text:span><text:span text:style-name="T14">({method:</text:span> <text:span text:style-name="T19">'GET'</text:span><text:span text:style-name="T14">,</text:span> <text:span text:style-name="T14">url:</text:span> <text:span text:style-name="T19">'/unlink/google'</text:span><text:span text:style-name="T14">}).</text:span></text:p>
      <text:p text:style-name="P7"><text:soft-page-break/><text:span text:style-name="T5">85 </text:span><text:tab/> <text:s text:c="3"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86 </text:span><text:tab/><text:tab/> <text:s text:c="5"/><text:span text:style-name="T14">$scope.user</text:span> <text:span text:style-name="T14">=</text:span> <text:span text:style-name="T14">data;</text:span></text:p>
      <text:p text:style-name="P7"><text:span text:style-name="T5">87 </text:span><text:tab/><text:tab/> <text:s text:c="3"/><text:span text:style-name="T14">}).</text:span></text:p>
      <text:p text:style-name="P7"><text:span text:style-name="T5">88 </text:span><text:tab/><text:tab/> <text:s text:c="3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89 </text:span><text:tab/><text:tab/> <text:s text:c="5"/><text:span text:style-name="T14">$log.</text:span><text:span text:style-name="T22">error</text:span><text:span text:style-name="T14">(</text:span><text:span text:style-name="T19">"Error al conecctar"</text:span><text:span text:style-name="T14">);</text:span></text:p>
      <text:p text:style-name="P7"><text:span text:style-name="T5">90 </text:span><text:tab/><text:tab/> <text:s text:c="3"/><text:span text:style-name="T14">});</text:span></text:p>
      <text:p text:style-name="P7"><text:span text:style-name="T5">91 </text:span><text:tab/><text:span text:style-name="T14">}</text:span></text:p>
      <text:p text:style-name="P8">92 </text:p>
      <text:p text:style-name="P7"><text:span text:style-name="T5">93 </text:span><text:span text:style-name="T14">});</text:span></text:p>
      <text:p text:style-name="Text_20_body"/>
      <text:h text:style-name="Heading_20_3" text:outline-level="3">games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games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span text:style-name="T14">$scope.disabledPong</text:span> <text:span text:style-name="T14">=</text:span> <text:span text:style-name="T11">true</text:span><text:span text:style-name="T14">;</text:span></text:p>
      <text:p text:style-name="P7"><text:span text:style-name="T5">07 </text:span><text:span text:style-name="T14">$scope.confPong</text:span> <text:span text:style-name="T14">=</text:span> <text:span text:style-name="T19">'1'</text:span><text:span text:style-name="T14">;</text:span></text:p>
      <text:p text:style-name="P7"><text:span text:style-name="T5">08 </text:span><text:span text:style-name="T14">$scope.user.actualPong</text:span> <text:span text:style-name="T14">=</text:span> <text:span text:style-name="T11">null</text:span><text:span text:style-name="T14">;</text:span></text:p>
      <text:p text:style-name="P8">09 </text:p>
      <text:p text:style-name="P7"><text:span text:style-name="T5">10 </text:span><text:span text:style-name="T14">$scope.changeOptionPong</text:span> <text:span text:style-name="T14">=</text:span> <text:span text:style-name="T11">function</text:span> <text:span text:style-name="T14">() {</text:span></text:p>
      <text:p text:style-name="P7"><text:span text:style-name="T5">11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pongConf)</text:span></text:p>
      <text:p text:style-name="P7"><text:span text:style-name="T5">12 </text:span><text:s text:c="2"/><text:tab/><text:span text:style-name="T11">if</text:span><text:span text:style-name="T14">($scope.user.pongConf[i]._id</text:span> <text:span text:style-name="T14">== $scope.confPong){</text:span></text:p>
      <text:p text:style-name="P7"><text:span text:style-name="T5">13 </text:span><text:s text:c="2"/><text:tab/><text:tab/><text:span text:style-name="T14">$scope.user.actualPong</text:span> <text:span text:style-name="T14">= $scope.user.pongConf[i];</text:span></text:p>
      <text:p text:style-name="P7"><text:span text:style-name="T5">14 </text:span><text:s text:c="2"/><text:tab/><text:tab/><text:span text:style-name="T11">if</text:span><text:span text:style-name="T14">($scope.user.actualPong.name</text:span> <text:span text:style-name="T14">==</text:span> <text:span text:style-name="T19">'Fácil'</text:span><text:span text:style-name="T14">){</text:span></text:p>
      <text:p text:style-name="P7"><text:span text:style-name="T5">15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7"><text:span text:style-name="T5">16 </text:span><text:s text:c="6"/><text:span text:style-name="T14">}</text:span></text:p>
      <text:p text:style-name="P7"><text:span text:style-name="T5">17 </text:span><text:s text:c="6"/><text:span text:style-name="T11">else if</text:span><text:span text:style-name="T14">($scope.user.actualPong.name</text:span> <text:span text:style-name="T14">==</text:span> <text:span text:style-name="T19">'Normal'</text:span><text:span text:style-name="T14">){</text:span></text:p>
      <text:p text:style-name="P7"><text:span text:style-name="T5">18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7"><text:span text:style-name="T5">19 </text:span><text:s text:c="6"/><text:span text:style-name="T14">}</text:span></text:p>
      <text:p text:style-name="P7"><text:span text:style-name="T5">20 </text:span><text:s text:c="6"/><text:span text:style-name="T11">else if</text:span><text:span text:style-name="T14">($scope.user.actualPong.name</text:span> <text:span text:style-name="T14">==</text:span> <text:span text:style-name="T19">'Difícil'</text:span><text:span text:style-name="T14">){</text:span></text:p>
      <text:p text:style-name="P7"><text:span text:style-name="T5">21 </text:span><text:s text:c="8"/><text:span text:style-name="T14">$scope.disabledPong</text:span> <text:span text:style-name="T14">=</text:span> <text:span text:style-name="T11">true</text:span><text:span text:style-name="T14">;</text:span></text:p>
      <text:p text:style-name="P7"><text:span text:style-name="T5">22 </text:span><text:s text:c="6"/><text:span text:style-name="T14">}</text:span></text:p>
      <text:p text:style-name="P7"><text:span text:style-name="T5">23 </text:span><text:s text:c="6"/><text:span text:style-name="T11">else</text:span><text:span text:style-name="T14">{</text:span></text:p>
      <text:p text:style-name="P7"><text:span text:style-name="T5">24 </text:span><text:s text:c="8"/><text:span text:style-name="T14">$scope.disabledPong</text:span> <text:span text:style-name="T14">=</text:span> <text:span text:style-name="T11">false</text:span><text:span text:style-name="T14">;</text:span></text:p>
      <text:p text:style-name="P7"><text:span text:style-name="T5">25 </text:span><text:s text:c="6"/><text:span text:style-name="T14">}</text:span></text:p>
      <text:p text:style-name="P7"><text:span text:style-name="T5">26 </text:span><text:s text:c="6"/><text:span text:style-name="T11">break</text:span><text:span text:style-name="T14">;</text:span></text:p>
      <text:p text:style-name="P7"><text:span text:style-name="T5">27 </text:span><text:s text:c="2"/><text:tab/><text:span text:style-name="T14">};</text:span></text:p>
      <text:p text:style-name="P7"><text:span text:style-name="T5">28 </text:span><text:s text:c="2"/><text:span text:style-name="T14"><text:s/></text:span></text:p>
      <text:p text:style-name="P7"><text:span text:style-name="T5">29 </text:span><text:span text:style-name="T14">};</text:span></text:p>
      <text:p text:style-name="P8">30 </text:p>
      <text:p text:style-name="P7"><text:span text:style-name="T5">31 </text:span><text:span text:style-name="T14">$scope.deleteConfPong</text:span> <text:span text:style-name="T14">=</text:span> <text:span text:style-name="T11">function</text:span><text:span text:style-name="T14">(){</text:span> <text:s/></text:p>
      <text:p text:style-name="P7"><text:span text:style-name="T5">32 </text:span><text:s text:c="2"/><text:span text:style-name="T11">var</text:span> <text:span text:style-name="T14">data</text:span> <text:span text:style-name="T14">= $scope.user.actualPong._id;</text:span></text:p>
      <text:p text:style-name="P7"><text:span text:style-name="T5">33 </text:span><text:s text:c="2"/><text:span text:style-name="T14">$http.</text:span><text:span text:style-name="T11">delete</text:span><text:span text:style-name="T14">(</text:span><text:span text:style-name="T19">'/pongConfiguration/'</text:span><text:span text:style-name="T14">+$scope.userID+</text:span><text:span text:style-name="T19">'/'</text:span><text:span text:style-name="T14">+$scope.user.actualPong._id).</text:span></text:p>
      <text:p text:style-name="P7"><text:span text:style-name="T5">34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5 </text:span><text:s text:c="6"/><text:span text:style-name="T11">if</text:span> <text:span text:style-name="T14">(data.message){</text:span></text:p>
      <text:p text:style-name="P7"><text:span text:style-name="T5">36 </text:span><text:s text:c="8"/><text:span text:style-name="T14">$scope.errorMsg</text:span> <text:span text:style-name="T14">=data.message;</text:span></text:p>
      <text:p text:style-name="P7"><text:span text:style-name="T5">37 </text:span><text:s text:c="8"/><text:span text:style-name="T14">$log.</text:span><text:span text:style-name="T22">log</text:span><text:span text:style-name="T14">(data.message);</text:span></text:p>
      <text:p text:style-name="P7"><text:span text:style-name="T5">38 </text:span><text:s text:c="6"/><text:span text:style-name="T14">}</text:span></text:p>
      <text:p text:style-name="P7"><text:span text:style-name="T5">39 </text:span><text:s text:c="6"/><text:span text:style-name="T11">else</text:span><text:span text:style-name="T14">{</text:span></text:p>
      <text:p text:style-name="P7"><text:span text:style-name="T5">40 </text:span><text:s text:c="8"/><text:span text:style-name="T14">$scope.</text:span><text:span text:style-name="T22">init</text:span><text:span text:style-name="T14">();</text:span></text:p>
      <text:p text:style-name="P7"><text:span text:style-name="T5">41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42 </text:span><text:s text:c="8"/><text:span text:style-name="T14">$scope.confPong</text:span> <text:span text:style-name="T14">=</text:span> <text:span text:style-name="T19">'1'</text:span><text:span text:style-name="T14">;</text:span></text:p>
      <text:p text:style-name="P7"><text:span text:style-name="T5">43 </text:span><text:s text:c="8"/><text:span text:style-name="T14">$scope.user.actualPong</text:span> <text:span text:style-name="T14">=</text:span> <text:span text:style-name="T11">null</text:span><text:span text:style-name="T14">;</text:span></text:p>
      <text:p text:style-name="P7"><text:span text:style-name="T5">44 </text:span><text:s text:c="6"/><text:span text:style-name="T14">}</text:span></text:p>
      <text:p text:style-name="P8">45 </text:p>
      <text:p text:style-name="P7"><text:span text:style-name="T5">46 </text:span><text:s text:c="4"/><text:span text:style-name="T14">}).</text:span></text:p>
      <text:p text:style-name="P7"><text:span text:style-name="T5">47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8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oft-page-break/><text:span text:style-name="T5">49 </text:span><text:s text:c="2"/><text:span text:style-name="T14">});</text:span> </text:p>
      <text:p text:style-name="P7"><text:span text:style-name="T5">50 </text:span><text:span text:style-name="T14">}</text:span></text:p>
      <text:p text:style-name="P8">51 </text:p>
      <text:p text:style-name="P7"><text:span text:style-name="T5">52 </text:span><text:span text:style-name="T14">$scope.playPong</text:span> <text:span text:style-name="T14">=</text:span> <text:span text:style-name="T11">function</text:span><text:span text:style-name="T14">(){</text:span></text:p>
      <text:p text:style-name="P7"><text:span text:style-name="T5">53 </text:span><text:s text:c="2"/></text:p>
      <text:p text:style-name="P7"><text:span text:style-name="T5">54 </text:span><text:s text:c="2"/><text:span text:style-name="T14">$http.</text:span><text:span text:style-name="T22">get</text:span><text:span text:style-name="T14">(</text:span><text:span text:style-name="T19">'/playPong/'</text:span><text:span text:style-name="T14">+$scope.userID+</text:span><text:span text:style-name="T19">'/'</text:span><text:span text:style-name="T14">+$scope.user.actualPong._id);</text:span></text:p>
      <text:p text:style-name="P7"><text:span text:style-name="T5">55 </text:span><text:span text:style-name="T14">}</text:span></text:p>
      <text:p text:style-name="P8">56 </text:p>
      <text:p text:style-name="P8">57 </text:p>
      <text:p text:style-name="P8">58 </text:p>
      <text:p text:style-name="P7"><text:span text:style-name="T5">59 </text:span><text:span text:style-name="T14">$scope.disabledTetris</text:span> <text:span text:style-name="T14">=</text:span> <text:span text:style-name="T11">true</text:span><text:span text:style-name="T14">;</text:span></text:p>
      <text:p text:style-name="P7"><text:span text:style-name="T5">60 </text:span><text:span text:style-name="T14">$scope.confTetris</text:span> <text:span text:style-name="T14">=</text:span> <text:span text:style-name="T19">'1'</text:span><text:span text:style-name="T14">;</text:span></text:p>
      <text:p text:style-name="P7"><text:span text:style-name="T5">61 </text:span><text:span text:style-name="T14">$scope.user.actualTetris</text:span> <text:span text:style-name="T14">=</text:span> <text:span text:style-name="T11">null</text:span><text:span text:style-name="T14">;</text:span></text:p>
      <text:p text:style-name="P8">62 </text:p>
      <text:p text:style-name="P7"><text:span text:style-name="T5">63 </text:span><text:span text:style-name="T14">$scope.changeOptionTetris</text:span> <text:span text:style-name="T14">=</text:span> <text:span text:style-name="T11">function</text:span> <text:span text:style-name="T14">() {</text:span></text:p>
      <text:p text:style-name="P7"><text:span text:style-name="T5">64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tetrisConf)</text:span></text:p>
      <text:p text:style-name="P7"><text:span text:style-name="T5">65 </text:span><text:s text:c="4"/><text:span text:style-name="T11">if</text:span><text:span text:style-name="T14">($scope.user.tetrisConf[i]._id</text:span> <text:span text:style-name="T14">== $scope.confTetris){</text:span></text:p>
      <text:p text:style-name="P7"><text:span text:style-name="T5">66 </text:span><text:s text:c="6"/><text:span text:style-name="T14">$scope.user.actualTetris</text:span> <text:span text:style-name="T14">= $scope.user.tetrisConf[i];</text:span></text:p>
      <text:p text:style-name="P7"><text:span text:style-name="T5">67 </text:span><text:s text:c="6"/><text:span text:style-name="T11">if</text:span><text:span text:style-name="T14">($scope.user.actualTetris.name</text:span> <text:span text:style-name="T14">==</text:span> <text:span text:style-name="T19">'Fácil'</text:span><text:span text:style-name="T14">){</text:span></text:p>
      <text:p text:style-name="P7"><text:span text:style-name="T5">68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7"><text:span text:style-name="T5">69 </text:span><text:s text:c="6"/><text:span text:style-name="T14">}</text:span></text:p>
      <text:p text:style-name="P7"><text:span text:style-name="T5">70 </text:span><text:s text:c="6"/><text:span text:style-name="T11">else if</text:span><text:span text:style-name="T14">($scope.user.actualTetris.name</text:span> <text:span text:style-name="T14">==</text:span> <text:span text:style-name="T19">'Normal'</text:span><text:span text:style-name="T14">){</text:span></text:p>
      <text:p text:style-name="P7"><text:span text:style-name="T5">71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7"><text:span text:style-name="T5">72 </text:span><text:s text:c="6"/><text:span text:style-name="T14">}</text:span></text:p>
      <text:p text:style-name="P7"><text:span text:style-name="T5">73 </text:span><text:s text:c="6"/><text:span text:style-name="T11">else if</text:span><text:span text:style-name="T14">($scope.user.actualTetris.name</text:span> <text:span text:style-name="T14">==</text:span> <text:span text:style-name="T19">'Difícil'</text:span><text:span text:style-name="T14">){</text:span></text:p>
      <text:p text:style-name="P7"><text:span text:style-name="T5">74 </text:span><text:s text:c="8"/><text:span text:style-name="T14">$scope.disabledTetris</text:span> <text:span text:style-name="T14">=</text:span> <text:span text:style-name="T11">true</text:span><text:span text:style-name="T14">;</text:span></text:p>
      <text:p text:style-name="P7"><text:span text:style-name="T5">75 </text:span><text:s text:c="6"/><text:span text:style-name="T14">}</text:span></text:p>
      <text:p text:style-name="P7"><text:span text:style-name="T5">76 </text:span><text:s text:c="6"/><text:span text:style-name="T11">else</text:span><text:span text:style-name="T14">{</text:span></text:p>
      <text:p text:style-name="P7"><text:span text:style-name="T5">77 </text:span><text:s text:c="8"/><text:span text:style-name="T14">$scope.disabledTetris</text:span> <text:span text:style-name="T14">=</text:span> <text:span text:style-name="T11">false</text:span><text:span text:style-name="T14">;</text:span></text:p>
      <text:p text:style-name="P7"><text:span text:style-name="T5">78 </text:span><text:s text:c="6"/><text:span text:style-name="T14">}</text:span></text:p>
      <text:p text:style-name="P7"><text:span text:style-name="T5">79 </text:span><text:s text:c="6"/><text:span text:style-name="T11">break</text:span><text:span text:style-name="T14">;</text:span></text:p>
      <text:p text:style-name="P7"><text:span text:style-name="T5">80 </text:span><text:s text:c="4"/><text:span text:style-name="T14">};</text:span></text:p>
      <text:p text:style-name="P7"><text:span text:style-name="T5">81 </text:span><text:s text:c="2"/><text:span text:style-name="T14"><text:s/></text:span></text:p>
      <text:p text:style-name="P7"><text:span text:style-name="T5">82 </text:span><text:span text:style-name="T14">};</text:span></text:p>
      <text:p text:style-name="P8">83 </text:p>
      <text:p text:style-name="P7"><text:span text:style-name="T5">84 </text:span><text:span text:style-name="T14">$scope.deleteConfTetris</text:span> <text:span text:style-name="T14">=</text:span> <text:span text:style-name="T11">function</text:span><text:span text:style-name="T14">(){</text:span> <text:s/></text:p>
      <text:p text:style-name="P7"><text:span text:style-name="T5">85 </text:span><text:s text:c="2"/><text:span text:style-name="T11">var</text:span> <text:span text:style-name="T14">data</text:span> <text:span text:style-name="T14">= $scope.user.actualTetris._id;</text:span></text:p>
      <text:p text:style-name="P7"><text:span text:style-name="T5">86 </text:span><text:s text:c="2"/><text:span text:style-name="T14">$http.</text:span><text:span text:style-name="T11">delete</text:span><text:span text:style-name="T14">(</text:span><text:span text:style-name="T19">'/tetrisConfiguration/'</text:span><text:span text:style-name="T14">+$scope.userID+</text:span><text:span text:style-name="T19">'/'</text:span><text:span text:style-name="T14">+$scope.user.actualTetris._id).</text:span></text:p>
      <text:p text:style-name="P7"><text:span text:style-name="T5">87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88 </text:span><text:s text:c="6"/><text:span text:style-name="T11">if</text:span> <text:span text:style-name="T14">(data.message){</text:span></text:p>
      <text:p text:style-name="P7"><text:span text:style-name="T5">89 </text:span><text:s text:c="8"/><text:span text:style-name="T14">$scope.errorMsg</text:span> <text:span text:style-name="T14">=data.message;</text:span></text:p>
      <text:p text:style-name="P7"><text:span text:style-name="T5">90 </text:span><text:s text:c="8"/><text:span text:style-name="T14">$log.</text:span><text:span text:style-name="T22">log</text:span><text:span text:style-name="T14">(data.message);</text:span></text:p>
      <text:p text:style-name="P7"><text:span text:style-name="T5">91 </text:span><text:s text:c="6"/><text:span text:style-name="T14">}</text:span></text:p>
      <text:p text:style-name="P7"><text:span text:style-name="T5">92 </text:span><text:s text:c="6"/><text:span text:style-name="T11">else</text:span><text:span text:style-name="T14">{</text:span></text:p>
      <text:p text:style-name="P7"><text:span text:style-name="T5">93 </text:span><text:s text:c="8"/><text:span text:style-name="T14">$scope.</text:span><text:span text:style-name="T22">init</text:span><text:span text:style-name="T14">();</text:span></text:p>
      <text:p text:style-name="P7"><text:span text:style-name="T5">94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95 </text:span><text:s text:c="8"/><text:span text:style-name="T14">$scope.confTetris</text:span> <text:span text:style-name="T14">=</text:span> <text:span text:style-name="T19">'1'</text:span><text:span text:style-name="T14">;</text:span></text:p>
      <text:p text:style-name="P7"><text:span text:style-name="T5">96 </text:span><text:s text:c="8"/><text:span text:style-name="T14">$scope.user.actualTetris</text:span> <text:span text:style-name="T14">=</text:span> <text:span text:style-name="T11">null</text:span><text:span text:style-name="T14">;</text:span></text:p>
      <text:p text:style-name="P7"><text:span text:style-name="T5">97 </text:span><text:s text:c="6"/><text:span text:style-name="T14">}</text:span></text:p>
      <text:p text:style-name="P8">98 </text:p>
      <text:p text:style-name="P7"><text:span text:style-name="T5">99 </text:span><text:s text:c="4"/><text:span text:style-name="T14">}).</text:span></text:p>
      <text:p text:style-name="P7"><text:span text:style-name="T5">100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101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102 </text:span><text:s text:c="2"/><text:span text:style-name="T14">});</text:span> </text:p>
      <text:p text:style-name="P7"><text:span text:style-name="T5">103 </text:span><text:span text:style-name="T14">}</text:span></text:p>
      <text:p text:style-name="P8">104 </text:p>
      <text:p text:style-name="P8">105 </text:p>
      <text:p text:style-name="P8">106 </text:p>
      <text:p text:style-name="P7"><text:span text:style-name="T5">107 </text:span><text:span text:style-name="T14">$scope.disabledDragMe</text:span> <text:span text:style-name="T14">=</text:span> <text:span text:style-name="T11">true</text:span><text:span text:style-name="T14">;</text:span></text:p>
      <text:p text:style-name="P7"><text:span text:style-name="T5">108 </text:span><text:span text:style-name="T14">$scope.confDragMe</text:span> <text:span text:style-name="T14">=</text:span> <text:span text:style-name="T19">'1'</text:span><text:span text:style-name="T14">;</text:span></text:p>
      <text:p text:style-name="P7"><text:span text:style-name="T5">109 </text:span><text:span text:style-name="T14">$scope.user.actualDragMe</text:span> <text:span text:style-name="T14">=</text:span> <text:span text:style-name="T11">null</text:span><text:span text:style-name="T14">;</text:span></text:p>
      <text:p text:style-name="P8">110 </text:p>
      <text:p text:style-name="P7"><text:span text:style-name="T5">111 </text:span><text:span text:style-name="T14">$scope.changeOptionDragMe</text:span> <text:span text:style-name="T14">=</text:span> <text:span text:style-name="T11">function</text:span> <text:span text:style-name="T14">() {</text:span></text:p>
      <text:p text:style-name="P7"><text:soft-page-break/><text:span text:style-name="T5">112 </text:span><text:s text:c="2"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user.dragMeConf)</text:span></text:p>
      <text:p text:style-name="P7"><text:span text:style-name="T5">113 </text:span><text:s text:c="4"/><text:span text:style-name="T11">if</text:span><text:span text:style-name="T14">($scope.user.dragMeConf[i]._id</text:span> <text:span text:style-name="T14">== $scope.confDragMe){</text:span></text:p>
      <text:p text:style-name="P7"><text:span text:style-name="T5">114 </text:span><text:s text:c="6"/><text:span text:style-name="T14">$scope.user.actualDragMe</text:span> <text:span text:style-name="T14">= $scope.user.dragMeConf[i];</text:span></text:p>
      <text:p text:style-name="P7"><text:span text:style-name="T5">115 </text:span><text:s text:c="6"/><text:span text:style-name="T11">if</text:span><text:span text:style-name="T14">($scope.user.actualDragMe.name</text:span> <text:span text:style-name="T14">==</text:span> <text:span text:style-name="T19">'Fácil'</text:span><text:span text:style-name="T14">){</text:span></text:p>
      <text:p text:style-name="P7"><text:span text:style-name="T5">116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7"><text:span text:style-name="T5">117 </text:span><text:s text:c="6"/><text:span text:style-name="T14">}</text:span></text:p>
      <text:p text:style-name="P7"><text:span text:style-name="T5">118 </text:span><text:s text:c="6"/><text:span text:style-name="T11">else if</text:span><text:span text:style-name="T14">($scope.user.actualDragMe.name</text:span> <text:span text:style-name="T14">==</text:span> <text:span text:style-name="T19">'Normal'</text:span><text:span text:style-name="T14">){</text:span></text:p>
      <text:p text:style-name="P7"><text:span text:style-name="T5">119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7"><text:span text:style-name="T5">120 </text:span><text:s text:c="6"/><text:span text:style-name="T14">}</text:span></text:p>
      <text:p text:style-name="P7"><text:span text:style-name="T5">121 </text:span><text:s text:c="6"/><text:span text:style-name="T11">else if</text:span><text:span text:style-name="T14">($scope.user.actualDragMe.name</text:span> <text:span text:style-name="T14">==</text:span> <text:span text:style-name="T19">'Difícil'</text:span><text:span text:style-name="T14">){</text:span></text:p>
      <text:p text:style-name="P7"><text:span text:style-name="T5">122 </text:span><text:s text:c="8"/><text:span text:style-name="T14">$scope.disabledDragMe</text:span> <text:span text:style-name="T14">=</text:span> <text:span text:style-name="T11">true</text:span><text:span text:style-name="T14">;</text:span></text:p>
      <text:p text:style-name="P7"><text:span text:style-name="T5">123 </text:span><text:s text:c="6"/><text:span text:style-name="T14">}</text:span></text:p>
      <text:p text:style-name="P7"><text:span text:style-name="T5">124 </text:span><text:s text:c="6"/><text:span text:style-name="T11">else</text:span><text:span text:style-name="T14">{</text:span></text:p>
      <text:p text:style-name="P7"><text:span text:style-name="T5">125 </text:span><text:s text:c="8"/><text:span text:style-name="T14">$scope.disabledDragMe</text:span> <text:span text:style-name="T14">=</text:span> <text:span text:style-name="T11">false</text:span><text:span text:style-name="T14">;</text:span></text:p>
      <text:p text:style-name="P7"><text:span text:style-name="T5">126 </text:span><text:s text:c="6"/><text:span text:style-name="T14">}</text:span></text:p>
      <text:p text:style-name="P7"><text:span text:style-name="T5">127 </text:span><text:s text:c="6"/><text:span text:style-name="T11">break</text:span><text:span text:style-name="T14">;</text:span></text:p>
      <text:p text:style-name="P7"><text:span text:style-name="T5">128 </text:span><text:s text:c="4"/><text:span text:style-name="T14">};</text:span></text:p>
      <text:p text:style-name="P7"><text:span text:style-name="T5">129 </text:span><text:s text:c="2"/><text:span text:style-name="T14"><text:s/></text:span></text:p>
      <text:p text:style-name="P7"><text:span text:style-name="T5">130 </text:span><text:span text:style-name="T14">};</text:span></text:p>
      <text:p text:style-name="P8">131 </text:p>
      <text:p text:style-name="P7"><text:span text:style-name="T5">132 </text:span><text:span text:style-name="T14">$scope.deleteConfDragMe</text:span> <text:span text:style-name="T14">=</text:span> <text:span text:style-name="T11">function</text:span><text:span text:style-name="T14">(){</text:span> <text:s/></text:p>
      <text:p text:style-name="P7"><text:span text:style-name="T5">133 </text:span><text:s text:c="2"/><text:span text:style-name="T11">var</text:span> <text:span text:style-name="T14">data</text:span> <text:span text:style-name="T14">= $scope.user.actualDragMe._id;</text:span></text:p>
      <text:p text:style-name="P7"><text:span text:style-name="T5">134 </text:span><text:s text:c="2"/><text:span text:style-name="T14">$http.</text:span><text:span text:style-name="T11">delete</text:span><text:span text:style-name="T14">(</text:span><text:span text:style-name="T19">'/dragMeConfiguration/'</text:span><text:span text:style-name="T14">+$scope.userID+</text:span><text:span text:style-name="T19">'/'</text:span><text:span text:style-name="T14">+$scope.user.actualDragMe._id).</text:span></text:p>
      <text:p text:style-name="P7"><text:span text:style-name="T5">135 </text:span><text:s text:c="4"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136 </text:span><text:s text:c="6"/><text:span text:style-name="T11">if</text:span> <text:span text:style-name="T14">(data.message){</text:span></text:p>
      <text:p text:style-name="P7"><text:span text:style-name="T5">137 </text:span><text:s text:c="8"/><text:span text:style-name="T14">$scope.errorMsg</text:span> <text:span text:style-name="T14">=data.message;</text:span></text:p>
      <text:p text:style-name="P7"><text:span text:style-name="T5">138 </text:span><text:s text:c="8"/><text:span text:style-name="T14">$log.</text:span><text:span text:style-name="T22">log</text:span><text:span text:style-name="T14">(data.message);</text:span></text:p>
      <text:p text:style-name="P7"><text:span text:style-name="T5">139 </text:span><text:s text:c="6"/><text:span text:style-name="T14">}</text:span></text:p>
      <text:p text:style-name="P7"><text:span text:style-name="T5">140 </text:span><text:s text:c="6"/><text:span text:style-name="T11">else</text:span><text:span text:style-name="T14">{</text:span></text:p>
      <text:p text:style-name="P7"><text:span text:style-name="T5">141 </text:span><text:s text:c="8"/><text:span text:style-name="T14">$scope.</text:span><text:span text:style-name="T22">init</text:span><text:span text:style-name="T14">();</text:span></text:p>
      <text:p text:style-name="P7"><text:span text:style-name="T5">142 </text:span><text:s text:c="8"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143 </text:span><text:s text:c="8"/><text:span text:style-name="T14">$scope.confDragMe</text:span> <text:span text:style-name="T14">=</text:span> <text:span text:style-name="T19">'1'</text:span><text:span text:style-name="T14">;</text:span></text:p>
      <text:p text:style-name="P7"><text:span text:style-name="T5">144 </text:span><text:s text:c="8"/><text:span text:style-name="T14">$scope.user.actualDragMe</text:span> <text:span text:style-name="T14">=</text:span> <text:span text:style-name="T11">null</text:span><text:span text:style-name="T14">;</text:span></text:p>
      <text:p text:style-name="P7"><text:span text:style-name="T5">145 </text:span><text:s text:c="6"/><text:span text:style-name="T14">}</text:span></text:p>
      <text:p text:style-name="P8">146 </text:p>
      <text:p text:style-name="P7"><text:span text:style-name="T5">147 </text:span><text:s text:c="4"/><text:span text:style-name="T14">}).</text:span></text:p>
      <text:p text:style-name="P7"><text:span text:style-name="T5">148 </text:span><text:s text:c="4"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149 </text:span><text:s text:c="6"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150 </text:span><text:s text:c="2"/><text:span text:style-name="T14">});</text:span> </text:p>
      <text:p text:style-name="P7"><text:span text:style-name="T5">151 </text:span><text:span text:style-name="T14">}</text:span></text:p>
      <text:p text:style-name="P8">152 </text:p>
      <text:p text:style-name="P7"><text:span text:style-name="T5">153 </text:span><text:span text:style-name="T14">});</text:span></text:p>
      <text:p text:style-name="Text_20_body"/>
      <text:h text:style-name="Heading_20_3" text:outline-level="3">score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scoreController'</text:span><text:span text:style-name="T14">,</text:span> <text:span text:style-name="T11">function</text:span> <text:span text:style-name="T14">($scope, $http, $log, $location) {</text:span></text:p>
      <text:p text:style-name="P7"><text:span text:style-name="T5">05 </text:span><text:tab/><text:span text:style-name="T14">$scope.selectScoreGame</text:span> <text:span text:style-name="T14">=</text:span> <text:span text:style-name="T19">'Pong'</text:span><text:span text:style-name="T14">;</text:span></text:p>
      <text:p text:style-name="P7"><text:span text:style-name="T5">06 </text:span><text:tab/><text:span text:style-name="T14">$scope.actualScoreGame</text:span> <text:span text:style-name="T14">= $scope.user.pongConf;</text:span></text:p>
      <text:p text:style-name="P7"><text:span text:style-name="T5">07 </text:span><text:tab/><text:span text:style-name="T14">$scope.idGame</text:span> <text:span text:style-name="T14">=</text:span> <text:span text:style-name="T19">'1'</text:span><text:span text:style-name="T14">;</text:span></text:p>
      <text:p text:style-name="P8">08 </text:p>
      <text:p text:style-name="P7"><text:span text:style-name="T5">09 </text:span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,</text:span> <text:span text:style-name="T19">'Marcador Oponente'</text:span><text:span text:style-name="T14">,</text:span> <text:span text:style-name="T19">'Marcador Jugador'</text:span><text:span text:style-name="T14">]</text:span></text:p>
      <text:p text:style-name="P7"><text:span text:style-name="T5">10 </text:span><text:tab/></text:p>
      <text:p text:style-name="P7"><text:span text:style-name="T5">11 </text:span><text:tab/><text:span text:style-name="T14">$scope.chartConfig</text:span> <text:span text:style-name="T14">= {</text:span></text:p>
      <text:p text:style-name="P7"><text:span text:style-name="T5">12 </text:span><text:span text:style-name="T14"><text:s text:c="8"/>options: {</text:span></text:p>
      <text:p text:style-name="P7"><text:span text:style-name="T5">13 </text:span><text:span text:style-name="T14"><text:s text:c="12"/>chart: {</text:span></text:p>
      <text:p text:style-name="P7"><text:span text:style-name="T5">14 </text:span><text:span text:style-name="T14"><text:s text:c="16"/>type:</text:span> <text:span text:style-name="T19">'spline'</text:span><text:span text:style-name="T14">,</text:span></text:p>
      <text:p text:style-name="P7"><text:soft-page-break/><text:span text:style-name="T5">15 </text:span><text:span text:style-name="T14"><text:s text:c="16"/>zoomType:</text:span> <text:span text:style-name="T19">'xy'</text:span></text:p>
      <text:p text:style-name="P7"><text:span text:style-name="T5">16 </text:span><text:s text:c="12"/><text:span text:style-name="T14">},</text:span></text:p>
      <text:p text:style-name="P7"><text:span text:style-name="T5">17 </text:span><text:span text:style-name="T14"><text:s text:c="12"/>plotOptions: {</text:span></text:p>
      <text:p text:style-name="P7"><text:span text:style-name="T5">18 </text:span><text:span text:style-name="T14"><text:s text:c="16"/>series: {</text:span></text:p>
      <text:p text:style-name="P7"><text:span text:style-name="T5">19 </text:span><text:span text:style-name="T14"><text:s text:c="20"/>stacking:</text:span> <text:span text:style-name="T19">''</text:span></text:p>
      <text:p text:style-name="P7"><text:span text:style-name="T5">20 </text:span><text:s text:c="16"/><text:span text:style-name="T14">}</text:span></text:p>
      <text:p text:style-name="P7"><text:span text:style-name="T5">21 </text:span><text:s text:c="12"/><text:span text:style-name="T14">}</text:span></text:p>
      <text:p text:style-name="P7"><text:span text:style-name="T5">22 </text:span><text:s text:c="8"/><text:span text:style-name="T14">},</text:span></text:p>
      <text:p text:style-name="P8">23 </text:p>
      <text:p text:style-name="P7"><text:span text:style-name="T5">24 </text:span><text:span text:style-name="T14"><text:s text:c="8"/>yAxis: {</text:span></text:p>
      <text:p text:style-name="P7"><text:span text:style-name="T5">25 </text:span><text:span text:style-name="T14"><text:s text:c="16"/>title: {</text:span></text:p>
      <text:p text:style-name="P7"><text:span text:style-name="T5">26 </text:span><text:span text:style-name="T14"><text:s text:c="20"/>text:</text:span> <text:span text:style-name="T19">'Puntos'</text:span></text:p>
      <text:p text:style-name="P7"><text:span text:style-name="T5">27 </text:span><text:s text:c="16"/><text:span text:style-name="T14">},</text:span></text:p>
      <text:p text:style-name="P7"><text:span text:style-name="T5">28 </text:span><text:span text:style-name="T14"><text:s text:c="16"/>min:</text:span> <text:span text:style-name="T21">0</text:span></text:p>
      <text:p text:style-name="P7"><text:span text:style-name="T5">29 </text:span><text:s text:c="12"/><text:span text:style-name="T14">},</text:span></text:p>
      <text:p text:style-name="P7"><text:span text:style-name="T5">30 </text:span><text:span text:style-name="T14"><text:s text:c="8"/>xAxis: {</text:span></text:p>
      <text:p text:style-name="P7"><text:span text:style-name="T5">31 </text:span><text:span text:style-name="T14"><text:s text:c="16"/>title: {</text:span></text:p>
      <text:p text:style-name="P7"><text:span text:style-name="T5">32 </text:span><text:span text:style-name="T14"><text:s text:c="20"/>text:</text:span> <text:span text:style-name="T19">'Partidas'</text:span></text:p>
      <text:p text:style-name="P7"><text:span text:style-name="T5">33 </text:span><text:s text:c="16"/><text:span text:style-name="T14">},</text:span></text:p>
      <text:p text:style-name="P7"><text:span text:style-name="T5">34 </text:span><text:span text:style-name="T14"><text:s text:c="16"/>min:</text:span> <text:span text:style-name="T21">0</text:span></text:p>
      <text:p text:style-name="P7"><text:span text:style-name="T5">35 </text:span><text:s text:c="12"/><text:span text:style-name="T14">},</text:span></text:p>
      <text:p text:style-name="P8">36 </text:p>
      <text:p text:style-name="P7"><text:span text:style-name="T5">37 </text:span><text:span text:style-name="T14"><text:s text:c="8"/>series: [],</text:span></text:p>
      <text:p text:style-name="P8">38 </text:p>
      <text:p text:style-name="P7"><text:span text:style-name="T5">39 </text:span><text:span text:style-name="T14"><text:s text:c="8"/>title: {</text:span></text:p>
      <text:p text:style-name="P7"><text:span text:style-name="T5">40 </text:span><text:span text:style-name="T14"><text:s text:c="12"/>text:</text:span> <text:span text:style-name="T19">'Resultados de puntuación'</text:span></text:p>
      <text:p text:style-name="P7"><text:span text:style-name="T5">41 </text:span><text:s text:c="8"/><text:span text:style-name="T14">},</text:span></text:p>
      <text:p text:style-name="P7"><text:span text:style-name="T5">42 </text:span><text:span text:style-name="T14"><text:s text:c="8"/>credits: {</text:span></text:p>
      <text:p text:style-name="P7"><text:span text:style-name="T5">43 </text:span><text:span text:style-name="T14"><text:s text:c="12"/>enabled:</text:span> <text:span text:style-name="T11">false</text:span></text:p>
      <text:p text:style-name="P7"><text:span text:style-name="T5">44 </text:span><text:s text:c="8"/><text:span text:style-name="T14">},</text:span></text:p>
      <text:p text:style-name="P7"><text:span text:style-name="T5">45 </text:span><text:span text:style-name="T14"><text:s text:c="8"/>loading:</text:span> <text:span text:style-name="T11">false</text:span></text:p>
      <text:p text:style-name="P7"><text:span text:style-name="T5">46 </text:span><text:s text:c="4"/><text:span text:style-name="T14">}</text:span></text:p>
      <text:p text:style-name="P8">47 </text:p>
      <text:p text:style-name="P7"><text:span text:style-name="T5">48 </text:span><text:s text:c="4"/><text:span text:style-name="T14">$scope.chartConfig2</text:span> <text:span text:style-name="T14">= {</text:span></text:p>
      <text:p text:style-name="P7"><text:span text:style-name="T5">49 </text:span><text:span text:style-name="T14"><text:s text:c="8"/>options: {</text:span></text:p>
      <text:p text:style-name="P7"><text:span text:style-name="T5">50 </text:span><text:span text:style-name="T14"><text:s text:c="12"/>chart: {</text:span></text:p>
      <text:p text:style-name="P7"><text:span text:style-name="T5">51 </text:span><text:span text:style-name="T14"><text:s text:c="16"/>type:</text:span> <text:span text:style-name="T19">'spline'</text:span><text:span text:style-name="T14">,</text:span></text:p>
      <text:p text:style-name="P7"><text:span text:style-name="T5">52 </text:span><text:span text:style-name="T14"><text:s text:c="16"/>zoomType:</text:span> <text:span text:style-name="T19">'xy'</text:span></text:p>
      <text:p text:style-name="P7"><text:span text:style-name="T5">53 </text:span><text:s text:c="12"/><text:span text:style-name="T14">},</text:span></text:p>
      <text:p text:style-name="P7"><text:span text:style-name="T5">54 </text:span><text:span text:style-name="T14"><text:s text:c="12"/>plotOptions: {</text:span></text:p>
      <text:p text:style-name="P7"><text:span text:style-name="T5">55 </text:span><text:span text:style-name="T14"><text:s text:c="16"/>series: {</text:span></text:p>
      <text:p text:style-name="P7"><text:span text:style-name="T5">56 </text:span><text:span text:style-name="T14"><text:s text:c="20"/>stacking:</text:span> <text:span text:style-name="T19">''</text:span></text:p>
      <text:p text:style-name="P7"><text:span text:style-name="T5">57 </text:span><text:s text:c="16"/><text:span text:style-name="T14">}</text:span></text:p>
      <text:p text:style-name="P7"><text:span text:style-name="T5">58 </text:span><text:s text:c="12"/><text:span text:style-name="T14">}</text:span></text:p>
      <text:p text:style-name="P7"><text:span text:style-name="T5">59 </text:span><text:s text:c="8"/><text:span text:style-name="T14">},</text:span></text:p>
      <text:p text:style-name="P7"><text:span text:style-name="T5">60 </text:span><text:span text:style-name="T14"><text:s text:c="8"/>yAxis: {</text:span></text:p>
      <text:p text:style-name="P7"><text:span text:style-name="T5">61 </text:span><text:span text:style-name="T14"><text:s text:c="16"/>title: {</text:span></text:p>
      <text:p text:style-name="P7"><text:span text:style-name="T5">62 </text:span><text:span text:style-name="T14"><text:s text:c="20"/>text:</text:span> <text:span text:style-name="T19">'Puntos'</text:span></text:p>
      <text:p text:style-name="P7"><text:span text:style-name="T5">63 </text:span><text:s text:c="16"/><text:span text:style-name="T14">},</text:span></text:p>
      <text:p text:style-name="P7"><text:span text:style-name="T5">64 </text:span><text:span text:style-name="T14"><text:s text:c="16"/>min:</text:span> <text:span text:style-name="T21">0</text:span></text:p>
      <text:p text:style-name="P7"><text:span text:style-name="T5">65 </text:span><text:s text:c="12"/><text:span text:style-name="T14">},</text:span></text:p>
      <text:p text:style-name="P7"><text:span text:style-name="T5">66 </text:span><text:span text:style-name="T14"><text:s text:c="8"/>xAxis: {</text:span></text:p>
      <text:p text:style-name="P7"><text:span text:style-name="T5">67 </text:span><text:span text:style-name="T14"><text:s text:c="16"/>title: {</text:span></text:p>
      <text:p text:style-name="P7"><text:span text:style-name="T5">68 </text:span><text:span text:style-name="T14"><text:s text:c="20"/>text:</text:span> <text:span text:style-name="T19">'Partidas'</text:span></text:p>
      <text:p text:style-name="P7"><text:span text:style-name="T5">69 </text:span><text:s text:c="16"/><text:span text:style-name="T14">},</text:span></text:p>
      <text:p text:style-name="P7"><text:span text:style-name="T5">70 </text:span><text:span text:style-name="T14"><text:s text:c="16"/>min:</text:span> <text:span text:style-name="T21">0</text:span></text:p>
      <text:p text:style-name="P7"><text:span text:style-name="T5">71 </text:span><text:s text:c="12"/><text:span text:style-name="T14">},</text:span></text:p>
      <text:p text:style-name="P8">72 </text:p>
      <text:p text:style-name="P7"><text:span text:style-name="T5">73 </text:span><text:span text:style-name="T14"><text:s text:c="8"/>series: [],</text:span></text:p>
      <text:p text:style-name="P8">74 </text:p>
      <text:p text:style-name="P7"><text:span text:style-name="T5">75 </text:span><text:span text:style-name="T14"><text:s text:c="8"/>title: {</text:span></text:p>
      <text:p text:style-name="P7"><text:span text:style-name="T5">76 </text:span><text:span text:style-name="T14"><text:s text:c="12"/>text:</text:span> <text:span text:style-name="T19">'Marcadores'</text:span></text:p>
      <text:p text:style-name="P7"><text:span text:style-name="T5">77 </text:span><text:s text:c="8"/><text:span text:style-name="T14">},</text:span></text:p>
      <text:p text:style-name="P7"><text:span text:style-name="T5">78 </text:span><text:span text:style-name="T14"><text:s text:c="8"/>credits: {</text:span></text:p>
      <text:p text:style-name="P7"><text:soft-page-break/><text:span text:style-name="T5">79 </text:span><text:span text:style-name="T14"><text:s text:c="12"/>enabled:</text:span> <text:span text:style-name="T11">false</text:span></text:p>
      <text:p text:style-name="P7"><text:span text:style-name="T5">80 </text:span><text:s text:c="8"/><text:span text:style-name="T14">},</text:span></text:p>
      <text:p text:style-name="P7"><text:span text:style-name="T5">81 </text:span><text:span text:style-name="T14"><text:s text:c="8"/>loading:</text:span> <text:span text:style-name="T11">false</text:span></text:p>
      <text:p text:style-name="P7"><text:span text:style-name="T5">82 </text:span><text:s text:c="4"/><text:span text:style-name="T14">}</text:span></text:p>
      <text:p text:style-name="P8">83 </text:p>
      <text:p text:style-name="P7"><text:span text:style-name="T5">84 </text:span><text:tab/><text:span text:style-name="T14">$scope.changeGame</text:span> <text:span text:style-name="T14">=</text:span> <text:span text:style-name="T11">function</text:span><text:span text:style-name="T14">(){</text:span></text:p>
      <text:p text:style-name="P7"><text:span text:style-name="T5">85 </text:span><text:tab/><text:tab/><text:span text:style-name="T14">$scope.chartConfig.series</text:span> <text:span text:style-name="T14">= [];</text:span></text:p>
      <text:p text:style-name="P7"><text:span text:style-name="T5">86 </text:span><text:tab/><text:tab/><text:span text:style-name="T14">$scope.chartConfig2.series</text:span> <text:span text:style-name="T14">= [];</text:span></text:p>
      <text:p text:style-name="P7"><text:span text:style-name="T5">87 </text:span><text:tab/><text:tab/><text:span text:style-name="T14">$scope.actualConf</text:span> <text:span text:style-name="T14">=</text:span> <text:span text:style-name="T11">null</text:span><text:span text:style-name="T14">;</text:span></text:p>
      <text:p text:style-name="P7"><text:span text:style-name="T5">88 </text:span><text:tab/><text:tab/><text:span text:style-name="T14">$scope.idGame</text:span> <text:span text:style-name="T14">=</text:span> <text:span text:style-name="T19">'1'</text:span><text:span text:style-name="T14">;</text:span></text:p>
      <text:p text:style-name="P7"><text:span text:style-name="T5">89 </text:span><text:tab/><text:tab/></text:p>
      <text:p text:style-name="P7"><text:span text:style-name="T5">90 </text:span><text:tab/><text:tab/><text:span text:style-name="T11">if</text:span><text:span text:style-name="T14">($scope.selectScoreGame</text:span> <text:span text:style-name="T14">==</text:span> <text:span text:style-name="T19">'Pong'</text:span><text:span text:style-name="T14">){</text:span></text:p>
      <text:p text:style-name="P7"><text:span text:style-name="T5">91 </text:span><text:tab/><text:tab/><text:tab/><text:span text:style-name="T14">$scope.actualScoreGame</text:span> <text:span text:style-name="T14">= $scope.user.pongConf;</text:span></text:p>
      <text:p text:style-name="P7"><text:span text:style-name="T5">92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,</text:span> <text:span text:style-name="T19">'Marcador Oponente'</text:span><text:span text:style-name="T14">,</text:span> <text:span text:style-name="T19">'Marcador Jugador'</text:span><text:span text:style-name="T14">];</text:span></text:p>
      <text:p text:style-name="P7"><text:span text:style-name="T5">93 </text:span><text:tab/><text:tab/><text:span text:style-name="T14">}</text:span></text:p>
      <text:p text:style-name="P7"><text:span text:style-name="T5">94 </text:span><text:tab/><text:tab/><text:span text:style-name="T11">else if</text:span><text:span text:style-name="T14">($scope.selectScoreGame</text:span> <text:span text:style-name="T14">==</text:span> <text:span text:style-name="T19">'Tetris'</text:span><text:span text:style-name="T14">){</text:span></text:p>
      <text:p text:style-name="P7"><text:span text:style-name="T5">95 </text:span><text:tab/><text:tab/><text:tab/><text:span text:style-name="T14">$scope.actualScoreGame</text:span> <text:span text:style-name="T14">= $scope.user.tetrisConf;</text:span></text:p>
      <text:p text:style-name="P7"><text:span text:style-name="T5">96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Puntos'</text:span><text:span text:style-name="T14">,</text:span> <text:span text:style-name="T19">'Nivel'</text:span><text:span text:style-name="T14">];</text:span></text:p>
      <text:p text:style-name="P7"><text:span text:style-name="T5">97 </text:span><text:tab/><text:tab/><text:span text:style-name="T14">}</text:span></text:p>
      <text:p text:style-name="P7"><text:span text:style-name="T5">98 </text:span><text:tab/><text:tab/><text:span text:style-name="T11">else if</text:span><text:span text:style-name="T14">($scope.selectScoreGame</text:span> <text:span text:style-name="T14">==</text:span> <text:span text:style-name="T19">'DragMe'</text:span><text:span text:style-name="T14">){</text:span></text:p>
      <text:p text:style-name="P7"><text:span text:style-name="T5">99 </text:span><text:tab/><text:tab/><text:tab/><text:span text:style-name="T14">$scope.actualScoreGame</text:span> <text:span text:style-name="T14">= $scope.user.dragMeConf;</text:span></text:p>
      <text:p text:style-name="P7"><text:span text:style-name="T5">100 </text:span><text:tab/><text:tab/><text:tab/><text:span text:style-name="T14">$scope.title</text:span> <text:span text:style-name="T14">= [</text:span><text:span text:style-name="T19">'Fecha'</text:span><text:span text:style-name="T14">,</text:span> <text:span text:style-name="T19">'Tiempos'</text:span><text:span text:style-name="T14">];</text:span></text:p>
      <text:p text:style-name="P7"><text:span text:style-name="T5">101 </text:span><text:tab/><text:tab/><text:span text:style-name="T14">}</text:span></text:p>
      <text:p text:style-name="P7"><text:span text:style-name="T5">102 </text:span><text:tab/><text:tab/></text:p>
      <text:p text:style-name="P7"><text:span text:style-name="T5">103 </text:span><text:tab/><text:span text:style-name="T14">};</text:span></text:p>
      <text:p text:style-name="P8">104 </text:p>
      <text:p text:style-name="P7"><text:span text:style-name="T5">105 </text:span><text:tab/><text:span text:style-name="T14">$scope.changeConf</text:span> <text:span text:style-name="T14">=</text:span> <text:span text:style-name="T11">function</text:span><text:span text:style-name="T14">(){</text:span></text:p>
      <text:p text:style-name="P7"><text:span text:style-name="T5">106 </text:span><text:tab/><text:tab/><text:span text:style-name="T14"> </text:span></text:p>
      <text:p text:style-name="P7"><text:span text:style-name="T5">107 </text:span><text:tab/><text:tab/><text:span text:style-name="T14">$scope.actualConf</text:span> <text:span text:style-name="T14">= [];</text:span></text:p>
      <text:p text:style-name="P7"><text:span text:style-name="T5">108 </text:span><text:tab/><text:tab/><text:span text:style-name="T14">$scope.chartConfig2.series</text:span> <text:span text:style-name="T14">= [];</text:span></text:p>
      <text:p text:style-name="P7"><text:span text:style-name="T5">109 </text:span><text:tab/><text:tab/><text:span text:style-name="T11">for</text:span><text:span text:style-name="T14">(</text:span><text:span text:style-name="T11">var</text:span> <text:span text:style-name="T14">i</text:span> <text:span text:style-name="T11">in</text:span> <text:span text:style-name="T14">$scope.actualScoreGame){</text:span></text:p>
      <text:p text:style-name="P7"><text:span text:style-name="T5">110 </text:span><text:tab/><text:tab/><text:tab/><text:span text:style-name="T11">if</text:span><text:span text:style-name="T14">($scope.actualScoreGame[i]._id</text:span> <text:span text:style-name="T14">== $scope.idGame){</text:span></text:p>
      <text:p text:style-name="P7"><text:span text:style-name="T5">111 </text:span><text:tab/><text:tab/><text:tab/><text:tab/></text:p>
      <text:p text:style-name="P7"><text:span text:style-name="T5">112 </text:span><text:tab/><text:tab/><text:tab/><text:tab/><text:span text:style-name="T11">var</text:span> <text:span text:style-name="T14">aux</text:span> <text:span text:style-name="T14">= $scope.actualScoreGame[i].score;</text:span></text:p>
      <text:p text:style-name="P8">113 </text:p>
      <text:p text:style-name="P7"><text:span text:style-name="T5">114 </text:span><text:tab/><text:tab/><text:tab/><text:tab/><text:span text:style-name="T11">var</text:span> <text:span text:style-name="T14">vectorPoints</text:span> <text:span text:style-name="T14">= [];</text:span></text:p>
      <text:p text:style-name="P7"><text:span text:style-name="T5">115 </text:span><text:tab/><text:tab/><text:tab/><text:tab/><text:span text:style-name="T11">var</text:span> <text:span text:style-name="T14">vectorLevel</text:span> <text:span text:style-name="T14">= [];</text:span></text:p>
      <text:p text:style-name="P7"><text:span text:style-name="T5">116 </text:span><text:tab/><text:tab/><text:tab/><text:tab/><text:span text:style-name="T11">var</text:span> <text:span text:style-name="T14">vectorLines</text:span> <text:span text:style-name="T14">= [];</text:span></text:p>
      <text:p text:style-name="P7"><text:span text:style-name="T5">117 </text:span><text:tab/><text:tab/><text:tab/><text:tab/><text:span text:style-name="T11">var</text:span> <text:span text:style-name="T14">vectorTimes</text:span> <text:span text:style-name="T14">= [];</text:span></text:p>
      <text:p text:style-name="P7"><text:span text:style-name="T5">118 </text:span><text:tab/><text:tab/><text:tab/><text:tab/><text:span text:style-name="T11">var</text:span> <text:span text:style-name="T14">vectorOpponentScore</text:span> <text:span text:style-name="T14">= [];</text:span></text:p>
      <text:p text:style-name="P7"><text:span text:style-name="T5">119 </text:span><text:tab/><text:tab/><text:tab/><text:tab/><text:span text:style-name="T11">var</text:span> <text:span text:style-name="T14">vectorPlayerScore</text:span> <text:span text:style-name="T14">= [];</text:span></text:p>
      <text:p text:style-name="P7"><text:span text:style-name="T5">120 </text:span><text:tab/><text:tab/><text:tab/><text:tab/><text:span text:style-name="T11">if</text:span><text:span text:style-name="T14">($scope.selectScoreGame</text:span> <text:span text:style-name="T14">==</text:span> <text:span text:style-name="T19">'Pong'</text:span><text:span text:style-name="T14">){</text:span></text:p>
      <text:p text:style-name="P7"><text:span text:style-name="T5">121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7"><text:span text:style-name="T5">122 </text:span><text:tab/><text:tab/><text:tab/><text:tab/><text:tab/><text:tab/><text:span text:style-name="T14">$scope.actualConf</text:span> <text:span text:style-name="T14">[j] = {};</text:span></text:p>
      <text:p text:style-name="P7"><text:span text:style-name="T5">123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text:tab/></text:p>
      <text:p text:style-name="P7"><text:span text:style-name="T5">124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7"><text:span text:style-name="T5">125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points'</text:span><text:span text:style-name="T14">];</text:span></text:p>
      <text:p text:style-name="P7"><text:span text:style-name="T5">126 </text:span><text:tab/><text:tab/><text:tab/><text:tab/><text:tab/><text:tab/><text:span text:style-name="T14">$scope.actualConf[j][</text:span><text:span text:style-name="T19">'3'</text:span><text:span text:style-name="T14">] =</text:span> <text:span text:style-name="T14">aux[j][</text:span><text:span text:style-name="T19">'level'</text:span><text:span text:style-name="T14">];</text:span></text:p>
      <text:p text:style-name="P7"><text:span text:style-name="T5">127 </text:span><text:tab/><text:tab/><text:tab/><text:tab/><text:tab/><text:tab/><text:span text:style-name="T14">$scope.actualConf[j][</text:span><text:span text:style-name="T19">'4'</text:span><text:span text:style-name="T14">] =</text:span> <text:span text:style-name="T14">aux[j][</text:span><text:span text:style-name="T19">'opponentScore'</text:span><text:span text:style-name="T14">];</text:span></text:p>
      <text:p text:style-name="P7"><text:span text:style-name="T5">128 </text:span><text:tab/><text:tab/><text:tab/><text:tab/><text:tab/><text:tab/><text:span text:style-name="T14">$scope.actualConf[j][</text:span><text:span text:style-name="T19">'5'</text:span><text:span text:style-name="T14">] =</text:span> <text:span text:style-name="T14">aux[j][</text:span><text:span text:style-name="T19">'playerScore'</text:span><text:span text:style-name="T14">];</text:span></text:p>
      <text:p text:style-name="P7"><text:span text:style-name="T5">129 </text:span><text:span text:style-name="T14"><text:tab/><text:tab/><text:tab/><text:tab/><text:tab/><text:tab/>vectorPoints.</text:span><text:span text:style-name="T22">push</text:span><text:span text:style-name="T14">(</text:span><text:span text:style-name="T22">parseInt</text:span><text:span text:style-name="T14">(aux[j][</text:span><text:span text:style-name="T19">'points'</text:span><text:span text:style-name="T14">]));</text:span></text:p>
      <text:p text:style-name="P7"><text:span text:style-name="T5">130 </text:span><text:span text:style-name="T14"><text:tab/><text:tab/><text:tab/><text:tab/><text:tab/><text:tab/>vectorLevel.</text:span><text:span text:style-name="T22">push</text:span><text:span text:style-name="T14">(</text:span><text:span text:style-name="T22">parseInt</text:span><text:span text:style-name="T14">(aux[j][</text:span><text:span text:style-name="T19">'level'</text:span><text:span text:style-name="T14">]));</text:span></text:p>
      <text:p text:style-name="P7"><text:span text:style-name="T5">131 </text:span><text:span text:style-name="T14"><text:tab/><text:tab/><text:tab/><text:tab/><text:tab/><text:tab/>vectorOpponentScore.</text:span><text:span text:style-name="T22">push</text:span><text:span text:style-name="T14">(</text:span><text:span text:style-name="T22">parseInt</text:span><text:span text:style-name="T14">(aux[j][</text:span><text:span text:style-name="T19">'opponentScore'</text:span><text:span text:style-name="T14">]));</text:span></text:p>
      <text:p text:style-name="P7"><text:span text:style-name="T5">132 </text:span><text:span text:style-name="T14"><text:tab/><text:tab/><text:tab/><text:tab/><text:tab/><text:tab/>vectorPlayerScore.</text:span><text:span text:style-name="T22">push</text:span><text:span text:style-name="T14">(</text:span><text:span text:style-name="T22">parseInt</text:span><text:span text:style-name="T14">(aux[j][</text:span><text:span text:style-name="T19">'playerScore'</text:span><text:span text:style-name="T14">]));</text:span></text:p>
      <text:p text:style-name="P7"><text:span text:style-name="T5">133 </text:span><text:tab/><text:tab/><text:tab/><text:tab/><text:tab/><text:span text:style-name="T14">};</text:span></text:p>
      <text:p text:style-name="P7"><text:span text:style-name="T5">134 </text:span><text:tab/><text:tab/><text:tab/><text:tab/><text:span text:style-name="T14">$scope.chartConfig.series</text:span> <text:span text:style-name="T14">= [</text:span></text:p>
      <text:p text:style-name="P7"><text:soft-page-break/><text:span text:style-name="T5">135 </text:span><text:tab/><text:tab/><text:tab/><text:tab/><text:tab/><text:span text:style-name="T14">{name:</text:span> <text:span text:style-name="T19">'Puntos'</text:span><text:span text:style-name="T14">,</text:span> <text:span text:style-name="T14">data:</text:span> <text:span text:style-name="T14">vectorPoints},</text:span></text:p>
      <text:p text:style-name="P7"><text:span text:style-name="T5">136 </text:span><text:tab/><text:tab/><text:tab/> <text:s text:c="7"/><text:span text:style-name="T14">{name:</text:span> <text:span text:style-name="T19">'Nivel'</text:span><text:span text:style-name="T14">,</text:span> <text:span text:style-name="T14">data:</text:span> <text:span text:style-name="T14">vectorLevel}];</text:span></text:p>
      <text:p text:style-name="P7"><text:span text:style-name="T5">137 </text:span><text:tab/><text:tab/> <text:s text:c="7"/><text:span text:style-name="T14">$scope.chartConfig2.series</text:span> <text:span text:style-name="T14">= [</text:span></text:p>
      <text:p text:style-name="P7"><text:span text:style-name="T5">138 </text:span><text:tab/><text:tab/><text:tab/> <text:s text:c="7"/><text:span text:style-name="T14">{name:</text:span> <text:span text:style-name="T19">'MarcadorOponente'</text:span><text:span text:style-name="T14">,</text:span> <text:span text:style-name="T14">data:</text:span> <text:span text:style-name="T14">vectorOpponentScore},</text:span></text:p>
      <text:p text:style-name="P7"><text:span text:style-name="T5">139 </text:span><text:tab/><text:tab/><text:tab/> <text:s text:c="7"/><text:span text:style-name="T14">{name:</text:span> <text:span text:style-name="T19">'MarcadorJugador'</text:span><text:span text:style-name="T14">,</text:span> <text:span text:style-name="T14">data:</text:span> <text:span text:style-name="T14">vectorPlayerScore}];</text:span></text:p>
      <text:p text:style-name="P8">140 </text:p>
      <text:p text:style-name="P7"><text:span text:style-name="T5">141 </text:span><text:tab/><text:tab/><text:tab/><text:tab/></text:p>
      <text:p text:style-name="P7"><text:span text:style-name="T5">142 </text:span><text:tab/><text:tab/><text:tab/><text:tab/></text:p>
      <text:p text:style-name="P7"><text:span text:style-name="T5">143 </text:span><text:tab/><text:tab/><text:tab/><text:tab/><text:span text:style-name="T14">};</text:span></text:p>
      <text:p text:style-name="P7"><text:span text:style-name="T5">144 </text:span><text:tab/><text:tab/><text:tab/><text:tab/><text:span text:style-name="T11">if</text:span><text:span text:style-name="T14">($scope.selectScoreGame</text:span> <text:span text:style-name="T14">==</text:span> <text:span text:style-name="T19">'Tetris'</text:span><text:span text:style-name="T14">){</text:span></text:p>
      <text:p text:style-name="P7"><text:span text:style-name="T5">145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7"><text:span text:style-name="T5">146 </text:span><text:tab/><text:tab/><text:tab/><text:tab/><text:tab/><text:tab/><text:span text:style-name="T14">$scope.actualConf</text:span> <text:span text:style-name="T14">[j] = {};</text:span></text:p>
      <text:p text:style-name="P7"><text:span text:style-name="T5">147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text:tab/></text:p>
      <text:p text:style-name="P7"><text:span text:style-name="T5">148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7"><text:span text:style-name="T5">149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lines'</text:span><text:span text:style-name="T14">];</text:span></text:p>
      <text:p text:style-name="P7"><text:span text:style-name="T5">150 </text:span><text:tab/><text:tab/><text:tab/><text:tab/><text:tab/><text:tab/><text:span text:style-name="T14">$scope.actualConf[j][</text:span><text:span text:style-name="T19">'3'</text:span><text:span text:style-name="T14">] =</text:span> <text:span text:style-name="T14">aux[j][</text:span><text:span text:style-name="T19">'level'</text:span><text:span text:style-name="T14">];</text:span></text:p>
      <text:p text:style-name="P7"><text:span text:style-name="T5">151 </text:span><text:span text:style-name="T14"><text:tab/><text:tab/><text:tab/><text:tab/><text:tab/><text:tab/>vectorLines.</text:span><text:span text:style-name="T22">push</text:span><text:span text:style-name="T14">(</text:span><text:span text:style-name="T22">parseInt</text:span><text:span text:style-name="T14">(aux[j][</text:span><text:span text:style-name="T19">'lines'</text:span><text:span text:style-name="T14">]));</text:span></text:p>
      <text:p text:style-name="P7"><text:span text:style-name="T5">152 </text:span><text:span text:style-name="T14"><text:tab/><text:tab/><text:tab/><text:tab/><text:tab/><text:tab/>vectorLevel.</text:span><text:span text:style-name="T22">push</text:span><text:span text:style-name="T14">(</text:span><text:span text:style-name="T22">parseInt</text:span><text:span text:style-name="T14">(aux[j][</text:span><text:span text:style-name="T19">'level'</text:span><text:span text:style-name="T14">]));</text:span></text:p>
      <text:p text:style-name="P7"><text:span text:style-name="T5">153 </text:span><text:tab/><text:tab/><text:tab/><text:tab/><text:tab/><text:span text:style-name="T14">};</text:span></text:p>
      <text:p text:style-name="P7"><text:span text:style-name="T5">154 </text:span><text:tab/><text:tab/><text:tab/><text:tab/><text:tab/><text:span text:style-name="T14">$scope.chartConfig.series</text:span> <text:span text:style-name="T14">= [</text:span></text:p>
      <text:p text:style-name="P7"><text:span text:style-name="T5">155 </text:span><text:tab/><text:tab/><text:tab/><text:tab/><text:tab/><text:span text:style-name="T14">{name:</text:span> <text:span text:style-name="T19">'Puntos'</text:span><text:span text:style-name="T14">,</text:span> <text:span text:style-name="T14">data:</text:span> <text:span text:style-name="T14">vectorLines},</text:span></text:p>
      <text:p text:style-name="P7"><text:span text:style-name="T5">156 </text:span><text:tab/><text:tab/><text:tab/> <text:s text:c="7"/><text:span text:style-name="T14">{name:</text:span> <text:span text:style-name="T19">'Nivel'</text:span><text:span text:style-name="T14">,</text:span> <text:span text:style-name="T14">data:</text:span> <text:span text:style-name="T14">vectorLevel}];</text:span></text:p>
      <text:p text:style-name="P7"><text:span text:style-name="T5">157 </text:span><text:tab/><text:tab/><text:tab/><text:tab/><text:span text:style-name="T14">};</text:span></text:p>
      <text:p text:style-name="P7"><text:span text:style-name="T5">158 </text:span><text:tab/><text:tab/><text:tab/><text:tab/><text:span text:style-name="T11">if</text:span><text:span text:style-name="T14">($scope.selectScoreGame</text:span> <text:span text:style-name="T14">==</text:span> <text:span text:style-name="T19">'DragMe'</text:span><text:span text:style-name="T14">){</text:span></text:p>
      <text:p text:style-name="P7"><text:span text:style-name="T5">159 </text:span><text:tab/><text:tab/><text:tab/><text:tab/><text:tab/><text:span text:style-name="T11">for</text:span><text:span text:style-name="T14">(</text:span><text:span text:style-name="T11">var</text:span> <text:span text:style-name="T14">j</text:span> <text:span text:style-name="T11">in</text:span> <text:span text:style-name="T14">aux){</text:span></text:p>
      <text:p text:style-name="P7"><text:span text:style-name="T5">160 </text:span><text:tab/><text:tab/><text:tab/><text:tab/><text:tab/><text:tab/><text:span text:style-name="T14">$scope.actualConf</text:span> <text:span text:style-name="T14">[j] = {};</text:span></text:p>
      <text:p text:style-name="P7"><text:span text:style-name="T5">161 </text:span><text:tab/><text:tab/><text:tab/><text:tab/><text:tab/><text:tab/><text:span text:style-name="T11">var</text:span> <text:span text:style-name="T14">date</text:span> <text:span text:style-name="T14">=</text:span> <text:span text:style-name="T11">new</text:span> <text:span text:style-name="T22">Date</text:span><text:span text:style-name="T14">(aux[j][</text:span><text:span text:style-name="T19">'date'</text:span><text:span text:style-name="T14">]);</text:span></text:p>
      <text:p text:style-name="P7"><text:span text:style-name="T5">162 </text:span><text:tab/><text:tab/><text:tab/><text:tab/><text:tab/><text:tab/><text:span text:style-name="T11">var</text:span> <text:span text:style-name="T14">rest</text:span> <text:span text:style-name="T14">=</text:span> <text:span text:style-name="T14">aux[j][</text:span><text:span text:style-name="T19">'times'</text:span><text:span text:style-name="T14">].</text:span><text:span text:style-name="T22">split</text:span><text:span text:style-name="T14">(</text:span><text:span text:style-name="T19">':'</text:span><text:span text:style-name="T14">);</text:span></text:p>
      <text:p text:style-name="P7"><text:span text:style-name="T5">163 </text:span><text:tab/><text:tab/><text:tab/><text:tab/><text:tab/><text:tab/><text:span text:style-name="T11">var</text:span> <text:span text:style-name="T14">sec</text:span> <text:span text:style-name="T14">=</text:span> <text:span text:style-name="T22">parseFloat</text:span><text:span text:style-name="T14">(rest[</text:span><text:span text:style-name="T21">0</text:span><text:span text:style-name="T14">])*</text:span><text:span text:style-name="T21">60</text:span><text:span text:style-name="T14">;</text:span></text:p>
      <text:p text:style-name="P7"><text:span text:style-name="T5">164 </text:span><text:span text:style-name="T14"><text:tab/><text:tab/><text:tab/><text:tab/><text:tab/><text:tab/>sec+=</text:span><text:span text:style-name="T22">parseFloat</text:span><text:span text:style-name="T14">(rest[</text:span><text:span text:style-name="T21">1</text:span><text:span text:style-name="T14">])*</text:span><text:span text:style-name="T21">60</text:span><text:span text:style-name="T14">;</text:span></text:p>
      <text:p text:style-name="P7"><text:span text:style-name="T5">165 </text:span><text:span text:style-name="T14"><text:tab/><text:tab/><text:tab/><text:tab/><text:tab/><text:tab/>sec+=</text:span><text:span text:style-name="T22">parseFloat</text:span><text:span text:style-name="T14">(rest[</text:span><text:span text:style-name="T21">2</text:span><text:span text:style-name="T14">]) +</text:span> <text:span text:style-name="T22">parseFloat</text:span><text:span text:style-name="T14">(rest[</text:span><text:span text:style-name="T21">3</text:span><text:span text:style-name="T14">])/</text:span><text:span text:style-name="T21">1000</text:span><text:span text:style-name="T14">;</text:span></text:p>
      <text:p text:style-name="P7"><text:span text:style-name="T5">166 </text:span><text:tab/><text:tab/><text:tab/><text:tab/><text:tab/><text:tab/></text:p>
      <text:p text:style-name="P7"><text:span text:style-name="T5">167 </text:span><text:tab/><text:tab/><text:tab/><text:tab/><text:tab/><text:tab/><text:span text:style-name="T14">$scope.actualConf[j][</text:span><text:span text:style-name="T19">'1'</text:span><text:span text:style-name="T14">] =</text:span> <text:span text:style-name="T14">date.</text:span><text:span text:style-name="T22">getDate</text:span><text:span text:style-name="T14">()+</text:span><text:span text:style-name="T19">'/'+(date.getMonth()+1)+'/'</text:span><text:span text:style-name="T14">+date.</text:span><text:span text:style-name="T22">getFullYear</text:span><text:span text:style-name="T14">()+</text:span><text:span text:style-name="T19">"-"</text:span><text:span text:style-name="T14">+date.</text:span><text:span text:style-name="T22">getHours</text:span><text:span text:style-name="T14">()+</text:span><text:span text:style-name="T19">":"</text:span><text:span text:style-name="T14">+date.</text:span><text:span text:style-name="T22">getMinutes</text:span><text:span text:style-name="T14">()+</text:span><text:span text:style-name="T19">":"</text:span><text:span text:style-name="T14">+date.</text:span><text:span text:style-name="T22">getSeconds</text:span><text:span text:style-name="T14">();</text:span></text:p>
      <text:p text:style-name="P7"><text:span text:style-name="T5">168 </text:span><text:tab/><text:tab/><text:tab/><text:tab/><text:tab/><text:tab/><text:span text:style-name="T14">$scope.actualConf[j][</text:span><text:span text:style-name="T19">'2'</text:span><text:span text:style-name="T14">] =</text:span> <text:span text:style-name="T14">aux[j][</text:span><text:span text:style-name="T19">'times'</text:span><text:span text:style-name="T14">];</text:span></text:p>
      <text:p text:style-name="P7"><text:span text:style-name="T5">169 </text:span><text:tab/><text:tab/><text:tab/><text:tab/><text:tab/><text:tab/><text:span text:style-name="T14"> </text:span></text:p>
      <text:p text:style-name="P7"><text:span text:style-name="T5">170 </text:span><text:span text:style-name="T14"><text:tab/><text:tab/><text:tab/><text:tab/><text:tab/><text:tab/>vectorTimes.</text:span><text:span text:style-name="T22">push</text:span><text:span text:style-name="T14">(</text:span><text:span text:style-name="T22">parseFloat</text:span><text:span text:style-name="T14">(sec));</text:span></text:p>
      <text:p text:style-name="P7"><text:span text:style-name="T5">171 </text:span><text:tab/><text:tab/><text:tab/><text:tab/><text:tab/><text:tab/></text:p>
      <text:p text:style-name="P7"><text:span text:style-name="T5">172 </text:span><text:tab/><text:tab/><text:tab/><text:tab/><text:tab/><text:span text:style-name="T14">};</text:span></text:p>
      <text:p text:style-name="P7"><text:span text:style-name="T5">173 </text:span><text:tab/><text:tab/><text:tab/><text:tab/><text:tab/><text:span text:style-name="T14">$scope.chartConfig.series</text:span> <text:span text:style-name="T14">= [</text:span></text:p>
      <text:p text:style-name="P7"><text:span text:style-name="T5">174 </text:span><text:tab/><text:tab/><text:tab/><text:tab/><text:tab/><text:span text:style-name="T14">{name:</text:span> <text:span text:style-name="T19">'Tiempos'</text:span><text:span text:style-name="T14">,</text:span> <text:span text:style-name="T14">data:</text:span> <text:span text:style-name="T14">vectorTimes}];</text:span></text:p>
      <text:p text:style-name="P7"><text:span text:style-name="T5">175 </text:span><text:tab/><text:tab/><text:tab/><text:tab/><text:span text:style-name="T14">};</text:span></text:p>
      <text:p text:style-name="P7"><text:span text:style-name="T5">176 </text:span><text:tab/><text:tab/><text:tab/><text:tab/><text:span text:style-name="T11">break</text:span><text:span text:style-name="T14">;</text:span></text:p>
      <text:p text:style-name="P7"><text:span text:style-name="T5">177 </text:span><text:tab/><text:tab/><text:tab/><text:span text:style-name="T14">};</text:span></text:p>
      <text:p text:style-name="P7"><text:span text:style-name="T5">178 </text:span><text:tab/><text:tab/><text:span text:style-name="T14">};</text:span></text:p>
      <text:p text:style-name="P7"><text:span text:style-name="T5">179 </text:span><text:tab/><text:tab/><text:span text:style-name="T14"> </text:span></text:p>
      <text:p text:style-name="P7"><text:span text:style-name="T5">180 </text:span><text:tab/><text:tab/><text:span text:style-name="T14"> </text:span></text:p>
      <text:p text:style-name="P7"><text:span text:style-name="T5">181 </text:span><text:tab/><text:span text:style-name="T14">};</text:span></text:p>
      <text:p text:style-name="P8">182 </text:p>
      <text:p text:style-name="P7"><text:span text:style-name="T5">183 </text:span><text:span text:style-name="T14">});</text:span></text:p>
      <text:p text:style-name="Text_20_body"/>
      <text:h text:style-name="Heading_20_3" text:outline-level="3">pongConfig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pongConfigController'</text:span><text:span text:style-name="T14">,</text:span> <text:span text:style-name="T11">function</text:span> <text:span text:style-name="T14">($scope, $http, $log, $location) {</text:span></text:p>
      <text:p text:style-name="P8"><text:soft-page-break/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confName;</text:span></text:p>
      <text:p text:style-name="P7"><text:span text:style-name="T5">10 </text:span><text:span text:style-name="T14"><text:tab/><text:tab/>data.board</text:span> <text:span text:style-name="T14">= {};</text:span></text:p>
      <text:p text:style-name="P7"><text:span text:style-name="T5">11 </text:span><text:span text:style-name="T14"><text:tab/><text:tab/><text:tab/>data.board.backgroundColor</text:span> <text:span text:style-name="T14">= $scope.backgroundColorPong;</text:span></text:p>
      <text:p text:style-name="P7"><text:span text:style-name="T5">12 </text:span><text:span text:style-name="T14"><text:tab/><text:tab/><text:tab/>data.board.lineColor</text:span> <text:span text:style-name="T14">= $scope.lineColorPong;</text:span></text:p>
      <text:p text:style-name="P7"><text:span text:style-name="T5">13 </text:span><text:span text:style-name="T14"><text:tab/><text:tab/><text:tab/>data.board.raquetColor</text:span> <text:span text:style-name="T14">= $scope.raquetColorPong;</text:span></text:p>
      <text:p text:style-name="P7"><text:span text:style-name="T5">14 </text:span><text:span text:style-name="T14"><text:tab/><text:tab/><text:tab/>data.board.textColor</text:span> <text:span text:style-name="T14">= $scope.textColorPong;</text:span></text:p>
      <text:p text:style-name="P7"><text:span text:style-name="T5">15 </text:span><text:span text:style-name="T14"><text:tab/><text:tab/><text:tab/>data.board.numberZone</text:span> <text:span text:style-name="T14">= $scope.numberZonePong;</text:span></text:p>
      <text:p text:style-name="P7"><text:span text:style-name="T5">16 </text:span><text:span text:style-name="T14"><text:tab/><text:tab/>data.pieces</text:span> <text:span text:style-name="T14">= {};</text:span></text:p>
      <text:p text:style-name="P7"><text:span text:style-name="T5">17 </text:span><text:span text:style-name="T14"><text:tab/><text:tab/><text:tab/>data.pieces.leftSpeed</text:span> <text:span text:style-name="T14">= $scope.leftSpeedPong;</text:span></text:p>
      <text:p text:style-name="P7"><text:span text:style-name="T5">18 </text:span><text:span text:style-name="T14"><text:tab/><text:tab/><text:tab/>data.pieces.rightSpeed</text:span> <text:span text:style-name="T14">= $scope.rightSpeedPong;</text:span></text:p>
      <text:p text:style-name="P7"><text:span text:style-name="T5">19 </text:span><text:span text:style-name="T14"><text:tab/><text:tab/><text:tab/>data.pieces.ballSpeed</text:span> <text:span text:style-name="T14">= $scope.ballSpeedPong;</text:span></text:p>
      <text:p text:style-name="P7"><text:span text:style-name="T5">20 </text:span><text:span text:style-name="T14"><text:tab/><text:tab/><text:tab/>data.pieces.raquetWidth</text:span> <text:span text:style-name="T14">= $scope.raquetWidthPong;</text:span></text:p>
      <text:p text:style-name="P7"><text:span text:style-name="T5">21 </text:span><text:span text:style-name="T14"><text:tab/><text:tab/><text:tab/>data.pieces.raquetHeight</text:span> <text:span text:style-name="T14">= $scope.raquetHeightPong;</text:span></text:p>
      <text:p text:style-name="P7"><text:span text:style-name="T5">22 </text:span><text:span text:style-name="T14"><text:tab/><text:tab/>data.difficult</text:span> <text:span text:style-name="T14">= {};</text:span></text:p>
      <text:p text:style-name="P7"><text:span text:style-name="T5">23 </text:span><text:span text:style-name="T14"><text:tab/><text:tab/><text:tab/>data.difficult.goals</text:span> <text:span text:style-name="T14">= $scope.goalsPong;</text:span></text:p>
      <text:p text:style-name="P7"><text:span text:style-name="T5">24 </text:span><text:span text:style-name="T14"><text:tab/><text:tab/><text:tab/>data.difficult.points</text:span> <text:span text:style-name="T14">= $scope.pointsPong;</text:span></text:p>
      <text:p text:style-name="P7"><text:span text:style-name="T5">25 </text:span><text:span text:style-name="T14"><text:tab/><text:tab/><text:tab/>data.difficult.incBallSpeed</text:span> <text:span text:style-name="T14">= $scope.incBallSpeedPong;</text:span></text:p>
      <text:p text:style-name="P7"><text:span text:style-name="T5">26 </text:span><text:span text:style-name="T14"><text:tab/><text:tab/><text:tab/>data.difficult.incOpSpeed</text:span> <text:span text:style-name="T14">= $scope.incOpSpeedPong;</text:span></text:p>
      <text:p text:style-name="P8">27 </text:p>
      <text:p text:style-name="P7"><text:span text:style-name="T5">28 </text:span><text:tab/><text:tab/><text:span text:style-name="T14">$http.</text:span><text:span text:style-name="T22">post</text:span><text:span text:style-name="T14">(</text:span><text:span text:style-name="T19">'/pongConfiguration/'</text:span><text:span text:style-name="T14">+$scope.userID,</text:span> <text:span text:style-name="T14">data).</text:span></text:p>
      <text:p text:style-name="P7"><text:span text:style-name="T5">29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0 </text:span><text:tab/><text:tab/> <text:s/><text:span text:style-name="T11">if</text:span> <text:span text:style-name="T14">(data.message){</text:span></text:p>
      <text:p text:style-name="P7"><text:span text:style-name="T5">31 </text:span><text:tab/><text:tab/> <text:s/><text:tab/><text:span text:style-name="T14">$scope.errorMsg</text:span> <text:span text:style-name="T14">=data.message;</text:span></text:p>
      <text:p text:style-name="P7"><text:span text:style-name="T5">32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33 </text:span><text:tab/><text:tab/> <text:s/><text:span text:style-name="T14">}</text:span></text:p>
      <text:p text:style-name="P7"><text:span text:style-name="T5">34 </text:span><text:tab/><text:tab/> <text:s/><text:span text:style-name="T11">else</text:span><text:span text:style-name="T14">{</text:span></text:p>
      <text:p text:style-name="P7"><text:span text:style-name="T5">35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6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7 </text:span><text:tab/><text:tab/> <text:s/><text:span text:style-name="T14">}</text:span></text:p>
      <text:p text:style-name="P8">38 </text:p>
      <text:p text:style-name="P7"><text:span text:style-name="T5">39 </text:span><text:tab/><text:tab/><text:span text:style-name="T14">}).</text:span></text:p>
      <text:p text:style-name="P7"><text:span text:style-name="T5">40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1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42 </text:span><text:tab/><text:tab/><text:span text:style-name="T14">});</text:span></text:p>
      <text:p text:style-name="P7"><text:span text:style-name="T5">43 </text:span><text:tab/></text:p>
      <text:p text:style-name="P7"><text:span text:style-name="T5">44 </text:span><text:tab/><text:span text:style-name="T14">}</text:span></text:p>
      <text:p text:style-name="P7"><text:span text:style-name="T5">45 </text:span><text:span text:style-name="T14">});</text:span></text:p>
      <text:p text:style-name="Text_20_body"/>
      <text:h text:style-name="Heading_20_3" text:outline-level="3">pongGame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pongGameController'</text:span><text:span text:style-name="T14">,</text:span> <text:span text:style-name="T11">function</text:span> <text:span text:style-name="T14">($scope, $http, $log, $window) {</text:span></text:p>
      <text:p text:style-name="P7"><text:span text:style-name="T5">05 </text:span><text:tab/><text:span text:style-name="T14">$scope.init=</text:span><text:span text:style-name="T11">function</text:span><text:span text:style-name="T14">(){</text:span></text:p>
      <text:p text:style-name="P7"><text:span text:style-name="T5">06 </text:span><text:tab/><text:tab/><text:span text:style-name="T14">$window.configuration</text:span> <text:span text:style-name="T14">= $scope.configuration;</text:span></text:p>
      <text:p text:style-name="P7"><text:span text:style-name="T5">07 </text:span><text:tab/><text:tab/><text:span text:style-name="T14">$window.calibration</text:span> <text:span text:style-name="T14">= $scope.calibration;</text:span></text:p>
      <text:p text:style-name="P7"><text:span text:style-name="T5">08 </text:span><text:tab/><text:tab/><text:span text:style-name="T14">$window.userID</text:span> <text:span text:style-name="T14">= $scope.userID;</text:span></text:p>
      <text:p text:style-name="P7"><text:span text:style-name="T5">09 </text:span><text:tab/><text:span text:style-name="T14">}</text:span></text:p>
      <text:p text:style-name="P7"><text:span text:style-name="T5">10 </text:span><text:span text:style-name="T14">});</text:span></text:p>
      <text:p text:style-name="Text_20_body"/>
      <text:h text:style-name="Heading_20_3" text:outline-level="3">pongModify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oft-page-break/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pongModifyConf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user.actualPong.name;</text:span></text:p>
      <text:p text:style-name="P7"><text:span text:style-name="T5">10 </text:span><text:span text:style-name="T14"><text:tab/><text:tab/>data._id=$scope.user.actualPong._id;</text:span></text:p>
      <text:p text:style-name="P7"><text:span text:style-name="T5">11 </text:span><text:span text:style-name="T14"><text:tab/><text:tab/>data.board</text:span> <text:span text:style-name="T14">= {};</text:span></text:p>
      <text:p text:style-name="P7"><text:span text:style-name="T5">12 </text:span><text:span text:style-name="T14"><text:tab/><text:tab/><text:tab/>data.board.backgroundColor</text:span> <text:span text:style-name="T14">= $scope.user.actualPong.board.backgroundColor;</text:span></text:p>
      <text:p text:style-name="P7"><text:span text:style-name="T5">13 </text:span><text:span text:style-name="T14"><text:tab/><text:tab/><text:tab/>data.board.lineColor</text:span> <text:span text:style-name="T14">= $scope.user.actualPong.board.lineColor;</text:span></text:p>
      <text:p text:style-name="P7"><text:span text:style-name="T5">14 </text:span><text:span text:style-name="T14"><text:tab/><text:tab/><text:tab/>data.board.raquetColor</text:span> <text:span text:style-name="T14">= $scope.user.actualPong.board.raquetColor;</text:span></text:p>
      <text:p text:style-name="P7"><text:span text:style-name="T5">15 </text:span><text:span text:style-name="T14"><text:tab/><text:tab/><text:tab/>data.board.textColor</text:span> <text:span text:style-name="T14">= $scope.user.actualPong.board.textColor;</text:span></text:p>
      <text:p text:style-name="P7"><text:span text:style-name="T5">16 </text:span><text:span text:style-name="T14"><text:tab/><text:tab/><text:tab/>data.board.numberZone</text:span> <text:span text:style-name="T14">= $scope.user.actualPong.board.numberZone;</text:span></text:p>
      <text:p text:style-name="P7"><text:span text:style-name="T5">17 </text:span><text:span text:style-name="T14"><text:tab/><text:tab/>data.pieces</text:span> <text:span text:style-name="T14">= {};</text:span></text:p>
      <text:p text:style-name="P7"><text:span text:style-name="T5">18 </text:span><text:span text:style-name="T14"><text:tab/><text:tab/><text:tab/>data.pieces.leftSpeed</text:span> <text:span text:style-name="T14">= $scope.user.actualPong.pieces.leftSpeed;</text:span></text:p>
      <text:p text:style-name="P7"><text:span text:style-name="T5">19 </text:span><text:span text:style-name="T14"><text:tab/><text:tab/><text:tab/>data.pieces.rightSpeed</text:span> <text:span text:style-name="T14">= $scope.user.actualPong.pieces.rightSpeed;</text:span></text:p>
      <text:p text:style-name="P7"><text:span text:style-name="T5">20 </text:span><text:span text:style-name="T14"><text:tab/><text:tab/><text:tab/>data.pieces.ballSpeed</text:span> <text:span text:style-name="T14">= $scope.user.actualPong.pieces.ballSpeed;</text:span></text:p>
      <text:p text:style-name="P7"><text:span text:style-name="T5">21 </text:span><text:span text:style-name="T14"><text:tab/><text:tab/><text:tab/>data.pieces.raquetWidth</text:span> <text:span text:style-name="T14">= $scope.user.actualPong.pieces.raquetWidth;</text:span></text:p>
      <text:p text:style-name="P7"><text:span text:style-name="T5">22 </text:span><text:span text:style-name="T14"><text:tab/><text:tab/><text:tab/>data.pieces.raquetHeight</text:span> <text:span text:style-name="T14">= $scope.user.actualPong.pieces.raquetHeight;</text:span></text:p>
      <text:p text:style-name="P7"><text:span text:style-name="T5">23 </text:span><text:span text:style-name="T14"><text:tab/><text:tab/>data.difficult</text:span> <text:span text:style-name="T14">= {};</text:span></text:p>
      <text:p text:style-name="P7"><text:span text:style-name="T5">24 </text:span><text:span text:style-name="T14"><text:tab/><text:tab/><text:tab/>data.difficult.goals</text:span> <text:span text:style-name="T14">= $scope.user.actualPong.difficult.goals;</text:span></text:p>
      <text:p text:style-name="P7"><text:span text:style-name="T5">25 </text:span><text:span text:style-name="T14"><text:tab/><text:tab/><text:tab/>data.difficult.points</text:span> <text:span text:style-name="T14">= $scope.user.actualPong.difficult.points;</text:span></text:p>
      <text:p text:style-name="P7"><text:span text:style-name="T5">26 </text:span><text:span text:style-name="T14"><text:tab/><text:tab/><text:tab/>data.difficult.incBallSpeed</text:span> <text:span text:style-name="T14">= $scope.user.actualPong.difficult.incBallSpeed;</text:span></text:p>
      <text:p text:style-name="P7"><text:span text:style-name="T5">27 </text:span><text:span text:style-name="T14"><text:tab/><text:tab/><text:tab/>data.difficult.incOpSpeed</text:span> <text:span text:style-name="T14">= $scope.user.actualPong.difficult.incOpSpeed;</text:span></text:p>
      <text:p text:style-name="P8">28 </text:p>
      <text:p text:style-name="P7"><text:span text:style-name="T5">29 </text:span><text:tab/><text:tab/><text:span text:style-name="T14"> </text:span></text:p>
      <text:p text:style-name="P7"><text:span text:style-name="T5">30 </text:span><text:tab/><text:tab/><text:span text:style-name="T14">$http.</text:span><text:span text:style-name="T22">put</text:span><text:span text:style-name="T14">(</text:span><text:span text:style-name="T19">'/pongConfiguration/'</text:span><text:span text:style-name="T14">+$scope.userID,</text:span> <text:span text:style-name="T14">data).</text:span></text:p>
      <text:p text:style-name="P7"><text:span text:style-name="T5">31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2 </text:span><text:tab/><text:tab/> <text:s/><text:span text:style-name="T11">if</text:span> <text:span text:style-name="T14">(data.message){</text:span></text:p>
      <text:p text:style-name="P7"><text:span text:style-name="T5">33 </text:span><text:tab/><text:tab/> <text:s/><text:tab/><text:span text:style-name="T14">$scope.errorMsg</text:span> <text:span text:style-name="T14">=data.message;</text:span></text:p>
      <text:p text:style-name="P7"><text:span text:style-name="T5">34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35 </text:span><text:tab/><text:tab/> <text:s/><text:span text:style-name="T14">}</text:span></text:p>
      <text:p text:style-name="P7"><text:span text:style-name="T5">36 </text:span><text:tab/><text:tab/> <text:s/><text:span text:style-name="T11">else</text:span><text:span text:style-name="T14">{</text:span></text:p>
      <text:p text:style-name="P7"><text:span text:style-name="T5">37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8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9 </text:span><text:tab/><text:tab/> <text:s/><text:span text:style-name="T14">}</text:span></text:p>
      <text:p text:style-name="P8">40 </text:p>
      <text:p text:style-name="P7"><text:span text:style-name="T5">41 </text:span><text:tab/><text:tab/><text:span text:style-name="T14">}).</text:span></text:p>
      <text:p text:style-name="P7"><text:span text:style-name="T5">42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43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44 </text:span><text:tab/><text:tab/><text:span text:style-name="T14">});</text:span></text:p>
      <text:p text:style-name="P7"><text:span text:style-name="T5">45 </text:span><text:tab/></text:p>
      <text:p text:style-name="P7"><text:span text:style-name="T5">46 </text:span><text:tab/><text:span text:style-name="T14">}</text:span></text:p>
      <text:p text:style-name="P7"><text:span text:style-name="T5">47 </text:span><text:span text:style-name="T14">});</text:span></text:p>
      <text:p text:style-name="Text_20_body"/>
      <text:h text:style-name="Heading_20_3" text:outline-level="3">tetrisConfig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oft-page-break/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tetrisConfig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confName;</text:span></text:p>
      <text:p text:style-name="P7"><text:span text:style-name="T5">10 </text:span><text:span text:style-name="T14"><text:tab/><text:tab/>data.board</text:span> <text:span text:style-name="T14">= {};</text:span></text:p>
      <text:p text:style-name="P7"><text:span text:style-name="T5">11 </text:span><text:span text:style-name="T14"><text:tab/><text:tab/><text:tab/>data.board.backgroundColor</text:span> <text:span text:style-name="T14">= $scope.backgroundColorTetris;</text:span></text:p>
      <text:p text:style-name="P7"><text:span text:style-name="T5">12 </text:span><text:span text:style-name="T14"><text:tab/><text:tab/><text:tab/>data.board.lineColor</text:span> <text:span text:style-name="T14">= $scope.lineColorTetris;</text:span></text:p>
      <text:p text:style-name="P7"><text:span text:style-name="T5">13 </text:span><text:span text:style-name="T14"><text:tab/><text:tab/><text:tab/>data.board.textColor</text:span> <text:span text:style-name="T14">= $scope.textColorTetris;</text:span></text:p>
      <text:p text:style-name="P7"><text:span text:style-name="T5">14 </text:span><text:span text:style-name="T14"><text:tab/><text:tab/><text:tab/>data.board.colNumber</text:span> <text:span text:style-name="T14">= $scope.colNumberTetris;</text:span></text:p>
      <text:p text:style-name="P7"><text:span text:style-name="T5">15 </text:span><text:span text:style-name="T14"><text:tab/><text:tab/><text:tab/>data.board.rowNumber</text:span> <text:span text:style-name="T14">= $scope.rowNumberTetris;</text:span></text:p>
      <text:p text:style-name="P7"><text:span text:style-name="T5">16 </text:span><text:span text:style-name="T14"><text:tab/><text:tab/>data.pieces</text:span> <text:span text:style-name="T14">= {};</text:span></text:p>
      <text:p text:style-name="P7"><text:span text:style-name="T5">17 </text:span><text:span text:style-name="T14"><text:tab/><text:tab/><text:tab/>data.pieces.pieceSpeed</text:span> <text:span text:style-name="T14">= $scope.pieceSpeedTetris;</text:span></text:p>
      <text:p text:style-name="P7"><text:span text:style-name="T5">18 </text:span><text:span text:style-name="T14"><text:tab/><text:tab/>data.difficult</text:span> <text:span text:style-name="T14">= {};</text:span></text:p>
      <text:p text:style-name="P7"><text:span text:style-name="T5">19 </text:span><text:span text:style-name="T14"><text:tab/><text:tab/><text:tab/>data.difficult.points</text:span> <text:span text:style-name="T14">= $scope.pointsTetris;</text:span></text:p>
      <text:p text:style-name="P7"><text:span text:style-name="T5">20 </text:span><text:span text:style-name="T14"><text:tab/><text:tab/><text:tab/>data.difficult.incPieceSpeed</text:span> <text:span text:style-name="T14">= $scope.incPieceSpeedTetris;</text:span></text:p>
      <text:p text:style-name="P8">21 </text:p>
      <text:p text:style-name="P7"><text:span text:style-name="T5">22 </text:span><text:tab/><text:tab/><text:span text:style-name="T14"> </text:span></text:p>
      <text:p text:style-name="P7"><text:span text:style-name="T5">23 </text:span><text:tab/><text:tab/><text:span text:style-name="T14"> </text:span></text:p>
      <text:p text:style-name="P8">24 </text:p>
      <text:p text:style-name="P7"><text:span text:style-name="T5">25 </text:span><text:tab/><text:tab/><text:span text:style-name="T14">$http.</text:span><text:span text:style-name="T22">post</text:span><text:span text:style-name="T14">(</text:span><text:span text:style-name="T19">'/tetrisConfiguration/'</text:span><text:span text:style-name="T14">+$scope.userID,</text:span> <text:span text:style-name="T14">data).</text:span></text:p>
      <text:p text:style-name="P7"><text:span text:style-name="T5">26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7 </text:span><text:tab/><text:tab/> <text:s/><text:span text:style-name="T11">if</text:span> <text:span text:style-name="T14">(data.message){</text:span></text:p>
      <text:p text:style-name="P7"><text:span text:style-name="T5">28 </text:span><text:tab/><text:tab/> <text:s/><text:tab/><text:span text:style-name="T14">$scope.errorMsg</text:span> <text:span text:style-name="T14">=data.message;</text:span></text:p>
      <text:p text:style-name="P7"><text:span text:style-name="T5">29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30 </text:span><text:tab/><text:tab/> <text:s/><text:span text:style-name="T14">}</text:span></text:p>
      <text:p text:style-name="P7"><text:span text:style-name="T5">31 </text:span><text:tab/><text:tab/> <text:s/><text:span text:style-name="T11">else</text:span><text:span text:style-name="T14">{</text:span></text:p>
      <text:p text:style-name="P7"><text:span text:style-name="T5">32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3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4 </text:span><text:tab/><text:tab/> <text:s/><text:span text:style-name="T14">}</text:span></text:p>
      <text:p text:style-name="P8">35 </text:p>
      <text:p text:style-name="P7"><text:span text:style-name="T5">36 </text:span><text:tab/><text:tab/><text:span text:style-name="T14">}).</text:span></text:p>
      <text:p text:style-name="P7"><text:span text:style-name="T5">37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8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39 </text:span><text:tab/><text:tab/><text:span text:style-name="T14">});</text:span></text:p>
      <text:p text:style-name="P7"><text:span text:style-name="T5">40 </text:span><text:tab/></text:p>
      <text:p text:style-name="P7"><text:span text:style-name="T5">41 </text:span><text:tab/><text:span text:style-name="T14">}</text:span></text:p>
      <text:p text:style-name="P7"><text:span text:style-name="T5">42 </text:span><text:span text:style-name="T14">});</text:span></text:p>
      <text:p text:style-name="Text_20_body"/>
      <text:h text:style-name="Heading_20_3" text:outline-level="3">tetrisGame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tetrisGameController'</text:span><text:span text:style-name="T14">,</text:span> <text:span text:style-name="T11">function</text:span> <text:span text:style-name="T14">($scope, $http, $log, $window) {</text:span></text:p>
      <text:p text:style-name="P7"><text:span text:style-name="T5">05 </text:span><text:tab/><text:span text:style-name="T14">$scope.init=</text:span><text:span text:style-name="T11">function</text:span><text:span text:style-name="T14">(){</text:span></text:p>
      <text:p text:style-name="P7"><text:span text:style-name="T5">06 </text:span><text:tab/><text:tab/><text:span text:style-name="T14">$window.configuration</text:span> <text:span text:style-name="T14">= $scope.configuration;</text:span></text:p>
      <text:p text:style-name="P7"><text:span text:style-name="T5">07 </text:span><text:tab/><text:tab/><text:span text:style-name="T14">$window.calibration</text:span> <text:span text:style-name="T14">= $scope.calibration;</text:span></text:p>
      <text:p text:style-name="P7"><text:span text:style-name="T5">08 </text:span><text:tab/><text:tab/><text:span text:style-name="T14">$window.userID</text:span> <text:span text:style-name="T14">= $scope.userID;</text:span></text:p>
      <text:p text:style-name="P7"><text:span text:style-name="T5">09 </text:span><text:tab/><text:span text:style-name="T14">}</text:span></text:p>
      <text:p text:style-name="P7"><text:span text:style-name="T5">10 </text:span><text:span text:style-name="T14">});</text:span></text:p>
      <text:p text:style-name="Text_20_body"/>
      <text:h text:style-name="Heading_20_3" text:outline-level="3">tetrisModify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oft-page-break/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tetrisModifyConf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user.actualTetris.name;</text:span></text:p>
      <text:p text:style-name="P7"><text:span text:style-name="T5">10 </text:span><text:span text:style-name="T14"><text:tab/><text:tab/>data._id=$scope.user.actualTetris._id;</text:span></text:p>
      <text:p text:style-name="P7"><text:span text:style-name="T5">11 </text:span><text:span text:style-name="T14"><text:tab/><text:tab/>data.board</text:span> <text:span text:style-name="T14">= {};</text:span></text:p>
      <text:p text:style-name="P7"><text:span text:style-name="T5">12 </text:span><text:span text:style-name="T14"><text:tab/><text:tab/><text:tab/>data.board.backgroundColor</text:span> <text:span text:style-name="T14">= $scope.user.actualTetris.board.backgroundColor;</text:span></text:p>
      <text:p text:style-name="P7"><text:span text:style-name="T5">13 </text:span><text:span text:style-name="T14"><text:tab/><text:tab/><text:tab/>data.board.lineColor</text:span> <text:span text:style-name="T14">= $scope.user.actualTetris.board.lineColor;</text:span></text:p>
      <text:p text:style-name="P7"><text:span text:style-name="T5">14 </text:span><text:span text:style-name="T14"><text:tab/><text:tab/><text:tab/>data.board.textColor</text:span> <text:span text:style-name="T14">= $scope.user.actualTetris.board.textColor;</text:span></text:p>
      <text:p text:style-name="P7"><text:span text:style-name="T5">15 </text:span><text:span text:style-name="T14"><text:tab/><text:tab/><text:tab/>data.board.colNumber</text:span> <text:span text:style-name="T14">= $scope.user.actualTetris.board.colNumber;</text:span></text:p>
      <text:p text:style-name="P7"><text:span text:style-name="T5">16 </text:span><text:span text:style-name="T14"><text:tab/><text:tab/><text:tab/>data.board.rowNumber</text:span> <text:span text:style-name="T14">= $scope.user.actualTetris.board.rowNumber;</text:span></text:p>
      <text:p text:style-name="P7"><text:span text:style-name="T5">17 </text:span><text:span text:style-name="T14"><text:tab/><text:tab/>data.pieces</text:span> <text:span text:style-name="T14">= {};</text:span></text:p>
      <text:p text:style-name="P7"><text:span text:style-name="T5">18 </text:span><text:span text:style-name="T14"><text:tab/><text:tab/><text:tab/>data.pieces.pieceSpeed</text:span> <text:span text:style-name="T14">= $scope.user.actualTetris.pieces.pieceSpeed;</text:span></text:p>
      <text:p text:style-name="P7"><text:span text:style-name="T5">19 </text:span><text:span text:style-name="T14"><text:tab/><text:tab/>data.difficult</text:span> <text:span text:style-name="T14">= {};</text:span></text:p>
      <text:p text:style-name="P7"><text:span text:style-name="T5">20 </text:span><text:span text:style-name="T14"><text:tab/><text:tab/><text:tab/>data.difficult.points</text:span> <text:span text:style-name="T14">= $scope.user.actualTetris.difficult.points;</text:span></text:p>
      <text:p text:style-name="P7"><text:span text:style-name="T5">21 </text:span><text:span text:style-name="T14"><text:tab/><text:tab/><text:tab/>data.difficult.incPieceSpeed</text:span> <text:span text:style-name="T14">= $scope.user.actualTetris.difficult.incPieceSpeed;</text:span></text:p>
      <text:p text:style-name="P8">22 </text:p>
      <text:p text:style-name="P7"><text:span text:style-name="T5">23 </text:span><text:tab/><text:tab/><text:span text:style-name="T14"> </text:span></text:p>
      <text:p text:style-name="P7"><text:span text:style-name="T5">24 </text:span><text:tab/><text:tab/><text:span text:style-name="T14">$http.</text:span><text:span text:style-name="T22">put</text:span><text:span text:style-name="T14">(</text:span><text:span text:style-name="T19">'/tetrisConfiguration/'</text:span><text:span text:style-name="T14">+$scope.userID,</text:span> <text:span text:style-name="T14">data).</text:span></text:p>
      <text:p text:style-name="P7"><text:span text:style-name="T5">2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6 </text:span><text:tab/><text:tab/> <text:s/><text:span text:style-name="T11">if</text:span> <text:span text:style-name="T14">(data.message){</text:span></text:p>
      <text:p text:style-name="P7"><text:span text:style-name="T5">27 </text:span><text:tab/><text:tab/> <text:s/><text:tab/><text:span text:style-name="T14">$scope.errorMsg</text:span> <text:span text:style-name="T14">=data.message;</text:span></text:p>
      <text:p text:style-name="P7"><text:span text:style-name="T5">28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29 </text:span><text:tab/><text:tab/> <text:s/><text:span text:style-name="T14">}</text:span></text:p>
      <text:p text:style-name="P7"><text:span text:style-name="T5">30 </text:span><text:tab/><text:tab/> <text:s/><text:span text:style-name="T11">else</text:span><text:span text:style-name="T14">{</text:span></text:p>
      <text:p text:style-name="P7"><text:span text:style-name="T5">31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2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3 </text:span><text:tab/><text:tab/> <text:s/><text:span text:style-name="T14">}</text:span></text:p>
      <text:p text:style-name="P8">34 </text:p>
      <text:p text:style-name="P7"><text:span text:style-name="T5">35 </text:span><text:tab/><text:tab/><text:span text:style-name="T14">}).</text:span></text:p>
      <text:p text:style-name="P7"><text:span text:style-name="T5">36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7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38 </text:span><text:tab/><text:tab/><text:span text:style-name="T14">});</text:span></text:p>
      <text:p text:style-name="P7"><text:span text:style-name="T5">39 </text:span><text:tab/></text:p>
      <text:p text:style-name="P7"><text:span text:style-name="T5">40 </text:span><text:tab/><text:span text:style-name="T14">}</text:span></text:p>
      <text:p text:style-name="P7"><text:span text:style-name="T5">41 </text:span><text:span text:style-name="T14">});</text:span></text:p>
      <text:p text:style-name="Text_20_body"/>
      <text:h text:style-name="Heading_20_3" text:outline-level="3">dragMeConfig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dragMeConfig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confName;</text:span></text:p>
      <text:p text:style-name="P7"><text:span text:style-name="T5">10 </text:span><text:span text:style-name="T14"><text:tab/><text:tab/>data.board</text:span> <text:span text:style-name="T14">= {};</text:span></text:p>
      <text:p text:style-name="P7"><text:soft-page-break/><text:span text:style-name="T5">11 </text:span><text:span text:style-name="T14"><text:tab/><text:tab/><text:tab/>data.board.backgroundInColor</text:span> <text:span text:style-name="T14">= $scope.backgroundInColorDragMe;</text:span></text:p>
      <text:p text:style-name="P7"><text:span text:style-name="T5">12 </text:span><text:span text:style-name="T14"><text:tab/><text:tab/><text:tab/>data.board.backgroundOutColor</text:span> <text:span text:style-name="T14">= $scope.backgroundOutColorDragMe;</text:span></text:p>
      <text:p text:style-name="P7"><text:span text:style-name="T5">13 </text:span><text:span text:style-name="T14"><text:tab/><text:tab/><text:tab/>data.board.textColor</text:span> <text:span text:style-name="T14">= $scope.textColorDragMe;</text:span></text:p>
      <text:p text:style-name="P7"><text:span text:style-name="T5">14 </text:span><text:span text:style-name="T14"><text:tab/><text:tab/>data.pieces</text:span> <text:span text:style-name="T14">= {};</text:span></text:p>
      <text:p text:style-name="P7"><text:span text:style-name="T5">15 </text:span><text:span text:style-name="T14"><text:tab/><text:tab/><text:tab/>data.pieces.opponentSpeed</text:span> <text:span text:style-name="T14">= $scope.opponentSpeedDragMe;</text:span></text:p>
      <text:p text:style-name="P7"><text:span text:style-name="T5">16 </text:span><text:span text:style-name="T14"><text:tab/><text:tab/><text:tab/>data.pieces.playerSize</text:span> <text:span text:style-name="T14">= $scope.playerSizeDragMe;</text:span></text:p>
      <text:p text:style-name="P7"><text:span text:style-name="T5">17 </text:span><text:span text:style-name="T14"><text:tab/><text:tab/>data.difficult</text:span> <text:span text:style-name="T14">= {};</text:span></text:p>
      <text:p text:style-name="P7"><text:span text:style-name="T5">18 </text:span><text:span text:style-name="T14"><text:tab/><text:tab/><text:tab/>data.difficult.timePieceSpeed</text:span> <text:span text:style-name="T14">= $scope.timePieceSpeedDragMe;</text:span></text:p>
      <text:p text:style-name="P7"><text:span text:style-name="T5">19 </text:span><text:span text:style-name="T14"><text:tab/><text:tab/><text:tab/>data.difficult.incPieceSpeed</text:span> <text:span text:style-name="T14">= $scope.incPieceSpeedDragMe;</text:span></text:p>
      <text:p text:style-name="P8">20 </text:p>
      <text:p text:style-name="P7"><text:span text:style-name="T5">21 </text:span><text:tab/><text:tab/><text:span text:style-name="T14"> </text:span></text:p>
      <text:p text:style-name="P7"><text:span text:style-name="T5">22 </text:span><text:tab/><text:tab/><text:span text:style-name="T14"> </text:span></text:p>
      <text:p text:style-name="P8">23 </text:p>
      <text:p text:style-name="P7"><text:span text:style-name="T5">24 </text:span><text:tab/><text:tab/><text:span text:style-name="T14">$http.</text:span><text:span text:style-name="T22">post</text:span><text:span text:style-name="T14">(</text:span><text:span text:style-name="T19">'/dragMeConfiguration/'</text:span><text:span text:style-name="T14">+$scope.userID,</text:span> <text:span text:style-name="T14">data).</text:span></text:p>
      <text:p text:style-name="P7"><text:span text:style-name="T5">25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6 </text:span><text:tab/><text:tab/> <text:s/><text:span text:style-name="T11">if</text:span> <text:span text:style-name="T14">(data.message){</text:span></text:p>
      <text:p text:style-name="P7"><text:span text:style-name="T5">27 </text:span><text:tab/><text:tab/> <text:s/><text:tab/><text:span text:style-name="T14">$scope.errorMsg</text:span> <text:span text:style-name="T14">=data.message;</text:span></text:p>
      <text:p text:style-name="P7"><text:span text:style-name="T5">28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29 </text:span><text:tab/><text:tab/> <text:s/><text:span text:style-name="T14">}</text:span></text:p>
      <text:p text:style-name="P7"><text:span text:style-name="T5">30 </text:span><text:tab/><text:tab/> <text:s/><text:span text:style-name="T11">else</text:span><text:span text:style-name="T14">{</text:span></text:p>
      <text:p text:style-name="P7"><text:span text:style-name="T5">31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2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3 </text:span><text:tab/><text:tab/> <text:s/><text:span text:style-name="T14">}</text:span></text:p>
      <text:p text:style-name="P8">34 </text:p>
      <text:p text:style-name="P7"><text:span text:style-name="T5">35 </text:span><text:tab/><text:tab/><text:span text:style-name="T14">}).</text:span></text:p>
      <text:p text:style-name="P7"><text:span text:style-name="T5">36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7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38 </text:span><text:tab/><text:tab/><text:span text:style-name="T14">});</text:span></text:p>
      <text:p text:style-name="P7"><text:span text:style-name="T5">39 </text:span><text:tab/></text:p>
      <text:p text:style-name="P7"><text:span text:style-name="T5">40 </text:span><text:tab/><text:span text:style-name="T14">}</text:span></text:p>
      <text:p text:style-name="P7"><text:span text:style-name="T5">41 </text:span><text:span text:style-name="T14">});</text:span></text:p>
      <text:p text:style-name="Text_20_body"/>
      <text:h text:style-name="Heading_20_3" text:outline-level="3">dragMeGame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dragMeGameController'</text:span><text:span text:style-name="T14">,</text:span> <text:span text:style-name="T11">function</text:span> <text:span text:style-name="T14">($scope, $http, $log, $window) {</text:span></text:p>
      <text:p text:style-name="P7"><text:span text:style-name="T5">05 </text:span><text:tab/><text:span text:style-name="T14">$scope.init=</text:span><text:span text:style-name="T11">function</text:span><text:span text:style-name="T14">(){</text:span></text:p>
      <text:p text:style-name="P7"><text:span text:style-name="T5">06 </text:span><text:tab/><text:tab/><text:span text:style-name="T14">$window.configuration</text:span> <text:span text:style-name="T14">= $scope.configuration;</text:span></text:p>
      <text:p text:style-name="P7"><text:span text:style-name="T5">07 </text:span><text:tab/><text:tab/><text:span text:style-name="T14">$window.calibration</text:span> <text:span text:style-name="T14">= $scope.calibration;</text:span></text:p>
      <text:p text:style-name="P7"><text:span text:style-name="T5">08 </text:span><text:tab/><text:tab/><text:span text:style-name="T14">$window.userID</text:span> <text:span text:style-name="T14">= $scope.userID;</text:span></text:p>
      <text:p text:style-name="P7"><text:span text:style-name="T5">09 </text:span><text:tab/><text:span text:style-name="T14">}</text:span></text:p>
      <text:p text:style-name="P7"><text:span text:style-name="T5">10 </text:span><text:span text:style-name="T14">});</text:span></text:p>
      <text:p text:style-name="Text_20_body"/>
      <text:h text:style-name="Heading_20_3" text:outline-level="3">dragMeModifyController.js</text:h>
      <text:p text:style-name="P10"><text:span text:style-name="T6">01</text:span><text:span text:style-name="T5"> </text:span><text:span text:style-name="T19">'use strict'</text:span><text:span text:style-name="T14">;</text:span></text:p>
      <text:p text:style-name="P7"><text:span text:style-name="T5">02 </text:span><text:span text:style-name="T11">var</text:span> <text:span text:style-name="T14">webApp</text:span> <text:span text:style-name="T14">=</text:span> <text:span text:style-name="T14">angular.</text:span><text:span text:style-name="T22">module</text:span><text:span text:style-name="T14">(</text:span><text:span text:style-name="T19">'webApp.controllers'</text:span><text:span text:style-name="T14">);</text:span></text:p>
      <text:p text:style-name="P7"><text:span text:style-name="T5">03 </text:span><text:span text:style-name="T14"><text:s/></text:span></text:p>
      <text:p text:style-name="P7"><text:span text:style-name="T5">04 </text:span><text:span text:style-name="T14">webApp.</text:span><text:span text:style-name="T22">controller</text:span><text:span text:style-name="T14">(</text:span><text:span text:style-name="T19">'dragMeModifyConfController'</text:span><text:span text:style-name="T14">,</text:span> <text:span text:style-name="T11">function</text:span> <text:span text:style-name="T14">($scope, $http, $log, $location) {</text:span></text:p>
      <text:p text:style-name="P8">05 </text:p>
      <text:p text:style-name="P7"><text:span text:style-name="T5">06 </text:span><text:tab/><text:span text:style-name="T14">$scope.submit</text:span> <text:span text:style-name="T14">=</text:span> <text:span text:style-name="T11">function</text:span><text:span text:style-name="T14">(){</text:span></text:p>
      <text:p text:style-name="P7"><text:span text:style-name="T5">07 </text:span><text:tab/><text:tab/><text:span text:style-name="T11">var</text:span> <text:span text:style-name="T14">data</text:span> <text:span text:style-name="T14">= {};</text:span></text:p>
      <text:p text:style-name="P8">08 </text:p>
      <text:p text:style-name="P7"><text:span text:style-name="T5">09 </text:span><text:span text:style-name="T14"><text:tab/><text:tab/>data.name=$scope.user.actualDragMe.name;</text:span></text:p>
      <text:p text:style-name="P7"><text:span text:style-name="T5">10 </text:span><text:span text:style-name="T14"><text:tab/><text:tab/>data._id=$scope.user.actualDragMe._id;</text:span></text:p>
      <text:p text:style-name="P7"><text:soft-page-break/><text:span text:style-name="T5">11 </text:span><text:span text:style-name="T14"><text:tab/><text:tab/>data.board</text:span> <text:span text:style-name="T14">= {};</text:span></text:p>
      <text:p text:style-name="P7"><text:span text:style-name="T5">12 </text:span><text:span text:style-name="T14"><text:tab/><text:tab/><text:tab/>data.board.backgroundInColor</text:span> <text:span text:style-name="T14">= $scope.user.actualDragMe.board.backgroundInColor;</text:span></text:p>
      <text:p text:style-name="P7"><text:span text:style-name="T5">13 </text:span><text:span text:style-name="T14"><text:tab/><text:tab/><text:tab/>data.board.backgroundOutColor</text:span> <text:span text:style-name="T14">= $scope.user.actualDragMe.board.backgroundOutColor;</text:span></text:p>
      <text:p text:style-name="P7"><text:span text:style-name="T5">14 </text:span><text:span text:style-name="T14"><text:tab/><text:tab/><text:tab/>data.board.textColor</text:span> <text:span text:style-name="T14">= $scope.user.actualDragMe.board.textColor;</text:span></text:p>
      <text:p text:style-name="P7"><text:span text:style-name="T5">15 </text:span><text:span text:style-name="T14"><text:tab/><text:tab/>data.pieces</text:span> <text:span text:style-name="T14">= {};</text:span></text:p>
      <text:p text:style-name="P7"><text:span text:style-name="T5">16 </text:span><text:span text:style-name="T14"><text:tab/><text:tab/><text:tab/>data.pieces.opponentSpeed</text:span> <text:span text:style-name="T14">= $scope.user.actualDragMe.pieces.opponentSpeed;</text:span></text:p>
      <text:p text:style-name="P7"><text:span text:style-name="T5">17 </text:span><text:span text:style-name="T14"><text:tab/><text:tab/><text:tab/>data.pieces.playerSize</text:span> <text:span text:style-name="T14">= $scope.user.actualDragMe.pieces.playerSize;</text:span></text:p>
      <text:p text:style-name="P7"><text:span text:style-name="T5">18 </text:span><text:span text:style-name="T14"><text:tab/><text:tab/>data.difficult</text:span> <text:span text:style-name="T14">= {};</text:span></text:p>
      <text:p text:style-name="P7"><text:span text:style-name="T5">19 </text:span><text:span text:style-name="T14"><text:tab/><text:tab/><text:tab/>data.difficult.timePieceSpeed</text:span> <text:span text:style-name="T14">= $scope.user.actualDragMe.difficult.timePieceSpeed;</text:span></text:p>
      <text:p text:style-name="P7"><text:span text:style-name="T5">20 </text:span><text:span text:style-name="T14"><text:tab/><text:tab/><text:tab/>data.difficult.incPieceSpeed</text:span> <text:span text:style-name="T14">= $scope.user.actualDragMe.difficult.incPieceSpeed;</text:span></text:p>
      <text:p text:style-name="P8">21 </text:p>
      <text:p text:style-name="P7"><text:span text:style-name="T5">22 </text:span><text:tab/><text:tab/><text:span text:style-name="T14"> </text:span></text:p>
      <text:p text:style-name="P7"><text:span text:style-name="T5">23 </text:span><text:tab/><text:tab/><text:span text:style-name="T14">$http.</text:span><text:span text:style-name="T22">put</text:span><text:span text:style-name="T14">(</text:span><text:span text:style-name="T19">'/dragMeConfiguration/'</text:span><text:span text:style-name="T14">+$scope.userID,</text:span> <text:span text:style-name="T14">data).</text:span></text:p>
      <text:p text:style-name="P7"><text:span text:style-name="T5">24 </text:span><text:tab/><text:tab/><text:span text:style-name="T22">success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25 </text:span><text:tab/><text:tab/> <text:s/><text:span text:style-name="T11">if</text:span> <text:span text:style-name="T14">(data.message){</text:span></text:p>
      <text:p text:style-name="P7"><text:span text:style-name="T5">26 </text:span><text:tab/><text:tab/> <text:s/><text:tab/><text:span text:style-name="T14">$scope.errorMsg</text:span> <text:span text:style-name="T14">=data.message;</text:span></text:p>
      <text:p text:style-name="P7"><text:span text:style-name="T5">27 </text:span><text:tab/><text:tab/> <text:s/><text:tab/><text:span text:style-name="T14">$log.</text:span><text:span text:style-name="T22">log</text:span><text:span text:style-name="T14">(data.message);</text:span></text:p>
      <text:p text:style-name="P7"><text:span text:style-name="T5">28 </text:span><text:tab/><text:tab/> <text:s/><text:span text:style-name="T14">}</text:span></text:p>
      <text:p text:style-name="P7"><text:span text:style-name="T5">29 </text:span><text:tab/><text:tab/> <text:s/><text:span text:style-name="T11">else</text:span><text:span text:style-name="T14">{</text:span></text:p>
      <text:p text:style-name="P7"><text:span text:style-name="T5">30 </text:span><text:tab/><text:tab/> <text:s/><text:tab/><text:span text:style-name="T14">$scope.</text:span><text:span text:style-name="T22">init</text:span><text:span text:style-name="T14">();</text:span></text:p>
      <text:p text:style-name="P7"><text:span text:style-name="T5">31 </text:span><text:tab/><text:tab/> <text:s/><text:tab/><text:span text:style-name="T14">$location.</text:span><text:span text:style-name="T22">path</text:span><text:span text:style-name="T14">(</text:span><text:span text:style-name="T19">'/'</text:span><text:span text:style-name="T14">).</text:span><text:span text:style-name="T22">replace</text:span><text:span text:style-name="T14">();</text:span></text:p>
      <text:p text:style-name="P7"><text:span text:style-name="T5">32 </text:span><text:tab/><text:tab/> <text:s/><text:span text:style-name="T14">}</text:span></text:p>
      <text:p text:style-name="P8">33 </text:p>
      <text:p text:style-name="P7"><text:span text:style-name="T5">34 </text:span><text:tab/><text:tab/><text:span text:style-name="T14">}).</text:span></text:p>
      <text:p text:style-name="P7"><text:span text:style-name="T5">35 </text:span><text:tab/><text:tab/><text:span text:style-name="T22">error</text:span><text:span text:style-name="T14">(</text:span><text:span text:style-name="T11">function</text:span><text:span text:style-name="T14">(data,</text:span> <text:span text:style-name="T14">status,</text:span> <text:span text:style-name="T14">headers,</text:span> <text:span text:style-name="T14">config) {</text:span></text:p>
      <text:p text:style-name="P7"><text:span text:style-name="T5">36 </text:span><text:tab/><text:tab/> <text:s/><text:span text:style-name="T14">$scope.</text:span><text:span text:style-name="T22">error</text:span><text:span text:style-name="T14">(</text:span><text:span text:style-name="T19">"Error al conectar"</text:span><text:span text:style-name="T14">);</text:span></text:p>
      <text:p text:style-name="P7"><text:span text:style-name="T5">37 </text:span><text:tab/><text:tab/><text:span text:style-name="T14">});</text:span></text:p>
      <text:p text:style-name="P7"><text:span text:style-name="T5">38 </text:span><text:tab/></text:p>
      <text:p text:style-name="P7"><text:span text:style-name="T5">39 </text:span><text:tab/><text:span text:style-name="T14">}</text:span></text:p>
      <text:p text:style-name="P7"><text:span text:style-name="T5">40 </text:span><text:span text:style-name="T14">});</text:span></text:p>
      <text:p text:style-name="Text_20_body"/>
      <text:h text:style-name="Heading_20_2" text:outline-level="2">views</text:h>
      <text:h text:style-name="Heading_20_3" text:outline-level="3">dataUser.html</text:h>
      <text:p text:style-name="P10"><text:span text:style-name="T6">01</text:span><text:span text:style-name="T5"> </text:span><text:span text:style-name="T11">&lt;style type="text/css"&gt;</text:span></text:p>
      <text:p text:style-name="P7"><text:span text:style-name="T5">02 </text:span><text:tab/><text:span text:style-name="T22">.jumbotron p</text:span><text:span text:style-name="T14">{</text:span></text:p>
      <text:p text:style-name="P7"><text:span text:style-name="T5">03 </text:span><text:tab/><text:tab/><text:span text:style-name="T11">font-size</text:span><text:span text:style-name="T14">:</text:span> <text:span text:style-name="T21">15px</text:span><text:span text:style-name="T14">;</text:span></text:p>
      <text:p text:style-name="P7"><text:span text:style-name="T5">04 </text:span><text:tab/><text:span text:style-name="T14">}</text:span></text:p>
      <text:p text:style-name="P7"><text:span text:style-name="T5">05 </text:span><text:span text:style-name="T11">&lt;/style&gt;</text:span></text:p>
      <text:p text:style-name="P7"><text:span text:style-name="T5">06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7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8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9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10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Datos personales</text:span><text:span text:style-name="T11">&lt;/h3&gt;</text:span></text:p>
      <text:p text:style-name="P7"><text:span text:style-name="T5">11 </text:span><text:tab/><text:tab/><text:span text:style-name="T11">&lt;/div&gt;</text:span></text:p>
      <text:p text:style-name="P7"><text:span text:style-name="T5">12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13 </text:span><text:tab/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14 </text:span><text:tab/> <text:s text:c="7"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5 </text:span><text:tab/> <text:s text:c="7"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16 </text:span><text:tab/><text:tab/><text:tab/> <text:s text:c="7"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if.$invalid &amp;&amp; !form.nif.$pristine}"</text:span><text:span text:style-name="T11">&gt;</text:span></text:p>
      <text:p text:style-name="P7"><text:span text:style-name="T5">17 </text:span><text:tab/><text:tab/><text:tab/><text:tab/><text:tab/><text:tab/><text:tab/><text:span text:style-name="T11">&lt;label&gt;</text:span><text:span text:style-name="T14">NIF:</text:span> <text:span text:style-name="T11">&lt;/label&gt;</text:span></text:p>
      <text:p text:style-name="P7"><text:soft-page-break/><text:span text:style-name="T5">18 </text:span><text:tab/><text:tab/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if"</text:span> <text:span text:style-name="T17">ng-model</text:span><text:span text:style-name="T14">=</text:span><text:span text:style-name="T19">"user.local.nif"</text:span> <text:span text:style-name="T17">ng-init</text:span><text:span text:style-name="T14">=</text:span><text:span text:style-name="T19">"nif='50611649b'"</text:span><text:span text:style-name="T17">ng-pattern</text:span><text:span text:style-name="T14">=</text:span><text:span text:style-name="T19">"/[0-9]{8}[A-Za-z]/"</text:span> <text:span text:style-name="T17">placeholder</text:span><text:span text:style-name="T14">=</text:span><text:span text:style-name="T19">"NIF"</text:span> <text:span text:style-name="T17">ng-minlength</text:span><text:span text:style-name="T14">=</text:span><text:span text:style-name="T19">"9"</text:span> <text:span text:style-name="T17">maxlength</text:span><text:span text:style-name="T14">=</text:span><text:span text:style-name="T19">"9"</text:span><text:span text:style-name="T11">&gt;</text:span></text:p>
      <text:p text:style-name="P7"><text:span text:style-name="T5">19 </text:span><text:tab/><text:tab/><text:tab/><text:tab/><text:tab/><text:tab/><text:tab/><text:span text:style-name="T11">&lt;p</text:span> <text:span text:style-name="T17">ng-show</text:span><text:span text:style-name="T14">=</text:span><text:span text:style-name="T19">"form.nif.$invalid &amp;&amp; !form.nif.$pristine"</text:span> <text:span text:style-name="T17">class</text:span><text:span text:style-name="T14">=</text:span><text:span text:style-name="T19">"help-block"</text:span><text:span text:style-name="T11">&gt;</text:span><text:span text:style-name="T14">Introduzca un NIF válido</text:span> <text:span text:style-name="T21">00000000</text:span><text:span text:style-name="T14">X.</text:span><text:span text:style-name="T11">&lt;/p&gt;</text:span></text:p>
      <text:p text:style-name="P7"><text:span text:style-name="T5">20 </text:span><text:tab/><text:tab/><text:tab/><text:tab/><text:tab/><text:tab/><text:span text:style-name="T11">&lt;/div&gt;</text:span></text:p>
      <text:p text:style-name="P7"><text:span text:style-name="T5">21 </text:span><text:tab/><text:tab/><text:tab/><text:tab/><text:tab/><text:span text:style-name="T11">&lt;/div&gt;</text:span></text:p>
      <text:p text:style-name="P7"><text:span text:style-name="T5">22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<text:span text:style-name="T11">&gt;</text:span></text:p>
      <text:p text:style-name="P7"><text:span text:style-name="T5">24 </text:span><text:tab/><text:tab/><text:tab/><text:tab/><text:tab/><text:tab/><text:tab/><text:span text:style-name="T11">&lt;label&gt;</text:span><text:span text:style-name="T14">Id.:</text:span> <text:span text:style-name="T11">&lt;/label&gt;</text:span></text:p>
      <text:p text:style-name="P7"><text:span text:style-name="T5">25 </text:span><text:tab/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id"</text:span> <text:span text:style-name="T17">ng-model</text:span><text:span text:style-name="T14">=</text:span><text:span text:style-name="T19">"userID"</text:span> <text:span text:style-name="T17">ng-disabled</text:span><text:span text:style-name="T14">=</text:span><text:span text:style-name="T19">"true"</text:span><text:span text:style-name="T11">&gt;</text:span></text:p>
      <text:p text:style-name="P7"><text:span text:style-name="T5">26 </text:span><text:tab/><text:tab/><text:tab/><text:tab/><text:tab/><text:tab/><text:span text:style-name="T11">&lt;/div&gt;</text:span></text:p>
      <text:p text:style-name="P8">27 </text:p>
      <text:p text:style-name="P7"><text:span text:style-name="T5">28 </text:span><text:tab/><text:tab/><text:tab/><text:tab/><text:tab/><text:span text:style-name="T11">&lt;/div&gt;</text:span></text:p>
      <text:p text:style-name="P7"><text:span text:style-name="T5">29 </text:span><text:tab/><text:tab/><text:tab/><text:tab/><text:span text:style-name="T11">&lt;/div&gt;</text:span></text:p>
      <text:p text:style-name="P7"><text:span text:style-name="T5">30 </text:span><text:tab/><text:tab/> <text:s text:c="7"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7"><text:span text:style-name="T5">31 </text:span><text:tab/><text:tab/><text:tab/><text:tab/><text:tab/><text:span text:style-name="T11">&lt;label&gt;</text:span><text:span text:style-name="T14">Nombre:</text:span> <text:span text:style-name="T11">&lt;/label&gt;</text:span></text:p>
      <text:p text:style-name="P7"><text:span text:style-name="T5">32 </text:span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user.local.user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7"><text:span text:style-name="T5">33 </text:span><text:tab/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7"><text:span text:style-name="T5">34 </text:span><text:tab/><text:tab/><text:tab/><text:tab/><text:span text:style-name="T11">&lt;/div&gt;</text:span></text:p>
      <text:p text:style-name="P7"><text:span text:style-name="T5">35 </text:span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address.$invalid &amp;&amp; !form.address.$pristine}"</text:span><text:span text:style-name="T11">&gt;</text:span></text:p>
      <text:p text:style-name="P7"><text:span text:style-name="T5">36 </text:span><text:tab/><text:tab/><text:tab/><text:tab/><text:tab/><text:span text:style-name="T11">&lt;label&gt;</text:span><text:span text:style-name="T14">Dirección:</text:span> <text:span text:style-name="T11">&lt;/label&gt;</text:span></text:p>
      <text:p text:style-name="P7"><text:span text:style-name="T5">37 </text:span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address"</text:span> <text:span text:style-name="T17">ng-model</text:span><text:span text:style-name="T14">=</text:span><text:span text:style-name="T19">"user.local.address"</text:span> <text:span text:style-name="T17">placeholder</text:span><text:span text:style-name="T14">=</text:span><text:span text:style-name="T19">"Dirección"</text:span> <text:span text:style-name="T17">value</text:span><text:span text:style-name="T14">=</text:span><text:span text:style-name="T19">"casa"</text:span><text:span text:style-name="T11">&gt;</text:span></text:p>
      <text:p text:style-name="P7"><text:span text:style-name="T5">38 </text:span><text:tab/><text:tab/><text:tab/><text:tab/><text:span text:style-name="T11">&lt;/div&gt;</text:span></text:p>
      <text:p text:style-name="P7"><text:span text:style-name="T5">39 </text:span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40 </text:span><text:tab/><text:tab/><text:tab/><text:tab/><text:tab/><text:span text:style-name="T11">&lt;div</text:span> <text:span text:style-name="T17">class</text:span><text:span text:style-name="T14">=</text:span><text:span text:style-name="T19">"col-md-8"</text:span><text:span text:style-name="T11">&gt;</text:span></text:p>
      <text:p text:style-name="P7"><text:span text:style-name="T5">41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email.$invalid &amp;&amp; !form.email.$pristine}"</text:span><text:span text:style-name="T11">&gt;</text:span></text:p>
      <text:p text:style-name="P7"><text:span text:style-name="T5">42 </text:span><text:tab/><text:tab/><text:tab/><text:tab/> <text:s text:c="11"/><text:span text:style-name="T11">&lt;label&gt;</text:span><text:span text:style-name="T14">Email</text:span><text:span text:style-name="T11">&lt;/label&gt;</text:span></text:p>
      <text:p text:style-name="P7"><text:span text:style-name="T5">43 </text:span><text:tab/><text:tab/><text:tab/><text:tab/> <text:s text:c="11"/><text:span text:style-name="T11">&lt;input</text:span> <text:span text:style-name="T17">type</text:span><text:span text:style-name="T14">=</text:span><text:span text:style-name="T19">"email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email"</text:span> <text:span text:style-name="T17">ng-model</text:span><text:span text:style-name="T14">=</text:span><text:span text:style-name="T19">"user.local.email"</text:span> <text:span text:style-name="T17">placeholder</text:span><text:span text:style-name="T14">=</text:span><text:span text:style-name="T19">"Correo electrónico"</text:span><text:span text:style-name="T14"> required</text:span><text:span text:style-name="T11">&gt;</text:span></text:p>
      <text:p text:style-name="P7"><text:span text:style-name="T5">44 </text:span><text:tab/><text:tab/><text:tab/><text:tab/> <text:s text:c="11"/><text:span text:style-name="T11">&lt;p</text:span> <text:span text:style-name="T17">ng-show</text:span><text:span text:style-name="T14">=</text:span><text:span text:style-name="T19">"form.email.$invalid &amp;&amp; !form.email.$pristine"</text:span> <text:span text:style-name="T17">class</text:span><text:span text:style-name="T14">=</text:span><text:span text:style-name="T19">"help-block"</text:span><text:span text:style-name="T11">&gt;</text:span><text:span text:style-name="T14">Introduce un correo válido.</text:span><text:span text:style-name="T11">&lt;/p&gt;</text:span></text:p>
      <text:p text:style-name="P7"><text:span text:style-name="T5">45 </text:span><text:tab/><text:tab/><text:tab/><text:tab/><text:tab/><text:tab/><text:span text:style-name="T11">&lt;/div&gt;</text:span></text:p>
      <text:p text:style-name="P7"><text:span text:style-name="T5">46 </text:span><text:tab/><text:tab/><text:tab/><text:tab/><text:tab/><text:span text:style-name="T11">&lt;/div&gt;</text:span></text:p>
      <text:p text:style-name="P7"><text:span text:style-name="T5">47 </text:span><text:tab/><text:tab/><text:tab/><text:tab/><text:tab/><text:span text:style-name="T11">&lt;div</text:span> <text:span text:style-name="T17">class</text:span><text:span text:style-name="T14">=</text:span><text:span text:style-name="T19">"col-md-4"</text:span><text:span text:style-name="T11">&gt;</text:span></text:p>
      <text:p text:style-name="P7"><text:span text:style-name="T5">48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form.phone.$invalid &amp;&amp; !form.phone.$pristine}"</text:span><text:span text:style-name="T11">&gt;</text:span></text:p>
      <text:p text:style-name="P7"><text:span text:style-name="T5">49 </text:span><text:tab/><text:tab/><text:tab/><text:tab/><text:tab/><text:tab/><text:tab/><text:span text:style-name="T11">&lt;label&gt;</text:span><text:span text:style-name="T14">Teléfono:</text:span> <text:span text:style-name="T11">&lt;/label&gt;</text:span></text:p>
      <text:p text:style-name="P7"><text:span text:style-name="T5">50 </text:span><text:tab/><text:tab/><text:tab/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phone"</text:span> <text:span text:style-name="T17">ng-model</text:span><text:span text:style-name="T14">=</text:span><text:span text:style-name="T19">"user.local.phone"</text:span> <text:span text:style-name="T17">ng-pattern</text:span><text:span text:style-name="T14">=</text:span><text:span text:style-name="T19">"/[0-9]{9}/"</text:span> <text:span text:style-name="T17">placeholder</text:span><text:span text:style-name="T14">=</text:span><text:span text:style-name="T19">"Teléfono"</text:span> <text:span text:style-name="T17">ng-minlength</text:span><text:span text:style-name="T14">=</text:span><text:span text:style-name="T19">"9"</text:span> <text:span text:style-name="T17">maxlength</text:span><text:span text:style-name="T14">=</text:span><text:span text:style-name="T19">"9"</text:span><text:span text:style-name="T11">&gt;</text:span></text:p>
      <text:p text:style-name="P7"><text:span text:style-name="T5">51 </text:span><text:tab/><text:tab/><text:tab/><text:tab/><text:tab/><text:tab/><text:tab/><text:span text:style-name="T11">&lt;p</text:span> <text:span text:style-name="T17">ng-show</text:span><text:span text:style-name="T14">=</text:span><text:span text:style-name="T19">"form.phone.$invalid &amp;&amp; !form.phone.$pristine"</text:span> <text:span text:style-name="T17">class</text:span><text:span text:style-name="T14">=</text:span><text:span text:style-name="T19">"help-block"</text:span><text:span text:style-name="T11">&gt;</text:span><text:span text:style-name="T14">Introduzca un teléfono válido XXXXXXXXX.</text:span><text:span text:style-name="T11">&lt;/p&gt;</text:span></text:p>
      <text:p text:style-name="P7"><text:span text:style-name="T5">52 </text:span><text:tab/><text:tab/><text:tab/><text:tab/><text:tab/><text:tab/><text:span text:style-name="T11">&lt;/div&gt;</text:span></text:p>
      <text:p text:style-name="P7"><text:span text:style-name="T5">53 </text:span><text:tab/><text:tab/><text:tab/><text:tab/><text:tab/><text:span text:style-name="T11">&lt;/div&gt;</text:span></text:p>
      <text:p text:style-name="P7"><text:span text:style-name="T5">54 </text:span><text:tab/><text:tab/><text:tab/><text:tab/><text:span text:style-name="T11">&lt;/div&gt;</text:span></text:p>
      <text:p text:style-name="P7"><text:span text:style-name="T5">55 </text:span><text:tab/><text:tab/><text:tab/></text:p>
      <text:p text:style-name="P7"><text:span text:style-name="T5">56 </text:span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57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58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(form.password.$invalid &amp;&amp; !form.password.$pristine) || (form.password.$pristine &amp;&amp; !form.oldPassword.$pristine)}"</text:span><text:span text:style-name="T11">&gt;</text:span></text:p>
      <text:p text:style-name="P7"><text:span text:style-name="T5">59 </text:span><text:tab/><text:tab/><text:tab/><text:tab/><text:tab/><text:tab/><text:tab/><text:span text:style-name="T11">&lt;label&gt;</text:span><text:span text:style-name="T14">Nueva contraseña:</text:span> <text:span text:style-name="T11">&lt;/label&gt;</text:span></text:p>
      <text:p text:style-name="P7"><text:span text:style-name="T5">60 </text:span><text:tab/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</text:span><text:soft-page-break/><text:span text:style-name="T19">control"</text:span> <text:span text:style-name="T17">name</text:span><text:span text:style-name="T14">=</text:span><text:span text:style-name="T19">"password"</text:span> <text:span text:style-name="T17">ng-model</text:span><text:span text:style-name="T14">=</text:span><text:span text:style-name="T19">"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</text:span> <text:span text:style-name="T17">ng-required</text:span><text:span text:style-name="T14">=</text:span><text:span text:style-name="T19">"oldPassword "</text:span><text:span text:style-name="T11">&gt;</text:span></text:p>
      <text:p text:style-name="P7"><text:span text:style-name="T5">61 </text:span><text:tab/><text:tab/><text:tab/><text:tab/><text:tab/><text:tab/><text:tab/><text:span text:style-name="T11">&lt;p</text:span> <text:span text:style-name="T17">ng-show</text:span><text:span text:style-name="T14">=</text:span><text:span text:style-name="T19">"form.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7"><text:span text:style-name="T5">62 </text:span><text:tab/><text:tab/><text:tab/><text:tab/><text:tab/><text:tab/><text:tab/><text:span text:style-name="T11">&lt;p</text:span> <text:span text:style-name="T17">ng-show</text:span><text:span text:style-name="T14">=</text:span><text:span text:style-name="T19">"form.password.$pristine &amp;&amp; !form.oldPassword.$pristine"</text:span> <text:span text:style-name="T17">class</text:span><text:span text:style-name="T14">=</text:span><text:span text:style-name="T19">"help-block"</text:span><text:span text:style-name="T11">&gt;</text:span><text:span text:style-name="T14">Introduzca una nueva contraseña.</text:span><text:span text:style-name="T11">&lt;/p&gt;</text:span></text:p>
      <text:p text:style-name="P7"><text:span text:style-name="T5">63 </text:span><text:tab/><text:tab/><text:tab/><text:tab/><text:tab/><text:tab/><text:span text:style-name="T11">&lt;/div&gt;</text:span></text:p>
      <text:p text:style-name="P7"><text:span text:style-name="T5">64 </text:span><text:tab/><text:tab/><text:tab/><text:tab/><text:tab/><text:span text:style-name="T11">&lt;/div&gt;</text:span><text:tab/></text:p>
      <text:p text:style-name="P7"><text:span text:style-name="T5">65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66 </text:span><text:tab/><text:tab/><text:tab/><text:tab/><text:tab/><text:tab/><text:span text:style-name="T11">&lt;div</text:span> <text:span text:style-name="T17">class</text:span><text:span text:style-name="T14">=</text:span><text:span text:style-name="T19">"form-group"</text:span> <text:span text:style-name="T17">ng-class</text:span><text:span text:style-name="T14">=</text:span><text:span text:style-name="T19">"{'has-error': (form.oldPassword.$invalid &amp;&amp; !form.oldPassword.$pristine) || (user.local.password &amp;&amp; !form.password.$pristine &amp;&amp; form.oldPassword.$pristine) || (errorMsg)}"</text:span><text:span text:style-name="T11">&gt;</text:span></text:p>
      <text:p text:style-name="P7"><text:span text:style-name="T5">67 </text:span><text:tab/><text:tab/><text:tab/><text:tab/><text:tab/><text:tab/><text:tab/><text:span text:style-name="T11">&lt;label&gt;</text:span><text:span text:style-name="T14">Contraseña anterior:</text:span> <text:span text:style-name="T11">&lt;/label&gt;</text:span></text:p>
      <text:p text:style-name="P7"><text:span text:style-name="T5">68 </text:span><text:tab/><text:tab/><text:tab/><text:tab/><text:tab/><text:tab/><text:tab/><text:span text:style-name="T11">&lt;input</text:span> <text:span text:style-name="T17">type</text:span><text:span text:style-name="T14">=</text:span><text:span text:style-name="T19">"password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oldPassword"</text:span> <text:span text:style-name="T17">ng-model</text:span><text:span text:style-name="T14">=</text:span><text:span text:style-name="T19">"oldPassword"</text:span> <text:span text:style-name="T17">placeholder</text:span><text:span text:style-name="T14">=</text:span><text:span text:style-name="T19">"Contraseña"</text:span><text:span text:style-name="T14"> ng-minlength='</text:span><text:span text:style-name="T21">6</text:span><text:span text:style-name="T14">'</text:span> <text:span text:style-name="T17">ng-required</text:span><text:span text:style-name="T14">=</text:span><text:span text:style-name="T19">"user.local.password &amp;&amp; password"</text:span><text:span text:style-name="T11">&gt;</text:span></text:p>
      <text:p text:style-name="P7"><text:span text:style-name="T5">69 </text:span><text:tab/><text:tab/><text:tab/><text:tab/><text:tab/><text:tab/><text:tab/><text:span text:style-name="T11">&lt;p</text:span> <text:span text:style-name="T17">ng-show</text:span><text:span text:style-name="T14">=</text:span><text:span text:style-name="T19">"form.oldPassword.$error.minlength"</text:span> <text:span text:style-name="T17">class</text:span><text:span text:style-name="T14">=</text:span><text:span text:style-name="T19">"help-block"</text:span><text:span text:style-name="T11">&gt;</text:span><text:span text:style-name="T14">Contraseña demasiado corta.</text:span><text:span text:style-name="T11">&lt;/p&gt;</text:span></text:p>
      <text:p text:style-name="P7"><text:span text:style-name="T5">70 </text:span><text:tab/><text:tab/><text:tab/><text:tab/><text:tab/><text:tab/><text:tab/><text:span text:style-name="T11">&lt;p</text:span> <text:span text:style-name="T17">ng-show</text:span><text:span text:style-name="T14">=</text:span><text:span text:style-name="T19">"user.local.password &amp;&amp; !form.password.$pristine &amp;&amp; form.oldPassword.$pristine"</text:span> <text:span text:style-name="T17">class</text:span><text:span text:style-name="T14">=</text:span><text:span text:style-name="T19">"help-block"</text:span><text:span text:style-name="T11">&gt;</text:span><text:span text:style-name="T14">Introduzca la contraseña anterior.</text:span><text:span text:style-name="T11">&lt;/p&gt;</text:span></text:p>
      <text:p text:style-name="P7"><text:span text:style-name="T5">71 </text:span><text:tab/><text:tab/><text:tab/><text:tab/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72 </text:span><text:tab/><text:tab/><text:tab/><text:tab/><text:tab/><text:tab/><text:span text:style-name="T11">&lt;/div&gt;</text:span></text:p>
      <text:p text:style-name="P7"><text:span text:style-name="T5">73 </text:span><text:tab/><text:tab/><text:tab/><text:tab/><text:tab/><text:span text:style-name="T11">&lt;/div&gt;</text:span><text:tab/></text:p>
      <text:p text:style-name="P7"><text:span text:style-name="T5">74 </text:span><text:tab/><text:tab/><text:tab/><text:tab/><text:span text:style-name="T11">&lt;/div&gt;</text:span></text:p>
      <text:p text:style-name="P7"><text:span text:style-name="T5">75 </text:span><text:tab/><text:tab/><text:tab/></text:p>
      <text:p text:style-name="P7"><text:span text:style-name="T5">76 </text:span><text:tab/> <text:s text:c="3"/><text:span text:style-name="T11">&lt;/div&gt;</text:span></text:p>
      <text:p text:style-name="P7"><text:span text:style-name="T5">77 </text:span><text:tab/> <text:s text:c="3"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78 </text:span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79 </text:span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80 </text:span><text:tab/> <text:s text:c="3"/><text:span text:style-name="T11">&lt;/div&gt;</text:span><text:tab/></text:p>
      <text:p text:style-name="P7"><text:span text:style-name="T5">81 </text:span><text:tab/> <text:s text:c="3"/><text:span text:style-name="T11">&lt;/form&gt;</text:span></text:p>
      <text:p text:style-name="P7"><text:span text:style-name="T5">82 </text:span><text:tab/><text:tab/><text:span text:style-name="T11">&lt;/div&gt;</text:span></text:p>
      <text:p text:style-name="P7"><text:span text:style-name="T5">83 </text:span><text:tab/><text:span text:style-name="T11">&lt;/div&gt;</text:span></text:p>
      <text:p text:style-name="P7"><text:span text:style-name="T5">84 </text:span><text:span text:style-name="T11">&lt;/div&gt;</text:span></text:p>
      <text:p text:style-name="P7"><text:span text:style-name="T5">85 </text:span><text:span text:style-name="T11">&lt;/div&gt;</text:span></text:p>
      <text:p text:style-name="Text_20_body"/>
      <text:h text:style-name="Heading_20_3" text:outline-level="3">games.html</text:h>
      <text:p text:style-name="P10"><text:span text:style-name="T6">01</text:span><text:span text:style-name="T5"> </text:span><text:span text:style-name="T11">&lt;style type="text/css"&gt;</text:span><text:tab/></text:p>
      <text:p text:style-name="P7"><text:span text:style-name="T5">02 </text:span><text:tab/><text:span text:style-name="T22">.well .thumbnail</text:span><text:span text:style-name="T14">{</text:span></text:p>
      <text:p text:style-name="P7"><text:span text:style-name="T5">03 </text:span><text:tab/><text:tab/><text:span text:style-name="T11">-webkit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04 </text:span><text:s text:c="3"/><text:tab/><text:tab/><text:span text:style-name="T11">-moz-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05 </text:span><text:s text:c="8"/><text:span text:style-name="T11">box-shadow</text:span><text:span text:style-name="T14">:</text:span> <text:span text:style-name="T21">0 8px 6px</text:span> <text:span text:style-name="T14">-</text:span><text:span text:style-name="T21">6px</text:span> <text:span text:style-name="T14">black;</text:span></text:p>
      <text:p text:style-name="P7"><text:span text:style-name="T5">06 </text:span><text:tab/><text:span text:style-name="T14">}</text:span></text:p>
      <text:p text:style-name="P7"><text:span text:style-name="T5">07 </text:span><text:span text:style-name="T11">&lt;/style&gt;</text:span></text:p>
      <text:p text:style-name="P7"><text:span text:style-name="T5">08 </text:span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9 </text:span><text:tab/><text:span text:style-name="T11">&lt;div</text:span> <text:span text:style-name="T17">class</text:span><text:span text:style-name="T14">=</text:span><text:span text:style-name="T19">"panel-heading"</text:span><text:span text:style-name="T11">&gt;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gamepad"</text:span><text:span text:style-name="T11">&gt;&lt;/i&gt;</text:span> <text:span text:style-name="T14">Juegos</text:span><text:span text:style-name="T11">&lt;/h3&gt;&lt;/div&gt;</text:span></text:p>
      <text:p text:style-name="P7"><text:span text:style-name="T5">10 </text:span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11 </text:span><text:s text:c="2"/><text:tab/><text:tab/></text:p>
      <text:p text:style-name="P7"><text:span text:style-name="T5">12 </text:span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3 </text:span><text:tab/> <text:s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7"><text:span text:style-name="T5">14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Pong</text:span><text:span text:style-name="T11">&lt;/h3&gt;</text:span></text:p>
      <text:p text:style-name="P7"><text:span text:style-name="T5">15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6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17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7"><text:span text:style-name="T5">18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oft-page-break/><text:span text:style-name="T5">19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Pong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7"><text:span text:style-name="T5">20 </text:span><text:tab/><text:tab/><text:tab/> <text:s text:c="11"/><text:tab/><text:span text:style-name="T11">&lt;/div&gt;</text:span></text:p>
      <text:p text:style-name="P7"><text:span text:style-name="T5">21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22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Pong.name}}</text:span><text:span text:style-name="T11">&lt;/span&gt;</text:span></text:p>
      <text:p text:style-name="P7"><text:span text:style-name="T5">23 </text:span><text:tab/><text:tab/> <text:s text:c="7"/><text:tab/><text:tab/><text:tab/><text:tab/><text:span text:style-name="T11">&lt;p&gt;&lt;/p&gt;</text:span></text:p>
      <text:p text:style-name="P7"><text:span text:style-name="T5">24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7"><text:span text:style-name="T5">25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7"><text:span text:style-name="T5">26 </text:span><text:tab/><text:tab/><text:tab/> <text:s text:c="15"/><text:tab/><text:span text:style-name="T11">&lt;p&gt;&lt;a</text:span> <text:span text:style-name="T17">href</text:span><text:span text:style-name="T14">=</text:span><text:span text:style-name="T19">"/playPong/{{userID}}/{{user.actualPong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Pong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7"><text:span text:style-name="T5">27 </text:span><text:tab/><text:tab/><text:tab/> <text:s text:c="11"/><text:tab/><text:span text:style-name="T11">&lt;/div&gt;</text:span></text:p>
      <text:p text:style-name="P7"><text:span text:style-name="T5">28 </text:span><text:tab/><text:tab/><text:tab/> <text:s text:c="3"/><text:tab/><text:tab/><text:span text:style-name="T11">&lt;/div&gt;</text:span></text:p>
      <text:p text:style-name="P7"><text:span text:style-name="T5">29 </text:span><text:tab/><text:tab/> <text:s text:c="3"/><text:tab/><text:tab/><text:span text:style-name="T11">&lt;/div&gt;</text:span></text:p>
      <text:p text:style-name="P7"><text:span text:style-name="T5">30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31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32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7"><text:span text:style-name="T5">33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7"><text:span text:style-name="T5">34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7"><text:span text:style-name="T5">35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pong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7"><text:span text:style-name="T5">36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Pong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Pong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7"><text:span text:style-name="T5">37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pong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Pong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7"><text:span text:style-name="T5">38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pong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Pong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7"><text:span text:style-name="T5">39 </text:span><text:tab/><text:tab/><text:tab/><text:tab/><text:tab/><text:tab/><text:tab/><text:tab/><text:span text:style-name="T11">&lt;/div&gt;</text:span></text:p>
      <text:p text:style-name="P7"><text:span text:style-name="T5">40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Pong"</text:span> <text:span text:style-name="T17">ng-change</text:span><text:span text:style-name="T14">=</text:span><text:span text:style-name="T19">"changeOptionPong()"</text:span><text:span text:style-name="T11">&gt;</text:span></text:p>
      <text:p text:style-name="P7"><text:span text:style-name="T5">41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7"><text:span text:style-name="T5">42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pongConf"</text:span><text:span text:style-name="T11">&gt;</text:span><text:span text:style-name="T14">{{conf.name}}</text:span><text:span text:style-name="T11">&lt;/option&gt;</text:span></text:p>
      <text:p text:style-name="P7"><text:span text:style-name="T5">43 </text:span><text:tab/><text:tab/><text:tab/><text:tab/><text:tab/><text:tab/><text:tab/><text:tab/><text:span text:style-name="T11">&lt;/select&gt;</text:span></text:p>
      <text:p text:style-name="P7"><text:span text:style-name="T5">44 </text:span><text:span text:style-name="T14"><text:tab/><text:tab/><text:tab/><text:tab/><text:tab/><text:tab/><text:tab/><text:tab/>{{user.actualPong.name}}</text:span></text:p>
      <text:p text:style-name="P8">45 </text:p>
      <text:p text:style-name="P7"><text:span text:style-name="T5">46 </text:span><text:tab/><text:tab/> <text:s text:c="3"/><text:tab/><text:tab/><text:tab/><text:tab/><text:span text:style-name="T11">&lt;/div&gt;</text:span></text:p>
      <text:p text:style-name="P7"><text:span text:style-name="T5">47 </text:span><text:tab/><text:tab/> <text:s text:c="3"/><text:tab/><text:tab/><text:tab/><text:span text:style-name="T11">&lt;/div&gt;</text:span></text:p>
      <text:p text:style-name="P7"><text:span text:style-name="T5">48 </text:span><text:tab/><text:tab/> <text:s text:c="3"/><text:tab/><text:tab/><text:span text:style-name="T11">&lt;/div&gt;</text:span></text:p>
      <text:p text:style-name="P7"><text:span text:style-name="T5">49 </text:span><text:tab/> <text:s text:c="3"/><text:tab/><text:tab/><text:span text:style-name="T11">&lt;/div&gt;</text:span></text:p>
      <text:p text:style-name="P7"><text:span text:style-name="T5">50 </text:span><text:tab/> <text:s text:c="2"/><text:tab/><text:tab/><text:span text:style-name="T11">&lt;/div&gt;</text:span></text:p>
      <text:p text:style-name="P8">51 </text:p>
      <text:p text:style-name="P7"><text:span text:style-name="T5">52 </text:span><text:tab/> <text:s text:c="2"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7"><text:span text:style-name="T5">53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Tetris</text:span><text:span text:style-name="T11">&lt;/h3&gt;</text:span></text:p>
      <text:p text:style-name="P7"><text:span text:style-name="T5">54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55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56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7"><text:span text:style-name="T5">57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58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Tetris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7"><text:span text:style-name="T5">59 </text:span><text:tab/><text:tab/><text:tab/> <text:s text:c="11"/><text:tab/><text:span text:style-name="T11">&lt;/div&gt;</text:span></text:p>
      <text:p text:style-name="P7"><text:span text:style-name="T5">60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oft-page-break/><text:span text:style-name="T5">61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Tetris.name}}</text:span><text:span text:style-name="T11">&lt;/span&gt;</text:span></text:p>
      <text:p text:style-name="P7"><text:span text:style-name="T5">62 </text:span><text:tab/><text:tab/> <text:s text:c="7"/><text:tab/><text:tab/><text:tab/><text:tab/><text:span text:style-name="T11">&lt;p&gt;&lt;/p&gt;</text:span></text:p>
      <text:p text:style-name="P7"><text:span text:style-name="T5">63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7"><text:span text:style-name="T5">64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7"><text:span text:style-name="T5">65 </text:span><text:tab/><text:tab/><text:tab/> <text:s text:c="15"/><text:tab/><text:span text:style-name="T11">&lt;p&gt;&lt;a</text:span> <text:span text:style-name="T17">href</text:span><text:span text:style-name="T14">=</text:span><text:span text:style-name="T19">"/playTetris/{{userID}}/{{user.actualTetris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Tetris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7"><text:span text:style-name="T5">66 </text:span><text:tab/><text:tab/><text:tab/> <text:s text:c="11"/><text:tab/><text:span text:style-name="T11">&lt;/div&gt;</text:span></text:p>
      <text:p text:style-name="P7"><text:span text:style-name="T5">67 </text:span><text:tab/><text:tab/><text:tab/> <text:s text:c="3"/><text:tab/><text:tab/><text:span text:style-name="T11">&lt;/div&gt;</text:span></text:p>
      <text:p text:style-name="P7"><text:span text:style-name="T5">68 </text:span><text:tab/><text:tab/> <text:s text:c="3"/><text:tab/><text:tab/><text:span text:style-name="T11">&lt;/div&gt;</text:span></text:p>
      <text:p text:style-name="P7"><text:span text:style-name="T5">69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70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71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7"><text:span text:style-name="T5">72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7"><text:span text:style-name="T5">73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7"><text:span text:style-name="T5">74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tetris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7"><text:span text:style-name="T5">75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Tetris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Tetris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7"><text:span text:style-name="T5">76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tetris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Tetris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7"><text:span text:style-name="T5">77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tetris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Tetris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7"><text:span text:style-name="T5">78 </text:span><text:tab/><text:tab/><text:tab/><text:tab/><text:tab/><text:tab/><text:tab/><text:tab/><text:span text:style-name="T11">&lt;/div&gt;</text:span></text:p>
      <text:p text:style-name="P7"><text:span text:style-name="T5">79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Tetris"</text:span> <text:span text:style-name="T17">ng-change</text:span><text:span text:style-name="T14">=</text:span><text:span text:style-name="T19">"changeOptionTetris()"</text:span><text:span text:style-name="T11">&gt;</text:span></text:p>
      <text:p text:style-name="P7"><text:span text:style-name="T5">80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7"><text:span text:style-name="T5">81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tetrisConf"</text:span><text:span text:style-name="T11">&gt;</text:span><text:span text:style-name="T14">{{conf.name}}</text:span><text:span text:style-name="T11">&lt;/option&gt;</text:span></text:p>
      <text:p text:style-name="P7"><text:span text:style-name="T5">82 </text:span><text:tab/><text:tab/><text:tab/><text:tab/><text:tab/><text:tab/><text:tab/><text:tab/><text:span text:style-name="T11">&lt;/select&gt;</text:span></text:p>
      <text:p text:style-name="P7"><text:span text:style-name="T5">83 </text:span><text:span text:style-name="T14"><text:tab/><text:tab/><text:tab/><text:tab/><text:tab/><text:tab/><text:tab/><text:tab/>{{user.tetrisConf.id}}</text:span></text:p>
      <text:p text:style-name="P8">84 </text:p>
      <text:p text:style-name="P7"><text:span text:style-name="T5">85 </text:span><text:tab/><text:tab/> <text:s text:c="3"/><text:tab/><text:tab/><text:tab/><text:tab/><text:span text:style-name="T11">&lt;/div&gt;</text:span></text:p>
      <text:p text:style-name="P7"><text:span text:style-name="T5">86 </text:span><text:tab/><text:tab/> <text:s text:c="3"/><text:tab/><text:tab/><text:tab/><text:span text:style-name="T11">&lt;/div&gt;</text:span></text:p>
      <text:p text:style-name="P7"><text:span text:style-name="T5">87 </text:span><text:tab/><text:tab/> <text:s text:c="3"/><text:tab/><text:tab/><text:span text:style-name="T11">&lt;/div&gt;</text:span></text:p>
      <text:p text:style-name="P7"><text:span text:style-name="T5">88 </text:span><text:tab/> <text:s text:c="3"/><text:tab/><text:tab/><text:span text:style-name="T11">&lt;/div&gt;</text:span></text:p>
      <text:p text:style-name="P7"><text:span text:style-name="T5">89 </text:span><text:tab/> <text:s text:c="2"/><text:tab/><text:tab/><text:span text:style-name="T11">&lt;/div&gt;</text:span></text:p>
      <text:p text:style-name="P7"><text:span text:style-name="T5">90 </text:span><text:tab/><text:tab/><text:tab/></text:p>
      <text:p text:style-name="P7"><text:span text:style-name="T5">91 </text:span><text:tab/><text:tab/><text:tab/><text:span text:style-name="T11">&lt;div</text:span> <text:span text:style-name="T17">class</text:span><text:span text:style-name="T14">=</text:span><text:span text:style-name="T19">"well well-sm"</text:span><text:span text:style-name="T11">&gt;</text:span></text:p>
      <text:p text:style-name="P7"><text:span text:style-name="T5">92 </text:span><text:tab/> <text:s/><text:tab/><text:tab/><text:tab/><text:span text:style-name="T11">&lt;h3</text:span> <text:span text:style-name="T17">class</text:span><text:span text:style-name="T14">=</text:span><text:span text:style-name="T19">"media-heading"</text:span><text:span text:style-name="T11">&gt;</text:span><text:span text:style-name="T14">DragMe</text:span><text:span text:style-name="T11">&lt;/h3&gt;</text:span></text:p>
      <text:p text:style-name="P7"><text:span text:style-name="T5">93 </text:span><text:tab/> <text:s text:c="3"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94 </text:span><text:tab/><text:tab/> <text:s text:c="3"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95 </text:span><text:tab/><text:tab/><text:tab/> <text:s text:c="3"/><text:tab/><text:tab/><text:span text:style-name="T11">&lt;div</text:span> <text:span text:style-name="T17">class</text:span><text:span text:style-name="T14">=</text:span><text:span text:style-name="T19">"media"</text:span> <text:span text:style-name="T11">&gt;</text:span></text:p>
      <text:p text:style-name="P7"><text:span text:style-name="T5">96 </text:span><text:tab/><text:tab/><text:tab/> <text:s text:c="3"/><text:tab/><text:tab/><text:tab/><text:span text:style-name="T11">&lt;div</text:span> <text:span text:style-name="T17">class</text:span><text:span text:style-name="T14">=</text:span><text:span text:style-name="T19">"col-md-7"</text:span><text:span text:style-name="T11">&gt;</text:span></text:p>
      <text:p text:style-name="P7"><text:span text:style-name="T5">97 </text:span><text:tab/><text:tab/><text:tab/> <text:s text:c="11"/><text:tab/><text:tab/><text:span text:style-name="T11">&lt;a</text:span> <text:span text:style-name="T17">class</text:span><text:span text:style-name="T14">=</text:span><text:span text:style-name="T19">"thumbnail pull-left"</text:span> <text:span text:style-name="T17">href</text:span><text:span text:style-name="T14">=</text:span><text:span text:style-name="T19">""</text:span><text:span text:style-name="T11">&gt;&lt;img</text:span> <text:span text:style-name="T17">src</text:span><text:span text:style-name="T14">=</text:span><text:span text:style-name="T19">"public/img/miniDragMe.jpg"</text:span> <text:span text:style-name="T17">class</text:span><text:span text:style-name="T14">=</text:span><text:span text:style-name="T19">"img-responsive"</text:span> <text:span text:style-name="T17">alt</text:span><text:span text:style-name="T14">=</text:span><text:span text:style-name="T19">"image1"</text:span><text:span text:style-name="T11">/&gt;&lt;/a&gt;</text:span></text:p>
      <text:p text:style-name="P7"><text:span text:style-name="T5">98 </text:span><text:tab/><text:tab/><text:tab/> <text:s text:c="11"/><text:tab/><text:span text:style-name="T11">&lt;/div&gt;</text:span></text:p>
      <text:p text:style-name="P7"><text:span text:style-name="T5">99 </text:span><text:tab/><text:tab/><text:tab/> <text:s text:c="11"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100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<text:span text:style-name="T11">&gt;</text:span><text:span text:style-name="T14">Conf: {{user.actualDragMe.name}}</text:span><text:span text:style-name="T11">&lt;/span&gt;</text:span></text:p>
      <text:p text:style-name="P7"><text:span text:style-name="T5">101 </text:span><text:tab/><text:tab/> <text:s text:c="7"/><text:tab/><text:tab/><text:tab/><text:tab/><text:span text:style-name="T11">&lt;p&gt;&lt;/p&gt;</text:span></text:p>
      <text:p text:style-name="P7"><text:span text:style-name="T5">102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Left}}"</text:span><text:span text:style-name="T11">&gt;</text:span><text:span text:style-name="T14">Ojo izquierdo</text:span><text:span text:style-name="T11">&lt;/span&gt;</text:span></text:p>
      <text:p text:style-name="P7"><text:soft-page-break/><text:span text:style-name="T5">103 </text:span><text:tab/><text:tab/> <text:s text:c="7"/><text:tab/><text:tab/><text:tab/><text:tab/><text:span text:style-name="T11">&lt;span</text:span> <text:span text:style-name="T17">class</text:span><text:span text:style-name="T14">=</text:span><text:span text:style-name="T19">"label label-primary"</text:span> <text:span text:style-name="T17">style</text:span><text:span text:style-name="T14">=</text:span><text:span text:style-name="T19">"background-color:{{user.calibration.eyeRight}}"</text:span><text:span text:style-name="T11">&gt;</text:span><text:span text:style-name="T14">Ojo derecho</text:span><text:span text:style-name="T11">&lt;/span&gt;</text:span></text:p>
      <text:p text:style-name="P7"><text:span text:style-name="T5">104 </text:span><text:tab/><text:tab/><text:tab/> <text:s text:c="15"/><text:tab/><text:span text:style-name="T11">&lt;p&gt;&lt;a</text:span> <text:span text:style-name="T17">href</text:span><text:span text:style-name="T14">=</text:span><text:span text:style-name="T19">"/playDragMe/{{userID}}/{{user.actualDragMe._id}}"</text:span> <text:span text:style-name="T17">class</text:span><text:span text:style-name="T14">=</text:span><text:span text:style-name="T19">"btn btn-xs btn-warning"</text:span> <text:span text:style-name="T17">ng-disabled</text:span><text:span text:style-name="T14">=</text:span><text:span text:style-name="T19">"!user.actualDragMe"</text:span> <text:span text:style-name="T17">style</text:span><text:span text:style-name="T14">=</text:span><text:span text:style-name="T19">"margin-top:20px"</text:span><text:span text:style-name="T11">&gt;&lt;span</text:span> <text:span text:style-name="T17">class</text:span><text:span text:style-name="T14">=</text:span><text:span text:style-name="T19">"fa fa-star"</text:span><text:span text:style-name="T11">&gt;&lt;/span&gt;</text:span> <text:span text:style-name="T14">Jugar</text:span><text:span text:style-name="T11">&lt;/a&gt;&lt;/p&gt;</text:span></text:p>
      <text:p text:style-name="P7"><text:span text:style-name="T5">105 </text:span><text:tab/><text:tab/><text:tab/> <text:s text:c="11"/><text:tab/><text:span text:style-name="T11">&lt;/div&gt;</text:span></text:p>
      <text:p text:style-name="P7"><text:span text:style-name="T5">106 </text:span><text:tab/><text:tab/><text:tab/> <text:s text:c="3"/><text:tab/><text:tab/><text:span text:style-name="T11">&lt;/div&gt;</text:span></text:p>
      <text:p text:style-name="P7"><text:span text:style-name="T5">107 </text:span><text:tab/><text:tab/> <text:s text:c="3"/><text:tab/><text:tab/><text:span text:style-name="T11">&lt;/div&gt;</text:span></text:p>
      <text:p text:style-name="P7"><text:span text:style-name="T5">108 </text:span><text:tab/><text:tab/> <text:s text:c="3"/><text:tab/><text:tab/><text:span text:style-name="T11">&lt;div</text:span> <text:span text:style-name="T17">class</text:span><text:span text:style-name="T14">=</text:span><text:span text:style-name="T19">"col-md-5"</text:span><text:span text:style-name="T11">&gt;</text:span></text:p>
      <text:p text:style-name="P7"><text:span text:style-name="T5">109 </text:span><text:tab/><text:tab/> <text:s text:c="3"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10 </text:span><text:tab/><text:tab/> <text:s text:c="3"/><text:tab/><text:tab/><text:tab/><text:tab/><text:span text:style-name="T11">&lt;div</text:span> <text:span text:style-name="T17">class</text:span><text:span text:style-name="T14">=</text:span><text:span text:style-name="T19">"caption"</text:span><text:span text:style-name="T11">&gt;</text:span></text:p>
      <text:p text:style-name="P7"><text:span text:style-name="T5">111 </text:span><text:tab/><text:tab/> <text:s text:c="3"/><text:tab/><text:tab/><text:tab/><text:tab/><text:tab/><text:span text:style-name="T11">&lt;h4</text:span> <text:span text:style-name="T17">class</text:span><text:span text:style-name="T14">=</text:span><text:span text:style-name="T19">"media-heading"</text:span><text:span text:style-name="T11">&gt;</text:span><text:span text:style-name="T14">Configuración:</text:span> <text:span text:style-name="T11">&lt;/h4&gt;</text:span></text:p>
      <text:p text:style-name="P7"><text:span text:style-name="T5">112 </text:span><text:tab/><text:tab/> <text:s text:c="3"/><text:tab/><text:tab/><text:tab/><text:tab/><text:tab/><text:span text:style-name="T11">&lt;div</text:span> <text:span text:style-name="T17">class</text:span><text:span text:style-name="T14">=</text:span><text:span text:style-name="T19">"btn-group"</text:span> <text:span text:style-name="T17">style</text:span><text:span text:style-name="T14">=</text:span><text:span text:style-name="T19">"padding-top:10px; padding-bottom:5px"</text:span><text:span text:style-name="T11">&gt;</text:span></text:p>
      <text:p text:style-name="P7"><text:span text:style-name="T5">113 </text:span><text:tab/><text:tab/><text:tab/><text:tab/><text:tab/><text:tab/><text:tab/><text:tab/><text:tab/><text:span text:style-name="T11">&lt;a</text:span> <text:span text:style-name="T17">href</text:span><text:span text:style-name="T14">=</text:span><text:span text:style-name="T19">"#dragMeNewConfig"</text:span> <text:span text:style-name="T17">class</text:span><text:span text:style-name="T14">=</text:span><text:span text:style-name="T19">"btn btn-default btn-sm"</text:span><text:span text:style-name="T11">&gt;&lt;span</text:span> <text:span text:style-name="T17">class</text:span><text:span text:style-name="T14">=</text:span><text:span text:style-name="T19">"fa fa-plus-square"</text:span><text:span text:style-name="T11">&gt;&lt;/span&gt;&lt;/a&gt;</text:span></text:p>
      <text:p text:style-name="P7"><text:span text:style-name="T5">114 </text:span><text:tab/><text:tab/><text:tab/><text:tab/><text:tab/><text:tab/><text:tab/><text:tab/> <text:s/><text:tab/><text:span text:style-name="T11">&lt;a</text:span> <text:span text:style-name="T17">ng-click</text:span><text:span text:style-name="T14">=</text:span><text:span text:style-name="T19">"deleteConfDragMe()"</text:span> <text:span text:style-name="T17">class</text:span><text:span text:style-name="T14">=</text:span><text:span text:style-name="T19">"btn btn-default btn-sm"</text:span> <text:span text:style-name="T17">ng-disabled</text:span><text:span text:style-name="T14">=</text:span><text:span text:style-name="T19">"disabledDragMe"</text:span><text:span text:style-name="T11">&gt;&lt;span</text:span> <text:span text:style-name="T17">class</text:span><text:span text:style-name="T14">=</text:span><text:span text:style-name="T19">"fa fa-minus-square"</text:span><text:span text:style-name="T11">&gt;&lt;/span&gt;&lt;/a&gt;</text:span></text:p>
      <text:p text:style-name="P7"><text:span text:style-name="T5">115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dragMeConfig"</text:span>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!disabledDragMe"</text:span><text:span text:style-name="T11">&gt;&lt;span</text:span> <text:span text:style-name="T17">class</text:span><text:span text:style-name="T14">=</text:span><text:span text:style-name="T19">"fa fa-pencil-square"</text:span><text:span text:style-name="T11">&gt;&lt;/span&gt;&lt;/a&gt;</text:span></text:p>
      <text:p text:style-name="P7"><text:span text:style-name="T5">116 </text:span><text:tab/><text:tab/><text:tab/><text:tab/><text:tab/><text:tab/><text:tab/><text:tab/> <text:s/><text:tab/><text:span text:style-name="T11">&lt;a</text:span> <text:span text:style-name="T17">href</text:span><text:span text:style-name="T14">=</text:span><text:span text:style-name="T19">"#dragMeViewConfig"</text:span> <text:span text:style-name="T17">class</text:span><text:span text:style-name="T14">=</text:span><text:span text:style-name="T19">"btn btn-default btn-sm"</text:span> <text:span text:style-name="T17">ng-show</text:span><text:span text:style-name="T14">=</text:span><text:span text:style-name="T19">"disabledDragMe"</text:span> <text:span text:style-name="T11">&gt;&lt;span</text:span> <text:span text:style-name="T17">class</text:span><text:span text:style-name="T14">=</text:span><text:span text:style-name="T19">"fa fa-search"</text:span><text:span text:style-name="T11">&gt;&lt;/span&gt;&lt;/a&gt;</text:span></text:p>
      <text:p text:style-name="P7"><text:span text:style-name="T5">117 </text:span><text:tab/><text:tab/><text:tab/><text:tab/><text:tab/><text:tab/><text:tab/><text:tab/><text:span text:style-name="T11">&lt;/div&gt;</text:span></text:p>
      <text:p text:style-name="P7"><text:span text:style-name="T5">118 </text:span><text:tab/><text:tab/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confDragMe"</text:span> <text:span text:style-name="T17">ng-change</text:span><text:span text:style-name="T14">=</text:span><text:span text:style-name="T19">"changeOptionDragMe()"</text:span><text:span text:style-name="T11">&gt;</text:span></text:p>
      <text:p text:style-name="P7"><text:span text:style-name="T5">119 </text:span><text:tab/><text:tab/><text:tab/><text:tab/><text:tab/><text:tab/><text:tab/><text:tab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7"><text:span text:style-name="T5">120 </text:span><text:tab/><text:tab/><text:tab/><text:tab/><text:tab/><text:tab/><text:tab/><text:tab/><text:tab/><text:span text:style-name="T11">&lt;option</text:span> <text:span text:style-name="T14">value={{conf._id}}</text:span> <text:span text:style-name="T17">ng-repeat</text:span><text:span text:style-name="T14">=</text:span><text:span text:style-name="T19">"conf in user.dragMeConf"</text:span><text:span text:style-name="T11">&gt;</text:span><text:span text:style-name="T14">{{conf.name}}</text:span><text:span text:style-name="T11">&lt;/option&gt;</text:span></text:p>
      <text:p text:style-name="P7"><text:span text:style-name="T5">121 </text:span><text:tab/><text:tab/><text:tab/><text:tab/><text:tab/><text:tab/><text:tab/><text:tab/><text:span text:style-name="T11">&lt;/select&gt;</text:span></text:p>
      <text:p text:style-name="P7"><text:span text:style-name="T5">122 </text:span><text:span text:style-name="T14"><text:tab/><text:tab/><text:tab/><text:tab/><text:tab/><text:tab/><text:tab/><text:tab/>{{user.dragMeConf.id}}</text:span></text:p>
      <text:p text:style-name="P8">123 </text:p>
      <text:p text:style-name="P7"><text:span text:style-name="T5">124 </text:span><text:tab/><text:tab/> <text:s text:c="3"/><text:tab/><text:tab/><text:tab/><text:tab/><text:span text:style-name="T11">&lt;/div&gt;</text:span></text:p>
      <text:p text:style-name="P7"><text:span text:style-name="T5">125 </text:span><text:tab/><text:tab/> <text:s text:c="3"/><text:tab/><text:tab/><text:tab/><text:span text:style-name="T11">&lt;/div&gt;</text:span></text:p>
      <text:p text:style-name="P7"><text:span text:style-name="T5">126 </text:span><text:tab/><text:tab/> <text:s text:c="3"/><text:tab/><text:tab/><text:span text:style-name="T11">&lt;/div&gt;</text:span></text:p>
      <text:p text:style-name="P7"><text:span text:style-name="T5">127 </text:span><text:tab/> <text:s text:c="3"/><text:tab/><text:tab/><text:span text:style-name="T11">&lt;/div&gt;</text:span></text:p>
      <text:p text:style-name="P7"><text:span text:style-name="T5">128 </text:span><text:tab/> <text:s text:c="2"/><text:tab/><text:tab/><text:span text:style-name="T11">&lt;/div&gt;</text:span></text:p>
      <text:p text:style-name="P7"><text:span text:style-name="T5">129 </text:span><text:s text:c="3"/><text:tab/><text:tab/><text:span text:style-name="T11">&lt;/div&gt;</text:span></text:p>
      <text:p text:style-name="P7"><text:span text:style-name="T5">130 </text:span><text:tab/><text:span text:style-name="T11">&lt;/div&gt;</text:span></text:p>
      <text:p text:style-name="P7"><text:span text:style-name="T5">131 </text:span><text:span text:style-name="T11">&lt;/div&gt;</text:span> </text:p>
      <text:p text:style-name="P8">132 </text:p>
      <text:p text:style-name="P8">133 </text:p>
      <text:p text:style-name="P7"><text:span text:style-name="T5">134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35 </text:span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36 </text:span><text:tab/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137 </text:span><text:tab/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138 </text:span><text:tab/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desktop"</text:span><text:span text:style-name="T11">&gt;&lt;/i&gt;</text:span> <text:span text:style-name="T14">Calibración de pantalla</text:span><text:span text:style-name="T11">&lt;/h3&gt;</text:span></text:p>
      <text:p text:style-name="P7"><text:span text:style-name="T5">139 </text:span><text:tab/><text:tab/><text:tab/><text:span text:style-name="T11">&lt;/div&gt;</text:span></text:p>
      <text:p text:style-name="P7"><text:span text:style-name="T5">140 </text:span><text:tab/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141 </text:span><text:tab/><text:tab/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142 </text:span><text:tab/><text:tab/><text:tab/><text:tab/> <text:s text:c="3"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43 </text:span><text:tab/><text:tab/><text:tab/><text:tab/><text:tab/><text:tab/><text:span text:style-name="T11">&lt;div</text:span> <text:span text:style-name="T17">class</text:span><text:span text:style-name="T14">=</text:span><text:span text:style-name="T19">"form-group col-md-6"</text:span><text:span text:style-name="T11">&gt;</text:span></text:p>
      <text:p text:style-name="P7"><text:span text:style-name="T5">144 </text:span><text:tab/><text:tab/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45 </text:span><text:tab/><text:tab/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alibración de ojo izquierdo</text:span><text:span text:style-name="T11">&lt;/h4&gt;</text:span></text:p>
      <text:p text:style-name="P7"><text:span text:style-name="T5">146 </text:span><text:tab/><text:tab/><text:tab/><text:tab/><text:tab/><text:tab/><text:tab/><text:tab/><text:span text:style-name="T11">&lt;span</text:span> <text:span text:style-name="T17">id</text:span><text:span text:style-name="T14">=</text:span><text:span text:style-name="T19">"selectColorLeft"</text:span><text:span text:style-name="T11">&gt;&lt;/span&gt;</text:span></text:p>
      <text:p text:style-name="P7"><text:span text:style-name="T5">147 </text:span><text:tab/><text:tab/><text:tab/><text:tab/><text:tab/><text:tab/><text:tab/><text:tab/><text:span text:style-name="T11">&lt;input</text:span> <text:span text:style-name="T17">ng-</text:span><text:soft-page-break/><text:span text:style-name="T17">model</text:span><text:span text:style-name="T14">=</text:span><text:span text:style-name="T19">"user.actualEyeLeft"</text:span> <text:span text:style-name="T17">id</text:span><text:span text:style-name="T14">=</text:span><text:span text:style-name="T19">"eyeLeft"</text:span><text:span text:style-name="T14"> style='visibility:hidden'</text:span><text:span text:style-name="T11">/&gt;</text:span></text:p>
      <text:p text:style-name="P7"><text:span text:style-name="T5">148 </text:span><text:tab/><text:tab/><text:tab/><text:tab/><text:tab/><text:tab/><text:tab/><text:span text:style-name="T11">&lt;/div&gt;</text:span></text:p>
      <text:p text:style-name="P7"><text:span text:style-name="T5">149 </text:span><text:tab/><text:tab/><text:tab/><text:tab/><text:tab/><text:tab/><text:span text:style-name="T11">&lt;/div&gt;</text:span></text:p>
      <text:p text:style-name="P7"><text:span text:style-name="T5">150 </text:span><text:tab/><text:tab/><text:tab/><text:tab/><text:tab/><text:tab/><text:span text:style-name="T11">&lt;div</text:span> <text:span text:style-name="T17">class</text:span><text:span text:style-name="T14">=</text:span><text:span text:style-name="T19">"form-group col-md-6"</text:span><text:span text:style-name="T11">&gt;</text:span></text:p>
      <text:p text:style-name="P7"><text:span text:style-name="T5">151 </text:span><text:tab/><text:tab/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52 </text:span><text:tab/><text:tab/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alibración de ojo derecho</text:span><text:span text:style-name="T11">&lt;/h4&gt;</text:span></text:p>
      <text:p text:style-name="P7"><text:span text:style-name="T5">153 </text:span><text:tab/><text:tab/><text:tab/><text:tab/><text:tab/><text:tab/><text:tab/><text:tab/><text:span text:style-name="T11">&lt;span</text:span> <text:span text:style-name="T17">id</text:span><text:span text:style-name="T14">=</text:span><text:span text:style-name="T19">"selectColorRight"</text:span> <text:span text:style-name="T11">&gt;&lt;/span&gt;</text:span></text:p>
      <text:p text:style-name="P7"><text:span text:style-name="T5">154 </text:span><text:tab/><text:tab/><text:tab/><text:tab/><text:tab/><text:tab/><text:tab/><text:tab/><text:span text:style-name="T11">&lt;input</text:span> <text:span text:style-name="T17">ng-model</text:span><text:span text:style-name="T14">=</text:span><text:span text:style-name="T19">"user.actualEyeRight"</text:span> <text:span text:style-name="T17">id</text:span><text:span text:style-name="T14">=</text:span><text:span text:style-name="T19">"eyeRight"</text:span><text:span text:style-name="T14"> style='visibility:hidden'</text:span><text:span text:style-name="T11">/&gt;</text:span></text:p>
      <text:p text:style-name="P7"><text:span text:style-name="T5">155 </text:span><text:tab/><text:tab/><text:tab/><text:tab/><text:tab/><text:tab/><text:tab/><text:span text:style-name="T11">&lt;/div&gt;</text:span></text:p>
      <text:p text:style-name="P7"><text:span text:style-name="T5">156 </text:span><text:tab/><text:tab/><text:tab/><text:tab/><text:tab/><text:tab/><text:span text:style-name="T11">&lt;/div&gt;</text:span><text:tab/><text:tab/></text:p>
      <text:p text:style-name="P7"><text:span text:style-name="T5">157 </text:span><text:tab/><text:tab/><text:tab/><text:tab/><text:tab/><text:span text:style-name="T11">&lt;/div&gt;</text:span><text:tab/></text:p>
      <text:p text:style-name="P7"><text:span text:style-name="T5">158 </text:span><text:tab/><text:tab/><text:tab/><text:tab/><text:tab/><text:span text:style-name="T11">&lt;div</text:span> <text:span text:style-name="T17">class</text:span><text:span text:style-name="T14">=</text:span><text:span text:style-name="T19">"modal-footer"</text:span><text:span text:style-name="T14"> sytle='margin-top=</text:span><text:span text:style-name="T21">0</text:span><text:span text:style-name="T14">px'</text:span><text:span text:style-name="T11">&gt;</text:span></text:p>
      <text:p text:style-name="P7"><text:span text:style-name="T5">159 </text:span><text:tab/><text:tab/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Calibration()"</text:span> <text:span text:style-name="T17">class</text:span><text:span text:style-name="T14">=</text:span><text:span text:style-name="T19">"btn btn-primary"</text:span><text:span text:style-name="T11">&gt;</text:span><text:span text:style-name="T14">Guardar</text:span><text:span text:style-name="T11">&lt;/button&gt;</text:span></text:p>
      <text:p text:style-name="P7"><text:span text:style-name="T5">160 </text:span><text:tab/><text:tab/><text:tab/><text:tab/> <text:s text:c="3"/><text:span text:style-name="T11">&lt;/div&gt;</text:span></text:p>
      <text:p text:style-name="P7"><text:span text:style-name="T5">161 </text:span><text:tab/><text:tab/><text:tab/><text:tab/><text:span text:style-name="T11">&lt;/div&gt;</text:span></text:p>
      <text:p text:style-name="P7"><text:span text:style-name="T5">162 </text:span><text:tab/><text:tab/><text:tab/><text:span text:style-name="T11">&lt;/form&gt;</text:span></text:p>
      <text:p text:style-name="P7"><text:span text:style-name="T5">163 </text:span><text:tab/><text:tab/><text:span text:style-name="T11">&lt;/div&gt;</text:span></text:p>
      <text:p text:style-name="P7"><text:span text:style-name="T5">164 </text:span><text:tab/><text:span text:style-name="T11">&lt;/div&gt;</text:span></text:p>
      <text:p text:style-name="P7"><text:span text:style-name="T5">165 </text:span><text:span text:style-name="T11">&lt;/div&gt;</text:span></text:p>
      <text:p text:style-name="P7"><text:span text:style-name="T5">166 </text:span><text:span text:style-name="T11">&lt;script type="text/javascript"&gt;</text:span></text:p>
      <text:p text:style-name="P7"><text:span text:style-name="T5">167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7"><text:span text:style-name="T5">168 </text:span><text:tab/></text:p>
      <text:p text:style-name="P7"><text:span text:style-name="T5">169 </text:span><text:s text:c="4"/><text:span text:style-name="T14">$(</text:span><text:span text:style-name="T19">"#selectColorLeft"</text:span><text:span text:style-name="T14">).ColorPickerSliders({</text:span></text:p>
      <text:p text:style-name="P7"><text:span text:style-name="T5">170 </text:span><text:span text:style-name="T14"><text:tab/> <text:s text:c="3"/>flat:</text:span> <text:span text:style-name="T11">true</text:span><text:span text:style-name="T14">,</text:span></text:p>
      <text:p text:style-name="P7"><text:span text:style-name="T5">171 </text:span><text:span text:style-name="T14"><text:tab/> <text:s text:c="3"/>swatches:</text:span> <text:span text:style-name="T11">false</text:span><text:span text:style-name="T14">,</text:span></text:p>
      <text:p text:style-name="P7"><text:span text:style-name="T5">172 </text:span><text:span text:style-name="T14"><text:tab/> <text:s text:c="3"/>color:</text:span> <text:span text:style-name="T14">angular.element(document.getElementById(</text:span><text:span text:style-name="T19">'eyeRight'</text:span><text:span text:style-name="T14">)).scope().user.calibration.eyeLeft,</text:span></text:p>
      <text:p text:style-name="P7"><text:span text:style-name="T5">173 </text:span><text:span text:style-name="T14"><text:tab/> <text:s text:c="3"/>order: {</text:span></text:p>
      <text:p text:style-name="P7"><text:span text:style-name="T5">174 </text:span><text:span text:style-name="T14"><text:tab/> <text:s text:c="7"/>rgb:</text:span> <text:span text:style-name="T21">1</text:span><text:span text:style-name="T14">,</text:span></text:p>
      <text:p text:style-name="P7"><text:span text:style-name="T5">175 </text:span><text:span text:style-name="T14"><text:tab/> <text:s text:c="7"/>preview:</text:span> <text:span text:style-name="T21">2</text:span></text:p>
      <text:p text:style-name="P7"><text:span text:style-name="T5">176 </text:span><text:tab/> <text:s text:c="3"/><text:span text:style-name="T14">},</text:span></text:p>
      <text:p text:style-name="P7"><text:span text:style-name="T5">177 </text:span><text:span text:style-name="T14"><text:tab/> <text:s text:c="3"/>labels: {</text:span></text:p>
      <text:p text:style-name="P7"><text:span text:style-name="T5">178 </text:span><text:span text:style-name="T14"><text:tab/> <text:s text:c="7"/>rgbred:</text:span> <text:span text:style-name="T19">'Rojo'</text:span><text:span text:style-name="T14">,</text:span></text:p>
      <text:p text:style-name="P7"><text:span text:style-name="T5">179 </text:span><text:span text:style-name="T14"><text:tab/> <text:s text:c="7"/>rgbgreen:</text:span> <text:span text:style-name="T19">'Verde'</text:span><text:span text:style-name="T14">,</text:span></text:p>
      <text:p text:style-name="P7"><text:span text:style-name="T5">180 </text:span><text:span text:style-name="T14"><text:tab/> <text:s text:c="7"/>rgbblue:</text:span> <text:span text:style-name="T19">'Azul'</text:span></text:p>
      <text:p text:style-name="P7"><text:span text:style-name="T5">181 </text:span><text:tab/> <text:s text:c="3"/><text:span text:style-name="T14">},</text:span></text:p>
      <text:p text:style-name="P7"><text:span text:style-name="T5">182 </text:span><text:span text:style-name="T14"><text:tab/> <text:s text:c="3"/>onchange:</text:span> <text:span text:style-name="T11">function</text:span><text:span text:style-name="T14">(container,</text:span> <text:span text:style-name="T14">color){</text:span></text:p>
      <text:p text:style-name="P7"><text:span text:style-name="T5">183 </text:span><text:s text:c="12"/><text:span text:style-name="T14">$(</text:span><text:span text:style-name="T19">'#eyeLeft'</text:span><text:span text:style-name="T14">).val(color.tiny.toHexString());</text:span></text:p>
      <text:p text:style-name="P7"><text:span text:style-name="T5">184 </text:span><text:s text:c="12"/><text:span text:style-name="T14">$(</text:span><text:span text:style-name="T19">'#eyeLeft'</text:span><text:span text:style-name="T14">).trigger(</text:span><text:span text:style-name="T19">'input'</text:span><text:span text:style-name="T14">);</text:span></text:p>
      <text:p text:style-name="P7"><text:span text:style-name="T5">185 </text:span><text:s text:c="4"/><text:tab/><text:span text:style-name="T14">}</text:span></text:p>
      <text:p text:style-name="P7"><text:span text:style-name="T5">186 </text:span><text:tab/><text:tab/> <text:s text:c="2"/></text:p>
      <text:p text:style-name="P7"><text:span text:style-name="T5">187 </text:span><text:s text:c="4"/><text:span text:style-name="T14">});</text:span></text:p>
      <text:p text:style-name="P7"><text:span text:style-name="T5">188 </text:span><text:tab/><text:span text:style-name="T14">$(</text:span><text:span text:style-name="T19">"#selectColorRight"</text:span><text:span text:style-name="T14">).ColorPickerSliders({</text:span></text:p>
      <text:p text:style-name="P7"><text:span text:style-name="T5">189 </text:span><text:span text:style-name="T14"><text:tab/> <text:s text:c="3"/>flat:</text:span> <text:span text:style-name="T11">true</text:span><text:span text:style-name="T14">,</text:span></text:p>
      <text:p text:style-name="P7"><text:span text:style-name="T5">190 </text:span><text:span text:style-name="T14"><text:tab/> <text:s text:c="3"/>swatches:</text:span> <text:span text:style-name="T11">false</text:span><text:span text:style-name="T14">,</text:span></text:p>
      <text:p text:style-name="P7"><text:span text:style-name="T5">191 </text:span><text:span text:style-name="T14"><text:tab/> <text:s text:c="3"/>color:</text:span> <text:span text:style-name="T14">angular.element(document.getElementById(</text:span><text:span text:style-name="T19">'eyeRight'</text:span><text:span text:style-name="T14">)).scope().user.calibration.eyeRight,</text:span></text:p>
      <text:p text:style-name="P7"><text:span text:style-name="T5">192 </text:span><text:span text:style-name="T14"><text:tab/> <text:s text:c="3"/>order: {</text:span></text:p>
      <text:p text:style-name="P7"><text:span text:style-name="T5">193 </text:span><text:span text:style-name="T14"><text:tab/> <text:s text:c="7"/>rgb:</text:span> <text:span text:style-name="T21">1</text:span><text:span text:style-name="T14">,</text:span></text:p>
      <text:p text:style-name="P7"><text:span text:style-name="T5">194 </text:span><text:span text:style-name="T14"><text:tab/> <text:s text:c="7"/>preview:</text:span> <text:span text:style-name="T21">2</text:span></text:p>
      <text:p text:style-name="P7"><text:span text:style-name="T5">195 </text:span><text:tab/> <text:s text:c="3"/><text:span text:style-name="T14">},</text:span></text:p>
      <text:p text:style-name="P7"><text:span text:style-name="T5">196 </text:span><text:span text:style-name="T14"><text:tab/> <text:s text:c="3"/>labels: {</text:span></text:p>
      <text:p text:style-name="P7"><text:span text:style-name="T5">197 </text:span><text:span text:style-name="T14"><text:tab/> <text:s text:c="7"/>rgbred:</text:span> <text:span text:style-name="T19">'Rojo'</text:span><text:span text:style-name="T14">,</text:span></text:p>
      <text:p text:style-name="P7"><text:span text:style-name="T5">198 </text:span><text:span text:style-name="T14"><text:tab/> <text:s text:c="7"/>rgbgreen:</text:span> <text:span text:style-name="T19">'Verde'</text:span><text:span text:style-name="T14">,</text:span></text:p>
      <text:p text:style-name="P7"><text:span text:style-name="T5">199 </text:span><text:span text:style-name="T14"><text:tab/> <text:s text:c="7"/>rgbblue:</text:span> <text:span text:style-name="T19">'Azul'</text:span></text:p>
      <text:p text:style-name="P7"><text:span text:style-name="T5">200 </text:span><text:tab/> <text:s text:c="3"/><text:span text:style-name="T14">},</text:span></text:p>
      <text:p text:style-name="P7"><text:span text:style-name="T5">201 </text:span><text:span text:style-name="T14"><text:tab/> <text:s text:c="3"/>onchange:</text:span> <text:span text:style-name="T11">function</text:span><text:span text:style-name="T14">(container,</text:span> <text:span text:style-name="T14">color){</text:span></text:p>
      <text:p text:style-name="P7"><text:span text:style-name="T5">202 </text:span><text:s text:c="12"/><text:span text:style-name="T14">$(</text:span><text:span text:style-name="T19">'#eyeRight'</text:span><text:span text:style-name="T14">).val(color.tiny.toHexString());</text:span></text:p>
      <text:p text:style-name="P7"><text:soft-page-break/><text:span text:style-name="T5">203 </text:span><text:s text:c="12"/><text:span text:style-name="T14">$(</text:span><text:span text:style-name="T19">'#eyeRight'</text:span><text:span text:style-name="T14">).trigger(</text:span><text:span text:style-name="T19">'input'</text:span><text:span text:style-name="T14">);</text:span></text:p>
      <text:p text:style-name="P7"><text:span text:style-name="T5">204 </text:span><text:s text:c="4"/><text:tab/><text:span text:style-name="T14">}</text:span></text:p>
      <text:p text:style-name="P7"><text:span text:style-name="T5">205 </text:span><text:s text:c="4"/><text:span text:style-name="T14">});</text:span></text:p>
      <text:p text:style-name="P7"><text:span text:style-name="T5">206 </text:span><text:span text:style-name="T14">});</text:span></text:p>
      <text:p text:style-name="P7"><text:span text:style-name="T5">207 </text:span><text:span text:style-name="T11">&lt;/script&gt;</text:span></text:p>
      <text:p text:style-name="Text_20_body"/>
      <text:h text:style-name="Heading_20_3" text:outline-level="3">score.html</text:h>
      <text:p text:style-name="P10"><text:span text:style-name="T6">01</text:span> </text:p>
      <text:p text:style-name="P7"><text:span text:style-name="T5">02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3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4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5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6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star"</text:span><text:span text:style-name="T11">&gt;&lt;/i&gt;</text:span> <text:span text:style-name="T14">Puntuación</text:span><text:span text:style-name="T11">&lt;/h3&gt;</text:span></text:p>
      <text:p text:style-name="P7"><text:span text:style-name="T5">07 </text:span><text:tab/><text:tab/><text:span text:style-name="T11">&lt;/div&gt;</text:span></text:p>
      <text:p text:style-name="P7"><text:span text:style-name="T5">08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9 </text:span><text:tab/><text:tab/><text:tab/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:15px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12 </text:span><text:tab/><text:tab/><text:tab/><text:tab/><text:tab/><text:tab/><text:span text:style-name="T11">&lt;label</text:span> <text:span text:style-name="T17">class</text:span><text:span text:style-name="T14">=</text:span><text:span text:style-name="T19">"control-label"</text:span> <text:span text:style-name="T17">for</text:span><text:span text:style-name="T14">=</text:span><text:span text:style-name="T19">"destino"</text:span><text:span text:style-name="T11">&gt;</text:span><text:span text:style-name="T14">Juego:</text:span> <text:span text:style-name="T11">&lt;/label&gt;</text:span></text:p>
      <text:p text:style-name="P7"><text:span text:style-name="T5">13 </text:span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selectScoreGame"</text:span> <text:span text:style-name="T17">id</text:span><text:span text:style-name="T14">=</text:span><text:span text:style-name="T19">"destino"</text:span> <text:span text:style-name="T17">ng-change</text:span><text:span text:style-name="T14">=</text:span><text:span text:style-name="T19">"changeGame()"</text:span><text:span text:style-name="T11">&gt;</text:span></text:p>
      <text:p text:style-name="P7"><text:span text:style-name="T5">14 </text:span><text:tab/><text:tab/><text:tab/><text:tab/><text:tab/><text:tab/> <text:s/><text:tab/><text:span text:style-name="T11">&lt;option</text:span> <text:span text:style-name="T14">selected</text:span><text:span text:style-name="T11">&gt;</text:span><text:span text:style-name="T14">Pong</text:span><text:span text:style-name="T11">&lt;/option&gt;</text:span></text:p>
      <text:p text:style-name="P7"><text:span text:style-name="T5">15 </text:span><text:tab/><text:tab/><text:tab/><text:tab/><text:tab/><text:tab/> <text:s/><text:tab/><text:span text:style-name="T11">&lt;option&gt;</text:span><text:span text:style-name="T14">Tetris</text:span><text:span text:style-name="T11">&lt;/option&gt;</text:span></text:p>
      <text:p text:style-name="P7"><text:span text:style-name="T5">16 </text:span><text:tab/><text:tab/><text:tab/><text:tab/><text:tab/><text:tab/> <text:s/><text:tab/><text:span text:style-name="T11">&lt;option&gt;</text:span><text:span text:style-name="T14">DragMe</text:span><text:span text:style-name="T11">&lt;/option&gt;</text:span></text:p>
      <text:p text:style-name="P7"><text:span text:style-name="T5">17 </text:span><text:tab/><text:tab/><text:tab/><text:tab/><text:tab/><text:tab/><text:span text:style-name="T11">&lt;/select&gt;</text:span></text:p>
      <text:p text:style-name="P7"><text:span text:style-name="T5">18 </text:span><text:tab/><text:tab/><text:tab/><text:tab/><text:tab/><text:span text:style-name="T11">&lt;/div&gt;</text:span></text:p>
      <text:p text:style-name="P8">19 </text:p>
      <text:p text:style-name="P7"><text:span text:style-name="T5">20 </text:span><text:tab/><text:tab/><text:tab/><text:tab/><text:tab/><text:span text:style-name="T11">&lt;div</text:span> <text:span text:style-name="T17">class</text:span><text:span text:style-name="T14">=</text:span><text:span text:style-name="T19">"col-md-6"</text:span><text:span text:style-name="T11">&gt;</text:span></text:p>
      <text:p text:style-name="P7"><text:span text:style-name="T5">21 </text:span><text:tab/><text:tab/><text:tab/><text:tab/><text:tab/><text:tab/><text:span text:style-name="T11">&lt;label</text:span> <text:span text:style-name="T17">class</text:span><text:span text:style-name="T14">=</text:span><text:span text:style-name="T19">"control-label"</text:span> <text:span text:style-name="T17">for</text:span><text:span text:style-name="T14">=</text:span><text:span text:style-name="T19">"destino"</text:span><text:span text:style-name="T11">&gt;</text:span><text:span text:style-name="T14">Configuración:</text:span> <text:span text:style-name="T11">&lt;/label&gt;</text:span></text:p>
      <text:p text:style-name="P7"><text:span text:style-name="T5">22 </text:span><text:tab/><text:tab/><text:tab/><text:tab/><text:tab/><text:tab/><text:span text:style-name="T11">&lt;select</text:span> <text:span text:style-name="T17">class</text:span><text:span text:style-name="T14">=</text:span><text:span text:style-name="T19">"form-control"</text:span> <text:span text:style-name="T17">ng-model</text:span><text:span text:style-name="T14">=</text:span><text:span text:style-name="T19">"idGame"</text:span> <text:s/><text:span text:style-name="T17">ng-change</text:span><text:span text:style-name="T14">=</text:span><text:span text:style-name="T19">"changeConf()"</text:span> <text:span text:style-name="T17">id</text:span><text:span text:style-name="T14">=</text:span><text:span text:style-name="T19">"destino"</text:span><text:span text:style-name="T11">&gt;</text:span></text:p>
      <text:p text:style-name="P7"><text:span text:style-name="T5">23 </text:span><text:tab/><text:tab/><text:tab/><text:tab/><text:tab/><text:tab/> <text:s/><text:tab/><text:span text:style-name="T11">&lt;option</text:span> <text:span text:style-name="T14">value='</text:span><text:span text:style-name="T21">1</text:span><text:span text:style-name="T14">'</text:span><text:span text:style-name="T11">&gt;</text:span><text:span text:style-name="T14">-- Elija configuración --</text:span><text:span text:style-name="T11">&lt;/option&gt;</text:span></text:p>
      <text:p text:style-name="P7"><text:span text:style-name="T5">24 </text:span><text:tab/><text:tab/><text:tab/><text:tab/><text:tab/><text:tab/> <text:s/><text:tab/><text:span text:style-name="T11">&lt;option</text:span> <text:span text:style-name="T14">value={{conf._id}}</text:span> <text:span text:style-name="T17">ng-model</text:span><text:span text:style-name="T14">=</text:span><text:span text:style-name="T19">"selectConfGame"</text:span> <text:span text:style-name="T17">ng-repeat</text:span><text:span text:style-name="T14">=</text:span><text:span text:style-name="T19">"conf in actualScoreGame"</text:span><text:span text:style-name="T11">&gt;</text:span><text:span text:style-name="T14">{{conf.name}}</text:span><text:span text:style-name="T11">&lt;/option&gt;</text:span></text:p>
      <text:p text:style-name="P7"><text:span text:style-name="T5">25 </text:span><text:tab/><text:tab/><text:tab/><text:tab/><text:tab/><text:tab/><text:span text:style-name="T11">&lt;/select&gt;</text:span></text:p>
      <text:p text:style-name="P7"><text:span text:style-name="T5">26 </text:span><text:span text:style-name="T14"><text:tab/><text:tab/><text:tab/><text:tab/><text:tab/><text:tab/>{{idGame}}</text:span></text:p>
      <text:p text:style-name="P7"><text:span text:style-name="T5">27 </text:span><text:tab/><text:tab/><text:tab/><text:tab/><text:tab/><text:span text:style-name="T11">&lt;/div&gt;</text:span></text:p>
      <text:p text:style-name="P7"><text:span text:style-name="T5">28 </text:span><text:tab/><text:tab/><text:tab/><text:tab/><text:span text:style-name="T11">&lt;/div&gt;</text:span></text:p>
      <text:p text:style-name="P7"><text:span text:style-name="T5">29 </text:span><text:tab/><text:tab/><text:tab/><text:tab/></text:p>
      <text:p text:style-name="P7"><text:span text:style-name="T5">30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ng-show</text:span><text:span text:style-name="T14">=</text:span><text:span text:style-name="T19">"idGame"</text:span> <text:span text:style-name="T17">style</text:span><text:span text:style-name="T14">=</text:span><text:span text:style-name="T19">"width:140; overflow:auto"</text:span><text:span text:style-name="T11">&gt;</text:span></text:p>
      <text:p text:style-name="P7"><text:span text:style-name="T5">31 </text:span><text:s text:c="20"/><text:span text:style-name="T11">&lt;highchart</text:span> <text:span text:style-name="T17">id</text:span><text:span text:style-name="T14">=</text:span><text:span text:style-name="T19">"chart1"</text:span> <text:span text:style-name="T17">config</text:span><text:span text:style-name="T14">=</text:span><text:span text:style-name="T19">"chartConfig"</text:span> <text:span text:style-name="T17">class</text:span><text:span text:style-name="T14">=</text:span><text:span text:style-name="T19">"span12"</text:span> <text:span text:style-name="T11">&gt;&lt;/highchart&gt;</text:span></text:p>
      <text:p text:style-name="P7"><text:span text:style-name="T5">32 </text:span><text:s text:c="16"/><text:span text:style-name="T11">&lt;/div&gt;</text:span></text:p>
      <text:p text:style-name="P7"><text:span text:style-name="T5">33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ng-show</text:span><text:span text:style-name="T14">=</text:span><text:span text:style-name="T19">"idGame &amp;&amp; selectScoreGame =='Pong'"</text:span> <text:span text:style-name="T17">style</text:span><text:span text:style-name="T14">=</text:span><text:span text:style-name="T19">"width:140; overflow:auto"</text:span><text:span text:style-name="T11">&gt;</text:span></text:p>
      <text:p text:style-name="P7"><text:span text:style-name="T5">34 </text:span><text:s text:c="20"/><text:span text:style-name="T11">&lt;highchart</text:span> <text:span text:style-name="T17">id</text:span><text:span text:style-name="T14">=</text:span><text:span text:style-name="T19">"chart2"</text:span> <text:span text:style-name="T17">config</text:span><text:span text:style-name="T14">=</text:span><text:span text:style-name="T19">"chartConfig2"</text:span> <text:span text:style-name="T17">class</text:span><text:span text:style-name="T14">=</text:span><text:span text:style-name="T19">"span12"</text:span><text:span text:style-name="T11">&gt;&lt;/highchart&gt;</text:span></text:p>
      <text:p text:style-name="P7"><text:span text:style-name="T5">35 </text:span><text:s text:c="16"/><text:span text:style-name="T11">&lt;/div&gt;</text:span></text:p>
      <text:p text:style-name="P8">36 </text:p>
      <text:p text:style-name="P8">37 </text:p>
      <text:p text:style-name="P8">38 </text:p>
      <text:p text:style-name="P7"><text:span text:style-name="T5">39 </text:span><text:tab/><text:tab/><text:tab/><text:tab/><text:span text:style-name="T11">&lt;div</text:span> <text:span text:style-name="T17">class</text:span><text:span text:style-name="T14">=</text:span><text:span text:style-name="T19">"row"</text:span> <text:span text:style-name="T17">style</text:span><text:span text:style-name="T14">=</text:span><text:span text:style-name="T19">"padding:15px; height: 300px; overflow:auto"</text:span> <text:span text:style-name="T17">ng-show</text:span><text:span text:style-name="T14">=</text:span><text:span text:style-name="T19">"idGame"</text:span><text:span text:style-name="T11">&gt;</text:span></text:p>
      <text:p text:style-name="P7"><text:span text:style-name="T5">40 </text:span><text:tab/><text:tab/><text:tab/><text:tab/><text:tab/><text:span text:style-name="T11">&lt;table</text:span> <text:span text:style-name="T17">class</text:span><text:span text:style-name="T14">=</text:span><text:span text:style-name="T19">"table table-bordered table-hover table-striped"</text:span><text:span text:style-name="T11">&gt;</text:span></text:p>
      <text:p text:style-name="P7"><text:soft-page-break/><text:span text:style-name="T5">41 </text:span><text:tab/><text:tab/><text:tab/><text:tab/><text:tab/><text:tab/><text:tab/><text:span text:style-name="T11">&lt;thead&gt;</text:span></text:p>
      <text:p text:style-name="P7"><text:span text:style-name="T5">42 </text:span><text:tab/><text:tab/><text:tab/><text:tab/><text:tab/><text:tab/><text:tab/><text:tab/><text:span text:style-name="T11">&lt;tr</text:span> <text:span text:style-name="T17">class</text:span><text:span text:style-name="T14">=</text:span><text:span text:style-name="T19">"info"</text:span><text:span text:style-name="T11">&gt;</text:span></text:p>
      <text:p text:style-name="P7"><text:span text:style-name="T5">43 </text:span><text:tab/><text:tab/><text:tab/><text:tab/><text:tab/><text:tab/><text:tab/><text:tab/><text:span text:style-name="T11">&lt;th</text:span> <text:span text:style-name="T17">ng-repeat</text:span><text:span text:style-name="T14">=</text:span><text:span text:style-name="T19">"tit in title"</text:span><text:span text:style-name="T11">&gt;</text:span><text:span text:style-name="T14">{{tit}}</text:span><text:span text:style-name="T11">&lt;/th&gt;</text:span></text:p>
      <text:p text:style-name="P7"><text:span text:style-name="T5">44 </text:span><text:tab/><text:tab/><text:tab/><text:tab/><text:tab/><text:tab/><text:tab/><text:tab/><text:span text:style-name="T11">&lt;/tr&gt;</text:span></text:p>
      <text:p text:style-name="P7"><text:span text:style-name="T5">45 </text:span><text:tab/><text:tab/><text:tab/><text:tab/><text:tab/><text:tab/><text:tab/><text:span text:style-name="T11">&lt;/thead&gt;</text:span></text:p>
      <text:p text:style-name="P7"><text:span text:style-name="T5">46 </text:span><text:tab/><text:tab/><text:tab/><text:tab/><text:tab/><text:tab/><text:tab/><text:span text:style-name="T11">&lt;tbody&gt;</text:span></text:p>
      <text:p text:style-name="P7"><text:span text:style-name="T5">47 </text:span><text:tab/><text:tab/><text:tab/><text:tab/><text:tab/><text:tab/><text:tab/><text:tab/><text:span text:style-name="T11">&lt;tr</text:span> <text:span text:style-name="T17">ng-repeat</text:span><text:span text:style-name="T14">=</text:span><text:span text:style-name="T19">"conf in actualConf"</text:span><text:span text:style-name="T11">&gt;</text:span></text:p>
      <text:p text:style-name="P7"><text:span text:style-name="T5">48 </text:span><text:tab/><text:tab/><text:tab/><text:tab/><text:tab/><text:tab/><text:tab/><text:tab/><text:span text:style-name="T11">&lt;td</text:span> <text:span text:style-name="T17">ng-repeat</text:span><text:span text:style-name="T14">=</text:span><text:span text:style-name="T19">"val in conf"</text:span><text:span text:style-name="T11">&gt;</text:span><text:span text:style-name="T14">{{val}}</text:span><text:span text:style-name="T11">&lt;/td&gt;</text:span></text:p>
      <text:p text:style-name="P7"><text:span text:style-name="T5">49 </text:span><text:tab/><text:tab/><text:tab/><text:tab/><text:tab/><text:tab/><text:tab/><text:tab/><text:span text:style-name="T11">&lt;/tr&gt;</text:span></text:p>
      <text:p text:style-name="P8">50 </text:p>
      <text:p text:style-name="P7"><text:span text:style-name="T5">51 </text:span><text:tab/><text:tab/><text:tab/><text:tab/><text:tab/><text:tab/><text:tab/><text:span text:style-name="T11">&lt;/tbody&gt;</text:span></text:p>
      <text:p text:style-name="P7"><text:span text:style-name="T5">52 </text:span><text:tab/><text:tab/><text:tab/><text:tab/><text:tab/><text:span text:style-name="T11">&lt;/table&gt;</text:span></text:p>
      <text:p text:style-name="P7"><text:span text:style-name="T5">53 </text:span><text:tab/><text:tab/><text:tab/><text:tab/><text:span text:style-name="T11">&lt;/div&gt;</text:span></text:p>
      <text:p text:style-name="P7"><text:span text:style-name="T5">54 </text:span><text:tab/><text:tab/><text:span text:style-name="T11">&lt;/div&gt;</text:span></text:p>
      <text:p text:style-name="P7"><text:span text:style-name="T5">55 </text:span><text:tab/><text:span text:style-name="T11">&lt;/div&gt;</text:span></text:p>
      <text:p text:style-name="P7"><text:span text:style-name="T5">56 </text:span><text:span text:style-name="T11">&lt;/div&gt;</text:span></text:p>
      <text:p text:style-name="P7"><text:span text:style-name="T5">57 </text:span><text:span text:style-name="T11">&lt;/div&gt;</text:span></text:p>
      <text:p text:style-name="Text_20_body"/>
      <text:h text:style-name="Heading_20_3" text:outline-level="3">social.html</text:h>
      <text:p text:style-name="P10"><text:span text:style-name="T6">01</text:span><text:span text:style-name="T5"> </text:span><text:span text:style-name="T11">&lt;style type="text/css"&gt;</text:span></text:p>
      <text:p text:style-name="P7"><text:span text:style-name="T5">02 </text:span><text:tab/><text:span text:style-name="T22">.jumbotron p</text:span><text:span text:style-name="T14">{</text:span></text:p>
      <text:p text:style-name="P7"><text:span text:style-name="T5">03 </text:span><text:tab/><text:tab/><text:span text:style-name="T11">font-size</text:span><text:span text:style-name="T14">:</text:span> <text:span text:style-name="T21">15px</text:span><text:span text:style-name="T14">;</text:span></text:p>
      <text:p text:style-name="P7"><text:span text:style-name="T5">04 </text:span><text:tab/><text:span text:style-name="T14">}</text:span></text:p>
      <text:p text:style-name="P7"><text:span text:style-name="T5">05 </text:span><text:span text:style-name="T11">&lt;/style&gt;</text:span></text:p>
      <text:p text:style-name="P7"><text:span text:style-name="T5">06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7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8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9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10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user"</text:span><text:span text:style-name="T11">&gt;&lt;/i&gt;</text:span> <text:span text:style-name="T14">Vincular redes sociales</text:span><text:span text:style-name="T11">&lt;/h3&gt;</text:span></text:p>
      <text:p text:style-name="P7"><text:span text:style-name="T5">11 </text:span><text:tab/><text:tab/><text:span text:style-name="T11">&lt;/div&gt;</text:span></text:p>
      <text:p text:style-name="P7"><text:span text:style-name="T5">12 </text:span><text:tab/><text:tab/><text:span text:style-name="T11">&lt;div</text:span> <text:span text:style-name="T17">class</text:span><text:span text:style-name="T14">=</text:span><text:span text:style-name="T19">"alert alert-danger"</text:span> <text:span text:style-name="T17">ng-show</text:span><text:span text:style-name="T14">=</text:span><text:span text:style-name="T19">"messageSocial"</text:span><text:span text:style-name="T11">&gt;</text:span></text:p>
      <text:p text:style-name="P7"><text:span text:style-name="T5">13 </text:span><text:tab/><text:tab/><text:tab/><text:tab/><text:span text:style-name="T11">&lt;strong&gt;</text:span><text:span text:style-name="T14">Error,</text:span> <text:span text:style-name="T11">&lt;/strong&gt;</text:span><text:span text:style-name="T14">{{messageSocial}}</text:span></text:p>
      <text:p text:style-name="P7"><text:span text:style-name="T5">14 </text:span><text:tab/><text:tab/><text:span text:style-name="T11">&lt;/div&gt;</text:span><text:tab/></text:p>
      <text:p text:style-name="P7"><text:span text:style-name="T5">15 </text:span><text:tab/><text:tab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16 </text:span><text:tab/><text:tab/><text:tab/><text:span text:style-name="T11">&lt;ul</text:span> <text:span text:style-name="T17">class</text:span><text:span text:style-name="T14">=</text:span><text:span text:style-name="T19">"nav nav-pills nav-stacked"</text:span><text:span text:style-name="T11">&gt;</text:span></text:p>
      <text:p text:style-name="P7"><text:span text:style-name="T5">17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7"><text:span text:style-name="T5">18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7"><text:span text:style-name="T5">19 </text:span><text:tab/><text:tab/><text:tab/> <text:s/><text:tab/><text:tab/><text:span text:style-name="T11">&lt;a</text:span> <text:span text:style-name="T17">href</text:span><text:span text:style-name="T14">=</text:span><text:span text:style-name="T19">"https://es-es.facebook.com/"</text:span><text:span text:style-name="T11">&gt;&lt;i</text:span> <text:span text:style-name="T17">class</text:span><text:span text:style-name="T14">=</text:span><text:span text:style-name="T19">"fa fa-facebook-square fa-3x fa-fw"</text:span><text:span text:style-name="T11">&gt;&lt;/i&gt;</text:span><text:span text:style-name="T14">Facebook</text:span><text:span text:style-name="T11">&lt;/a&gt;</text:span></text:p>
      <text:p text:style-name="P7"><text:span text:style-name="T5">20 </text:span><text:tab/><text:tab/><text:tab/> <text:s/><text:tab/><text:tab/><text:span text:style-name="T11">&lt;/div&gt;</text:span></text:p>
      <text:p text:style-name="P7"><text:span text:style-name="T5">21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7"><text:span text:style-name="T5">22 </text:span><text:tab/><text:tab/><text:tab/> <text:s text:c="7"/><text:tab/><text:span text:style-name="T11">&lt;a</text:span> <text:span text:style-name="T17">href</text:span><text:span text:style-name="T14">=</text:span><text:span text:style-name="T19">"/register/facebook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Facebook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7"><text:span text:style-name="T5">23 </text:span><text:tab/><text:tab/><text:tab/> <text:s text:c="7"/><text:tab/><text:span text:style-name="T11">&lt;a</text:span> <text:span text:style-name="T17">href</text:span><text:span text:style-name="T14">=</text:span><text:span text:style-name="T19">"/unlink/facebook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Facebook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7"><text:span text:style-name="T5">24 </text:span><text:tab/><text:tab/><text:tab/><text:tab/> <text:s/><text:tab/><text:span text:style-name="T11">&lt;/div&gt;</text:span></text:p>
      <text:p text:style-name="P7"><text:span text:style-name="T5">25 </text:span><text:tab/><text:tab/><text:tab/><text:tab/> <text:s/><text:tab/></text:p>
      <text:p text:style-name="P7"><text:span text:style-name="T5">26 </text:span><text:tab/><text:tab/><text:tab/> <text:s/><text:tab/><text:span text:style-name="T11">&lt;/li&gt;</text:span></text:p>
      <text:p text:style-name="P7"><text:span text:style-name="T5">27 </text:span><text:tab/><text:tab/><text:tab/> <text:s/><text:tab/> <text:s/><text:tab/><text:span text:style-name="T11">&lt;hr&gt;</text:span></text:p>
      <text:p text:style-name="P7"><text:span text:style-name="T5">28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7"><text:span text:style-name="T5">29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7"><text:span text:style-name="T5">30 </text:span><text:tab/><text:tab/><text:tab/> <text:s/><text:tab/><text:tab/><text:span text:style-name="T11">&lt;a</text:span> <text:span text:style-name="T17">href</text:span><text:span text:style-name="T14">=</text:span><text:span text:style-name="T19">"https://twitter.com/"</text:span><text:span text:style-name="T11">&gt;&lt;i</text:span> <text:span text:style-name="T17">class</text:span><text:span text:style-name="T14">=</text:span><text:span text:style-name="T19">"fa fa-twitter-square fa-3x fa-fw"</text:span><text:span text:style-name="T11">&gt;&lt;/i&gt;</text:span><text:span text:style-name="T14">Twitter</text:span><text:span text:style-name="T11">&lt;/a&gt;</text:span></text:p>
      <text:p text:style-name="P7"><text:span text:style-name="T5">31 </text:span><text:tab/><text:tab/><text:tab/> <text:s/><text:tab/><text:tab/><text:span text:style-name="T11">&lt;/div&gt;</text:span></text:p>
      <text:p text:style-name="P7"><text:span text:style-name="T5">32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7"><text:span text:style-name="T5">33 </text:span><text:tab/><text:tab/><text:tab/> <text:s text:c="7"/><text:tab/><text:span text:style-name="T11">&lt;a</text:span> <text:span text:style-name="T17">href</text:span><text:span text:style-name="T14">=</text:span><text:span text:style-name="T19">"/register/twitter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Twitter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7"><text:soft-page-break/><text:span text:style-name="T5">34 </text:span><text:tab/><text:tab/><text:tab/> <text:s text:c="7"/><text:tab/><text:span text:style-name="T11">&lt;a</text:span> <text:span text:style-name="T17">href</text:span><text:span text:style-name="T14">=</text:span><text:span text:style-name="T19">"/unlink/twitter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Twitter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7"><text:span text:style-name="T5">35 </text:span><text:tab/><text:tab/><text:tab/> <text:s text:c="7"/><text:tab/></text:p>
      <text:p text:style-name="P7"><text:span text:style-name="T5">36 </text:span><text:tab/><text:tab/><text:tab/><text:tab/> <text:s/><text:tab/><text:span text:style-name="T11">&lt;/div&gt;</text:span></text:p>
      <text:p text:style-name="P7"><text:span text:style-name="T5">37 </text:span><text:tab/><text:tab/><text:tab/><text:tab/></text:p>
      <text:p text:style-name="P7"><text:span text:style-name="T5">38 </text:span><text:tab/><text:tab/><text:tab/> <text:s/><text:tab/><text:span text:style-name="T11">&lt;/li&gt;</text:span></text:p>
      <text:p text:style-name="P7"><text:span text:style-name="T5">39 </text:span><text:tab/><text:tab/><text:tab/> <text:s/><text:tab/> <text:s/><text:tab/><text:span text:style-name="T11">&lt;hr&gt;</text:span></text:p>
      <text:p text:style-name="P7"><text:span text:style-name="T5">40 </text:span><text:tab/><text:tab/><text:tab/> <text:s/><text:tab/><text:span text:style-name="T11">&lt;li</text:span> <text:span text:style-name="T17">class</text:span><text:span text:style-name="T14">=</text:span><text:span text:style-name="T19">"row text-center"</text:span><text:span text:style-name="T11">&gt;</text:span></text:p>
      <text:p text:style-name="P7"><text:span text:style-name="T5">41 </text:span><text:tab/><text:tab/><text:tab/><text:tab/><text:tab/><text:span text:style-name="T11">&lt;div</text:span> <text:span text:style-name="T17">class</text:span><text:span text:style-name="T14">=</text:span><text:span text:style-name="T19">"col-md-2 col-md-offset-4"</text:span><text:span text:style-name="T11">&gt;</text:span></text:p>
      <text:p text:style-name="P7"><text:span text:style-name="T5">42 </text:span><text:tab/><text:tab/><text:tab/> <text:s/><text:tab/><text:tab/><text:span text:style-name="T11">&lt;a</text:span> <text:span text:style-name="T17">href</text:span><text:span text:style-name="T14">=</text:span><text:span text:style-name="T19">"https://plus.google.com/?hl=es"</text:span><text:span text:style-name="T11">&gt;&lt;i</text:span> <text:span text:style-name="T17">class</text:span><text:span text:style-name="T14">=</text:span><text:span text:style-name="T19">"fa fa-google-plus-square fa-3x fa-fw"</text:span><text:span text:style-name="T11">&gt;&lt;/i&gt;</text:span><text:span text:style-name="T14">Google +</text:span><text:span text:style-name="T11">&lt;/a&gt;</text:span></text:p>
      <text:p text:style-name="P7"><text:span text:style-name="T5">43 </text:span><text:tab/><text:tab/><text:tab/> <text:s/><text:tab/><text:tab/><text:span text:style-name="T11">&lt;/div&gt;</text:span></text:p>
      <text:p text:style-name="P7"><text:span text:style-name="T5">44 </text:span><text:tab/><text:tab/><text:tab/> <text:s/><text:tab/><text:tab/><text:span text:style-name="T11">&lt;div</text:span> <text:span text:style-name="T17">class</text:span><text:span text:style-name="T14">=</text:span><text:span text:style-name="T19">"btn-group col-md-3"</text:span><text:span text:style-name="T11">&gt;</text:span></text:p>
      <text:p text:style-name="P7"><text:span text:style-name="T5">45 </text:span><text:tab/><text:tab/><text:tab/> <text:s text:c="7"/><text:tab/><text:span text:style-name="T11">&lt;a</text:span> <text:span text:style-name="T17">href</text:span><text:span text:style-name="T14">=</text:span><text:span text:style-name="T19">"/register/google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Google"</text:span> <text:span text:style-name="T17">btn-radio</text:span><text:span text:style-name="T14">=</text:span><text:span text:style-name="T19">"'on'"</text:span><text:span text:style-name="T11">&gt;</text:span><text:span text:style-name="T14">On</text:span><text:span text:style-name="T11">&lt;/a&gt;</text:span></text:p>
      <text:p text:style-name="P7"><text:span text:style-name="T5">46 </text:span><text:tab/><text:tab/><text:tab/> <text:s text:c="7"/><text:tab/><text:span text:style-name="T11">&lt;a</text:span> <text:span text:style-name="T17">href</text:span><text:span text:style-name="T14">=</text:span><text:span text:style-name="T19">"/unlink/google"</text:span> <text:span text:style-name="T17">class</text:span><text:span text:style-name="T14">=</text:span><text:span text:style-name="T19">"btn btn-primary"</text:span> <text:span text:style-name="T17">ng-model</text:span><text:span text:style-name="T14">=</text:span><text:span text:style-name="T19">"radioGoogle"</text:span> <text:span text:style-name="T17">btn-radio</text:span><text:span text:style-name="T14">=</text:span><text:span text:style-name="T19">"'off'"</text:span><text:span text:style-name="T11">&gt;</text:span><text:span text:style-name="T14">Off</text:span><text:span text:style-name="T11">&lt;/a&gt;</text:span></text:p>
      <text:p text:style-name="P7"><text:span text:style-name="T5">47 </text:span><text:tab/><text:tab/><text:tab/> <text:s text:c="7"/><text:tab/></text:p>
      <text:p text:style-name="P7"><text:span text:style-name="T5">48 </text:span><text:tab/><text:tab/><text:tab/><text:tab/> <text:s/><text:tab/><text:span text:style-name="T11">&lt;/div&gt;</text:span></text:p>
      <text:p text:style-name="P7"><text:span text:style-name="T5">49 </text:span><text:tab/><text:tab/><text:tab/><text:tab/> <text:s/><text:tab/><text:span text:style-name="T11">&lt;hr&gt;</text:span></text:p>
      <text:p text:style-name="P7"><text:span text:style-name="T5">50 </text:span><text:tab/><text:tab/><text:tab/> <text:s/><text:tab/><text:span text:style-name="T11">&lt;/li&gt;</text:span></text:p>
      <text:p text:style-name="P7"><text:span text:style-name="T5">51 </text:span><text:tab/><text:tab/><text:tab/><text:span text:style-name="T11">&lt;/ul&gt;</text:span></text:p>
      <text:p text:style-name="P7"><text:span text:style-name="T5">52 </text:span><text:tab/> <text:s text:c="3"/><text:span text:style-name="T11">&lt;/div&gt;</text:span></text:p>
      <text:p text:style-name="P7"><text:span text:style-name="T5">53 </text:span><text:tab/> <text:s text:c="3"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54 </text:span><text:tab/> <text:s text:c="7"/><text:span text:style-name="T11">&lt;a</text:span> <text:span text:style-name="T17">href</text:span><text:span text:style-name="T14">=</text:span><text:span text:style-name="T19">"#"</text:span> <text:span text:style-name="T17">class</text:span><text:span text:style-name="T14">=</text:span><text:span text:style-name="T19">"btn btn-default"</text:span><text:span text:style-name="T11">&gt;</text:span><text:span text:style-name="T14">Salir</text:span><text:span text:style-name="T11">&lt;/a&gt;</text:span></text:p>
      <text:p text:style-name="P7"><text:span text:style-name="T5">55 </text:span><text:tab/> <text:s text:c="3"/><text:span text:style-name="T11">&lt;/div&gt;</text:span><text:tab/></text:p>
      <text:p text:style-name="P7"><text:span text:style-name="T5">56 </text:span><text:tab/><text:tab/><text:span text:style-name="T11">&lt;/div&gt;</text:span></text:p>
      <text:p text:style-name="P7"><text:span text:style-name="T5">57 </text:span><text:tab/><text:span text:style-name="T11">&lt;/div&gt;</text:span></text:p>
      <text:p text:style-name="P7"><text:span text:style-name="T5">58 </text:span><text:span text:style-name="T11">&lt;/div&gt;</text:span></text:p>
      <text:p text:style-name="P7"><text:span text:style-name="T5">59 </text:span><text:span text:style-name="T11">&lt;/div&gt;</text:span></text:p>
      <text:p text:style-name="Text_20_body"/>
      <text:h text:style-name="Heading_20_3" text:outline-level="3">pongConfig.html</text:h>
      <text:p text:style-name="P10"><text:span text:style-name="T6">01 </text:span><text:span text:style-name="T12">&lt;div</text:span><text:span text:style-name="T25"> </text:span><text:span text:style-name="T18">class</text:span><text:span text:style-name="T15">=</text:span><text:span text:style-name="T20">"row"</text:span><text:span text:style-name="T12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Pong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3 </text:p>
      <text:p text:style-name="P7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7"><text:span text:style-name="T5">16 </text:span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backgroundColor"</text:span> <text:span text:style-name="T17">style</text:span><text:span text:style-name="T14">=</text:span><text:span text:style-name="T19">"background-color:{{user.actualPong.board.background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span text:style-name="T11">&lt;/div&gt;</text:span></text:p>
      <text:p text:style-name="P7"><text:span text:style-name="T5">20 </text:span><text:tab/><text:tab/><text:tab/><text:tab/><text:tab/></text:p>
      <text:p text:style-name="P7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7"><text:soft-page-break/><text:span text:style-name="T5">23 </text:span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lineColor"</text:span> <text:span text:style-name="T17">style</text:span><text:span text:style-name="T14">=</text:span><text:span text:style-name="T19">"background-color:{{user.actualPong.board.lineColor}}"</text:span><text:span text:style-name="T14"> required</text:span><text:span text:style-name="T11">/&gt;</text:span></text:p>
      <text:p text:style-name="P7"><text:span text:style-name="T5">26 </text:span><text:tab/><text:tab/><text:tab/><text:tab/><text:tab/><text:tab/><text:span text:style-name="T11">&lt;/div&gt;</text:span></text:p>
      <text:p text:style-name="P7"><text:span text:style-name="T5">27 </text:span><text:tab/><text:tab/><text:tab/><text:tab/><text:tab/></text:p>
      <text:p text:style-name="P7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7"><text:span text:style-name="T5">30 </text:span><text:tab/><text:tab/><text:tab/><text:tab/><text:tab/><text:tab/><text:span text:style-name="T11">&lt;/div&gt;</text:span></text:p>
      <text:p text:style-name="P7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raquetColor"</text:span> <text:span text:style-name="T17">style</text:span><text:span text:style-name="T14">=</text:span><text:span text:style-name="T19">"background-color:{{user.actualPong.board.raque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span text:style-name="T11">&lt;/div&gt;</text:span></text:p>
      <text:p text:style-name="P7"><text:span text:style-name="T5">34 </text:span><text:tab/><text:tab/><text:tab/><text:tab/><text:tab/></text:p>
      <text:p text:style-name="P7"><text:span text:style-name="T5">35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6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texto:</text:span><text:span text:style-name="T11">&lt;/label&gt;</text:span></text:p>
      <text:p text:style-name="P7"><text:span text:style-name="T5">37 </text:span><text:tab/><text:tab/><text:tab/><text:tab/><text:tab/><text:tab/><text:span text:style-name="T11">&lt;/div&gt;</text:span></text:p>
      <text:p text:style-name="P7"><text:span text:style-name="T5">3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9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textColor"</text:span> <text:span text:style-name="T17">style</text:span><text:span text:style-name="T14">=</text:span><text:span text:style-name="T19">"background-color:{{user.actualPong.board.textColor}}"</text:span><text:span text:style-name="T14"> required</text:span><text:span text:style-name="T11">/&gt;</text:span></text:p>
      <text:p text:style-name="P7"><text:span text:style-name="T5">40 </text:span><text:tab/><text:tab/><text:tab/><text:tab/><text:tab/><text:tab/><text:span text:style-name="T11">&lt;/div&gt;</text:span></text:p>
      <text:p text:style-name="P7"><text:span text:style-name="T5">41 </text:span><text:tab/><text:tab/><text:tab/><text:tab/><text:tab/><text:tab/></text:p>
      <text:p text:style-name="P8">42 </text:p>
      <text:p text:style-name="P7"><text:span text:style-name="T5">43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7"><text:span text:style-name="T5">4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user.actualPong.board.numberZone"</text:span> <text:s/>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7"><text:span text:style-name="T5">45 </text:span><text:tab/><text:tab/><text:tab/><text:tab/><text:tab/><text:span text:style-name="T11">&lt;/div&gt;</text:span></text:p>
      <text:p text:style-name="P7"><text:span text:style-name="T5">46 </text:span><text:tab/><text:tab/><text:tab/><text:tab/><text:span text:style-name="T11">&lt;/div&gt;</text:span><text:tab/></text:p>
      <text:p text:style-name="P7"><text:span text:style-name="T5">4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4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50 </text:span><text:tab/><text:tab/><text:tab/><text:tab/><text:tab/><text:tab/></text:p>
      <text:p text:style-name="P7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7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user.actualPong.pieces.lef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3 </text:span><text:tab/><text:tab/><text:tab/><text:tab/><text:tab/><text:tab/></text:p>
      <text:p text:style-name="P7"><text:span text:style-name="T5">54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7"><text:span text:style-name="T5">5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user.actualPong.pieces.righ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6 </text:span><text:tab/><text:tab/><text:tab/><text:tab/><text:tab/><text:tab/></text:p>
      <text:p text:style-name="P7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7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user.actualPong.pieces.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9 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oft-page-break/>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user.actualPong.pieces.raquetWidth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2 </text:span><text:tab/><text:tab/><text:tab/><text:tab/><text:tab/><text:tab/></text:p>
      <text:p text:style-name="P7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7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user.actualPong.pieces.raquetHeight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5 </text:span><text:tab/><text:tab/><text:tab/><text:tab/><text:tab/></text:p>
      <text:p text:style-name="P7"><text:span text:style-name="T5">66 </text:span><text:tab/><text:tab/><text:tab/><text:tab/><text:tab/><text:span text:style-name="T11">&lt;/div&gt;</text:span></text:p>
      <text:p text:style-name="P7"><text:span text:style-name="T5">67 </text:span><text:tab/><text:tab/><text:tab/><text:tab/><text:span text:style-name="T11">&lt;/div&gt;</text:span></text:p>
      <text:p text:style-name="P7"><text:span text:style-name="T5">68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69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70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7"><text:span text:style-name="T5">71 </text:span><text:tab/><text:tab/><text:tab/><text:tab/><text:tab/><text:tab/></text:p>
      <text:p text:style-name="P7"><text:span text:style-name="T5">72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7"><text:span text:style-name="T5">73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model</text:span><text:span text:style-name="T14">=</text:span><text:span text:style-name="T19">"user.actualPong.difficult.goal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74 </text:p>
      <text:p text:style-name="P7"><text:span text:style-name="T5">75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7"><text:span text:style-name="T5">7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user.actualPong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77 </text:p>
      <text:p text:style-name="P7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7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user.actualPong.difficult.inc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80 </text:p>
      <text:p text:style-name="P7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7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user.actualPong.difficult.incOp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83 </text:span><text:tab/><text:tab/><text:tab/><text:tab/><text:tab/><text:span text:style-name="T11">&lt;/div&gt;</text:span></text:p>
      <text:p text:style-name="P7"><text:span text:style-name="T5">84 </text:span><text:tab/><text:tab/><text:tab/><text:tab/><text:span text:style-name="T11">&lt;/div&gt;</text:span></text:p>
      <text:p text:style-name="P7"><text:span text:style-name="T5">85 </text:span><text:tab/><text:tab/><text:tab/><text:span text:style-name="T11">&lt;/div&gt;</text:span></text:p>
      <text:p text:style-name="P7"><text:span text:style-name="T5">86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87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88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89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90 </text:span><text:tab/> <text:s text:c="3"/><text:tab/><text:span text:style-name="T11">&lt;/div&gt;</text:span><text:tab/><text:tab/></text:p>
      <text:p text:style-name="P7"><text:span text:style-name="T5">91 </text:span><text:tab/><text:tab/><text:span text:style-name="T11">&lt;/form&gt;</text:span></text:p>
      <text:p text:style-name="P7"><text:span text:style-name="T5">92 </text:span><text:tab/><text:span text:style-name="T11">&lt;/div&gt;</text:span></text:p>
      <text:p text:style-name="P8">93 </text:p>
      <text:p text:style-name="P7"><text:span text:style-name="T5">94 </text:span><text:span text:style-name="T11">&lt;script type="text/javascript"&gt;</text:span></text:p>
      <text:p text:style-name="P7"><text:span text:style-name="T5">95 </text:span><text:tab/><text:span text:style-name="T14">$(</text:span><text:span text:style-name="T19">"#raquetHeightPong"</text:span><text:span text:style-name="T14">).TouchSpin({</text:span></text:p>
      <text:p text:style-name="P7"><text:span text:style-name="T5">96 </text:span><text:span text:style-name="T14"><text:tab/><text:tab/>min:</text:span><text:span text:style-name="T21">1</text:span><text:span text:style-name="T14">,</text:span></text:p>
      <text:p text:style-name="P7"><text:span text:style-name="T5">97 </text:span><text:span text:style-name="T14"><text:tab/><text:tab/>max:</text:span> <text:span text:style-name="T21">200</text:span><text:span text:style-name="T14">,</text:span></text:p>
      <text:p text:style-name="P7"><text:span text:style-name="T5">98 </text:span><text:span text:style-name="T14"><text:s text:c="4"/><text:tab/>initval:</text:span> <text:span text:style-name="T21">80</text:span><text:span text:style-name="T14">,</text:span></text:p>
      <text:p text:style-name="P7"><text:span text:style-name="T5">99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0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1 </text:span><text:tab/><text:span text:style-name="T14">});</text:span></text:p>
      <text:p text:style-name="P7"><text:span text:style-name="T5">102 </text:span><text:tab/></text:p>
      <text:p text:style-name="P7"><text:span text:style-name="T5">103 </text:span><text:tab/><text:span text:style-name="T14">$(</text:span><text:span text:style-name="T19">"#raquetWidthPong"</text:span><text:span text:style-name="T14">).TouchSpin({</text:span></text:p>
      <text:p text:style-name="P7"><text:span text:style-name="T5">104 </text:span><text:span text:style-name="T14"><text:tab/><text:tab/>min:</text:span><text:span text:style-name="T21">1</text:span><text:span text:style-name="T14">,</text:span></text:p>
      <text:p text:style-name="P7"><text:span text:style-name="T5">105 </text:span><text:span text:style-name="T14"><text:tab/><text:tab/>max:</text:span> <text:span text:style-name="T21">100</text:span><text:span text:style-name="T14">,</text:span></text:p>
      <text:p text:style-name="P7"><text:span text:style-name="T5">106 </text:span><text:span text:style-name="T14"><text:s text:c="4"/><text:tab/>initval:</text:span> <text:span text:style-name="T21">10</text:span><text:span text:style-name="T14">,</text:span></text:p>
      <text:p text:style-name="P7"><text:span text:style-name="T5">107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8 </text:span><text:span text:style-name="T14"><text:s text:c="8"/>buttonup_class:</text:span> <text:span text:style-name="T19">"btn btn-primary"</text:span><text:span text:style-name="T14">,</text:span></text:p>
      <text:p text:style-name="P7"><text:soft-page-break/><text:span text:style-name="T5">109 </text:span><text:tab/><text:span text:style-name="T14">});</text:span></text:p>
      <text:p text:style-name="P7"><text:span text:style-name="T5">110 </text:span><text:s text:c="4"/></text:p>
      <text:p text:style-name="P7"><text:span text:style-name="T5">111 </text:span><text:s text:c="4"/><text:span text:style-name="T14">$(</text:span><text:span text:style-name="T19">"#leftSpeedPong, #rightSpeedPong, #ballSpeedPong, #numberZonePong"</text:span><text:span text:style-name="T14">).TouchSpin({</text:span></text:p>
      <text:p text:style-name="P7"><text:span text:style-name="T5">112 </text:span><text:span text:style-name="T14"><text:s text:c="4"/><text:tab/>min:</text:span><text:span text:style-name="T21">1</text:span><text:span text:style-name="T14">,</text:span></text:p>
      <text:p text:style-name="P7"><text:span text:style-name="T5">113 </text:span><text:span text:style-name="T14"><text:s text:c="4"/><text:tab/>initval:</text:span> <text:span text:style-name="T21">5</text:span><text:span text:style-name="T14">,</text:span></text:p>
      <text:p text:style-name="P7"><text:span text:style-name="T5">114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15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16 </text:span><text:s text:c="4"/><text:span text:style-name="T14">});</text:span></text:p>
      <text:p text:style-name="P8">117 </text:p>
      <text:p text:style-name="P7"><text:span text:style-name="T5">118 </text:span><text:s text:c="4"/><text:span text:style-name="T14">$(</text:span><text:span text:style-name="T19">"#goalsPong"</text:span><text:span text:style-name="T14">).TouchSpin({</text:span></text:p>
      <text:p text:style-name="P7"><text:span text:style-name="T5">119 </text:span><text:span text:style-name="T14"><text:tab/><text:tab/>min:</text:span><text:span text:style-name="T21">1</text:span><text:span text:style-name="T14">,</text:span></text:p>
      <text:p text:style-name="P7"><text:span text:style-name="T5">120 </text:span><text:span text:style-name="T14"><text:tab/><text:tab/>max:</text:span> <text:span text:style-name="T21">20</text:span><text:span text:style-name="T14">,</text:span></text:p>
      <text:p text:style-name="P7"><text:span text:style-name="T5">121 </text:span><text:span text:style-name="T14"><text:s text:c="4"/><text:tab/>initval:</text:span> <text:span text:style-name="T21">5</text:span><text:span text:style-name="T14">,</text:span></text:p>
      <text:p text:style-name="P7"><text:span text:style-name="T5">122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23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24 </text:span><text:tab/><text:span text:style-name="T14">});</text:span></text:p>
      <text:p text:style-name="P8">125 </text:p>
      <text:p text:style-name="P7"><text:span text:style-name="T5">126 </text:span><text:tab/><text:span text:style-name="T14">$(</text:span><text:span text:style-name="T19">"#pointsPong"</text:span><text:span text:style-name="T14">).TouchSpin({</text:span></text:p>
      <text:p text:style-name="P7"><text:span text:style-name="T5">127 </text:span><text:span text:style-name="T14"><text:tab/><text:tab/>min:</text:span><text:span text:style-name="T21">1</text:span><text:span text:style-name="T14">,</text:span></text:p>
      <text:p text:style-name="P7"><text:span text:style-name="T5">128 </text:span><text:span text:style-name="T14"><text:tab/><text:tab/>max:</text:span> <text:span text:style-name="T21">100</text:span><text:span text:style-name="T14">,</text:span></text:p>
      <text:p text:style-name="P7"><text:span text:style-name="T5">129 </text:span><text:span text:style-name="T14"><text:s text:c="4"/><text:tab/>initval:</text:span> <text:span text:style-name="T21">10</text:span><text:span text:style-name="T14">,</text:span></text:p>
      <text:p text:style-name="P7"><text:span text:style-name="T5">130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31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32 </text:span><text:tab/><text:span text:style-name="T14">});</text:span></text:p>
      <text:p text:style-name="P8">133 </text:p>
      <text:p text:style-name="P7"><text:span text:style-name="T5">134 </text:span><text:tab/><text:span text:style-name="T14">$(</text:span><text:span text:style-name="T19">"#incBallSpeedPong"</text:span><text:span text:style-name="T14">).TouchSpin({</text:span></text:p>
      <text:p text:style-name="P7"><text:span text:style-name="T5">135 </text:span><text:span text:style-name="T14"><text:tab/><text:tab/>min:</text:span><text:span text:style-name="T21">0</text:span><text:span text:style-name="T14">,</text:span></text:p>
      <text:p text:style-name="P7"><text:span text:style-name="T5">136 </text:span><text:span text:style-name="T14"><text:tab/><text:tab/>max:</text:span> <text:span text:style-name="T21">5</text:span><text:span text:style-name="T14">,</text:span></text:p>
      <text:p text:style-name="P7"><text:span text:style-name="T5">137 </text:span><text:span text:style-name="T14"><text:s text:c="4"/><text:tab/>initval:</text:span> <text:span text:style-name="T21">1</text:span><text:span text:style-name="T14">,</text:span></text:p>
      <text:p text:style-name="P7"><text:span text:style-name="T5">138 </text:span><text:span text:style-name="T14"><text:s text:c="4"/><text:tab/>step:</text:span> <text:span text:style-name="T21">0.25</text:span><text:span text:style-name="T14">,</text:span> </text:p>
      <text:p text:style-name="P7"><text:span text:style-name="T5">139 </text:span><text:span text:style-name="T14"><text:s text:c="4"/><text:tab/>decimals:</text:span> <text:span text:style-name="T21">2</text:span><text:span text:style-name="T14">,</text:span></text:p>
      <text:p text:style-name="P7"><text:span text:style-name="T5">140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41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42 </text:span><text:tab/><text:span text:style-name="T14">});</text:span></text:p>
      <text:p text:style-name="P8">143 </text:p>
      <text:p text:style-name="P7"><text:span text:style-name="T5">144 </text:span><text:tab/><text:span text:style-name="T14">$(</text:span><text:span text:style-name="T19">"#incOpSpeedPong"</text:span><text:span text:style-name="T14">).TouchSpin({</text:span></text:p>
      <text:p text:style-name="P7"><text:span text:style-name="T5">145 </text:span><text:span text:style-name="T14"><text:tab/><text:tab/>min:</text:span><text:span text:style-name="T21">0</text:span><text:span text:style-name="T14">,</text:span></text:p>
      <text:p text:style-name="P7"><text:span text:style-name="T5">146 </text:span><text:span text:style-name="T14"><text:tab/><text:tab/>max:</text:span> <text:span text:style-name="T21">5</text:span><text:span text:style-name="T14">,</text:span></text:p>
      <text:p text:style-name="P7"><text:span text:style-name="T5">147 </text:span><text:span text:style-name="T14"><text:s text:c="4"/><text:tab/>initval:</text:span> <text:span text:style-name="T21">0.5</text:span><text:span text:style-name="T14">,</text:span></text:p>
      <text:p text:style-name="P7"><text:span text:style-name="T5">148 </text:span><text:span text:style-name="T14"><text:s text:c="4"/><text:tab/>step:</text:span> <text:span text:style-name="T21">0.25</text:span><text:span text:style-name="T14">,</text:span> </text:p>
      <text:p text:style-name="P7"><text:span text:style-name="T5">149 </text:span><text:span text:style-name="T14"><text:s text:c="4"/><text:tab/>decimals:</text:span> <text:span text:style-name="T21">2</text:span><text:span text:style-name="T14">,</text:span></text:p>
      <text:p text:style-name="P7"><text:span text:style-name="T5">150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51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52 </text:span><text:tab/><text:span text:style-name="T14">});</text:span></text:p>
      <text:p text:style-name="P8">153 </text:p>
      <text:p text:style-name="P7"><text:span text:style-name="T5">154 </text:span><text:span text:style-name="T11">&lt;/script&gt;</text:span></text:p>
      <text:p text:style-name="Text_20_body"/>
      <text:h text:style-name="Heading_20_3" text:outline-level="3">pongNewConfig.html</text:h>
      <text:p text:style-name="P11"><text:span text:style-name="T10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Pong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7"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7"><text:soft-page-break/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7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7"><text:span text:style-name="T5">13 </text:span><text:tab/><text:tab/><text:tab/><text:span text:style-name="T11">&lt;/div&gt;</text:span></text:p>
      <text:p text:style-name="P8">14 </text:p>
      <text:p text:style-name="P7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9 </text:p>
      <text:p text:style-name="P7"><text:span text:style-name="T5">2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1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7"><text:span text:style-name="T5">22 </text:span><text:tab/><text:tab/><text:tab/><text:tab/><text:tab/><text:tab/><text:span text:style-name="T11">&lt;/div&gt;</text:span></text:p>
      <text:p text:style-name="P7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4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ColorPong"</text:span> <text:span text:style-name="T17">ng-init</text:span><text:span text:style-name="T14">=</text:span><text:span text:style-name="T19">"backgroundColorPong= '#ffffff'"</text:span> <text:span text:style-name="T17">style</text:span><text:span text:style-name="T14">=</text:span><text:span text:style-name="T19">"background-color:{{backgroundColorPong}}"</text:span><text:span text:style-name="T14"> required</text:span><text:span text:style-name="T11">/&gt;</text:span></text:p>
      <text:p text:style-name="P7"><text:span text:style-name="T5">25 </text:span><text:tab/><text:tab/><text:tab/><text:tab/><text:tab/><text:tab/><text:span text:style-name="T11">&lt;/div&gt;</text:span></text:p>
      <text:p text:style-name="P7"><text:span text:style-name="T5">26 </text:span><text:tab/><text:tab/><text:tab/><text:tab/><text:tab/></text:p>
      <text:p text:style-name="P7"><text:span text:style-name="T5">2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8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7"><text:span text:style-name="T5">29 </text:span><text:tab/><text:tab/><text:tab/><text:tab/><text:tab/><text:tab/><text:span text:style-name="T11">&lt;/div&gt;</text:span></text:p>
      <text:p text:style-name="P7"><text:span text:style-name="T5">3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1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lineColorPong"</text:span> <text:span text:style-name="T17">ng-init</text:span><text:span text:style-name="T14">=</text:span><text:span text:style-name="T19">"lineColorPong= '#000000'"</text:span> <text:span text:style-name="T17">style</text:span><text:span text:style-name="T14">=</text:span><text:span text:style-name="T19">"background-color:{{lineColorPong}}"</text:span><text:span text:style-name="T14"> required</text:span><text:span text:style-name="T11">/&gt;</text:span></text:p>
      <text:p text:style-name="P7"><text:span text:style-name="T5">32 </text:span><text:tab/><text:tab/><text:tab/><text:tab/><text:tab/><text:tab/><text:span text:style-name="T11">&lt;/div&gt;</text:span></text:p>
      <text:p text:style-name="P7"><text:span text:style-name="T5">33 </text:span><text:tab/><text:tab/><text:tab/><text:tab/><text:tab/></text:p>
      <text:p text:style-name="P7"><text:span text:style-name="T5">3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5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7"><text:span text:style-name="T5">36 </text:span><text:tab/><text:tab/><text:tab/><text:tab/><text:tab/><text:tab/><text:span text:style-name="T11">&lt;/div&gt;</text:span></text:p>
      <text:p text:style-name="P7"><text:span text:style-name="T5">3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raquetColorPong"</text:span> <text:span text:style-name="T17">ng-init</text:span><text:span text:style-name="T14">=</text:span><text:span text:style-name="T19">"raquetColorPong= '#000000'"</text:span> <text:span text:style-name="T17">style</text:span><text:span text:style-name="T14">=</text:span><text:span text:style-name="T19">"background-color:{{raquetColorPong}}"</text:span><text:span text:style-name="T14"> required</text:span><text:span text:style-name="T11">/&gt;</text:span></text:p>
      <text:p text:style-name="P7"><text:span text:style-name="T5">39 </text:span><text:tab/><text:tab/><text:tab/><text:tab/><text:tab/><text:tab/><text:span text:style-name="T11">&lt;/div&gt;</text:span></text:p>
      <text:p text:style-name="P7"><text:span text:style-name="T5">40 </text:span><text:tab/><text:tab/><text:tab/><text:tab/><text:tab/></text:p>
      <text:p text:style-name="P7"><text:span text:style-name="T5">4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42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texto:</text:span><text:span text:style-name="T11">&lt;/label&gt;</text:span></text:p>
      <text:p text:style-name="P7"><text:span text:style-name="T5">43 </text:span><text:tab/><text:tab/><text:tab/><text:tab/><text:tab/><text:tab/><text:span text:style-name="T11">&lt;/div&gt;</text:span></text:p>
      <text:p text:style-name="P7"><text:span text:style-name="T5">4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4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Pong"</text:span> <text:span text:style-name="T17">ng-init</text:span><text:span text:style-name="T14">=</text:span><text:span text:style-name="T19">"textColorPong= '#000000'"</text:span> <text:span text:style-name="T17">style</text:span><text:span text:style-name="T14">=</text:span><text:span text:style-name="T19">"background-color:{{textColorPong}}"</text:span><text:span text:style-name="T14"> required</text:span><text:span text:style-name="T11">/&gt;</text:span></text:p>
      <text:p text:style-name="P7"><text:span text:style-name="T5">46 </text:span><text:tab/><text:tab/><text:tab/><text:tab/><text:tab/><text:tab/><text:span text:style-name="T11">&lt;/div&gt;</text:span></text:p>
      <text:p text:style-name="P7"><text:span text:style-name="T5">47 </text:span><text:tab/><text:tab/><text:tab/><text:tab/><text:tab/><text:tab/></text:p>
      <text:p text:style-name="P8">48 </text:p>
      <text:p text:style-name="P7"><text:span text:style-name="T5">49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7"><text:span text:style-name="T5">50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numberZonePong"</text:span> <text:span text:style-name="T17">ng-init</text:span><text:span text:style-name="T14">=</text:span><text:span text:style-name="T19">"numberZonePong='5'"</text:span> 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7"><text:span text:style-name="T5">51 </text:span><text:tab/><text:tab/><text:tab/><text:tab/><text:tab/><text:span text:style-name="T11">&lt;/div&gt;</text:span></text:p>
      <text:p text:style-name="P7"><text:span text:style-name="T5">52 </text:span><text:tab/><text:tab/><text:tab/><text:tab/><text:span text:style-name="T11">&lt;/div&gt;</text:span><text:tab/></text:p>
      <text:p text:style-name="P7"><text:soft-page-break/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56 </text:span><text:tab/><text:tab/><text:tab/><text:tab/><text:tab/><text:tab/></text:p>
      <text:p text:style-name="P7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7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leftSpeedPong"</text:span> <text:span text:style-name="T17">ng-init</text:span><text:span text:style-name="T14">=</text:span><text:span text:style-name="T19">"left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9 </text:span><text:tab/><text:tab/><text:tab/><text:tab/><text:tab/><text:tab/>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rightSpeedPong"</text:span> <text:span text:style-name="T17">ng-init</text:span><text:span text:style-name="T14">=</text:span><text:span text:style-name="T19">"right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2 </text:span><text:tab/><text:tab/><text:tab/><text:tab/><text:tab/><text:tab/></text:p>
      <text:p text:style-name="P7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7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ballSpeedPong"</text:span> <text:span text:style-name="T17">ng-init</text:span><text:span text:style-name="T14">=</text:span><text:span text:style-name="T19">"ballSpeed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5 </text:p>
      <text:p text:style-name="P7"><text:span text:style-name="T5">66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7"><text:span text:style-name="T5">6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raquetWidthPong"</text:span> <text:span text:style-name="T17">ng-init</text:span><text:span text:style-name="T14">=</text:span><text:span text:style-name="T19">"raquetWidthPong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8 </text:span><text:tab/><text:tab/><text:tab/><text:tab/><text:tab/><text:tab/></text:p>
      <text:p text:style-name="P7"><text:span text:style-name="T5">69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7"><text:span text:style-name="T5">70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raquetHeightPong"</text:span> <text:span text:style-name="T17">ng-init</text:span><text:span text:style-name="T14">=</text:span><text:span text:style-name="T19">"raquetHeightPong='8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71 </text:span><text:tab/><text:tab/><text:tab/><text:tab/><text:tab/></text:p>
      <text:p text:style-name="P7"><text:span text:style-name="T5">72 </text:span><text:tab/><text:tab/><text:tab/><text:tab/><text:tab/><text:span text:style-name="T11">&lt;/div&gt;</text:span></text:p>
      <text:p text:style-name="P7"><text:span text:style-name="T5">73 </text:span><text:tab/><text:tab/><text:tab/><text:tab/><text:span text:style-name="T11">&lt;/div&gt;</text:span></text:p>
      <text:p text:style-name="P7"><text:span text:style-name="T5">74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75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76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7"><text:span text:style-name="T5">77 </text:span><text:tab/><text:tab/><text:tab/><text:tab/><text:tab/><text:tab/></text:p>
      <text:p text:style-name="P7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7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model</text:span><text:span text:style-name="T14">=</text:span><text:span text:style-name="T19">"goalsPong"</text:span> <text:span text:style-name="T17">ng-init</text:span><text:span text:style-name="T14">=</text:span><text:span text:style-name="T19">"goalsPong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80 </text:p>
      <text:p text:style-name="P7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7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pointsPong"</text:span> <text:span text:style-name="T17">ng-init</text:span><text:span text:style-name="T14">=</text:span><text:span text:style-name="T19">"pointsPong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83 </text:p>
      <text:p text:style-name="P7"><text:span text:style-name="T5">84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7"><text:span text:style-name="T5">8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incBallSpeedPong"</text:span> <text:span text:style-name="T17">ng-init</text:span><text:span text:style-name="T14">=</text:span><text:span text:style-name="T19">"incBallSpeedPong='1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86 </text:p>
      <text:p text:style-name="P7"><text:span text:style-name="T5">87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7"><text:span text:style-name="T5">8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incOpSpeedPong"</text:span> <text:span text:style-name="T17">ng-init</text:span><text:span text:style-name="T14">=</text:span><text:span text:style-name="T19">"incOpSpeedPong='0.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89 </text:span><text:tab/><text:tab/><text:tab/><text:tab/><text:tab/><text:span text:style-name="T11">&lt;/div&gt;</text:span></text:p>
      <text:p text:style-name="P7"><text:soft-page-break/><text:span text:style-name="T5">90 </text:span><text:tab/><text:tab/><text:tab/><text:tab/><text:span text:style-name="T11">&lt;/div&gt;</text:span></text:p>
      <text:p text:style-name="P7"><text:span text:style-name="T5">91 </text:span><text:tab/><text:tab/><text:tab/><text:span text:style-name="T11">&lt;/div&gt;</text:span></text:p>
      <text:p text:style-name="P7"><text:span text:style-name="T5">9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9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9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9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96 </text:span><text:tab/> <text:s text:c="3"/><text:tab/><text:span text:style-name="T11">&lt;/div&gt;</text:span><text:tab/><text:tab/></text:p>
      <text:p text:style-name="P7"><text:span text:style-name="T5">97 </text:span><text:tab/><text:tab/><text:span text:style-name="T11">&lt;/form&gt;</text:span></text:p>
      <text:p text:style-name="P7"><text:span text:style-name="T5">98 </text:span><text:tab/><text:span text:style-name="T11">&lt;/div&gt;</text:span></text:p>
      <text:p text:style-name="P8">99 </text:p>
      <text:p text:style-name="P7"><text:span text:style-name="T5">100 </text:span><text:span text:style-name="T11">&lt;script type="text/javascript"&gt;</text:span></text:p>
      <text:p text:style-name="P7"><text:span text:style-name="T5">101 </text:span><text:tab/><text:span text:style-name="T14">$(</text:span><text:span text:style-name="T19">"#raquetHeightPong"</text:span><text:span text:style-name="T14">).TouchSpin({</text:span></text:p>
      <text:p text:style-name="P7"><text:span text:style-name="T5">102 </text:span><text:span text:style-name="T14"><text:tab/><text:tab/>min:</text:span><text:span text:style-name="T21">1</text:span><text:span text:style-name="T14">,</text:span></text:p>
      <text:p text:style-name="P7"><text:span text:style-name="T5">103 </text:span><text:span text:style-name="T14"><text:tab/><text:tab/>max:</text:span> <text:span text:style-name="T21">200</text:span><text:span text:style-name="T14">,</text:span></text:p>
      <text:p text:style-name="P7"><text:span text:style-name="T5">104 </text:span><text:span text:style-name="T14"><text:s text:c="4"/><text:tab/>initval:</text:span> <text:span text:style-name="T21">80</text:span><text:span text:style-name="T14">,</text:span></text:p>
      <text:p text:style-name="P7"><text:span text:style-name="T5">105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6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7 </text:span><text:tab/><text:span text:style-name="T14">});</text:span></text:p>
      <text:p text:style-name="P7"><text:span text:style-name="T5">108 </text:span><text:tab/></text:p>
      <text:p text:style-name="P7"><text:span text:style-name="T5">109 </text:span><text:tab/><text:span text:style-name="T14">$(</text:span><text:span text:style-name="T19">"#raquetWidthPong"</text:span><text:span text:style-name="T14">).TouchSpin({</text:span></text:p>
      <text:p text:style-name="P7"><text:span text:style-name="T5">110 </text:span><text:span text:style-name="T14"><text:tab/><text:tab/>min:</text:span><text:span text:style-name="T21">1</text:span><text:span text:style-name="T14">,</text:span></text:p>
      <text:p text:style-name="P7"><text:span text:style-name="T5">111 </text:span><text:span text:style-name="T14"><text:tab/><text:tab/>max:</text:span> <text:span text:style-name="T21">100</text:span><text:span text:style-name="T14">,</text:span></text:p>
      <text:p text:style-name="P7"><text:span text:style-name="T5">112 </text:span><text:span text:style-name="T14"><text:s text:c="4"/><text:tab/>initval:</text:span> <text:span text:style-name="T21">10</text:span><text:span text:style-name="T14">,</text:span></text:p>
      <text:p text:style-name="P7"><text:span text:style-name="T5">113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14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15 </text:span><text:tab/><text:span text:style-name="T14">});</text:span></text:p>
      <text:p text:style-name="P7"><text:span text:style-name="T5">116 </text:span><text:s text:c="4"/></text:p>
      <text:p text:style-name="P7"><text:span text:style-name="T5">117 </text:span><text:s text:c="4"/><text:span text:style-name="T14">$(</text:span><text:span text:style-name="T19">"#leftSpeedPong, #rightSpeedPong, #ballSpeedPong, #numberZonePong"</text:span><text:span text:style-name="T14">).TouchSpin({</text:span></text:p>
      <text:p text:style-name="P7"><text:span text:style-name="T5">118 </text:span><text:span text:style-name="T14"><text:s text:c="4"/><text:tab/>min:</text:span><text:span text:style-name="T21">1</text:span><text:span text:style-name="T14">,</text:span></text:p>
      <text:p text:style-name="P7"><text:span text:style-name="T5">119 </text:span><text:span text:style-name="T14"><text:s text:c="4"/><text:tab/>initval:</text:span> <text:span text:style-name="T21">5</text:span><text:span text:style-name="T14">,</text:span></text:p>
      <text:p text:style-name="P7"><text:span text:style-name="T5">120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21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22 </text:span><text:s text:c="4"/><text:span text:style-name="T14">});</text:span></text:p>
      <text:p text:style-name="P8">123 </text:p>
      <text:p text:style-name="P7"><text:span text:style-name="T5">124 </text:span><text:s text:c="4"/><text:span text:style-name="T14">$(</text:span><text:span text:style-name="T19">"#goalsPong"</text:span><text:span text:style-name="T14">).TouchSpin({</text:span></text:p>
      <text:p text:style-name="P7"><text:span text:style-name="T5">125 </text:span><text:span text:style-name="T14"><text:tab/><text:tab/>min:</text:span><text:span text:style-name="T21">1</text:span><text:span text:style-name="T14">,</text:span></text:p>
      <text:p text:style-name="P7"><text:span text:style-name="T5">126 </text:span><text:span text:style-name="T14"><text:tab/><text:tab/>max:</text:span> <text:span text:style-name="T21">20</text:span><text:span text:style-name="T14">,</text:span></text:p>
      <text:p text:style-name="P7"><text:span text:style-name="T5">127 </text:span><text:span text:style-name="T14"><text:s text:c="4"/><text:tab/>initval:</text:span> <text:span text:style-name="T21">5</text:span><text:span text:style-name="T14">,</text:span></text:p>
      <text:p text:style-name="P7"><text:span text:style-name="T5">128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29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30 </text:span><text:tab/><text:span text:style-name="T14">});</text:span></text:p>
      <text:p text:style-name="P8">131 </text:p>
      <text:p text:style-name="P7"><text:span text:style-name="T5">132 </text:span><text:tab/><text:span text:style-name="T14">$(</text:span><text:span text:style-name="T19">"#pointsPong"</text:span><text:span text:style-name="T14">).TouchSpin({</text:span></text:p>
      <text:p text:style-name="P7"><text:span text:style-name="T5">133 </text:span><text:span text:style-name="T14"><text:tab/><text:tab/>min:</text:span><text:span text:style-name="T21">1</text:span><text:span text:style-name="T14">,</text:span></text:p>
      <text:p text:style-name="P7"><text:span text:style-name="T5">134 </text:span><text:span text:style-name="T14"><text:tab/><text:tab/>max:</text:span> <text:span text:style-name="T21">100</text:span><text:span text:style-name="T14">,</text:span></text:p>
      <text:p text:style-name="P7"><text:span text:style-name="T5">135 </text:span><text:span text:style-name="T14"><text:s text:c="4"/><text:tab/>initval:</text:span> <text:span text:style-name="T21">10</text:span><text:span text:style-name="T14">,</text:span></text:p>
      <text:p text:style-name="P7"><text:span text:style-name="T5">136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37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38 </text:span><text:tab/><text:span text:style-name="T14">});</text:span></text:p>
      <text:p text:style-name="P8">139 </text:p>
      <text:p text:style-name="P7"><text:span text:style-name="T5">140 </text:span><text:tab/><text:span text:style-name="T14">$(</text:span><text:span text:style-name="T19">"#incBallSpeedPong"</text:span><text:span text:style-name="T14">).TouchSpin({</text:span></text:p>
      <text:p text:style-name="P7"><text:span text:style-name="T5">141 </text:span><text:span text:style-name="T14"><text:tab/><text:tab/>min:</text:span><text:span text:style-name="T21">0</text:span><text:span text:style-name="T14">,</text:span></text:p>
      <text:p text:style-name="P7"><text:span text:style-name="T5">142 </text:span><text:span text:style-name="T14"><text:tab/><text:tab/>max:</text:span> <text:span text:style-name="T21">5</text:span><text:span text:style-name="T14">,</text:span></text:p>
      <text:p text:style-name="P7"><text:span text:style-name="T5">143 </text:span><text:span text:style-name="T14"><text:s text:c="4"/><text:tab/>initval:</text:span> <text:span text:style-name="T21">1</text:span><text:span text:style-name="T14">,</text:span></text:p>
      <text:p text:style-name="P7"><text:span text:style-name="T5">144 </text:span><text:span text:style-name="T14"><text:s text:c="4"/><text:tab/>step:</text:span> <text:span text:style-name="T21">0.25</text:span><text:span text:style-name="T14">,</text:span> </text:p>
      <text:p text:style-name="P7"><text:span text:style-name="T5">145 </text:span><text:span text:style-name="T14"><text:s text:c="4"/><text:tab/>decimals:</text:span> <text:span text:style-name="T21">2</text:span><text:span text:style-name="T14">,</text:span></text:p>
      <text:p text:style-name="P7"><text:span text:style-name="T5">146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47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48 </text:span><text:tab/><text:span text:style-name="T14">});</text:span></text:p>
      <text:p text:style-name="P8">149 </text:p>
      <text:p text:style-name="P7"><text:span text:style-name="T5">150 </text:span><text:tab/><text:span text:style-name="T14">$(</text:span><text:span text:style-name="T19">"#incOpSpeedPong"</text:span><text:span text:style-name="T14">).TouchSpin({</text:span></text:p>
      <text:p text:style-name="P7"><text:span text:style-name="T5">151 </text:span><text:span text:style-name="T14"><text:tab/><text:tab/>min:</text:span><text:span text:style-name="T21">0</text:span><text:span text:style-name="T14">,</text:span></text:p>
      <text:p text:style-name="P7"><text:soft-page-break/><text:span text:style-name="T5">152 </text:span><text:span text:style-name="T14"><text:tab/><text:tab/>max:</text:span> <text:span text:style-name="T21">5</text:span><text:span text:style-name="T14">,</text:span></text:p>
      <text:p text:style-name="P7"><text:span text:style-name="T5">153 </text:span><text:span text:style-name="T14"><text:s text:c="4"/><text:tab/>initval:</text:span> <text:span text:style-name="T21">0.5</text:span><text:span text:style-name="T14">,</text:span></text:p>
      <text:p text:style-name="P7"><text:span text:style-name="T5">154 </text:span><text:span text:style-name="T14"><text:s text:c="4"/><text:tab/>step:</text:span> <text:span text:style-name="T21">0.25</text:span><text:span text:style-name="T14">,</text:span> </text:p>
      <text:p text:style-name="P7"><text:span text:style-name="T5">155 </text:span><text:span text:style-name="T14"><text:s text:c="4"/><text:tab/>decimals:</text:span> <text:span text:style-name="T21">2</text:span><text:span text:style-name="T14">,</text:span></text:p>
      <text:p text:style-name="P7"><text:span text:style-name="T5">156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57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58 </text:span><text:tab/><text:span text:style-name="T14">});</text:span></text:p>
      <text:p text:style-name="P8">159 </text:p>
      <text:p text:style-name="P7"><text:span text:style-name="T5">160 </text:span><text:span text:style-name="T11">&lt;/script&gt;</text:span></text:p>
      <text:p text:style-name="Text_20_body"/>
      <text:h text:style-name="Heading_20_3" text:outline-level="3">pongView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Pong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3 </text:p>
      <text:p text:style-name="P7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Pong"</text:span><text:span text:style-name="T11">&gt;</text:span><text:span text:style-name="T14">Color de fondo:</text:span><text:span text:style-name="T11">&lt;/label&gt;</text:span></text:p>
      <text:p text:style-name="P7"><text:span text:style-name="T5">16 </text:span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backgroundColor"</text:span> <text:span text:style-name="T17">style</text:span><text:span text:style-name="T14">=</text:span><text:span text:style-name="T19">"background-color:{{user.actualPong.board.background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span text:style-name="T11">&lt;/div&gt;</text:span></text:p>
      <text:p text:style-name="P7"><text:span text:style-name="T5">20 </text:span><text:tab/><text:tab/><text:tab/><text:tab/><text:tab/></text:p>
      <text:p text:style-name="P7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Pong"</text:span><text:span text:style-name="T11">&gt;</text:span><text:span text:style-name="T14">Color de líneas:</text:span><text:span text:style-name="T11">&lt;/label&gt;</text:span></text:p>
      <text:p text:style-name="P7"><text:span text:style-name="T5">23 </text:span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lineColor"</text:span> <text:span text:style-name="T17">style</text:span><text:span text:style-name="T14">=</text:span><text:span text:style-name="T19">"background-color:{{user.actualPong.board.lineColor}}"</text:span><text:span text:style-name="T14"> required</text:span><text:span text:style-name="T11">/&gt;</text:span></text:p>
      <text:p text:style-name="P7"><text:span text:style-name="T5">26 </text:span><text:tab/><text:tab/><text:tab/><text:tab/><text:tab/><text:tab/><text:span text:style-name="T11">&lt;/div&gt;</text:span></text:p>
      <text:p text:style-name="P7"><text:span text:style-name="T5">27 </text:span><text:tab/><text:tab/><text:tab/><text:tab/><text:tab/></text:p>
      <text:p text:style-name="P7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raquetColorPong"</text:span><text:span text:style-name="T11">&gt;</text:span><text:span text:style-name="T14">Color de raquetas:</text:span><text:span text:style-name="T11">&lt;/label&gt;</text:span></text:p>
      <text:p text:style-name="P7"><text:span text:style-name="T5">30 </text:span><text:tab/><text:tab/><text:tab/><text:tab/><text:tab/><text:tab/><text:span text:style-name="T11">&lt;/div&gt;</text:span></text:p>
      <text:p text:style-name="P7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raquetColor"</text:span> <text:span text:style-name="T17">style</text:span><text:span text:style-name="T14">=</text:span><text:span text:style-name="T19">"background-color:{{user.actualPong.board.raque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span text:style-name="T11">&lt;/div&gt;</text:span></text:p>
      <text:p text:style-name="P7"><text:span text:style-name="T5">34 </text:span><text:tab/><text:tab/><text:tab/><text:tab/><text:tab/></text:p>
      <text:p text:style-name="P7"><text:span text:style-name="T5">35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6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Pong"</text:span><text:span text:style-name="T11">&gt;</text:span><text:span text:style-name="T14">Color de </text:span><text:soft-page-break/><text:span text:style-name="T14">texto:</text:span><text:span text:style-name="T11">&lt;/label&gt;</text:span></text:p>
      <text:p text:style-name="P7"><text:span text:style-name="T5">37 </text:span><text:tab/><text:tab/><text:tab/><text:tab/><text:tab/><text:tab/><text:span text:style-name="T11">&lt;/div&gt;</text:span></text:p>
      <text:p text:style-name="P7"><text:span text:style-name="T5">3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9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Pong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Pong.board.textColor"</text:span> <text:span text:style-name="T17">style</text:span><text:span text:style-name="T14">=</text:span><text:span text:style-name="T19">"background-color:{{user.actualPong.board.textColor}}"</text:span><text:span text:style-name="T14"> required</text:span><text:span text:style-name="T11">/&gt;</text:span></text:p>
      <text:p text:style-name="P7"><text:span text:style-name="T5">40 </text:span><text:tab/><text:tab/><text:tab/><text:tab/><text:tab/><text:tab/><text:span text:style-name="T11">&lt;/div&gt;</text:span></text:p>
      <text:p text:style-name="P7"><text:span text:style-name="T5">41 </text:span><text:tab/><text:tab/><text:tab/><text:tab/><text:tab/><text:tab/></text:p>
      <text:p text:style-name="P8">42 </text:p>
      <text:p text:style-name="P7"><text:span text:style-name="T5">43 </text:span><text:tab/><text:tab/><text:tab/><text:tab/><text:tab/><text:tab/><text:span text:style-name="T11">&lt;label</text:span> <text:span text:style-name="T17">for</text:span><text:span text:style-name="T14">=</text:span><text:span text:style-name="T19">"numberZonePong"</text:span><text:span text:style-name="T11">&gt;</text:span><text:span text:style-name="T14">Número de franjas:</text:span><text:span text:style-name="T11">&lt;/label&gt;</text:span></text:p>
      <text:p text:style-name="P7"><text:span text:style-name="T5">4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numberZonePong"</text:span> <text:span text:style-name="T17">ng-model</text:span><text:span text:style-name="T14">=</text:span><text:span text:style-name="T19">"user.actualPong.board.numberZone"</text:span> <text:s/><text:span text:style-name="T17">type</text:span><text:span text:style-name="T14">=</text:span><text:span text:style-name="T19">"text"</text:span><text:span text:style-name="T14"> required</text:span><text:span text:style-name="T11">/&gt;</text:span><text:tab/><text:tab/></text:p>
      <text:p text:style-name="P7"><text:span text:style-name="T5">45 </text:span><text:tab/><text:tab/><text:tab/><text:tab/><text:tab/><text:span text:style-name="T11">&lt;/div&gt;</text:span></text:p>
      <text:p text:style-name="P7"><text:span text:style-name="T5">46 </text:span><text:tab/><text:tab/><text:tab/><text:tab/><text:span text:style-name="T11">&lt;/div&gt;</text:span><text:tab/></text:p>
      <text:p text:style-name="P7"><text:span text:style-name="T5">4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4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4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50 </text:span><text:tab/><text:tab/><text:tab/><text:tab/><text:tab/><text:tab/></text:p>
      <text:p text:style-name="P7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leftSpeedPong"</text:span><text:span text:style-name="T11">&gt;</text:span><text:span text:style-name="T14">Velocidad raqueta izquierda:</text:span><text:span text:style-name="T11">&lt;/label&gt;</text:span></text:p>
      <text:p text:style-name="P7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eftSpeedPong"</text:span> <text:span text:style-name="T17">ng-model</text:span><text:span text:style-name="T14">=</text:span><text:span text:style-name="T19">"user.actualPong.pieces.lef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3 </text:span><text:tab/><text:tab/><text:tab/><text:tab/><text:tab/><text:tab/></text:p>
      <text:p text:style-name="P7"><text:span text:style-name="T5">54 </text:span><text:tab/><text:tab/><text:tab/><text:tab/><text:tab/><text:tab/><text:span text:style-name="T11">&lt;label</text:span> <text:span text:style-name="T17">for</text:span><text:span text:style-name="T14">=</text:span><text:span text:style-name="T19">"rightSpeedPong"</text:span><text:span text:style-name="T11">&gt;</text:span><text:span text:style-name="T14">Velocidad inicial de raqueta derecha:</text:span><text:span text:style-name="T11">&lt;/label&gt;</text:span></text:p>
      <text:p text:style-name="P7"><text:span text:style-name="T5">5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ightSpeedPong"</text:span> <text:span text:style-name="T17">ng-model</text:span><text:span text:style-name="T14">=</text:span><text:span text:style-name="T19">"user.actualPong.pieces.righ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6 </text:span><text:tab/><text:tab/><text:tab/><text:tab/><text:tab/><text:tab/></text:p>
      <text:p text:style-name="P7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ballSpeedPong"</text:span><text:span text:style-name="T11">&gt;</text:span><text:span text:style-name="T14">Velocidad inicial de la pelota:</text:span><text:span text:style-name="T11">&lt;/label&gt;</text:span></text:p>
      <text:p text:style-name="P7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llSpeedPong"</text:span> <text:span text:style-name="T17">ng-model</text:span><text:span text:style-name="T14">=</text:span><text:span text:style-name="T19">"user.actualPong.pieces.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9 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raquetWidthPong"</text:span><text:span text:style-name="T11">&gt;</text:span><text:span text:style-name="T14">Anchura raqueta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WidthPong"</text:span> <text:span text:style-name="T17">ng-model</text:span><text:span text:style-name="T14">=</text:span><text:span text:style-name="T19">"user.actualPong.pieces.raquetWidth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2 </text:span><text:tab/><text:tab/><text:tab/><text:tab/><text:tab/><text:tab/></text:p>
      <text:p text:style-name="P7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raquetHeightPong"</text:span><text:span text:style-name="T11">&gt;</text:span><text:span text:style-name="T14">Altura raqueta:</text:span><text:span text:style-name="T11">&lt;/label&gt;</text:span></text:p>
      <text:p text:style-name="P7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aquetHeightPong"</text:span> <text:span text:style-name="T17">ng-model</text:span><text:span text:style-name="T14">=</text:span><text:span text:style-name="T19">"user.actualPong.pieces.raquetHeight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65 </text:span><text:tab/><text:tab/><text:tab/><text:tab/><text:tab/></text:p>
      <text:p text:style-name="P7"><text:span text:style-name="T5">66 </text:span><text:tab/><text:tab/><text:tab/><text:tab/><text:tab/><text:span text:style-name="T11">&lt;/div&gt;</text:span></text:p>
      <text:p text:style-name="P7"><text:span text:style-name="T5">67 </text:span><text:tab/><text:tab/><text:tab/><text:tab/><text:span text:style-name="T11">&lt;/div&gt;</text:span></text:p>
      <text:p text:style-name="P7"><text:span text:style-name="T5">68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69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70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7"><text:span text:style-name="T5">71 </text:span><text:tab/><text:tab/><text:tab/><text:tab/><text:tab/><text:tab/></text:p>
      <text:p text:style-name="P7"><text:span text:style-name="T5">72 </text:span><text:tab/><text:tab/><text:tab/><text:tab/><text:tab/><text:tab/><text:span text:style-name="T11">&lt;label</text:span> <text:span text:style-name="T17">for</text:span><text:span text:style-name="T14">=</text:span><text:span text:style-name="T19">"goalsPong"</text:span><text:span text:style-name="T11">&gt;</text:span><text:span text:style-name="T14">Número de goles para terminar:</text:span><text:span text:style-name="T11">&lt;/label&gt;</text:span></text:p>
      <text:p text:style-name="P7"><text:span text:style-name="T5">73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goalsPong"</text:span> <text:span text:style-name="T17">ng-model</text:span><text:span text:style-name="T14">=</text:span><text:span text:style-name="T19">"user.actualPong.difficult.goal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74 </text:p>
      <text:p text:style-name="P7"><text:soft-page-break/><text:span text:style-name="T5">75 </text:span><text:tab/><text:tab/><text:tab/><text:tab/><text:tab/><text:tab/><text:span text:style-name="T11">&lt;label</text:span> <text:span text:style-name="T17">for</text:span><text:span text:style-name="T14">=</text:span><text:span text:style-name="T19">"pointsPong"</text:span><text:span text:style-name="T11">&gt;</text:span><text:span text:style-name="T14">Puntos para subir de nivel:</text:span><text:span text:style-name="T11">&lt;/label&gt;</text:span></text:p>
      <text:p text:style-name="P7"><text:span text:style-name="T5">7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Pong"</text:span> <text:span text:style-name="T17">ng-model</text:span><text:span text:style-name="T14">=</text:span><text:span text:style-name="T19">"user.actualPong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77 </text:p>
      <text:p text:style-name="P7"><text:span text:style-name="T5">78 </text:span><text:tab/><text:tab/><text:tab/><text:tab/><text:tab/><text:tab/><text:span text:style-name="T11">&lt;label</text:span> <text:span text:style-name="T17">for</text:span><text:span text:style-name="T14">=</text:span><text:span text:style-name="T19">"incBallSpeedPong"</text:span><text:span text:style-name="T11">&gt;</text:span><text:span text:style-name="T14">Incremento de la velocidad de la pelota:</text:span><text:span text:style-name="T11">&lt;/label&gt;</text:span></text:p>
      <text:p text:style-name="P7"><text:span text:style-name="T5">7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BallSpeedPong"</text:span> <text:span text:style-name="T17">ng-model</text:span><text:span text:style-name="T14">=</text:span><text:span text:style-name="T19">"user.actualPong.difficult.incBall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80 </text:p>
      <text:p text:style-name="P7"><text:span text:style-name="T5">81 </text:span><text:tab/><text:tab/><text:tab/><text:tab/><text:tab/><text:tab/><text:span text:style-name="T11">&lt;label</text:span> <text:span text:style-name="T17">for</text:span><text:span text:style-name="T14">=</text:span><text:span text:style-name="T19">"incOpSpeedPong"</text:span><text:span text:style-name="T11">&gt;</text:span><text:span text:style-name="T14">Incremento de la velocidad del oponente:</text:span><text:span text:style-name="T11">&lt;/label&gt;</text:span></text:p>
      <text:p text:style-name="P7"><text:span text:style-name="T5">8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OpSpeedPong"</text:span> <text:span text:style-name="T17">ng-model</text:span><text:span text:style-name="T14">=</text:span><text:span text:style-name="T19">"user.actualPong.difficult.incOp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83 </text:span><text:tab/><text:tab/><text:tab/><text:tab/><text:tab/><text:span text:style-name="T11">&lt;/div&gt;</text:span></text:p>
      <text:p text:style-name="P7"><text:span text:style-name="T5">84 </text:span><text:tab/><text:tab/><text:tab/><text:tab/><text:span text:style-name="T11">&lt;/div&gt;</text:span></text:p>
      <text:p text:style-name="P7"><text:span text:style-name="T5">85 </text:span><text:tab/><text:tab/><text:tab/><text:span text:style-name="T11">&lt;/div&gt;</text:span></text:p>
      <text:p text:style-name="P7"><text:span text:style-name="T5">86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87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7"><text:span text:style-name="T5">88 </text:span><text:tab/> <text:s text:c="3"/><text:tab/><text:span text:style-name="T11">&lt;/div&gt;</text:span><text:tab/><text:tab/></text:p>
      <text:p text:style-name="P7"><text:span text:style-name="T5">89 </text:span><text:tab/><text:tab/><text:span text:style-name="T11">&lt;/form&gt;</text:span></text:p>
      <text:p text:style-name="P7"><text:span text:style-name="T5">90 </text:span><text:tab/><text:span text:style-name="T11">&lt;/div&gt;</text:span></text:p>
      <text:p text:style-name="Text_20_body"/>
      <text:h text:style-name="Heading_20_3" text:outline-level="3">tetris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Tetris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3 </text:p>
      <text:p text:style-name="P7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7"><text:span text:style-name="T5">16 </text:span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backgroundColor"</text:span> <text:span text:style-name="T17">style</text:span><text:span text:style-name="T14">=</text:span><text:span text:style-name="T19">"background-color:{{user.actualTetris.board.background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span text:style-name="T11">&lt;/div&gt;</text:span></text:p>
      <text:p text:style-name="P7"><text:span text:style-name="T5">20 </text:span><text:tab/><text:tab/><text:tab/><text:tab/><text:tab/></text:p>
      <text:p text:style-name="P7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7"><text:span text:style-name="T5">23 </text:span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lineColor"</text:span> <text:span text:style-name="T17">style</text:span><text:span text:style-name="T14">=</text:span><text:span text:style-name="T19">"background-color:{{user.actualTetris.board.lineColor}}"</text:span><text:span text:style-name="T14"> required</text:span><text:span text:style-name="T11">/&gt;</text:span></text:p>
      <text:p text:style-name="P7"><text:soft-page-break/><text:span text:style-name="T5">26 </text:span><text:tab/><text:tab/><text:tab/><text:tab/><text:tab/><text:tab/><text:span text:style-name="T11">&lt;/div&gt;</text:span></text:p>
      <text:p text:style-name="P7"><text:span text:style-name="T5">27 </text:span><text:tab/><text:tab/><text:tab/><text:tab/><text:tab/></text:p>
      <text:p text:style-name="P7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texto:</text:span><text:span text:style-name="T11">&lt;/label&gt;</text:span></text:p>
      <text:p text:style-name="P7"><text:span text:style-name="T5">30 </text:span><text:tab/><text:tab/><text:tab/><text:tab/><text:tab/><text:tab/><text:span text:style-name="T11">&lt;/div&gt;</text:span></text:p>
      <text:p text:style-name="P7"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textColor"</text:span> <text:span text:style-name="T17">style</text:span><text:span text:style-name="T14">=</text:span><text:span text:style-name="T19">"background-color:{{user.actualTetris.board.tex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span text:style-name="T11">&lt;/div&gt;</text:span></text:p>
      <text:p text:style-name="P7"><text:span text:style-name="T5">34 </text:span><text:tab/><text:tab/><text:tab/><text:tab/><text:tab/><text:tab/></text:p>
      <text:p text:style-name="P7"><text:span text:style-name="T5">35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7"><text:span text:style-name="T5">3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user.actualTetris.board.col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37 </text:span><text:tab/><text:tab/><text:tab/><text:tab/><text:tab/><text:tab/></text:p>
      <text:p text:style-name="P7"><text:span text:style-name="T5">38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7"><text:span text:style-name="T5">3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user.actualTetris.board.row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40 </text:p>
      <text:p text:style-name="P7"><text:span text:style-name="T5">41 </text:span><text:tab/><text:tab/><text:tab/><text:tab/><text:tab/><text:span text:style-name="T11">&lt;/div&gt;</text:span></text:p>
      <text:p text:style-name="P7"><text:span text:style-name="T5">42 </text:span><text:tab/><text:tab/><text:tab/><text:tab/><text:span text:style-name="T11">&lt;/div&gt;</text:span><text:tab/></text:p>
      <text:p text:style-name="P7"><text:span text:style-name="T5">4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4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4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46 </text:span><text:tab/><text:tab/><text:tab/><text:tab/><text:tab/></text:p>
      <text:p text:style-name="P7"><text:span text:style-name="T5">47 </text:span><text:tab/><text:tab/><text:tab/><text:tab/><text:tab/><text:tab/></text:p>
      <text:p text:style-name="P7"><text:span text:style-name="T5">48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7"><text:span text:style-name="T5">4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user.actualTetris.pieces.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0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7"><text:span text:style-name="T5">51 </text:span><text:tab/><text:tab/><text:tab/><text:tab/><text:tab/><text:span text:style-name="T11">&lt;/div&gt;</text:span></text:p>
      <text:p text:style-name="P7"><text:span text:style-name="T5">52 </text:span><text:tab/><text:tab/><text:tab/><text:tab/><text:span text:style-name="T11">&lt;/div&gt;</text:span></text:p>
      <text:p text:style-name="P7"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56 </text:p>
      <text:p text:style-name="P7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7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user.actualTetris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9 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user.actualTetris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2 </text:p>
      <text:p text:style-name="P7"><text:span text:style-name="T5">63 </text:span><text:tab/><text:tab/><text:tab/><text:tab/><text:tab/><text:span text:style-name="T11">&lt;/div&gt;</text:span></text:p>
      <text:p text:style-name="P7"><text:span text:style-name="T5">64 </text:span><text:tab/><text:tab/><text:tab/><text:tab/><text:span text:style-name="T11">&lt;/div&gt;</text:span></text:p>
      <text:p text:style-name="P7"><text:span text:style-name="T5">65 </text:span><text:tab/><text:tab/><text:tab/><text:span text:style-name="T11">&lt;/div&gt;</text:span></text:p>
      <text:p text:style-name="P7"><text:span text:style-name="T5">66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67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68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</text:span><text:soft-page-break/><text:span text:style-name="T19">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69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70 </text:span><text:tab/> <text:s text:c="3"/><text:tab/><text:span text:style-name="T11">&lt;/div&gt;</text:span><text:tab/><text:tab/></text:p>
      <text:p text:style-name="P7"><text:span text:style-name="T5">71 </text:span><text:tab/><text:tab/><text:span text:style-name="T11">&lt;/form&gt;</text:span></text:p>
      <text:p text:style-name="P7"><text:span text:style-name="T5">72 </text:span><text:tab/><text:span text:style-name="T11">&lt;/div&gt;</text:span></text:p>
      <text:p text:style-name="P8">73 </text:p>
      <text:p text:style-name="P7"><text:span text:style-name="T5">74 </text:span><text:span text:style-name="T11">&lt;script type="text/javascript"&gt;</text:span></text:p>
      <text:p text:style-name="P7"><text:span text:style-name="T5">75 </text:span><text:tab/><text:span text:style-name="T14">$(</text:span><text:span text:style-name="T19">"#colNumberTetris"</text:span><text:span text:style-name="T14">).TouchSpin({</text:span></text:p>
      <text:p text:style-name="P7"><text:span text:style-name="T5">76 </text:span><text:span text:style-name="T14"><text:tab/><text:tab/>min:</text:span><text:span text:style-name="T21">5</text:span><text:span text:style-name="T14">,</text:span></text:p>
      <text:p text:style-name="P7"><text:span text:style-name="T5">77 </text:span><text:span text:style-name="T14"><text:tab/><text:tab/>max:</text:span> <text:span text:style-name="T21">20</text:span><text:span text:style-name="T14">,</text:span></text:p>
      <text:p text:style-name="P7"><text:span text:style-name="T5">78 </text:span><text:span text:style-name="T14"><text:s text:c="4"/><text:tab/>initval:</text:span> <text:span text:style-name="T21">10</text:span><text:span text:style-name="T14">,</text:span></text:p>
      <text:p text:style-name="P7"><text:span text:style-name="T5">79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80 </text:span><text:span text:style-name="T14"><text:s text:c="8"/>buttonup_class:</text:span> <text:span text:style-name="T19">"btn btn-primary"</text:span><text:span text:style-name="T14">,</text:span></text:p>
      <text:p text:style-name="P7"><text:span text:style-name="T5">81 </text:span><text:tab/><text:span text:style-name="T14">});</text:span></text:p>
      <text:p text:style-name="P7"><text:span text:style-name="T5">82 </text:span><text:tab/></text:p>
      <text:p text:style-name="P7"><text:span text:style-name="T5">83 </text:span><text:tab/><text:span text:style-name="T14">$(</text:span><text:span text:style-name="T19">"#rowNumberTetris"</text:span><text:span text:style-name="T14">).TouchSpin({</text:span></text:p>
      <text:p text:style-name="P7"><text:span text:style-name="T5">84 </text:span><text:span text:style-name="T14"><text:tab/><text:tab/>min:</text:span><text:span text:style-name="T21">5</text:span><text:span text:style-name="T14">,</text:span></text:p>
      <text:p text:style-name="P7"><text:span text:style-name="T5">85 </text:span><text:span text:style-name="T14"><text:tab/><text:tab/>max:</text:span> <text:span text:style-name="T21">30</text:span><text:span text:style-name="T14">,</text:span></text:p>
      <text:p text:style-name="P7"><text:span text:style-name="T5">86 </text:span><text:span text:style-name="T14"><text:s text:c="4"/><text:tab/>initval:</text:span> <text:span text:style-name="T21">15</text:span><text:span text:style-name="T14">,</text:span></text:p>
      <text:p text:style-name="P7"><text:span text:style-name="T5">87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88 </text:span><text:span text:style-name="T14"><text:s text:c="8"/>buttonup_class:</text:span> <text:span text:style-name="T19">"btn btn-primary"</text:span><text:span text:style-name="T14">,</text:span></text:p>
      <text:p text:style-name="P7"><text:span text:style-name="T5">89 </text:span><text:tab/><text:span text:style-name="T14">});</text:span></text:p>
      <text:p text:style-name="P7"><text:span text:style-name="T5">90 </text:span><text:s text:c="4"/></text:p>
      <text:p text:style-name="P7"><text:span text:style-name="T5">91 </text:span><text:s text:c="4"/><text:span text:style-name="T14">$(</text:span><text:span text:style-name="T19">"#pieceSpeedTetris"</text:span><text:span text:style-name="T14">).TouchSpin({</text:span></text:p>
      <text:p text:style-name="P7"><text:span text:style-name="T5">92 </text:span><text:span text:style-name="T14"><text:s text:c="4"/><text:tab/>min:</text:span><text:span text:style-name="T21">1</text:span><text:span text:style-name="T14">,</text:span></text:p>
      <text:p text:style-name="P7"><text:span text:style-name="T5">93 </text:span><text:span text:style-name="T14"><text:s text:c="4"/><text:tab/>max:</text:span><text:span text:style-name="T21">300</text:span><text:span text:style-name="T14">,</text:span></text:p>
      <text:p text:style-name="P7"><text:span text:style-name="T5">94 </text:span><text:span text:style-name="T14"><text:s text:c="4"/><text:tab/>initval:</text:span> <text:span text:style-name="T21">200</text:span><text:span text:style-name="T14">,</text:span></text:p>
      <text:p text:style-name="P7"><text:span text:style-name="T5">95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96 </text:span><text:span text:style-name="T14"><text:s text:c="8"/>buttonup_class:</text:span> <text:span text:style-name="T19">"btn btn-primary"</text:span><text:span text:style-name="T14">,</text:span></text:p>
      <text:p text:style-name="P7"><text:span text:style-name="T5">97 </text:span><text:s text:c="4"/><text:span text:style-name="T14">});</text:span></text:p>
      <text:p text:style-name="P8">98 </text:p>
      <text:p text:style-name="P7"><text:span text:style-name="T5">99 </text:span><text:tab/><text:span text:style-name="T14">$(</text:span><text:span text:style-name="T19">"#pointsTetris"</text:span><text:span text:style-name="T14">).TouchSpin({</text:span></text:p>
      <text:p text:style-name="P7"><text:span text:style-name="T5">100 </text:span><text:span text:style-name="T14"><text:tab/><text:tab/>min:</text:span><text:span text:style-name="T21">1</text:span><text:span text:style-name="T14">,</text:span></text:p>
      <text:p text:style-name="P7"><text:span text:style-name="T5">101 </text:span><text:span text:style-name="T14"><text:tab/><text:tab/>max:</text:span> <text:span text:style-name="T21">100</text:span><text:span text:style-name="T14">,</text:span></text:p>
      <text:p text:style-name="P7"><text:span text:style-name="T5">102 </text:span><text:span text:style-name="T14"><text:s text:c="4"/><text:tab/>initval:</text:span> <text:span text:style-name="T21">10</text:span><text:span text:style-name="T14">,</text:span></text:p>
      <text:p text:style-name="P7"><text:span text:style-name="T5">103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4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5 </text:span><text:tab/><text:span text:style-name="T14">});</text:span></text:p>
      <text:p text:style-name="P8">106 </text:p>
      <text:p text:style-name="P7"><text:span text:style-name="T5">107 </text:span><text:tab/><text:span text:style-name="T14">$(</text:span><text:span text:style-name="T19">"#incPieceSpeedTetris"</text:span><text:span text:style-name="T14">).TouchSpin({</text:span></text:p>
      <text:p text:style-name="P7"><text:span text:style-name="T5">108 </text:span><text:span text:style-name="T14"><text:tab/><text:tab/>min:</text:span><text:span text:style-name="T21">0</text:span><text:span text:style-name="T14">,</text:span></text:p>
      <text:p text:style-name="P7"><text:span text:style-name="T5">109 </text:span><text:span text:style-name="T14"><text:tab/><text:tab/>max:</text:span> <text:span text:style-name="T21">50</text:span><text:span text:style-name="T14">,</text:span></text:p>
      <text:p text:style-name="P7"><text:span text:style-name="T5">110 </text:span><text:span text:style-name="T14"><text:s text:c="4"/><text:tab/>initval:</text:span> <text:span text:style-name="T21">10</text:span><text:span text:style-name="T14">,</text:span></text:p>
      <text:p text:style-name="P7"><text:span text:style-name="T5">111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12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13 </text:span><text:tab/><text:span text:style-name="T14">});</text:span></text:p>
      <text:p text:style-name="P8">114 </text:p>
      <text:p text:style-name="P7"><text:span text:style-name="T5">115 </text:span><text:span text:style-name="T11">&lt;/script&gt;</text:span></text:p>
      <text:p text:style-name="Text_20_body"/>
      <text:h text:style-name="Heading_20_3" text:outline-level="3">tetrisNew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Tetris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7"><text:soft-page-break/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7"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7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7"><text:span text:style-name="T5">13 </text:span><text:tab/><text:tab/><text:tab/><text:span text:style-name="T11">&lt;/div&gt;</text:span></text:p>
      <text:p text:style-name="P8">14 </text:p>
      <text:p text:style-name="P7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9 </text:p>
      <text:p text:style-name="P7"><text:span text:style-name="T5">2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1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7"><text:span text:style-name="T5">22 </text:span><text:tab/><text:tab/><text:tab/><text:tab/><text:tab/><text:tab/><text:span text:style-name="T11">&lt;/div&gt;</text:span></text:p>
      <text:p text:style-name="P7"><text:span text:style-name="T5">23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4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ColorTetris"</text:span> <text:span text:style-name="T17">ng-init</text:span><text:span text:style-name="T14">=</text:span><text:span text:style-name="T19">"backgroundColorTetris= '#ffffff'"</text:span> <text:span text:style-name="T17">style</text:span><text:span text:style-name="T14">=</text:span><text:span text:style-name="T19">"background-color:{{backgroundColorTetris}}"</text:span><text:span text:style-name="T14"> required</text:span><text:span text:style-name="T11">/&gt;</text:span></text:p>
      <text:p text:style-name="P7"><text:span text:style-name="T5">25 </text:span><text:tab/><text:tab/><text:tab/><text:tab/><text:tab/><text:tab/><text:span text:style-name="T11">&lt;/div&gt;</text:span></text:p>
      <text:p text:style-name="P7"><text:span text:style-name="T5">26 </text:span><text:tab/><text:tab/><text:tab/><text:tab/><text:tab/></text:p>
      <text:p text:style-name="P7"><text:span text:style-name="T5">2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8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7"><text:span text:style-name="T5">29 </text:span><text:tab/><text:tab/><text:tab/><text:tab/><text:tab/><text:tab/><text:span text:style-name="T11">&lt;/div&gt;</text:span></text:p>
      <text:p text:style-name="P7"><text:span text:style-name="T5">30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1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lineColorTetris"</text:span> <text:span text:style-name="T17">ng-init</text:span><text:span text:style-name="T14">=</text:span><text:span text:style-name="T19">"lineColorTetris= '#000000'"</text:span> <text:span text:style-name="T17">style</text:span><text:span text:style-name="T14">=</text:span><text:span text:style-name="T19">"background-color:{{lineColorTetris}}"</text:span><text:span text:style-name="T14"> required</text:span><text:span text:style-name="T11">/&gt;</text:span></text:p>
      <text:p text:style-name="P7"><text:span text:style-name="T5">32 </text:span><text:tab/><text:tab/><text:tab/><text:tab/><text:tab/><text:tab/><text:span text:style-name="T11">&lt;/div&gt;</text:span></text:p>
      <text:p text:style-name="P7"><text:span text:style-name="T5">33 </text:span><text:tab/><text:tab/><text:tab/><text:tab/><text:tab/></text:p>
      <text:p text:style-name="P7"><text:span text:style-name="T5">3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5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texto:</text:span><text:span text:style-name="T11">&lt;/label&gt;</text:span></text:p>
      <text:p text:style-name="P7"><text:span text:style-name="T5">36 </text:span><text:tab/><text:tab/><text:tab/><text:tab/><text:tab/><text:tab/><text:span text:style-name="T11">&lt;/div&gt;</text:span></text:p>
      <text:p text:style-name="P7"><text:span text:style-name="T5">3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Tetris"</text:span> <text:span text:style-name="T17">ng-init</text:span><text:span text:style-name="T14">=</text:span><text:span text:style-name="T19">"textColorTetris= '#000000'"</text:span> <text:span text:style-name="T17">style</text:span><text:span text:style-name="T14">=</text:span><text:span text:style-name="T19">"background-color:{{textColorTetris}}"</text:span><text:span text:style-name="T14"> required</text:span><text:span text:style-name="T11">/&gt;</text:span></text:p>
      <text:p text:style-name="P7"><text:span text:style-name="T5">39 </text:span><text:tab/><text:tab/><text:tab/><text:tab/><text:tab/><text:tab/><text:span text:style-name="T11">&lt;/div&gt;</text:span></text:p>
      <text:p text:style-name="P8">40 </text:p>
      <text:p text:style-name="P7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7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colNumberTetris"</text:span> <text:span text:style-name="T17">ng-init</text:span><text:span text:style-name="T14">=</text:span><text:span text:style-name="T19">"colNumber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43 </text:span><text:tab/><text:tab/><text:tab/><text:tab/><text:tab/><text:tab/></text:p>
      <text:p text:style-name="P7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7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rowNumberTetris"</text:span> <text:span text:style-name="T17">ng-init</text:span><text:span text:style-name="T14">=</text:span><text:span text:style-name="T19">"rowNumberTetris='1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46 </text:p>
      <text:p text:style-name="P7"><text:span text:style-name="T5">47 </text:span><text:tab/><text:tab/><text:tab/><text:tab/><text:tab/><text:span text:style-name="T11">&lt;/div&gt;</text:span></text:p>
      <text:p text:style-name="P7"><text:span text:style-name="T5">48 </text:span><text:tab/><text:tab/><text:tab/><text:tab/><text:span text:style-name="T11">&lt;/div&gt;</text:span><text:tab/></text:p>
      <text:p text:style-name="P7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</text:span><text:soft-page-break/><text:span text:style-name="T14">piezas</text:span><text:span text:style-name="T11">&lt;/h4&gt;</text:span></text:p>
      <text:p text:style-name="P7"><text:span text:style-name="T5">52 </text:span><text:tab/><text:tab/><text:tab/><text:tab/><text:tab/><text:tab/></text:p>
      <text:p text:style-name="P7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7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pieceSpeedTetris"</text:span> <text:span text:style-name="T17">ng-init</text:span><text:span text:style-name="T14">=</text:span><text:span text:style-name="T19">"pieceSpeedTetris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5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7"><text:span text:style-name="T5">56 </text:span><text:tab/><text:tab/><text:tab/><text:tab/><text:tab/></text:p>
      <text:p text:style-name="P7"><text:span text:style-name="T5">57 </text:span><text:tab/><text:tab/><text:tab/><text:tab/><text:tab/><text:span text:style-name="T11">&lt;/div&gt;</text:span></text:p>
      <text:p text:style-name="P7"><text:span text:style-name="T5">58 </text:span><text:tab/><text:tab/><text:tab/><text:tab/><text:span text:style-name="T11">&lt;/div&gt;</text:span></text:p>
      <text:p text:style-name="P7"><text:span text:style-name="T5">5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6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6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62 </text:p>
      <text:p text:style-name="P7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7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pointsTetris"</text:span> <text:span text:style-name="T17">ng-init</text:span><text:span text:style-name="T14">=</text:span><text:span text:style-name="T19">"points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5 </text:p>
      <text:p text:style-name="P7"><text:span text:style-name="T5">66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6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incPieceSpeedTetris"</text:span> <text:span text:style-name="T17">ng-init</text:span><text:span text:style-name="T14">=</text:span><text:span text:style-name="T19">"incPieceSpeedTetris='1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8 </text:p>
      <text:p text:style-name="P7"><text:span text:style-name="T5">69 </text:span><text:tab/><text:tab/><text:tab/><text:tab/><text:tab/><text:span text:style-name="T11">&lt;/div&gt;</text:span></text:p>
      <text:p text:style-name="P7"><text:span text:style-name="T5">70 </text:span><text:tab/><text:tab/><text:tab/><text:tab/><text:span text:style-name="T11">&lt;/div&gt;</text:span></text:p>
      <text:p text:style-name="P7"><text:span text:style-name="T5">71 </text:span><text:tab/><text:tab/><text:tab/><text:span text:style-name="T11">&lt;/div&gt;</text:span></text:p>
      <text:p text:style-name="P7"><text:span text:style-name="T5">7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7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7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7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76 </text:span><text:tab/> <text:s text:c="3"/><text:tab/><text:span text:style-name="T11">&lt;/div&gt;</text:span><text:tab/><text:tab/></text:p>
      <text:p text:style-name="P7"><text:span text:style-name="T5">77 </text:span><text:tab/><text:tab/><text:span text:style-name="T11">&lt;/form&gt;</text:span></text:p>
      <text:p text:style-name="P7"><text:span text:style-name="T5">78 </text:span><text:tab/><text:span text:style-name="T11">&lt;/div&gt;</text:span></text:p>
      <text:p text:style-name="P8">79 </text:p>
      <text:p text:style-name="P7"><text:span text:style-name="T5">80 </text:span><text:span text:style-name="T11">&lt;script type="text/javascript"&gt;</text:span></text:p>
      <text:p text:style-name="P7"><text:span text:style-name="T5">81 </text:span><text:tab/><text:span text:style-name="T14">$(</text:span><text:span text:style-name="T19">"#colNumberTetris"</text:span><text:span text:style-name="T14">).TouchSpin({</text:span></text:p>
      <text:p text:style-name="P7"><text:span text:style-name="T5">82 </text:span><text:span text:style-name="T14"><text:tab/><text:tab/>min:</text:span><text:span text:style-name="T21">5</text:span><text:span text:style-name="T14">,</text:span></text:p>
      <text:p text:style-name="P7"><text:span text:style-name="T5">83 </text:span><text:span text:style-name="T14"><text:tab/><text:tab/>max:</text:span> <text:span text:style-name="T21">20</text:span><text:span text:style-name="T14">,</text:span></text:p>
      <text:p text:style-name="P7"><text:span text:style-name="T5">84 </text:span><text:span text:style-name="T14"><text:s text:c="4"/><text:tab/>initval:</text:span> <text:span text:style-name="T21">10</text:span><text:span text:style-name="T14">,</text:span></text:p>
      <text:p text:style-name="P7"><text:span text:style-name="T5">85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86 </text:span><text:span text:style-name="T14"><text:s text:c="8"/>buttonup_class:</text:span> <text:span text:style-name="T19">"btn btn-primary"</text:span><text:span text:style-name="T14">,</text:span></text:p>
      <text:p text:style-name="P7"><text:span text:style-name="T5">87 </text:span><text:tab/><text:span text:style-name="T14">});</text:span></text:p>
      <text:p text:style-name="P7"><text:span text:style-name="T5">88 </text:span><text:tab/></text:p>
      <text:p text:style-name="P7"><text:span text:style-name="T5">89 </text:span><text:tab/><text:span text:style-name="T14">$(</text:span><text:span text:style-name="T19">"#rowNumberTetris"</text:span><text:span text:style-name="T14">).TouchSpin({</text:span></text:p>
      <text:p text:style-name="P7"><text:span text:style-name="T5">90 </text:span><text:span text:style-name="T14"><text:tab/><text:tab/>min:</text:span><text:span text:style-name="T21">5</text:span><text:span text:style-name="T14">,</text:span></text:p>
      <text:p text:style-name="P7"><text:span text:style-name="T5">91 </text:span><text:span text:style-name="T14"><text:tab/><text:tab/>max:</text:span> <text:span text:style-name="T21">30</text:span><text:span text:style-name="T14">,</text:span></text:p>
      <text:p text:style-name="P7"><text:span text:style-name="T5">92 </text:span><text:span text:style-name="T14"><text:s text:c="4"/><text:tab/>initval:</text:span> <text:span text:style-name="T21">15</text:span><text:span text:style-name="T14">,</text:span></text:p>
      <text:p text:style-name="P7"><text:span text:style-name="T5">93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94 </text:span><text:span text:style-name="T14"><text:s text:c="8"/>buttonup_class:</text:span> <text:span text:style-name="T19">"btn btn-primary"</text:span><text:span text:style-name="T14">,</text:span></text:p>
      <text:p text:style-name="P7"><text:span text:style-name="T5">95 </text:span><text:tab/><text:span text:style-name="T14">});</text:span></text:p>
      <text:p text:style-name="P7"><text:span text:style-name="T5">96 </text:span><text:s text:c="4"/></text:p>
      <text:p text:style-name="P7"><text:span text:style-name="T5">97 </text:span><text:s text:c="4"/><text:span text:style-name="T14">$(</text:span><text:span text:style-name="T19">"#pieceSpeedTetris"</text:span><text:span text:style-name="T14">).TouchSpin({</text:span></text:p>
      <text:p text:style-name="P7"><text:span text:style-name="T5">98 </text:span><text:span text:style-name="T14"><text:s text:c="4"/><text:tab/>min:</text:span><text:span text:style-name="T21">1</text:span><text:span text:style-name="T14">,</text:span></text:p>
      <text:p text:style-name="P7"><text:span text:style-name="T5">99 </text:span><text:span text:style-name="T14"><text:s text:c="4"/><text:tab/>max:</text:span><text:span text:style-name="T21">300</text:span><text:span text:style-name="T14">,</text:span></text:p>
      <text:p text:style-name="P7"><text:span text:style-name="T5">100 </text:span><text:span text:style-name="T14"><text:s text:c="4"/><text:tab/>initval:</text:span> <text:span text:style-name="T21">200</text:span><text:span text:style-name="T14">,</text:span></text:p>
      <text:p text:style-name="P7"><text:span text:style-name="T5">101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2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3 </text:span><text:s text:c="4"/><text:span text:style-name="T14">});</text:span></text:p>
      <text:p text:style-name="P8"><text:soft-page-break/>104 </text:p>
      <text:p text:style-name="P7"><text:span text:style-name="T5">105 </text:span><text:tab/><text:span text:style-name="T14">$(</text:span><text:span text:style-name="T19">"#pointsTetris"</text:span><text:span text:style-name="T14">).TouchSpin({</text:span></text:p>
      <text:p text:style-name="P7"><text:span text:style-name="T5">106 </text:span><text:span text:style-name="T14"><text:tab/><text:tab/>min:</text:span><text:span text:style-name="T21">1</text:span><text:span text:style-name="T14">,</text:span></text:p>
      <text:p text:style-name="P7"><text:span text:style-name="T5">107 </text:span><text:span text:style-name="T14"><text:tab/><text:tab/>max:</text:span> <text:span text:style-name="T21">100</text:span><text:span text:style-name="T14">,</text:span></text:p>
      <text:p text:style-name="P7"><text:span text:style-name="T5">108 </text:span><text:span text:style-name="T14"><text:s text:c="4"/><text:tab/>initval:</text:span> <text:span text:style-name="T21">10</text:span><text:span text:style-name="T14">,</text:span></text:p>
      <text:p text:style-name="P7"><text:span text:style-name="T5">109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10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11 </text:span><text:tab/><text:span text:style-name="T14">});</text:span></text:p>
      <text:p text:style-name="P8">112 </text:p>
      <text:p text:style-name="P7"><text:span text:style-name="T5">113 </text:span><text:tab/><text:span text:style-name="T14">$(</text:span><text:span text:style-name="T19">"#incPieceSpeedTetris"</text:span><text:span text:style-name="T14">).TouchSpin({</text:span></text:p>
      <text:p text:style-name="P7"><text:span text:style-name="T5">114 </text:span><text:span text:style-name="T14"><text:tab/><text:tab/>min:</text:span><text:span text:style-name="T21">0</text:span><text:span text:style-name="T14">,</text:span></text:p>
      <text:p text:style-name="P7"><text:span text:style-name="T5">115 </text:span><text:span text:style-name="T14"><text:tab/><text:tab/>max:</text:span> <text:span text:style-name="T21">50</text:span><text:span text:style-name="T14">,</text:span></text:p>
      <text:p text:style-name="P7"><text:span text:style-name="T5">116 </text:span><text:span text:style-name="T14"><text:s text:c="4"/><text:tab/>initval:</text:span> <text:span text:style-name="T21">10</text:span><text:span text:style-name="T14">,</text:span></text:p>
      <text:p text:style-name="P7"><text:span text:style-name="T5">117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18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19 </text:span><text:tab/><text:span text:style-name="T14">});</text:span></text:p>
      <text:p text:style-name="P8">120 </text:p>
      <text:p text:style-name="P7"><text:span text:style-name="T5">121 </text:span><text:span text:style-name="T11">&lt;/script&gt;</text:span></text:p>
      <text:p text:style-name="Text_20_body"/>
      <text:h text:style-name="Heading_20_3" text:outline-level="3">tetrisView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Tetris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8">13 </text:p>
      <text:p text:style-name="P7"><text:span text:style-name="T5">1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span text:style-name="T11">&lt;label</text:span> <text:span text:style-name="T17">for</text:span><text:span text:style-name="T14">=</text:span><text:span text:style-name="T19">"backgroundColorTetris"</text:span><text:span text:style-name="T11">&gt;</text:span><text:span text:style-name="T14">Color de fondo:</text:span><text:span text:style-name="T11">&lt;/label&gt;</text:span></text:p>
      <text:p text:style-name="P7"><text:span text:style-name="T5">16 </text:span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backgroundColor"</text:span> <text:span text:style-name="T17">style</text:span><text:span text:style-name="T14">=</text:span><text:span text:style-name="T19">"background-color:{{user.actualTetris.board.background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span text:style-name="T11">&lt;/div&gt;</text:span></text:p>
      <text:p text:style-name="P7"><text:span text:style-name="T5">20 </text:span><text:tab/><text:tab/><text:tab/><text:tab/><text:tab/></text:p>
      <text:p text:style-name="P7"><text:span text:style-name="T5">2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span text:style-name="T11">&lt;label</text:span> <text:span text:style-name="T17">for</text:span><text:span text:style-name="T14">=</text:span><text:span text:style-name="T19">"lineColorTetris"</text:span><text:span text:style-name="T11">&gt;</text:span><text:span text:style-name="T14">Color de líneas:</text:span><text:span text:style-name="T11">&lt;/label&gt;</text:span></text:p>
      <text:p text:style-name="P7"><text:span text:style-name="T5">23 </text:span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line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lineColor"</text:span> <text:span text:style-name="T17">style</text:span><text:span text:style-name="T14">=</text:span><text:span text:style-name="T19">"background-color:{{user.actualTetris.board.lineColor}}"</text:span><text:span text:style-name="T14"> required</text:span><text:span text:style-name="T11">/&gt;</text:span></text:p>
      <text:p text:style-name="P7"><text:span text:style-name="T5">26 </text:span><text:tab/><text:tab/><text:tab/><text:tab/><text:tab/><text:tab/><text:span text:style-name="T11">&lt;/div&gt;</text:span></text:p>
      <text:p text:style-name="P7"><text:span text:style-name="T5">27 </text:span><text:tab/><text:tab/><text:tab/><text:tab/><text:tab/></text:p>
      <text:p text:style-name="P7"><text:span text:style-name="T5">28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span text:style-name="T11">&lt;label</text:span> <text:span text:style-name="T17">for</text:span><text:span text:style-name="T14">=</text:span><text:span text:style-name="T19">"textColorTetris"</text:span><text:span text:style-name="T11">&gt;</text:span><text:span text:style-name="T14">Color de texto:</text:span><text:span text:style-name="T11">&lt;/label&gt;</text:span></text:p>
      <text:p text:style-name="P7"><text:span text:style-name="T5">30 </text:span><text:tab/><text:tab/><text:tab/><text:tab/><text:tab/><text:tab/><text:span text:style-name="T11">&lt;/div&gt;</text:span></text:p>
      <text:p text:style-name="P7"><text:soft-page-break/><text:span text:style-name="T5">31 </text:span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Tetris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Tetris.board.textColor"</text:span> <text:span text:style-name="T17">style</text:span><text:span text:style-name="T14">=</text:span><text:span text:style-name="T19">"background-color:{{user.actualTetris.board.tex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span text:style-name="T11">&lt;/div&gt;</text:span></text:p>
      <text:p text:style-name="P8">34 </text:p>
      <text:p text:style-name="P7"><text:span text:style-name="T5">35 </text:span><text:tab/><text:tab/><text:tab/><text:tab/><text:tab/><text:tab/><text:span text:style-name="T11">&lt;label</text:span> <text:span text:style-name="T17">for</text:span><text:span text:style-name="T14">=</text:span><text:span text:style-name="T19">"colNumberTetris"</text:span><text:span text:style-name="T11">&gt;</text:span><text:span text:style-name="T14">Número de columnas:</text:span><text:span text:style-name="T11">&lt;/label&gt;</text:span></text:p>
      <text:p text:style-name="P7"><text:span text:style-name="T5">36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colNumberTetris"</text:span> <text:span text:style-name="T17">ng-model</text:span><text:span text:style-name="T14">=</text:span><text:span text:style-name="T19">"user.actualTetris.board.col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37 </text:span><text:tab/><text:tab/><text:tab/><text:tab/><text:tab/><text:tab/></text:p>
      <text:p text:style-name="P7"><text:span text:style-name="T5">38 </text:span><text:tab/><text:tab/><text:tab/><text:tab/><text:tab/><text:tab/><text:span text:style-name="T11">&lt;label</text:span> <text:span text:style-name="T17">for</text:span><text:span text:style-name="T14">=</text:span><text:span text:style-name="T19">"rowNumberTetris"</text:span><text:span text:style-name="T11">&gt;</text:span><text:span text:style-name="T14">Número de filas:</text:span><text:span text:style-name="T11">&lt;/label&gt;</text:span></text:p>
      <text:p text:style-name="P7"><text:span text:style-name="T5">3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rowNumberTetris"</text:span> <text:span text:style-name="T17">ng-model</text:span><text:span text:style-name="T14">=</text:span><text:span text:style-name="T19">"user.actualTetris.board.rowNumber"</text:span> <text:s/>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40 </text:p>
      <text:p text:style-name="P7"><text:span text:style-name="T5">41 </text:span><text:tab/><text:tab/><text:tab/><text:tab/><text:tab/><text:span text:style-name="T11">&lt;/div&gt;</text:span></text:p>
      <text:p text:style-name="P7"><text:span text:style-name="T5">42 </text:span><text:tab/><text:tab/><text:tab/><text:tab/><text:span text:style-name="T11">&lt;/div&gt;</text:span><text:tab/></text:p>
      <text:p text:style-name="P7"><text:span text:style-name="T5">4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4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4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8">46 </text:p>
      <text:p text:style-name="P7"><text:span text:style-name="T5">47 </text:span><text:tab/><text:tab/><text:tab/><text:tab/><text:tab/><text:tab/><text:span text:style-name="T11">&lt;label</text:span> <text:span text:style-name="T17">for</text:span><text:span text:style-name="T14">=</text:span><text:span text:style-name="T19">"pieceSpeedTetris"</text:span><text:span text:style-name="T11">&gt;</text:span><text:span text:style-name="T14">Velocidad inicial de las piezas:</text:span><text:span text:style-name="T11">&lt;/label&gt;</text:span></text:p>
      <text:p text:style-name="P7"><text:span text:style-name="T5">4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ieceSpeedTetris"</text:span> <text:span text:style-name="T17">ng-model</text:span><text:span text:style-name="T14">=</text:span><text:span text:style-name="T19">"user.actualTetris.pieces.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49 </text:span><text:tab/><text:tab/><text:tab/><text:tab/><text:tab/><text:tab/><text:span text:style-name="T11">&lt;p</text:span> <text:span text:style-name="T17">class</text:span><text:span text:style-name="T14">=</text:span><text:span text:style-name="T19">"text-info"</text:span><text:span text:style-name="T11">&gt;</text:span><text:span text:style-name="T14">Cuanto mayor sea este valor menor será la velocidad</text:span><text:span text:style-name="T11">&lt;/p&gt;</text:span></text:p>
      <text:p text:style-name="P7"><text:span text:style-name="T5">50 </text:span><text:tab/><text:tab/><text:tab/><text:tab/><text:tab/></text:p>
      <text:p text:style-name="P7"><text:span text:style-name="T5">51 </text:span><text:tab/><text:tab/><text:tab/><text:tab/><text:tab/><text:span text:style-name="T11">&lt;/div&gt;</text:span></text:p>
      <text:p text:style-name="P7"><text:span text:style-name="T5">52 </text:span><text:tab/><text:tab/><text:tab/><text:tab/><text:span text:style-name="T11">&lt;/div&gt;</text:span></text:p>
      <text:p text:style-name="P7"><text:span text:style-name="T5">53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4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5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56 </text:p>
      <text:p text:style-name="P7"><text:span text:style-name="T5">57 </text:span><text:tab/><text:tab/><text:tab/><text:tab/><text:tab/><text:tab/><text:span text:style-name="T11">&lt;label</text:span> <text:span text:style-name="T17">for</text:span><text:span text:style-name="T14">=</text:span><text:span text:style-name="T19">"pointsTetris"</text:span><text:span text:style-name="T11">&gt;</text:span><text:span text:style-name="T14">Puntos para subir de nivel:</text:span><text:span text:style-name="T11">&lt;/label&gt;</text:span></text:p>
      <text:p text:style-name="P7"><text:span text:style-name="T5">58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ointsTetris"</text:span> <text:span text:style-name="T17">ng-model</text:span><text:span text:style-name="T14">=</text:span><text:span text:style-name="T19">"user.actualTetris.difficult.points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9 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incPieceSpeedTetris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Tetris"</text:span> <text:span text:style-name="T17">ng-model</text:span><text:span text:style-name="T14">=</text:span><text:span text:style-name="T19">"user.actualTetris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2 </text:p>
      <text:p text:style-name="P7"><text:span text:style-name="T5">63 </text:span><text:tab/><text:tab/><text:tab/><text:tab/><text:tab/><text:span text:style-name="T11">&lt;/div&gt;</text:span></text:p>
      <text:p text:style-name="P7"><text:span text:style-name="T5">64 </text:span><text:tab/><text:tab/><text:tab/><text:tab/><text:span text:style-name="T11">&lt;/div&gt;</text:span></text:p>
      <text:p text:style-name="P7"><text:span text:style-name="T5">65 </text:span><text:tab/><text:tab/><text:tab/><text:span text:style-name="T11">&lt;/div&gt;</text:span></text:p>
      <text:p text:style-name="P7"><text:span text:style-name="T5">66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67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7"><text:span text:style-name="T5">68 </text:span><text:tab/> <text:s text:c="3"/><text:tab/><text:span text:style-name="T11">&lt;/div&gt;</text:span><text:tab/><text:tab/></text:p>
      <text:p text:style-name="P7"><text:span text:style-name="T5">69 </text:span><text:tab/><text:tab/><text:span text:style-name="T11">&lt;/form&gt;</text:span></text:p>
      <text:p text:style-name="P7"><text:span text:style-name="T5">70 </text:span><text:tab/><text:span text:style-name="T11">&lt;/div&gt;</text:span></text:p>
      <text:p text:style-name="Text_20_body"/>
      <text:h text:style-name="Heading_20_3" text:outline-level="3"><text:soft-page-break/>dragMeConfig.html</text:h>
      <text:p text:style-name="P10"><text:span text:style-name="T5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Configuración de DragMe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7"><text:span text:style-name="T5">13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7"><text:span text:style-name="T5">16 </text:span><text:tab/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InColor"</text:span> <text:span text:style-name="T17">style</text:span><text:span text:style-name="T14">=</text:span><text:span text:style-name="T19">"background-color:{{user.actualDragMe.board.backgroundIn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tab/><text:span text:style-name="T11">&lt;/div&gt;</text:span></text:p>
      <text:p text:style-name="P7"><text:span text:style-name="T5">20 </text:span><text:tab/><text:tab/><text:tab/><text:tab/><text:tab/><text:tab/></text:p>
      <text:p text:style-name="P7"><text:span text:style-name="T5">2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7"><text:span text:style-name="T5">23 </text:span><text:tab/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OutColor"</text:span> <text:span text:style-name="T17">style</text:span><text:span text:style-name="T14">=</text:span><text:span text:style-name="T19">"background-color:{{user.actualDragMe.board.backgroundOutColor}}"</text:span><text:span text:style-name="T14"> required</text:span><text:span text:style-name="T11">/&gt;</text:span></text:p>
      <text:p text:style-name="P7"><text:span text:style-name="T5">26 </text:span><text:tab/><text:tab/><text:tab/><text:tab/><text:tab/><text:tab/><text:tab/><text:span text:style-name="T11">&lt;/div&gt;</text:span></text:p>
      <text:p text:style-name="P7"><text:span text:style-name="T5">27 </text:span><text:tab/><text:tab/><text:tab/><text:tab/><text:tab/><text:tab/></text:p>
      <text:p text:style-name="P7"><text:span text:style-name="T5">28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7"><text:span text:style-name="T5">30 </text:span><text:tab/><text:tab/><text:tab/><text:tab/><text:tab/><text:tab/><text:tab/><text:span text:style-name="T11">&lt;/div&gt;</text:span></text:p>
      <text:p text:style-name="P7"><text:span text:style-name="T5">3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textColor"</text:span> <text:span text:style-name="T17">style</text:span><text:span text:style-name="T14">=</text:span><text:span text:style-name="T19">"background-color:{{user.actualDragMe.board.tex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tab/><text:span text:style-name="T11">&lt;/div&gt;</text:span></text:p>
      <text:p text:style-name="P7"><text:span text:style-name="T5">34 </text:span><text:tab/><text:tab/><text:tab/><text:tab/><text:tab/><text:tab/><text:span text:style-name="T11">&lt;/div&gt;</text:span></text:p>
      <text:p text:style-name="P7"><text:span text:style-name="T5">35 </text:span><text:tab/><text:tab/><text:tab/><text:tab/><text:tab/><text:span text:style-name="T11">&lt;/div&gt;</text:span></text:p>
      <text:p text:style-name="P7"><text:span text:style-name="T5">36 </text:span><text:tab/><text:tab/><text:tab/><text:tab/><text:span text:style-name="T11">&lt;/div&gt;</text:span><text:tab/></text:p>
      <text:p text:style-name="P7"><text:span text:style-name="T5">3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3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3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8">40 </text:p>
      <text:p text:style-name="P7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7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user.actualDragMe.pieces.opponen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<text:soft-page-break/>43 </text:p>
      <text:p text:style-name="P7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7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user.actualDragMe.pieces.playerSize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46 </text:span><text:tab/><text:tab/><text:tab/><text:tab/><text:tab/><text:tab/></text:p>
      <text:p text:style-name="P7"><text:span text:style-name="T5">47 </text:span><text:tab/><text:tab/><text:tab/><text:tab/><text:tab/><text:span text:style-name="T11">&lt;/div&gt;</text:span></text:p>
      <text:p text:style-name="P7"><text:span text:style-name="T5">48 </text:span><text:tab/><text:tab/><text:tab/><text:tab/><text:span text:style-name="T11">&lt;/div&gt;</text:span></text:p>
      <text:p text:style-name="P7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52 </text:p>
      <text:p text:style-name="P7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7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user.actualDragMe.difficult.time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5 </text:p>
      <text:p text:style-name="P7"><text:span text:style-name="T5">56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5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user.actualDragMe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8 </text:p>
      <text:p text:style-name="P7"><text:span text:style-name="T5">59 </text:span><text:tab/><text:tab/><text:tab/><text:tab/><text:tab/><text:span text:style-name="T11">&lt;/div&gt;</text:span></text:p>
      <text:p text:style-name="P7"><text:span text:style-name="T5">60 </text:span><text:tab/><text:tab/><text:tab/><text:tab/><text:span text:style-name="T11">&lt;/div&gt;</text:span></text:p>
      <text:p text:style-name="P7"><text:span text:style-name="T5">61 </text:span><text:tab/><text:tab/><text:tab/><text:span text:style-name="T11">&lt;/div&gt;</text:span></text:p>
      <text:p text:style-name="P7"><text:span text:style-name="T5">62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63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64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65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66 </text:span><text:tab/> <text:s text:c="3"/><text:tab/><text:span text:style-name="T11">&lt;/div&gt;</text:span><text:tab/><text:tab/></text:p>
      <text:p text:style-name="P7"><text:span text:style-name="T5">67 </text:span><text:tab/><text:tab/><text:span text:style-name="T11">&lt;/form&gt;</text:span></text:p>
      <text:p text:style-name="P7"><text:span text:style-name="T5">68 </text:span><text:tab/><text:span text:style-name="T11">&lt;/div&gt;</text:span></text:p>
      <text:p text:style-name="P8">69 </text:p>
      <text:p text:style-name="P7"><text:span text:style-name="T5">70 </text:span><text:span text:style-name="T11">&lt;script type="text/javascript"&gt;</text:span></text:p>
      <text:p text:style-name="P7"><text:span text:style-name="T5">71 </text:span><text:tab/><text:span text:style-name="T14">$(</text:span><text:span text:style-name="T19">"#opponentSpeedDragMe"</text:span><text:span text:style-name="T14">).TouchSpin({</text:span></text:p>
      <text:p text:style-name="P7"><text:span text:style-name="T5">72 </text:span><text:span text:style-name="T14"><text:tab/><text:tab/>min:</text:span><text:span text:style-name="T21">1</text:span><text:span text:style-name="T14">,</text:span></text:p>
      <text:p text:style-name="P7"><text:span text:style-name="T5">73 </text:span><text:span text:style-name="T14"><text:tab/><text:tab/>max:</text:span> <text:span text:style-name="T21">50</text:span><text:span text:style-name="T14">,</text:span></text:p>
      <text:p text:style-name="P7"><text:span text:style-name="T5">74 </text:span><text:span text:style-name="T14"><text:s text:c="4"/><text:tab/>initval:</text:span> <text:span text:style-name="T21">5</text:span><text:span text:style-name="T14">,</text:span></text:p>
      <text:p text:style-name="P7"><text:span text:style-name="T5">75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76 </text:span><text:span text:style-name="T14"><text:s text:c="8"/>buttonup_class:</text:span> <text:span text:style-name="T19">"btn btn-primary"</text:span><text:span text:style-name="T14">,</text:span></text:p>
      <text:p text:style-name="P7"><text:span text:style-name="T5">77 </text:span><text:tab/><text:span text:style-name="T14">});</text:span></text:p>
      <text:p text:style-name="P7"><text:span text:style-name="T5">78 </text:span><text:tab/></text:p>
      <text:p text:style-name="P7"><text:span text:style-name="T5">79 </text:span><text:tab/><text:span text:style-name="T14">$(</text:span><text:span text:style-name="T19">"#playerSizeDragMe"</text:span><text:span text:style-name="T14">).TouchSpin({</text:span></text:p>
      <text:p text:style-name="P7"><text:span text:style-name="T5">80 </text:span><text:span text:style-name="T14"><text:tab/><text:tab/>min:</text:span><text:span text:style-name="T21">25</text:span><text:span text:style-name="T14">,</text:span></text:p>
      <text:p text:style-name="P7"><text:span text:style-name="T5">81 </text:span><text:span text:style-name="T14"><text:tab/><text:tab/>max:</text:span> <text:span text:style-name="T21">100</text:span><text:span text:style-name="T14">,</text:span></text:p>
      <text:p text:style-name="P7"><text:span text:style-name="T5">82 </text:span><text:span text:style-name="T14"><text:s text:c="4"/><text:tab/>initval:</text:span> <text:span text:style-name="T21">50</text:span><text:span text:style-name="T14">,</text:span></text:p>
      <text:p text:style-name="P7"><text:span text:style-name="T5">83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84 </text:span><text:span text:style-name="T14"><text:s text:c="8"/>buttonup_class:</text:span> <text:span text:style-name="T19">"btn btn-primary"</text:span><text:span text:style-name="T14">,</text:span></text:p>
      <text:p text:style-name="P7"><text:span text:style-name="T5">85 </text:span><text:tab/><text:span text:style-name="T14">});</text:span></text:p>
      <text:p text:style-name="P7"><text:span text:style-name="T5">86 </text:span><text:s text:c="4"/></text:p>
      <text:p text:style-name="P7"><text:span text:style-name="T5">87 </text:span><text:s text:c="4"/><text:span text:style-name="T14">$(</text:span><text:span text:style-name="T19">"#timePieceSpeedDragMe"</text:span><text:span text:style-name="T14">).TouchSpin({</text:span></text:p>
      <text:p text:style-name="P7"><text:span text:style-name="T5">88 </text:span><text:span text:style-name="T14"><text:s text:c="4"/><text:tab/>min:</text:span><text:span text:style-name="T21">1</text:span><text:span text:style-name="T14">,</text:span></text:p>
      <text:p text:style-name="P7"><text:span text:style-name="T5">89 </text:span><text:span text:style-name="T14"><text:s text:c="4"/><text:tab/>max:</text:span><text:span text:style-name="T21">60</text:span><text:span text:style-name="T14">,</text:span></text:p>
      <text:p text:style-name="P7"><text:span text:style-name="T5">90 </text:span><text:span text:style-name="T14"><text:s text:c="4"/><text:tab/>initval:</text:span> <text:span text:style-name="T21">2</text:span><text:span text:style-name="T14">,</text:span></text:p>
      <text:p text:style-name="P7"><text:span text:style-name="T5">91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92 </text:span><text:span text:style-name="T14"><text:s text:c="8"/>buttonup_class:</text:span> <text:span text:style-name="T19">"btn btn-primary"</text:span><text:span text:style-name="T14">,</text:span></text:p>
      <text:p text:style-name="P7"><text:span text:style-name="T5">93 </text:span><text:s text:c="4"/><text:span text:style-name="T14">});</text:span></text:p>
      <text:p text:style-name="P8">94 </text:p>
      <text:p text:style-name="P7"><text:span text:style-name="T5">95 </text:span><text:tab/><text:span text:style-name="T14">$(</text:span><text:span text:style-name="T19">"#incPieceSpeedDragMe"</text:span><text:span text:style-name="T14">).TouchSpin({</text:span></text:p>
      <text:p text:style-name="P7"><text:soft-page-break/><text:span text:style-name="T5">96 </text:span><text:span text:style-name="T14"><text:tab/><text:tab/>min:</text:span><text:span text:style-name="T21">0</text:span><text:span text:style-name="T14">,</text:span></text:p>
      <text:p text:style-name="P7"><text:span text:style-name="T5">97 </text:span><text:span text:style-name="T14"><text:tab/><text:tab/>max:</text:span> <text:span text:style-name="T21">50</text:span><text:span text:style-name="T14">,</text:span></text:p>
      <text:p text:style-name="P7"><text:span text:style-name="T5">98 </text:span><text:span text:style-name="T14"><text:s text:c="4"/><text:tab/>initval:</text:span> <text:span text:style-name="T21">3</text:span><text:span text:style-name="T14">,</text:span></text:p>
      <text:p text:style-name="P7"><text:span text:style-name="T5">99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0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1 </text:span><text:tab/><text:span text:style-name="T14">});</text:span></text:p>
      <text:p text:style-name="P8">102 </text:p>
      <text:p text:style-name="P7"><text:span text:style-name="T5">103 </text:span><text:span text:style-name="T11">&lt;/script&gt;</text:span></text:p>
      <text:p text:style-name="Text_20_body"/>
      <text:h text:style-name="Heading_20_3" text:outline-level="3">dragMeNew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Nueva configuración de DragMe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form-group "</text:span> <text:span text:style-name="T17">ng-class</text:span><text:span text:style-name="T14">=</text:span><text:span text:style-name="T19">"{'has-error': form.name.$invalid &amp;&amp; !form.name.$pristine}"</text:span><text:span text:style-name="T11">&gt;</text:span></text:p>
      <text:p text:style-name="P7"><text:span text:style-name="T5">10 </text:span><text:tab/><text:tab/><text:tab/><text:tab/><text:span text:style-name="T11">&lt;label&gt;</text:span><text:span text:style-name="T14">Nombre de configuración:</text:span> <text:span text:style-name="T11">&lt;/label&gt;</text:span></text:p>
      <text:p text:style-name="P7"><text:span text:style-name="T5">11 </text:span><text:tab/><text:tab/><text:tab/><text:tab/><text:span text:style-name="T11">&lt;input</text:span> <text:span text:style-name="T17">type</text:span><text:span text:style-name="T14">=</text:span><text:span text:style-name="T19">"text"</text:span> <text:span text:style-name="T17">class</text:span><text:span text:style-name="T14">=</text:span><text:span text:style-name="T19">"form-control"</text:span> <text:span text:style-name="T17">name</text:span><text:span text:style-name="T14">=</text:span><text:span text:style-name="T19">"name"</text:span> <text:span text:style-name="T17">ng-model</text:span><text:span text:style-name="T14">=</text:span><text:span text:style-name="T19">"confName"</text:span> <text:span text:style-name="T17">placeholder</text:span><text:span text:style-name="T14">=</text:span><text:span text:style-name="T19">"Nombre"</text:span><text:span text:style-name="T14"> required</text:span><text:span text:style-name="T11">&gt;</text:span></text:p>
      <text:p text:style-name="P7"><text:span text:style-name="T5">12 </text:span><text:tab/><text:tab/><text:tab/><text:tab/><text:span text:style-name="T11">&lt;p</text:span> <text:span text:style-name="T17">ng-show</text:span><text:span text:style-name="T14">=</text:span><text:span text:style-name="T19">"form.name.$invalid &amp;&amp; !form.name.$pristine"</text:span> <text:span text:style-name="T17">class</text:span><text:span text:style-name="T14">=</text:span><text:span text:style-name="T19">"help-block"</text:span><text:span text:style-name="T11">&gt;</text:span><text:span text:style-name="T14">El nombre es obligatorio.</text:span><text:span text:style-name="T11">&lt;/p&gt;</text:span></text:p>
      <text:p text:style-name="P7"><text:span text:style-name="T5">13 </text:span><text:tab/><text:tab/><text:tab/><text:span text:style-name="T11">&lt;/div&gt;</text:span></text:p>
      <text:p text:style-name="P8">14 </text:p>
      <text:p text:style-name="P7"><text:span text:style-name="T5">15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7"><text:span text:style-name="T5">19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20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1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7"><text:span text:style-name="T5">22 </text:span><text:tab/><text:tab/><text:tab/><text:tab/><text:tab/><text:tab/><text:tab/><text:span text:style-name="T11">&lt;/div&gt;</text:span></text:p>
      <text:p text:style-name="P7"><text:span text:style-name="T5">23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4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InColorDragMe"</text:span> <text:span text:style-name="T17">ng-init</text:span><text:span text:style-name="T14">=</text:span><text:span text:style-name="T19">"backgroundInColorDragMe= '#ffffff'"</text:span> <text:span text:style-name="T17">style</text:span><text:span text:style-name="T14">=</text:span><text:span text:style-name="T19">"background-color:{{backgroundInColorDragMe}}"</text:span><text:span text:style-name="T14"> required</text:span><text:span text:style-name="T11">/&gt;</text:span></text:p>
      <text:p text:style-name="P7"><text:span text:style-name="T5">25 </text:span><text:tab/><text:tab/><text:tab/><text:tab/><text:tab/><text:tab/><text:tab/><text:span text:style-name="T11">&lt;/div&gt;</text:span></text:p>
      <text:p text:style-name="P7"><text:span text:style-name="T5">26 </text:span><text:tab/><text:tab/><text:tab/><text:tab/><text:tab/><text:tab/></text:p>
      <text:p text:style-name="P7"><text:span text:style-name="T5">2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8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7"><text:span text:style-name="T5">29 </text:span><text:tab/><text:tab/><text:tab/><text:tab/><text:tab/><text:tab/><text:tab/><text:span text:style-name="T11">&lt;/div&gt;</text:span></text:p>
      <text:p text:style-name="P7"><text:span text:style-name="T5">30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1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backgroundOutColorDragMe"</text:span> <text:span text:style-name="T17">ng-init</text:span><text:span text:style-name="T14">=</text:span><text:span text:style-name="T19">"backgroundOutColorDragMe= '#000000'"</text:span> <text:span text:style-name="T17">style</text:span><text:span text:style-name="T14">=</text:span><text:span text:style-name="T19">"background-color:{{backgroundOutColorDragMe}}"</text:span><text:span text:style-name="T14"> required</text:span><text:span text:style-name="T11">/&gt;</text:span></text:p>
      <text:p text:style-name="P7"><text:span text:style-name="T5">32 </text:span><text:tab/><text:tab/><text:tab/><text:tab/><text:tab/><text:tab/><text:tab/><text:span text:style-name="T11">&lt;/div&gt;</text:span></text:p>
      <text:p text:style-name="P7"><text:span text:style-name="T5">33 </text:span><text:tab/><text:tab/><text:tab/><text:tab/><text:tab/><text:tab/></text:p>
      <text:p text:style-name="P7"><text:span text:style-name="T5">3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7"><text:soft-page-break/><text:span text:style-name="T5">36 </text:span><text:tab/><text:tab/><text:tab/><text:tab/><text:tab/><text:tab/><text:tab/><text:span text:style-name="T11">&lt;/div&gt;</text:span></text:p>
      <text:p text:style-name="P7"><text:span text:style-name="T5">3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textColorDragMe"</text:span> <text:span text:style-name="T17">ng-init</text:span><text:span text:style-name="T14">=</text:span><text:span text:style-name="T19">"textColorDragMe= '#000000'"</text:span> <text:span text:style-name="T17">style</text:span><text:span text:style-name="T14">=</text:span><text:span text:style-name="T19">"background-color:{{textColorDragMe}}"</text:span><text:span text:style-name="T14"> required</text:span><text:span text:style-name="T11">/&gt;</text:span></text:p>
      <text:p text:style-name="P7"><text:span text:style-name="T5">39 </text:span><text:tab/><text:tab/><text:tab/><text:tab/><text:tab/><text:tab/><text:tab/><text:span text:style-name="T11">&lt;/div&gt;</text:span></text:p>
      <text:p text:style-name="P7"><text:span text:style-name="T5">40 </text:span><text:tab/><text:tab/><text:tab/><text:tab/><text:tab/><text:tab/><text:span text:style-name="T11">&lt;/div&gt;</text:span></text:p>
      <text:p text:style-name="P8">41 </text:p>
      <text:p text:style-name="P7"><text:span text:style-name="T5">42 </text:span><text:tab/><text:tab/><text:tab/><text:tab/><text:tab/><text:span text:style-name="T11">&lt;/div&gt;</text:span></text:p>
      <text:p text:style-name="P7"><text:span text:style-name="T5">43 </text:span><text:tab/><text:tab/><text:tab/><text:tab/><text:span text:style-name="T11">&lt;/div&gt;</text:span><text:tab/></text:p>
      <text:p text:style-name="P7"><text:span text:style-name="T5">44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45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46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47 </text:span><text:tab/><text:tab/><text:tab/><text:tab/><text:tab/><text:tab/></text:p>
      <text:p text:style-name="P7"><text:span text:style-name="T5">48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7"><text:span text:style-name="T5">49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opponentSpeedDragMe"</text:span> <text:span text:style-name="T17">ng-init</text:span><text:span text:style-name="T14">=</text:span><text:span text:style-name="T19">"opponentSpeedDragMe='5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0 </text:span><text:tab/><text:tab/><text:tab/><text:tab/><text:tab/><text:tab/></text:p>
      <text:p text:style-name="P7"><text:span text:style-name="T5">51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7"><text:span text:style-name="T5">5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playerSizeDragMe"</text:span> <text:span text:style-name="T17">ng-init</text:span><text:span text:style-name="T14">=</text:span><text:span text:style-name="T19">"playerSizeDragMe='50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53 </text:span><text:tab/><text:tab/><text:tab/><text:tab/><text:tab/></text:p>
      <text:p text:style-name="P7"><text:span text:style-name="T5">54 </text:span><text:tab/><text:tab/><text:tab/><text:tab/><text:tab/><text:span text:style-name="T11">&lt;/div&gt;</text:span></text:p>
      <text:p text:style-name="P7"><text:span text:style-name="T5">55 </text:span><text:tab/><text:tab/><text:tab/><text:tab/><text:span text:style-name="T11">&lt;/div&gt;</text:span></text:p>
      <text:p text:style-name="P7"><text:span text:style-name="T5">56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7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8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59 </text:p>
      <text:p text:style-name="P7"><text:span text:style-name="T5">60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7"><text:span text:style-name="T5">61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timePieceSpeedDragMe"</text:span> <text:span text:style-name="T17">ng-init</text:span><text:span text:style-name="T14">=</text:span><text:span text:style-name="T19">"timePieceSpeedDragMe='2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2 </text:p>
      <text:p text:style-name="P7"><text:span text:style-name="T5">63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6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incPieceSpeedDragMe"</text:span> <text:span text:style-name="T17">ng-init</text:span><text:span text:style-name="T14">=</text:span><text:span text:style-name="T19">"incPieceSpeedDragMe='3'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65 </text:p>
      <text:p text:style-name="P7"><text:span text:style-name="T5">66 </text:span><text:tab/><text:tab/><text:tab/><text:tab/><text:tab/><text:span text:style-name="T11">&lt;/div&gt;</text:span></text:p>
      <text:p text:style-name="P7"><text:span text:style-name="T5">67 </text:span><text:tab/><text:tab/><text:tab/><text:tab/><text:span text:style-name="T11">&lt;/div&gt;</text:span></text:p>
      <text:p text:style-name="P7"><text:span text:style-name="T5">68 </text:span><text:tab/><text:tab/><text:tab/><text:span text:style-name="T11">&lt;/div&gt;</text:span></text:p>
      <text:p text:style-name="P7"><text:span text:style-name="T5">69 </text:span><text:tab/><text:tab/><text:tab/><text:span text:style-name="T11">&lt;p</text:span> <text:span text:style-name="T14">ng-show='errorMsg'</text:span> <text:span text:style-name="T17">class</text:span><text:span text:style-name="T14">=</text:span><text:span text:style-name="T19">"help-block"</text:span><text:span text:style-name="T11">&gt;</text:span><text:span text:style-name="T14">{{errorMsg}}</text:span><text:span text:style-name="T11">&lt;/p&gt;</text:span></text:p>
      <text:p text:style-name="P7"><text:span text:style-name="T5">70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71 </text:span><text:tab/><text:tab/> <text:s text:c="7"/><text:span text:style-name="T11">&lt;button</text:span> <text:span text:style-name="T17">name</text:span><text:span text:style-name="T14">=</text:span><text:span text:style-name="T19">"button"</text:span> <text:span text:style-name="T17">ng-click</text:span><text:span text:style-name="T14">=</text:span><text:span text:style-name="T19">"submit()"</text:span> <text:span text:style-name="T17">class</text:span><text:span text:style-name="T14">=</text:span><text:span text:style-name="T19">"btn btn-primary"</text:span> <text:span text:style-name="T17">ng-disabled</text:span><text:span text:style-name="T14">=</text:span><text:span text:style-name="T19">"form.$invalid || form.$pristine"</text:span><text:span text:style-name="T11">&gt;</text:span><text:span text:style-name="T14">Guardar</text:span><text:span text:style-name="T11">&lt;/button&gt;</text:span></text:p>
      <text:p text:style-name="P7"><text:span text:style-name="T5">72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Cancelar</text:span><text:span text:style-name="T11">&lt;/a&gt;</text:span></text:p>
      <text:p text:style-name="P7"><text:span text:style-name="T5">73 </text:span><text:tab/> <text:s text:c="3"/><text:tab/><text:span text:style-name="T11">&lt;/div&gt;</text:span><text:tab/><text:tab/></text:p>
      <text:p text:style-name="P7"><text:span text:style-name="T5">74 </text:span><text:tab/><text:tab/><text:span text:style-name="T11">&lt;/form&gt;</text:span></text:p>
      <text:p text:style-name="P7"><text:span text:style-name="T5">75 </text:span><text:tab/><text:span text:style-name="T11">&lt;/div&gt;</text:span></text:p>
      <text:p text:style-name="P8">76 </text:p>
      <text:p text:style-name="P7"><text:span text:style-name="T5">77 </text:span><text:span text:style-name="T11">&lt;script type="text/javascript"&gt;</text:span></text:p>
      <text:p text:style-name="P7"><text:span text:style-name="T5">78 </text:span><text:tab/><text:span text:style-name="T14">$(</text:span><text:span text:style-name="T19">"#opponentSpeedDragMe"</text:span><text:span text:style-name="T14">).TouchSpin({</text:span></text:p>
      <text:p text:style-name="P7"><text:span text:style-name="T5">79 </text:span><text:span text:style-name="T14"><text:tab/><text:tab/>min:</text:span><text:span text:style-name="T21">1</text:span><text:span text:style-name="T14">,</text:span></text:p>
      <text:p text:style-name="P7"><text:span text:style-name="T5">80 </text:span><text:span text:style-name="T14"><text:tab/><text:tab/>max:</text:span> <text:span text:style-name="T21">50</text:span><text:span text:style-name="T14">,</text:span></text:p>
      <text:p text:style-name="P7"><text:span text:style-name="T5">81 </text:span><text:span text:style-name="T14"><text:s text:c="4"/><text:tab/>initval:</text:span> <text:span text:style-name="T21">5</text:span><text:span text:style-name="T14">,</text:span></text:p>
      <text:p text:style-name="P7"><text:soft-page-break/><text:span text:style-name="T5">82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83 </text:span><text:span text:style-name="T14"><text:s text:c="8"/>buttonup_class:</text:span> <text:span text:style-name="T19">"btn btn-primary"</text:span><text:span text:style-name="T14">,</text:span></text:p>
      <text:p text:style-name="P7"><text:span text:style-name="T5">84 </text:span><text:tab/><text:span text:style-name="T14">});</text:span></text:p>
      <text:p text:style-name="P7"><text:span text:style-name="T5">85 </text:span><text:tab/></text:p>
      <text:p text:style-name="P7"><text:span text:style-name="T5">86 </text:span><text:tab/><text:span text:style-name="T14">$(</text:span><text:span text:style-name="T19">"#playerSizeDragMe"</text:span><text:span text:style-name="T14">).TouchSpin({</text:span></text:p>
      <text:p text:style-name="P7"><text:span text:style-name="T5">87 </text:span><text:span text:style-name="T14"><text:tab/><text:tab/>min:</text:span><text:span text:style-name="T21">25</text:span><text:span text:style-name="T14">,</text:span></text:p>
      <text:p text:style-name="P7"><text:span text:style-name="T5">88 </text:span><text:span text:style-name="T14"><text:tab/><text:tab/>max:</text:span> <text:span text:style-name="T21">100</text:span><text:span text:style-name="T14">,</text:span></text:p>
      <text:p text:style-name="P7"><text:span text:style-name="T5">89 </text:span><text:span text:style-name="T14"><text:s text:c="4"/><text:tab/>initval:</text:span> <text:span text:style-name="T21">50</text:span><text:span text:style-name="T14">,</text:span></text:p>
      <text:p text:style-name="P7"><text:span text:style-name="T5">90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91 </text:span><text:span text:style-name="T14"><text:s text:c="8"/>buttonup_class:</text:span> <text:span text:style-name="T19">"btn btn-primary"</text:span><text:span text:style-name="T14">,</text:span></text:p>
      <text:p text:style-name="P7"><text:span text:style-name="T5">92 </text:span><text:tab/><text:span text:style-name="T14">});</text:span></text:p>
      <text:p text:style-name="P7"><text:span text:style-name="T5">93 </text:span><text:s text:c="4"/></text:p>
      <text:p text:style-name="P7"><text:span text:style-name="T5">94 </text:span><text:s text:c="4"/><text:span text:style-name="T14">$(</text:span><text:span text:style-name="T19">"#timePieceSpeedDragMe"</text:span><text:span text:style-name="T14">).TouchSpin({</text:span></text:p>
      <text:p text:style-name="P7"><text:span text:style-name="T5">95 </text:span><text:span text:style-name="T14"><text:s text:c="4"/><text:tab/>min:</text:span><text:span text:style-name="T21">1</text:span><text:span text:style-name="T14">,</text:span></text:p>
      <text:p text:style-name="P7"><text:span text:style-name="T5">96 </text:span><text:span text:style-name="T14"><text:s text:c="4"/><text:tab/>max:</text:span><text:span text:style-name="T21">60</text:span><text:span text:style-name="T14">,</text:span></text:p>
      <text:p text:style-name="P7"><text:span text:style-name="T5">97 </text:span><text:span text:style-name="T14"><text:s text:c="4"/><text:tab/>initval:</text:span> <text:span text:style-name="T21">2</text:span><text:span text:style-name="T14">,</text:span></text:p>
      <text:p text:style-name="P7"><text:span text:style-name="T5">98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99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0 </text:span><text:s text:c="4"/><text:span text:style-name="T14">});</text:span></text:p>
      <text:p text:style-name="P8">101 </text:p>
      <text:p text:style-name="P7"><text:span text:style-name="T5">102 </text:span><text:tab/><text:span text:style-name="T14">$(</text:span><text:span text:style-name="T19">"#incPieceSpeedDragMe"</text:span><text:span text:style-name="T14">).TouchSpin({</text:span></text:p>
      <text:p text:style-name="P7"><text:span text:style-name="T5">103 </text:span><text:span text:style-name="T14"><text:tab/><text:tab/>min:</text:span><text:span text:style-name="T21">0</text:span><text:span text:style-name="T14">,</text:span></text:p>
      <text:p text:style-name="P7"><text:span text:style-name="T5">104 </text:span><text:span text:style-name="T14"><text:tab/><text:tab/>max:</text:span> <text:span text:style-name="T21">50</text:span><text:span text:style-name="T14">,</text:span></text:p>
      <text:p text:style-name="P7"><text:span text:style-name="T5">105 </text:span><text:span text:style-name="T14"><text:s text:c="4"/><text:tab/>initval:</text:span> <text:span text:style-name="T21">3</text:span><text:span text:style-name="T14">,</text:span></text:p>
      <text:p text:style-name="P7"><text:span text:style-name="T5">106 </text:span><text:span text:style-name="T14"><text:s text:c="8"/>buttondown_class:</text:span> <text:span text:style-name="T19">"btn btn-danger"</text:span><text:span text:style-name="T14">,</text:span></text:p>
      <text:p text:style-name="P7"><text:span text:style-name="T5">107 </text:span><text:span text:style-name="T14"><text:s text:c="8"/>buttonup_class:</text:span> <text:span text:style-name="T19">"btn btn-primary"</text:span><text:span text:style-name="T14">,</text:span></text:p>
      <text:p text:style-name="P7"><text:span text:style-name="T5">108 </text:span><text:tab/><text:span text:style-name="T14">});</text:span></text:p>
      <text:p text:style-name="P8">109 </text:p>
      <text:p text:style-name="P7"><text:span text:style-name="T5">110 </text:span><text:span text:style-name="T11">&lt;/script&gt;</text:span></text:p>
      <text:p text:style-name="Text_20_body"/>
      <text:h text:style-name="Heading_20_3" text:outline-level="3">dragMeViewConfig.html</text:h>
      <text:p text:style-name="P10"><text:span text:style-name="T6">01</text:span><text:span text:style-name="T5"> </text:span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02 </text:span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03 </text:span><text:tab/><text:span text:style-name="T11">&lt;div</text:span> <text:span text:style-name="T17">class</text:span><text:span text:style-name="T14">=</text:span><text:span text:style-name="T19">"panel panel-primary"</text:span><text:span text:style-name="T11">&gt;</text:span></text:p>
      <text:p text:style-name="P7"><text:span text:style-name="T5">04 </text:span><text:tab/><text:tab/><text:span text:style-name="T11">&lt;div</text:span> <text:span text:style-name="T17">class</text:span><text:span text:style-name="T14">=</text:span><text:span text:style-name="T19">"panel-heading"</text:span><text:span text:style-name="T11">&gt;</text:span></text:p>
      <text:p text:style-name="P7"><text:span text:style-name="T5">05 </text:span><text:tab/><text:tab/><text:tab/><text:span text:style-name="T11">&lt;h3</text:span> <text:span text:style-name="T17">class</text:span><text:span text:style-name="T14">=</text:span><text:span text:style-name="T19">"panel-title"</text:span><text:span text:style-name="T11">&gt;&lt;i</text:span> <text:span text:style-name="T17">class</text:span><text:span text:style-name="T14">=</text:span><text:span text:style-name="T19">"fa fa-wrench"</text:span><text:span text:style-name="T11">&gt;&lt;/i&gt;</text:span> <text:span text:style-name="T14">Visualizar configuración DragMe</text:span><text:span text:style-name="T11">&lt;/h3&gt;</text:span></text:p>
      <text:p text:style-name="P7"><text:span text:style-name="T5">06 </text:span><text:tab/><text:tab/><text:span text:style-name="T11">&lt;/div&gt;</text:span></text:p>
      <text:p text:style-name="P7"><text:span text:style-name="T5">07 </text:span><text:s text:c="4"/><text:span text:style-name="T11">&lt;div</text:span> <text:span text:style-name="T17">class</text:span><text:span text:style-name="T14">=</text:span><text:span text:style-name="T19">"panel-body"</text:span><text:span text:style-name="T11">&gt;</text:span></text:p>
      <text:p text:style-name="P7"><text:span text:style-name="T5">08 </text:span><text:tab/><text:tab/><text:span text:style-name="T11">&lt;form</text:span> <text:span text:style-name="T17">name</text:span><text:span text:style-name="T14">=</text:span><text:span text:style-name="T19">"form"</text:span><text:span text:style-name="T14"> novalidate</text:span><text:span text:style-name="T11">&gt;</text:span></text:p>
      <text:p text:style-name="P7"><text:span text:style-name="T5">09 </text:span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0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11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12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Tablero</text:span><text:span text:style-name="T11">&lt;/h4&gt;</text:span></text:p>
      <text:p text:style-name="P7"><text:span text:style-name="T5">13 </text:span><text:tab/><text:tab/><text:tab/><text:tab/><text:tab/><text:tab/><text:span text:style-name="T11">&lt;div</text:span> <text:span text:style-name="T17">class</text:span><text:span text:style-name="T14">=</text:span><text:span text:style-name="T19">"row"</text:span><text:span text:style-name="T11">&gt;</text:span></text:p>
      <text:p text:style-name="P7"><text:span text:style-name="T5">1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5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InColorDragMe"</text:span><text:span text:style-name="T11">&gt;</text:span><text:span text:style-name="T14">Color de cuadro interior:</text:span><text:span text:style-name="T11">&lt;/label&gt;</text:span></text:p>
      <text:p text:style-name="P7"><text:span text:style-name="T5">16 </text:span><text:tab/><text:tab/><text:tab/><text:tab/><text:tab/><text:tab/><text:tab/><text:span text:style-name="T11">&lt;/div&gt;</text:span></text:p>
      <text:p text:style-name="P7"><text:span text:style-name="T5">17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18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In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InColor"</text:span> <text:span text:style-name="T17">style</text:span><text:span text:style-name="T14">=</text:span><text:span text:style-name="T19">"background-color:{{user.actualDragMe.board.backgroundInColor}}"</text:span><text:span text:style-name="T14"> required</text:span><text:span text:style-name="T11">/&gt;</text:span></text:p>
      <text:p text:style-name="P7"><text:span text:style-name="T5">19 </text:span><text:tab/><text:tab/><text:tab/><text:tab/><text:tab/><text:tab/><text:tab/><text:span text:style-name="T11">&lt;/div&gt;</text:span></text:p>
      <text:p text:style-name="P7"><text:span text:style-name="T5">20 </text:span><text:tab/><text:tab/><text:tab/><text:tab/><text:tab/><text:tab/></text:p>
      <text:p text:style-name="P7"><text:span text:style-name="T5">2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2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backgroundOutColorDragMe"</text:span><text:span text:style-name="T11">&gt;</text:span><text:span text:style-name="T14">Color de cuadro exterior:</text:span><text:span text:style-name="T11">&lt;/label&gt;</text:span></text:p>
      <text:p text:style-name="P7"><text:soft-page-break/><text:span text:style-name="T5">23 </text:span><text:tab/><text:tab/><text:tab/><text:tab/><text:tab/><text:tab/><text:tab/><text:span text:style-name="T11">&lt;/div&gt;</text:span></text:p>
      <text:p text:style-name="P7"><text:span text:style-name="T5">24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5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backgroundOu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backgroundOutColor"</text:span> <text:span text:style-name="T17">style</text:span><text:span text:style-name="T14">=</text:span><text:span text:style-name="T19">"background-color:{{user.actualDragMe.board.backgroundOutColor}}"</text:span><text:span text:style-name="T14"> required</text:span><text:span text:style-name="T11">/&gt;</text:span></text:p>
      <text:p text:style-name="P7"><text:span text:style-name="T5">26 </text:span><text:tab/><text:tab/><text:tab/><text:tab/><text:tab/><text:tab/><text:tab/><text:span text:style-name="T11">&lt;/div&gt;</text:span></text:p>
      <text:p text:style-name="P7"><text:span text:style-name="T5">27 </text:span><text:tab/><text:tab/><text:tab/><text:tab/><text:tab/><text:tab/></text:p>
      <text:p text:style-name="P7"><text:span text:style-name="T5">28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29 </text:span><text:tab/><text:tab/><text:tab/><text:tab/><text:tab/><text:tab/><text:tab/><text:tab/><text:span text:style-name="T11">&lt;label</text:span> <text:span text:style-name="T17">for</text:span><text:span text:style-name="T14">=</text:span><text:span text:style-name="T19">"textColorDragMe"</text:span><text:span text:style-name="T11">&gt;</text:span><text:span text:style-name="T14">Color de texto:</text:span><text:span text:style-name="T11">&lt;/label&gt;</text:span></text:p>
      <text:p text:style-name="P7"><text:span text:style-name="T5">30 </text:span><text:tab/><text:tab/><text:tab/><text:tab/><text:tab/><text:tab/><text:tab/><text:span text:style-name="T11">&lt;/div&gt;</text:span></text:p>
      <text:p text:style-name="P7"><text:span text:style-name="T5">31 </text:span><text:tab/><text:tab/><text:tab/><text:tab/><text:tab/><text:tab/><text:tab/><text:span text:style-name="T11">&lt;div</text:span> <text:span text:style-name="T17">class</text:span><text:span text:style-name="T14">=</text:span><text:span text:style-name="T19">"col-md-12"</text:span><text:span text:style-name="T11">&gt;</text:span></text:p>
      <text:p text:style-name="P7"><text:span text:style-name="T5">32 </text:span><text:tab/><text:tab/><text:tab/><text:tab/><text:tab/><text:tab/><text:tab/><text:tab/><text:span text:style-name="T11">&lt;input</text:span> <text:span text:style-name="T14">colorpicker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extColorDragMe"</text:span> <text:span text:style-name="T17">colorpicker-position</text:span><text:span text:style-name="T14">=</text:span><text:span text:style-name="T19">"right"</text:span> <text:span text:style-name="T17">colorpicker-parent</text:span><text:span text:style-name="T14">=</text:span><text:span text:style-name="T19">"true"</text:span> <text:span text:style-name="T17">type</text:span><text:span text:style-name="T14">=</text:span><text:span text:style-name="T19">"text"</text:span> <text:span text:style-name="T17">ng-model</text:span><text:span text:style-name="T14">=</text:span><text:span text:style-name="T19">"user.actualDragMe.board.textColor"</text:span> <text:span text:style-name="T17">style</text:span><text:span text:style-name="T14">=</text:span><text:span text:style-name="T19">"background-color:{{user.actualDragMe.board.textColor}}"</text:span><text:span text:style-name="T14"> required</text:span><text:span text:style-name="T11">/&gt;</text:span></text:p>
      <text:p text:style-name="P7"><text:span text:style-name="T5">33 </text:span><text:tab/><text:tab/><text:tab/><text:tab/><text:tab/><text:tab/><text:tab/><text:span text:style-name="T11">&lt;/div&gt;</text:span></text:p>
      <text:p text:style-name="P7"><text:span text:style-name="T5">34 </text:span><text:tab/><text:tab/><text:tab/><text:tab/><text:tab/><text:tab/><text:span text:style-name="T11">&lt;/div&gt;</text:span><text:tab/></text:p>
      <text:p text:style-name="P7"><text:span text:style-name="T5">35 </text:span><text:tab/><text:tab/><text:tab/><text:tab/><text:tab/><text:span text:style-name="T11">&lt;/div&gt;</text:span></text:p>
      <text:p text:style-name="P7"><text:span text:style-name="T5">36 </text:span><text:tab/><text:tab/><text:tab/><text:tab/><text:span text:style-name="T11">&lt;/div&gt;</text:span><text:tab/></text:p>
      <text:p text:style-name="P7"><text:span text:style-name="T5">37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38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39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piezas</text:span><text:span text:style-name="T11">&lt;/h4&gt;</text:span></text:p>
      <text:p text:style-name="P7"><text:span text:style-name="T5">40 </text:span><text:tab/><text:tab/><text:tab/><text:tab/><text:tab/><text:tab/></text:p>
      <text:p text:style-name="P7"><text:span text:style-name="T5">41 </text:span><text:tab/><text:tab/><text:tab/><text:tab/><text:tab/><text:tab/><text:span text:style-name="T11">&lt;label</text:span> <text:span text:style-name="T17">for</text:span><text:span text:style-name="T14">=</text:span><text:span text:style-name="T19">"opponentSpeedDragMe"</text:span><text:span text:style-name="T11">&gt;</text:span><text:span text:style-name="T14">Velocidad inicial de las piezas oponentes:</text:span><text:span text:style-name="T11">&lt;/label&gt;</text:span></text:p>
      <text:p text:style-name="P7"><text:span text:style-name="T5">42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opponentSpeedDragMe"</text:span> <text:span text:style-name="T17">ng-model</text:span><text:span text:style-name="T14">=</text:span><text:span text:style-name="T19">"user.actualDragMe.pieces.opponent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43 </text:p>
      <text:p text:style-name="P7"><text:span text:style-name="T5">44 </text:span><text:tab/><text:tab/><text:tab/><text:tab/><text:tab/><text:tab/><text:span text:style-name="T11">&lt;label</text:span> <text:span text:style-name="T17">for</text:span><text:span text:style-name="T14">=</text:span><text:span text:style-name="T19">"playerSizeDragMe"</text:span><text:span text:style-name="T11">&gt;</text:span><text:span text:style-name="T14">Tamaño de la pieza del jugador:</text:span><text:span text:style-name="T11">&lt;/label&gt;</text:span></text:p>
      <text:p text:style-name="P7"><text:span text:style-name="T5">45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playerSizeDragMe"</text:span> <text:span text:style-name="T17">ng-model</text:span><text:span text:style-name="T14">=</text:span><text:span text:style-name="T19">"user.actualDragMe.pieces.playerSize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7"><text:span text:style-name="T5">46 </text:span><text:tab/><text:tab/><text:tab/><text:tab/><text:tab/></text:p>
      <text:p text:style-name="P7"><text:span text:style-name="T5">47 </text:span><text:tab/><text:tab/><text:tab/><text:tab/><text:tab/><text:span text:style-name="T11">&lt;/div&gt;</text:span></text:p>
      <text:p text:style-name="P7"><text:span text:style-name="T5">48 </text:span><text:tab/><text:tab/><text:tab/><text:tab/><text:span text:style-name="T11">&lt;/div&gt;</text:span></text:p>
      <text:p text:style-name="P7"><text:span text:style-name="T5">49 </text:span><text:tab/><text:tab/><text:tab/><text:tab/><text:span text:style-name="T11">&lt;div</text:span> <text:span text:style-name="T17">class</text:span><text:span text:style-name="T14">=</text:span><text:span text:style-name="T19">"form-group col-md-4"</text:span><text:span text:style-name="T11">&gt;</text:span></text:p>
      <text:p text:style-name="P7"><text:span text:style-name="T5">50 </text:span><text:tab/><text:tab/><text:tab/><text:tab/><text:tab/><text:span text:style-name="T11">&lt;div</text:span> <text:span text:style-name="T17">class</text:span><text:span text:style-name="T14">=</text:span><text:span text:style-name="T19">"thumbnail"</text:span><text:span text:style-name="T11">&gt;</text:span></text:p>
      <text:p text:style-name="P7"><text:span text:style-name="T5">51 </text:span><text:tab/><text:tab/><text:tab/><text:tab/><text:tab/><text:tab/><text:span text:style-name="T11">&lt;h4</text:span> <text:span text:style-name="T17">class</text:span><text:span text:style-name="T14">=</text:span><text:span text:style-name="T19">"text-center"</text:span><text:span text:style-name="T11">&gt;</text:span><text:span text:style-name="T14">Configuración de dificultad</text:span><text:span text:style-name="T11">&lt;/h4&gt;</text:span></text:p>
      <text:p text:style-name="P8">52 </text:p>
      <text:p text:style-name="P7"><text:span text:style-name="T5">53 </text:span><text:tab/><text:tab/><text:tab/><text:tab/><text:tab/><text:tab/><text:span text:style-name="T11">&lt;label</text:span> <text:span text:style-name="T17">for</text:span><text:span text:style-name="T14">=</text:span><text:span text:style-name="T19">"timePieceSpeedDragMe"</text:span><text:span text:style-name="T11">&gt;</text:span><text:span text:style-name="T14">Tiempo para subir de nivel:</text:span><text:span text:style-name="T11">&lt;/label&gt;</text:span></text:p>
      <text:p text:style-name="P7"><text:span text:style-name="T5">54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timePieceSpeedDragMe"</text:span> <text:span text:style-name="T17">ng-model</text:span><text:span text:style-name="T14">=</text:span><text:span text:style-name="T19">"user.actualDragMe.difficult.time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5 </text:p>
      <text:p text:style-name="P7"><text:span text:style-name="T5">56 </text:span><text:tab/><text:tab/><text:tab/><text:tab/><text:tab/><text:tab/><text:span text:style-name="T11">&lt;label</text:span> <text:span text:style-name="T17">for</text:span><text:span text:style-name="T14">=</text:span><text:span text:style-name="T19">"incPieceSpeedDragMe"</text:span><text:span text:style-name="T11">&gt;</text:span><text:span text:style-name="T14">Incremento de la velocidad de las piezas:</text:span><text:span text:style-name="T11">&lt;/label&gt;</text:span></text:p>
      <text:p text:style-name="P7"><text:span text:style-name="T5">57 </text:span><text:tab/><text:tab/><text:tab/><text:tab/><text:tab/><text:tab/><text:span text:style-name="T11">&lt;input</text:span> <text:span text:style-name="T17">class</text:span><text:span text:style-name="T14">=</text:span><text:span text:style-name="T19">"form-control"</text:span> <text:span text:style-name="T17">id</text:span><text:span text:style-name="T14">=</text:span><text:span text:style-name="T19">"incPieceSpeedDragMe"</text:span> <text:span text:style-name="T17">ng-model</text:span><text:span text:style-name="T14">=</text:span><text:span text:style-name="T19">"user.actualDragMe.difficult.incPieceSpeed"</text:span> <text:span text:style-name="T17">type</text:span><text:span text:style-name="T14">=</text:span><text:span text:style-name="T19">"text"</text:span><text:span text:style-name="T14"> required</text:span><text:span text:style-name="T11">/&gt;</text:span></text:p>
      <text:p text:style-name="P8">58 </text:p>
      <text:p text:style-name="P7"><text:span text:style-name="T5">59 </text:span><text:tab/><text:tab/><text:tab/><text:tab/><text:tab/><text:span text:style-name="T11">&lt;/div&gt;</text:span></text:p>
      <text:p text:style-name="P7"><text:span text:style-name="T5">60 </text:span><text:tab/><text:tab/><text:tab/><text:tab/><text:span text:style-name="T11">&lt;/div&gt;</text:span></text:p>
      <text:p text:style-name="P7"><text:span text:style-name="T5">61 </text:span><text:tab/><text:tab/><text:tab/><text:span text:style-name="T11">&lt;/div&gt;</text:span></text:p>
      <text:p text:style-name="P7"><text:span text:style-name="T5">62 </text:span><text:tab/><text:tab/><text:tab/><text:span text:style-name="T11">&lt;div</text:span> <text:span text:style-name="T17">class</text:span><text:span text:style-name="T14">=</text:span><text:span text:style-name="T19">"modal-footer"</text:span><text:span text:style-name="T11">&gt;</text:span></text:p>
      <text:p text:style-name="P7"><text:span text:style-name="T5">63 </text:span><text:tab/><text:tab/> <text:s text:c="7"/><text:span text:style-name="T11">&lt;a</text:span> <text:span text:style-name="T17">class</text:span><text:span text:style-name="T14">=</text:span><text:span text:style-name="T19">"btn btn-default"</text:span> <text:span text:style-name="T17">href</text:span><text:span text:style-name="T14">=</text:span><text:span text:style-name="T19">"#"</text:span><text:span text:style-name="T11">&gt;</text:span><text:span text:style-name="T14">Salir</text:span><text:span text:style-name="T11">&lt;/a&gt;</text:span></text:p>
      <text:p text:style-name="P7"><text:span text:style-name="T5">64 </text:span><text:tab/> <text:s text:c="3"/><text:tab/><text:span text:style-name="T11">&lt;/div&gt;</text:span><text:tab/><text:tab/></text:p>
      <text:p text:style-name="P7"><text:soft-page-break/><text:span text:style-name="T5">65 </text:span><text:tab/><text:tab/><text:span text:style-name="T11">&lt;/form&gt;</text:span></text:p>
      <text:p text:style-name="P7"><text:span text:style-name="T5">66 </text:span><text:tab/><text:span text:style-name="T11">&lt;/div&gt;</text:span></text:p>
      <text:p text:style-name="Text_20_body"/>
      <text:h text:style-name="Heading_20_1" text:outline-level="1">Juegos</text:h>
      <text:h text:style-name="Heading_20_2" text:outline-level="2">pong.html</text:h>
      <text:p text:style-name="P10"><text:span text:style-name="T6">01</text:span><text:span text:style-name="T5"> </text:span><text:span text:style-name="T11">&lt;!doctype</text:span> <text:span text:style-name="T14">html</text:span><text:span text:style-name="T11">&gt;</text:span>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7"><text:span text:style-name="T5">03 </text:span><text:span text:style-name="T11">&lt;head&gt;</text:span></text:p>
      <text:p text:style-name="P7"><text:span text:style-name="T5">04 </text:span><text:s text:c="2"/><text:span text:style-name="T11">&lt;title&gt;</text:span><text:span text:style-name="T14">Ping Pong HTML5</text:span><text:span text:style-name="T11">&lt;/title&gt;</text:span></text:p>
      <text:p text:style-name="P7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7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7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Ping-Pong HTML5"</text:span><text:span text:style-name="T11">&gt;</text:span></text:p>
      <text:p text:style-name="P7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8">09 </text:p>
      <text:p text:style-name="P7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7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7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7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7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7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7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7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pong/pongGameController.js"</text:span><text:span text:style-name="T11">&gt;&lt;/script&gt;</text:span></text:p>
      <text:p text:style-name="P7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8">19 </text:p>
      <text:p text:style-name="P7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7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7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7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8">24 </text:p>
      <text:p text:style-name="P8">25 </text:p>
      <text:p text:style-name="P7"><text:span text:style-name="T5">26 </text:span><text:span text:style-name="T11">&lt;/head&gt;</text:span></text:p>
      <text:p text:style-name="P7"><text:span text:style-name="T5">27 </text:span><text:span text:style-name="T11">&lt;script type="text/javascript"&gt;</text:span></text:p>
      <text:p text:style-name="P7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7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7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7"><text:span text:style-name="T5">31 </text:span><text:span text:style-name="T11">&lt;/script&gt;</text:span></text:p>
      <text:p text:style-name="P7"><text:span text:style-name="T5">32 </text:span><text:span text:style-name="T11">&lt;body</text:span> <text:span text:style-name="T17">ng-controller</text:span><text:span text:style-name="T14">=</text:span><text:span text:style-name="T19">"pong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8">33 </text:p>
      <text:p text:style-name="P8">34 </text:p>
      <text:p text:style-name="P7"><text:span text:style-name="T5">35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7"><text:span text:style-name="T5">36 </text:span><text:s text:c="4"/></text:p>
      <text:p text:style-name="P8">37 </text:p>
      <text:p text:style-name="P7"><text:span text:style-name="T5">38 </text:span><text:span text:style-name="T11">&lt;script type="text/javascript"&gt;</text:span></text:p>
      <text:p text:style-name="P7"><text:span text:style-name="T5">39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7"><text:span text:style-name="T5">40 </text:span><text:span text:style-name="T14"><text:s text:c="2"/>configuration</text:span> <text:span text:style-name="T14">=</text:span> <text:span text:style-name="T14">JSON.parse(configuration);</text:span></text:p>
      <text:p text:style-name="P7"><text:span text:style-name="T5">41 </text:span><text:span text:style-name="T14"><text:s text:c="2"/>calibration</text:span> <text:span text:style-name="T14">=</text:span> <text:span text:style-name="T14">JSON.parse(calibration);</text:span></text:p>
      <text:p text:style-name="P7"><text:span text:style-name="T5">42 </text:span><text:span text:style-name="T14"><text:s text:c="2"/>configuration.board.numberZone</text:span> <text:span text:style-name="T14">=</text:span> <text:span text:style-name="T14">parseInt(configuration.board.numberZone);</text:span></text:p>
      <text:p text:style-name="P7"><text:span text:style-name="T5">43 </text:span><text:span text:style-name="T14"><text:s text:c="2"/>configuration.difficult.goals</text:span> <text:span text:style-name="T14">=</text:span> <text:span text:style-name="T14">parseInt(configuration.difficult.goals);</text:span></text:p>
      <text:p text:style-name="P7"><text:soft-page-break/><text:span text:style-name="T5">44 </text:span><text:span text:style-name="T14"><text:s text:c="2"/>configuration.difficult.points</text:span> <text:span text:style-name="T14">=</text:span> <text:span text:style-name="T14">parseInt(configuration.difficult.points);</text:span></text:p>
      <text:p text:style-name="P7"><text:span text:style-name="T5">45 </text:span><text:span text:style-name="T14"><text:s text:c="2"/>configuration.difficult.incBallSpeed</text:span> <text:span text:style-name="T14">=</text:span> <text:span text:style-name="T14">parseFloat(configuration.difficult.incBallSpeed</text:span> <text:span text:style-name="T14">);</text:span></text:p>
      <text:p text:style-name="P7"><text:span text:style-name="T5">46 </text:span><text:span text:style-name="T14"><text:s text:c="2"/>configuration.difficult.incOpSpeed</text:span> <text:span text:style-name="T14">=</text:span> <text:span text:style-name="T14">parseFloat(configuration.difficult.incOpSpeed);</text:span></text:p>
      <text:p text:style-name="P7"><text:span text:style-name="T5">47 </text:span><text:span text:style-name="T14"><text:s text:c="2"/>configuration.pieces.ballSpeed</text:span> <text:span text:style-name="T14">=</text:span> <text:span text:style-name="T14">parseInt(configuration.pieces.ballSpeed);</text:span></text:p>
      <text:p text:style-name="P7"><text:span text:style-name="T5">48 </text:span><text:span text:style-name="T14"><text:s text:c="2"/>configuration.pieces.leftSpeed</text:span> <text:span text:style-name="T14">=</text:span> <text:span text:style-name="T14">parseInt(configuration.pieces.leftSpeed);</text:span></text:p>
      <text:p text:style-name="P7"><text:span text:style-name="T5">49 </text:span><text:span text:style-name="T14"><text:s text:c="2"/>configuration.pieces.rightSpeed</text:span> <text:span text:style-name="T14">=</text:span> <text:span text:style-name="T14">parseInt(configuration.pieces.rightSpeed);</text:span></text:p>
      <text:p text:style-name="P7"><text:span text:style-name="T5">50 </text:span><text:span text:style-name="T14"><text:s text:c="2"/>configuration.pieces.raquetHeight</text:span> <text:span text:style-name="T14">=</text:span> <text:span text:style-name="T14">parseFloat(configuration.pieces.raquetHeight);</text:span></text:p>
      <text:p text:style-name="P7"><text:span text:style-name="T5">51 </text:span><text:span text:style-name="T14"><text:s text:c="2"/>configuration.pieces.raquetWidth</text:span> <text:span text:style-name="T14">=</text:span> <text:span text:style-name="T14">parseFloat(configuration.pieces.raquetWidth);</text:span></text:p>
      <text:p text:style-name="P8">52 </text:p>
      <text:p text:style-name="P7"><text:span text:style-name="T5">53 </text:span><text:span text:style-name="T14"><text:s text:c="3"/></text:span></text:p>
      <text:p text:style-name="P7"><text:span text:style-name="T5">54 </text:span><text:span text:style-name="T14"><text:s text:c="3"/></text:span></text:p>
      <text:p text:style-name="P7"><text:span text:style-name="T5">55 </text:span><text:span text:style-name="T14"><text:s text:c="3"/></text:span></text:p>
      <text:p text:style-name="P7"><text:span text:style-name="T5">56 </text:span><text:span text:style-name="T14">});</text:span></text:p>
      <text:p text:style-name="P7"><text:span text:style-name="T5">57 </text:span><text:span text:style-name="T11">&lt;/script&gt;</text:span></text:p>
      <text:p text:style-name="P7"><text:span text:style-name="T5">58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pong.js"</text:span><text:span text:style-name="T11">&gt;&lt;/script&gt;</text:span></text:p>
      <text:p text:style-name="P8">59 </text:p>
      <text:p text:style-name="P7"><text:span text:style-name="T5">60 </text:span><text:span text:style-name="T11">&lt;/body&gt;</text:span></text:p>
      <text:p text:style-name="P7"><text:span text:style-name="T5">61 </text:span><text:span text:style-name="T11">&lt;/html&gt;</text:span></text:p>
      <text:p text:style-name="Text_20_body"/>
      <text:h text:style-name="Heading_20_2" text:outline-level="2">pong.js</text:h>
      <text:p text:style-name="P11"><text:span text:style-name="T10">01</text:span><text:span text:style-name="T5"> </text:span><text:span text:style-name="T14">$(document).</text:span><text:span text:style-name="T22">ready</text:span><text:span text:style-name="T14">(</text:span><text:span text:style-name="T11">function</text:span><text:span text:style-name="T14">(){</text:span></text:p>
      <text:p text:style-name="P7"><text:span text:style-name="T5">02 </text:span><text:tab/><text:span text:style-name="T14">(</text:span><text:span text:style-name="T11">function</text:span><text:span text:style-name="T14">() {</text:span></text:p>
      <text:p text:style-name="P7"><text:span text:style-name="T5">03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7"><text:span text:style-name="T5">04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7"><text:span text:style-name="T5">05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7"><text:span text:style-name="T5">06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7"><text:span text:style-name="T5">07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7"><text:span text:style-name="T5">08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7"><text:span text:style-name="T5">09 </text:span><text:tab/> <text:s text:c="3"/><text:span text:style-name="T14">}</text:span></text:p>
      <text:p text:style-name="P7"><text:span text:style-name="T5">10 </text:span><text:tab/> </text:p>
      <text:p text:style-name="P7"><text:span text:style-name="T5">11 </text:span><text:tab/> <text:s text:c="3"/><text:span text:style-name="T11">if</text:span> <text:span text:style-name="T14">(!window.requestAnimationFrame)</text:span></text:p>
      <text:p text:style-name="P7"><text:span text:style-name="T5">12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7"><text:span text:style-name="T5">13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7"><text:span text:style-name="T5">14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7"><text:span text:style-name="T5">15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7"><text:span text:style-name="T5">16 </text:span><text:span text:style-name="T14"><text:tab/> <text:s text:c="13"/>timeToCall);</text:span></text:p>
      <text:p text:style-name="P7"><text:span text:style-name="T5">17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7"><text:span text:style-name="T5">18 </text:span><text:tab/> <text:s text:c="11"/><text:span text:style-name="T11">return</text:span> <text:span text:style-name="T14">id;</text:span></text:p>
      <text:p text:style-name="P7"><text:span text:style-name="T5">19 </text:span><text:tab/> <text:s text:c="7"/><text:span text:style-name="T14">};</text:span></text:p>
      <text:p text:style-name="P7"><text:span text:style-name="T5">20 </text:span><text:tab/> </text:p>
      <text:p text:style-name="P7"><text:span text:style-name="T5">21 </text:span><text:tab/> <text:s text:c="3"/><text:span text:style-name="T11">if</text:span> <text:span text:style-name="T14">(!window.cancelAnimationFrame)</text:span></text:p>
      <text:p text:style-name="P7"><text:span text:style-name="T5">22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7"><text:span text:style-name="T5">23 </text:span><text:tab/> <text:s text:c="11"/><text:span text:style-name="T22">clearTimeout</text:span><text:span text:style-name="T14">(id);</text:span></text:p>
      <text:p text:style-name="P7"><text:span text:style-name="T5">24 </text:span><text:tab/> <text:s text:c="7"/><text:span text:style-name="T14">};</text:span></text:p>
      <text:p text:style-name="P7"><text:span text:style-name="T5">25 </text:span><text:tab/><text:span text:style-name="T14">}());</text:span></text:p>
      <text:p text:style-name="P8">26 </text:p>
      <text:p text:style-name="P7"><text:span text:style-name="T5">27 </text:span><text:tab/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7"><text:span text:style-name="T5">28 </text:span><text:tab/></text:p>
      <text:p text:style-name="P7"><text:span text:style-name="T5">29 </text:span><text:tab/><text:span text:style-name="T11">function</text:span> <text:span text:style-name="T22">initStage</text:span><text:span text:style-name="T14">(){</text:span></text:p>
      <text:p text:style-name="P7"><text:span text:style-name="T5">30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7"><text:span text:style-name="T5">31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7"><text:soft-page-break/><text:span text:style-name="T5">32 </text:span><text:span text:style-name="T14"><text:tab/><text:tab/> <text:s text:c="3"/>width:</text:span> <text:span text:style-name="T14">screen.width,</text:span></text:p>
      <text:p text:style-name="P7"><text:span text:style-name="T5">33 </text:span><text:span text:style-name="T14"><text:tab/><text:tab/> <text:s text:c="3"/>height:</text:span> <text:span text:style-name="T14">screen.height-</text:span><text:span text:style-name="T21">100</text:span><text:span text:style-name="T14">,</text:span></text:p>
      <text:p text:style-name="P7"><text:span text:style-name="T5">34 </text:span><text:tab/><text:tab/><text:span text:style-name="T14">});</text:span></text:p>
      <text:p text:style-name="P7"><text:span text:style-name="T5">35 </text:span><text:tab/><text:tab/></text:p>
      <text:p text:style-name="P7"><text:span text:style-name="T5">36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7"><text:span text:style-name="T5">37 </text:span><text:tab/><text:tab/><text:span text:style-name="T11">var</text:span> <text:span text:style-name="T14">ball</text:span> <text:span text:style-name="T14">=</text:span> <text:span text:style-name="T11">new</text:span> <text:span text:style-name="T22">Ball</text:span><text:span text:style-name="T14">();</text:span></text:p>
      <text:p text:style-name="P7"><text:span text:style-name="T5">38 </text:span><text:tab/><text:tab/><text:span text:style-name="T11">var</text:span> <text:span text:style-name="T14">texts</text:span> <text:span text:style-name="T14">=</text:span> <text:span text:style-name="T11">new</text:span> <text:span text:style-name="T22">Texts</text:span><text:span text:style-name="T14">();</text:span></text:p>
      <text:p text:style-name="P7"><text:span text:style-name="T5">39 </text:span><text:tab/><text:tab/><text:span text:style-name="T11">var</text:span> <text:span text:style-name="T14">player</text:span> <text:span text:style-name="T14">=</text:span> <text:span text:style-name="T11">new</text:span> <text:span text:style-name="T22">Player</text:span><text:span text:style-name="T14">();</text:span></text:p>
      <text:p text:style-name="P7"><text:span text:style-name="T5">40 </text:span><text:tab/><text:tab/><text:span text:style-name="T11">var</text:span> <text:span text:style-name="T14">opponent</text:span> <text:span text:style-name="T14">=</text:span> <text:span text:style-name="T11">new</text:span> <text:span text:style-name="T22">Opponent</text:span><text:span text:style-name="T14">();</text:span></text:p>
      <text:p text:style-name="P7"><text:span text:style-name="T5">41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7"><text:span text:style-name="T5">42 </text:span><text:tab/><text:tab/><text:span text:style-name="T11">new</text:span> <text:span text:style-name="T22">Game</text:span><text:span text:style-name="T14">(background,</text:span> <text:span text:style-name="T14">ball,</text:span> <text:span text:style-name="T14">player,</text:span> <text:span text:style-name="T14">opponent,</text:span> <text:span text:style-name="T14">menu,</text:span> <text:span text:style-name="T14">texts);</text:span></text:p>
      <text:p text:style-name="P8">43 </text:p>
      <text:p text:style-name="P7"><text:span text:style-name="T5">44 </text:span><text:tab/><text:span text:style-name="T14">}</text:span></text:p>
      <text:p text:style-name="P7"><text:span text:style-name="T5">45 </text:span><text:tab/></text:p>
      <text:p text:style-name="P7"><text:span text:style-name="T5">46 </text:span><text:tab/><text:span text:style-name="T11">function</text:span> <text:span text:style-name="T22">Background</text:span><text:span text:style-name="T14">(){</text:span></text:p>
      <text:p text:style-name="P7"><text:span text:style-name="T5">47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48 </text:span><text:span text:style-name="T14"><text:tab/><text:tab/> <text:s text:c="3"/>fill:</text:span> <text:span text:style-name="T14">configuration.board.backgroundColor,</text:span></text:p>
      <text:p text:style-name="P7"><text:span text:style-name="T5">49 </text:span><text:span text:style-name="T14"><text:tab/><text:tab/> <text:s text:c="3"/>x</text:span> <text:span text:style-name="T14">:</text:span> <text:span text:style-name="T21">0</text:span><text:span text:style-name="T14">,</text:span></text:p>
      <text:p text:style-name="P7"><text:span text:style-name="T5">50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7"><text:span text:style-name="T5">51 </text:span><text:tab/><text:tab/> <text:s text:c="3"/><text:span text:style-name="T5">// stroke: configuration.board.lineColor,</text:span></text:p>
      <text:p text:style-name="P7"><text:span text:style-name="T5">52 </text:span><text:tab/> <text:s text:c="4"/><text:span text:style-name="T5">// <text:s text:c="3"/>strokeWidth: 20,</text:span></text:p>
      <text:p text:style-name="P7"><text:span text:style-name="T5">53 </text:span><text:span text:style-name="T14"><text:tab/><text:tab/> <text:s text:c="3"/>width</text:span> <text:span text:style-name="T14">:</text:span> <text:span text:style-name="T14">stage.</text:span><text:span text:style-name="T22">getWidth</text:span><text:span text:style-name="T14">(),</text:span></text:p>
      <text:p text:style-name="P7"><text:span text:style-name="T5">54 </text:span><text:span text:style-name="T14"><text:tab/><text:tab/> <text:s text:c="3"/>height</text:span> <text:span text:style-name="T14">:</text:span> <text:span text:style-name="T14">stage.</text:span><text:span text:style-name="T22">getHeight</text:span><text:span text:style-name="T14">()</text:span></text:p>
      <text:p text:style-name="P7"><text:span text:style-name="T5">55 </text:span><text:tab/><text:tab/><text:span text:style-name="T14">});</text:span></text:p>
      <text:p text:style-name="P7"><text:span text:style-name="T5">56 </text:span><text:tab/><text:tab/></text:p>
      <text:p text:style-name="P7"><text:span text:style-name="T5">57 </text:span><text:tab/><text:tab/><text:span text:style-name="T11">this</text:span><text:span text:style-name="T14">.up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7"><text:span text:style-name="T5">58 </text:span><text:span text:style-name="T14"><text:s text:c="12"/>points: [</text:span><text:span text:style-name="T21">0</text:span><text:span text:style-name="T14">,</text:span> <text:span text:style-name="T21">0</text:span><text:span text:style-name="T14">,</text:span> <text:span text:style-name="T14">stage.</text:span><text:span text:style-name="T22">getWidth</text:span><text:span text:style-name="T14">(),</text:span> <text:span text:style-name="T21">0</text:span> <text:span text:style-name="T14">],</text:span></text:p>
      <text:p text:style-name="P7"><text:span text:style-name="T5">59 </text:span><text:span text:style-name="T14"><text:tab/> <text:s text:c="7"/>stroke:</text:span> <text:span text:style-name="T14">configuration.board.lineColor,</text:span></text:p>
      <text:p text:style-name="P7"><text:span text:style-name="T5">60 </text:span><text:span text:style-name="T14"><text:tab/> <text:s text:c="7"/>strokeWidth:</text:span> <text:span text:style-name="T21">20</text:span><text:span text:style-name="T14">,</text:span></text:p>
      <text:p text:style-name="P7"><text:span text:style-name="T5">61 </text:span><text:span text:style-name="T14"><text:tab/> <text:s text:c="7"/>shadowBlur:</text:span> <text:span text:style-name="T21">10</text:span><text:span text:style-name="T14">,</text:span></text:p>
      <text:p text:style-name="P7"><text:span text:style-name="T5">62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7"><text:span text:style-name="T5">63 </text:span><text:span text:style-name="T14"><text:tab/> <text:s text:c="7"/>shadowOpacity:</text:span> <text:span text:style-name="T21">0.5</text:span></text:p>
      <text:p text:style-name="P7"><text:span text:style-name="T5">64 </text:span><text:tab/><text:tab/><text:span text:style-name="T14">});</text:span></text:p>
      <text:p text:style-name="P8">65 </text:p>
      <text:p text:style-name="P7"><text:span text:style-name="T5">66 </text:span><text:tab/><text:tab/><text:span text:style-name="T11">this</text:span><text:span text:style-name="T14">.down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7"><text:span text:style-name="T5">67 </text:span><text:span text:style-name="T14"><text:s text:c="12"/>points: [</text:span><text:span text:style-name="T21">0</text:span><text:span text:style-name="T14">,stage.</text:span><text:span text:style-name="T22">getHeight</text:span><text:span text:style-name="T14">(),</text:span> <text:span text:style-name="T14">stage.</text:span><text:span text:style-name="T22">getWidth</text:span><text:span text:style-name="T14">(),</text:span> <text:span text:style-name="T14">stage.</text:span><text:span text:style-name="T22">getHeight</text:span><text:span text:style-name="T14">()],</text:span></text:p>
      <text:p text:style-name="P7"><text:span text:style-name="T5">68 </text:span><text:span text:style-name="T14"><text:tab/> <text:s text:c="7"/>stroke:</text:span> <text:span text:style-name="T14">configuration.board.lineColor,</text:span></text:p>
      <text:p text:style-name="P7"><text:span text:style-name="T5">69 </text:span><text:span text:style-name="T14"><text:tab/> <text:s text:c="7"/>strokeWidth:</text:span> <text:span text:style-name="T21">20</text:span><text:span text:style-name="T14">,</text:span></text:p>
      <text:p text:style-name="P7"><text:span text:style-name="T5">70 </text:span><text:span text:style-name="T14"><text:tab/> <text:s text:c="7"/>shadowBlur:</text:span> <text:span text:style-name="T21">10</text:span><text:span text:style-name="T14">,</text:span></text:p>
      <text:p text:style-name="P7"><text:span text:style-name="T5">71 </text:span><text:span text:style-name="T14"><text:tab/> <text:s text:c="7"/>shadowOffset: [</text:span><text:span text:style-name="T21">0</text:span><text:span text:style-name="T14">, -</text:span><text:span text:style-name="T21">5</text:span><text:span text:style-name="T14">],</text:span></text:p>
      <text:p text:style-name="P7"><text:span text:style-name="T5">72 </text:span><text:span text:style-name="T14"><text:tab/> <text:s text:c="7"/>shadowOpacity:</text:span> <text:span text:style-name="T21">0.5</text:span></text:p>
      <text:p text:style-name="P7"><text:span text:style-name="T5">73 </text:span><text:tab/><text:tab/><text:span text:style-name="T14">});</text:span></text:p>
      <text:p text:style-name="P8">74 </text:p>
      <text:p text:style-name="P7"><text:span text:style-name="T5">75 </text:span><text:tab/><text:tab/><text:span text:style-name="T11">this</text:span><text:span text:style-name="T14">.background.</text:span><text:span text:style-name="T22">add</text:span><text:span text:style-name="T14">(</text:span><text:span text:style-name="T11">this</text:span><text:span text:style-name="T14">.upLine);</text:span></text:p>
      <text:p text:style-name="P7"><text:span text:style-name="T5">76 </text:span><text:tab/><text:tab/><text:span text:style-name="T11">this</text:span><text:span text:style-name="T14">.background.</text:span><text:span text:style-name="T22">add</text:span><text:span text:style-name="T14">(</text:span><text:span text:style-name="T11">this</text:span><text:span text:style-name="T14">.downLine);</text:span></text:p>
      <text:p text:style-name="P8">77 </text:p>
      <text:p text:style-name="P7"><text:span text:style-name="T5">78 </text:span><text:tab/><text:tab/><text:span text:style-name="T11">this</text:span><text:span text:style-name="T14">.middleLine</text:span> <text:span text:style-name="T14">=</text:span> <text:span text:style-name="T11">new</text:span> <text:span text:style-name="T14">Kinetic.</text:span><text:span text:style-name="T22">Line</text:span><text:span text:style-name="T14">({</text:span></text:p>
      <text:p text:style-name="P7"><text:span text:style-name="T5">79 </text:span><text:span text:style-name="T14"><text:s text:c="12"/>points: [stage.</text:span><text:span text:style-name="T22">getWidth</text:span><text:span text:style-name="T14">()</text:span><text:span text:style-name="T24">/2, 0, stage.getWidth()/</text:span><text:span text:style-name="T21">2</text:span><text:span text:style-name="T14">,</text:span> <text:span text:style-name="T14">stage.</text:span><text:span text:style-name="T22">getHeight</text:span><text:span text:style-name="T14">()],</text:span></text:p>
      <text:p text:style-name="P7"><text:span text:style-name="T5">80 </text:span><text:span text:style-name="T14"><text:tab/> <text:s text:c="7"/>stroke:</text:span> <text:span text:style-name="T14">configuration.board.lineColor,</text:span></text:p>
      <text:p text:style-name="P7"><text:span text:style-name="T5">81 </text:span><text:span text:style-name="T14"><text:tab/> <text:s text:c="7"/>strokeWidth:</text:span> <text:span text:style-name="T21">6</text:span><text:span text:style-name="T14">,</text:span></text:p>
      <text:p text:style-name="P7"><text:span text:style-name="T5">82 </text:span><text:span text:style-name="T14"><text:tab/> <text:s text:c="7"/>dashArray: [</text:span><text:span text:style-name="T21">35</text:span><text:span text:style-name="T14">,</text:span> <text:span text:style-name="T21">20</text:span><text:span text:style-name="T14">],</text:span></text:p>
      <text:p text:style-name="P7"><text:span text:style-name="T5">83 </text:span><text:span text:style-name="T14"><text:tab/> <text:s text:c="7"/>shadowBlur:</text:span> <text:span text:style-name="T21">10</text:span><text:span text:style-name="T14">,</text:span></text:p>
      <text:p text:style-name="P7"><text:span text:style-name="T5">84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7"><text:span text:style-name="T5">85 </text:span><text:span text:style-name="T14"><text:tab/> <text:s text:c="7"/>shadowOpacity:</text:span> <text:span text:style-name="T21">0.5</text:span></text:p>
      <text:p text:style-name="P7"><text:span text:style-name="T5">86 </text:span><text:s text:c="8"/></text:p>
      <text:p text:style-name="P7"><text:span text:style-name="T5">87 </text:span><text:tab/><text:tab/><text:span text:style-name="T14">});</text:span></text:p>
      <text:p text:style-name="P7"><text:span text:style-name="T5">88 </text:span><text:tab/><text:tab/></text:p>
      <text:p text:style-name="P7"><text:span text:style-name="T5">89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90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background);</text:span></text:p>
      <text:p text:style-name="P7"><text:span text:style-name="T5">91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middleLine);</text:span></text:p>
      <text:p text:style-name="P7"><text:span text:style-name="T5">92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7"><text:span text:style-name="T5">93 </text:span><text:tab/><text:span text:style-name="T14">}</text:span></text:p>
      <text:p text:style-name="P7"><text:soft-page-break/><text:span text:style-name="T5">94 </text:span><text:tab/></text:p>
      <text:p text:style-name="P7"><text:span text:style-name="T5">95 </text:span><text:tab/><text:span text:style-name="T11">function</text:span> <text:span text:style-name="T22">Ball</text:span><text:span text:style-name="T14">(){</text:span></text:p>
      <text:p text:style-name="P7"><text:span text:style-name="T5">96 </text:span><text:tab/><text:tab/><text:span text:style-name="T11">this</text:span><text:span text:style-name="T14">.ball</text:span> <text:span text:style-name="T14">=</text:span> <text:span text:style-name="T11">new</text:span> <text:span text:style-name="T14">Kinetic.</text:span><text:span text:style-name="T22">Circle</text:span><text:span text:style-name="T14">({</text:span></text:p>
      <text:p text:style-name="P7"><text:span text:style-name="T5">97 </text:span><text:span text:style-name="T14"><text:tab/><text:tab/><text:tab/>radius</text:span> <text:span text:style-name="T14">:</text:span> <text:span text:style-name="T21">10</text:span><text:span text:style-name="T14">,</text:span></text:p>
      <text:p text:style-name="P7"><text:span text:style-name="T5">98 </text:span><text:span text:style-name="T14"><text:s text:c="12"/>fill</text:span> <text:span text:style-name="T14">:</text:span> <text:span text:style-name="T19">'black'</text:span><text:span text:style-name="T14">,</text:span></text:p>
      <text:p text:style-name="P7"><text:span text:style-name="T5">99 </text:span><text:span text:style-name="T14"><text:s text:c="12"/>x</text:span> <text:span text:style-name="T14">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100 </text:span><text:span text:style-name="T14"><text:s text:c="12"/>y</text:span> <text:span text:style-name="T14">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101 </text:span><text:span text:style-name="T14"><text:s text:c="12"/>id:</text:span> <text:span text:style-name="T19">"ball"</text:span></text:p>
      <text:p text:style-name="P7"><text:span text:style-name="T5">102 </text:span><text:tab/><text:tab/><text:span text:style-name="T14">});</text:span></text:p>
      <text:p text:style-name="P7"><text:span text:style-name="T5">103 </text:span><text:tab/><text:tab/><text:span text:style-name="T11">this</text:span><text:span text:style-name="T14">.speed</text:span> <text:span text:style-name="T14">=</text:span> <text:span text:style-name="T14">configuration.pieces.ballSpeed;</text:span></text:p>
      <text:p text:style-name="P7"><text:span text:style-name="T5">104 </text:span><text:s text:c="8"/><text:span text:style-name="T11">this</text:span><text:span text:style-name="T14">.colorLeft</text:span> <text:span text:style-name="T14">=</text:span> <text:span text:style-name="T14">calibration.eyeLeft;</text:span></text:p>
      <text:p text:style-name="P7"><text:span text:style-name="T5">105 </text:span><text:s text:c="8"/><text:span text:style-name="T11">this</text:span><text:span text:style-name="T14">.colorRight</text:span> <text:span text:style-name="T14">=</text:span> <text:span text:style-name="T14">calibration.eyeRight;</text:span></text:p>
      <text:p text:style-name="P7"><text:span text:style-name="T5">106 </text:span><text:s text:c="8"/><text:span text:style-name="T11">this</text:span><text:span text:style-name="T14">.direction</text:span> <text:span text:style-name="T14">= {</text:span> <text:span text:style-name="T14">x: +</text:span><text:span text:style-name="T21">1</text:span><text:span text:style-name="T14">,</text:span> <text:span text:style-name="T14">y: -</text:span><text:span text:style-name="T21">1</text:span> <text:span text:style-name="T14">};</text:span></text:p>
      <text:p text:style-name="P7"><text:span text:style-name="T5">107 </text:span><text:s text:c="8"/></text:p>
      <text:p text:style-name="P7"><text:span text:style-name="T5">108 </text:span><text:s text:c="8"/><text:span text:style-name="T11">this</text:span><text:span text:style-name="T14">.ball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109 </text:span><text:tab/><text:tab/><text:span text:style-name="T11">this</text:span><text:span text:style-name="T14">.ballLayer.</text:span><text:span text:style-name="T22">add</text:span><text:span text:style-name="T14">(</text:span><text:span text:style-name="T11">this</text:span><text:span text:style-name="T14">.ball);</text:span></text:p>
      <text:p text:style-name="P7"><text:span text:style-name="T5">110 </text:span><text:span text:style-name="T14"><text:tab/><text:tab/>stage.</text:span><text:span text:style-name="T22">add</text:span><text:span text:style-name="T14">(</text:span><text:span text:style-name="T11">this</text:span><text:span text:style-name="T14">.ballLayer);</text:span></text:p>
      <text:p text:style-name="P7"><text:span text:style-name="T5">111 </text:span><text:tab/><text:span text:style-name="T14">}</text:span></text:p>
      <text:p text:style-name="P7"><text:span text:style-name="T5">112 </text:span><text:tab/></text:p>
      <text:p text:style-name="P7"><text:span text:style-name="T5">113 </text:span><text:tab/><text:span text:style-name="T11">function</text:span> <text:span text:style-name="T22">Player</text:span><text:span text:style-name="T14">(){</text:span></text:p>
      <text:p text:style-name="P7"><text:span text:style-name="T5">114 </text:span><text:tab/><text:tab/><text:span text:style-name="T11">this</text:span><text:span text:style-name="T14">.player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15 </text:span><text:span text:style-name="T14"><text:tab/><text:tab/> <text:s text:c="3"/>fill:</text:span> <text:span text:style-name="T14">configuration.board.raquetColor,</text:span></text:p>
      <text:p text:style-name="P7"><text:span text:style-name="T5">116 </text:span><text:span text:style-name="T14"><text:tab/><text:tab/> <text:s text:c="3"/>x</text:span> <text:span text:style-name="T14">:</text:span> <text:span text:style-name="T21">80</text:span><text:span text:style-name="T14">,</text:span></text:p>
      <text:p text:style-name="P7"><text:span text:style-name="T5">117 </text:span><text:span text:style-name="T14"><text:tab/><text:tab/> <text:s text:c="3"/>y</text:span> <text:span text:style-name="T14">:</text:span> <text:span text:style-name="T14">stage.</text:span><text:span text:style-name="T22">getHeight</text:span><text:span text:style-name="T14">()</text:span><text:span text:style-name="T24">/2-(configuration.pieces.raquetHeight/</text:span><text:span text:style-name="T21">2</text:span><text:span text:style-name="T14">),</text:span></text:p>
      <text:p text:style-name="P7"><text:span text:style-name="T5">118 </text:span><text:span text:style-name="T14"><text:tab/><text:tab/> <text:s text:c="3"/>width:</text:span> <text:span text:style-name="T14">configuration.pieces.raquetWidth,</text:span></text:p>
      <text:p text:style-name="P7"><text:span text:style-name="T5">119 </text:span><text:span text:style-name="T14"><text:tab/><text:tab/> <text:s text:c="3"/>height:</text:span> <text:span text:style-name="T14">configuration.pieces.raquetHeight,</text:span></text:p>
      <text:p text:style-name="P7"><text:span text:style-name="T5">120 </text:span><text:span text:style-name="T14"><text:tab/><text:tab/> <text:s text:c="3"/>shadowColor:</text:span> <text:span text:style-name="T19">'black'</text:span><text:span text:style-name="T14">,</text:span></text:p>
      <text:p text:style-name="P7"><text:span text:style-name="T5">121 </text:span><text:span text:style-name="T14"><text:tab/> <text:s text:c="7"/>shadowBlur:</text:span> <text:span text:style-name="T21">10</text:span><text:span text:style-name="T14">,</text:span></text:p>
      <text:p text:style-name="P7"><text:span text:style-name="T5">122 </text:span><text:span text:style-name="T14"><text:tab/> <text:s text:c="7"/>shadowOffset: [</text:span><text:span text:style-name="T21">10</text:span><text:span text:style-name="T14">,</text:span> <text:span text:style-name="T21">10</text:span><text:span text:style-name="T14">],</text:span></text:p>
      <text:p text:style-name="P7"><text:span text:style-name="T5">123 </text:span><text:span text:style-name="T14"><text:tab/> <text:s text:c="7"/>shadowOpacity:</text:span> <text:span text:style-name="T21">0.2</text:span><text:span text:style-name="T14">,</text:span></text:p>
      <text:p text:style-name="P7"><text:span text:style-name="T5">124 </text:span><text:s text:c="8"/></text:p>
      <text:p text:style-name="P7"><text:span text:style-name="T5">125 </text:span><text:tab/><text:tab/> <text:s text:c="3"/><text:span text:style-name="T5">// draggable: true,</text:span></text:p>
      <text:p text:style-name="P7"><text:span text:style-name="T5">126 </text:span><text:tab/><text:tab/> <text:s text:c="3"/><text:span text:style-name="T5">// dragBoundFunc: function(pos) {</text:span></text:p>
      <text:p text:style-name="P7"><text:span text:style-name="T5">127 </text:span><text:tab/><text:tab/> <text:s text:c="3"/><text:span text:style-name="T5">// <text:tab/>return {</text:span></text:p>
      <text:p text:style-name="P7"><text:span text:style-name="T5">128 </text:span><text:tab/><text:tab/> <text:s text:c="3"/><text:span text:style-name="T5">// <text:tab/><text:tab/>x: this.getAbsolutePosition().x,</text:span></text:p>
      <text:p text:style-name="P7"><text:span text:style-name="T5">129 </text:span><text:tab/><text:tab/> <text:s text:c="3"/><text:span text:style-name="T5">// <text:tab/><text:tab/>y: pos.y</text:span></text:p>
      <text:p text:style-name="P7"><text:span text:style-name="T5">130 </text:span><text:tab/><text:tab/> <text:s text:c="3"/><text:span text:style-name="T5">// <text:tab/>};</text:span></text:p>
      <text:p text:style-name="P7"><text:span text:style-name="T5">131 </text:span><text:tab/><text:tab/> <text:s text:c="3"/><text:span text:style-name="T5">// },</text:span></text:p>
      <text:p text:style-name="P7"><text:span text:style-name="T5">132 </text:span><text:span text:style-name="T14"><text:tab/><text:tab/> <text:s text:c="3"/>id:</text:span> <text:span text:style-name="T19">"player"</text:span></text:p>
      <text:p text:style-name="P7"><text:span text:style-name="T5">133 </text:span><text:tab/><text:tab/></text:p>
      <text:p text:style-name="P7"><text:span text:style-name="T5">134 </text:span><text:tab/> <text:s text:c="3"/><text:span text:style-name="T14">});</text:span></text:p>
      <text:p text:style-name="P7"><text:span text:style-name="T5">135 </text:span><text:tab/><text:tab/></text:p>
      <text:p text:style-name="P7"><text:span text:style-name="T5">136 </text:span><text:tab/><text:tab/><text:span text:style-name="T11">this</text:span><text:span text:style-name="T14">.poin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137 </text:span><text:span text:style-name="T14"><text:s text:c="12"/>x:</text:span><text:span text:style-name="T11">this</text:span><text:span text:style-name="T14">.player.</text:span><text:span text:style-name="T22">getX</text:span><text:span text:style-name="T14">()+</text:span><text:span text:style-name="T11">this</text:span><text:span text:style-name="T14">.player.</text:span><text:span text:style-name="T22">getWidth</text:span><text:span text:style-name="T14">(),</text:span></text:p>
      <text:p text:style-name="P7"><text:span text:style-name="T5">138 </text:span><text:span text:style-name="T14"><text:s text:c="12"/>y: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player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139 </text:span><text:span text:style-name="T14"><text:s text:c="12"/>text:</text:span> <text:span text:style-name="T19">'10'</text:span><text:span text:style-name="T14">,</text:span></text:p>
      <text:p text:style-name="P7"><text:span text:style-name="T5">140 </text:span><text:span text:style-name="T14"><text:tab/><text:tab/><text:tab/>fontSize:</text:span> <text:span text:style-name="T21">20</text:span><text:span text:style-name="T14">,</text:span></text:p>
      <text:p text:style-name="P7"><text:span text:style-name="T5">141 </text:span><text:span text:style-name="T14"><text:tab/><text:tab/><text:tab/>fontFamily:</text:span> <text:span text:style-name="T19">'Calibri'</text:span><text:span text:style-name="T14">,</text:span></text:p>
      <text:p text:style-name="P7"><text:span text:style-name="T5">142 </text:span><text:span text:style-name="T14"><text:tab/><text:tab/><text:tab/>fontStyle:</text:span> <text:span text:style-name="T19">'bold'</text:span><text:span text:style-name="T14">,</text:span></text:p>
      <text:p text:style-name="P7"><text:span text:style-name="T5">143 </text:span><text:span text:style-name="T14"><text:tab/><text:tab/><text:tab/>fill:</text:span> <text:span text:style-name="T14">configuration.board.textColor,</text:span></text:p>
      <text:p text:style-name="P7"><text:span text:style-name="T5">144 </text:span><text:span text:style-name="T14"><text:tab/><text:tab/><text:tab/>opacity:</text:span> <text:span text:style-name="T21">0</text:span></text:p>
      <text:p text:style-name="P7"><text:span text:style-name="T5">145 </text:span><text:tab/><text:tab/><text:span text:style-name="T14">});</text:span></text:p>
      <text:p text:style-name="P7"><text:span text:style-name="T5">146 </text:span><text:tab/><text:tab/></text:p>
      <text:p text:style-name="P7"><text:span text:style-name="T5">147 </text:span><text:tab/><text:tab/><text:span text:style-name="T11">this</text:span><text:span text:style-name="T14">.speed</text:span> <text:span text:style-name="T14">=</text:span> <text:span text:style-name="T14">configuration.pieces.leftSpeed;</text:span></text:p>
      <text:p text:style-name="P7"><text:span text:style-name="T5">148 </text:span><text:tab/><text:tab/></text:p>
      <text:p text:style-name="P7"><text:span text:style-name="T5">149 </text:span><text:tab/><text:tab/><text:span text:style-name="T11">this</text:span><text:span text:style-name="T14">.player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150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player);</text:span></text:p>
      <text:p text:style-name="P7"><text:span text:style-name="T5">151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point);</text:span></text:p>
      <text:p text:style-name="P7"><text:span text:style-name="T5">152 </text:span><text:tab/><text:span text:style-name="T14">};</text:span></text:p>
      <text:p text:style-name="P8">153 </text:p>
      <text:p text:style-name="P7"><text:span text:style-name="T5">154 </text:span><text:span text:style-name="T14"><text:tab/>Player.</text:span><text:span text:style-name="T11">prototype</text:span><text:span text:style-name="T14">.moveDown</text:span> <text:span text:style-name="T14">=</text:span> <text:span text:style-name="T11">function</text:span><text:span text:style-name="T14">() {</text:span></text:p>
      <text:p text:style-name="P7"><text:span text:style-name="T5">155 </text:span><text:s text:c="8"/><text:span text:style-name="T11">if</text:span> <text:span text:style-name="T14">(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player.</text:span><text:span text:style-name="T22">getHeight</text:span><text:span text:style-name="T14">() &lt;</text:span> <text:span text:style-name="T14">stage.</text:span><text:span text:style-name="T22">getHeight</text:span><text:span text:style-name="T14">()){</text:span></text:p>
      <text:p text:style-name="P7"><text:span text:style-name="T5">156 </text:span><text:s text:c="8"/><text:tab/><text:span text:style-name="T11">this</text:span><text:span text:style-name="T14">.player.</text:span><text:span text:style-name="T22">setY</text:span><text:span text:style-name="T14">(</text:span><text:span text:style-name="T11">this</text:span><text:span text:style-name="T14">.player.</text:span><text:span text:style-name="T22">getY</text:span><text:span text:style-name="T14">()+</text:span><text:span text:style-name="T11">this</text:span><text:span text:style-name="T14">.speed);</text:span></text:p>
      <text:p text:style-name="P7"><text:span text:style-name="T5">157 </text:span><text:s text:c="8"/><text:span text:style-name="T14">}</text:span></text:p>
      <text:p text:style-name="P7"><text:soft-page-break/><text:span text:style-name="T5">158 </text:span><text:tab/><text:span text:style-name="T14">};</text:span></text:p>
      <text:p text:style-name="P7"><text:span text:style-name="T5">159 </text:span><text:span text:style-name="T14"><text:tab/></text:span></text:p>
      <text:p text:style-name="P7"><text:span text:style-name="T5">160 </text:span><text:span text:style-name="T14"><text:tab/>Player.</text:span><text:span text:style-name="T11">prototype</text:span><text:span text:style-name="T14">.moveUp</text:span> <text:span text:style-name="T14">=</text:span> <text:span text:style-name="T11">function</text:span><text:span text:style-name="T14">() {</text:span></text:p>
      <text:p text:style-name="P7"><text:span text:style-name="T5">161 </text:span><text:tab/> <text:s text:c="3"/><text:span text:style-name="T11">if</text:span> <text:span text:style-name="T14">(</text:span><text:span text:style-name="T11">this</text:span><text:span text:style-name="T14">.player.</text:span><text:span text:style-name="T22">getY</text:span><text:span text:style-name="T14">() &gt;</text:span> <text:span text:style-name="T21">0</text:span><text:span text:style-name="T14">){</text:span></text:p>
      <text:p text:style-name="P7"><text:span text:style-name="T5">162 </text:span><text:tab/> <text:s text:c="7"/><text:span text:style-name="T11">this</text:span><text:span text:style-name="T14">.player.</text:span><text:span text:style-name="T22">setY</text:span><text:span text:style-name="T14">(</text:span><text:span text:style-name="T11">this</text:span><text:span text:style-name="T14">.player.</text:span><text:span text:style-name="T22">getY</text:span><text:span text:style-name="T14">()-</text:span><text:span text:style-name="T11">this</text:span><text:span text:style-name="T14">.speed);</text:span></text:p>
      <text:p text:style-name="P7"><text:span text:style-name="T5">163 </text:span><text:tab/> <text:s text:c="3"/><text:span text:style-name="T14">}</text:span></text:p>
      <text:p text:style-name="P7"><text:span text:style-name="T5">164 </text:span><text:tab/><text:span text:style-name="T14">};</text:span></text:p>
      <text:p text:style-name="P7"><text:span text:style-name="T5">165 </text:span><text:tab/></text:p>
      <text:p text:style-name="P7"><text:span text:style-name="T5">166 </text:span><text:tab/><text:span text:style-name="T11">function</text:span> <text:span text:style-name="T22">Opponent</text:span><text:span text:style-name="T14">(){</text:span></text:p>
      <text:p text:style-name="P7"><text:span text:style-name="T5">167 </text:span><text:tab/><text:tab/><text:span text:style-name="T11">this</text:span><text:span text:style-name="T14">.opponen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68 </text:span><text:span text:style-name="T14"><text:tab/><text:tab/> <text:s text:c="3"/>fill:</text:span> <text:span text:style-name="T14">configuration.board.raquetColor,</text:span></text:p>
      <text:p text:style-name="P7"><text:span text:style-name="T5">169 </text:span><text:span text:style-name="T14"><text:tab/><text:tab/> <text:s text:c="3"/>x</text:span> <text:span text:style-name="T14">:</text:span> <text:span text:style-name="T14">stage.</text:span><text:span text:style-name="T22">getWidth</text:span><text:span text:style-name="T14">()-(</text:span><text:span text:style-name="T21">80</text:span><text:span text:style-name="T14">+configuration.pieces.raquetWidth),</text:span></text:p>
      <text:p text:style-name="P7"><text:span text:style-name="T5">170 </text:span><text:span text:style-name="T14"><text:s text:c="12"/>y</text:span> <text:span text:style-name="T14">:</text:span> <text:span text:style-name="T14">stage.</text:span><text:span text:style-name="T22">getHeight</text:span><text:span text:style-name="T14">()</text:span><text:span text:style-name="T24">/2-(configuration.pieces.raquetHeight/</text:span><text:span text:style-name="T21">2</text:span><text:span text:style-name="T14">),</text:span></text:p>
      <text:p text:style-name="P7"><text:span text:style-name="T5">171 </text:span><text:span text:style-name="T14"><text:tab/><text:tab/> <text:s text:c="3"/>width:</text:span> <text:span text:style-name="T14">configuration.pieces.raquetWidth,</text:span></text:p>
      <text:p text:style-name="P7"><text:span text:style-name="T5">172 </text:span><text:span text:style-name="T14"><text:tab/><text:tab/> <text:s text:c="3"/>height:</text:span> <text:span text:style-name="T14">configuration.pieces.raquetHeight,</text:span></text:p>
      <text:p text:style-name="P7"><text:span text:style-name="T5">173 </text:span><text:span text:style-name="T14"><text:tab/><text:tab/> <text:s text:c="3"/>shadowBlur:</text:span> <text:span text:style-name="T21">10</text:span><text:span text:style-name="T14">,</text:span></text:p>
      <text:p text:style-name="P7"><text:span text:style-name="T5">174 </text:span><text:span text:style-name="T14"><text:tab/> <text:s text:c="7"/>shadowOffset: [</text:span><text:span text:style-name="T21">10</text:span><text:span text:style-name="T14">,</text:span> <text:span text:style-name="T21">10</text:span><text:span text:style-name="T14">],</text:span></text:p>
      <text:p text:style-name="P7"><text:span text:style-name="T5">175 </text:span><text:span text:style-name="T14"><text:tab/> <text:s text:c="7"/>shadowOpacity:</text:span> <text:span text:style-name="T21">0.2</text:span><text:span text:style-name="T14">,</text:span></text:p>
      <text:p text:style-name="P7"><text:span text:style-name="T5">176 </text:span><text:span text:style-name="T14"><text:tab/><text:tab/> <text:s text:c="3"/>id:</text:span> <text:span text:style-name="T19">"opponent"</text:span></text:p>
      <text:p text:style-name="P7"><text:span text:style-name="T5">177 </text:span><text:tab/> <text:s text:c="3"/><text:span text:style-name="T14">});</text:span></text:p>
      <text:p text:style-name="P7"><text:span text:style-name="T5">178 </text:span><text:tab/><text:tab/><text:span text:style-name="T11">this</text:span><text:span text:style-name="T14">.speed</text:span> <text:span text:style-name="T14">=</text:span> <text:span text:style-name="T14">configuration.pieces.rightSpeed;</text:span></text:p>
      <text:p text:style-name="P7"><text:span text:style-name="T5">179 </text:span><text:tab/><text:tab/></text:p>
      <text:p text:style-name="P7"><text:span text:style-name="T5">180 </text:span><text:tab/><text:tab/><text:span text:style-name="T11">this</text:span><text:span text:style-name="T14">.opponent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181 </text:span><text:tab/><text:tab/><text:span text:style-name="T11">this</text:span><text:span text:style-name="T14">.opponentLayer.</text:span><text:span text:style-name="T22">add</text:span><text:span text:style-name="T14">(</text:span><text:span text:style-name="T11">this</text:span><text:span text:style-name="T14">.opponent);</text:span></text:p>
      <text:p text:style-name="P7"><text:span text:style-name="T5">182 </text:span><text:tab/><text:span text:style-name="T14">};</text:span></text:p>
      <text:p text:style-name="P7"><text:span text:style-name="T5">183 </text:span><text:tab/><text:tab/><text:tab/></text:p>
      <text:p text:style-name="P7"><text:span text:style-name="T5">184 </text:span><text:s text:c="4"/><text:span text:style-name="T11">function</text:span> <text:span text:style-name="T22">Texts</text:span><text:span text:style-name="T14">(){</text:span></text:p>
      <text:p text:style-name="P7"><text:span text:style-name="T5">185 </text:span><text:s text:c="4"/><text:tab/><text:span text:style-name="T11">this</text:span><text:span text:style-name="T14">.level</text:span> <text:span text:style-name="T14">=</text:span> <text:span text:style-name="T21">0</text:span><text:span text:style-name="T14">;</text:span></text:p>
      <text:p text:style-name="P7"><text:span text:style-name="T5">186 </text:span><text:s text:c="8"/><text:span text:style-name="T11">this</text:span><text:span text:style-name="T14">.points</text:span> <text:span text:style-name="T14">=</text:span> <text:span text:style-name="T21">0</text:span><text:span text:style-name="T14">;</text:span></text:p>
      <text:p text:style-name="P7"><text:span text:style-name="T5">187 </text:span><text:s text:c="4"/><text:tab/><text:span text:style-name="T11">this</text:span><text:span text:style-name="T14">.pScore</text:span> <text:span text:style-name="T14">=</text:span> <text:span text:style-name="T21">0</text:span><text:span text:style-name="T14">;</text:span></text:p>
      <text:p text:style-name="P7"><text:span text:style-name="T5">188 </text:span><text:s text:c="8"/><text:span text:style-name="T11">this</text:span><text:span text:style-name="T14">.oScore</text:span> <text:span text:style-name="T14">=</text:span> <text:span text:style-name="T21">0</text:span><text:span text:style-name="T14">;</text:span></text:p>
      <text:p text:style-name="P7"><text:span text:style-name="T5">189 </text:span><text:s text:c="4"/><text:tab/></text:p>
      <text:p text:style-name="P7"><text:span text:style-name="T5">190 </text:span><text:s text:c="4"/><text:tab/><text:span text:style-name="T11">this</text:span><text:span text:style-name="T14">.scoreBoard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7"><text:span text:style-name="T5">191 </text:span><text:s text:c="4"/><text:tab/><text:span text:style-name="T11">this</text:span><text:span text:style-name="T14">.player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192 </text:span><text:span text:style-name="T14"><text:s text:c="12"/>x:stage.</text:span><text:span text:style-name="T22">getWidth</text:span><text:span text:style-name="T14">()/</text:span><text:span text:style-name="T21">2</text:span> <text:span text:style-name="T14">-</text:span> <text:span text:style-name="T21">75</text:span><text:span text:style-name="T14">,</text:span></text:p>
      <text:p text:style-name="P7"><text:span text:style-name="T5">193 </text:span><text:span text:style-name="T14"><text:s text:c="12"/>y:</text:span><text:span text:style-name="T21">20</text:span><text:span text:style-name="T14">,</text:span></text:p>
      <text:p text:style-name="P7"><text:span text:style-name="T5">194 </text:span><text:span text:style-name="T14"><text:s text:c="12"/>text:</text:span> <text:span text:style-name="T11">this</text:span><text:span text:style-name="T14">.pScore,</text:span></text:p>
      <text:p text:style-name="P7"><text:span text:style-name="T5">195 </text:span><text:span text:style-name="T14"><text:tab/><text:tab/><text:tab/>fontSize:</text:span> <text:span text:style-name="T21">60</text:span><text:span text:style-name="T14">,</text:span></text:p>
      <text:p text:style-name="P7"><text:span text:style-name="T5">196 </text:span><text:span text:style-name="T14"><text:tab/><text:tab/><text:tab/>fontFamily:</text:span> <text:span text:style-name="T19">'Courier'</text:span><text:span text:style-name="T14">,</text:span></text:p>
      <text:p text:style-name="P7"><text:span text:style-name="T5">197 </text:span><text:span text:style-name="T14"><text:tab/><text:tab/><text:tab/>fontStyle:</text:span> <text:span text:style-name="T19">'bold'</text:span><text:span text:style-name="T14">,</text:span></text:p>
      <text:p text:style-name="P7"><text:span text:style-name="T5">198 </text:span><text:span text:style-name="T14"><text:tab/><text:tab/><text:tab/>fill:</text:span> <text:span text:style-name="T14">configuration.board.textColor,</text:span></text:p>
      <text:p text:style-name="P7"><text:span text:style-name="T5">199 </text:span><text:span text:style-name="T14"><text:tab/><text:tab/><text:tab/>shadowBlur:</text:span> <text:span text:style-name="T21">10</text:span><text:span text:style-name="T14">,</text:span></text:p>
      <text:p text:style-name="P7"><text:span text:style-name="T5">200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7"><text:span text:style-name="T5">201 </text:span><text:span text:style-name="T14"><text:tab/> <text:s text:c="7"/>shadowOpacity:</text:span> <text:span text:style-name="T21">0.5</text:span><text:span text:style-name="T14">,</text:span></text:p>
      <text:p text:style-name="P7"><text:span text:style-name="T5">202 </text:span><text:span text:style-name="T14"><text:tab/><text:tab/><text:tab/>id:</text:span> <text:span text:style-name="T19">'playerScore'</text:span></text:p>
      <text:p text:style-name="P7"><text:span text:style-name="T5">203 </text:span><text:tab/><text:tab/><text:span text:style-name="T14">});</text:span></text:p>
      <text:p text:style-name="P7"><text:span text:style-name="T5">204 </text:span><text:tab/><text:tab/> <text:s text:c="3"/></text:p>
      <text:p text:style-name="P7"><text:span text:style-name="T5">205 </text:span><text:tab/> <text:s text:c="3"/><text:span text:style-name="T11">this</text:span><text:span text:style-name="T14">.opponen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206 </text:span><text:span text:style-name="T14"><text:s text:c="12"/>x:stage.</text:span><text:span text:style-name="T22">getWidth</text:span><text:span text:style-name="T14">()/</text:span><text:span text:style-name="T21">2</text:span> <text:span text:style-name="T14">+</text:span><text:span text:style-name="T21">40</text:span><text:span text:style-name="T14">,</text:span></text:p>
      <text:p text:style-name="P7"><text:span text:style-name="T5">207 </text:span><text:span text:style-name="T14"><text:s text:c="12"/>y:</text:span><text:span text:style-name="T21">20</text:span><text:span text:style-name="T14">,</text:span></text:p>
      <text:p text:style-name="P7"><text:span text:style-name="T5">208 </text:span><text:span text:style-name="T14"><text:s text:c="12"/>text:</text:span> <text:span text:style-name="T11">this</text:span><text:span text:style-name="T14">.oScore,</text:span></text:p>
      <text:p text:style-name="P7"><text:span text:style-name="T5">209 </text:span><text:span text:style-name="T14"><text:tab/><text:tab/><text:tab/>fontSize:</text:span> <text:span text:style-name="T21">60</text:span><text:span text:style-name="T14">,</text:span></text:p>
      <text:p text:style-name="P7"><text:span text:style-name="T5">210 </text:span><text:span text:style-name="T14"><text:tab/><text:tab/><text:tab/>fontFamily:</text:span> <text:span text:style-name="T19">'Courier'</text:span><text:span text:style-name="T14">,</text:span></text:p>
      <text:p text:style-name="P7"><text:span text:style-name="T5">211 </text:span><text:span text:style-name="T14"><text:tab/><text:tab/><text:tab/>fontStyle:</text:span> <text:span text:style-name="T19">'bold'</text:span><text:span text:style-name="T14">,</text:span></text:p>
      <text:p text:style-name="P7"><text:span text:style-name="T5">212 </text:span><text:span text:style-name="T14"><text:tab/><text:tab/><text:tab/>shadowBlur:</text:span> <text:span text:style-name="T21">10</text:span><text:span text:style-name="T14">,</text:span></text:p>
      <text:p text:style-name="P7"><text:span text:style-name="T5">213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7"><text:span text:style-name="T5">214 </text:span><text:span text:style-name="T14"><text:tab/> <text:s text:c="7"/>shadowOpacity:</text:span> <text:span text:style-name="T21">0.5</text:span><text:span text:style-name="T14">,</text:span></text:p>
      <text:p text:style-name="P7"><text:span text:style-name="T5">215 </text:span><text:span text:style-name="T14"><text:tab/><text:tab/><text:tab/>fill:</text:span> <text:span text:style-name="T14">configuration.board.textColor,</text:span></text:p>
      <text:p text:style-name="P7"><text:span text:style-name="T5">216 </text:span><text:tab/><text:tab/><text:span text:style-name="T14">});</text:span></text:p>
      <text:p text:style-name="P7"><text:span text:style-name="T5">217 </text:span><text:tab/><text:tab/> <text:s text:c="3"/></text:p>
      <text:p text:style-name="P7"><text:span text:style-name="T5">218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219 </text:span><text:span text:style-name="T14"><text:s text:c="12"/>padding:</text:span> <text:span text:style-name="T21">20</text:span><text:span text:style-name="T14">,</text:span></text:p>
      <text:p text:style-name="P7"><text:span text:style-name="T5">220 </text:span><text:span text:style-name="T14"><text:s text:c="12"/>text:</text:span> <text:span text:style-name="T19">'Nivel: '</text:span><text:span text:style-name="T14">+</text:span> <text:span text:style-name="T11">this</text:span><text:span text:style-name="T14">.level+</text:span><text:span text:style-name="T19">' Puntos: '</text:span><text:span text:style-name="T14">+</text:span> <text:span text:style-name="T11">this</text:span><text:span text:style-name="T14">.points,</text:span></text:p>
      <text:p text:style-name="P7"><text:span text:style-name="T5">221 </text:span><text:span text:style-name="T14"><text:tab/><text:tab/><text:tab/>fontSize:</text:span> <text:span text:style-name="T21">12</text:span><text:span text:style-name="T14">,</text:span></text:p>
      <text:p text:style-name="P7"><text:soft-page-break/><text:span text:style-name="T5">222 </text:span><text:span text:style-name="T14"><text:tab/><text:tab/><text:tab/>fontFamily:</text:span> <text:span text:style-name="T19">'Calibri'</text:span><text:span text:style-name="T14">,</text:span></text:p>
      <text:p text:style-name="P7"><text:span text:style-name="T5">223 </text:span><text:span text:style-name="T14"><text:tab/><text:tab/><text:tab/>fontStyle:</text:span> <text:span text:style-name="T19">'bold'</text:span><text:span text:style-name="T14">,</text:span></text:p>
      <text:p text:style-name="P7"><text:span text:style-name="T5">224 </text:span><text:span text:style-name="T14"><text:tab/><text:tab/><text:tab/>shadowBlur:</text:span> <text:span text:style-name="T21">10</text:span><text:span text:style-name="T14">,</text:span></text:p>
      <text:p text:style-name="P7"><text:span text:style-name="T5">225 </text:span><text:span text:style-name="T14"><text:tab/> <text:s text:c="7"/>shadowOffset: [</text:span><text:span text:style-name="T21">5</text:span><text:span text:style-name="T14">,</text:span> <text:span text:style-name="T21">5</text:span><text:span text:style-name="T14">],</text:span></text:p>
      <text:p text:style-name="P7"><text:span text:style-name="T5">226 </text:span><text:span text:style-name="T14"><text:tab/> <text:s text:c="7"/>shadowOpacity:</text:span> <text:span text:style-name="T21">0.5</text:span><text:span text:style-name="T14">,</text:span></text:p>
      <text:p text:style-name="P7"><text:span text:style-name="T5">227 </text:span><text:span text:style-name="T14"><text:tab/><text:tab/><text:tab/>fill:</text:span> <text:span text:style-name="T14">configuration.board.textColor,</text:span></text:p>
      <text:p text:style-name="P7"><text:span text:style-name="T5">228 </text:span><text:tab/><text:tab/><text:span text:style-name="T14">});</text:span></text:p>
      <text:p text:style-name="P7"><text:span text:style-name="T5">229 </text:span><text:tab/> <text:s text:c="3"/></text:p>
      <text:p text:style-name="P7"><text:span text:style-name="T5">230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playerScore);</text:span></text:p>
      <text:p text:style-name="P7"><text:span text:style-name="T5">231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opponentScore);</text:span></text:p>
      <text:p text:style-name="P7"><text:span text:style-name="T5">232 </text:span><text:tab/> <text:s text:c="3"/><text:span text:style-name="T11">this</text:span><text:span text:style-name="T14">.scoreBoard.</text:span><text:span text:style-name="T22">add</text:span><text:span text:style-name="T14">(</text:span><text:span text:style-name="T11">this</text:span><text:span text:style-name="T14">.textScore);</text:span></text:p>
      <text:p text:style-name="P7"><text:span text:style-name="T5">233 </text:span><text:s text:c="8"/></text:p>
      <text:p text:style-name="P7"><text:span text:style-name="T5">234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ball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235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scoreBoard);</text:span></text:p>
      <text:p text:style-name="P7"><text:span text:style-name="T5">236 </text:span><text:s text:c="4"/><text:span text:style-name="T14">};</text:span></text:p>
      <text:p text:style-name="P7"><text:span text:style-name="T5">237 </text:span><text:tab/><text:tab/><text:tab/></text:p>
      <text:p text:style-name="P7"><text:span text:style-name="T5">238 </text:span><text:tab/><text:span text:style-name="T11">function</text:span> <text:span text:style-name="T22">Game</text:span><text:span text:style-name="T14">(background,</text:span> <text:span text:style-name="T14">ball,</text:span> <text:span text:style-name="T14">player,</text:span> <text:span text:style-name="T14">opponent,</text:span> <text:span text:style-name="T14">menu,</text:span> <text:span text:style-name="T14">texts){</text:span></text:p>
      <text:p text:style-name="P7"><text:span text:style-name="T5">239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7"><text:span text:style-name="T5">240 </text:span><text:tab/><text:tab/><text:span text:style-name="T11">this</text:span><text:span text:style-name="T14">.gBall</text:span> <text:span text:style-name="T14">=</text:span> <text:span text:style-name="T14">ball;</text:span></text:p>
      <text:p text:style-name="P7"><text:span text:style-name="T5">241 </text:span><text:tab/><text:tab/><text:span text:style-name="T11">this</text:span><text:span text:style-name="T14">.gPlayer</text:span> <text:span text:style-name="T14">=</text:span> <text:span text:style-name="T14">player;</text:span></text:p>
      <text:p text:style-name="P7"><text:span text:style-name="T5">242 </text:span><text:tab/><text:tab/><text:span text:style-name="T11">this</text:span><text:span text:style-name="T14">.gOpponent</text:span> <text:span text:style-name="T14">=</text:span> <text:span text:style-name="T14">opponent;</text:span></text:p>
      <text:p text:style-name="P7"><text:span text:style-name="T5">243 </text:span><text:tab/><text:tab/><text:span text:style-name="T11">this</text:span><text:span text:style-name="T14">.gMenu</text:span> <text:span text:style-name="T14">=</text:span> <text:span text:style-name="T14">menu;</text:span></text:p>
      <text:p text:style-name="P7"><text:span text:style-name="T5">244 </text:span><text:tab/><text:tab/><text:span text:style-name="T11">this</text:span><text:span text:style-name="T14">.gTexts=</text:span> <text:span text:style-name="T14">texts;</text:span></text:p>
      <text:p text:style-name="P7"><text:span text:style-name="T5">245 </text:span><text:tab/><text:tab/></text:p>
      <text:p text:style-name="P7"><text:span text:style-name="T5">246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247 </text:span><text:tab/><text:tab/><text:span text:style-name="T11">this</text:span><text:span text:style-name="T14">.oldWidth</text:span> <text:span text:style-name="T14">=</text:span> <text:span text:style-name="T11">null</text:span><text:span text:style-name="T14">;</text:span></text:p>
      <text:p text:style-name="P7"><text:span text:style-name="T5">248 </text:span><text:tab/><text:tab/><text:span text:style-name="T11">this</text:span><text:span text:style-name="T14">.oldHeight</text:span> <text:span text:style-name="T14">=</text:span> <text:span text:style-name="T11">null</text:span><text:span text:style-name="T14">;</text:span></text:p>
      <text:p text:style-name="P7"><text:span text:style-name="T5">249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7"><text:span text:style-name="T5">250 </text:span><text:tab/><text:tab/><text:span text:style-name="T11">this</text:span><text:span text:style-name="T14">.dictDifficult</text:span> <text:span text:style-name="T14">= {pred:{speedBall:configuration.difficult.incBallSpeed,speedOpponent:configuration.difficult.incOpSpeed}};</text:span></text:p>
      <text:p text:style-name="P7"><text:span text:style-name="T5">251 </text:span><text:tab/><text:tab/><text:span text:style-name="T11">this</text:span><text:span text:style-name="T14">.pointLevelUp</text:span> <text:span text:style-name="T14">=</text:span> <text:span text:style-name="T14">configuration.difficult.points;</text:span></text:p>
      <text:p text:style-name="P7"><text:span text:style-name="T5">252 </text:span><text:tab/><text:tab/><text:span text:style-name="T11">this</text:span><text:span text:style-name="T14">.goalsLimit</text:span> <text:span text:style-name="T14">=</text:span> <text:span text:style-name="T14">configuration.difficult.goals;</text:span></text:p>
      <text:p text:style-name="P7"><text:span text:style-name="T5">253 </text:span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7"><text:span text:style-name="T5">254 </text:span><text:tab/><text:tab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7"><text:span text:style-name="T5">255 </text:span><text:tab/><text:tab/><text:span text:style-name="T11">this</text:span><text:span text:style-name="T14">.zones</text:span> <text:span text:style-name="T14">=</text:span> <text:span text:style-name="T14">configuration.board.numberZone;</text:span></text:p>
      <text:p text:style-name="P7"><text:span text:style-name="T5">256 </text:span><text:tab/><text:tab/><text:span text:style-name="T5">//this.mode = "CPU";</text:span></text:p>
      <text:p text:style-name="P7"><text:span text:style-name="T5">257 </text:span><text:tab/><text:tab/><text:span text:style-name="T11">this</text:span><text:span text:style-name="T14">.mode</text:span> <text:span text:style-name="T14">=</text:span> <text:span text:style-name="T19">"1"</text:span><text:span text:style-name="T14">;</text:span></text:p>
      <text:p text:style-name="P7"><text:span text:style-name="T5">258 </text:span><text:tab/><text:tab/></text:p>
      <text:p text:style-name="P7"><text:span text:style-name="T5">259 </text:span><text:tab/><text:tab/><text:span text:style-name="T5">//this.eventsGame();</text:span></text:p>
      <text:p text:style-name="P7"><text:span text:style-name="T5">260 </text:span><text:tab/><text:tab/></text:p>
      <text:p text:style-name="P7"><text:span text:style-name="T5">261 </text:span><text:tab/><text:tab/><text:span text:style-name="T11">this</text:span><text:span text:style-name="T14">.crash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262 </text:span><text:span text:style-name="T14"><text:s text:c="12"/>node:</text:span> <text:span text:style-name="T11">this</text:span><text:span text:style-name="T14">.gPlayer.point,</text:span> </text:p>
      <text:p text:style-name="P7"><text:span text:style-name="T5">263 </text:span><text:span text:style-name="T14"><text:s text:c="12"/>opacity:</text:span> <text:span text:style-name="T21">1</text:span><text:span text:style-name="T14">,</text:span></text:p>
      <text:p text:style-name="P7"><text:span text:style-name="T5">264 </text:span><text:span text:style-name="T14"><text:s text:c="12"/>duration:</text:span> <text:span text:style-name="T21">0.5</text:span><text:span text:style-name="T14">,</text:span></text:p>
      <text:p text:style-name="P7"><text:span text:style-name="T5">265 </text:span><text:span text:style-name="T14"><text:s text:c="12"/>onFinish: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266 </text:span><text:s text:c="16"/><text:span text:style-name="T11">this</text:span><text:span text:style-name="T14">.crash.</text:span><text:span text:style-name="T22">reverse</text:span><text:span text:style-name="T14">();</text:span></text:p>
      <text:p text:style-name="P7"><text:span text:style-name="T5">267 </text:span><text:s text:c="16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268 </text:span><text:s text:c="16"/><text:tab/><text:span text:style-name="T11">this</text:span><text:span text:style-name="T14">.</text:span><text:span text:style-name="T22">stopAnimPoint</text:span><text:span text:style-name="T14">();</text:span></text:p>
      <text:p text:style-name="P7"><text:span text:style-name="T5">269 </text:span><text:s text:c="16"/><text:span text:style-name="T14">},</text:span><text:span text:style-name="T11">this</text:span><text:span text:style-name="T14">),</text:span><text:span text:style-name="T21">500</text:span><text:span text:style-name="T14">);</text:span></text:p>
      <text:p text:style-name="P7"><text:span text:style-name="T5">270 </text:span><text:s text:c="12"/><text:span text:style-name="T14">},</text:span><text:span text:style-name="T11">this</text:span><text:span text:style-name="T14">)</text:span></text:p>
      <text:p text:style-name="P7"><text:span text:style-name="T5">271 </text:span><text:tab/><text:tab/><text:span text:style-name="T14">});</text:span></text:p>
      <text:p text:style-name="P7"><text:span text:style-name="T5">272 </text:span><text:tab/><text:tab/></text:p>
      <text:p text:style-name="P7"><text:span text:style-name="T5">273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7"><text:span text:style-name="T5">274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7"><text:span text:style-name="T5">275 </text:span><text:tab/><text:tab/><text:span text:style-name="T11">this</text:span><text:span text:style-name="T14">.gMenu.win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WinMsg"</text:span><text:span text:style-name="T14">));</text:span></text:p>
      <text:p text:style-name="P7"><text:span text:style-name="T5">276 </text:span><text:tab/><text:tab/><text:span text:style-name="T11">this</text:span><text:span text:style-name="T14">.gMenu.loose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LooseMsg"</text:span><text:span text:style-name="T14">));</text:span></text:p>
      <text:p text:style-name="P7"><text:span text:style-name="T5">277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7"><text:span text:style-name="T5">278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oft-page-break/><text:span text:style-name="T19">"restartGame"</text:span><text:span text:style-name="T14">));</text:span></text:p>
      <text:p text:style-name="P7"><text:span text:style-name="T5">279 </text:span><text:tab/><text:tab/><text:span text:style-name="T11">this</text:span><text:span text:style-name="T14">.gBackground.background.</text:span><text:span text:style-name="T22">on</text:span><text:span text:style-name="T14">(</text:span><text:span text:style-name="T19">'touchmove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movePlayerTouch"</text:span><text:span text:style-name="T14">));</text:span></text:p>
      <text:p text:style-name="P7"><text:span text:style-name="T5">280 </text:span><text:tab/><text:tab/><text:span text:style-name="T14">$(window).</text:span><text:span text:style-name="T22">resize</text:span><text:span text:style-name="T14">($.</text:span><text:span text:style-name="T22">proxy</text:span><text:span text:style-name="T14">(</text:span><text:span text:style-name="T11">this</text:span><text:span text:style-name="T14">,</text:span> <text:span text:style-name="T19">"resizeWindow"</text:span><text:span text:style-name="T14">));</text:span></text:p>
      <text:p text:style-name="P7"><text:span text:style-name="T5">281 </text:span><text:tab/><text:span text:style-name="T14">}</text:span></text:p>
      <text:p text:style-name="P7"><text:span text:style-name="T5">282 </text:span><text:span text:style-name="T14"><text:tab/></text:span></text:p>
      <text:p text:style-name="P7"><text:span text:style-name="T5">283 </text:span><text:span text:style-name="T14"><text:tab/>Game.</text:span><text:span text:style-name="T11">prototype</text:span><text:span text:style-name="T14">.clickWinMsg</text:span> <text:span text:style-name="T14">=</text:span> <text:span text:style-name="T11">function</text:span><text:span text:style-name="T14">(){</text:span></text:p>
      <text:p text:style-name="P7"><text:span text:style-name="T5">284 </text:span><text:s text:c="8"/><text:span text:style-name="T11">this</text:span><text:span text:style-name="T14">.</text:span><text:span text:style-name="T22">updateScore</text:span><text:span text:style-name="T14">();</text:span></text:p>
      <text:p text:style-name="P7"><text:span text:style-name="T5">285 </text:span><text:tab/><text:tab/><text:span text:style-name="T11">this</text:span><text:span text:style-name="T14">.gMenu.winMsg.</text:span><text:span text:style-name="T22">hide</text:span><text:span text:style-name="T14">();</text:span></text:p>
      <text:p text:style-name="P7"><text:span text:style-name="T5">286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7"><text:span text:style-name="T5">287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288 </text:span><text:tab/><text:tab/><text:span text:style-name="T11">this</text:span><text:span text:style-name="T14">.</text:span><text:span text:style-name="T22">startGame</text:span><text:span text:style-name="T14">();</text:span></text:p>
      <text:p text:style-name="P7"><text:span text:style-name="T5">289 </text:span><text:tab/><text:span text:style-name="T14">};</text:span></text:p>
      <text:p text:style-name="P8">290 </text:p>
      <text:p text:style-name="P7"><text:span text:style-name="T5">291 </text:span><text:span text:style-name="T14"><text:tab/>Game.</text:span><text:span text:style-name="T11">prototype</text:span><text:span text:style-name="T14">.clickLooseMsg</text:span> <text:span text:style-name="T14">=</text:span> <text:span text:style-name="T11">function</text:span><text:span text:style-name="T14">(){</text:span></text:p>
      <text:p text:style-name="P7"><text:span text:style-name="T5">292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293 </text:span><text:tab/><text:tab/><text:span text:style-name="T11">this</text:span><text:span text:style-name="T14">.gMenu.looseMsg.</text:span><text:span text:style-name="T22">hide</text:span><text:span text:style-name="T14">();</text:span></text:p>
      <text:p text:style-name="P7"><text:span text:style-name="T5">294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7"><text:span text:style-name="T5">295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296 </text:span><text:tab/><text:tab/><text:span text:style-name="T11">this</text:span><text:span text:style-name="T14">.</text:span><text:span text:style-name="T22">startGame</text:span><text:span text:style-name="T14">();</text:span></text:p>
      <text:p text:style-name="P7"><text:span text:style-name="T5">297 </text:span><text:tab/><text:span text:style-name="T14">};</text:span></text:p>
      <text:p text:style-name="P8">298 </text:p>
      <text:p text:style-name="P7"><text:span text:style-name="T5">299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7"><text:span text:style-name="T5">300 </text:span><text:tab/><text:tab/><text:span text:style-name="T11">this</text:span><text:span text:style-name="T14">.gBall.speed</text:span> <text:span text:style-name="T14">+=</text:span> <text:span text:style-name="T11">this</text:span><text:span text:style-name="T14">.dictDifficult[</text:span><text:span text:style-name="T11">this</text:span><text:span text:style-name="T14">.difficult].speedBall;</text:span></text:p>
      <text:p text:style-name="P7"><text:span text:style-name="T5">301 </text:span><text:tab/><text:tab/><text:span text:style-name="T11">this</text:span><text:span text:style-name="T14">.gOpponent.speed</text:span> <text:span text:style-name="T14">+=</text:span> <text:span text:style-name="T11">this</text:span><text:span text:style-name="T14">.dictDifficult[</text:span><text:span text:style-name="T11">this</text:span><text:span text:style-name="T14">.difficult].speedOpponent;</text:span></text:p>
      <text:p text:style-name="P7"><text:span text:style-name="T5">302 </text:span><text:tab/><text:span text:style-name="T14">};</text:span></text:p>
      <text:p text:style-name="P7"><text:span text:style-name="T5">303 </text:span><text:span text:style-name="T14"><text:tab/></text:span></text:p>
      <text:p text:style-name="P7"><text:span text:style-name="T5">304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7"><text:span text:style-name="T5">305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7"><text:span text:style-name="T5">306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7"><text:span text:style-name="T5">307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308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7"><text:span text:style-name="T5">309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7"><text:span text:style-name="T5">310 </text:span><text:s text:c="8"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311 </text:span><text:s text:c="8"/><text:tab/><text:span text:style-name="T11">this</text:span><text:span text:style-name="T14">.</text:span><text:span text:style-name="T22">enableKeyboard</text:span><text:span text:style-name="T14">();</text:span></text:p>
      <text:p text:style-name="P7"><text:span text:style-name="T5">312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7"><text:span text:style-name="T5">313 </text:span><text:tab/> <text:s text:c="3"/></text:p>
      <text:p text:style-name="P7"><text:span text:style-name="T5">314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315 </text:span><text:tab/><text:span text:style-name="T14">};</text:span></text:p>
      <text:p text:style-name="P7"><text:span text:style-name="T5">316 </text:span><text:span text:style-name="T14"><text:tab/></text:span></text:p>
      <text:p text:style-name="P7"><text:span text:style-name="T5">317 </text:span><text:span text:style-name="T14"><text:tab/>Game.</text:span><text:span text:style-name="T11">prototype</text:span><text:span text:style-name="T14">.enableKeyboard=</text:span> <text:span text:style-name="T11">function</text:span><text:span text:style-name="T14">(){</text:span></text:p>
      <text:p text:style-name="P7"><text:span text:style-name="T5">318 </text:span><text:tab/><text:tab/><text:span text:style-name="T11">this</text:span><text:span text:style-name="T14">.</text:span><text:span text:style-name="T22">KeyboardController</text:span><text:span text:style-name="T14">({</text:span></text:p>
      <text:p text:style-name="P7"><text:span text:style-name="T5">319 </text:span><text:s text:c="12"/><text:span text:style-name="T21">83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Down</text:span><text:span text:style-name="T14">(); },</text:span><text:span text:style-name="T11">this</text:span><text:span text:style-name="T14">),</text:span></text:p>
      <text:p text:style-name="P7"><text:span text:style-name="T5">320 </text:span><text:s text:c="12"/><text:span text:style-name="T21">40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Down</text:span><text:span text:style-name="T14">(); },</text:span><text:span text:style-name="T11">this</text:span><text:span text:style-name="T14">),</text:span></text:p>
      <text:p text:style-name="P7"><text:span text:style-name="T5">321 </text:span><text:s text:c="12"/><text:span text:style-name="T21">8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Up</text:span><text:span text:style-name="T14">(); },</text:span><text:span text:style-name="T11">this</text:span><text:span text:style-name="T14">),</text:span></text:p>
      <text:p text:style-name="P7"><text:span text:style-name="T5">322 </text:span><text:s text:c="12"/><text:span text:style-name="T21">38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layer.</text:span><text:span text:style-name="T22">moveUp</text:span><text:span text:style-name="T14">(); },</text:span><text:span text:style-name="T11">this</text:span><text:span text:style-name="T14">),</text:span></text:p>
      <text:p text:style-name="P7"><text:span text:style-name="T5">323 </text:span><text:s text:c="8"/><text:span text:style-name="T14">},</text:span> <text:span text:style-name="T21">10</text:span><text:span text:style-name="T14">);</text:span></text:p>
      <text:p text:style-name="P7"><text:span text:style-name="T5">324 </text:span><text:span text:style-name="T14"><text:tab/><text:tab/></text:span></text:p>
      <text:p text:style-name="P7"><text:span text:style-name="T5">325 </text:span><text:span text:style-name="T14"><text:tab/><text:tab/>document.</text:span><text:span text:style-name="T22">addEventListener</text:span><text:span text:style-name="T14">(</text:span><text:span text:style-name="T19">"keydown"</text:span><text:span text:style-name="T14">,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326 </text:span><text:tab/><text:tab/><text:tab/><text:span text:style-name="T11">switch</text:span><text:span text:style-name="T14">(e.keyCode)</text:span></text:p>
      <text:p text:style-name="P7"><text:span text:style-name="T5">327 </text:span><text:tab/><text:tab/> <text:s text:c="3"/><text:span text:style-name="T14">{</text:span></text:p>
      <text:p text:style-name="P7"><text:span text:style-name="T5">328 </text:span><text:tab/><text:tab/> <text:s text:c="7"/><text:span text:style-name="T11">case</text:span> <text:span text:style-name="T21">113</text:span><text:span text:style-name="T14">:</text:span> </text:p>
      <text:p text:style-name="P7"><text:span text:style-name="T5">329 </text:span><text:tab/><text:tab/> <text:s text:c="11"/><text:span text:style-name="T11">this</text:span><text:span text:style-name="T14">.</text:span><text:span text:style-name="T22">toggleFullScreen</text:span><text:span text:style-name="T14">();</text:span></text:p>
      <text:p text:style-name="P7"><text:span text:style-name="T5">330 </text:span><text:tab/><text:tab/> <text:s text:c="11"/><text:span text:style-name="T11">break</text:span><text:span text:style-name="T14">;</text:span></text:p>
      <text:p text:style-name="P7"><text:span text:style-name="T5">331 </text:span><text:tab/><text:tab/> <text:s text:c="7"/><text:span text:style-name="T11">case</text:span> <text:span text:style-name="T21">13</text:span><text:span text:style-name="T14">:</text:span></text:p>
      <text:p text:style-name="P7"><text:span text:style-name="T5">332 </text:span><text:tab/><text:tab/> <text:s text:c="11"/><text:span text:style-name="T11">this</text:span><text:span text:style-name="T14">.</text:span><text:span text:style-name="T22">clickPause</text:span><text:span text:style-name="T14">();</text:span></text:p>
      <text:p text:style-name="P7"><text:span text:style-name="T5">333 </text:span><text:tab/> <text:s text:c="11"/><text:tab/><text:span text:style-name="T11">break</text:span><text:span text:style-name="T14">;</text:span></text:p>
      <text:p text:style-name="P7"><text:span text:style-name="T5">334 </text:span><text:tab/><text:tab/> <text:s text:c="3"/><text:span text:style-name="T14">}</text:span></text:p>
      <text:p text:style-name="P7"><text:span text:style-name="T5">335 </text:span><text:tab/><text:tab/><text:span text:style-name="T14">},</text:span><text:span text:style-name="T11">this</text:span><text:span text:style-name="T14">),</text:span> <text:span text:style-name="T11">false</text:span><text:span text:style-name="T14">);</text:span></text:p>
      <text:p text:style-name="P7"><text:span text:style-name="T5">336 </text:span><text:tab/><text:span text:style-name="T14">};</text:span></text:p>
      <text:p text:style-name="P7"><text:span text:style-name="T5">337 </text:span><text:span text:style-name="T14"><text:tab/></text:span></text:p>
      <text:p text:style-name="P7"><text:span text:style-name="T5">338 </text:span><text:span text:style-name="T14"><text:tab/>Game.</text:span><text:span text:style-name="T11">prototype</text:span><text:span text:style-name="T14">.clickPause=</text:span> <text:span text:style-name="T11">function</text:span><text:span text:style-name="T14">(){</text:span></text:p>
      <text:p text:style-name="P7"><text:span text:style-name="T5">339 </text:span><text:tab/><text:tab/><text:span text:style-name="T11">if</text:span> <text:span text:style-name="T14">(</text:span><text:span text:style-name="T11">this</text:span><text:span text:style-name="T14">.pauseState)</text:span></text:p>
      <text:p text:style-name="P7"><text:soft-page-break/><text:span text:style-name="T5">340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7"><text:span text:style-name="T5">341 </text:span><text:tab/><text:tab/><text:span text:style-name="T11">else</text:span></text:p>
      <text:p text:style-name="P7"><text:span text:style-name="T5">342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7"><text:span text:style-name="T5">343 </text:span><text:tab/><text:tab/><text:span text:style-name="T11">this</text:span><text:span text:style-name="T14">.pauseState</text:span> <text:span text:style-name="T14">= !</text:span><text:span text:style-name="T11">this</text:span><text:span text:style-name="T14">.pauseState;</text:span></text:p>
      <text:p text:style-name="P7"><text:span text:style-name="T5">344 </text:span><text:tab/><text:span text:style-name="T14">};</text:span></text:p>
      <text:p text:style-name="P7"><text:span text:style-name="T5">345 </text:span><text:span text:style-name="T14"><text:tab/></text:span></text:p>
      <text:p text:style-name="P7"><text:span text:style-name="T5">346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7"><text:span text:style-name="T5">347 </text:span><text:tab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348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349 </text:span><text:tab/><text:span text:style-name="T14">};</text:span></text:p>
      <text:p text:style-name="P7"><text:span text:style-name="T5">350 </text:span><text:span text:style-name="T14"><text:tab/></text:span></text:p>
      <text:p text:style-name="P7"><text:span text:style-name="T5">351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7"><text:span text:style-name="T5">352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353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354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355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7"><text:span text:style-name="T5">356 </text:span><text:tab/><text:span text:style-name="T14">};</text:span></text:p>
      <text:p text:style-name="P7"><text:span text:style-name="T5">357 </text:span><text:span text:style-name="T14"><text:tab/></text:span></text:p>
      <text:p text:style-name="P7"><text:span text:style-name="T5">358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{</text:span></text:p>
      <text:p text:style-name="P7"><text:span text:style-name="T5">359 </text:span><text:tab/><text:tab/><text:span text:style-name="T11">this</text:span><text:span text:style-name="T14">.idBall</text:span> <text:span text:style-name="T14">=</text:span> <text:span text:style-name="T22">requestAnimationFrame</text:span><text:span text:style-name="T14">(</text:span><text:span text:style-name="T11">this</text:span><text:span text:style-name="T14">.startAnimation.</text:span><text:span text:style-name="T22">bind</text:span><text:span text:style-name="T14">(</text:span><text:span text:style-name="T11">this</text:span><text:span text:style-name="T14">));</text:span></text:p>
      <text:p text:style-name="P7"><text:span text:style-name="T5">360 </text:span><text:tab/><text:tab/><text:span text:style-name="T11">this</text:span><text:span text:style-name="T14">.</text:span><text:span text:style-name="T22">controlCollision</text:span><text:span text:style-name="T14">();</text:span></text:p>
      <text:p text:style-name="P7"><text:span text:style-name="T5">361 </text:span><text:tab/><text:tab/><text:span text:style-name="T11">this</text:span><text:span text:style-name="T14">.</text:span><text:span text:style-name="T22">animColor</text:span><text:span text:style-name="T14">();</text:span></text:p>
      <text:p text:style-name="P7"><text:span text:style-name="T5">362 </text:span><text:tab/><text:tab/><text:span text:style-name="T11">this</text:span><text:span text:style-name="T14">.</text:span><text:span text:style-name="T22">animBall</text:span><text:span text:style-name="T14">();</text:span></text:p>
      <text:p text:style-name="P7"><text:span text:style-name="T5">363 </text:span><text:tab/> <text:s text:c="3"/><text:span text:style-name="T11">this</text:span><text:span text:style-name="T14">.</text:span><text:span text:style-name="T22">animRaquets</text:span><text:span text:style-name="T14">();</text:span></text:p>
      <text:p text:style-name="P7"><text:span text:style-name="T5">364 </text:span><text:tab/><text:span text:style-name="T14">};</text:span></text:p>
      <text:p text:style-name="P7"><text:span text:style-name="T5">365 </text:span><text:span text:style-name="T14"><text:tab/></text:span></text:p>
      <text:p text:style-name="P7"><text:span text:style-name="T5">366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7"><text:span text:style-name="T5">367 </text:span><text:tab/><text:tab/><text:span text:style-name="T11">this</text:span><text:span text:style-name="T14">.</text:span><text:span text:style-name="T22">stopMoveBall</text:span><text:span text:style-name="T14">();</text:span></text:p>
      <text:p text:style-name="P7"><text:span text:style-name="T5">368 </text:span><text:tab/><text:span text:style-name="T14">};</text:span></text:p>
      <text:p text:style-name="P7"><text:span text:style-name="T5">369 </text:span><text:span text:style-name="T14"><text:tab/></text:span></text:p>
      <text:p text:style-name="P7"><text:span text:style-name="T5">370 </text:span><text:span text:style-name="T14"><text:tab/>Game.</text:span><text:span text:style-name="T11">prototype</text:span><text:span text:style-name="T14">.startAnimPoint</text:span> <text:span text:style-name="T14">=</text:span> <text:span text:style-name="T11">function</text:span><text:span text:style-name="T14">(){</text:span></text:p>
      <text:p text:style-name="P7"><text:span text:style-name="T5">371 </text:span><text:tab/><text:tab/><text:span text:style-name="T11">this</text:span><text:span text:style-name="T14">.idPoint</text:span> <text:span text:style-name="T14">=</text:span> <text:span text:style-name="T22">requestAnimationFrame</text:span><text:span text:style-name="T14">(</text:span><text:span text:style-name="T11">this</text:span><text:span text:style-name="T14">.startAnimPoint.</text:span><text:span text:style-name="T22">bind</text:span><text:span text:style-name="T14">(</text:span><text:span text:style-name="T11">this</text:span><text:span text:style-name="T14">));</text:span></text:p>
      <text:p text:style-name="P7"><text:span text:style-name="T5">372 </text:span><text:tab/><text:tab/><text:span text:style-name="T11">this</text:span><text:span text:style-name="T14">.gPlayer.point.</text:span><text:span text:style-name="T22">setY</text:span><text:span text:style-name="T14">(</text:span><text:span text:style-name="T11">this</text:span><text:span text:style-name="T14">.gPlayer.point.</text:span><text:span text:style-name="T22">getY</text:span><text:span text:style-name="T14">()-</text:span><text:span text:style-name="T21">5</text:span><text:span text:style-name="T14">);</text:span></text:p>
      <text:p text:style-name="P7"><text:span text:style-name="T5">373 </text:span><text:tab/><text:span text:style-name="T14">};</text:span></text:p>
      <text:p text:style-name="P7"><text:span text:style-name="T5">374 </text:span><text:span text:style-name="T14"><text:tab/></text:span></text:p>
      <text:p text:style-name="P7"><text:span text:style-name="T5">375 </text:span><text:span text:style-name="T14"><text:tab/>Game.</text:span><text:span text:style-name="T11">prototype</text:span><text:span text:style-name="T14">.stopAnimPoint</text:span> <text:span text:style-name="T14">=</text:span> <text:span text:style-name="T11">function</text:span><text:span text:style-name="T14">(){</text:span></text:p>
      <text:p text:style-name="P7"><text:span text:style-name="T5">376 </text:span><text:tab/><text:tab/><text:span text:style-name="T22">cancelAnimationFrame</text:span><text:span text:style-name="T14">(</text:span><text:span text:style-name="T11">this</text:span><text:span text:style-name="T14">.idPoint);</text:span></text:p>
      <text:p text:style-name="P7"><text:span text:style-name="T5">377 </text:span><text:tab/><text:span text:style-name="T14">};</text:span></text:p>
      <text:p text:style-name="P7"><text:span text:style-name="T5">378 </text:span><text:span text:style-name="T14"><text:tab/></text:span></text:p>
      <text:p text:style-name="P7"><text:span text:style-name="T5">379 </text:span><text:span text:style-name="T14"><text:tab/>Game.</text:span><text:span text:style-name="T11">prototype</text:span><text:span text:style-name="T14">.animColor</text:span> <text:span text:style-name="T14">=</text:span> <text:span text:style-name="T11">function</text:span><text:span text:style-name="T14">(){</text:span></text:p>
      <text:p text:style-name="P7"><text:span text:style-name="T5">380 </text:span><text:s text:c="8"/><text:span text:style-name="T11">if</text:span> <text:span text:style-name="T14">(</text:span><text:span text:style-name="T11">this</text:span><text:span text:style-name="T14">.zones==</text:span><text:span text:style-name="T21">1</text:span><text:span text:style-name="T14">){</text:span></text:p>
      <text:p text:style-name="P7"><text:span text:style-name="T5">381 </text:span><text:s text:c="12"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Left);</text:span></text:p>
      <text:p text:style-name="P7"><text:span text:style-name="T5">382 </text:span><text:s text:c="8"/><text:span text:style-name="T14">}</text:span></text:p>
      <text:p text:style-name="P7"><text:span text:style-name="T5">383 </text:span><text:s text:c="8"/><text:span text:style-name="T11">else</text:span><text:span text:style-name="T14">{</text:span></text:p>
      <text:p text:style-name="P7"><text:span text:style-name="T5">384 </text:span><text:tab/> <text:s text:c="7"/><text:span text:style-name="T11">if</text:span> <text:span text:style-name="T14">(Math.</text:span><text:span text:style-name="T22">round</text:span><text:span text:style-name="T14">(</text:span><text:span text:style-name="T11">this</text:span><text:span text:style-name="T14">.gBall.ball.</text:span><text:span text:style-name="T22">getX</text:span><text:span text:style-name="T14">()</text:span><text:span text:style-name="T24">/(stage.getWidth()/</text:span><text:span text:style-name="T14">(</text:span><text:span text:style-name="T11">this</text:span><text:span text:style-name="T14">.zones-</text:span><text:span text:style-name="T21">1</text:span><text:span text:style-name="T14">)))%</text:span><text:span text:style-name="T21">2</text:span> <text:span text:style-name="T14">==</text:span> <text:span text:style-name="T21">0</text:span> <text:span text:style-name="T14">)</text:span></text:p>
      <text:p text:style-name="P7"><text:span text:style-name="T5">385 </text:span><text:tab/> <text:s text:c="7"/><text:tab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Left);</text:span></text:p>
      <text:p text:style-name="P7"><text:span text:style-name="T5">386 </text:span><text:tab/> <text:s text:c="7"/><text:span text:style-name="T11">else</text:span></text:p>
      <text:p text:style-name="P7"><text:span text:style-name="T5">387 </text:span><text:tab/> <text:s text:c="7"/><text:tab/><text:span text:style-name="T11">this</text:span><text:span text:style-name="T14">.gBall.ball.</text:span><text:span text:style-name="T22">setFill</text:span><text:span text:style-name="T14">(</text:span><text:span text:style-name="T11">this</text:span><text:span text:style-name="T14">.gBall.colorRight);</text:span></text:p>
      <text:p text:style-name="P7"><text:span text:style-name="T5">388 </text:span><text:s text:c="8"/><text:span text:style-name="T14">}</text:span></text:p>
      <text:p text:style-name="P7"><text:span text:style-name="T5">389 </text:span><text:tab/><text:span text:style-name="T14">};</text:span></text:p>
      <text:p text:style-name="P7"><text:span text:style-name="T5">390 </text:span><text:span text:style-name="T14"><text:tab/></text:span></text:p>
      <text:p text:style-name="P7"><text:span text:style-name="T5">391 </text:span><text:span text:style-name="T14"><text:tab/>Game.</text:span><text:span text:style-name="T11">prototype</text:span><text:span text:style-name="T14">.animBall</text:span> <text:span text:style-name="T14">=</text:span> <text:span text:style-name="T11">function</text:span><text:span text:style-name="T14">(){</text:span></text:p>
      <text:p text:style-name="P7"><text:span text:style-name="T5">392 </text:span><text:tab/><text:tab/><text:span text:style-name="T11">this</text:span><text:span text:style-name="T14">.gBall.ball.</text:span><text:span text:style-name="T22">setX</text:span><text:span text:style-name="T14">((</text:span><text:span text:style-name="T11">this</text:span><text:span text:style-name="T14">.gBall.ball.</text:span><text:span text:style-name="T22">getX</text:span><text:span text:style-name="T14">()+(</text:span><text:span text:style-name="T11">this</text:span><text:span text:style-name="T14">.gBall.speed*</text:span><text:span text:style-name="T11">this</text:span><text:span text:style-name="T14">.gBall.direction.x)));</text:span></text:p>
      <text:p text:style-name="P7"><text:span text:style-name="T5">393 </text:span><text:tab/><text:tab/><text:span text:style-name="T11">this</text:span><text:span text:style-name="T14">.gBall.ball.</text:span><text:span text:style-name="T22">setY</text:span><text:span text:style-name="T14">((</text:span><text:span text:style-name="T11">this</text:span><text:span text:style-name="T14">.gBall.ball.</text:span><text:span text:style-name="T22">getY</text:span><text:span text:style-name="T14">()+(</text:span><text:span text:style-name="T11">this</text:span><text:span text:style-name="T14">.gBall.speed*</text:span><text:span text:style-name="T11">this</text:span><text:span text:style-name="T14">.gBall.direction.y)));</text:span></text:p>
      <text:p text:style-name="P7"><text:span text:style-name="T5">394 </text:span><text:tab/><text:tab/><text:span text:style-name="T11">this</text:span><text:span text:style-name="T14">.gBall.ballLayer.</text:span><text:span text:style-name="T22">draw</text:span><text:span text:style-name="T14">();</text:span></text:p>
      <text:p text:style-name="P7"><text:span text:style-name="T5">395 </text:span><text:tab/><text:span text:style-name="T14">};</text:span></text:p>
      <text:p text:style-name="P7"><text:span text:style-name="T5">396 </text:span><text:span text:style-name="T14"><text:tab/></text:span></text:p>
      <text:p text:style-name="P7"><text:span text:style-name="T5">397 </text:span><text:span text:style-name="T14"><text:tab/>Game.</text:span><text:span text:style-name="T11">prototype</text:span><text:span text:style-name="T14">.animRaquets=</text:span> <text:span text:style-name="T11">function</text:span><text:span text:style-name="T14">(){</text:span></text:p>
      <text:p text:style-name="P7"><text:span text:style-name="T5">398 </text:span><text:tab/><text:tab/><text:span text:style-name="T11">if</text:span><text:span text:style-name="T14">(</text:span><text:span text:style-name="T11">this</text:span><text:span text:style-name="T14">.gBall.ball.</text:span><text:span text:style-name="T22">getX</text:span><text:span text:style-name="T14">()&gt;stage.</text:span><text:span text:style-name="T22">getWidth</text:span><text:span text:style-name="T14">()/</text:span><text:span text:style-name="T21">2</text:span> <text:span text:style-name="T14">&amp;&amp;</text:span> <text:span text:style-name="T11">this</text:span><text:span text:style-name="T14">.gBall.direction.x==</text:span><text:span text:style-name="T21">1</text:span><text:span text:style-name="T14">){</text:span></text:p>
      <text:p text:style-name="P7"><text:soft-page-break/><text:span text:style-name="T5">399 </text:span><text:tab/> <text:s text:c="7"/><text:span text:style-name="T11">if</text:span><text:span text:style-name="T14">(</text:span><text:span text:style-name="T11">this</text:span><text:span text:style-name="T14">.gBall.ball.</text:span><text:span text:style-name="T22">getY</text:span><text:span text:style-name="T14">()&gt;</text:span><text:span text:style-name="T11">this</text:span><text:span text:style-name="T14">.gOpponent.opponent.</text:span><text:span text:style-name="T22">getY</text:span><text:span text:style-name="T14">()+</text:span><text:span text:style-name="T21">40</text:span><text:span text:style-name="T14">)</text:span></text:p>
      <text:p text:style-name="P7"><text:span text:style-name="T5">400 </text:span><text:tab/> <text:s text:c="7"/><text:tab/><text:span text:style-name="T11">this</text:span><text:span text:style-name="T14">.gOpponent.opponent.</text:span><text:span text:style-name="T22">setY</text:span><text:span text:style-name="T14">(</text:span><text:span text:style-name="T11">this</text:span><text:span text:style-name="T14">.gOpponent.opponent.</text:span><text:span text:style-name="T22">getY</text:span><text:span text:style-name="T14">()+</text:span><text:span text:style-name="T11">this</text:span><text:span text:style-name="T14">.gOpponent.speed);</text:span></text:p>
      <text:p text:style-name="P7"><text:span text:style-name="T5">401 </text:span><text:tab/> <text:s text:c="7"/><text:span text:style-name="T11">else</text:span></text:p>
      <text:p text:style-name="P7"><text:span text:style-name="T5">402 </text:span><text:tab/> <text:s text:c="7"/><text:tab/><text:span text:style-name="T11">this</text:span><text:span text:style-name="T14">.gOpponent.opponent.</text:span><text:span text:style-name="T22">setY</text:span><text:span text:style-name="T14">(</text:span><text:span text:style-name="T11">this</text:span><text:span text:style-name="T14">.gOpponent.opponent.</text:span><text:span text:style-name="T22">getY</text:span><text:span text:style-name="T14">()-</text:span><text:span text:style-name="T11">this</text:span><text:span text:style-name="T14">.gOpponent.speed);</text:span></text:p>
      <text:p text:style-name="P7"><text:span text:style-name="T5">403 </text:span><text:tab/><text:tab/><text:span text:style-name="T14">}</text:span></text:p>
      <text:p text:style-name="P7"><text:span text:style-name="T5">404 </text:span><text:tab/><text:span text:style-name="T14">};</text:span></text:p>
      <text:p text:style-name="P7"><text:span text:style-name="T5">405 </text:span><text:span text:style-name="T14"><text:tab/></text:span></text:p>
      <text:p text:style-name="P7"><text:span text:style-name="T5">406 </text:span><text:span text:style-name="T14"><text:tab/>Game.</text:span><text:span text:style-name="T11">prototype</text:span><text:span text:style-name="T14">.controlCollision</text:span> <text:span text:style-name="T14">=</text:span> <text:span text:style-name="T11">function</text:span><text:span text:style-name="T14">(){</text:span></text:p>
      <text:p text:style-name="P7"><text:span text:style-name="T5">407 </text:span><text:tab/><text:tab/><text:span text:style-name="T11">var</text:span> <text:span text:style-name="T14">top_x</text:span> <text:span text:style-name="T14">=</text:span> <text:span text:style-name="T11">this</text:span><text:span text:style-name="T14">.gBall.ball.</text:span><text:span text:style-name="T22">getX</text:span><text:span text:style-name="T14">()-</text:span> 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7"><text:span text:style-name="T5">408 </text:span><text:tab/><text:tab/><text:span text:style-name="T11">var</text:span> <text:span text:style-name="T14">top_y</text:span> <text:span text:style-name="T14">=</text:span> <text:span text:style-name="T11">this</text:span><text:span text:style-name="T14">.gBall.ball.</text:span><text:span text:style-name="T22">getY</text:span><text:span text:style-name="T14">()-</text:span> <text:span text:style-name="T11">this</text:span><text:span text:style-name="T14">.gBall.ball.</text:span><text:span text:style-name="T22">getRadius</text:span><text:span text:style-name="T14">();</text:span></text:p>
      <text:p text:style-name="P7"><text:span text:style-name="T5">409 </text:span><text:tab/><text:tab/><text:span text:style-name="T11">var</text:span> <text:span text:style-name="T14">bottom_x</text:span> <text:span text:style-name="T14">=</text:span> <text:span text:style-name="T11">this</text:span><text:span text:style-name="T14">.gBall.ball.</text:span><text:span text:style-name="T22">getX</text:span><text:span text:style-name="T14">()+</text:span> <text:span text:style-name="T11">this</text:span><text:span text:style-name="T14">.gBall.ball.</text:span><text:span text:style-name="T22">getRadius</text:span><text:span text:style-name="T14">()+</text:span><text:span text:style-name="T11">this</text:span><text:span text:style-name="T14">.gBall.speed;</text:span></text:p>
      <text:p text:style-name="P7"><text:span text:style-name="T5">410 </text:span><text:tab/><text:tab/><text:span text:style-name="T11">var</text:span> <text:span text:style-name="T14">bottom_y</text:span> <text:span text:style-name="T14">=</text:span> <text:span text:style-name="T11">this</text:span><text:span text:style-name="T14">.gBall.ball.</text:span><text:span text:style-name="T22">getY</text:span><text:span text:style-name="T14">()+</text:span> <text:span text:style-name="T11">this</text:span><text:span text:style-name="T14">.gBall.ball.</text:span><text:span text:style-name="T22">getRadius</text:span><text:span text:style-name="T14">();</text:span></text:p>
      <text:p text:style-name="P7"><text:span text:style-name="T5">411 </text:span><text:tab/><text:tab/></text:p>
      <text:p text:style-name="P8">412 //<text:tab/><text:tab/>if (top_x &lt; 10 || bottom_x &gt; stage.getWidth()-10) </text:p>
      <text:p text:style-name="P8">413 //<text:tab/><text:tab/><text:tab/>this.gBall.direction.x *= -1;</text:p>
      <text:p text:style-name="P7"><text:span text:style-name="T5">414 </text:span><text:tab/><text:tab/><text:span text:style-name="T11">if</text:span> <text:span text:style-name="T14">(bottom_x</text:span> <text:span text:style-name="T14">&lt;</text:span> <text:span text:style-name="T21">0</text:span><text:span text:style-name="T14">){</text:span></text:p>
      <text:p text:style-name="P7"><text:span text:style-name="T5">415 </text:span><text:tab/><text:tab/><text:tab/><text:span text:style-name="T11">this</text:span><text:span text:style-name="T14">.</text:span><text:span text:style-name="T22">kickPlayer</text:span><text:span text:style-name="T14">();</text:span></text:p>
      <text:p text:style-name="P7"><text:span text:style-name="T5">416 </text:span><text:tab/><text:tab/><text:tab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7"><text:span text:style-name="T5">417 </text:span><text:tab/><text:tab/><text:tab/><text:span text:style-name="T11">this</text:span><text:span text:style-name="T14">.gBall.direction.x</text:span> <text:span text:style-name="T14">*= -</text:span><text:span text:style-name="T21">1</text:span><text:span text:style-name="T14">;</text:span></text:p>
      <text:p text:style-name="P7"><text:span text:style-name="T5">418 </text:span><text:tab/><text:tab/><text:span text:style-name="T14">}</text:span></text:p>
      <text:p text:style-name="P7"><text:span text:style-name="T5">419 </text:span><text:tab/><text:tab/><text:span text:style-name="T11">else if</text:span><text:span text:style-name="T14">(top_x</text:span> <text:span text:style-name="T14">&gt;</text:span> <text:span text:style-name="T14">stage.</text:span><text:span text:style-name="T22">getWidth</text:span><text:span text:style-name="T14">()){</text:span></text:p>
      <text:p text:style-name="P7"><text:span text:style-name="T5">420 </text:span><text:tab/><text:tab/><text:tab/><text:span text:style-name="T11">this</text:span><text:span text:style-name="T14">.</text:span><text:span text:style-name="T22">kickOpponent</text:span><text:span text:style-name="T14">();</text:span></text:p>
      <text:p text:style-name="P7"><text:span text:style-name="T5">421 </text:span><text:tab/><text:tab/><text:tab/><text:span text:style-name="T11">this</text:span><text:span text:style-name="T14">.turn</text:span> <text:span text:style-name="T14">=</text:span> <text:span text:style-name="T19">"left"</text:span><text:span text:style-name="T14">;</text:span></text:p>
      <text:p text:style-name="P7"><text:span text:style-name="T5">422 </text:span><text:tab/><text:tab/><text:tab/><text:span text:style-name="T11">this</text:span><text:span text:style-name="T14">.gBall.direction.x</text:span> <text:span text:style-name="T14">*= -</text:span><text:span text:style-name="T21">1</text:span><text:span text:style-name="T14">;</text:span></text:p>
      <text:p text:style-name="P7"><text:span text:style-name="T5">423 </text:span><text:tab/><text:tab/><text:span text:style-name="T14">}</text:span></text:p>
      <text:p text:style-name="P7"><text:span text:style-name="T5">424 </text:span><text:tab/><text:tab/><text:span text:style-name="T11">else if</text:span> <text:span text:style-name="T14">(top_y</text:span> <text:span text:style-name="T14">&lt;</text:span> <text:span text:style-name="T21">20</text:span> <text:span text:style-name="T14">||bottom_y</text:span> <text:span text:style-name="T14">&gt;</text:span> <text:span text:style-name="T14">stage.</text:span><text:span text:style-name="T22">getHeight</text:span><text:span text:style-name="T14">()-</text:span><text:span text:style-name="T21">20</text:span><text:span text:style-name="T14">)</text:span> </text:p>
      <text:p text:style-name="P7"><text:span text:style-name="T5">425 </text:span><text:tab/><text:tab/><text:tab/><text:span text:style-name="T11">this</text:span><text:span text:style-name="T14">.gBall.direction.y</text:span> <text:span text:style-name="T14">*= -</text:span><text:span text:style-name="T21">1</text:span><text:span text:style-name="T14">;</text:span></text:p>
      <text:p text:style-name="P7"><text:span text:style-name="T5">426 </text:span><text:tab/><text:tab/><text:span text:style-name="T11">else if</text:span><text:span text:style-name="T14">(</text:span><text:span text:style-name="T11">this</text:span><text:span text:style-name="T14">.turn</text:span> <text:span text:style-name="T14">==</text:span> <text:span text:style-name="T19">"left"</text:span> <text:span text:style-name="T14">&amp;&amp;</text:span> <text:span text:style-name="T14">top_y</text:span> <text:span text:style-name="T14">&lt; (</text:span><text:span text:style-name="T11">this</text:span><text:span text:style-name="T14">.gPlayer.player.</text:span><text:span text:style-name="T22">getY</text:span><text:span text:style-name="T14">() +</text:span> <text:span text:style-name="T11">this</text:span><text:span text:style-name="T14">.gPlayer.player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Player.player.</text:span><text:span text:style-name="T22">getY</text:span><text:span text:style-name="T14">() &amp;&amp;</text:span> <text:span text:style-name="T14">top_x</text:span> <text:span text:style-name="T14">&lt; (</text:span><text:span text:style-name="T11">this</text:span><text:span text:style-name="T14">.gPlayer.player.</text:span><text:span text:style-name="T22">getX</text:span><text:span text:style-name="T14">() +</text:span> <text:span text:style-name="T11">this</text:span><text:span text:style-name="T14">.gPlayer.player.</text:span><text:span text:style-name="T22">getWidth</text:span><text:span text:style-name="T14">())&amp;&amp;</text:span> <text:span text:style-name="T14">bottom_x</text:span> <text:span text:style-name="T14">&gt;</text:span> <text:span text:style-name="T11">this</text:span><text:span text:style-name="T14">.gPlayer.player.</text:span><text:span text:style-name="T22">getX</text:span><text:span text:style-name="T14">()){</text:span></text:p>
      <text:p text:style-name="P7"><text:span text:style-name="T5">427 </text:span><text:tab/><text:tab/><text:tab/><text:span text:style-name="T11">this</text:span><text:span text:style-name="T14">.gBall.direction.x</text:span> <text:span text:style-name="T14">=</text:span> <text:span text:style-name="T11">this</text:span><text:span text:style-name="T14">.gBall.direction.x</text:span> <text:span text:style-name="T14">* (-</text:span><text:span text:style-name="T21">1</text:span><text:span text:style-name="T14">);</text:span></text:p>
      <text:p text:style-name="P7"><text:span text:style-name="T5">428 </text:span><text:s text:c="12"/><text:span text:style-name="T11">this</text:span><text:span text:style-name="T14">.</text:span><text:span text:style-name="T22">getPoint</text:span><text:span text:style-name="T14">(top_y);</text:span></text:p>
      <text:p text:style-name="P7"><text:span text:style-name="T5">429 </text:span><text:s text:c="12"/><text:span text:style-name="T11">this</text:span><text:span text:style-name="T14">.turn</text:span> <text:span text:style-name="T14">=</text:span> <text:span text:style-name="T19">"right"</text:span><text:span text:style-name="T14">;</text:span></text:p>
      <text:p text:style-name="P7"><text:span text:style-name="T5">430 </text:span><text:tab/><text:tab/><text:span text:style-name="T14">}</text:span></text:p>
      <text:p text:style-name="P7"><text:span text:style-name="T5">431 </text:span><text:tab/><text:tab/><text:span text:style-name="T11">else if</text:span><text:span text:style-name="T14">(</text:span><text:span text:style-name="T11">this</text:span><text:span text:style-name="T14">.turn</text:span> <text:span text:style-name="T14">==</text:span> <text:span text:style-name="T19">"right"</text:span> <text:span text:style-name="T14">&amp;&amp;top_y</text:span> <text:span text:style-name="T14">&lt; (</text:span><text:span text:style-name="T11">this</text:span><text:span text:style-name="T14">.gOpponent.opponent.</text:span><text:span text:style-name="T22">getY</text:span><text:span text:style-name="T14">() +</text:span> <text:span text:style-name="T11">this</text:span><text:span text:style-name="T14">.gOpponent.opponent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Opponent.opponent.</text:span><text:span text:style-name="T22">getY</text:span><text:span text:style-name="T14">() &amp;&amp;</text:span> <text:span text:style-name="T14">bottom_x</text:span> <text:span text:style-name="T14">&gt;</text:span> <text:span text:style-name="T11">this</text:span><text:span text:style-name="T14">.gOpponent.opponent.</text:span><text:span text:style-name="T22">getX</text:span><text:span text:style-name="T14">()){</text:span> </text:p>
      <text:p text:style-name="P7"><text:span text:style-name="T5">432 </text:span><text:tab/><text:tab/><text:tab/><text:span text:style-name="T11">this</text:span><text:span text:style-name="T14">.gBall.direction.x</text:span> <text:span text:style-name="T14">=</text:span> <text:span text:style-name="T11">this</text:span><text:span text:style-name="T14">.gBall.direction.x</text:span> <text:span text:style-name="T14">* (-</text:span><text:span text:style-name="T21">1</text:span><text:span text:style-name="T14">);</text:span></text:p>
      <text:p text:style-name="P7"><text:span text:style-name="T5">433 </text:span><text:tab/><text:tab/><text:tab/><text:span text:style-name="T11">this</text:span><text:span text:style-name="T14">.turn</text:span> <text:span text:style-name="T14">=</text:span> <text:span text:style-name="T19">"left"</text:span><text:span text:style-name="T14">;</text:span></text:p>
      <text:p text:style-name="P7"><text:span text:style-name="T5">434 </text:span><text:tab/><text:tab/><text:span text:style-name="T14">}</text:span></text:p>
      <text:p text:style-name="P7"><text:span text:style-name="T5">435 </text:span><text:tab/><text:span text:style-name="T14">};</text:span></text:p>
      <text:p text:style-name="P7"><text:span text:style-name="T5">436 </text:span><text:span text:style-name="T14"><text:tab/></text:span></text:p>
      <text:p text:style-name="P7"><text:span text:style-name="T5">437 </text:span><text:span text:style-name="T14"><text:tab/>Game.</text:span><text:span text:style-name="T11">prototype</text:span><text:span text:style-name="T14">.getPoint</text:span> <text:span text:style-name="T14">=</text:span> <text:span text:style-name="T11">function</text:span><text:span text:style-name="T14">(posY){</text:span></text:p>
      <text:p text:style-name="P7"><text:span text:style-name="T5">438 </text:span><text:tab/><text:tab/><text:span text:style-name="T11">this</text:span><text:span text:style-name="T14">.gPlayer.point.</text:span><text:span text:style-name="T22">setY</text:span><text:span text:style-name="T14">(posY);</text:span></text:p>
      <text:p text:style-name="P7"><text:span text:style-name="T5">439 </text:span><text:s text:c="8"/><text:span text:style-name="T11">this</text:span><text:span text:style-name="T14">.gTexts.points</text:span> <text:span text:style-name="T14">+=</text:span> <text:span text:style-name="T21">10</text:span><text:span text:style-name="T14">;</text:span></text:p>
      <text:p text:style-name="P7"><text:span text:style-name="T5">440 </text:span><text:s text:c="8"/><text:span text:style-name="T11">this</text:span><text:span text:style-name="T14">.</text:span><text:span text:style-name="T22">checkIfLevelUp</text:span><text:span text:style-name="T14">();</text:span></text:p>
      <text:p text:style-name="P7"><text:span text:style-name="T5">441 </text:span><text:s text:c="8"/><text:span text:style-name="T11">this</text:span><text:span text:style-name="T14">.</text:span><text:span text:style-name="T22">updateScore</text:span><text:span text:style-name="T14">();</text:span></text:p>
      <text:p text:style-name="P7"><text:span text:style-name="T5">442 </text:span><text:s text:c="8"/><text:span text:style-name="T11">this</text:span><text:span text:style-name="T14">.</text:span><text:span text:style-name="T22">startAnimPoint</text:span><text:span text:style-name="T14">();</text:span></text:p>
      <text:p text:style-name="P7"><text:span text:style-name="T5">443 </text:span><text:s text:c="8"/><text:span text:style-name="T11">this</text:span><text:span text:style-name="T14">.crash.</text:span><text:span text:style-name="T22">play</text:span><text:span text:style-name="T14">();</text:span></text:p>
      <text:p text:style-name="P7"><text:span text:style-name="T5">444 </text:span><text:s text:c="8"/></text:p>
      <text:p text:style-name="P7"><text:span text:style-name="T5">445 </text:span><text:tab/><text:span text:style-name="T14">};</text:span></text:p>
      <text:p text:style-name="P7"><text:span text:style-name="T5">446 </text:span><text:span text:style-name="T14"><text:tab/></text:span></text:p>
      <text:p text:style-name="P7"><text:span text:style-name="T5">447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7"><text:span text:style-name="T5">448 </text:span><text:tab/><text:tab/><text:span text:style-name="T11">this</text:span><text:span text:style-name="T14">.count</text:span> <text:span text:style-name="T14">+=</text:span> <text:span text:style-name="T21">10</text:span><text:span text:style-name="T14">;</text:span></text:p>
      <text:p text:style-name="P7"><text:span text:style-name="T5">449 </text:span><text:tab/><text:tab/><text:span text:style-name="T11">if</text:span><text:span text:style-name="T14">(</text:span><text:span text:style-name="T11">this</text:span><text:span text:style-name="T14">.count</text:span> <text:span text:style-name="T14">==</text:span> <text:span text:style-name="T11">this</text:span><text:span text:style-name="T14">.pointLevelUp){</text:span></text:p>
      <text:p text:style-name="P7"><text:span text:style-name="T5">450 </text:span><text:tab/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7"><text:span text:style-name="T5">451 </text:span><text:tab/><text:tab/><text:tab/><text:span text:style-name="T11">this</text:span><text:span text:style-name="T14">.gTexts.level</text:span> <text:span text:style-name="T14">+=</text:span> <text:span text:style-name="T21">1</text:span><text:span text:style-name="T14">;</text:span></text:p>
      <text:p text:style-name="P7"><text:span text:style-name="T5">452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7"><text:soft-page-break/><text:span text:style-name="T5">453 </text:span><text:tab/><text:tab/><text:span text:style-name="T14">}</text:span></text:p>
      <text:p text:style-name="P7"><text:span text:style-name="T5">454 </text:span><text:tab/><text:span text:style-name="T14">};</text:span></text:p>
      <text:p text:style-name="P7"><text:span text:style-name="T5">455 </text:span><text:span text:style-name="T14"><text:tab/></text:span></text:p>
      <text:p text:style-name="P7"><text:span text:style-name="T5">456 </text:span><text:span text:style-name="T14"><text:tab/>Game.</text:span><text:span text:style-name="T11">prototype</text:span><text:span text:style-name="T14">.kickPlayer</text:span> <text:span text:style-name="T14">=</text:span> <text:span text:style-name="T11">function</text:span><text:span text:style-name="T14">(){</text:span></text:p>
      <text:p text:style-name="P7"><text:span text:style-name="T5">457 </text:span><text:tab/><text:tab/><text:span text:style-name="T11">this</text:span><text:span text:style-name="T14">.gTexts.oScore</text:span> <text:span text:style-name="T14">+=</text:span> <text:span text:style-name="T21">1</text:span><text:span text:style-name="T14">;</text:span></text:p>
      <text:p text:style-name="P7"><text:span text:style-name="T5">458 </text:span><text:s text:c="8"/><text:span text:style-name="T11">this</text:span><text:span text:style-name="T14">.</text:span><text:span text:style-name="T22">updateScore</text:span><text:span text:style-name="T14">();</text:span></text:p>
      <text:p text:style-name="P7"><text:span text:style-name="T5">459 </text:span><text:span text:style-name="T14"><text:s text:c="8"/>posY</text:span> <text:span text:style-name="T14">=</text:span> <text:span text:style-name="T11">this</text:span><text:span text:style-name="T14">.gPlayer.player.</text:span><text:span text:style-name="T22">getY</text:span><text:span text:style-name="T14">()+</text:span><text:span text:style-name="T11">this</text:span><text:span text:style-name="T14">.gPlayer.player.</text:span><text:span text:style-name="T22">getHeight</text:span><text:span text:style-name="T14">()/</text:span><text:span text:style-name="T21">2</text:span><text:span text:style-name="T14">-</text:span><text:span text:style-name="T11">this</text:span><text:span text:style-name="T14">.gBall.speed;</text:span></text:p>
      <text:p text:style-name="P8">460 </text:p>
      <text:p text:style-name="P7"><text:span text:style-name="T5">461 </text:span><text:s text:c="8"/><text:span text:style-name="T11">if</text:span> <text:span text:style-name="T14">(posY&lt;</text:span><text:span text:style-name="T21">10</text:span><text:span text:style-name="T14">)</text:span></text:p>
      <text:p text:style-name="P7"><text:span text:style-name="T5">462 </text:span><text:span text:style-name="T14"><text:s text:c="8"/><text:tab/>posY=</text:span><text:span text:style-name="T21">10</text:span><text:span text:style-name="T14">-</text:span><text:span text:style-name="T11">this</text:span><text:span text:style-name="T14">.gBall.speed+</text:span><text:span text:style-name="T11">this</text:span><text:span text:style-name="T14">.gBall.ball.</text:span><text:span text:style-name="T22">getRadius</text:span><text:span text:style-name="T14">();</text:span></text:p>
      <text:p text:style-name="P7"><text:span text:style-name="T5">463 </text:span><text:s text:c="4"/><text:tab/><text:span text:style-name="T11">else if</text:span><text:span text:style-name="T14">(posY&gt;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Player.player.</text:span><text:span text:style-name="T22">getHeight</text:span><text:span text:style-name="T14">()/</text:span><text:span text:style-name="T21">2</text:span><text:span text:style-name="T14">)</text:span></text:p>
      <text:p text:style-name="P7"><text:span text:style-name="T5">464 </text:span><text:span text:style-name="T14"><text:s text:c="4"/><text:tab/><text:tab/>posY=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7"><text:span text:style-name="T5">465 </text:span><text:s text:c="4"/><text:tab/></text:p>
      <text:p text:style-name="P7"><text:span text:style-name="T5">466 </text:span><text:s text:c="8"/><text:span text:style-name="T11">this</text:span><text:span text:style-name="T14">.gBall.ball.</text:span><text:span text:style-name="T22">setX</text:span><text:span text:style-name="T14">(</text:span><text:span text:style-name="T11">this</text:span><text:span text:style-name="T14">.gPlayer.player.</text:span><text:span text:style-name="T22">getX</text:span><text:span text:style-name="T14">()+</text:span><text:span text:style-name="T11">this</text:span><text:span text:style-name="T14">.gPlayer.player.</text:span><text:span text:style-name="T22">getWidth</text:span><text:span text:style-name="T14">()+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);</text:span></text:p>
      <text:p text:style-name="P7"><text:span text:style-name="T5">467 </text:span><text:s text:c="8"/><text:span text:style-name="T11">this</text:span><text:span text:style-name="T14">.gBall.ball.</text:span><text:span text:style-name="T22">setY</text:span><text:span text:style-name="T14">(posY);</text:span></text:p>
      <text:p text:style-name="P8">468 </text:p>
      <text:p text:style-name="P7"><text:span text:style-name="T5">469 </text:span><text:s text:c="8"/><text:span text:style-name="T11">this</text:span><text:span text:style-name="T14">.</text:span><text:span text:style-name="T22">checkIfFinish</text:span><text:span text:style-name="T14">();</text:span></text:p>
      <text:p text:style-name="P7"><text:span text:style-name="T5">470 </text:span><text:s text:c="8"/><text:span text:style-name="T11">this</text:span><text:span text:style-name="T14">.gBall.ballLayer.</text:span><text:span text:style-name="T22">draw</text:span><text:span text:style-name="T14">();</text:span></text:p>
      <text:p text:style-name="P7"><text:span text:style-name="T5">471 </text:span><text:tab/><text:span text:style-name="T14">};</text:span></text:p>
      <text:p text:style-name="P7"><text:span text:style-name="T5">472 </text:span><text:span text:style-name="T14"><text:tab/></text:span></text:p>
      <text:p text:style-name="P7"><text:span text:style-name="T5">473 </text:span><text:span text:style-name="T14"><text:tab/>Game.</text:span><text:span text:style-name="T11">prototype</text:span><text:span text:style-name="T14">.kickOpponent</text:span> <text:span text:style-name="T14">=</text:span> <text:span text:style-name="T11">function</text:span><text:span text:style-name="T14">(){</text:span></text:p>
      <text:p text:style-name="P7"><text:span text:style-name="T5">474 </text:span><text:tab/><text:tab/><text:span text:style-name="T11">this</text:span><text:span text:style-name="T14">.gTexts.pScore</text:span> <text:span text:style-name="T14">+=</text:span> <text:span text:style-name="T21">1</text:span><text:span text:style-name="T14">;</text:span></text:p>
      <text:p text:style-name="P7"><text:span text:style-name="T5">475 </text:span><text:s text:c="8"/><text:span text:style-name="T11">this</text:span><text:span text:style-name="T14">.</text:span><text:span text:style-name="T22">updateScore</text:span><text:span text:style-name="T14">();</text:span></text:p>
      <text:p text:style-name="P7"><text:span text:style-name="T5">476 </text:span><text:span text:style-name="T14"><text:s text:c="8"/>posY</text:span> <text:span text:style-name="T14">=</text:span> <text:span text:style-name="T11">this</text:span><text:span text:style-name="T14">.gOpponent.opponent.</text:span><text:span text:style-name="T22">getY</text:span><text:span text:style-name="T14">()+</text:span><text:span text:style-name="T11">this</text:span><text:span text:style-name="T14">.gOpponent.opponent.</text:span><text:span text:style-name="T22">getHeight</text:span><text:span text:style-name="T14">()/</text:span><text:span text:style-name="T21">2</text:span><text:span text:style-name="T14">-</text:span><text:span text:style-name="T11">this</text:span><text:span text:style-name="T14">.gBall.speed;</text:span></text:p>
      <text:p text:style-name="P8">477 </text:p>
      <text:p text:style-name="P7"><text:span text:style-name="T5">478 </text:span><text:s text:c="8"/><text:span text:style-name="T11">if</text:span> <text:span text:style-name="T14">(posY&lt;</text:span><text:span text:style-name="T21">10</text:span><text:span text:style-name="T14">)</text:span></text:p>
      <text:p text:style-name="P7"><text:span text:style-name="T5">479 </text:span><text:span text:style-name="T14"><text:s text:c="8"/><text:tab/>posY=</text:span><text:span text:style-name="T21">10</text:span><text:span text:style-name="T14">-</text:span><text:span text:style-name="T11">this</text:span><text:span text:style-name="T14">.gBall.speed+</text:span><text:span text:style-name="T11">this</text:span><text:span text:style-name="T14">.gBall.ball.</text:span><text:span text:style-name="T22">getRadius</text:span><text:span text:style-name="T14">();</text:span></text:p>
      <text:p text:style-name="P7"><text:span text:style-name="T5">480 </text:span><text:s text:c="4"/><text:tab/><text:span text:style-name="T11">else if</text:span><text:span text:style-name="T14">(posY&gt;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Opponent.opponent.</text:span><text:span text:style-name="T22">getHeight</text:span><text:span text:style-name="T14">()/</text:span><text:span text:style-name="T21">2</text:span><text:span text:style-name="T14">)</text:span></text:p>
      <text:p text:style-name="P7"><text:span text:style-name="T5">481 </text:span><text:span text:style-name="T14"><text:s text:c="4"/><text:tab/><text:tab/>posY=stage.</text:span><text:span text:style-name="T22">getHeight</text:span><text:span text:style-name="T14">()-</text:span><text:span text:style-name="T21">10</text:span><text:span text:style-name="T14">-</text:span><text:span text:style-name="T11">this</text:span><text:span text:style-name="T14">.gBall.ball.</text:span><text:span text:style-name="T22">getRadius</text:span><text:span text:style-name="T14">()-</text:span><text:span text:style-name="T11">this</text:span><text:span text:style-name="T14">.gBall.speed;</text:span></text:p>
      <text:p text:style-name="P7"><text:span text:style-name="T5">482 </text:span><text:s text:c="4"/><text:tab/></text:p>
      <text:p text:style-name="P7"><text:span text:style-name="T5">483 </text:span><text:s text:c="8"/><text:span text:style-name="T11">this</text:span><text:span text:style-name="T14">.gBall.ball.</text:span><text:span text:style-name="T22">setX</text:span><text:span text:style-name="T14">(</text:span><text:span text:style-name="T11">this</text:span><text:span text:style-name="T14">.gOpponent.opponent.</text:span><text:span text:style-name="T22">getX</text:span><text:span text:style-name="T14">()-</text:span><text:span text:style-name="T11">this</text:span><text:span text:style-name="T14">.gBall.ball.</text:span><text:span text:style-name="T22">getRadius</text:span><text:span text:style-name="T14">()+</text:span><text:span text:style-name="T11">this</text:span><text:span text:style-name="T14">.gBall.speed);</text:span></text:p>
      <text:p text:style-name="P7"><text:span text:style-name="T5">484 </text:span><text:s text:c="8"/><text:span text:style-name="T11">this</text:span><text:span text:style-name="T14">.gBall.ball.</text:span><text:span text:style-name="T22">setY</text:span><text:span text:style-name="T14">(posY);</text:span></text:p>
      <text:p text:style-name="P8">485 </text:p>
      <text:p text:style-name="P7"><text:span text:style-name="T5">486 </text:span><text:s text:c="8"/><text:span text:style-name="T11">this</text:span><text:span text:style-name="T14">.</text:span><text:span text:style-name="T22">checkIfFinish</text:span><text:span text:style-name="T14">();</text:span></text:p>
      <text:p text:style-name="P7"><text:span text:style-name="T5">487 </text:span><text:s text:c="8"/><text:span text:style-name="T11">this</text:span><text:span text:style-name="T14">.gBall.ballLayer.</text:span><text:span text:style-name="T22">draw</text:span><text:span text:style-name="T14">();</text:span></text:p>
      <text:p text:style-name="P7"><text:span text:style-name="T5">488 </text:span><text:tab/><text:span text:style-name="T14">};</text:span></text:p>
      <text:p text:style-name="P7"><text:span text:style-name="T5">489 </text:span><text:span text:style-name="T14"><text:tab/></text:span></text:p>
      <text:p text:style-name="P7"><text:span text:style-name="T5">490 </text:span><text:span text:style-name="T14"><text:tab/>Game.</text:span><text:span text:style-name="T11">prototype</text:span><text:span text:style-name="T14">.checkIfFinish</text:span> <text:span text:style-name="T14">=</text:span> <text:span text:style-name="T11">function</text:span><text:span text:style-name="T14">(){</text:span></text:p>
      <text:p text:style-name="P7"><text:span text:style-name="T5">491 </text:span><text:s text:c="8"/></text:p>
      <text:p text:style-name="P7"><text:span text:style-name="T5">492 </text:span><text:tab/><text:tab/><text:span text:style-name="T11">if</text:span><text:span text:style-name="T14">((</text:span><text:span text:style-name="T11">this</text:span><text:span text:style-name="T14">.gTexts.pScore</text:span> <text:span text:style-name="T14">==</text:span> <text:span text:style-name="T11">this</text:span><text:span text:style-name="T14">.goalsLimit) || (</text:span><text:span text:style-name="T11">this</text:span><text:span text:style-name="T14">.gTexts.oScore</text:span> <text:span text:style-name="T14">==</text:span> <text:span text:style-name="T11">this</text:span><text:span text:style-name="T14">.goalsLimit)){</text:span></text:p>
      <text:p text:style-name="P7"><text:span text:style-name="T5">493 </text:span><text:tab/> <text:s text:c="7"/><text:span text:style-name="T11">if</text:span><text:span text:style-name="T14">(</text:span><text:span text:style-name="T11">this</text:span><text:span text:style-name="T14">.gTexts.oScore</text:span> <text:span text:style-name="T14">==</text:span> <text:span text:style-name="T11">this</text:span><text:span text:style-name="T14">.goalsLimit){</text:span></text:p>
      <text:p text:style-name="P7"><text:span text:style-name="T5">494 </text:span><text:tab/> <text:s text:c="7"/><text:tab/><text:span text:style-name="T11">this</text:span><text:span text:style-name="T14">.gMenu.pause.</text:span><text:span text:style-name="T22">hide</text:span><text:span text:style-name="T14">();</text:span></text:p>
      <text:p text:style-name="P7"><text:span text:style-name="T5">495 </text:span><text:tab/><text:tab/><text:tab/><text:tab/><text:span text:style-name="T11">this</text:span><text:span text:style-name="T14">.gMenu.looseMsg.</text:span><text:span text:style-name="T22">show</text:span><text:span text:style-name="T14">();</text:span></text:p>
      <text:p text:style-name="P7"><text:span text:style-name="T5">496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497 </text:span><text:tab/> <text:s text:c="7"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.-</text:span><text:span text:style-name="T11">this</text:span><text:span text:style-name="T14">.gBall.speed);</text:span></text:p>
      <text:p text:style-name="P7"><text:span text:style-name="T5">498 </text:span><text:tab/> <text:s text:c="7"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.+</text:span><text:span text:style-name="T11">this</text:span><text:span text:style-name="T14">.gBall.speed);</text:span></text:p>
      <text:p text:style-name="P7"><text:span text:style-name="T5">499 </text:span><text:tab/> <text:s text:c="7"/><text:span text:style-name="T14">};</text:span></text:p>
      <text:p text:style-name="P8">500 </text:p>
      <text:p text:style-name="P7"><text:span text:style-name="T5">501 </text:span><text:tab/> <text:s text:c="7"/><text:span text:style-name="T11">if</text:span><text:span text:style-name="T14">(</text:span><text:span text:style-name="T11">this</text:span><text:span text:style-name="T14">.gTexts.pScore</text:span> <text:span text:style-name="T14">==</text:span> <text:span text:style-name="T11">this</text:span><text:span text:style-name="T14">.goalsLimit){</text:span></text:p>
      <text:p text:style-name="P7"><text:span text:style-name="T5">502 </text:span><text:tab/> <text:s text:c="7"/><text:tab/><text:span text:style-name="T11">this</text:span><text:span text:style-name="T14">.gMenu.pause.</text:span><text:span text:style-name="T22">hide</text:span><text:span text:style-name="T14">();</text:span></text:p>
      <text:p text:style-name="P7"><text:span text:style-name="T5">503 </text:span><text:tab/> <text:s text:c="7"/><text:tab/><text:span text:style-name="T11">this</text:span><text:span text:style-name="T14">.gMenu.winMsg.</text:span><text:span text:style-name="T22">show</text:span><text:span text:style-name="T14">();</text:span></text:p>
      <text:p text:style-name="P7"><text:span text:style-name="T5">504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505 </text:span><text:tab/> <text:s text:c="7"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.+</text:span><text:span text:style-name="T11">this</text:span><text:span text:style-name="T14">.gBall.speed);</text:span></text:p>
      <text:p text:style-name="P7"><text:span text:style-name="T5">506 </text:span><text:tab/> <text:s text:c="7"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.-</text:span><text:span text:style-name="T11">this</text:span><text:span text:style-name="T14">.gBall.speed);</text:span></text:p>
      <text:p text:style-name="P7"><text:span text:style-name="T5">507 </text:span><text:tab/> <text:s text:c="7"/><text:span text:style-name="T14">};</text:span></text:p>
      <text:p text:style-name="P7"><text:span text:style-name="T5">508 </text:span><text:tab/> <text:s text:c="7"/></text:p>
      <text:p text:style-name="P7"><text:soft-page-break/><text:span text:style-name="T5">509 </text:span><text:tab/> <text:s text:c="7"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7"><text:span text:style-name="T5">510 </text:span><text:span text:style-name="T14"><text:tab/> <text:s text:c="7"/><text:tab/><text:tab/><text:tab/>confId</text:span> <text:span text:style-name="T14">:</text:span> <text:span text:style-name="T14">configuration._id,</text:span></text:p>
      <text:p text:style-name="P7"><text:span text:style-name="T5">511 </text:span><text:span text:style-name="T14"><text:tab/> <text:s text:c="7"/><text:tab/><text:tab/><text:tab/>score</text:span> <text:s/><text:span text:style-name="T14">: {points:</text:span> <text:span text:style-name="T11">this</text:span><text:span text:style-name="T14">.gTexts.points,</text:span></text:p>
      <text:p text:style-name="P7"><text:span text:style-name="T5">512 </text:span><text:span text:style-name="T14"><text:tab/><text:tab/> <text:s text:c="3"/><text:tab/><text:tab/><text:tab/><text:tab/><text:tab/>level:</text:span> <text:span text:style-name="T11">this</text:span><text:span text:style-name="T14">.gTexts.level,</text:span></text:p>
      <text:p text:style-name="P7"><text:span text:style-name="T5">513 </text:span><text:span text:style-name="T14"><text:tab/><text:tab/> <text:s text:c="3"/><text:tab/><text:tab/><text:tab/><text:tab/><text:tab/>opponentScore:</text:span> <text:span text:style-name="T11">this</text:span><text:span text:style-name="T14">.gTexts.oScore,</text:span></text:p>
      <text:p text:style-name="P7"><text:span text:style-name="T5">514 </text:span><text:span text:style-name="T14"><text:tab/><text:tab/> <text:s text:c="3"/><text:tab/><text:tab/><text:tab/><text:tab/><text:tab/>playerScore:</text:span> <text:span text:style-name="T11">this</text:span><text:span text:style-name="T14">.gTexts.pScore}</text:span></text:p>
      <text:p text:style-name="P7"><text:span text:style-name="T5">515 </text:span><text:tab/><text:tab/> <text:s text:c="3"/><text:tab/><text:tab/><text:tab/><text:span text:style-name="T14">};</text:span></text:p>
      <text:p text:style-name="P7"><text:span text:style-name="T5">516 </text:span><text:tab/> <text:s text:c="3"/><text:tab/></text:p>
      <text:p text:style-name="P7"><text:span text:style-name="T5">517 </text:span><text:tab/> <text:s text:c="3"/><text:tab/><text:span text:style-name="T14">$.</text:span><text:span text:style-name="T22">post</text:span><text:span text:style-name="T14">(</text:span> <text:span text:style-name="T19">"/pongScore"</text:span><text:span text:style-name="T14">,</text:span> <text:span text:style-name="T14">data</text:span> <text:span text:style-name="T14">);</text:span></text:p>
      <text:p text:style-name="P8">518 </text:p>
      <text:p text:style-name="P7"><text:span text:style-name="T5">519 </text:span><text:tab/> <text:s text:c="7"/><text:span text:style-name="T11">this</text:span><text:span text:style-name="T14">.gBall.speed</text:span> <text:span text:style-name="T14">=</text:span> <text:span text:style-name="T14">configuration.pieces.ballSpeed;</text:span></text:p>
      <text:p text:style-name="P7"><text:span text:style-name="T5">520 </text:span><text:tab/> <text:s text:c="7"/><text:span text:style-name="T11">this</text:span><text:span text:style-name="T14">.gOpponent.speed</text:span> <text:span text:style-name="T14">=</text:span> <text:span text:style-name="T14">configuration.pieces.rightSpeed;</text:span></text:p>
      <text:p text:style-name="P7"><text:span text:style-name="T5">521 </text:span><text:tab/> <text:s text:c="7"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7"><text:span text:style-name="T5">522 </text:span><text:tab/> <text:s text:c="7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7"><text:span text:style-name="T5">523 </text:span><text:tab/> <text:s text:c="3"/><text:tab/><text:span text:style-name="T11">this</text:span><text:span text:style-name="T14">.gTexts.pScore</text:span> <text:span text:style-name="T14">=</text:span> <text:span text:style-name="T21">0</text:span><text:span text:style-name="T14">;</text:span></text:p>
      <text:p text:style-name="P7"><text:span text:style-name="T5">524 </text:span><text:tab/> <text:s text:c="7"/><text:span text:style-name="T11">this</text:span><text:span text:style-name="T14">.gTexts.oScore</text:span> <text:span text:style-name="T14">=</text:span> <text:span text:style-name="T21">0</text:span><text:span text:style-name="T14">;</text:span></text:p>
      <text:p text:style-name="P8">525 </text:p>
      <text:p text:style-name="P7"><text:span text:style-name="T5">526 </text:span><text:tab/> <text:s text:c="7"/><text:span text:style-name="T11">this</text:span><text:span text:style-name="T14">.gPlayer.player.</text:span><text:span text:style-name="T22">setY</text:span><text:span text:style-name="T14">(stage.</text:span><text:span text:style-name="T22">getHeight</text:span><text:span text:style-name="T14">()</text:span><text:span text:style-name="T24">/2-this.gPlayer.player.getHeight()/</text:span><text:span text:style-name="T21">2</text:span><text:span text:style-name="T14">);</text:span></text:p>
      <text:p text:style-name="P7"><text:span text:style-name="T5">527 </text:span><text:tab/> <text:s text:c="7"/><text:span text:style-name="T11">this</text:span><text:span text:style-name="T14">.gOpponent.opponent.</text:span><text:span text:style-name="T22">setY</text:span><text:span text:style-name="T14">(stage.</text:span><text:span text:style-name="T22">getHeight</text:span><text:span text:style-name="T14">()</text:span><text:span text:style-name="T24">/2-this.gPlayer.player.getHeight()/</text:span><text:span text:style-name="T21">2</text:span><text:span text:style-name="T14">);</text:span></text:p>
      <text:p text:style-name="P7"><text:span text:style-name="T5">528 </text:span><text:span text:style-name="T14"><text:tab/> <text:s text:c="7"/></text:span></text:p>
      <text:p text:style-name="P7"><text:span text:style-name="T5">529 </text:span><text:span text:style-name="T14"><text:tab/> <text:s text:c="7"/>stage.</text:span><text:span text:style-name="T22">draw</text:span><text:span text:style-name="T14">();</text:span></text:p>
      <text:p text:style-name="P7"><text:span text:style-name="T5">530 </text:span><text:tab/> <text:s text:c="3"/><text:span text:style-name="T14">};</text:span></text:p>
      <text:p text:style-name="P7"><text:span text:style-name="T5">531 </text:span><text:tab/><text:span text:style-name="T14">};</text:span></text:p>
      <text:p text:style-name="P8">532 </text:p>
      <text:p text:style-name="P7"><text:span text:style-name="T5">533 </text:span><text:span text:style-name="T14"><text:tab/>Game.</text:span><text:span text:style-name="T11">prototype</text:span><text:span text:style-name="T14">.stopMoveBall</text:span> <text:span text:style-name="T14">=</text:span> <text:span text:style-name="T11">function</text:span><text:span text:style-name="T14">(){</text:span></text:p>
      <text:p text:style-name="P7"><text:span text:style-name="T5">534 </text:span><text:tab/><text:tab/><text:span text:style-name="T22">cancelAnimationFrame</text:span><text:span text:style-name="T14">(</text:span><text:span text:style-name="T11">this</text:span><text:span text:style-name="T14">.idBall);</text:span></text:p>
      <text:p text:style-name="P7"><text:span text:style-name="T5">535 </text:span><text:tab/><text:span text:style-name="T14">};</text:span></text:p>
      <text:p text:style-name="P7"><text:span text:style-name="T5">536 </text:span><text:span text:style-name="T14"><text:tab/></text:span></text:p>
      <text:p text:style-name="P7"><text:span text:style-name="T5">537 </text:span><text:span text:style-name="T14"><text:tab/>Game.</text:span><text:span text:style-name="T11">prototype</text:span><text:span text:style-name="T14">.updateScore</text:span> <text:span text:style-name="T14">=</text:span> <text:span text:style-name="T11">function</text:span><text:span text:style-name="T14">(){</text:span></text:p>
      <text:p text:style-name="P7"><text:span text:style-name="T5">538 </text:span><text:tab/><text:tab/><text:span text:style-name="T11">this</text:span><text:span text:style-name="T14">.gTexts.textScore.</text:span><text:span text:style-name="T22">setText</text:span><text:span text:style-name="T14">(</text:span><text:span text:style-name="T19">'Nivel: '</text:span><text:span text:style-name="T14">+</text:span><text:span text:style-name="T11">this</text:span><text:span text:style-name="T14">.gTexts.level+</text:span><text:span text:style-name="T19">' Puntos: '</text:span><text:span text:style-name="T14">+</text:span><text:span text:style-name="T11">this</text:span><text:span text:style-name="T14">.gTexts.points);</text:span></text:p>
      <text:p text:style-name="P7"><text:span text:style-name="T5">539 </text:span><text:tab/><text:tab/><text:span text:style-name="T11">this</text:span><text:span text:style-name="T14">.gTexts.playerScore.</text:span><text:span text:style-name="T22">setText</text:span><text:span text:style-name="T14">(</text:span><text:span text:style-name="T11">this</text:span><text:span text:style-name="T14">.gTexts.pScore);</text:span></text:p>
      <text:p text:style-name="P7"><text:span text:style-name="T5">540 </text:span><text:tab/><text:tab/><text:span text:style-name="T11">this</text:span><text:span text:style-name="T14">.gTexts.opponentScore.</text:span><text:span text:style-name="T22">setText</text:span><text:span text:style-name="T14">(</text:span><text:span text:style-name="T11">this</text:span><text:span text:style-name="T14">.gTexts.oScore);</text:span></text:p>
      <text:p text:style-name="P7"><text:span text:style-name="T5">541 </text:span><text:tab/><text:span text:style-name="T14">};</text:span></text:p>
      <text:p text:style-name="P7"><text:span text:style-name="T5">542 </text:span><text:span text:style-name="T14"><text:tab/></text:span></text:p>
      <text:p text:style-name="P7"><text:span text:style-name="T5">543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7"><text:span text:style-name="T5">544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7"><text:span text:style-name="T5">545 </text:span><text:tab/><text:tab/><text:span text:style-name="T5">// if (isMobile()){</text:span></text:p>
      <text:p text:style-name="P7"><text:span text:style-name="T5">546 </text:span><text:tab/><text:tab/><text:span text:style-name="T5">// <text:tab/>$("#container").width('100%');</text:span></text:p>
      <text:p text:style-name="P7"><text:span text:style-name="T5">547 </text:span><text:s text:c="2"/><text:span text:style-name="T5">// <text:s text:c="10"/>$("#container").height('100%');</text:span></text:p>
      <text:p text:style-name="P7"><text:span text:style-name="T5">548 </text:span><text:tab/><text:tab/><text:span text:style-name="T5">// <text:tab/>$("#container").width($(window).width());</text:span></text:p>
      <text:p text:style-name="P7"><text:span text:style-name="T5">549 </text:span><text:s text:c="2"/><text:span text:style-name="T5">// <text:s text:c="10"/>$("#container").height( $(window).height());</text:span></text:p>
      <text:p text:style-name="P7"><text:span text:style-name="T5">550 </text:span><text:s text:c="12"/></text:p>
      <text:p text:style-name="P7"><text:span text:style-name="T5">551 </text:span><text:tab/><text:tab/><text:span text:style-name="T5">// <text:tab/>$("#container").css("top",-$("#container").position().top+'px');</text:span></text:p>
      <text:p text:style-name="P7"><text:span text:style-name="T5">552 </text:span><text:tab/><text:tab/><text:span text:style-name="T5">// <text:tab/>this.resizeWindow();</text:span></text:p>
      <text:p text:style-name="P7"><text:span text:style-name="T5">553 </text:span><text:tab/><text:tab/><text:span text:style-name="T5">// }</text:span></text:p>
      <text:p text:style-name="P7"><text:span text:style-name="T5">554 </text:span><text:tab/><text:tab/><text:span text:style-name="T5">// else{</text:span></text:p>
      <text:p text:style-name="P7"><text:span text:style-name="T5">555 </text:span><text:tab/><text:tab/><text:span text:style-name="T5">// <text:tab/>if (!screenfull.isFullscreen){</text:span></text:p>
      <text:p text:style-name="P7"><text:span text:style-name="T5">556 </text:span><text:tab/><text:tab/><text:span text:style-name="T5">// <text:tab/><text:tab/>this.oldWidth = $("#container").width();</text:span></text:p>
      <text:p text:style-name="P7"><text:span text:style-name="T5">557 </text:span><text:tab/><text:tab/><text:span text:style-name="T5">// <text:tab/><text:tab/>this.oldHeight = $("#container").height();</text:span></text:p>
      <text:p text:style-name="P7"><text:span text:style-name="T5">558 </text:span><text:tab/><text:tab/><text:span text:style-name="T5">// <text:tab/><text:tab/>$("#container").width('100%');</text:span></text:p>
      <text:p text:style-name="P7"><text:span text:style-name="T5">559 </text:span><text:tab/> <text:span text:style-name="T5">// <text:s text:c="11"/>$("#container").height('100%');</text:span></text:p>
      <text:p text:style-name="P7"><text:span text:style-name="T5">560 </text:span><text:tab/><text:tab/><text:span text:style-name="T5">// <text:tab/>}</text:span></text:p>
      <text:p text:style-name="P7"><text:span text:style-name="T5">561 </text:span><text:tab/><text:tab/><text:span text:style-name="T5">// <text:tab/>else{</text:span></text:p>
      <text:p text:style-name="P7"><text:span text:style-name="T5">562 </text:span><text:tab/><text:tab/><text:span text:style-name="T5">// <text:tab/><text:tab/>$("#container").width(this.oldWidth);</text:span></text:p>
      <text:p text:style-name="P7"><text:span text:style-name="T5">563 </text:span><text:tab/><text:tab/><text:span text:style-name="T5">// <text:tab/> <text:s text:c="3"/>$("#container").height(this.oldHeight);</text:span></text:p>
      <text:p text:style-name="P7"><text:span text:style-name="T5">564 </text:span><text:tab/><text:tab/><text:span text:style-name="T5">// <text:tab/>}</text:span></text:p>
      <text:p text:style-name="P7"><text:span text:style-name="T5">565 </text:span><text:tab/><text:tab/><text:span text:style-name="T5">// <text:tab/>screenfull.toggle(elem);</text:span></text:p>
      <text:p text:style-name="P7"><text:span text:style-name="T5">566 </text:span><text:tab/><text:tab/><text:span text:style-name="T5">// }</text:span></text:p>
      <text:p text:style-name="P7"><text:span text:style-name="T5">567 </text:span><text:tab/><text:tab/><text:span text:style-name="T11">if</text:span> <text:span text:style-name="T14">(!screenfull.isFullscreen){</text:span></text:p>
      <text:p text:style-name="P7"><text:span text:style-name="T5">568 </text:span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7"><text:soft-page-break/><text:span text:style-name="T5">569 </text:span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7"><text:span text:style-name="T5">570 </text:span><text:tab/><text:tab/><text:span text:style-name="T14">}</text:span></text:p>
      <text:p text:style-name="P7"><text:span text:style-name="T5">571 </text:span><text:tab/><text:tab/><text:span text:style-name="T11">else</text:span><text:span text:style-name="T14">{</text:span></text:p>
      <text:p text:style-name="P7"><text:span text:style-name="T5">572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7"><text:span text:style-name="T5">573 </text:span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7"><text:span text:style-name="T5">574 </text:span><text:tab/><text:tab/><text:span text:style-name="T14">}</text:span></text:p>
      <text:p text:style-name="P7"><text:span text:style-name="T5">575 </text:span><text:span text:style-name="T14"><text:tab/><text:tab/>screenfull.</text:span><text:span text:style-name="T22">toggle</text:span><text:span text:style-name="T14">(elem);</text:span></text:p>
      <text:p text:style-name="P7"><text:span text:style-name="T5">576 </text:span><text:tab/><text:span text:style-name="T14">};</text:span></text:p>
      <text:p text:style-name="P7"><text:span text:style-name="T5">577 </text:span><text:span text:style-name="T14"><text:tab/></text:span></text:p>
      <text:p text:style-name="P7"><text:span text:style-name="T5">578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7"><text:span text:style-name="T5">579 </text:span><text:tab/><text:tab/><text:span text:style-name="T5">//location.reload();</text:span></text:p>
      <text:p text:style-name="P7"><text:span text:style-name="T5">580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58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582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7"><text:span text:style-name="T5">583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8">584 </text:p>
      <text:p text:style-name="P7"><text:span text:style-name="T5">585 </text:span><text:tab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7"><text:span text:style-name="T5">586 </text:span><text:s text:c="8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7"><text:span text:style-name="T5">587 </text:span><text:s text:c="4"/><text:tab/><text:span text:style-name="T11">this</text:span><text:span text:style-name="T14">.gTexts.pScore</text:span> <text:span text:style-name="T14">=</text:span> <text:span text:style-name="T21">0</text:span><text:span text:style-name="T14">;</text:span></text:p>
      <text:p text:style-name="P7"><text:span text:style-name="T5">588 </text:span><text:s text:c="8"/><text:span text:style-name="T11">this</text:span><text:span text:style-name="T14">.gTexts.oScore</text:span> <text:span text:style-name="T14">=</text:span> <text:span text:style-name="T21">0</text:span><text:span text:style-name="T14">;</text:span></text:p>
      <text:p text:style-name="P7"><text:span text:style-name="T5">589 </text:span><text:tab/><text:tab/><text:span text:style-name="T11">this</text:span><text:span text:style-name="T14">.gBall.ball.</text:span><text:span text:style-name="T22">setX</text:span><text:span text:style-name="T14">(stage.</text:span><text:span text:style-name="T22">getWidth</text:span><text:span text:style-name="T14">()/</text:span><text:span text:style-name="T21">2</text:span><text:span text:style-name="T14">);</text:span></text:p>
      <text:p text:style-name="P7"><text:span text:style-name="T5">590 </text:span><text:tab/><text:tab/><text:span text:style-name="T11">this</text:span><text:span text:style-name="T14">.gBall.ball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);</text:span></text:p>
      <text:p text:style-name="P7"><text:span text:style-name="T5">591 </text:span><text:tab/><text:tab/><text:span text:style-name="T11">this</text:span><text:span text:style-name="T14">.gPlayer.player.</text:span><text:span text:style-name="T22">setY</text:span><text:span text:style-name="T14">(stage.</text:span><text:span text:style-name="T22">getHeight</text:span><text:span text:style-name="T14">()</text:span><text:span text:style-name="T24">/2 - this.gPlayer.player.getHeight()/</text:span><text:span text:style-name="T21">2</text:span><text:span text:style-name="T14">);</text:span></text:p>
      <text:p text:style-name="P7"><text:span text:style-name="T5">592 </text:span><text:tab/><text:tab/><text:span text:style-name="T11">this</text:span><text:span text:style-name="T14">.gOpponent.opponent.</text:span><text:span text:style-name="T22">setY</text:span><text:span text:style-name="T14">(stage.</text:span><text:span text:style-name="T22">getHeight</text:span><text:span text:style-name="T14">()</text:span><text:span text:style-name="T24">/2 - this.gPlayer.player.getHeight()/</text:span><text:span text:style-name="T21">2</text:span><text:span text:style-name="T14">);</text:span></text:p>
      <text:p text:style-name="P7"><text:span text:style-name="T5">593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594 </text:span><text:tab/><text:tab/><text:span text:style-name="T11">this</text:span><text:span text:style-name="T14">.gBall.ballLayer.</text:span><text:span text:style-name="T22">draw</text:span><text:span text:style-name="T14">();</text:span></text:p>
      <text:p text:style-name="P7"><text:span text:style-name="T5">595 </text:span><text:tab/><text:span text:style-name="T14">};</text:span></text:p>
      <text:p text:style-name="P7"><text:span text:style-name="T5">596 </text:span><text:span text:style-name="T14"><text:tab/></text:span></text:p>
      <text:p text:style-name="P7"><text:span text:style-name="T5">597 </text:span><text:span text:style-name="T14"><text:tab/>Game.</text:span><text:span text:style-name="T11">prototype</text:span><text:span text:style-name="T14">.KeyboardController</text:span> <text:span text:style-name="T14">=</text:span> <text:span text:style-name="T11">function</text:span><text:span text:style-name="T14">(keys,</text:span> <text:span text:style-name="T14">repeat){</text:span></text:p>
      <text:p text:style-name="P7"><text:span text:style-name="T5">598 </text:span><text:tab/><text:tab/><text:span text:style-name="T11">var</text:span> <text:span text:style-name="T14">timers= {};</text:span></text:p>
      <text:p text:style-name="P8">599 </text:p>
      <text:p text:style-name="P7"><text:span text:style-name="T5">600 </text:span><text:span text:style-name="T14"><text:s text:c="8"/>document.onkeydown=</text:span> <text:span text:style-name="T11">function</text:span><text:span text:style-name="T14">(event) {</text:span></text:p>
      <text:p text:style-name="P7"><text:span text:style-name="T5">601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7"><text:span text:style-name="T5">602 </text:span><text:s text:c="12"/><text:span text:style-name="T11">if</text:span> <text:span text:style-name="T14">(!(key</text:span> <text:span text:style-name="T11">in</text:span> <text:span text:style-name="T14">keys))</text:span></text:p>
      <text:p text:style-name="P7"><text:span text:style-name="T5">603 </text:span><text:s text:c="16"/><text:span text:style-name="T11">return true</text:span><text:span text:style-name="T14">;</text:span></text:p>
      <text:p text:style-name="P7"><text:span text:style-name="T5">604 </text:span><text:s text:c="12"/></text:p>
      <text:p text:style-name="P8">605 // <text:s text:c="11"/>if (mode=="1"){</text:p>
      <text:p text:style-name="P7"><text:span text:style-name="T5">606 </text:span><text:s text:c="16"/><text:span text:style-name="T11">if</text:span> <text:span text:style-name="T14">(!(key</text:span> <text:span text:style-name="T11">in</text:span> <text:span text:style-name="T14">timers)) {</text:span></text:p>
      <text:p text:style-name="P7"><text:span text:style-name="T5">607 </text:span><text:span text:style-name="T14"><text:s text:c="20"/>timers[key]=</text:span> <text:span text:style-name="T11">null</text:span><text:span text:style-name="T14">;</text:span></text:p>
      <text:p text:style-name="P7"><text:span text:style-name="T5">608 </text:span><text:span text:style-name="T14"><text:s text:c="20"/>keys[key]();</text:span></text:p>
      <text:p text:style-name="P7"><text:span text:style-name="T5">609 </text:span><text:s text:c="20"/><text:span text:style-name="T11">if</text:span> <text:span text:style-name="T14">(repeat!==</text:span><text:span text:style-name="T21">0</text:span><text:span text:style-name="T14">)</text:span></text:p>
      <text:p text:style-name="P7"><text:span text:style-name="T5">610 </text:span><text:span text:style-name="T14"><text:s text:c="24"/>timers[key]=</text:span> <text:span text:style-name="T22">setInterval</text:span><text:span text:style-name="T14">(keys[key],</text:span> <text:span text:style-name="T14">repeat);</text:span></text:p>
      <text:p text:style-name="P7"><text:span text:style-name="T5">611 </text:span><text:s text:c="16"/><text:span text:style-name="T14">}</text:span></text:p>
      <text:p text:style-name="P8">612 // <text:s text:c="11"/>}</text:p>
      <text:p text:style-name="P7"><text:span text:style-name="T5">613 </text:span><text:s text:c="12"/><text:span text:style-name="T11">return false</text:span><text:span text:style-name="T14">;</text:span></text:p>
      <text:p text:style-name="P7"><text:span text:style-name="T5">614 </text:span><text:s text:c="8"/><text:span text:style-name="T14">};</text:span></text:p>
      <text:p text:style-name="P8">615 </text:p>
      <text:p text:style-name="P7"><text:span text:style-name="T5">616 </text:span><text:span text:style-name="T14"><text:s text:c="8"/>document.onkeyup=</text:span> <text:span text:style-name="T11">function</text:span><text:span text:style-name="T14">(event) {</text:span></text:p>
      <text:p text:style-name="P7"><text:span text:style-name="T5">617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7"><text:span text:style-name="T5">618 </text:span><text:s text:c="12"/><text:span text:style-name="T11">if</text:span> <text:span text:style-name="T14">(key</text:span> <text:span text:style-name="T11">in</text:span> <text:span text:style-name="T14">timers) {</text:span></text:p>
      <text:p text:style-name="P7"><text:span text:style-name="T5">619 </text:span><text:s text:c="16"/><text:span text:style-name="T11">if</text:span> <text:span text:style-name="T14">(timers[key]!==</text:span><text:span text:style-name="T11">null</text:span><text:span text:style-name="T14">)</text:span></text:p>
      <text:p text:style-name="P7"><text:span text:style-name="T5">620 </text:span><text:s text:c="20"/><text:span text:style-name="T22">clearInterval</text:span><text:span text:style-name="T14">(timers[key]);</text:span></text:p>
      <text:p text:style-name="P7"><text:span text:style-name="T5">621 </text:span><text:s text:c="16"/><text:span text:style-name="T11">delete</text:span> <text:span text:style-name="T14">timers[key];</text:span></text:p>
      <text:p text:style-name="P7"><text:span text:style-name="T5">622 </text:span><text:s text:c="12"/><text:span text:style-name="T14">}</text:span></text:p>
      <text:p text:style-name="P7"><text:span text:style-name="T5">623 </text:span><text:s text:c="8"/><text:span text:style-name="T14">};</text:span></text:p>
      <text:p text:style-name="P7"><text:span text:style-name="T5">624 </text:span><text:tab/><text:span text:style-name="T14">};</text:span></text:p>
      <text:p text:style-name="P7"><text:span text:style-name="T5">625 </text:span><text:span text:style-name="T14"><text:tab/></text:span></text:p>
      <text:p text:style-name="P7"><text:span text:style-name="T5">626 </text:span><text:span text:style-name="T14"><text:tab/>Game.</text:span><text:span text:style-name="T11">prototype</text:span><text:span text:style-name="T14">.movePlayerTouch</text:span> <text:span text:style-name="T14">=</text:span> <text:span text:style-name="T11">function</text:span><text:span text:style-name="T14">(event){</text:span></text:p>
      <text:p text:style-name="P7"><text:span text:style-name="T5">627 </text:span><text:tab/><text:tab/><text:span text:style-name="T5">//event.returnValue = false;</text:span></text:p>
      <text:p text:style-name="P7"><text:span text:style-name="T5">628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7"><text:span text:style-name="T5">629 </text:span><text:tab/><text:tab/><text:span text:style-name="T11">var</text:span> <text:span text:style-name="T14">touchPos</text:span> <text:span text:style-name="T14">=</text:span> <text:span text:style-name="T14">stage.</text:span><text:span text:style-name="T22">getTouchPosition</text:span><text:span text:style-name="T14">();</text:span></text:p>
      <text:p text:style-name="P7"><text:span text:style-name="T5">630 </text:span><text:tab/><text:tab/><text:span text:style-name="T11">this</text:span><text:span text:style-name="T14">.gPlayer.player.</text:span><text:span text:style-name="T22">setY</text:span><text:span text:style-name="T14">(touchPos.y);</text:span></text:p>
      <text:p text:style-name="P7"><text:soft-page-break/><text:span text:style-name="T5">631 </text:span><text:tab/><text:span text:style-name="T14">};</text:span></text:p>
      <text:p text:style-name="P7"><text:span text:style-name="T5">632 </text:span><text:span text:style-name="T14"><text:tab/></text:span></text:p>
      <text:p text:style-name="P7"><text:span text:style-name="T5">633 </text:span><text:span text:style-name="T14"><text:tab/>Game.</text:span><text:span text:style-name="T11">prototype</text:span><text:span text:style-name="T14">.resizeWindow=</text:span> <text:span text:style-name="T11">function</text:span><text:span text:style-name="T14">(){</text:span></text:p>
      <text:p text:style-name="P7"><text:span text:style-name="T5">634 </text:span><text:span text:style-name="T24">//<text:tab/><text:tab/>var scaleX = stage.getWidth()/</text:span><text:span text:style-name="T14">W;</text:span></text:p>
      <text:p text:style-name="P7"><text:span text:style-name="T5">635 </text:span><text:span text:style-name="T24">//<text:tab/><text:tab/>var scaleY = stage.getHeight()/</text:span><text:span text:style-name="T14">H;</text:span></text:p>
      <text:p text:style-name="P8">636 //<text:tab/><text:tab/></text:p>
      <text:p text:style-name="P8">637 //<text:tab/><text:tab/>stage.setWidth(parseFloat($("#container").css("width")));</text:p>
      <text:p text:style-name="P8">638 //<text:tab/><text:tab/>stage.setHeight(parseFloat($("#container").css("height")));</text:p>
      <text:p text:style-name="P8">639 //<text:tab/><text:tab/></text:p>
      <text:p text:style-name="P8">640 //<text:tab/><text:tab/>console.log(scaleX);</text:p>
      <text:p text:style-name="P8">641 //<text:tab/><text:tab/>console.log(scaleY);</text:p>
      <text:p text:style-name="P7"><text:span text:style-name="T5">642 </text:span><text:span text:style-name="T24">//<text:tab/><text:tab/>/</text:span><text:span text:style-name="T14">/stage.</text:span><text:span text:style-name="T22">setScale</text:span><text:span text:style-name="T14">({x:</text:span> <text:span text:style-name="T14">scaleX,</text:span> <text:span text:style-name="T14">y:scaleY});</text:span></text:p>
      <text:p text:style-name="P7"><text:span text:style-name="T5">643 </text:span><text:tab/><text:tab/><text:span text:style-name="T11">var</text:span> <text:span text:style-name="T14">newW</text:span> <text:span text:style-name="T14">=</text:span> <text:span text:style-name="T22">parseFloat</text:span><text:span text:style-name="T14">($(</text:span><text:span text:style-name="T19">"#container"</text:span><text:span text:style-name="T14">).</text:span><text:span text:style-name="T22">css</text:span><text:span text:style-name="T14">(</text:span><text:span text:style-name="T19">"width"</text:span><text:span text:style-name="T14">));</text:span></text:p>
      <text:p text:style-name="P7"><text:span text:style-name="T5">644 </text:span><text:tab/><text:tab/><text:span text:style-name="T11">var</text:span> <text:span text:style-name="T14">newH</text:span> <text:span text:style-name="T14">=</text:span> <text:span text:style-name="T22">parseFloat</text:span><text:span text:style-name="T14">($(</text:span><text:span text:style-name="T19">"#container"</text:span><text:span text:style-name="T14">).</text:span><text:span text:style-name="T22">css</text:span><text:span text:style-name="T14">(</text:span><text:span text:style-name="T19">"height"</text:span><text:span text:style-name="T14">));</text:span></text:p>
      <text:p text:style-name="P7"><text:span text:style-name="T5">645 </text:span><text:span text:style-name="T14"><text:tab/><text:tab/>stage.</text:span><text:span text:style-name="T22">setWidth</text:span><text:span text:style-name="T14">(newW);</text:span></text:p>
      <text:p text:style-name="P7"><text:span text:style-name="T5">646 </text:span><text:span text:style-name="T14"><text:s text:c="8"/>stage.</text:span><text:span text:style-name="T22">setHeight</text:span><text:span text:style-name="T14">(newH);</text:span></text:p>
      <text:p text:style-name="P7"><text:span text:style-name="T5">647 </text:span><text:tab/><text:tab/></text:p>
      <text:p text:style-name="P7"><text:span text:style-name="T5">648 </text:span><text:s text:c="8"/><text:span text:style-name="T11">this</text:span><text:span text:style-name="T14">.gBackground.background.</text:span><text:span text:style-name="T22">setWidth</text:span><text:span text:style-name="T14">(newW);</text:span></text:p>
      <text:p text:style-name="P7"><text:span text:style-name="T5">649 </text:span><text:s text:c="8"/><text:span text:style-name="T11">this</text:span><text:span text:style-name="T14">.gBackground.downLine.</text:span><text:span text:style-name="T22">setPoints</text:span><text:span text:style-name="T14">([</text:span><text:span text:style-name="T21">0</text:span><text:span text:style-name="T14">,newH,</text:span> <text:span text:style-name="T14">newW,</text:span> <text:span text:style-name="T14">newH]);</text:span></text:p>
      <text:p text:style-name="P7"><text:span text:style-name="T5">650 </text:span><text:s text:c="8"/><text:span text:style-name="T11">this</text:span><text:span text:style-name="T14">.gBackground.middleLine.</text:span><text:span text:style-name="T22">setPoints</text:span><text:span text:style-name="T14">([newW</text:span><text:span text:style-name="T24">/2, 0, newW/</text:span><text:span text:style-name="T21">2</text:span><text:span text:style-name="T14">,</text:span> <text:span text:style-name="T14">newH]);</text:span></text:p>
      <text:p text:style-name="P7"><text:span text:style-name="T5">651 </text:span><text:tab/><text:tab/><text:span text:style-name="T11">this</text:span><text:span text:style-name="T14">.gOpponent.opponent.</text:span><text:span text:style-name="T22">setX</text:span><text:span text:style-name="T14">(stage.</text:span><text:span text:style-name="T22">getWidth</text:span><text:span text:style-name="T14">()-</text:span><text:span text:style-name="T21">80</text:span><text:span text:style-name="T14">);</text:span></text:p>
      <text:p text:style-name="P8">652 </text:p>
      <text:p text:style-name="P7"><text:span text:style-name="T5">653 </text:span><text:tab/><text:tab/><text:span text:style-name="T11">if</text:span><text:span text:style-name="T14">(!</text:span><text:span text:style-name="T11">this</text:span><text:span text:style-name="T14">.gMenu.mainMenu.</text:span><text:span text:style-name="T22">isVisible</text:span><text:span text:style-name="T14">()){</text:span></text:p>
      <text:p text:style-name="P7"><text:span text:style-name="T5">654 </text:span><text:s text:c="12"/><text:span text:style-name="T11">this</text:span><text:span text:style-name="T14">.gMenu.pauseTween.</text:span><text:span text:style-name="T22">reset</text:span><text:span text:style-name="T14">();</text:span></text:p>
      <text:p text:style-name="P7"><text:span text:style-name="T5">655 </text:span><text:s text:c="12"/><text:span text:style-name="T11">this</text:span><text:span text:style-name="T14">.gMenu.fullButtonTween.</text:span><text:span text:style-name="T22">reset</text:span><text:span text:style-name="T14">();</text:span></text:p>
      <text:p text:style-name="P7"><text:span text:style-name="T5">656 </text:span><text:s text:c="12"/><text:span text:style-name="T11">this</text:span><text:span text:style-name="T14">.gMenu.restartButtonTween.</text:span><text:span text:style-name="T22">reset</text:span><text:span text:style-name="T14">();</text:span></text:p>
      <text:p text:style-name="P7"><text:span text:style-name="T5">657 </text:span><text:s text:c="12"/><text:span text:style-name="T11">this</text:span><text:span text:style-name="T14">.gMenu.pause.</text:span><text:span text:style-name="T22">setX</text:span><text:span text:style-name="T14">(stage.</text:span><text:span text:style-name="T22">getWidth</text:span><text:span text:style-name="T14">()-</text:span><text:span text:style-name="T21">40</text:span><text:span text:style-name="T14">);</text:span></text:p>
      <text:p text:style-name="P7"><text:span text:style-name="T5">658 </text:span><text:s text:c="12"/><text:span text:style-name="T11">this</text:span><text:span text:style-name="T14">.gMenu.fullButton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-</text:span><text:span text:style-name="T21">120</text:span><text:span text:style-name="T14">);</text:span></text:p>
      <text:p text:style-name="P7"><text:span text:style-name="T5">659 </text:span><text:s text:c="12"/><text:span text:style-name="T11">this</text:span><text:span text:style-name="T14">.gMenu.restartButton.</text:span><text:span text:style-name="T22">setY</text:span><text:span text:style-name="T14">(stage.</text:span><text:span text:style-name="T22">getHeight</text:span><text:span text:style-name="T14">()/</text:span><text:span text:style-name="T21">2</text:span><text:span text:style-name="T14">+</text:span><text:span text:style-name="T21">75</text:span><text:span text:style-name="T14">);</text:span></text:p>
      <text:p text:style-name="P7"><text:span text:style-name="T5">660 </text:span><text:s text:c="12"/><text:span text:style-name="T11">this</text:span><text:span text:style-name="T14">.gMenu.pause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661 </text:span><text:span text:style-name="T14"><text:tab/> <text:s text:c="11"/>node:</text:span> <text:span text:style-name="T11">this</text:span><text:span text:style-name="T14">.gMenu.pause,</text:span> </text:p>
      <text:p text:style-name="P7"><text:span text:style-name="T5">662 </text:span><text:span text:style-name="T14"><text:tab/> <text:s text:c="11"/>duration:</text:span> <text:span text:style-name="T21">1</text:span><text:span text:style-name="T14">,</text:span></text:p>
      <text:p text:style-name="P7"><text:span text:style-name="T5">663 </text:span><text:span text:style-name="T14"><text:tab/> <text:s text:c="11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664 </text:span><text:span text:style-name="T14"><text:tab/> <text:s text:c="11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665 </text:span><text:span text:style-name="T14"><text:tab/> <text:s text:c="11"/>rotation:</text:span> <text:span text:style-name="T14">Math.PI</text:span> <text:span text:style-name="T14">*</text:span> <text:span text:style-name="T21">2</text:span><text:span text:style-name="T14">,</text:span></text:p>
      <text:p text:style-name="P7"><text:span text:style-name="T5">666 </text:span><text:span text:style-name="T14"><text:tab/> <text:s text:c="11"/>opacity:</text:span> <text:span text:style-name="T21">0.8</text:span><text:span text:style-name="T14">,</text:span></text:p>
      <text:p text:style-name="P7"><text:span text:style-name="T5">667 </text:span><text:span text:style-name="T14"><text:tab/> <text:s text:c="11"/>scaleX:</text:span> <text:span text:style-name="T21">2</text:span><text:span text:style-name="T14">,</text:span></text:p>
      <text:p text:style-name="P7"><text:span text:style-name="T5">668 </text:span><text:span text:style-name="T14"><text:tab/> <text:s text:c="11"/>scaleY:</text:span> <text:span text:style-name="T21">2</text:span><text:span text:style-name="T14">,</text:span></text:p>
      <text:p text:style-name="P7"><text:span text:style-name="T5">669 </text:span><text:s text:c="12"/><text:span text:style-name="T14">});</text:span></text:p>
      <text:p text:style-name="P7"><text:span text:style-name="T5">670 </text:span><text:s text:c="12"/></text:p>
      <text:p text:style-name="P7"><text:span text:style-name="T5">671 </text:span><text:s text:c="12"/><text:span text:style-name="T11">this</text:span><text:span text:style-name="T14">.gMenu.full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672 </text:span><text:span text:style-name="T14"><text:s text:c="16"/>node:</text:span> <text:span text:style-name="T11">this</text:span><text:span text:style-name="T14">.gMenu.fullButton,</text:span> </text:p>
      <text:p text:style-name="P7"><text:span text:style-name="T5">673 </text:span><text:span text:style-name="T14"><text:s text:c="16"/>duration:</text:span> <text:span text:style-name="T21">1</text:span><text:span text:style-name="T14">,</text:span></text:p>
      <text:p text:style-name="P7"><text:span text:style-name="T5">674 </text:span><text:span text:style-name="T14"><text:s text:c="16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7"><text:span text:style-name="T5">675 </text:span><text:span text:style-name="T14"><text:s text:c="16"/>opacity:</text:span> <text:span text:style-name="T21">0.8</text:span><text:span text:style-name="T14">,</text:span></text:p>
      <text:p text:style-name="P7"><text:span text:style-name="T5">676 </text:span><text:span text:style-name="T14"><text:s text:c="16"/>easing:</text:span> <text:span text:style-name="T14">Kinetic.Easings[</text:span><text:span text:style-name="T19">'BounceEaseOut'</text:span><text:span text:style-name="T14">],</text:span></text:p>
      <text:p text:style-name="P7"><text:span text:style-name="T5">677 </text:span><text:span text:style-name="T14"><text:s text:c="16"/>visible:</text:span> <text:span text:style-name="T11">true</text:span></text:p>
      <text:p text:style-name="P7"><text:span text:style-name="T5">678 </text:span><text:s text:c="12"/><text:span text:style-name="T14">});</text:span></text:p>
      <text:p text:style-name="P7"><text:span text:style-name="T5">679 </text:span><text:s text:c="12"/></text:p>
      <text:p text:style-name="P7"><text:span text:style-name="T5">680 </text:span><text:s text:c="12"/><text:span text:style-name="T11">this</text:span><text:span text:style-name="T14">.gMenu.restart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681 </text:span><text:span text:style-name="T14"><text:s text:c="16"/>node:</text:span> <text:span text:style-name="T11">this</text:span><text:span text:style-name="T14">.gMenu.restartButton,</text:span> </text:p>
      <text:p text:style-name="P7"><text:span text:style-name="T5">682 </text:span><text:span text:style-name="T14"><text:s text:c="16"/>duration:</text:span> <text:span text:style-name="T21">1</text:span><text:span text:style-name="T14">,</text:span></text:p>
      <text:p text:style-name="P7"><text:span text:style-name="T5">683 </text:span><text:span text:style-name="T14"><text:s text:c="16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7"><text:span text:style-name="T5">684 </text:span><text:span text:style-name="T14"><text:s text:c="16"/>opacity:</text:span> <text:span text:style-name="T21">0.8</text:span><text:span text:style-name="T14">,</text:span></text:p>
      <text:p text:style-name="P7"><text:span text:style-name="T5">685 </text:span><text:span text:style-name="T14"><text:s text:c="16"/>easing:</text:span> <text:span text:style-name="T14">Kinetic.Easings[</text:span><text:span text:style-name="T19">'BounceEaseOut'</text:span><text:span text:style-name="T14">],</text:span></text:p>
      <text:p text:style-name="P7"><text:span text:style-name="T5">686 </text:span><text:span text:style-name="T14"><text:s text:c="16"/>visible:</text:span> <text:span text:style-name="T11">true</text:span></text:p>
      <text:p text:style-name="P7"><text:span text:style-name="T5">687 </text:span><text:s text:c="12"/><text:span text:style-name="T14">});</text:span></text:p>
      <text:p text:style-name="P7"><text:span text:style-name="T5">688 </text:span><text:s text:c="12"/></text:p>
      <text:p text:style-name="P7"><text:span text:style-name="T5">689 </text:span><text:s text:c="12"/><text:span text:style-name="T11">if</text:span><text:span text:style-name="T14">(</text:span><text:span text:style-name="T11">this</text:span><text:span text:style-name="T14">.pauseState){</text:span></text:p>
      <text:p text:style-name="P7"><text:span text:style-name="T5">690 </text:span><text:s text:c="12"/><text:tab/><text:span text:style-name="T11">this</text:span><text:span text:style-name="T14">.gMenu.pauseTween.</text:span><text:span text:style-name="T22">seek</text:span><text:span text:style-name="T14">(</text:span><text:span text:style-name="T21">1</text:span><text:span text:style-name="T14">);</text:span></text:p>
      <text:p text:style-name="P7"><text:span text:style-name="T5">691 </text:span><text:s text:c="12"/><text:tab/><text:span text:style-name="T11">this</text:span><text:span text:style-name="T14">.gMenu.fullButtonTween.</text:span><text:span text:style-name="T22">seek</text:span><text:span text:style-name="T14">(</text:span><text:span text:style-name="T21">1</text:span><text:span text:style-name="T14">);</text:span></text:p>
      <text:p text:style-name="P7"><text:span text:style-name="T5">692 </text:span><text:s text:c="12"/><text:tab/><text:span text:style-name="T11">this</text:span><text:span text:style-name="T14">.gMenu.restartButtonTween.</text:span><text:span text:style-name="T22">seek</text:span><text:span text:style-name="T14">(</text:span><text:span text:style-name="T21">1</text:span><text:span text:style-name="T14">);</text:span></text:p>
      <text:p text:style-name="P7"><text:span text:style-name="T5">693 </text:span><text:s text:c="12"/><text:span text:style-name="T14">}</text:span></text:p>
      <text:p text:style-name="P7"><text:span text:style-name="T5">694 </text:span><text:tab/> <text:s text:c="3"/><text:span text:style-name="T14">}</text:span></text:p>
      <text:p text:style-name="P7"><text:soft-page-break/><text:span text:style-name="T5">695 </text:span><text:tab/> <text:s text:c="3"/><text:span text:style-name="T11">else</text:span><text:span text:style-name="T14">{</text:span></text:p>
      <text:p text:style-name="P7"><text:span text:style-name="T5">696 </text:span><text:tab/> <text:s text:c="3"/><text:tab/><text:span text:style-name="T11">this</text:span><text:span text:style-name="T14">.gMenu.pause.</text:span><text:span text:style-name="T22">setX</text:span><text:span text:style-name="T14">(newW-</text:span><text:span text:style-name="T21">40</text:span><text:span text:style-name="T14">);</text:span></text:p>
      <text:p text:style-name="P7"><text:span text:style-name="T5">697 </text:span><text:tab/> <text:s text:c="3"/><text:tab/><text:span text:style-name="T11">this</text:span><text:span text:style-name="T14">.gMenu.mainMenu.</text:span><text:span text:style-name="T22">setX</text:span><text:span text:style-name="T14">(newW/</text:span><text:span text:style-name="T21">2</text:span><text:span text:style-name="T14">);</text:span></text:p>
      <text:p text:style-name="P7"><text:span text:style-name="T5">698 </text:span><text:tab/> <text:s text:c="3"/><text:span text:style-name="T14">}</text:span></text:p>
      <text:p text:style-name="P7"><text:span text:style-name="T5">699 </text:span><text:tab/><text:tab/></text:p>
      <text:p text:style-name="P7"><text:span text:style-name="T5">700 </text:span><text:tab/><text:tab/><text:span text:style-name="T11">this</text:span><text:span text:style-name="T14">.gMenu.backBox.</text:span><text:span text:style-name="T22">setWidth</text:span><text:span text:style-name="T14">(newW);</text:span></text:p>
      <text:p text:style-name="P7"><text:span text:style-name="T5">701 </text:span><text:tab/><text:tab/><text:span text:style-name="T11">this</text:span><text:span text:style-name="T14">.gMenu.backBox.</text:span><text:span text:style-name="T22">setHeight</text:span><text:span text:style-name="T14">(newH);</text:span></text:p>
      <text:p text:style-name="P7"><text:span text:style-name="T5">702 </text:span><text:tab/><text:tab/><text:span text:style-name="T11">this</text:span><text:span text:style-name="T14">.gTexts.playerScore.</text:span><text:span text:style-name="T22">setX</text:span><text:span text:style-name="T14">(newW/</text:span><text:span text:style-name="T21">2</text:span> <text:span text:style-name="T14">-</text:span> <text:span text:style-name="T21">75</text:span><text:span text:style-name="T14">);</text:span></text:p>
      <text:p text:style-name="P7"><text:span text:style-name="T5">703 </text:span><text:tab/><text:tab/><text:span text:style-name="T11">this</text:span><text:span text:style-name="T14">.gTexts.opponentScore.</text:span><text:span text:style-name="T22">setX</text:span><text:span text:style-name="T14">(newW/</text:span><text:span text:style-name="T21">2</text:span> <text:span text:style-name="T14">+</text:span> <text:span text:style-name="T21">40</text:span><text:span text:style-name="T14">);</text:span></text:p>
      <text:p text:style-name="P7"><text:span text:style-name="T5">704 </text:span><text:tab/><text:tab/><text:span text:style-name="T11">this</text:span><text:span text:style-name="T14">.gBall.ball.</text:span><text:span text:style-name="T22">setX</text:span><text:span text:style-name="T14">(newW/</text:span><text:span text:style-name="T21">2</text:span><text:span text:style-name="T14">);</text:span></text:p>
      <text:p text:style-name="P7"><text:span text:style-name="T5">705 </text:span><text:tab/><text:tab/><text:span text:style-name="T11">this</text:span><text:span text:style-name="T14">.gBall.ball.</text:span><text:span text:style-name="T22">setY</text:span><text:span text:style-name="T14">(newH/</text:span><text:span text:style-name="T21">2</text:span><text:span text:style-name="T14">);</text:span></text:p>
      <text:p text:style-name="P7"><text:span text:style-name="T5">706 </text:span><text:span text:style-name="T14"><text:s text:c="8"/>stage.</text:span><text:span text:style-name="T22">draw</text:span><text:span text:style-name="T14">();</text:span></text:p>
      <text:p text:style-name="P7"><text:span text:style-name="T5">707 </text:span><text:s text:c="8"/></text:p>
      <text:p text:style-name="P7"><text:span text:style-name="T5">708 </text:span><text:tab/><text:span text:style-name="T14">};</text:span></text:p>
      <text:p text:style-name="P7"><text:span text:style-name="T5">709 </text:span><text:span text:style-name="T14"><text:tab/></text:span></text:p>
      <text:p text:style-name="P7"><text:span text:style-name="T5">710 </text:span><text:span text:style-name="T14"><text:tab/>Game.</text:span><text:span text:style-name="T11">prototype</text:span><text:span text:style-name="T14">.eventsGame=</text:span> <text:span text:style-name="T11">function</text:span><text:span text:style-name="T14">(){</text:span></text:p>
      <text:p text:style-name="P7"><text:span text:style-name="T5">711 </text:span><text:tab/><text:tab/><text:span text:style-name="T14">$(</text:span><text:span text:style-name="T19">"#raquetWidth"</text:span><text:span text:style-name="T14">).</text:span><text:span text:style-name="T22">ionRangeSlider</text:span><text:span text:style-name="T14">({</text:span></text:p>
      <text:p text:style-name="P7"><text:span text:style-name="T5">712 </text:span><text:span text:style-name="T14"><text:tab/><text:tab/><text:tab/>hasGrid:</text:span> <text:span text:style-name="T11">true</text:span><text:span text:style-name="T14">,</text:span></text:p>
      <text:p text:style-name="P7"><text:span text:style-name="T5">713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714 </text:span><text:tab/><text:tab/> <text:s text:c="7"/><text:span text:style-name="T11">this</text:span><text:span text:style-name="T14">.gPlayer.player.</text:span><text:span text:style-name="T22">setWidth</text:span><text:span text:style-name="T14">(obj.fromNumber);</text:span></text:p>
      <text:p text:style-name="P7"><text:span text:style-name="T5">715 </text:span><text:tab/><text:tab/> <text:s text:c="7"/><text:span text:style-name="T11">this</text:span><text:span text:style-name="T14">.gOpponent.opponent.</text:span><text:span text:style-name="T22">setWidth</text:span><text:span text:style-name="T14">(obj.fromNumber);</text:span></text:p>
      <text:p text:style-name="P7"><text:span text:style-name="T5">716 </text:span><text:tab/><text:tab/> <text:s text:c="7"/></text:p>
      <text:p text:style-name="P7"><text:span text:style-name="T5">717 </text:span><text:tab/><text:tab/> <text:s text:c="7"/><text:span text:style-name="T5">//this.gOpponent.opponent.setX(this.gOpponent.opponent.getX()-obj.fromNumber);</text:span></text:p>
      <text:p text:style-name="P7"><text:span text:style-name="T5">718 </text:span><text:span text:style-name="T14"><text:tab/><text:tab/> <text:s text:c="7"/>stage.</text:span><text:span text:style-name="T22">draw</text:span><text:span text:style-name="T14">();</text:span></text:p>
      <text:p text:style-name="P7"><text:span text:style-name="T5">719 </text:span><text:tab/><text:tab/> <text:s text:c="3"/><text:span text:style-name="T14">},</text:span><text:span text:style-name="T11">this</text:span><text:span text:style-name="T14">),</text:span></text:p>
      <text:p text:style-name="P7"><text:span text:style-name="T5">720 </text:span><text:tab/><text:tab/><text:span text:style-name="T14">});</text:span></text:p>
      <text:p text:style-name="P7"><text:span text:style-name="T5">721 </text:span><text:tab/><text:tab/></text:p>
      <text:p text:style-name="P7"><text:span text:style-name="T5">722 </text:span><text:tab/><text:tab/><text:span text:style-name="T14">$(</text:span><text:span text:style-name="T19">"#raquetHeight"</text:span><text:span text:style-name="T14">).</text:span><text:span text:style-name="T22">ionRangeSlider</text:span><text:span text:style-name="T14">({</text:span></text:p>
      <text:p text:style-name="P7"><text:span text:style-name="T5">723 </text:span><text:span text:style-name="T14"><text:tab/><text:tab/><text:tab/>hasGrid:</text:span> <text:span text:style-name="T11">true</text:span><text:span text:style-name="T14">,</text:span></text:p>
      <text:p text:style-name="P7"><text:span text:style-name="T5">724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725 </text:span><text:tab/><text:tab/> <text:s text:c="7"/><text:span text:style-name="T11">this</text:span><text:span text:style-name="T14">.gPlayer.player.</text:span><text:span text:style-name="T22">setHeight</text:span><text:span text:style-name="T14">(obj.fromNumber);</text:span></text:p>
      <text:p text:style-name="P7"><text:span text:style-name="T5">726 </text:span><text:tab/><text:tab/> <text:s text:c="7"/><text:span text:style-name="T11">this</text:span><text:span text:style-name="T14">.gOpponent.opponent.</text:span><text:span text:style-name="T22">setHeight</text:span><text:span text:style-name="T14">(obj.fromNumber);</text:span></text:p>
      <text:p text:style-name="P7"><text:span text:style-name="T5">727 </text:span><text:span text:style-name="T14"><text:tab/><text:tab/> <text:s text:c="7"/>stage.</text:span><text:span text:style-name="T22">draw</text:span><text:span text:style-name="T14">();</text:span></text:p>
      <text:p text:style-name="P7"><text:span text:style-name="T5">728 </text:span><text:tab/><text:tab/> <text:s text:c="3"/><text:span text:style-name="T14">},</text:span><text:span text:style-name="T11">this</text:span><text:span text:style-name="T14">),</text:span></text:p>
      <text:p text:style-name="P7"><text:span text:style-name="T5">729 </text:span><text:tab/><text:tab/><text:span text:style-name="T14">});</text:span></text:p>
      <text:p text:style-name="P7"><text:span text:style-name="T5">730 </text:span><text:tab/> <text:s text:c="3"/></text:p>
      <text:p text:style-name="P7"><text:span text:style-name="T5">731 </text:span><text:tab/><text:tab/><text:span text:style-name="T14">$(</text:span><text:span text:style-name="T19">'#backgroundColor'</text:span><text:span text:style-name="T14">).</text:span><text:span text:style-name="T22">ColorPickerSliders</text:span><text:span text:style-name="T14">({</text:span></text:p>
      <text:p text:style-name="P7"><text:span text:style-name="T5">732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33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34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35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3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37 </text:span><text:span text:style-name="T14"><text:tab/><text:tab/> <text:s text:c="3"/>order: {</text:span></text:p>
      <text:p text:style-name="P7"><text:span text:style-name="T5">738 </text:span><text:span text:style-name="T14"><text:tab/><text:tab/> <text:s text:c="7"/>rgb:</text:span> <text:span text:style-name="T21">1</text:span><text:span text:style-name="T14">,</text:span></text:p>
      <text:p text:style-name="P7"><text:span text:style-name="T5">739 </text:span><text:span text:style-name="T14"><text:tab/><text:tab/> <text:s text:c="7"/>preview:</text:span> <text:span text:style-name="T21">2</text:span></text:p>
      <text:p text:style-name="P7"><text:span text:style-name="T5">740 </text:span><text:tab/><text:tab/> <text:s text:c="3"/><text:span text:style-name="T14">},</text:span></text:p>
      <text:p text:style-name="P7"><text:span text:style-name="T5">741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42 </text:span><text:tab/><text:tab/> <text:s text:c="3"/><text:tab/><text:tab/><text:span text:style-name="T11">this</text:span><text:span text:style-name="T14">.gBackground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43 </text:span><text:span text:style-name="T14"><text:tab/> <text:s text:c="11"/><text:tab/>stage.</text:span><text:span text:style-name="T22">draw</text:span><text:span text:style-name="T14">();</text:span></text:p>
      <text:p text:style-name="P7"><text:span text:style-name="T5">744 </text:span><text:tab/><text:tab/> <text:s text:c="3"/><text:tab/><text:tab/><text:span text:style-name="T14">},</text:span><text:span text:style-name="T11">this</text:span><text:span text:style-name="T14">)</text:span></text:p>
      <text:p text:style-name="P7"><text:span text:style-name="T5">745 </text:span><text:tab/><text:tab/><text:span text:style-name="T14">});</text:span></text:p>
      <text:p text:style-name="P7"><text:span text:style-name="T5">746 </text:span><text:tab/><text:tab/></text:p>
      <text:p text:style-name="P7"><text:span text:style-name="T5">747 </text:span><text:tab/><text:tab/><text:span text:style-name="T14">$(</text:span><text:span text:style-name="T19">'#lineColor'</text:span><text:span text:style-name="T14">).</text:span><text:span text:style-name="T22">ColorPickerSliders</text:span><text:span text:style-name="T14">({</text:span></text:p>
      <text:p text:style-name="P7"><text:span text:style-name="T5">748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49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50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51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52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53 </text:span><text:span text:style-name="T14"><text:tab/><text:tab/> <text:s text:c="3"/>order: {</text:span></text:p>
      <text:p text:style-name="P7"><text:span text:style-name="T5">754 </text:span><text:span text:style-name="T14"><text:tab/><text:tab/> <text:s text:c="7"/>rgb:</text:span> <text:span text:style-name="T21">1</text:span><text:span text:style-name="T14">,</text:span></text:p>
      <text:p text:style-name="P7"><text:span text:style-name="T5">755 </text:span><text:span text:style-name="T14"><text:tab/><text:tab/> <text:s text:c="7"/>preview:</text:span> <text:span text:style-name="T21">2</text:span></text:p>
      <text:p text:style-name="P7"><text:span text:style-name="T5">756 </text:span><text:tab/><text:tab/> <text:s text:c="3"/><text:span text:style-name="T14">},</text:span></text:p>
      <text:p text:style-name="P7"><text:soft-page-break/><text:span text:style-name="T5">757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58 </text:span><text:tab/> <text:s text:c="3"/><text:tab/><text:tab/><text:span text:style-name="T11">this</text:span><text:span text:style-name="T14">.gBackground.middleLine.</text:span><text:span text:style-name="T22">setStroke</text:span><text:span text:style-name="T14">(color.tiny.</text:span><text:span text:style-name="T22">toRgbString</text:span><text:span text:style-name="T14">());</text:span></text:p>
      <text:p text:style-name="P7"><text:span text:style-name="T5">759 </text:span><text:tab/><text:tab/> <text:s text:c="3"/><text:tab/><text:span text:style-name="T11">this</text:span><text:span text:style-name="T14">.gBackground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7"><text:span text:style-name="T5">760 </text:span><text:span text:style-name="T14"><text:tab/> <text:s text:c="11"/>stage.</text:span><text:span text:style-name="T22">draw</text:span><text:span text:style-name="T14">();</text:span></text:p>
      <text:p text:style-name="P7"><text:span text:style-name="T5">761 </text:span><text:tab/> <text:s text:c="3"/><text:tab/><text:tab/><text:span text:style-name="T14">},</text:span><text:span text:style-name="T11">this</text:span><text:span text:style-name="T14">)</text:span></text:p>
      <text:p text:style-name="P7"><text:span text:style-name="T5">762 </text:span><text:tab/><text:tab/><text:span text:style-name="T14">});</text:span></text:p>
      <text:p text:style-name="P7"><text:span text:style-name="T5">763 </text:span><text:tab/><text:tab/></text:p>
      <text:p text:style-name="P7"><text:span text:style-name="T5">764 </text:span><text:tab/><text:tab/><text:span text:style-name="T14">$(</text:span><text:span text:style-name="T19">'#raquetColor'</text:span><text:span text:style-name="T14">).</text:span><text:span text:style-name="T22">ColorPickerSliders</text:span><text:span text:style-name="T14">({</text:span></text:p>
      <text:p text:style-name="P7"><text:span text:style-name="T5">765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66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67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68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69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70 </text:span><text:span text:style-name="T14"><text:tab/><text:tab/> <text:s text:c="3"/>order: {</text:span></text:p>
      <text:p text:style-name="P7"><text:span text:style-name="T5">771 </text:span><text:span text:style-name="T14"><text:tab/><text:tab/> <text:s text:c="7"/>rgb:</text:span> <text:span text:style-name="T21">1</text:span><text:span text:style-name="T14">,</text:span></text:p>
      <text:p text:style-name="P7"><text:span text:style-name="T5">772 </text:span><text:span text:style-name="T14"><text:tab/><text:tab/> <text:s text:c="7"/>preview:</text:span> <text:span text:style-name="T21">2</text:span></text:p>
      <text:p text:style-name="P7"><text:span text:style-name="T5">773 </text:span><text:tab/><text:tab/> <text:s text:c="3"/><text:span text:style-name="T14">},</text:span></text:p>
      <text:p text:style-name="P7"><text:span text:style-name="T5">77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75 </text:span><text:tab/> <text:s text:c="3"/><text:tab/><text:tab/><text:span text:style-name="T11">this</text:span><text:span text:style-name="T14">.gPlayer.player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76 </text:span><text:tab/> <text:s text:c="11"/><text:span text:style-name="T11">this</text:span><text:span text:style-name="T14">.gOpponent.opponent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77 </text:span><text:span text:style-name="T14"><text:tab/> <text:s text:c="11"/>stage.</text:span><text:span text:style-name="T22">draw</text:span><text:span text:style-name="T14">();</text:span></text:p>
      <text:p text:style-name="P7"><text:span text:style-name="T5">778 </text:span><text:tab/> <text:s text:c="3"/><text:tab/><text:tab/><text:span text:style-name="T14">},</text:span><text:span text:style-name="T11">this</text:span><text:span text:style-name="T14">)</text:span></text:p>
      <text:p text:style-name="P7"><text:span text:style-name="T5">779 </text:span><text:tab/><text:tab/><text:span text:style-name="T14">});</text:span></text:p>
      <text:p text:style-name="P7"><text:span text:style-name="T5">780 </text:span><text:tab/> <text:s text:c="3"/></text:p>
      <text:p text:style-name="P7"><text:span text:style-name="T5">781 </text:span><text:tab/><text:tab/><text:span text:style-name="T14">$(</text:span><text:span text:style-name="T19">'#textColor'</text:span><text:span text:style-name="T14">).</text:span><text:span text:style-name="T22">ColorPickerSliders</text:span><text:span text:style-name="T14">({</text:span></text:p>
      <text:p text:style-name="P7"><text:span text:style-name="T5">782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83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84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85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8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87 </text:span><text:span text:style-name="T14"><text:tab/><text:tab/> <text:s text:c="3"/>order: {</text:span></text:p>
      <text:p text:style-name="P7"><text:span text:style-name="T5">788 </text:span><text:span text:style-name="T14"><text:tab/><text:tab/> <text:s text:c="7"/>rgb:</text:span> <text:span text:style-name="T21">1</text:span><text:span text:style-name="T14">,</text:span></text:p>
      <text:p text:style-name="P7"><text:span text:style-name="T5">789 </text:span><text:span text:style-name="T14"><text:tab/><text:tab/> <text:s text:c="7"/>preview:</text:span> <text:span text:style-name="T21">2</text:span></text:p>
      <text:p text:style-name="P7"><text:span text:style-name="T5">790 </text:span><text:tab/><text:tab/> <text:s text:c="3"/><text:span text:style-name="T14">},</text:span></text:p>
      <text:p text:style-name="P7"><text:span text:style-name="T5">791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92 </text:span><text:tab/><text:tab/> <text:s text:c="3"/><text:tab/><text:tab/><text:span text:style-name="T11">this</text:span><text:span text:style-name="T14">.gTexts.playerSco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93 </text:span><text:tab/><text:tab/> <text:s text:c="3"/><text:tab/><text:tab/><text:span text:style-name="T11">this</text:span><text:span text:style-name="T14">.gTexts.opponentSco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94 </text:span><text:tab/><text:tab/> <text:s text:c="3"/><text:tab/><text:tab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95 </text:span><text:span text:style-name="T14"><text:tab/><text:tab/> <text:s text:c="3"/><text:tab/><text:tab/>stage.</text:span><text:span text:style-name="T22">draw</text:span><text:span text:style-name="T14">();</text:span></text:p>
      <text:p text:style-name="P7"><text:span text:style-name="T5">796 </text:span><text:tab/><text:tab/> <text:s text:c="3"/><text:tab/><text:tab/><text:span text:style-name="T14">},</text:span><text:span text:style-name="T11">this</text:span><text:span text:style-name="T14">)</text:span></text:p>
      <text:p text:style-name="P7"><text:span text:style-name="T5">797 </text:span><text:tab/><text:tab/><text:span text:style-name="T14">});</text:span></text:p>
      <text:p text:style-name="P7"><text:span text:style-name="T5">798 </text:span><text:tab/><text:tab/></text:p>
      <text:p text:style-name="P7"><text:span text:style-name="T5">799 </text:span><text:tab/> <text:s text:c="3"/><text:span text:style-name="T14">$(</text:span><text:span text:style-name="T19">"#leftSpeed, #rightSpeed, #ballSpeed, #numberZone"</text:span><text:span text:style-name="T14">).</text:span><text:span text:style-name="T22">TouchSpin</text:span><text:span text:style-name="T14">({</text:span></text:p>
      <text:p text:style-name="P7"><text:span text:style-name="T5">800 </text:span><text:span text:style-name="T14"><text:tab/> <text:s text:c="3"/><text:tab/>min:</text:span><text:span text:style-name="T21">1</text:span><text:span text:style-name="T14">,</text:span></text:p>
      <text:p text:style-name="P7"><text:span text:style-name="T5">801 </text:span><text:span text:style-name="T14"><text:tab/> <text:s text:c="3"/><text:tab/>initval:</text:span> <text:span text:style-name="T21">5</text:span><text:span text:style-name="T14">,</text:span></text:p>
      <text:p text:style-name="P7"><text:span text:style-name="T5">802 </text:span><text:span text:style-name="T14"><text:tab/> <text:s text:c="7"/>buttondown_class:</text:span> <text:span text:style-name="T19">"btn btn-danger"</text:span><text:span text:style-name="T14">,</text:span></text:p>
      <text:p text:style-name="P7"><text:span text:style-name="T5">803 </text:span><text:span text:style-name="T14"><text:tab/> <text:s text:c="7"/>buttonup_class:</text:span> <text:span text:style-name="T19">"btn btn-primary"</text:span><text:span text:style-name="T14">,</text:span></text:p>
      <text:p text:style-name="P7"><text:span text:style-name="T5">804 </text:span><text:tab/> <text:s text:c="3"/><text:span text:style-name="T14">});</text:span></text:p>
      <text:p text:style-name="P7"><text:span text:style-name="T5">805 </text:span><text:tab/> <text:s text:c="3"/></text:p>
      <text:p text:style-name="P7"><text:span text:style-name="T5">806 </text:span><text:tab/> <text:s text:c="3"/><text:span text:style-name="T14">$(</text:span><text:span text:style-name="T19">"#leftSpeed"</text:span>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807 </text:span><text:s text:c="10"/><text:span text:style-name="T11">this</text:span><text:span text:style-name="T14">.gPlayer.speed</text:span> <text:span text:style-name="T14">=</text:span> <text:span text:style-name="T22">parseInt</text:span><text:span text:style-name="T14">(e.target.value);</text:span></text:p>
      <text:p text:style-name="P7"><text:span text:style-name="T5">808 </text:span><text:tab/> <text:s text:c="3"/><text:span text:style-name="T14">},</text:span><text:span text:style-name="T11">this</text:span><text:span text:style-name="T14">));</text:span></text:p>
      <text:p text:style-name="P8">809 </text:p>
      <text:p text:style-name="P7"><text:span text:style-name="T5">810 </text:span><text:tab/> <text:s text:c="3"/></text:p>
      <text:p text:style-name="P7"><text:span text:style-name="T5">811 </text:span><text:tab/> <text:s text:c="3"/><text:span text:style-name="T14">$(</text:span><text:span text:style-name="T19">"#right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812 </text:span><text:s text:c="12"/><text:span text:style-name="T11">this</text:span><text:span text:style-name="T14">.gOpponent.speed</text:span> <text:span text:style-name="T14">=</text:span> <text:span text:style-name="T22">parseInt</text:span><text:span text:style-name="T14">(e.target.value);</text:span></text:p>
      <text:p text:style-name="P7"><text:span text:style-name="T5">813 </text:span><text:tab/> <text:s text:c="3"/><text:span text:style-name="T14">},</text:span><text:span text:style-name="T11">this</text:span><text:span text:style-name="T14">));</text:span></text:p>
      <text:p text:style-name="P7"><text:span text:style-name="T5">814 </text:span><text:tab/> <text:s text:c="3"/></text:p>
      <text:p text:style-name="P7"><text:span text:style-name="T5">815 </text:span><text:tab/> <text:s text:c="3"/><text:span text:style-name="T14">$(</text:span><text:span text:style-name="T19">"#ball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816 </text:span><text:tab/> <text:s text:c="3"/><text:tab/><text:span text:style-name="T11">this</text:span><text:span text:style-name="T14">.gBall.speed</text:span> <text:span text:style-name="T14">=</text:span> <text:span text:style-name="T22">parseInt</text:span><text:span text:style-name="T14">(e.target.value);</text:span></text:p>
      <text:p text:style-name="P7"><text:soft-page-break/><text:span text:style-name="T5">817 </text:span><text:tab/> <text:s text:c="3"/><text:span text:style-name="T14">},</text:span><text:span text:style-name="T11">this</text:span><text:span text:style-name="T14">));</text:span></text:p>
      <text:p text:style-name="P7"><text:span text:style-name="T5">818 </text:span><text:tab/> <text:s text:c="3"/></text:p>
      <text:p text:style-name="P7"><text:span text:style-name="T5">819 </text:span><text:tab/> <text:s text:c="3"/><text:span text:style-name="T14">$(</text:span><text:span text:style-name="T19">"#numberZone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820 </text:span><text:tab/><text:tab/><text:tab/><text:span text:style-name="T11">this</text:span><text:span text:style-name="T14">.zones</text:span> <text:span text:style-name="T14">=</text:span> <text:span text:style-name="T22">parseInt</text:span><text:span text:style-name="T14">(e.target.value);</text:span></text:p>
      <text:p text:style-name="P7"><text:span text:style-name="T5">821 </text:span><text:tab/> <text:s text:c="3"/><text:span text:style-name="T14">},</text:span><text:span text:style-name="T11">this</text:span><text:span text:style-name="T14">));</text:span></text:p>
      <text:p text:style-name="P7"><text:span text:style-name="T5">822 </text:span><text:tab/> <text:s text:c="3"/></text:p>
      <text:p text:style-name="P7"><text:span text:style-name="T5">823 </text:span><text:tab/> <text:s text:c="3"/><text:span text:style-name="T14">$(</text:span><text:span text:style-name="T19">".btn-group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824 </text:span><text:tab/> <text:s text:c="3"/><text:tab/><text:span text:style-name="T11">var</text:span> <text:span text:style-name="T14">val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7"><text:span text:style-name="T5">825 </text:span><text:tab/> <text:s text:c="3"/><text:tab/><text:span text:style-name="T11">if</text:span> <text:span text:style-name="T14">(val</text:span> <text:span text:style-name="T14">==</text:span> <text:span text:style-name="T19">"1"</text:span> <text:span text:style-name="T14">||</text:span> <text:span text:style-name="T14">val</text:span> <text:span text:style-name="T14">==</text:span> <text:span text:style-name="T19">"CPU"</text:span><text:span text:style-name="T14">)</text:span></text:p>
      <text:p text:style-name="P7"><text:span text:style-name="T5">826 </text:span><text:tab/> <text:s text:c="3"/><text:tab/><text:tab/><text:span text:style-name="T11">this</text:span><text:span text:style-name="T14">.mode</text:span> <text:span text:style-name="T14">=</text:span> <text:span text:style-name="T14">val;</text:span></text:p>
      <text:p text:style-name="P7"><text:span text:style-name="T5">827 </text:span><text:tab/> <text:s text:c="3"/><text:tab/><text:span text:style-name="T11">else</text:span></text:p>
      <text:p text:style-name="P7"><text:span text:style-name="T5">828 </text:span><text:tab/> <text:s text:c="3"/><text:tab/><text:tab/><text:span text:style-name="T11">this</text:span><text:span text:style-name="T14">.difficult</text:span> <text:span text:style-name="T14">=</text:span> <text:span text:style-name="T14">val;</text:span></text:p>
      <text:p text:style-name="P7"><text:span text:style-name="T5">829 </text:span><text:tab/> <text:s text:c="3"/><text:span text:style-name="T14">},</text:span><text:span text:style-name="T11">this</text:span><text:span text:style-name="T14">));</text:span></text:p>
      <text:p text:style-name="P7"><text:span text:style-name="T5">830 </text:span><text:s text:c="4"/></text:p>
      <text:p text:style-name="P7"><text:span text:style-name="T5">831 </text:span><text:tab/> <text:s text:c="3"/><text:span text:style-name="T14">$(</text:span><text:span text:style-name="T19">"#selectColorLeft"</text:span><text:span text:style-name="T14">).</text:span><text:span text:style-name="T22">ColorPickerSliders</text:span><text:span text:style-name="T14">({</text:span></text:p>
      <text:p text:style-name="P7"><text:span text:style-name="T5">832 </text:span><text:span text:style-name="T14"><text:tab/><text:tab/> <text:s text:c="3"/>flat:</text:span> <text:span text:style-name="T11">true</text:span><text:span text:style-name="T14">,</text:span></text:p>
      <text:p text:style-name="P7"><text:span text:style-name="T5">833 </text:span><text:span text:style-name="T14"><text:tab/><text:tab/> <text:s text:c="3"/>swatches:</text:span> <text:span text:style-name="T11">false</text:span><text:span text:style-name="T14">,</text:span></text:p>
      <text:p text:style-name="P7"><text:span text:style-name="T5">834 </text:span><text:span text:style-name="T14"><text:tab/><text:tab/> <text:s text:c="3"/>color:</text:span> <text:span text:style-name="T19">'#FF0000'</text:span><text:span text:style-name="T14">,</text:span></text:p>
      <text:p text:style-name="P7"><text:span text:style-name="T5">835 </text:span><text:span text:style-name="T14"><text:tab/><text:tab/> <text:s text:c="3"/>order: {</text:span></text:p>
      <text:p text:style-name="P7"><text:span text:style-name="T5">836 </text:span><text:span text:style-name="T14"><text:tab/><text:tab/> <text:s text:c="7"/>rgb:</text:span> <text:span text:style-name="T21">1</text:span><text:span text:style-name="T14">,</text:span></text:p>
      <text:p text:style-name="P7"><text:span text:style-name="T5">837 </text:span><text:span text:style-name="T14"><text:tab/><text:tab/> <text:s text:c="7"/>preview:</text:span> <text:span text:style-name="T21">2</text:span></text:p>
      <text:p text:style-name="P7"><text:span text:style-name="T5">838 </text:span><text:tab/><text:tab/> <text:s text:c="3"/><text:span text:style-name="T14">},</text:span></text:p>
      <text:p text:style-name="P7"><text:span text:style-name="T5">839 </text:span><text:span text:style-name="T14"><text:tab/><text:tab/> <text:s text:c="3"/>labels: {</text:span></text:p>
      <text:p text:style-name="P7"><text:span text:style-name="T5">840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841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842 </text:span><text:span text:style-name="T14"><text:tab/><text:tab/> <text:s text:c="7"/>rgbblue:</text:span> <text:span text:style-name="T19">'Azul'</text:span></text:p>
      <text:p text:style-name="P7"><text:span text:style-name="T5">843 </text:span><text:tab/><text:tab/> <text:s text:c="3"/><text:span text:style-name="T14">},</text:span></text:p>
      <text:p text:style-name="P7"><text:span text:style-name="T5">84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845 </text:span><text:tab/> <text:s text:c="11"/><text:span text:style-name="T11">this</text:span><text:span text:style-name="T14">.gBall.ball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846 </text:span><text:tab/> <text:s text:c="11"/><text:span text:style-name="T11">this</text:span><text:span text:style-name="T14">.gBall.colorLeft</text:span> <text:span text:style-name="T14">=</text:span> <text:span text:style-name="T14">color.tiny.</text:span><text:span text:style-name="T22">toRgbString</text:span><text:span text:style-name="T14">();</text:span></text:p>
      <text:p text:style-name="P7"><text:span text:style-name="T5">847 </text:span><text:span text:style-name="T14"><text:tab/> <text:s text:c="11"/>stage.</text:span><text:span text:style-name="T22">draw</text:span><text:span text:style-name="T14">();</text:span></text:p>
      <text:p text:style-name="P7"><text:span text:style-name="T5">848 </text:span><text:tab/><text:tab/> <text:s text:c="3"/><text:tab/><text:span text:style-name="T14">},</text:span><text:span text:style-name="T11">this</text:span><text:span text:style-name="T14">)</text:span></text:p>
      <text:p text:style-name="P7"><text:span text:style-name="T5">849 </text:span><text:tab/> <text:s text:c="3"/><text:span text:style-name="T14">});</text:span></text:p>
      <text:p text:style-name="P7"><text:span text:style-name="T5">850 </text:span><text:tab/><text:tab/> <text:s text:c="3"/></text:p>
      <text:p text:style-name="P7"><text:span text:style-name="T5">851 </text:span><text:tab/> <text:s text:c="3"/><text:span text:style-name="T14">$(</text:span><text:span text:style-name="T19">"#selectColorRight"</text:span><text:span text:style-name="T14">).</text:span><text:span text:style-name="T22">ColorPickerSliders</text:span><text:span text:style-name="T14">({</text:span></text:p>
      <text:p text:style-name="P7"><text:span text:style-name="T5">852 </text:span><text:span text:style-name="T14"><text:tab/><text:tab/> <text:s text:c="3"/>flat:</text:span> <text:span text:style-name="T11">true</text:span><text:span text:style-name="T14">,</text:span></text:p>
      <text:p text:style-name="P7"><text:span text:style-name="T5">853 </text:span><text:span text:style-name="T14"><text:tab/><text:tab/> <text:s text:c="3"/>swatches:</text:span> <text:span text:style-name="T11">false</text:span><text:span text:style-name="T14">,</text:span></text:p>
      <text:p text:style-name="P7"><text:span text:style-name="T5">854 </text:span><text:span text:style-name="T14"><text:tab/><text:tab/> <text:s text:c="3"/>color:</text:span> <text:span text:style-name="T19">'#00FF00'</text:span><text:span text:style-name="T14">,</text:span></text:p>
      <text:p text:style-name="P7"><text:span text:style-name="T5">855 </text:span><text:span text:style-name="T14"><text:tab/><text:tab/> <text:s text:c="3"/>order: {</text:span></text:p>
      <text:p text:style-name="P7"><text:span text:style-name="T5">856 </text:span><text:span text:style-name="T14"><text:tab/><text:tab/> <text:s text:c="7"/>rgb:</text:span> <text:span text:style-name="T21">1</text:span><text:span text:style-name="T14">,</text:span></text:p>
      <text:p text:style-name="P7"><text:span text:style-name="T5">857 </text:span><text:span text:style-name="T14"><text:tab/><text:tab/> <text:s text:c="7"/>preview:</text:span> <text:span text:style-name="T21">2</text:span></text:p>
      <text:p text:style-name="P7"><text:span text:style-name="T5">858 </text:span><text:tab/><text:tab/> <text:s text:c="3"/><text:span text:style-name="T14">},</text:span></text:p>
      <text:p text:style-name="P7"><text:span text:style-name="T5">859 </text:span><text:span text:style-name="T14"><text:tab/><text:tab/> <text:s text:c="3"/>labels: {</text:span></text:p>
      <text:p text:style-name="P7"><text:span text:style-name="T5">860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861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862 </text:span><text:span text:style-name="T14"><text:tab/><text:tab/> <text:s text:c="7"/>rgbblue:</text:span> <text:span text:style-name="T19">'Azul'</text:span></text:p>
      <text:p text:style-name="P7"><text:span text:style-name="T5">863 </text:span><text:tab/><text:tab/> <text:s text:c="3"/><text:span text:style-name="T14">},</text:span></text:p>
      <text:p text:style-name="P7"><text:span text:style-name="T5">86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865 </text:span><text:tab/><text:tab/> <text:s text:c="3"/><text:tab/><text:span text:style-name="T11">this</text:span><text:span text:style-name="T14">.gBall.colorRight</text:span> <text:span text:style-name="T14">=</text:span> <text:span text:style-name="T14">color.tiny.</text:span><text:span text:style-name="T22">toRgbString</text:span><text:span text:style-name="T14">();</text:span></text:p>
      <text:p text:style-name="P7"><text:span text:style-name="T5">866 </text:span><text:tab/><text:tab/> <text:s text:c="3"/><text:span text:style-name="T14">},</text:span><text:span text:style-name="T11">this</text:span><text:span text:style-name="T14">)</text:span></text:p>
      <text:p text:style-name="P7"><text:span text:style-name="T5">867 </text:span><text:tab/><text:tab/><text:span text:style-name="T14">});</text:span></text:p>
      <text:p text:style-name="P7"><text:span text:style-name="T5">868 </text:span><text:tab/><text:span text:style-name="T14">};</text:span></text:p>
      <text:p text:style-name="P7"><text:span text:style-name="T5">869 </text:span><text:tab/></text:p>
      <text:p text:style-name="P7"><text:span text:style-name="T5">870 </text:span><text:tab/><text:span text:style-name="T14">$(</text:span><text:span text:style-name="T11">function</text:span><text:span text:style-name="T14">(){</text:span></text:p>
      <text:p text:style-name="P7"><text:span text:style-name="T5">871 </text:span><text:tab/> <text:s text:c="3"/><text:span text:style-name="T22">initStage</text:span><text:span text:style-name="T14">();</text:span></text:p>
      <text:p text:style-name="P7"><text:span text:style-name="T5">872 </text:span><text:tab/><text:span text:style-name="T14">});</text:span><text:tab/> <text:s/></text:p>
      <text:p text:style-name="P7"><text:span text:style-name="T5">873 </text:span><text:span text:style-name="T14">});</text:span></text:p>
      <text:p text:style-name="Text_20_body"/>
      <text:h text:style-name="Heading_20_2" text:outline-level="2">tetris.html</text:h>
      <text:p text:style-name="P10"><text:span text:style-name="T6">01</text:span><text:span text:style-name="T5"> </text:span><text:span text:style-name="T11">&lt;!doctype</text:span> <text:span text:style-name="T14">html</text:span><text:span text:style-name="T11">&gt;</text:span>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7"><text:soft-page-break/><text:span text:style-name="T5">03 </text:span><text:span text:style-name="T11">&lt;head&gt;</text:span></text:p>
      <text:p text:style-name="P7"><text:span text:style-name="T5">04 </text:span><text:s text:c="2"/><text:span text:style-name="T11">&lt;title&gt;</text:span><text:span text:style-name="T14">Tetris HTML5</text:span><text:span text:style-name="T11">&lt;/title&gt;</text:span></text:p>
      <text:p text:style-name="P7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7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7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Tetris HTML5"</text:span><text:span text:style-name="T11">&gt;</text:span></text:p>
      <text:p text:style-name="P7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8">09 </text:p>
      <text:p text:style-name="P7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7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7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7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7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7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7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7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tetris/tetrisGameController.js"</text:span><text:span text:style-name="T11">&gt;&lt;/script&gt;</text:span></text:p>
      <text:p text:style-name="P7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8">19 </text:p>
      <text:p text:style-name="P7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7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7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7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8">24 </text:p>
      <text:p text:style-name="P8">25 </text:p>
      <text:p text:style-name="P7"><text:span text:style-name="T5">26 </text:span><text:span text:style-name="T11">&lt;/head&gt;</text:span></text:p>
      <text:p text:style-name="P7"><text:span text:style-name="T5">27 </text:span><text:span text:style-name="T11">&lt;script type="text/javascript"&gt;</text:span></text:p>
      <text:p text:style-name="P7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7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7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7"><text:span text:style-name="T5">31 </text:span><text:span text:style-name="T11">&lt;/script&gt;</text:span></text:p>
      <text:p text:style-name="P7"><text:span text:style-name="T5">32 </text:span><text:span text:style-name="T11">&lt;body</text:span> <text:span text:style-name="T17">ng-controller</text:span><text:span text:style-name="T14">=</text:span><text:span text:style-name="T19">"tetris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8">33 </text:p>
      <text:p text:style-name="P7"><text:span text:style-name="T5">34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7"><text:span text:style-name="T5">35 </text:span><text:s text:c="4"/></text:p>
      <text:p text:style-name="P8">36 </text:p>
      <text:p text:style-name="P7"><text:span text:style-name="T5">37 </text:span><text:span text:style-name="T11">&lt;script type="text/javascript"&gt;</text:span></text:p>
      <text:p text:style-name="P7"><text:span text:style-name="T5">38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7"><text:span text:style-name="T5">39 </text:span><text:span text:style-name="T14"><text:s text:c="2"/>configuration</text:span> <text:span text:style-name="T14">=</text:span> <text:span text:style-name="T14">JSON.parse(configuration);</text:span></text:p>
      <text:p text:style-name="P7"><text:span text:style-name="T5">40 </text:span><text:span text:style-name="T14"><text:s text:c="2"/>calibration</text:span> <text:span text:style-name="T14">=</text:span> <text:span text:style-name="T14">JSON.parse(calibration);</text:span></text:p>
      <text:p text:style-name="P7"><text:span text:style-name="T5">41 </text:span><text:span text:style-name="T14"><text:s text:c="2"/>configuration.board.rowNumber</text:span> <text:span text:style-name="T14">=</text:span> <text:span text:style-name="T14">parseInt(configuration.board.rowNumber);</text:span></text:p>
      <text:p text:style-name="P7"><text:span text:style-name="T5">42 </text:span><text:span text:style-name="T14"><text:s text:c="2"/>configuration.board.colNumber</text:span> <text:span text:style-name="T14">=</text:span> <text:span text:style-name="T14">parseInt(configuration.board.colNumber);</text:span></text:p>
      <text:p text:style-name="P7"><text:span text:style-name="T5">43 </text:span><text:span text:style-name="T14"><text:s text:c="2"/>configuration.difficult.incPieceSpeed</text:span> <text:span text:style-name="T14">=</text:span> <text:span text:style-name="T14">parseInt(configuration.difficult.incPieceSpeed);</text:span></text:p>
      <text:p text:style-name="P7"><text:span text:style-name="T5">44 </text:span><text:span text:style-name="T14"><text:s text:c="2"/>configuration.difficult.points</text:span> <text:span text:style-name="T14">=</text:span> <text:span text:style-name="T14">parseInt(configuration.difficult.points);</text:span></text:p>
      <text:p text:style-name="P7"><text:span text:style-name="T5">45 </text:span><text:span text:style-name="T14"><text:s text:c="2"/>configuration.pieces.pieceSpeed</text:span> <text:span text:style-name="T14">=</text:span> <text:span text:style-name="T14">parseInt(configuration.pieces.pieceSpeed);</text:span></text:p>
      <text:p text:style-name="P8">46 </text:p>
      <text:p text:style-name="P8">47 </text:p>
      <text:p text:style-name="P7"><text:span text:style-name="T5">48 </text:span><text:span text:style-name="T14"><text:s text:c="3"/></text:span></text:p>
      <text:p text:style-name="P7"><text:span text:style-name="T5">49 </text:span><text:span text:style-name="T14"><text:s text:c="3"/></text:span></text:p>
      <text:p text:style-name="P7"><text:span text:style-name="T5">50 </text:span><text:span text:style-name="T14"><text:s text:c="3"/></text:span></text:p>
      <text:p text:style-name="P7"><text:span text:style-name="T5">51 </text:span><text:span text:style-name="T14">});</text:span></text:p>
      <text:p text:style-name="P7"><text:span text:style-name="T5">52 </text:span><text:span text:style-name="T11">&lt;/script&gt;</text:span></text:p>
      <text:p text:style-name="P7"><text:span text:style-name="T5">53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tetris.js"</text:span><text:span text:style-name="T11">&gt;&lt;/script&gt;</text:span></text:p>
      <text:p text:style-name="P8">54 </text:p>
      <text:p text:style-name="P7"><text:soft-page-break/><text:span text:style-name="T5">55 </text:span><text:span text:style-name="T11">&lt;/body&gt;</text:span></text:p>
      <text:p text:style-name="P7"><text:span text:style-name="T5">56 </text:span><text:span text:style-name="T11">&lt;/html&gt;</text:span></text:p>
      <text:p text:style-name="Text_20_body"/>
      <text:h text:style-name="Heading_20_2" text:outline-level="2">tetris.js</text:h>
      <text:p text:style-name="P11"><text:span text:style-name="T5">01</text:span><text:span text:style-name="T5"> </text:span><text:span text:style-name="T14">$(document).</text:span><text:span text:style-name="T22">ready</text:span><text:span text:style-name="T14">(</text:span><text:span text:style-name="T11">function</text:span><text:span text:style-name="T14">(){</text:span></text:p>
      <text:p text:style-name="P7"><text:span text:style-name="T5">02 </text:span><text:tab/></text:p>
      <text:p text:style-name="P7"><text:span text:style-name="T5">03 </text:span><text:tab/><text:span text:style-name="T14">(</text:span><text:span text:style-name="T11">function</text:span><text:span text:style-name="T14">() {</text:span></text:p>
      <text:p text:style-name="P7"><text:span text:style-name="T5">04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7"><text:span text:style-name="T5">05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7"><text:span text:style-name="T5">06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7"><text:span text:style-name="T5">07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7"><text:span text:style-name="T5">08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7"><text:span text:style-name="T5">09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7"><text:span text:style-name="T5">10 </text:span><text:tab/> <text:s text:c="3"/><text:span text:style-name="T14">}</text:span></text:p>
      <text:p text:style-name="P7"><text:span text:style-name="T5">11 </text:span><text:tab/> </text:p>
      <text:p text:style-name="P7"><text:span text:style-name="T5">12 </text:span><text:tab/> <text:s text:c="3"/><text:span text:style-name="T11">if</text:span> <text:span text:style-name="T14">(!window.requestAnimationFrame)</text:span></text:p>
      <text:p text:style-name="P7"><text:span text:style-name="T5">13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7"><text:span text:style-name="T5">14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7"><text:span text:style-name="T5">15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7"><text:span text:style-name="T5">16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7"><text:span text:style-name="T5">17 </text:span><text:span text:style-name="T14"><text:tab/> <text:s text:c="13"/>timeToCall);</text:span></text:p>
      <text:p text:style-name="P7"><text:span text:style-name="T5">18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7"><text:span text:style-name="T5">19 </text:span><text:tab/> <text:s text:c="11"/><text:span text:style-name="T11">return</text:span> <text:span text:style-name="T14">id;</text:span></text:p>
      <text:p text:style-name="P7"><text:span text:style-name="T5">20 </text:span><text:tab/> <text:s text:c="7"/><text:span text:style-name="T14">};</text:span></text:p>
      <text:p text:style-name="P7"><text:span text:style-name="T5">21 </text:span><text:tab/> </text:p>
      <text:p text:style-name="P7"><text:span text:style-name="T5">22 </text:span><text:tab/> <text:s text:c="3"/><text:span text:style-name="T11">if</text:span> <text:span text:style-name="T14">(!window.cancelAnimationFrame)</text:span></text:p>
      <text:p text:style-name="P7"><text:span text:style-name="T5">23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7"><text:span text:style-name="T5">24 </text:span><text:tab/> <text:s text:c="11"/><text:span text:style-name="T22">clearTimeout</text:span><text:span text:style-name="T14">(id);</text:span></text:p>
      <text:p text:style-name="P7"><text:span text:style-name="T5">25 </text:span><text:tab/> <text:s text:c="7"/><text:span text:style-name="T14">};</text:span></text:p>
      <text:p text:style-name="P7"><text:span text:style-name="T5">26 </text:span><text:tab/><text:span text:style-name="T14">}());</text:span></text:p>
      <text:p text:style-name="P8">27 </text:p>
      <text:p text:style-name="P7"><text:span text:style-name="T5">28 </text:span><text:tab/><text:span text:style-name="T11">function</text:span> <text:span text:style-name="T22">initStage</text:span><text:span text:style-name="T14">(){</text:span></text:p>
      <text:p text:style-name="P7"><text:span text:style-name="T5">29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7"><text:span text:style-name="T5">30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7"><text:span text:style-name="T5">31 </text:span><text:span text:style-name="T14"><text:tab/><text:tab/> <text:s text:c="3"/>width:</text:span> <text:span text:style-name="T14">screen.width,</text:span></text:p>
      <text:p text:style-name="P7"><text:span text:style-name="T5">32 </text:span><text:span text:style-name="T14"><text:tab/><text:tab/> <text:s text:c="3"/>height:</text:span> <text:span text:style-name="T14">screen.height-</text:span><text:span text:style-name="T21">100</text:span></text:p>
      <text:p text:style-name="P7"><text:span text:style-name="T5">33 </text:span><text:tab/><text:tab/><text:span text:style-name="T14">});</text:span></text:p>
      <text:p text:style-name="P7"><text:span text:style-name="T5">34 </text:span><text:tab/><text:tab/></text:p>
      <text:p text:style-name="P7"><text:span text:style-name="T5">35 </text:span><text:tab/><text:tab/></text:p>
      <text:p text:style-name="P7"><text:span text:style-name="T5">36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7"><text:span text:style-name="T5">37 </text:span><text:tab/><text:tab/><text:span text:style-name="T11">var</text:span> <text:span text:style-name="T14">foreground</text:span> <text:span text:style-name="T14">=</text:span> <text:span text:style-name="T11">new</text:span> <text:span text:style-name="T22">Foreground</text:span><text:span text:style-name="T14">();</text:span></text:p>
      <text:p text:style-name="P7"><text:span text:style-name="T5">38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7"><text:span text:style-name="T5">39 </text:span><text:span text:style-name="T14"><text:tab/><text:tab/>menu.text.</text:span><text:span text:style-name="T22">setText</text:span><text:span text:style-name="T14">(</text:span><text:span text:style-name="T19">"Tetris HTML5</text:span><text:span text:style-name="T26">\n\n\n</text:span><text:span text:style-name="T19">Pulse para empezar a jugar"</text:span><text:span text:style-name="T14">);</text:span></text:p>
      <text:p text:style-name="P7"><text:span text:style-name="T5">40 </text:span><text:tab/><text:tab/><text:span text:style-name="T11">new</text:span> <text:span text:style-name="T22">Game</text:span><text:span text:style-name="T14">(background,</text:span> <text:span text:style-name="T14">foreground,menu);</text:span></text:p>
      <text:p text:style-name="P8">41 </text:p>
      <text:p text:style-name="P8">42 //<text:tab/><text:tab/>stage.on('dbltap dblclick', function() {</text:p>
      <text:p text:style-name="P8">43 // <text:s text:c="3"/><text:tab/><text:tab/>if (!running)</text:p>
      <text:p text:style-name="P8">44 // <text:s text:c="3"/><text:tab/><text:tab/><text:tab/>game.start();</text:p>
      <text:p text:style-name="P8">45 // <text:s text:c="3"/><text:tab/><text:tab/>else</text:p>
      <text:p text:style-name="P8">46 // <text:s text:c="3"/><text:tab/><text:tab/><text:tab/>game.stop();</text:p>
      <text:p text:style-name="P8">47 // <text:s text:c="3"/><text:tab/>});</text:p>
      <text:p text:style-name="P8">48 //<text:tab/><text:tab/></text:p>
      <text:p text:style-name="P8">49 //<text:tab/><text:tab/>stage.on('mousemove', function(event) {</text:p>
      <text:p text:style-name="P8">50 //<text:tab/><text:tab/><text:tab/>event.returnValue = false;</text:p>
      <text:p text:style-name="P8">51 //<text:tab/><text:tab/><text:tab/>if(event.preventDefault) event.preventDefault();</text:p>
      <text:p text:style-name="P8">52 //</text:p>
      <text:p text:style-name="P8"><text:soft-page-break/>53 //<text:tab/><text:tab/><text:tab/>var touchPos = stage.getMousePosition();</text:p>
      <text:p text:style-name="P8">54 //<text:tab/><text:tab/><text:tab/></text:p>
      <text:p text:style-name="P7"><text:span text:style-name="T5">55 </text:span><text:span text:style-name="T24">//<text:tab/><text:tab/><text:tab/>if (curX &gt; parseInt(Math.floor(touchPos.x/</text:span><text:span text:style-name="T14">blockWidth)))</text:span></text:p>
      <text:p text:style-name="P8">56 //<text:tab/><text:tab/><text:tab/><text:tab/>moveLeft();</text:p>
      <text:p text:style-name="P7"><text:span text:style-name="T5">57 </text:span><text:span text:style-name="T24">//<text:tab/><text:tab/><text:tab/>else if(curX &lt; parseInt(Math.floor(touchPos.x/</text:span><text:span text:style-name="T14">blockWidth)))</text:span></text:p>
      <text:p text:style-name="P8">58 //<text:tab/><text:tab/><text:tab/><text:tab/>moveRight();</text:p>
      <text:p text:style-name="P8">59 //<text:tab/> <text:s text:c="3"/>});</text:p>
      <text:p text:style-name="P8">60 //<text:tab/><text:tab/></text:p>
      <text:p text:style-name="P8">61 //<text:tab/><text:tab/>stage.on('touchmove', function(event) {</text:p>
      <text:p text:style-name="P8">62 //<text:tab/><text:tab/><text:tab/>event.returnValue = false;</text:p>
      <text:p text:style-name="P8">63 //<text:tab/><text:tab/><text:tab/>if(event.preventDefault) event.preventDefault();</text:p>
      <text:p text:style-name="P8">64 //</text:p>
      <text:p text:style-name="P8">65 //<text:tab/><text:tab/><text:tab/>var touchPos = stage.getTouchPosition();</text:p>
      <text:p text:style-name="P8">66 //<text:tab/><text:tab/><text:tab/></text:p>
      <text:p text:style-name="P7"><text:span text:style-name="T5">67 </text:span><text:span text:style-name="T24">//<text:tab/><text:tab/><text:tab/>if (curX &gt; parseInt(Math.floor(touchPos.x/</text:span><text:span text:style-name="T14">blockWidth)))</text:span></text:p>
      <text:p text:style-name="P8">68 //<text:tab/><text:tab/><text:tab/><text:tab/>moveLeft();</text:p>
      <text:p text:style-name="P7"><text:span text:style-name="T5">69 </text:span><text:span text:style-name="T24">//<text:tab/><text:tab/><text:tab/>else if(curX &lt; parseInt(Math.floor(touchPos.x/</text:span><text:span text:style-name="T14">blockWidth)))</text:span></text:p>
      <text:p text:style-name="P8">70 //<text:tab/><text:tab/><text:tab/><text:tab/>moveRight();</text:p>
      <text:p text:style-name="P8">71 //<text:tab/> <text:s text:c="3"/>});</text:p>
      <text:p text:style-name="P8">72 //<text:tab/><text:tab/></text:p>
      <text:p text:style-name="P8">73 //<text:tab/><text:tab/>stage.on('click', function(event) {</text:p>
      <text:p text:style-name="P8">74 //<text:tab/><text:tab/><text:tab/>event.returnValue = false;</text:p>
      <text:p text:style-name="P8">75 //<text:tab/><text:tab/><text:tab/>if(event.preventDefault) event.preventDefault();</text:p>
      <text:p text:style-name="P8">76 //<text:tab/><text:tab/><text:tab/>rotate();</text:p>
      <text:p text:style-name="P8">77 //<text:tab/> <text:s text:c="3"/>});</text:p>
      <text:p text:style-name="P8">78 //<text:tab/><text:tab/></text:p>
      <text:p text:style-name="P8">79 //<text:tab/><text:tab/>stage.on('tap', function(event) {</text:p>
      <text:p text:style-name="P8">80 //<text:tab/><text:tab/><text:tab/>event.returnValue = false;</text:p>
      <text:p text:style-name="P8">81 //<text:tab/><text:tab/><text:tab/>if(event.preventDefault) event.preventDefault();</text:p>
      <text:p text:style-name="P8">82 //<text:tab/><text:tab/><text:tab/>var touchPos = stage.getTouchPosition();</text:p>
      <text:p text:style-name="P7"><text:span text:style-name="T5">83 </text:span><text:span text:style-name="T24">//<text:tab/><text:tab/><text:tab/>var x = parseInt(Math.floor(touchPos.x/</text:span><text:span text:style-name="T14">blockWidth));</text:span></text:p>
      <text:p text:style-name="P7"><text:span text:style-name="T5">84 </text:span><text:span text:style-name="T24">//<text:tab/><text:tab/><text:tab/>var y = parseInt(Math.floor(touchPos.y/</text:span><text:span text:style-name="T14">blockWidth));</text:span></text:p>
      <text:p text:style-name="P8">85 //<text:tab/><text:tab/><text:tab/></text:p>
      <text:p text:style-name="P8">86 //<text:tab/><text:tab/><text:tab/>if (matrix[y][x].getFill()!=null)</text:p>
      <text:p text:style-name="P8">87 //<text:tab/><text:tab/><text:tab/><text:tab/>rotate();</text:p>
      <text:p text:style-name="P8">88 //<text:tab/> <text:s text:c="3"/>});</text:p>
      <text:p text:style-name="P7"><text:span text:style-name="T5">89 </text:span><text:tab/><text:tab/></text:p>
      <text:p text:style-name="P8">90 //<text:tab/><text:tab/>KeyboardController({</text:p>
      <text:p text:style-name="P8">91 //<text:tab/><text:tab/> <text:s text:c="3"/>83: function() { moveDown(); },</text:p>
      <text:p text:style-name="P8">92 //<text:tab/><text:tab/> <text:s text:c="3"/>40: function() { moveDown(); },</text:p>
      <text:p text:style-name="P8">93 //<text:tab/><text:tab/> <text:s text:c="3"/>87: function() { moveUp(); },</text:p>
      <text:p text:style-name="P8">94 //<text:tab/><text:tab/> <text:s text:c="3"/>38: function() { rotate(); },</text:p>
      <text:p text:style-name="P8">95 //<text:tab/><text:tab/> <text:s text:c="3"/>37: function() { moveLeft(); },</text:p>
      <text:p text:style-name="P8">96 //<text:tab/><text:tab/> <text:s text:c="3"/>39: function() { moveRight(); },</text:p>
      <text:p text:style-name="P8">97 //<text:tab/><text:tab/> <text:s text:c="3"/>13: function() { game; },</text:p>
      <text:p text:style-name="P8">98 //<text:tab/><text:tab/>}, 10);</text:p>
      <text:p text:style-name="P7"><text:span text:style-name="T5">99 </text:span><text:tab/><text:span text:style-name="T14">};</text:span></text:p>
      <text:p text:style-name="P7"><text:span text:style-name="T5">100 </text:span><text:tab/></text:p>
      <text:p text:style-name="P7"><text:span text:style-name="T5">101 </text:span><text:tab/><text:span text:style-name="T11">function</text:span> <text:span text:style-name="T22">Background</text:span><text:span text:style-name="T14">(){</text:span></text:p>
      <text:p text:style-name="P7"><text:span text:style-name="T5">102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03 </text:span><text:span text:style-name="T14"><text:tab/><text:tab/> <text:s text:c="3"/>x</text:span> <text:span text:style-name="T14">:</text:span> <text:span text:style-name="T21">0</text:span><text:span text:style-name="T14">,</text:span></text:p>
      <text:p text:style-name="P7"><text:span text:style-name="T5">104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7"><text:span text:style-name="T5">105 </text:span><text:span text:style-name="T14"><text:tab/><text:tab/> <text:s text:c="3"/>fill:</text:span> <text:span text:style-name="T14">configuration.board.backgroundColor,</text:span></text:p>
      <text:p text:style-name="P7"><text:span text:style-name="T5">106 </text:span><text:span text:style-name="T14"><text:tab/><text:tab/> <text:s text:c="3"/>stroke:</text:span> <text:span text:style-name="T14">configuration.board.lineColor,</text:span></text:p>
      <text:p text:style-name="P7"><text:span text:style-name="T5">107 </text:span><text:span text:style-name="T14"><text:tab/> <text:s text:c="7"/>strokeWidth:</text:span> <text:span text:style-name="T21">10</text:span><text:span text:style-name="T14">,</text:span></text:p>
      <text:p text:style-name="P7"><text:span text:style-name="T5">108 </text:span><text:span text:style-name="T14"><text:tab/><text:tab/> <text:s text:c="3"/>width</text:span> <text:span text:style-name="T14">: (stage.</text:span><text:span text:style-name="T22">getHeight</text:span><text:span text:style-name="T14">()/configuration.board.rowNumber)*configuration.board.colNumber,</text:span></text:p>
      <text:p text:style-name="P7"><text:span text:style-name="T5">109 </text:span><text:span text:style-name="T14"><text:tab/><text:tab/> <text:s text:c="3"/>height</text:span> <text:span text:style-name="T14">:</text:span> <text:span text:style-name="T14">stage.</text:span><text:span text:style-name="T22">getHeight</text:span><text:span text:style-name="T14">()-</text:span><text:span text:style-name="T21">10</text:span><text:span text:style-name="T14">,</text:span></text:p>
      <text:p text:style-name="P7"><text:span text:style-name="T5">110 </text:span><text:span text:style-name="T14"><text:tab/><text:tab/> <text:s text:c="3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7"><text:span text:style-name="T5">111 </text:span><text:span text:style-name="T14"><text:tab/><text:tab/> <text:s text:c="3"/>shadowBlur:</text:span> <text:span text:style-name="T21">10</text:span><text:span text:style-name="T14">,</text:span></text:p>
      <text:p text:style-name="P7"><text:span text:style-name="T5">112 </text:span><text:span text:style-name="T14"><text:tab/> <text:s text:c="7"/>shadowOffset: [</text:span><text:span text:style-name="T21">5</text:span><text:span text:style-name="T14">,</text:span> <text:span text:style-name="T21">0</text:span><text:span text:style-name="T14">],</text:span></text:p>
      <text:p text:style-name="P7"><text:span text:style-name="T5">113 </text:span><text:span text:style-name="T14"><text:tab/> <text:s text:c="7"/>shadowOpacity:</text:span> <text:span text:style-name="T21">0.5</text:span></text:p>
      <text:p text:style-name="P7"><text:span text:style-name="T5">114 </text:span><text:tab/><text:tab/><text:span text:style-name="T14">});</text:span></text:p>
      <text:p text:style-name="P8">115 </text:p>
      <text:p text:style-name="P7"><text:soft-page-break/><text:span text:style-name="T5">116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117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background);</text:span></text:p>
      <text:p text:style-name="P7"><text:span text:style-name="T5">118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7"><text:span text:style-name="T5">119 </text:span><text:tab/><text:span text:style-name="T14">}</text:span></text:p>
      <text:p text:style-name="P7"><text:span text:style-name="T5">120 </text:span><text:tab/></text:p>
      <text:p text:style-name="P7"><text:span text:style-name="T5">121 </text:span><text:tab/><text:span text:style-name="T11">function</text:span> <text:span text:style-name="T22">Foreground</text:span><text:span text:style-name="T14">(){</text:span></text:p>
      <text:p text:style-name="P7"><text:span text:style-name="T5">122 </text:span><text:tab/><text:tab/><text:span text:style-name="T11">this</text:span><text:span text:style-name="T14">.fore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123 </text:span><text:tab/><text:tab/><text:span text:style-name="T11">this</text:span><text:span text:style-name="T14">.rows</text:span> <text:span text:style-name="T14">=</text:span> <text:span text:style-name="T14">configuration.board.rowNumber;</text:span></text:p>
      <text:p text:style-name="P7"><text:span text:style-name="T5">124 </text:span><text:tab/><text:tab/><text:span text:style-name="T11">this</text:span><text:span text:style-name="T14">.cols</text:span> <text:span text:style-name="T14">=</text:span> <text:span text:style-name="T14">configuration.board.colNumber;</text:span></text:p>
      <text:p text:style-name="P7"><text:span text:style-name="T5">125 </text:span><text:tab/><text:tab/><text:span text:style-name="T11">this</text:span><text:span text:style-name="T14">.matrix</text:span> <text:span text:style-name="T14">= [];</text:span></text:p>
      <text:p text:style-name="P7"><text:span text:style-name="T5">126 </text:span><text:span text:style-name="T24">//<text:tab/><text:tab/>var W = Math.floor(parseFloat($("#container").css("width"))/</text:span><text:span text:style-name="T21">100</text:span><text:span text:style-name="T14">)*</text:span><text:span text:style-name="T21">100</text:span><text:span text:style-name="T14">;</text:span></text:p>
      <text:p text:style-name="P7"><text:span text:style-name="T5">127 </text:span><text:tab/><text:tab/><text:span text:style-name="T11">this</text:span><text:span text:style-name="T14">.blockWidth</text:span> <text:span text:style-name="T14">=</text:span> <text:span text:style-name="T14">stage.</text:span><text:span text:style-name="T22">getHeight</text:span><text:span text:style-name="T14">()/</text:span><text:span text:style-name="T11">this</text:span><text:span text:style-name="T14">.rows;</text:span></text:p>
      <text:p text:style-name="P7"><text:span text:style-name="T5">128 </text:span><text:tab/><text:tab/></text:p>
      <text:p text:style-name="P7"><text:span text:style-name="T5">129 </text:span><text:tab/><text:tab/><text:span text:style-name="T11">for</text:span> <text:span text:style-name="T14">(</text:span><text:span text:style-name="T11">var</text:span> <text:span text:style-name="T14">i</text:span> <text:span text:style-name="T14">=</text:span> <text:span text:style-name="T21">0</text:span><text:span text:style-name="T14">;</text:span> <text:span text:style-name="T14">i</text:span> <text:span text:style-name="T14">&lt;</text:span> <text:span text:style-name="T11">this</text:span><text:span text:style-name="T14">.rows;</text:span> <text:span text:style-name="T14">i++){</text:span></text:p>
      <text:p text:style-name="P7"><text:span text:style-name="T5">130 </text:span><text:tab/><text:tab/><text:tab/><text:span text:style-name="T11">this</text:span><text:span text:style-name="T14">.matrix[i] = [];</text:span></text:p>
      <text:p text:style-name="P7"><text:span text:style-name="T5">131 </text:span><text:tab/><text:tab/><text:tab/><text:span text:style-name="T11">for</text:span> <text:span text:style-name="T14">(</text:span><text:span text:style-name="T11">var</text:span> <text:span text:style-name="T14">j</text:span> <text:span text:style-name="T14">=</text:span> <text:span text:style-name="T21">0</text:span><text:span text:style-name="T14">;</text:span> <text:span text:style-name="T14">j</text:span> <text:span text:style-name="T14">&lt;</text:span> <text:span text:style-name="T11">this</text:span><text:span text:style-name="T14">.cols;</text:span> <text:span text:style-name="T14">j++) {</text:span></text:p>
      <text:p text:style-name="P7"><text:span text:style-name="T5">132 </text:span><text:tab/><text:tab/> <text:s text:c="7"/><text:span text:style-name="T11">var</text:span> <text:span text:style-name="T14">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33 </text:span><text:span text:style-name="T14"><text:tab/><text:tab/> <text:s text:c="7"/><text:tab/>x:</text:span> <text:span text:style-name="T14">j</text:span> <text:span text:style-name="T14">*</text:span> <text:span text:style-name="T11">this</text:span><text:span text:style-name="T14">.blockWidth,</text:span></text:p>
      <text:p text:style-name="P7"><text:span text:style-name="T5">134 </text:span><text:span text:style-name="T14"><text:tab/><text:tab/> <text:s text:c="3"/><text:tab/><text:tab/>y:</text:span> <text:span text:style-name="T14">i</text:span> <text:span text:style-name="T14">*</text:span> <text:span text:style-name="T11">this</text:span><text:span text:style-name="T14">.blockWidth,</text:span></text:p>
      <text:p text:style-name="P7"><text:span text:style-name="T5">135 </text:span><text:span text:style-name="T14"><text:tab/><text:tab/><text:tab/><text:tab/><text:tab/>width:</text:span> <text:span text:style-name="T11">this</text:span><text:span text:style-name="T14">.blockWidth,</text:span></text:p>
      <text:p text:style-name="P7"><text:span text:style-name="T5">136 </text:span><text:span text:style-name="T14"><text:tab/><text:tab/><text:tab/><text:tab/><text:tab/>height:</text:span> <text:span text:style-name="T11">this</text:span><text:span text:style-name="T14">.blockWidth,</text:span></text:p>
      <text:p text:style-name="P7"><text:span text:style-name="T5">137 </text:span><text:span text:style-name="T14"><text:tab/><text:tab/><text:tab/><text:tab/><text:tab/>stroke:</text:span> <text:span text:style-name="T19">'#BDBDBD'</text:span><text:span text:style-name="T14">,</text:span></text:p>
      <text:p text:style-name="P7"><text:span text:style-name="T5">138 </text:span><text:span text:style-name="T14"><text:tab/><text:tab/><text:tab/> <text:s text:c="7"/>strokeWidth:</text:span> <text:span text:style-name="T21">1</text:span><text:span text:style-name="T14">,</text:span></text:p>
      <text:p text:style-name="P7"><text:span text:style-name="T5">139 </text:span><text:span text:style-name="T14"><text:tab/><text:tab/><text:tab/> <text:s text:c="7"/>offset: {x:-</text:span><text:span text:style-name="T21">5</text:span><text:span text:style-name="T14">},</text:span></text:p>
      <text:p text:style-name="P7"><text:span text:style-name="T5">140 </text:span><text:span text:style-name="T14"><text:tab/><text:tab/><text:tab/> <text:s text:c="7"/>id:</text:span> <text:span text:style-name="T19">'foreground'</text:span></text:p>
      <text:p text:style-name="P7"><text:span text:style-name="T5">141 </text:span><text:tab/><text:tab/> <text:s text:c="7"/><text:span text:style-name="T14">});</text:span></text:p>
      <text:p text:style-name="P7"><text:span text:style-name="T5">142 </text:span><text:tab/><text:tab/> <text:s text:c="7"/><text:span text:style-name="T11">this</text:span><text:span text:style-name="T14">.matrix[i][j] =</text:span> <text:span text:style-name="T14">square;</text:span></text:p>
      <text:p text:style-name="P7"><text:span text:style-name="T5">143 </text:span><text:tab/><text:tab/> <text:s text:c="7"/><text:span text:style-name="T11">this</text:span><text:span text:style-name="T14">.foregroundLayer.</text:span><text:span text:style-name="T22">add</text:span><text:span text:style-name="T14">(</text:span><text:span text:style-name="T11">this</text:span><text:span text:style-name="T14">.matrix[i][j]);</text:span></text:p>
      <text:p text:style-name="P7"><text:span text:style-name="T5">144 </text:span><text:tab/><text:tab/><text:tab/><text:span text:style-name="T14">}</text:span></text:p>
      <text:p text:style-name="P7"><text:span text:style-name="T5">145 </text:span><text:tab/><text:tab/><text:span text:style-name="T14">};</text:span></text:p>
      <text:p text:style-name="P7"><text:span text:style-name="T5">146 </text:span><text:span text:style-name="T14"><text:tab/><text:tab/>stage.</text:span><text:span text:style-name="T22">add</text:span><text:span text:style-name="T14">(</text:span><text:span text:style-name="T11">this</text:span><text:span text:style-name="T14">.foregroundLayer);</text:span></text:p>
      <text:p text:style-name="P7"><text:span text:style-name="T5">147 </text:span><text:tab/><text:span text:style-name="T14">}</text:span></text:p>
      <text:p text:style-name="P7"><text:span text:style-name="T5">148 </text:span><text:tab/></text:p>
      <text:p text:style-name="P7"><text:span text:style-name="T5">149 </text:span><text:tab/><text:span text:style-name="T11">function</text:span> <text:span text:style-name="T22">NextPiece</text:span><text:span text:style-name="T14">(blockWidth){</text:span></text:p>
      <text:p text:style-name="P7"><text:span text:style-name="T5">150 </text:span><text:tab/><text:tab/><text:span text:style-name="T11">this</text:span><text:span text:style-name="T14">.matrix</text:span> <text:span text:style-name="T14">= [];</text:span></text:p>
      <text:p text:style-name="P7"><text:span text:style-name="T5">151 </text:span><text:tab/><text:tab/></text:p>
      <text:p text:style-name="P7"><text:span text:style-name="T5">152 </text:span><text:tab/><text:tab/><text:span text:style-name="T11">this</text:span><text:span text:style-name="T14">.background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53 </text:span><text:span text:style-name="T14"><text:tab/><text:tab/> <text:s text:c="3"/>x</text:span> <text:span text:style-name="T14">:</text:span> <text:span text:style-name="T14">stage.</text:span><text:span text:style-name="T22">getWidth</text:span><text:span text:style-name="T14">()-stage.</text:span><text:span text:style-name="T22">getWidth</text:span><text:span text:style-name="T14">()*</text:span><text:span text:style-name="T21">0.4</text:span><text:span text:style-name="T14">,</text:span></text:p>
      <text:p text:style-name="P7"><text:span text:style-name="T5">154 </text:span><text:span text:style-name="T14"><text:tab/><text:tab/> <text:s text:c="3"/>y</text:span> <text:span text:style-name="T14">:</text:span> <text:span text:style-name="T21">0</text:span><text:span text:style-name="T14">,</text:span></text:p>
      <text:p text:style-name="P7"><text:span text:style-name="T5">155 </text:span><text:span text:style-name="T14"><text:tab/><text:tab/> <text:s text:c="3"/>stroke:</text:span> <text:span text:style-name="T14">configuration.board.lineColor,</text:span></text:p>
      <text:p text:style-name="P7"><text:span text:style-name="T5">156 </text:span><text:span text:style-name="T14"><text:tab/> <text:s text:c="7"/>strokeWidth:</text:span> <text:span text:style-name="T21">5</text:span><text:span text:style-name="T14">,</text:span></text:p>
      <text:p text:style-name="P7"><text:span text:style-name="T5">157 </text:span><text:span text:style-name="T14"><text:tab/><text:tab/> <text:s text:c="3"/>width</text:span> <text:span text:style-name="T14">:</text:span> <text:span text:style-name="T14">blockWidth*</text:span><text:span text:style-name="T21">4</text:span><text:span text:style-name="T14">,</text:span></text:p>
      <text:p text:style-name="P7"><text:span text:style-name="T5">158 </text:span><text:span text:style-name="T14"><text:tab/><text:tab/> <text:s text:c="3"/>height</text:span> <text:span text:style-name="T14">:</text:span> <text:span text:style-name="T14">blockWidth*</text:span><text:span text:style-name="T21">4</text:span><text:span text:style-name="T14">,</text:span></text:p>
      <text:p text:style-name="P7"><text:span text:style-name="T5">159 </text:span><text:span text:style-name="T14"><text:tab/><text:tab/> <text:s text:c="3"/>fill:</text:span> <text:span text:style-name="T14">configuration.board.backgroundColor,</text:span></text:p>
      <text:p text:style-name="P7"><text:span text:style-name="T5">160 </text:span><text:span text:style-name="T14"><text:tab/><text:tab/> <text:s text:c="3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7"><text:span text:style-name="T5">161 </text:span><text:span text:style-name="T14"><text:tab/><text:tab/> <text:s text:c="3"/>shadowBlur:</text:span> <text:span text:style-name="T21">10</text:span><text:span text:style-name="T14">,</text:span></text:p>
      <text:p text:style-name="P7"><text:span text:style-name="T5">162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7"><text:span text:style-name="T5">163 </text:span><text:span text:style-name="T14"><text:tab/> <text:s text:c="7"/>shadowOpacity:</text:span> <text:span text:style-name="T21">0.5</text:span></text:p>
      <text:p text:style-name="P7"><text:span text:style-name="T5">164 </text:span><text:tab/><text:tab/><text:span text:style-name="T14">});</text:span></text:p>
      <text:p text:style-name="P7"><text:span text:style-name="T5">165 </text:span><text:tab/><text:tab/></text:p>
      <text:p text:style-name="P7"><text:span text:style-name="T5">166 </text:span><text:tab/><text:tab/><text:span text:style-name="T11">this</text:span><text:span text:style-name="T14">.nextPieceLayer</text:span> <text:span text:style-name="T14">=</text:span> <text:span text:style-name="T14">stage.</text:span><text:span text:style-name="T22">find</text:span><text:span text:style-name="T14">(</text:span><text:span text:style-name="T19">'#foreground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167 </text:span><text:tab/><text:tab/><text:span text:style-name="T11">this</text:span><text:span text:style-name="T14">.nextPieceLayer.</text:span><text:span text:style-name="T22">add</text:span><text:span text:style-name="T14">(</text:span><text:span text:style-name="T11">this</text:span><text:span text:style-name="T14">.background);</text:span></text:p>
      <text:p text:style-name="P7"><text:span text:style-name="T5">168 </text:span><text:tab/><text:tab/><text:span text:style-name="T11">for</text:span> <text:span text:style-name="T14">(</text:span><text:span text:style-name="T11">var</text:span> <text:span text:style-name="T14">i</text:span> <text:span text:style-name="T14">=</text:span> <text:span text:style-name="T21">0</text:span><text:span text:style-name="T14">;</text:span> <text:span text:style-name="T14">i</text:span> <text:span text:style-name="T14">&lt;</text:span> <text:span text:style-name="T21">4</text:span><text:span text:style-name="T14">;</text:span> <text:span text:style-name="T14">i++){</text:span></text:p>
      <text:p text:style-name="P7"><text:span text:style-name="T5">169 </text:span><text:tab/><text:tab/><text:tab/><text:span text:style-name="T11">this</text:span><text:span text:style-name="T14">.matrix[i] = [];</text:span></text:p>
      <text:p text:style-name="P7"><text:span text:style-name="T5">170 </text:span><text:tab/><text:tab/><text:tab/><text:span text:style-name="T11">for</text:span> <text:span text:style-name="T14">(</text:span><text:span text:style-name="T11">var</text:span> <text:span text:style-name="T14">j</text:span> <text:span text:style-name="T14">=</text:span> <text:span text:style-name="T21">0</text:span><text:span text:style-name="T14">;</text:span> <text:span text:style-name="T14">j</text:span> <text:span text:style-name="T14">&lt;</text:span> <text:span text:style-name="T21">4</text:span><text:span text:style-name="T14">;</text:span> <text:span text:style-name="T14">j++) {</text:span></text:p>
      <text:p text:style-name="P7"><text:span text:style-name="T5">171 </text:span><text:tab/><text:tab/> <text:s text:c="7"/><text:span text:style-name="T11">var</text:span> <text:span text:style-name="T14">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72 </text:span><text:span text:style-name="T14"><text:tab/><text:tab/> <text:s text:c="7"/><text:tab/>x:</text:span> <text:span text:style-name="T11">this</text:span><text:span text:style-name="T14">.background.</text:span><text:span text:style-name="T22">getX</text:span><text:span text:style-name="T14">()+(j</text:span> <text:span text:style-name="T14">*</text:span> <text:span text:style-name="T14">blockWidth),</text:span></text:p>
      <text:p text:style-name="P7"><text:span text:style-name="T5">173 </text:span><text:span text:style-name="T14"><text:tab/><text:tab/> <text:s text:c="3"/><text:tab/><text:tab/>y:</text:span> <text:span text:style-name="T11">this</text:span><text:span text:style-name="T14">.background.</text:span><text:span text:style-name="T22">getY</text:span><text:span text:style-name="T14">()+(i</text:span> <text:span text:style-name="T14">*</text:span> <text:span text:style-name="T14">blockWidth),</text:span></text:p>
      <text:p text:style-name="P7"><text:span text:style-name="T5">174 </text:span><text:span text:style-name="T14"><text:tab/><text:tab/><text:tab/><text:tab/><text:tab/>width:</text:span> <text:span text:style-name="T14">blockWidth,</text:span></text:p>
      <text:p text:style-name="P7"><text:span text:style-name="T5">175 </text:span><text:span text:style-name="T14"><text:tab/><text:tab/><text:tab/><text:tab/><text:tab/>height:</text:span> <text:span text:style-name="T14">blockWidth,</text:span></text:p>
      <text:p text:style-name="P7"><text:span text:style-name="T5">176 </text:span><text:span text:style-name="T14"><text:tab/><text:tab/><text:tab/><text:tab/><text:tab/>stroke:</text:span> <text:span text:style-name="T19">'#BDBDBD'</text:span><text:span text:style-name="T14">,</text:span></text:p>
      <text:p text:style-name="P7"><text:span text:style-name="T5">177 </text:span><text:span text:style-name="T14"><text:tab/><text:tab/><text:tab/> <text:s text:c="7"/>strokeWidth:</text:span> <text:span text:style-name="T21">1</text:span><text:span text:style-name="T14">,</text:span></text:p>
      <text:p text:style-name="P7"><text:span text:style-name="T5">178 </text:span><text:span text:style-name="T14"><text:tab/><text:tab/><text:tab/> <text:s text:c="7"/>offset: {x:-</text:span><text:span text:style-name="T21">5</text:span><text:span text:style-name="T14">,</text:span> <text:span text:style-name="T14">y: -</text:span><text:span text:style-name="T21">5</text:span><text:span text:style-name="T14">},</text:span></text:p>
      <text:p text:style-name="P7"><text:soft-page-break/><text:span text:style-name="T5">179 </text:span><text:tab/><text:tab/> <text:s text:c="7"/><text:span text:style-name="T14">});</text:span></text:p>
      <text:p text:style-name="P7"><text:span text:style-name="T5">180 </text:span><text:tab/><text:tab/> <text:s text:c="7"/><text:span text:style-name="T11">this</text:span><text:span text:style-name="T14">.matrix[i][j] =</text:span> <text:span text:style-name="T14">square;</text:span></text:p>
      <text:p text:style-name="P7"><text:span text:style-name="T5">181 </text:span><text:tab/><text:tab/> <text:s text:c="7"/><text:span text:style-name="T11">this</text:span><text:span text:style-name="T14">.nextPieceLayer.</text:span><text:span text:style-name="T22">add</text:span><text:span text:style-name="T14">(</text:span><text:span text:style-name="T11">this</text:span><text:span text:style-name="T14">.matrix[i][j]);</text:span></text:p>
      <text:p text:style-name="P7"><text:span text:style-name="T5">182 </text:span><text:tab/><text:tab/><text:tab/><text:span text:style-name="T14">}</text:span></text:p>
      <text:p text:style-name="P7"><text:span text:style-name="T5">183 </text:span><text:tab/><text:tab/><text:span text:style-name="T14">};</text:span></text:p>
      <text:p text:style-name="P7"><text:span text:style-name="T5">184 </text:span><text:tab/><text:span text:style-name="T14">}</text:span></text:p>
      <text:p text:style-name="P7"><text:span text:style-name="T5">185 </text:span><text:tab/></text:p>
      <text:p text:style-name="P7"><text:span text:style-name="T5">186 </text:span><text:tab/><text:span text:style-name="T11">function</text:span> <text:span text:style-name="T22">Piece</text:span><text:span text:style-name="T14">(foreground){</text:span></text:p>
      <text:p text:style-name="P7"><text:span text:style-name="T5">187 </text:span><text:tab/><text:tab/><text:span text:style-name="T11">this</text:span><text:span text:style-name="T14">.pForeground</text:span> <text:span text:style-name="T14">=</text:span> <text:span text:style-name="T14">foreground;</text:span></text:p>
      <text:p text:style-name="P7"><text:span text:style-name="T5">188 </text:span><text:tab/><text:tab/><text:span text:style-name="T11">this</text:span><text:span text:style-name="T14">.pNextPiece</text:span> <text:span text:style-name="T14">=</text:span> <text:span text:style-name="T11">new</text:span> <text:span text:style-name="T22">NextPiece</text:span><text:span text:style-name="T14">(</text:span><text:span text:style-name="T11">this</text:span><text:span text:style-name="T14">.pForeground.blockWidth);</text:span></text:p>
      <text:p text:style-name="P7"><text:span text:style-name="T5">189 </text:span><text:tab/><text:tab/></text:p>
      <text:p text:style-name="P7"><text:span text:style-name="T5">190 </text:span><text:tab/><text:tab/><text:span text:style-name="T11">this</text:span><text:span text:style-name="T14">.dx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pan text:style-name="T5">191 </text:span><text:tab/><text:tab/><text:span text:style-name="T11">this</text:span><text:span text:style-name="T14">.dy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pan text:style-name="T5">192 </text:span><text:tab/><text:tab/><text:span text:style-name="T11">this</text:span><text:span text:style-name="T14">.dx_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pan text:style-name="T5">193 </text:span><text:tab/><text:tab/><text:span text:style-name="T11">this</text:span><text:span text:style-name="T14">.dy_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pan text:style-name="T5">194 </text:span><text:tab/><text:tab/><text:span text:style-name="T11">this</text:span><text:span text:style-name="T14">.xPiece</text:span> <text:span text:style-name="T14">=</text:span> <text:span text:style-name="T11">new</text:span> <text:span text:style-name="T22">Array</text:span><text:span text:style-name="T14">();</text:span></text:p>
      <text:p text:style-name="P7"><text:span text:style-name="T5">195 </text:span><text:tab/><text:tab/><text:span text:style-name="T11">this</text:span><text:span text:style-name="T14">.yPiece</text:span> <text:span text:style-name="T14">=</text:span> <text:span text:style-name="T11">new</text:span> <text:span text:style-name="T22">Array</text:span><text:span text:style-name="T14">();</text:span></text:p>
      <text:p text:style-name="P7"><text:span text:style-name="T5">196 </text:span><text:tab/><text:tab/><text:span text:style-name="T11">this</text:span><text:span text:style-name="T14">.nSquares</text:span> <text:span text:style-name="T14">=</text:span> <text:span text:style-name="T21">4</text:span><text:span text:style-name="T14">;</text:span></text:p>
      <text:p text:style-name="P7"><text:span text:style-name="T5">197 </text:span><text:tab/><text:tab/><text:span text:style-name="T11">this</text:span><text:span text:style-name="T14">.nTypes</text:span> <text:span text:style-name="T14">=</text:span> <text:span text:style-name="T21">7</text:span><text:span text:style-name="T14">;</text:span></text:p>
      <text:p text:style-name="P7"><text:span text:style-name="T5">198 </text:span><text:tab/><text:tab/><text:span text:style-name="T11">this</text:span><text:span text:style-name="T14">.skyline</text:span> <text:span text:style-name="T14">=</text:span> <text:span text:style-name="T11">this</text:span><text:span text:style-name="T14">.pForeground.rows-</text:span><text:span text:style-name="T21">1</text:span><text:span text:style-name="T14">;</text:span></text:p>
      <text:p text:style-name="P7"><text:span text:style-name="T5">199 </text:span><text:tab/><text:tab/><text:span text:style-name="T11">this</text:span><text:span text:style-name="T14">.stack</text:span> <text:span text:style-name="T14">=</text:span> <text:span text:style-name="T11">new</text:span> <text:span text:style-name="T22">Array</text:span><text:span text:style-name="T14">(</text:span><text:span text:style-name="T21">1</text:span><text:span text:style-name="T14">);</text:span></text:p>
      <text:p text:style-name="P7"><text:span text:style-name="T5">200 </text:span><text:tab/><text:tab/><text:span text:style-name="T5">//this.mode = '1color';</text:span></text:p>
      <text:p text:style-name="P7"><text:span text:style-name="T5">201 </text:span><text:tab/><text:tab/><text:span text:style-name="T11">this</text:span><text:span text:style-name="T14">.mode</text:span> <text:span text:style-name="T14">=</text:span> <text:span text:style-name="T19">'2color'</text:span><text:span text:style-name="T14">;</text:span></text:p>
      <text:p text:style-name="P7"><text:span text:style-name="T5">202 </text:span><text:tab/><text:tab/><text:span text:style-name="T11">this</text:span><text:span text:style-name="T14">.firstColor</text:span> <text:span text:style-name="T14">=</text:span> <text:span text:style-name="T14">calibration.eyeLeft;</text:span></text:p>
      <text:p text:style-name="P7"><text:span text:style-name="T5">203 </text:span><text:tab/><text:tab/><text:span text:style-name="T11">this</text:span><text:span text:style-name="T14">.secondColor</text:span> <text:span text:style-name="T14">=</text:span> <text:span text:style-name="T14">calibration.eyeRight;</text:span></text:p>
      <text:p text:style-name="P7"><text:span text:style-name="T5">204 </text:span><text:tab/><text:tab/><text:span text:style-name="T5">//Piece _|_</text:span></text:p>
      <text:p text:style-name="P7"><text:span text:style-name="T5">205 </text:span><text:tab/><text:tab/><text:span text:style-name="T11">this</text:span><text:span text:style-name="T14">.xPiece[</text:span><text:span text:style-name="T21">1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0</text:span><text:span text:style-name="T14">, -</text:span><text:span text:style-name="T21">1</text:span><text:span text:style-name="T14">);</text:span></text:p>
      <text:p text:style-name="P7"><text:span text:style-name="T5">206 </text:span><text:tab/><text:tab/><text:span text:style-name="T11">this</text:span><text:span text:style-name="T14">.yPiece[</text:span><text:span text:style-name="T21">1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7"><text:span text:style-name="T5">207 </text:span><text:tab/><text:tab/></text:p>
      <text:p text:style-name="P7"><text:span text:style-name="T5">208 </text:span><text:tab/><text:tab/><text:span text:style-name="T5">//Piece |__</text:span></text:p>
      <text:p text:style-name="P7"><text:span text:style-name="T5">209 </text:span><text:tab/><text:tab/><text:span text:style-name="T11">this</text:span><text:span text:style-name="T14">.xPiece[</text:span><text:span text:style-name="T21">2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-</text:span><text:span text:style-name="T21">1</text:span><text:span text:style-name="T14">,-</text:span><text:span text:style-name="T21">1</text:span><text:span text:style-name="T14">);</text:span></text:p>
      <text:p text:style-name="P7"><text:span text:style-name="T5">210 </text:span><text:tab/><text:tab/><text:span text:style-name="T11">this</text:span><text:span text:style-name="T14">.yPiece[</text:span><text:span text:style-name="T21">2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7"><text:span text:style-name="T5">211 </text:span><text:tab/><text:tab/></text:p>
      <text:p text:style-name="P7"><text:span text:style-name="T5">212 </text:span><text:tab/><text:tab/><text:span text:style-name="T5">//Piece __|</text:span></text:p>
      <text:p text:style-name="P7"><text:span text:style-name="T5">213 </text:span><text:tab/><text:tab/><text:span text:style-name="T11">this</text:span><text:span text:style-name="T14">.xPiece[</text:span><text:span text:style-name="T21">3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1</text:span><text:span text:style-name="T14">,-</text:span><text:span text:style-name="T21">1</text:span><text:span text:style-name="T14">);</text:span></text:p>
      <text:p text:style-name="P7"><text:span text:style-name="T5">214 </text:span><text:tab/><text:tab/><text:span text:style-name="T11">this</text:span><text:span text:style-name="T14">.yPiece[</text:span><text:span text:style-name="T21">3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7"><text:span text:style-name="T5">215 </text:span><text:tab/><text:tab/></text:p>
      <text:p text:style-name="P7"><text:span text:style-name="T5">216 </text:span><text:tab/><text:tab/><text:span text:style-name="T5">//Piece _|-</text:span></text:p>
      <text:p text:style-name="P7"><text:span text:style-name="T5">217 </text:span><text:tab/><text:tab/><text:span text:style-name="T11">this</text:span><text:span text:style-name="T14">.xPiece[</text:span><text:span text:style-name="T21">4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-</text:span><text:span text:style-name="T21">1</text:span><text:span text:style-name="T14">,</text:span> <text:span text:style-name="T21">0</text:span><text:span text:style-name="T14">,</text:span> <text:span text:style-name="T21">1</text:span><text:span text:style-name="T14">);</text:span></text:p>
      <text:p text:style-name="P7"><text:span text:style-name="T5">218 </text:span><text:tab/><text:tab/><text:span text:style-name="T11">this</text:span><text:span text:style-name="T14">.yPiece[</text:span><text:span text:style-name="T21">4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7"><text:span text:style-name="T5">219 </text:span><text:tab/><text:tab/></text:p>
      <text:p text:style-name="P7"><text:span text:style-name="T5">220 </text:span><text:tab/><text:tab/><text:span text:style-name="T5">//Piece -|_</text:span></text:p>
      <text:p text:style-name="P7"><text:span text:style-name="T5">221 </text:span><text:tab/><text:tab/><text:span text:style-name="T11">this</text:span><text:span text:style-name="T14">.xPiece[</text:span><text:span text:style-name="T21">5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0</text:span><text:span text:style-name="T14">,-</text:span><text:span text:style-name="T21">1</text:span><text:span text:style-name="T14">);</text:span></text:p>
      <text:p text:style-name="P7"><text:span text:style-name="T5">222 </text:span><text:tab/><text:tab/><text:span text:style-name="T11">this</text:span><text:span text:style-name="T14">.yPiece[</text:span><text:span text:style-name="T21">5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7"><text:span text:style-name="T5">223 </text:span><text:tab/><text:tab/></text:p>
      <text:p text:style-name="P7"><text:span text:style-name="T5">224 </text:span><text:tab/><text:tab/><text:span text:style-name="T5">//Piece --</text:span></text:p>
      <text:p text:style-name="P7"><text:span text:style-name="T5">225 </text:span><text:tab/><text:tab/><text:span text:style-name="T11">this</text:span><text:span text:style-name="T14">.xPiece[</text:span><text:span text:style-name="T21">6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-</text:span><text:span text:style-name="T21">2</text:span><text:span text:style-name="T14">,-</text:span><text:span text:style-name="T21">1</text:span><text:span text:style-name="T14">);</text:span></text:p>
      <text:p text:style-name="P7"><text:span text:style-name="T5">226 </text:span><text:tab/><text:tab/><text:span text:style-name="T11">this</text:span><text:span text:style-name="T14">.yPiece[</text:span><text:span text:style-name="T21">6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0</text:span><text:span text:style-name="T14">,</text:span> <text:span text:style-name="T21">0</text:span><text:span text:style-name="T14">);</text:span></text:p>
      <text:p text:style-name="P7"><text:span text:style-name="T5">227 </text:span><text:tab/><text:tab/></text:p>
      <text:p text:style-name="P7"><text:span text:style-name="T5">228 </text:span><text:tab/><text:tab/><text:span text:style-name="T5">//Piece []</text:span></text:p>
      <text:p text:style-name="P7"><text:span text:style-name="T5">229 </text:span><text:tab/><text:tab/><text:span text:style-name="T11">this</text:span><text:span text:style-name="T14">.xPiece[</text:span><text:span text:style-name="T21">7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1</text:span><text:span text:style-name="T14">,</text:span> <text:span text:style-name="T21">1</text:span><text:span text:style-name="T14">,</text:span> <text:span text:style-name="T21">0</text:span><text:span text:style-name="T14">);</text:span></text:p>
      <text:p text:style-name="P7"><text:span text:style-name="T5">230 </text:span><text:tab/><text:tab/><text:span text:style-name="T11">this</text:span><text:span text:style-name="T14">.yPiece[</text:span><text:span text:style-name="T21">7</text:span><text:span text:style-name="T14">]=</text:span> <text:span text:style-name="T11">new</text:span> <text:span text:style-name="T22">Array</text:span><text:span text:style-name="T14">(</text:span><text:span text:style-name="T21">0</text:span><text:span text:style-name="T14">,</text:span> <text:span text:style-name="T21">0</text:span><text:span text:style-name="T14">,</text:span> <text:span text:style-name="T21">1</text:span><text:span text:style-name="T14">,</text:span> <text:span text:style-name="T21">1</text:span><text:span text:style-name="T14">);</text:span></text:p>
      <text:p text:style-name="P7"><text:span text:style-name="T5">231 </text:span><text:tab/><text:span text:style-name="T14">};</text:span></text:p>
      <text:p text:style-name="P7"><text:span text:style-name="T5">232 </text:span><text:span text:style-name="T14"><text:tab/></text:span></text:p>
      <text:p text:style-name="P7"><text:span text:style-name="T5">233 </text:span><text:span text:style-name="T14"><text:tab/>Piece.</text:span><text:span text:style-name="T11">prototype</text:span><text:span text:style-name="T14">.pushStack</text:span> <text:span text:style-name="T14">=</text:span> <text:span text:style-name="T11">function</text:span><text:span text:style-name="T14">() {</text:span></text:p>
      <text:p text:style-name="P7"><text:span text:style-name="T5">23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</text:span> </text:p>
      <text:p text:style-name="P7"><text:span text:style-name="T5">235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nSquares;j++)</text:span> </text:p>
      <text:p text:style-name="P7"><text:span text:style-name="T5">236 </text:span><text:tab/><text:tab/><text:tab/><text:tab/><text:span text:style-name="T11">this</text:span><text:span text:style-name="T14">.pNextPiece.matrix[i][j].</text:span><text:span text:style-name="T22">setFill</text:span><text:span text:style-name="T14">(</text:span><text:span text:style-name="T11">null</text:span><text:span text:style-name="T14">);</text:span></text:p>
      <text:p text:style-name="P7"><text:span text:style-name="T5">237 </text:span><text:tab/><text:tab/><text:tab/></text:p>
      <text:p text:style-name="P7"><text:span text:style-name="T5">238 </text:span><text:tab/><text:tab/><text:span text:style-name="T11">var</text:span> <text:span text:style-name="T14">next</text:span> <text:span text:style-name="T14">=</text:span> <text:span text:style-name="T21">1</text:span><text:span text:style-name="T14">+Math.</text:span><text:span text:style-name="T22">floor</text:span><text:span text:style-name="T14">(</text:span><text:span text:style-name="T11">this</text:span><text:span text:style-name="T14">.nTypes*Math.</text:span><text:span text:style-name="T22">random</text:span><text:span text:style-name="T14">());</text:span></text:p>
      <text:p text:style-name="P7"><text:span text:style-name="T5">239 </text:span><text:tab/><text:tab/></text:p>
      <text:p text:style-name="P7"><text:span text:style-name="T5">240 </text:span><text:tab/><text:tab/><text:span text:style-name="T11">this</text:span><text:span text:style-name="T14">.stack.</text:span><text:span text:style-name="T22">push</text:span><text:span text:style-name="T14">(next);</text:span></text:p>
      <text:p text:style-name="P7"><text:span text:style-name="T5">241 </text:span><text:tab/><text:tab/><text:span text:style-name="T11">var</text:span> <text:span text:style-name="T14">dx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pan text:style-name="T5">242 </text:span><text:tab/><text:tab/><text:span text:style-name="T11">var</text:span> <text:span text:style-name="T14">dy</text:span> <text:span text:style-name="T14">=</text:span> <text:span text:style-name="T11">new</text:span> <text:span text:style-name="T22">Array</text:span><text:span text:style-name="T14">(</text:span><text:span text:style-name="T21">0</text:span><text:span text:style-name="T14">,</text:span><text:span text:style-name="T21">0</text:span><text:span text:style-name="T14">,</text:span><text:span text:style-name="T21">0</text:span><text:span text:style-name="T14">,</text:span><text:span text:style-name="T21">0</text:span><text:span text:style-name="T14">);</text:span></text:p>
      <text:p text:style-name="P7"><text:soft-page-break/><text:span text:style-name="T5">243 </text:span><text:tab/><text:tab/></text:p>
      <text:p text:style-name="P7"><text:span text:style-name="T5">24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245 </text:span><text:span text:style-name="T14"><text:tab/><text:tab/><text:tab/>dx[i]=</text:span><text:span text:style-name="T11">this</text:span><text:span text:style-name="T14">.xPiece[next][i];</text:span> </text:p>
      <text:p text:style-name="P7"><text:span text:style-name="T5">246 </text:span><text:span text:style-name="T14"><text:tab/><text:tab/><text:tab/>dy[i]=</text:span><text:span text:style-name="T11">this</text:span><text:span text:style-name="T14">.yPiece[next][i];</text:span></text:p>
      <text:p text:style-name="P7"><text:span text:style-name="T5">247 </text:span><text:tab/><text:tab/><text:tab/><text:span text:style-name="T14">}</text:span></text:p>
      <text:p text:style-name="P7"><text:span text:style-name="T5">248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7"><text:span text:style-name="T5">249 </text:span><text:tab/><text:tab/><text:tab/><text:span text:style-name="T11">var</text:span> <text:span text:style-name="T14">X=</text:span><text:span text:style-name="T21">2</text:span><text:span text:style-name="T14">+dx[i];</text:span></text:p>
      <text:p text:style-name="P7"><text:span text:style-name="T5">250 </text:span><text:tab/><text:tab/><text:tab/><text:span text:style-name="T11">var</text:span> <text:span text:style-name="T14">Y=</text:span><text:span text:style-name="T21">2</text:span><text:span text:style-name="T14">+dy[i];</text:span></text:p>
      <text:p text:style-name="P7"><text:span text:style-name="T5">251 </text:span><text:tab/><text:tab/><text:tab/><text:span text:style-name="T5">// if (this.mode == '1color')</text:span></text:p>
      <text:p text:style-name="P7"><text:span text:style-name="T5">252 </text:span><text:tab/><text:tab/><text:tab/><text:span text:style-name="T5">// <text:tab/>this.pNextPiece.matrix[Y][X].setFill(this.firstColor);</text:span></text:p>
      <text:p text:style-name="P7"><text:span text:style-name="T5">253 </text:span><text:tab/><text:tab/><text:tab/><text:span text:style-name="T5">// else</text:span></text:p>
      <text:p text:style-name="P7"><text:span text:style-name="T5">254 </text:span><text:tab/><text:tab/><text:tab/><text:tab/><text:span text:style-name="T11">if</text:span><text:span text:style-name="T14">(i%</text:span><text:span text:style-name="T21">2</text:span><text:span text:style-name="T14">==</text:span><text:span text:style-name="T21">0</text:span><text:span text:style-name="T14">)</text:span></text:p>
      <text:p text:style-name="P7"><text:span text:style-name="T5">255 </text:span><text:tab/><text:tab/><text:tab/><text:tab/><text:tab/><text:span text:style-name="T11">this</text:span><text:span text:style-name="T14">.pNextPiece.matrix[Y][X].</text:span><text:span text:style-name="T22">setFill</text:span><text:span text:style-name="T14">(</text:span><text:span text:style-name="T11">this</text:span><text:span text:style-name="T14">.firstColor);</text:span></text:p>
      <text:p text:style-name="P7"><text:span text:style-name="T5">256 </text:span><text:tab/><text:tab/><text:tab/><text:tab/><text:span text:style-name="T11">else</text:span></text:p>
      <text:p text:style-name="P7"><text:span text:style-name="T5">257 </text:span><text:tab/><text:tab/><text:tab/><text:tab/><text:tab/><text:span text:style-name="T11">this</text:span><text:span text:style-name="T14">.pNextPiece.matrix[Y][X].</text:span><text:span text:style-name="T22">setFill</text:span><text:span text:style-name="T14">(</text:span><text:span text:style-name="T11">this</text:span><text:span text:style-name="T14">.secondColor);</text:span></text:p>
      <text:p text:style-name="P7"><text:span text:style-name="T5">258 </text:span><text:tab/><text:tab/> <text:span text:style-name="T14">}</text:span></text:p>
      <text:p text:style-name="P7"><text:span text:style-name="T5">259 </text:span><text:tab/><text:span text:style-name="T14">};</text:span></text:p>
      <text:p text:style-name="P7"><text:span text:style-name="T5">260 </text:span><text:span text:style-name="T14"><text:tab/></text:span></text:p>
      <text:p text:style-name="P7"><text:span text:style-name="T5">261 </text:span><text:span text:style-name="T14"><text:tab/>Piece.</text:span><text:span text:style-name="T11">prototype</text:span><text:span text:style-name="T14">.getPiece</text:span> <text:span text:style-name="T14">=</text:span> <text:span text:style-name="T11">function</text:span><text:span text:style-name="T14">() {</text:span></text:p>
      <text:p text:style-name="P7"><text:span text:style-name="T5">262 </text:span><text:tab/><text:tab/><text:span text:style-name="T11">var</text:span> <text:span text:style-name="T14">curPiece</text:span> <text:span text:style-name="T14">=</text:span> <text:span text:style-name="T11">this</text:span><text:span text:style-name="T14">.stack.</text:span><text:span text:style-name="T22">pop</text:span><text:span text:style-name="T14">();</text:span></text:p>
      <text:p text:style-name="P7"><text:span text:style-name="T5">263 </text:span><text:tab/><text:tab/><text:span text:style-name="T11">this</text:span><text:span text:style-name="T14">.</text:span><text:span text:style-name="T22">pushStack</text:span><text:span text:style-name="T14">();</text:span></text:p>
      <text:p text:style-name="P7"><text:span text:style-name="T5">264 </text:span><text:tab/><text:tab/></text:p>
      <text:p text:style-name="P7"><text:span text:style-name="T5">265 </text:span><text:tab/><text:tab/><text:span text:style-name="T11">this</text:span><text:span text:style-name="T14">.curX=Math.</text:span><text:span text:style-name="T22">floor</text:span><text:span text:style-name="T14">(</text:span><text:span text:style-name="T11">this</text:span><text:span text:style-name="T14">.pForeground.cols/</text:span><text:span text:style-name="T21">2</text:span><text:span text:style-name="T14">);</text:span></text:p>
      <text:p text:style-name="P7"><text:span text:style-name="T5">266 </text:span><text:tab/><text:tab/><text:span text:style-name="T11">this</text:span><text:span text:style-name="T14">.curY=</text:span><text:span text:style-name="T21">0</text:span><text:span text:style-name="T14">;</text:span></text:p>
      <text:p text:style-name="P8">267 </text:p>
      <text:p text:style-name="P7"><text:span text:style-name="T5">268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269 </text:span><text:tab/><text:tab/><text:tab/><text:span text:style-name="T11">this</text:span><text:span text:style-name="T14">.dx[i]=</text:span><text:span text:style-name="T11">this</text:span><text:span text:style-name="T14">.xPiece[curPiece][i];</text:span> </text:p>
      <text:p text:style-name="P7"><text:span text:style-name="T5">270 </text:span><text:tab/><text:tab/><text:tab/><text:span text:style-name="T11">this</text:span><text:span text:style-name="T14">.dy[i]=</text:span><text:span text:style-name="T11">this</text:span><text:span text:style-name="T14">.yPiece[curPiece][i];</text:span></text:p>
      <text:p text:style-name="P7"><text:span text:style-name="T5">271 </text:span><text:tab/><text:tab/><text:tab/><text:span text:style-name="T14">}</text:span></text:p>
      <text:p text:style-name="P7"><text:span text:style-name="T5">272 </text:span><text:tab/><text:tab/><text:span text:style-name="T11">for</text:span> <text:span text:style-name="T14">(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273 </text:span><text:tab/><text:tab/><text:tab/><text:span text:style-name="T11">this</text:span><text:span text:style-name="T14">.dx_[i]=</text:span><text:span text:style-name="T11">this</text:span><text:span text:style-name="T14">.dx[i];</text:span> </text:p>
      <text:p text:style-name="P7"><text:span text:style-name="T5">274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7"><text:span text:style-name="T5">275 </text:span><text:tab/><text:tab/><text:tab/><text:span text:style-name="T14">}</text:span></text:p>
      <text:p text:style-name="P7"><text:span text:style-name="T5">276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)){</text:span></text:p>
      <text:p text:style-name="P7"><text:span text:style-name="T5">277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278 </text:span><text:tab/><text:tab/><text:tab/><text:span text:style-name="T11">return</text:span> <text:span text:style-name="T21">1</text:span><text:span text:style-name="T14">;</text:span> </text:p>
      <text:p text:style-name="P7"><text:span text:style-name="T5">279 </text:span><text:tab/><text:tab/><text:tab/><text:span text:style-name="T14">}</text:span></text:p>
      <text:p text:style-name="P7"><text:span text:style-name="T5">280 </text:span><text:tab/><text:tab/><text:span text:style-name="T11">return</text:span> <text:span text:style-name="T21">0</text:span><text:span text:style-name="T14">;</text:span></text:p>
      <text:p text:style-name="P7"><text:span text:style-name="T5">281 </text:span><text:tab/><text:span text:style-name="T14">};</text:span></text:p>
      <text:p text:style-name="P8">282 </text:p>
      <text:p text:style-name="P7"><text:span text:style-name="T5">283 </text:span><text:span text:style-name="T14"><text:tab/>Piece.</text:span><text:span text:style-name="T11">prototype</text:span><text:span text:style-name="T14">.pieceFits</text:span> <text:span text:style-name="T14">=</text:span> <text:span text:style-name="T11">function</text:span><text:span text:style-name="T14">(X,Y) {</text:span></text:p>
      <text:p text:style-name="P7"><text:span text:style-name="T5">28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7"><text:span text:style-name="T5">285 </text:span><text:tab/><text:tab/><text:tab/><text:span text:style-name="T11">var</text:span> <text:span text:style-name="T14">theX=X+</text:span><text:span text:style-name="T11">this</text:span><text:span text:style-name="T14">.dx_[i];</text:span></text:p>
      <text:p text:style-name="P7"><text:span text:style-name="T5">286 </text:span><text:tab/><text:tab/><text:tab/><text:span text:style-name="T11">var</text:span> <text:span text:style-name="T14">theY=Y+</text:span><text:span text:style-name="T11">this</text:span><text:span text:style-name="T14">.dy_[i];</text:span></text:p>
      <text:p text:style-name="P7"><text:span text:style-name="T5">287 </text:span><text:tab/><text:tab/><text:tab/><text:span text:style-name="T11">if</text:span> <text:span text:style-name="T14">(theX&lt;</text:span><text:span text:style-name="T21">0</text:span> <text:span text:style-name="T14">||</text:span> <text:span text:style-name="T14">theX&gt;=</text:span><text:span text:style-name="T11">this</text:span><text:span text:style-name="T14">.pForeground.cols</text:span> <text:span text:style-name="T14">||</text:span> <text:span text:style-name="T14">theY&gt;=</text:span><text:span text:style-name="T11">this</text:span><text:span text:style-name="T14">.pForeground.rows</text:span> <text:span text:style-name="T14">||</text:span> <text:span text:style-name="T14">theY&lt;</text:span><text:span text:style-name="T21">0</text:span><text:span text:style-name="T14">)</text:span></text:p>
      <text:p text:style-name="P7"><text:span text:style-name="T5">288 </text:span><text:tab/><text:tab/><text:tab/><text:tab/><text:span text:style-name="T11">return</text:span> <text:span text:style-name="T21">0</text:span><text:span text:style-name="T14">;</text:span></text:p>
      <text:p text:style-name="P7"><text:span text:style-name="T5">289 </text:span><text:tab/><text:tab/><text:tab/></text:p>
      <text:p text:style-name="P7"><text:span text:style-name="T5">290 </text:span><text:tab/><text:tab/><text:tab/><text:span text:style-name="T11">if</text:span> <text:span text:style-name="T14">(</text:span><text:span text:style-name="T11">this</text:span><text:span text:style-name="T14">.pForeground.matrix[theY][theX].</text:span><text:span text:style-name="T22">getFill</text:span><text:span text:style-name="T14">()==</text:span><text:span text:style-name="T19">"blue"</text:span><text:span text:style-name="T14">)</text:span></text:p>
      <text:p text:style-name="P7"><text:span text:style-name="T5">291 </text:span><text:tab/><text:tab/><text:tab/><text:tab/><text:span text:style-name="T11">return</text:span> <text:span text:style-name="T21">0</text:span><text:span text:style-name="T14">;</text:span></text:p>
      <text:p text:style-name="P7"><text:span text:style-name="T5">292 </text:span><text:tab/><text:tab/><text:span text:style-name="T14">}</text:span></text:p>
      <text:p text:style-name="P7"><text:span text:style-name="T5">293 </text:span><text:tab/><text:tab/><text:span text:style-name="T11">return</text:span> <text:span text:style-name="T21">1</text:span><text:span text:style-name="T14">;</text:span></text:p>
      <text:p text:style-name="P7"><text:span text:style-name="T5">294 </text:span><text:tab/><text:span text:style-name="T14">};</text:span></text:p>
      <text:p text:style-name="P8">295 </text:p>
      <text:p text:style-name="P7"><text:span text:style-name="T5">296 </text:span><text:span text:style-name="T14"><text:tab/>Piece.</text:span><text:span text:style-name="T11">prototype</text:span><text:span text:style-name="T14">.moveLeft</text:span> <text:span text:style-name="T14">=</text:span> <text:span text:style-name="T11">function</text:span><text:span text:style-name="T14">(){</text:span></text:p>
      <text:p text:style-name="P7"><text:span text:style-name="T5">29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298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7"><text:span text:style-name="T5">299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7"><text:span text:style-name="T5">300 </text:span><text:tab/><text:tab/><text:span text:style-name="T14">}</text:span></text:p>
      <text:p text:style-name="P7"><text:span text:style-name="T5">301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-</text:span><text:span text:style-name="T21">1</text:span><text:span text:style-name="T14">,</text:span><text:span text:style-name="T11">this</text:span><text:span text:style-name="T14">.curY)){</text:span></text:p>
      <text:p text:style-name="P7"><text:span text:style-name="T5">302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7"><text:span text:style-name="T5">303 </text:span><text:tab/><text:tab/><text:tab/><text:span text:style-name="T11">this</text:span><text:span text:style-name="T14">.curX--;</text:span></text:p>
      <text:p text:style-name="P7"><text:soft-page-break/><text:span text:style-name="T5">304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305 </text:span><text:tab/><text:tab/><text:span text:style-name="T14">}</text:span></text:p>
      <text:p text:style-name="P7"><text:span text:style-name="T5">306 </text:span><text:tab/><text:span text:style-name="T14">};</text:span></text:p>
      <text:p text:style-name="P7"><text:span text:style-name="T5">307 </text:span><text:span text:style-name="T14"><text:tab/></text:span></text:p>
      <text:p text:style-name="P7"><text:span text:style-name="T5">308 </text:span><text:span text:style-name="T14"><text:tab/>Piece.</text:span><text:span text:style-name="T11">prototype</text:span><text:span text:style-name="T14">.moveRight</text:span> <text:span text:style-name="T14">=</text:span> <text:span text:style-name="T11">function</text:span><text:span text:style-name="T14">(){</text:span></text:p>
      <text:p text:style-name="P7"><text:span text:style-name="T5">309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310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7"><text:span text:style-name="T5">311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7"><text:span text:style-name="T5">312 </text:span><text:tab/><text:tab/><text:span text:style-name="T14">}</text:span></text:p>
      <text:p text:style-name="P7"><text:span text:style-name="T5">313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+</text:span><text:span text:style-name="T21">1</text:span><text:span text:style-name="T14">,</text:span><text:span text:style-name="T11">this</text:span><text:span text:style-name="T14">.curY)){</text:span></text:p>
      <text:p text:style-name="P7"><text:span text:style-name="T5">314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7"><text:span text:style-name="T5">315 </text:span><text:tab/><text:tab/><text:tab/><text:span text:style-name="T11">this</text:span><text:span text:style-name="T14">.curX++;</text:span></text:p>
      <text:p text:style-name="P7"><text:span text:style-name="T5">316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317 </text:span><text:tab/><text:tab/><text:span text:style-name="T14">}</text:span></text:p>
      <text:p text:style-name="P7"><text:span text:style-name="T5">318 </text:span><text:tab/><text:span text:style-name="T14">};</text:span></text:p>
      <text:p text:style-name="P7"><text:span text:style-name="T5">319 </text:span><text:span text:style-name="T14"><text:tab/></text:span></text:p>
      <text:p text:style-name="P7"><text:span text:style-name="T5">320 </text:span><text:span text:style-name="T14"><text:tab/>Piece.</text:span><text:span text:style-name="T11">prototype</text:span><text:span text:style-name="T14">.moveDown</text:span> <text:span text:style-name="T14">=</text:span> <text:span text:style-name="T11">function</text:span><text:span text:style-name="T14">(){</text:span></text:p>
      <text:p text:style-name="P7"><text:span text:style-name="T5">321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322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7"><text:span text:style-name="T5">323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7"><text:span text:style-name="T5">324 </text:span><text:tab/><text:tab/><text:span text:style-name="T14">}</text:span></text:p>
      <text:p text:style-name="P7"><text:span text:style-name="T5">325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+</text:span><text:span text:style-name="T21">1</text:span><text:span text:style-name="T14">)){</text:span></text:p>
      <text:p text:style-name="P7"><text:span text:style-name="T5">326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7"><text:span text:style-name="T5">327 </text:span><text:tab/><text:tab/><text:tab/><text:span text:style-name="T11">this</text:span><text:span text:style-name="T14">.curY++;</text:span></text:p>
      <text:p text:style-name="P7"><text:span text:style-name="T5">328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329 </text:span><text:tab/><text:tab/><text:span text:style-name="T14">}</text:span></text:p>
      <text:p text:style-name="P7"><text:span text:style-name="T5">330 </text:span><text:tab/><text:span text:style-name="T14">};</text:span></text:p>
      <text:p text:style-name="P7"><text:span text:style-name="T5">331 </text:span><text:span text:style-name="T14"><text:tab/></text:span></text:p>
      <text:p text:style-name="P7"><text:span text:style-name="T5">332 </text:span><text:span text:style-name="T14"><text:tab/>Piece.</text:span><text:span text:style-name="T11">prototype</text:span><text:span text:style-name="T14">.moveUp</text:span> <text:span text:style-name="T14">=</text:span> <text:span text:style-name="T11">function</text:span><text:span text:style-name="T14">(){</text:span></text:p>
      <text:p text:style-name="P7"><text:span text:style-name="T5">333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334 </text:span><text:tab/><text:tab/><text:tab/><text:span text:style-name="T11">this</text:span><text:span text:style-name="T14">.dx_[i]=</text:span><text:span text:style-name="T11">this</text:span><text:span text:style-name="T14">.dx[i];</text:span></text:p>
      <text:p text:style-name="P7"><text:span text:style-name="T5">335 </text:span><text:tab/><text:tab/><text:tab/><text:span text:style-name="T11">this</text:span><text:span text:style-name="T14">.dy_[i]=</text:span><text:span text:style-name="T11">this</text:span><text:span text:style-name="T14">.dy[i];</text:span></text:p>
      <text:p text:style-name="P7"><text:span text:style-name="T5">336 </text:span><text:tab/><text:tab/><text:span text:style-name="T14">}</text:span></text:p>
      <text:p text:style-name="P7"><text:span text:style-name="T5">337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-</text:span><text:span text:style-name="T21">1</text:span><text:span text:style-name="T14">)){</text:span></text:p>
      <text:p text:style-name="P7"><text:span text:style-name="T5">338 </text:span><text:tab/><text:tab/><text:tab/><text:span text:style-name="T11">this</text:span><text:span text:style-name="T14">.</text:span><text:span text:style-name="T22">erasePiece</text:span><text:span text:style-name="T14">();</text:span></text:p>
      <text:p text:style-name="P7"><text:span text:style-name="T5">339 </text:span><text:tab/><text:tab/><text:tab/><text:span text:style-name="T11">this</text:span><text:span text:style-name="T14">.curY--;</text:span></text:p>
      <text:p text:style-name="P7"><text:span text:style-name="T5">340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341 </text:span><text:tab/><text:tab/><text:span text:style-name="T14">}</text:span></text:p>
      <text:p text:style-name="P7"><text:span text:style-name="T5">342 </text:span><text:tab/><text:tab/><text:span text:style-name="T14">};</text:span></text:p>
      <text:p text:style-name="P8">343 </text:p>
      <text:p text:style-name="P7"><text:span text:style-name="T5">344 </text:span><text:span text:style-name="T14"><text:tab/>Piece.</text:span><text:span text:style-name="T11">prototype</text:span><text:span text:style-name="T14">.rotate</text:span> <text:span text:style-name="T14">=</text:span> <text:span text:style-name="T11">function</text:span><text:span text:style-name="T14">(){</text:span></text:p>
      <text:p text:style-name="P7"><text:span text:style-name="T5">345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346 </text:span><text:tab/><text:tab/><text:tab/><text:span text:style-name="T11">this</text:span><text:span text:style-name="T14">.dx_[i]=-</text:span><text:span text:style-name="T11">this</text:span><text:span text:style-name="T14">.dy[i];</text:span></text:p>
      <text:p text:style-name="P7"><text:span text:style-name="T5">347 </text:span><text:tab/><text:tab/><text:tab/><text:span text:style-name="T11">this</text:span><text:span text:style-name="T14">.dy_[i]=</text:span><text:span text:style-name="T11">this</text:span><text:span text:style-name="T14">.dx[i];</text:span></text:p>
      <text:p text:style-name="P7"><text:span text:style-name="T5">348 </text:span><text:tab/><text:tab/><text:span text:style-name="T14">}</text:span></text:p>
      <text:p text:style-name="P7"><text:span text:style-name="T5">349 </text:span><text:tab/><text:tab/><text:span text:style-name="T11">if</text:span> <text:span text:style-name="T14">(</text:span><text:span text:style-name="T11">this</text:span><text:span text:style-name="T14">.</text:span><text:span text:style-name="T22">pieceFits</text:span><text:span text:style-name="T14">(</text:span><text:span text:style-name="T11">this</text:span><text:span text:style-name="T14">.curX,</text:span><text:span text:style-name="T11">this</text:span><text:span text:style-name="T14">.curY)){</text:span></text:p>
      <text:p text:style-name="P7"><text:span text:style-name="T5">350 </text:span><text:tab/><text:tab/><text:tab/><text:span text:style-name="T11">this</text:span><text:span text:style-name="T14">.</text:span><text:span text:style-name="T22">erasePiece</text:span><text:span text:style-name="T14">();</text:span> </text:p>
      <text:p text:style-name="P7"><text:span text:style-name="T5">351 </text:span><text:tab/><text:tab/><text:tab/><text:span text:style-name="T11">for</text:span> <text:span text:style-name="T14">(i=</text:span><text:span text:style-name="T21">0</text:span><text:span text:style-name="T14">;i&lt;</text:span><text:span text:style-name="T11">this</text:span><text:span text:style-name="T14">.nSquares;i++){</text:span></text:p>
      <text:p text:style-name="P7"><text:span text:style-name="T5">352 </text:span><text:tab/><text:tab/><text:tab/><text:tab/><text:span text:style-name="T11">this</text:span><text:span text:style-name="T14">.dx[i]=</text:span><text:span text:style-name="T11">this</text:span><text:span text:style-name="T14">.dx_[i];</text:span></text:p>
      <text:p text:style-name="P7"><text:span text:style-name="T5">353 </text:span><text:tab/><text:tab/><text:tab/><text:tab/><text:span text:style-name="T11">this</text:span><text:span text:style-name="T14">.dy[i]=</text:span><text:span text:style-name="T11">this</text:span><text:span text:style-name="T14">.dy_[i];</text:span></text:p>
      <text:p text:style-name="P7"><text:span text:style-name="T5">354 </text:span><text:tab/><text:tab/><text:tab/><text:span text:style-name="T14">}</text:span></text:p>
      <text:p text:style-name="P7"><text:span text:style-name="T5">355 </text:span><text:tab/><text:tab/><text:tab/><text:span text:style-name="T11">this</text:span><text:span text:style-name="T14">.</text:span><text:span text:style-name="T22">drawPiece</text:span><text:span text:style-name="T14">();</text:span></text:p>
      <text:p text:style-name="P7"><text:span text:style-name="T5">356 </text:span><text:tab/><text:tab/><text:span text:style-name="T14">}</text:span></text:p>
      <text:p text:style-name="P7"><text:span text:style-name="T5">357 </text:span><text:tab/><text:span text:style-name="T14">};</text:span></text:p>
      <text:p text:style-name="P8">358 </text:p>
      <text:p text:style-name="P7"><text:span text:style-name="T5">359 </text:span><text:span text:style-name="T14"><text:tab/>Piece.</text:span><text:span text:style-name="T11">prototype</text:span><text:span text:style-name="T14">.erasePiece</text:span> <text:span text:style-name="T14">=</text:span> <text:span text:style-name="T11">function</text:span><text:span text:style-name="T14">(){</text:span></text:p>
      <text:p text:style-name="P7"><text:span text:style-name="T5">360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7"><text:span text:style-name="T5">361 </text:span><text:tab/><text:tab/><text:tab/><text:span text:style-name="T11">var</text:span> <text:span text:style-name="T14">X=</text:span><text:span text:style-name="T11">this</text:span><text:span text:style-name="T14">.curX+</text:span><text:span text:style-name="T11">this</text:span><text:span text:style-name="T14">.dx[i];</text:span></text:p>
      <text:p text:style-name="P7"><text:span text:style-name="T5">362 </text:span><text:tab/><text:tab/><text:tab/><text:span text:style-name="T11">var</text:span> <text:span text:style-name="T14">Y=</text:span><text:span text:style-name="T11">this</text:span><text:span text:style-name="T14">.curY+</text:span><text:span text:style-name="T11">this</text:span><text:span text:style-name="T14">.dy[i];</text:span></text:p>
      <text:p text:style-name="P8">363 //<text:tab/><text:tab/><text:tab/>if (0&lt;=Y &amp;&amp; Y&lt;this.pForeground.rows &amp;&amp; 0&lt;=X &amp;&amp; X&lt;this.pForeground.cols) </text:p>
      <text:p text:style-name="P7"><text:span text:style-name="T5">364 </text:span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null</text:span><text:span text:style-name="T14">);</text:span></text:p>
      <text:p text:style-name="P7"><text:span text:style-name="T5">365 </text:span><text:tab/> <text:s/><text:tab/><text:span text:style-name="T14">}</text:span></text:p>
      <text:p text:style-name="P7"><text:span text:style-name="T5">366 </text:span><text:tab/><text:span text:style-name="T14">};</text:span></text:p>
      <text:p text:style-name="P7"><text:soft-page-break/><text:span text:style-name="T5">367 </text:span><text:span text:style-name="T14"><text:tab/></text:span></text:p>
      <text:p text:style-name="P7"><text:span text:style-name="T5">368 </text:span><text:span text:style-name="T14"><text:tab/>Piece.</text:span><text:span text:style-name="T11">prototype</text:span><text:span text:style-name="T14">.drawPiece</text:span> <text:span text:style-name="T14">=</text:span> <text:span text:style-name="T11">function</text:span><text:span text:style-name="T14">() {</text:span></text:p>
      <text:p text:style-name="P7"><text:span text:style-name="T5">369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7"><text:span text:style-name="T5">370 </text:span><text:tab/><text:tab/><text:tab/><text:span text:style-name="T11">var</text:span> <text:span text:style-name="T14">X=</text:span><text:span text:style-name="T11">this</text:span><text:span text:style-name="T14">.curX+</text:span><text:span text:style-name="T11">this</text:span><text:span text:style-name="T14">.dx[i];</text:span></text:p>
      <text:p text:style-name="P7"><text:span text:style-name="T5">371 </text:span><text:tab/><text:tab/><text:tab/><text:span text:style-name="T11">var</text:span> <text:span text:style-name="T14">Y=</text:span><text:span text:style-name="T11">this</text:span><text:span text:style-name="T14">.curY+</text:span><text:span text:style-name="T11">this</text:span><text:span text:style-name="T14">.dy[i];</text:span></text:p>
      <text:p text:style-name="P8">372 </text:p>
      <text:p text:style-name="P7"><text:span text:style-name="T5">373 </text:span><text:tab/><text:tab/><text:tab/><text:span text:style-name="T11">if</text:span> <text:span text:style-name="T14">(</text:span><text:span text:style-name="T11">this</text:span><text:span text:style-name="T14">.mode</text:span> <text:span text:style-name="T14">==</text:span> <text:span text:style-name="T19">'1color'</text:span><text:span text:style-name="T14">)</text:span></text:p>
      <text:p text:style-name="P7"><text:span text:style-name="T5">374 </text:span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firstColor);</text:span></text:p>
      <text:p text:style-name="P7"><text:span text:style-name="T5">375 </text:span><text:tab/><text:tab/><text:tab/><text:span text:style-name="T11">else</text:span></text:p>
      <text:p text:style-name="P7"><text:span text:style-name="T5">376 </text:span><text:tab/><text:tab/><text:tab/><text:tab/><text:span text:style-name="T11">if</text:span><text:span text:style-name="T14">(i%</text:span><text:span text:style-name="T21">2</text:span><text:span text:style-name="T14">==</text:span><text:span text:style-name="T21">0</text:span><text:span text:style-name="T14">)</text:span></text:p>
      <text:p text:style-name="P7"><text:span text:style-name="T5">377 </text:span><text:tab/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firstColor);</text:span></text:p>
      <text:p text:style-name="P7"><text:span text:style-name="T5">378 </text:span><text:tab/><text:tab/><text:tab/><text:tab/><text:span text:style-name="T11">else</text:span></text:p>
      <text:p text:style-name="P7"><text:span text:style-name="T5">379 </text:span><text:tab/><text:tab/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1">this</text:span><text:span text:style-name="T14">.secondColor);</text:span></text:p>
      <text:p text:style-name="P7"><text:span text:style-name="T5">380 </text:span><text:tab/><text:tab/> <text:span text:style-name="T14">}</text:span></text:p>
      <text:p text:style-name="P7"><text:span text:style-name="T5">381 </text:span><text:tab/><text:tab/><text:span text:style-name="T11">this</text:span><text:span text:style-name="T14">.pForeground.foregroundLayer.</text:span><text:span text:style-name="T22">draw</text:span><text:span text:style-name="T14">();</text:span></text:p>
      <text:p text:style-name="P7"><text:span text:style-name="T5">382 </text:span><text:tab/><text:span text:style-name="T14">};</text:span></text:p>
      <text:p text:style-name="P7"><text:span text:style-name="T5">383 </text:span><text:span text:style-name="T14"><text:tab/></text:span></text:p>
      <text:p text:style-name="P7"><text:span text:style-name="T5">384 </text:span><text:span text:style-name="T14"><text:tab/>Piece.</text:span><text:span text:style-name="T11">prototype</text:span><text:span text:style-name="T14">.affirmPiece</text:span> <text:span text:style-name="T14">=</text:span> <text:span text:style-name="T11">function</text:span><text:span text:style-name="T14">() {</text:span></text:p>
      <text:p text:style-name="P7"><text:span text:style-name="T5">385 </text:span><text:tab/><text:tab/><text:span text:style-name="T11">var</text:span> <text:span text:style-name="T14">X=</text:span> <text:span text:style-name="T11">null</text:span><text:span text:style-name="T14">;</text:span></text:p>
      <text:p text:style-name="P7"><text:span text:style-name="T5">386 </text:span><text:tab/><text:tab/><text:span text:style-name="T11">var</text:span> <text:span text:style-name="T14">Y=</text:span> <text:span text:style-name="T11">null</text:span><text:span text:style-name="T14">;</text:span></text:p>
      <text:p text:style-name="P7"><text:span text:style-name="T5">38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Squares;i++) {</text:span></text:p>
      <text:p text:style-name="P7"><text:span text:style-name="T5">388 </text:span><text:span text:style-name="T14"><text:tab/><text:tab/><text:tab/>X=</text:span><text:span text:style-name="T11">this</text:span><text:span text:style-name="T14">.curX+</text:span><text:span text:style-name="T11">this</text:span><text:span text:style-name="T14">.dx[i];</text:span></text:p>
      <text:p text:style-name="P7"><text:span text:style-name="T5">389 </text:span><text:span text:style-name="T14"><text:tab/><text:tab/><text:tab/>Y=</text:span><text:span text:style-name="T11">this</text:span><text:span text:style-name="T14">.curY+</text:span><text:span text:style-name="T11">this</text:span><text:span text:style-name="T14">.dy[i];</text:span></text:p>
      <text:p text:style-name="P7"><text:span text:style-name="T5">390 </text:span><text:tab/><text:tab/><text:tab/><text:span text:style-name="T11">this</text:span><text:span text:style-name="T14">.pForeground.matrix[Y][X].</text:span><text:span text:style-name="T22">setFill</text:span><text:span text:style-name="T14">(</text:span><text:span text:style-name="T19">"blue"</text:span><text:span text:style-name="T14">);</text:span></text:p>
      <text:p text:style-name="P7"><text:span text:style-name="T5">391 </text:span><text:tab/><text:tab/><text:span text:style-name="T14">}</text:span></text:p>
      <text:p text:style-name="P7"><text:span text:style-name="T5">392 </text:span><text:tab/><text:tab/><text:span text:style-name="T11">if</text:span> <text:span text:style-name="T14">(Y&lt;</text:span><text:span text:style-name="T11">this</text:span><text:span text:style-name="T14">.skyline)</text:span></text:p>
      <text:p text:style-name="P7"><text:span text:style-name="T5">393 </text:span><text:tab/><text:tab/><text:tab/><text:span text:style-name="T11">this</text:span><text:span text:style-name="T14">.skyline=Y;</text:span></text:p>
      <text:p text:style-name="P7"><text:span text:style-name="T5">394 </text:span><text:tab/><text:tab/><text:span text:style-name="T11">else if</text:span><text:span text:style-name="T14">(</text:span><text:span text:style-name="T11">this</text:span><text:span text:style-name="T14">.skyline</text:span> <text:span text:style-name="T14">&lt;=</text:span> <text:span text:style-name="T21">0</text:span><text:span text:style-name="T14">){</text:span></text:p>
      <text:p text:style-name="P8">395 //<text:tab/><text:tab/><text:tab/>console.log("terminado");</text:p>
      <text:p text:style-name="P7"><text:span text:style-name="T5">396 </text:span><text:tab/><text:tab/><text:tab/><text:span text:style-name="T11">return true</text:span><text:span text:style-name="T14">;</text:span></text:p>
      <text:p text:style-name="P7"><text:span text:style-name="T5">397 </text:span><text:tab/><text:tab/><text:span text:style-name="T14">}</text:span></text:p>
      <text:p text:style-name="P7"><text:span text:style-name="T5">398 </text:span><text:tab/><text:tab/><text:span text:style-name="T11">return this</text:span><text:span text:style-name="T14">.</text:span><text:span text:style-name="T22">removeLines</text:span><text:span text:style-name="T14">();</text:span></text:p>
      <text:p text:style-name="P7"><text:span text:style-name="T5">399 </text:span><text:tab/><text:tab/></text:p>
      <text:p text:style-name="P7"><text:span text:style-name="T5">400 </text:span><text:tab/><text:span text:style-name="T14">};</text:span></text:p>
      <text:p text:style-name="P7"><text:span text:style-name="T5">401 </text:span><text:span text:style-name="T14"><text:tab/></text:span></text:p>
      <text:p text:style-name="P7"><text:span text:style-name="T5">402 </text:span><text:span text:style-name="T14"><text:tab/>Piece.</text:span><text:span text:style-name="T11">prototype</text:span><text:span text:style-name="T14">.removeLines</text:span> <text:span text:style-name="T14">=</text:span> <text:span text:style-name="T11">function</text:span><text:span text:style-name="T14">(){</text:span></text:p>
      <text:p text:style-name="P7"><text:span text:style-name="T5">403 </text:span><text:tab/><text:tab/><text:span text:style-name="T11">var</text:span> <text:span text:style-name="T14">ret</text:span> <text:span text:style-name="T14">=</text:span> <text:span text:style-name="T19">"notGetPoint"</text:span><text:span text:style-name="T14">;</text:span></text:p>
      <text:p text:style-name="P7"><text:span text:style-name="T5">404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pForeground.rows;i++) {</text:span></text:p>
      <text:p text:style-name="P7"><text:span text:style-name="T5">405 </text:span><text:tab/><text:tab/><text:tab/><text:span text:style-name="T11">var</text:span> <text:span text:style-name="T14">gapFound=</text:span><text:span text:style-name="T21">0</text:span><text:span text:style-name="T14">;</text:span></text:p>
      <text:p text:style-name="P7"><text:span text:style-name="T5">406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pForeground.cols;j++)</text:span></text:p>
      <text:p text:style-name="P7"><text:span text:style-name="T5">407 </text:span><text:tab/><text:tab/><text:tab/><text:tab/><text:span text:style-name="T11">if</text:span> <text:span text:style-name="T14">(</text:span><text:span text:style-name="T11">this</text:span><text:span text:style-name="T14">.pForeground.matrix[i][j].</text:span><text:span text:style-name="T22">getFill</text:span><text:span text:style-name="T14">()==</text:span><text:span text:style-name="T11">null</text:span><text:span text:style-name="T14">) {</text:span></text:p>
      <text:p text:style-name="P7"><text:span text:style-name="T5">408 </text:span><text:span text:style-name="T14"><text:tab/><text:tab/><text:tab/><text:tab/><text:tab/>gapFound=</text:span><text:span text:style-name="T21">1</text:span><text:span text:style-name="T14">;</text:span></text:p>
      <text:p text:style-name="P7"><text:span text:style-name="T5">409 </text:span><text:tab/><text:tab/><text:tab/><text:tab/><text:tab/><text:span text:style-name="T11">break</text:span><text:span text:style-name="T14">;}</text:span></text:p>
      <text:p text:style-name="P7"><text:span text:style-name="T5">410 </text:span><text:tab/><text:tab/><text:tab/><text:span text:style-name="T11">if</text:span> <text:span text:style-name="T14">(gapFound)</text:span> </text:p>
      <text:p text:style-name="P7"><text:span text:style-name="T5">411 </text:span><text:tab/><text:tab/><text:tab/><text:tab/><text:span text:style-name="T11">continue</text:span><text:span text:style-name="T14">;</text:span></text:p>
      <text:p text:style-name="P7"><text:span text:style-name="T5">412 </text:span><text:tab/><text:tab/><text:tab/><text:span text:style-name="T11">for</text:span> <text:span text:style-name="T14">(</text:span><text:span text:style-name="T11">var</text:span> <text:span text:style-name="T14">k=i;k&gt;=</text:span><text:span text:style-name="T11">this</text:span><text:span text:style-name="T14">.skyline-</text:span><text:span text:style-name="T21">1</text:span><text:span text:style-name="T14">;k--)</text:span></text:p>
      <text:p text:style-name="P7"><text:span text:style-name="T5">413 </text:span><text:tab/><text:tab/><text:tab/><text:tab/><text:span text:style-name="T11">for</text:span> <text:span text:style-name="T14">(j=</text:span><text:span text:style-name="T21">0</text:span><text:span text:style-name="T14">;j&lt;</text:span><text:span text:style-name="T11">this</text:span><text:span text:style-name="T14">.pForeground.cols;j++)</text:span></text:p>
      <text:p text:style-name="P7"><text:span text:style-name="T5">414 </text:span><text:tab/><text:tab/><text:tab/><text:tab/><text:tab/><text:span text:style-name="T11">this</text:span><text:span text:style-name="T14">.pForeground.matrix[k][j].</text:span><text:span text:style-name="T22">setFill</text:span><text:span text:style-name="T14">(</text:span><text:span text:style-name="T11">this</text:span><text:span text:style-name="T14">.pForeground.matrix[k-</text:span><text:span text:style-name="T21">1</text:span><text:span text:style-name="T14">][j].</text:span><text:span text:style-name="T22">getFill</text:span><text:span text:style-name="T14">());</text:span></text:p>
      <text:p text:style-name="P7"><text:span text:style-name="T5">415 </text:span><text:tab/><text:tab/><text:tab/></text:p>
      <text:p text:style-name="P7"><text:span text:style-name="T5">416 </text:span><text:tab/><text:tab/><text:tab/><text:span text:style-name="T11">this</text:span><text:span text:style-name="T14">.skyline++;</text:span></text:p>
      <text:p text:style-name="P7"><text:span text:style-name="T5">417 </text:span><text:span text:style-name="T14"><text:tab/><text:tab/><text:tab/>ret</text:span> <text:span text:style-name="T14">=</text:span> <text:span text:style-name="T19">"getPoint"</text:span><text:span text:style-name="T14">;</text:span></text:p>
      <text:p text:style-name="P7"><text:span text:style-name="T5">418 </text:span><text:tab/><text:tab/><text:span text:style-name="T14">}</text:span></text:p>
      <text:p text:style-name="P7"><text:span text:style-name="T5">419 </text:span><text:tab/><text:tab/><text:span text:style-name="T11">return</text:span> <text:span text:style-name="T14">ret;</text:span></text:p>
      <text:p text:style-name="P7"><text:span text:style-name="T5">420 </text:span><text:tab/><text:span text:style-name="T14">};</text:span></text:p>
      <text:p text:style-name="P7"><text:span text:style-name="T5">421 </text:span><text:tab/></text:p>
      <text:p text:style-name="P7"><text:span text:style-name="T5">422 </text:span><text:tab/><text:span text:style-name="T11">function</text:span> <text:span text:style-name="T22">Texts</text:span><text:span text:style-name="T14">(){</text:span></text:p>
      <text:p text:style-name="P7"><text:span text:style-name="T5">423 </text:span><text:s text:c="4"/><text:tab/><text:span text:style-name="T11">this</text:span><text:span text:style-name="T14">.level</text:span> <text:span text:style-name="T14">=</text:span> <text:span text:style-name="T21">0</text:span><text:span text:style-name="T14">;</text:span></text:p>
      <text:p text:style-name="P7"><text:span text:style-name="T5">424 </text:span><text:s text:c="8"/><text:span text:style-name="T11">this</text:span><text:span text:style-name="T14">.points</text:span> <text:span text:style-name="T14">=</text:span> <text:span text:style-name="T21">0</text:span><text:span text:style-name="T14">;</text:span></text:p>
      <text:p text:style-name="P7"><text:span text:style-name="T5">425 </text:span><text:s text:c="4"/><text:tab/></text:p>
      <text:p text:style-name="P7"><text:span text:style-name="T5">426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427 </text:span><text:span text:style-name="T14"><text:tab/> <text:s text:c="3"/><text:tab/>x:stage.</text:span><text:span text:style-name="T22">getWidth</text:span><text:span text:style-name="T14">()/</text:span><text:span text:style-name="T21">1.75</text:span><text:span text:style-name="T14">,</text:span></text:p>
      <text:p text:style-name="P7"><text:soft-page-break/><text:span text:style-name="T5">428 </text:span><text:span text:style-name="T14"><text:s text:c="12"/>y:stage.</text:span><text:span text:style-name="T22">getHeight</text:span><text:span text:style-name="T14">()/</text:span><text:span text:style-name="T21">2.5</text:span><text:span text:style-name="T14">,</text:span></text:p>
      <text:p text:style-name="P7"><text:span text:style-name="T5">429 </text:span><text:span text:style-name="T14"><text:tab/> <text:s text:c="3"/><text:tab/></text:span></text:p>
      <text:p text:style-name="P7"><text:span text:style-name="T5">430 </text:span><text:span text:style-name="T14"><text:s text:c="12"/>text:</text:span> <text:span text:style-name="T19">'Nivel: '</text:span><text:span text:style-name="T14">+</text:span> <text:span text:style-name="T11">this</text:span><text:span text:style-name="T14">.level+</text:span><text:span text:style-name="T19">'</text:span><text:span text:style-name="T26">\n</text:span><text:span text:style-name="T19">Puntos: '</text:span><text:span text:style-name="T14">+</text:span> <text:span text:style-name="T11">this</text:span><text:span text:style-name="T14">.points,</text:span></text:p>
      <text:p text:style-name="P7"><text:span text:style-name="T5">431 </text:span><text:span text:style-name="T14"><text:tab/><text:tab/><text:tab/>fontSize:</text:span> <text:span text:style-name="T21">36</text:span><text:span text:style-name="T14">,</text:span></text:p>
      <text:p text:style-name="P7"><text:span text:style-name="T5">432 </text:span><text:span text:style-name="T14"><text:tab/><text:tab/><text:tab/>fontFamily:</text:span> <text:span text:style-name="T19">'Calibri'</text:span><text:span text:style-name="T14">,</text:span></text:p>
      <text:p text:style-name="P7"><text:span text:style-name="T5">433 </text:span><text:span text:style-name="T14"><text:tab/><text:tab/><text:tab/>fontStyle:</text:span> <text:span text:style-name="T19">'bold'</text:span><text:span text:style-name="T14">,</text:span></text:p>
      <text:p text:style-name="P7"><text:span text:style-name="T5">434 </text:span><text:span text:style-name="T14"><text:tab/><text:tab/><text:tab/>fill:</text:span> <text:span text:style-name="T14">configuration.board.textColor,</text:span></text:p>
      <text:p text:style-name="P7"><text:span text:style-name="T5">435 </text:span><text:span text:style-name="T14"><text:tab/><text:tab/><text:tab/>shadowBlur:</text:span> <text:span text:style-name="T21">10</text:span><text:span text:style-name="T14">,</text:span></text:p>
      <text:p text:style-name="P7"><text:span text:style-name="T5">436 </text:span><text:span text:style-name="T14"><text:tab/> <text:s text:c="7"/>shadowOffset: [</text:span><text:span text:style-name="T21">0</text:span><text:span text:style-name="T14">,</text:span> <text:span text:style-name="T21">5</text:span><text:span text:style-name="T14">],</text:span></text:p>
      <text:p text:style-name="P7"><text:span text:style-name="T5">437 </text:span><text:span text:style-name="T14"><text:tab/> <text:s text:c="7"/>shadowOpacity:</text:span> <text:span text:style-name="T21">0.5</text:span></text:p>
      <text:p text:style-name="P7"><text:span text:style-name="T5">438 </text:span><text:tab/><text:tab/><text:span text:style-name="T14">});</text:span></text:p>
      <text:p text:style-name="P7"><text:span text:style-name="T5">439 </text:span><text:s text:c="8"/></text:p>
      <text:p text:style-name="P7"><text:span text:style-name="T5">440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foreground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441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textScore);</text:span></text:p>
      <text:p text:style-name="P7"><text:span text:style-name="T5">442 </text:span><text:s text:c="4"/><text:span text:style-name="T14">};</text:span></text:p>
      <text:p text:style-name="P7"><text:span text:style-name="T5">443 </text:span><text:tab/></text:p>
      <text:p text:style-name="P7"><text:span text:style-name="T5">444 </text:span><text:tab/><text:span text:style-name="T11">function</text:span> <text:span text:style-name="T22">Game</text:span><text:span text:style-name="T14">(background,</text:span> <text:span text:style-name="T14">foreground,</text:span> <text:span text:style-name="T14">menu) {</text:span></text:p>
      <text:p text:style-name="P7"><text:span text:style-name="T5">445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7"><text:span text:style-name="T5">446 </text:span><text:tab/><text:tab/><text:span text:style-name="T11">this</text:span><text:span text:style-name="T14">.gForeground</text:span> <text:span text:style-name="T14">=</text:span> <text:span text:style-name="T14">foreground;</text:span></text:p>
      <text:p text:style-name="P7"><text:span text:style-name="T5">447 </text:span><text:tab/><text:tab/><text:span text:style-name="T11">this</text:span><text:span text:style-name="T14">.gMenu</text:span> <text:span text:style-name="T14">=</text:span> <text:span text:style-name="T14">menu;</text:span></text:p>
      <text:p text:style-name="P7"><text:span text:style-name="T5">448 </text:span><text:tab/><text:tab/><text:span text:style-name="T11">this</text:span><text:span text:style-name="T14">.gPiece</text:span> <text:span text:style-name="T14">=</text:span> <text:span text:style-name="T11">new</text:span> <text:span text:style-name="T22">Piece</text:span><text:span text:style-name="T14">(</text:span><text:span text:style-name="T11">this</text:span><text:span text:style-name="T14">.gForeground);</text:span></text:p>
      <text:p text:style-name="P7"><text:span text:style-name="T5">449 </text:span><text:tab/><text:tab/><text:span text:style-name="T11">this</text:span><text:span text:style-name="T14">.gTexts</text:span> <text:span text:style-name="T14">=</text:span> <text:span text:style-name="T11">new</text:span> <text:span text:style-name="T22">Texts</text:span><text:span text:style-name="T14">();</text:span></text:p>
      <text:p text:style-name="P7"><text:span text:style-name="T5">450 </text:span><text:tab/><text:tab/></text:p>
      <text:p text:style-name="P7"><text:span text:style-name="T5">45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452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7"><text:span text:style-name="T5">453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7"><text:span text:style-name="T5">454 </text:span><text:tab/><text:tab/><text:span text:style-name="T11">this</text:span><text:span text:style-name="T14">.dictDifficult</text:span> <text:span text:style-name="T14">= {pred:configuration.difficult.incPieceSpeed};</text:span></text:p>
      <text:p text:style-name="P7"><text:span text:style-name="T5">455 </text:span><text:tab/><text:tab/><text:span text:style-name="T11">this</text:span><text:span text:style-name="T14">.pointLevelUp</text:span> <text:span text:style-name="T14">=</text:span> <text:span text:style-name="T14">configuration.difficult.points;</text:span></text:p>
      <text:p text:style-name="P7"><text:span text:style-name="T5">456 </text:span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7"><text:span text:style-name="T5">457 </text:span><text:tab/><text:tab/></text:p>
      <text:p text:style-name="P7"><text:span text:style-name="T5">458 </text:span><text:tab/><text:tab/><text:span text:style-name="T11">this</text:span><text:span text:style-name="T14">.gPiece.</text:span><text:span text:style-name="T22">pushStack</text:span><text:span text:style-name="T14">();</text:span></text:p>
      <text:p text:style-name="P7"><text:span text:style-name="T5">459 </text:span><text:tab/><text:tab/><text:span text:style-name="T5">//this.eventsGame();</text:span></text:p>
      <text:p text:style-name="P7"><text:span text:style-name="T5">460 </text:span><text:span text:style-name="T14"><text:tab/><text:tab/>stage.</text:span><text:span text:style-name="T22">draw</text:span><text:span text:style-name="T14">();</text:span></text:p>
      <text:p text:style-name="P7"><text:span text:style-name="T5">461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7"><text:span text:style-name="T5">462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7"><text:span text:style-name="T5">463 </text:span><text:tab/><text:tab/><text:span text:style-name="T11">this</text:span><text:span text:style-name="T14">.gMenu.looseMsg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LooseMsg"</text:span><text:span text:style-name="T14">));</text:span></text:p>
      <text:p text:style-name="P7"><text:span text:style-name="T5">464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7"><text:span text:style-name="T5">465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estartGame"</text:span><text:span text:style-name="T14">));</text:span></text:p>
      <text:p text:style-name="P7"><text:span text:style-name="T5">466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ouchmove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movePieceTouch"</text:span><text:span text:style-name="T14">));</text:span></text:p>
      <text:p text:style-name="P7"><text:span text:style-name="T5">467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ap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otatePieceTouch"</text:span><text:span text:style-name="T14">));</text:span></text:p>
      <text:p text:style-name="P7"><text:span text:style-name="T5">468 </text:span><text:tab/><text:tab/><text:span text:style-name="T11">this</text:span><text:span text:style-name="T14">.gForeground.foregroundLayer.</text:span><text:span text:style-name="T22">on</text:span><text:span text:style-name="T14">(</text:span><text:span text:style-name="T19">'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onTouchEnd"</text:span><text:span text:style-name="T14">));</text:span></text:p>
      <text:p text:style-name="P7"><text:span text:style-name="T5">469 </text:span><text:tab/><text:span text:style-name="T14">};</text:span></text:p>
      <text:p text:style-name="P7"><text:span text:style-name="T5">470 </text:span><text:span text:style-name="T14"><text:tab/></text:span></text:p>
      <text:p text:style-name="P7"><text:span text:style-name="T5">471 </text:span><text:span text:style-name="T14"><text:tab/>Game.</text:span><text:span text:style-name="T11">prototype</text:span><text:span text:style-name="T14">.clickLooseMsg</text:span> <text:span text:style-name="T14">=</text:span> <text:span text:style-name="T11">function</text:span><text:span text:style-name="T14">(){</text:span></text:p>
      <text:p text:style-name="P7"><text:span text:style-name="T5">472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Foreground.rows;i++)</text:span></text:p>
      <text:p text:style-name="P7"><text:span text:style-name="T5">473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gForeground.cols;j++)</text:span></text:p>
      <text:p text:style-name="P7"><text:span text:style-name="T5">474 </text:span><text:tab/><text:tab/><text:tab/><text:tab/><text:span text:style-name="T11">this</text:span><text:span text:style-name="T14">.gForeground.matrix[i][j].</text:span><text:span text:style-name="T22">setFill</text:span><text:span text:style-name="T14">(</text:span><text:span text:style-name="T11">null</text:span><text:span text:style-name="T14">);</text:span></text:p>
      <text:p text:style-name="P7"><text:span text:style-name="T5">475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7"><text:span text:style-name="T5">476 </text:span><text:tab/><text:tab/><text:span text:style-name="T11">this</text:span><text:span text:style-name="T14">.gPiece.skyline</text:span> <text:span text:style-name="T14">=</text:span> <text:span text:style-name="T11">this</text:span><text:span text:style-name="T14">.gForeground.rows-</text:span><text:span text:style-name="T21">1</text:span><text:span text:style-name="T14">;</text:span></text:p>
      <text:p text:style-name="P7"><text:span text:style-name="T5">477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478 </text:span><text:tab/><text:tab/><text:span text:style-name="T11">this</text:span><text:span text:style-name="T14">.gMenu.looseMsg.</text:span><text:span text:style-name="T22">hide</text:span><text:span text:style-name="T14">();</text:span></text:p>
      <text:p text:style-name="P7"><text:span text:style-name="T5">479 </text:span><text:tab/><text:tab/><text:span text:style-name="T11">this</text:span><text:span text:style-name="T14">.gMenu.pause.</text:span><text:span text:style-name="T22">show</text:span><text:span text:style-name="T14">();</text:span></text:p>
      <text:p text:style-name="P7"><text:span text:style-name="T5">480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481 </text:span><text:tab/><text:tab/><text:span text:style-name="T11">this</text:span><text:span text:style-name="T14">.</text:span><text:span text:style-name="T22">startGame</text:span><text:span text:style-name="T14">();</text:span></text:p>
      <text:p text:style-name="P7"><text:span text:style-name="T5">482 </text:span><text:tab/><text:span text:style-name="T14">};</text:span></text:p>
      <text:p text:style-name="P8">483 </text:p>
      <text:p text:style-name="P7"><text:soft-page-break/><text:span text:style-name="T5">484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7"><text:span text:style-name="T5">485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7"><text:span text:style-name="T5">486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7"><text:span text:style-name="T5">487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488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7"><text:span text:style-name="T5">489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7"><text:span text:style-name="T5">490 </text:span><text:s text:c="8"/><text:tab/><text:span text:style-name="T11">this</text:span><text:span text:style-name="T14">.gPiece.</text:span><text:span text:style-name="T22">getPiece</text:span><text:span text:style-name="T14">();</text:span></text:p>
      <text:p text:style-name="P7"><text:span text:style-name="T5">491 </text:span><text:s text:c="4"/><text:tab/><text:tab/><text:span text:style-name="T11">this</text:span><text:span text:style-name="T14">.gPiece.</text:span><text:span text:style-name="T22">drawPiece</text:span><text:span text:style-name="T14">();</text:span></text:p>
      <text:p text:style-name="P7"><text:span text:style-name="T5">492 </text:span><text:s text:c="8"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493 </text:span><text:s text:c="8"/><text:tab/><text:span text:style-name="T11">this</text:span><text:span text:style-name="T14">.</text:span><text:span text:style-name="T22">enableKeyboard</text:span><text:span text:style-name="T14">();</text:span></text:p>
      <text:p text:style-name="P7"><text:span text:style-name="T5">494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7"><text:span text:style-name="T5">495 </text:span><text:tab/> <text:s text:c="3"/></text:p>
      <text:p text:style-name="P7"><text:span text:style-name="T5">496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497 </text:span><text:tab/><text:span text:style-name="T14">};</text:span></text:p>
      <text:p text:style-name="P7"><text:span text:style-name="T5">498 </text:span><text:span text:style-name="T14"><text:tab/></text:span></text:p>
      <text:p text:style-name="P7"><text:span text:style-name="T5">499 </text:span><text:span text:style-name="T14"><text:tab/>Game.</text:span><text:span text:style-name="T11">prototype</text:span><text:span text:style-name="T14">.clickPause=</text:span> <text:span text:style-name="T11">function</text:span><text:span text:style-name="T14">(){</text:span></text:p>
      <text:p text:style-name="P7"><text:span text:style-name="T5">500 </text:span><text:tab/><text:tab/><text:span text:style-name="T11">if</text:span> <text:span text:style-name="T14">(</text:span><text:span text:style-name="T11">this</text:span><text:span text:style-name="T14">.pauseState){</text:span></text:p>
      <text:p text:style-name="P7"><text:span text:style-name="T5">501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7"><text:span text:style-name="T5">502 </text:span><text:tab/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503 </text:span><text:tab/><text:tab/><text:span text:style-name="T14">}</text:span></text:p>
      <text:p text:style-name="P7"><text:span text:style-name="T5">504 </text:span><text:tab/><text:tab/><text:span text:style-name="T11">else</text:span><text:span text:style-name="T14">{</text:span></text:p>
      <text:p text:style-name="P7"><text:span text:style-name="T5">505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7"><text:span text:style-name="T5">506 </text:span><text:tab/><text:tab/><text:tab/><text:span text:style-name="T11">this</text:span><text:span text:style-name="T14">.pauseState</text:span> <text:span text:style-name="T14">=</text:span> <text:span text:style-name="T11">true</text:span><text:span text:style-name="T14">;</text:span></text:p>
      <text:p text:style-name="P7"><text:span text:style-name="T5">507 </text:span><text:tab/><text:tab/><text:span text:style-name="T14">}</text:span></text:p>
      <text:p text:style-name="P7"><text:span text:style-name="T5">508 </text:span><text:tab/><text:tab/></text:p>
      <text:p text:style-name="P7"><text:span text:style-name="T5">509 </text:span><text:tab/><text:span text:style-name="T14">};</text:span></text:p>
      <text:p text:style-name="P7"><text:span text:style-name="T5">510 </text:span><text:span text:style-name="T14"><text:tab/></text:span></text:p>
      <text:p text:style-name="P7"><text:span text:style-name="T5">511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7"><text:span text:style-name="T5">512 </text:span><text:tab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513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514 </text:span><text:tab/><text:span text:style-name="T14">};</text:span></text:p>
      <text:p text:style-name="P7"><text:span text:style-name="T5">515 </text:span><text:span text:style-name="T14"><text:tab/></text:span></text:p>
      <text:p text:style-name="P7"><text:span text:style-name="T5">516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7"><text:span text:style-name="T5">517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518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519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520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7"><text:span text:style-name="T5">521 </text:span><text:tab/><text:span text:style-name="T14">};</text:span></text:p>
      <text:p text:style-name="P7"><text:span text:style-name="T5">522 </text:span><text:span text:style-name="T14"><text:tab/></text:span></text:p>
      <text:p text:style-name="P7"><text:span text:style-name="T5">523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{</text:span></text:p>
      <text:p text:style-name="P7"><text:span text:style-name="T5">524 </text:span><text:tab/><text:tab/><text:span text:style-name="T11">this</text:span><text:span text:style-name="T14">.</text:span><text:span text:style-name="T22">startFallPiece</text:span><text:span text:style-name="T14">();</text:span></text:p>
      <text:p text:style-name="P7"><text:span text:style-name="T5">525 </text:span><text:tab/><text:span text:style-name="T14">};</text:span></text:p>
      <text:p text:style-name="P7"><text:span text:style-name="T5">526 </text:span><text:span text:style-name="T14"><text:tab/></text:span></text:p>
      <text:p text:style-name="P7"><text:span text:style-name="T5">527 </text:span><text:span text:style-name="T14"><text:tab/>Game.</text:span><text:span text:style-name="T11">prototype</text:span><text:span text:style-name="T14">.startFallPiece</text:span> <text:span text:style-name="T14">=</text:span> <text:span text:style-name="T11">function</text:span><text:span text:style-name="T14">(){</text:span></text:p>
      <text:p text:style-name="P7"><text:span text:style-name="T5">528 </text:span><text:tab/><text:tab/><text:span text:style-name="T11">this</text:span><text:span text:style-name="T14">.idTimeout</text:span> <text:span text:style-name="T14">=</text:span> 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529 </text:span><text:tab/><text:tab/><text:tab/><text:span text:style-name="T11">this</text:span><text:span text:style-name="T14">.idAnim</text:span> <text:span text:style-name="T14">=</text:span> <text:span text:style-name="T22">requestAnimationFrame</text:span><text:span text:style-name="T14">(</text:span><text:span text:style-name="T11">this</text:span><text:span text:style-name="T14">.startFallPiece.</text:span><text:span text:style-name="T22">bind</text:span><text:span text:style-name="T14">(</text:span><text:span text:style-name="T11">this</text:span><text:span text:style-name="T14">));</text:span></text:p>
      <text:p text:style-name="P7"><text:span text:style-name="T5">530 </text:span><text:tab/><text:tab/><text:tab/><text:span text:style-name="T11">this</text:span><text:span text:style-name="T14">.</text:span><text:span text:style-name="T22">fall</text:span><text:span text:style-name="T14">();</text:span></text:p>
      <text:p text:style-name="P7"><text:span text:style-name="T5">531 </text:span><text:tab/><text:tab/><text:span text:style-name="T14">},</text:span><text:span text:style-name="T11">this</text:span><text:span text:style-name="T14">),</text:span><text:span text:style-name="T11">this</text:span><text:span text:style-name="T14">.gravity);</text:span></text:p>
      <text:p text:style-name="P7"><text:span text:style-name="T5">532 </text:span><text:tab/><text:span text:style-name="T14">};</text:span></text:p>
      <text:p text:style-name="P7"><text:span text:style-name="T5">533 </text:span><text:span text:style-name="T14"><text:tab/></text:span></text:p>
      <text:p text:style-name="P7"><text:span text:style-name="T5">534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7"><text:span text:style-name="T5">535 </text:span><text:tab/><text:tab/><text:span text:style-name="T22">clearTimeout</text:span><text:span text:style-name="T14">(</text:span><text:span text:style-name="T11">this</text:span><text:span text:style-name="T14">.idTimeout);</text:span></text:p>
      <text:p text:style-name="P7"><text:span text:style-name="T5">536 </text:span><text:tab/><text:tab/><text:span text:style-name="T22">cancelAnimationFrame</text:span><text:span text:style-name="T14">(</text:span><text:span text:style-name="T11">this</text:span><text:span text:style-name="T14">.idAnim);</text:span></text:p>
      <text:p text:style-name="P7"><text:span text:style-name="T5">537 </text:span><text:tab/><text:span text:style-name="T14">};</text:span></text:p>
      <text:p text:style-name="P7"><text:span text:style-name="T5">538 </text:span><text:span text:style-name="T14"><text:tab/></text:span></text:p>
      <text:p text:style-name="P7"><text:span text:style-name="T5">539 </text:span><text:span text:style-name="T14"><text:tab/>Game.</text:span><text:span text:style-name="T11">prototype</text:span><text:span text:style-name="T14">.fall</text:span> <text:span text:style-name="T14">=</text:span> <text:span text:style-name="T11">function</text:span><text:span text:style-name="T14">() {</text:span></text:p>
      <text:p text:style-name="P7"><text:span text:style-name="T5">540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gPiece.nSquares;i++){</text:span></text:p>
      <text:p text:style-name="P7"><text:span text:style-name="T5">541 </text:span><text:tab/><text:tab/><text:tab/><text:span text:style-name="T11">this</text:span><text:span text:style-name="T14">.gPiece.dx_[i]=</text:span><text:span text:style-name="T11">this</text:span><text:span text:style-name="T14">.gPiece.dx[i];</text:span></text:p>
      <text:p text:style-name="P7"><text:span text:style-name="T5">542 </text:span><text:tab/><text:tab/><text:tab/><text:span text:style-name="T11">this</text:span><text:span text:style-name="T14">.gPiece.dy_[i]=</text:span><text:span text:style-name="T11">this</text:span><text:span text:style-name="T14">.gPiece.dy[i];</text:span></text:p>
      <text:p text:style-name="P7"><text:span text:style-name="T5">543 </text:span><text:tab/><text:tab/><text:tab/><text:span text:style-name="T14">}</text:span></text:p>
      <text:p text:style-name="P7"><text:span text:style-name="T5">544 </text:span><text:tab/><text:tab/><text:span text:style-name="T11">if</text:span> <text:span text:style-name="T14">(</text:span><text:span text:style-name="T11">this</text:span><text:span text:style-name="T14">.gPiece.</text:span><text:span text:style-name="T22">pieceFits</text:span><text:span text:style-name="T14">(</text:span><text:span text:style-name="T11">this</text:span><text:span text:style-name="T14">.gPiece.curX,</text:span><text:span text:style-name="T11">this</text:span><text:span text:style-name="T14">.gPiece.curY+</text:span><text:span text:style-name="T21">1</text:span><text:span text:style-name="T14">)){</text:span></text:p>
      <text:p text:style-name="P7"><text:span text:style-name="T5">545 </text:span><text:tab/><text:tab/><text:tab/><text:span text:style-name="T11">this</text:span><text:span text:style-name="T14">.gPiece.</text:span><text:span text:style-name="T22">erasePiece</text:span><text:span text:style-name="T14">();</text:span></text:p>
      <text:p text:style-name="P7"><text:span text:style-name="T5">546 </text:span><text:tab/><text:tab/><text:tab/><text:span text:style-name="T11">this</text:span><text:span text:style-name="T14">.gPiece.curY++;</text:span></text:p>
      <text:p text:style-name="P7"><text:soft-page-break/><text:span text:style-name="T5">547 </text:span><text:tab/><text:tab/><text:tab/><text:span text:style-name="T11">this</text:span><text:span text:style-name="T14">.gPiece.</text:span><text:span text:style-name="T22">drawPiece</text:span><text:span text:style-name="T14">();</text:span></text:p>
      <text:p text:style-name="P7"><text:span text:style-name="T5">548 </text:span><text:tab/><text:tab/><text:tab/><text:span text:style-name="T14">}</text:span></text:p>
      <text:p text:style-name="P7"><text:span text:style-name="T5">549 </text:span><text:tab/><text:tab/><text:span text:style-name="T11">else</text:span><text:span text:style-name="T14">{</text:span></text:p>
      <text:p text:style-name="P7"><text:span text:style-name="T5">550 </text:span><text:tab/><text:tab/><text:tab/><text:span text:style-name="T11">var</text:span> <text:span text:style-name="T14">isFinish</text:span> <text:span text:style-name="T14">=</text:span> <text:span text:style-name="T11">this</text:span><text:span text:style-name="T14">.gPiece.</text:span><text:span text:style-name="T22">affirmPiece</text:span><text:span text:style-name="T14">();</text:span></text:p>
      <text:p text:style-name="P7"><text:span text:style-name="T5">551 </text:span><text:tab/><text:tab/><text:tab/><text:span text:style-name="T11">if</text:span> <text:span text:style-name="T14">(isFinish</text:span> <text:span text:style-name="T14">==</text:span> <text:span text:style-name="T11">true</text:span><text:span text:style-name="T14">){</text:span></text:p>
      <text:p text:style-name="P7"><text:span text:style-name="T5">552 </text:span><text:tab/><text:tab/><text:tab/><text:tab/><text:span text:style-name="T11">this</text:span><text:span text:style-name="T14">.gMenu.pause.</text:span><text:span text:style-name="T22">hide</text:span><text:span text:style-name="T14">();</text:span></text:p>
      <text:p text:style-name="P7"><text:span text:style-name="T5">553 </text:span><text:tab/><text:tab/><text:tab/><text:tab/><text:span text:style-name="T11">this</text:span><text:span text:style-name="T14">.gMenu.looseMsg.</text:span><text:span text:style-name="T22">show</text:span><text:span text:style-name="T14">();</text:span></text:p>
      <text:p text:style-name="P7"><text:span text:style-name="T5">554 </text:span><text:tab/> <text:s text:c="7"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555 </text:span><text:tab/> <text:s text:c="7"/><text:tab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7"><text:span text:style-name="T5">556 </text:span><text:span text:style-name="T14"><text:tab/> <text:s text:c="7"/><text:tab/><text:tab/><text:tab/>confId</text:span> <text:span text:style-name="T14">:</text:span> <text:span text:style-name="T14">configuration._id,</text:span></text:p>
      <text:p text:style-name="P7"><text:span text:style-name="T5">557 </text:span><text:span text:style-name="T14"><text:tab/> <text:s text:c="7"/><text:tab/><text:tab/><text:tab/>score</text:span> <text:s/><text:span text:style-name="T14">: {lines:</text:span> <text:span text:style-name="T11">this</text:span><text:span text:style-name="T14">.gTexts.points,</text:span></text:p>
      <text:p text:style-name="P7"><text:span text:style-name="T5">558 </text:span><text:span text:style-name="T14"><text:tab/><text:tab/> <text:s text:c="3"/><text:tab/><text:tab/><text:tab/><text:tab/><text:tab/>level:</text:span> <text:span text:style-name="T11">this</text:span><text:span text:style-name="T14">.gTexts.level}};</text:span></text:p>
      <text:p text:style-name="P7"><text:span text:style-name="T5">559 </text:span><text:tab/><text:tab/> <text:s text:c="3"/><text:tab/><text:span text:style-name="T14">$.</text:span><text:span text:style-name="T22">post</text:span><text:span text:style-name="T14">(</text:span> <text:span text:style-name="T19">"/tetrisScore"</text:span><text:span text:style-name="T14">,</text:span> <text:span text:style-name="T14">data</text:span> <text:span text:style-name="T14">);</text:span></text:p>
      <text:p text:style-name="P7"><text:span text:style-name="T5">560 </text:span><text:tab/><text:tab/> <text:s text:c="3"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7"><text:span text:style-name="T5">561 </text:span><text:tab/> <text:s text:c="7"/><text:tab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7"><text:span text:style-name="T5">562 </text:span><text:span text:style-name="T14"><text:tab/> <text:s text:c="7"/><text:tab/>stage.</text:span><text:span text:style-name="T22">draw</text:span><text:span text:style-name="T14">();</text:span></text:p>
      <text:p text:style-name="P7"><text:span text:style-name="T5">563 </text:span><text:tab/> <text:s text:c="3"/><text:tab/></text:p>
      <text:p text:style-name="P7"><text:span text:style-name="T5">564 </text:span><text:tab/><text:tab/><text:tab/><text:span text:style-name="T14">}</text:span></text:p>
      <text:p text:style-name="P7"><text:span text:style-name="T5">565 </text:span><text:tab/><text:tab/><text:tab/><text:span text:style-name="T11">else if</text:span><text:span text:style-name="T14">(isFinish</text:span> <text:span text:style-name="T14">==</text:span> <text:span text:style-name="T19">"getPoint"</text:span><text:span text:style-name="T14">)</text:span></text:p>
      <text:p text:style-name="P7"><text:span text:style-name="T5">566 </text:span><text:tab/><text:tab/><text:tab/><text:tab/><text:span text:style-name="T11">this</text:span><text:span text:style-name="T14">.</text:span><text:span text:style-name="T22">getPoint</text:span><text:span text:style-name="T14">();</text:span></text:p>
      <text:p text:style-name="P7"><text:span text:style-name="T5">567 </text:span><text:tab/><text:tab/><text:tab/><text:span text:style-name="T11">this</text:span><text:span text:style-name="T14">.gPiece.</text:span><text:span text:style-name="T22">getPiece</text:span><text:span text:style-name="T14">();</text:span></text:p>
      <text:p text:style-name="P7"><text:span text:style-name="T5">568 </text:span><text:tab/><text:tab/><text:span text:style-name="T14">}</text:span></text:p>
      <text:p text:style-name="P7"><text:span text:style-name="T5">569 </text:span><text:tab/><text:span text:style-name="T14">};</text:span></text:p>
      <text:p text:style-name="P7"><text:span text:style-name="T5">570 </text:span><text:span text:style-name="T14"><text:tab/></text:span></text:p>
      <text:p text:style-name="P7"><text:span text:style-name="T5">571 </text:span><text:span text:style-name="T14"><text:tab/>Game.</text:span><text:span text:style-name="T11">prototype</text:span><text:span text:style-name="T14">.getPoint</text:span> <text:span text:style-name="T14">=</text:span> <text:span text:style-name="T11">function</text:span><text:span text:style-name="T14">(){</text:span></text:p>
      <text:p text:style-name="P7"><text:span text:style-name="T5">572 </text:span><text:s text:c="8"/><text:span text:style-name="T11">this</text:span><text:span text:style-name="T14">.gTexts.points</text:span> <text:span text:style-name="T14">+=</text:span> <text:span text:style-name="T21">10</text:span><text:span text:style-name="T14">;</text:span></text:p>
      <text:p text:style-name="P7"><text:span text:style-name="T5">573 </text:span><text:s text:c="8"/><text:span text:style-name="T11">this</text:span><text:span text:style-name="T14">.</text:span><text:span text:style-name="T22">checkIfLevelUp</text:span><text:span text:style-name="T14">();</text:span></text:p>
      <text:p text:style-name="P7"><text:span text:style-name="T5">574 </text:span><text:s text:c="8"/><text:span text:style-name="T11">this</text:span><text:span text:style-name="T14">.</text:span><text:span text:style-name="T22">updateScore</text:span><text:span text:style-name="T14">();</text:span></text:p>
      <text:p text:style-name="P7"><text:span text:style-name="T5">575 </text:span><text:tab/><text:span text:style-name="T14">};</text:span></text:p>
      <text:p text:style-name="P7"><text:span text:style-name="T5">576 </text:span><text:span text:style-name="T14"><text:tab/></text:span></text:p>
      <text:p text:style-name="P7"><text:span text:style-name="T5">577 </text:span><text:span text:style-name="T14"><text:tab/>Game.</text:span><text:span text:style-name="T11">prototype</text:span><text:span text:style-name="T14">.updateScore</text:span> <text:span text:style-name="T14">=</text:span> <text:span text:style-name="T11">function</text:span><text:span text:style-name="T14">(){</text:span></text:p>
      <text:p text:style-name="P7"><text:span text:style-name="T5">578 </text:span><text:tab/><text:tab/><text:span text:style-name="T11">this</text:span><text:span text:style-name="T14">.gTexts.textScore.</text:span><text:span text:style-name="T22">setText</text:span><text:span text:style-name="T14">(</text:span><text:span text:style-name="T19">'Nivel: '</text:span><text:span text:style-name="T14">+</text:span><text:span text:style-name="T11">this</text:span><text:span text:style-name="T14">.gTexts.level+</text:span><text:span text:style-name="T19">'</text:span><text:span text:style-name="T26">\n</text:span><text:span text:style-name="T19">Puntos: '</text:span><text:span text:style-name="T14">+</text:span><text:span text:style-name="T11">this</text:span><text:span text:style-name="T14">.gTexts.points);</text:span></text:p>
      <text:p text:style-name="P7"><text:span text:style-name="T5">579 </text:span><text:tab/><text:span text:style-name="T14">};</text:span></text:p>
      <text:p text:style-name="P7"><text:span text:style-name="T5">580 </text:span><text:span text:style-name="T14"><text:tab/></text:span></text:p>
      <text:p text:style-name="P7"><text:span text:style-name="T5">581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7"><text:span text:style-name="T5">582 </text:span><text:tab/><text:tab/><text:span text:style-name="T11">this</text:span><text:span text:style-name="T14">.count</text:span> <text:span text:style-name="T14">+=</text:span> <text:span text:style-name="T21">10</text:span><text:span text:style-name="T14">;</text:span></text:p>
      <text:p text:style-name="P7"><text:span text:style-name="T5">583 </text:span><text:tab/><text:tab/><text:span text:style-name="T11">if</text:span><text:span text:style-name="T14">(</text:span><text:span text:style-name="T11">this</text:span><text:span text:style-name="T14">.count</text:span> <text:span text:style-name="T14">==</text:span> <text:span text:style-name="T11">this</text:span><text:span text:style-name="T14">.pointLevelUp){</text:span></text:p>
      <text:p text:style-name="P7"><text:span text:style-name="T5">584 </text:span><text:tab/><text:tab/><text:tab/><text:span text:style-name="T11">this</text:span><text:span text:style-name="T14">.count</text:span> <text:span text:style-name="T14">=</text:span> <text:span text:style-name="T21">0</text:span><text:span text:style-name="T14">;</text:span></text:p>
      <text:p text:style-name="P7"><text:span text:style-name="T5">585 </text:span><text:tab/><text:tab/><text:tab/><text:span text:style-name="T11">this</text:span><text:span text:style-name="T14">.gTexts.level</text:span> <text:span text:style-name="T14">+=</text:span> <text:span text:style-name="T21">1</text:span><text:span text:style-name="T14">;</text:span></text:p>
      <text:p text:style-name="P7"><text:span text:style-name="T5">586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7"><text:span text:style-name="T5">587 </text:span><text:tab/><text:tab/><text:span text:style-name="T14">}</text:span></text:p>
      <text:p text:style-name="P7"><text:span text:style-name="T5">588 </text:span><text:tab/><text:span text:style-name="T14">};</text:span></text:p>
      <text:p text:style-name="P7"><text:span text:style-name="T5">589 </text:span><text:span text:style-name="T14"><text:tab/></text:span></text:p>
      <text:p text:style-name="P7"><text:span text:style-name="T5">590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7"><text:span text:style-name="T5">591 </text:span><text:tab/><text:tab/><text:span text:style-name="T11">if</text:span><text:span text:style-name="T14">(</text:span><text:span text:style-name="T11">this</text:span><text:span text:style-name="T14">.gravity</text:span> <text:span text:style-name="T14">-</text:span> <text:span text:style-name="T11">this</text:span><text:span text:style-name="T14">.dictDifficult[</text:span><text:span text:style-name="T11">this</text:span><text:span text:style-name="T14">.difficult].speedFactor</text:span> <text:span text:style-name="T14">&lt;=</text:span> <text:span text:style-name="T21">0</text:span><text:span text:style-name="T14">)</text:span></text:p>
      <text:p text:style-name="P7"><text:span text:style-name="T5">592 </text:span><text:tab/><text:tab/><text:tab/><text:span text:style-name="T11">this</text:span><text:span text:style-name="T14">.gravity</text:span> <text:span text:style-name="T14">=</text:span> <text:span text:style-name="T21">1</text:span><text:span text:style-name="T14">;</text:span></text:p>
      <text:p text:style-name="P7"><text:span text:style-name="T5">593 </text:span><text:tab/><text:tab/><text:span text:style-name="T11">else</text:span></text:p>
      <text:p text:style-name="P7"><text:span text:style-name="T5">594 </text:span><text:tab/><text:tab/><text:tab/><text:span text:style-name="T11">this</text:span><text:span text:style-name="T14">.gravity</text:span> <text:span text:style-name="T14">-=</text:span> <text:span text:style-name="T11">this</text:span><text:span text:style-name="T14">.dictDifficult[</text:span><text:span text:style-name="T11">this</text:span><text:span text:style-name="T14">.difficult].speedFactor;</text:span></text:p>
      <text:p text:style-name="P7"><text:span text:style-name="T5">595 </text:span><text:tab/><text:span text:style-name="T14">};</text:span></text:p>
      <text:p text:style-name="P7"><text:span text:style-name="T5">596 </text:span><text:span text:style-name="T14"><text:tab/></text:span></text:p>
      <text:p text:style-name="P7"><text:span text:style-name="T5">597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7"><text:span text:style-name="T5">598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7"><text:span text:style-name="T5">599 </text:span><text:tab/><text:tab/><text:span text:style-name="T11">if</text:span> <text:span text:style-name="T14">(</text:span><text:span text:style-name="T22">isMobile</text:span><text:span text:style-name="T14">()){</text:span></text:p>
      <text:p text:style-name="P7"><text:span text:style-name="T5">600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7"><text:span text:style-name="T5">601 </text:span><text:s text:c="12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7"><text:span text:style-name="T5">602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$(window).</text:span><text:span text:style-name="T22">width</text:span><text:span text:style-name="T14">());</text:span></text:p>
      <text:p text:style-name="P7"><text:span text:style-name="T5">603 </text:span><text:s text:c="12"/><text:span text:style-name="T14">$(</text:span><text:span text:style-name="T19">"#container"</text:span><text:span text:style-name="T14">).</text:span><text:span text:style-name="T22">height</text:span><text:span text:style-name="T14">( $(window).</text:span><text:span text:style-name="T22">height</text:span><text:span text:style-name="T14">());</text:span></text:p>
      <text:p text:style-name="P7"><text:span text:style-name="T5">604 </text:span><text:s text:c="12"/></text:p>
      <text:p text:style-name="P7"><text:span text:style-name="T5">605 </text:span><text:tab/><text:tab/><text:tab/><text:span text:style-name="T14">$(</text:span><text:span text:style-name="T19">"#container"</text:span><text:span text:style-name="T14">).</text:span><text:span text:style-name="T22">css</text:span><text:span text:style-name="T14">(</text:span><text:span text:style-name="T19">"top"</text:span><text:span text:style-name="T14">,-$(</text:span><text:span text:style-name="T19">"#container"</text:span><text:span text:style-name="T14">).</text:span><text:span text:style-name="T22">position</text:span><text:span text:style-name="T14">().top+</text:span><text:span text:style-name="T19">'px'</text:span><text:span text:style-name="T14">);</text:span></text:p>
      <text:p text:style-name="P7"><text:span text:style-name="T5">606 </text:span><text:tab/><text:tab/><text:tab/><text:span text:style-name="T5">//this.resizeWindow();</text:span></text:p>
      <text:p text:style-name="P7"><text:soft-page-break/><text:span text:style-name="T5">607 </text:span><text:tab/><text:tab/><text:span text:style-name="T14">}</text:span></text:p>
      <text:p text:style-name="P7"><text:span text:style-name="T5">608 </text:span><text:tab/><text:tab/><text:span text:style-name="T11">else</text:span><text:span text:style-name="T14">{</text:span></text:p>
      <text:p text:style-name="P7"><text:span text:style-name="T5">609 </text:span><text:tab/><text:tab/><text:tab/><text:span text:style-name="T11">if</text:span> <text:span text:style-name="T14">(!screenfull.isFullscreen){</text:span></text:p>
      <text:p text:style-name="P7"><text:span text:style-name="T5">610 </text:span><text:tab/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7"><text:span text:style-name="T5">611 </text:span><text:tab/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7"><text:span text:style-name="T5">612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7"><text:span text:style-name="T5">613 </text:span><text:tab/> <text:s text:c="11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7"><text:span text:style-name="T5">614 </text:span><text:tab/><text:tab/><text:tab/><text:span text:style-name="T14">}</text:span></text:p>
      <text:p text:style-name="P7"><text:span text:style-name="T5">615 </text:span><text:tab/><text:tab/><text:tab/><text:span text:style-name="T11">else</text:span><text:span text:style-name="T14">{</text:span></text:p>
      <text:p text:style-name="P7"><text:span text:style-name="T5">616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7"><text:span text:style-name="T5">617 </text:span><text:tab/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7"><text:span text:style-name="T5">618 </text:span><text:tab/><text:tab/><text:tab/><text:span text:style-name="T14">}</text:span></text:p>
      <text:p text:style-name="P7"><text:span text:style-name="T5">619 </text:span><text:span text:style-name="T14"><text:tab/><text:tab/><text:tab/>screenfull.</text:span><text:span text:style-name="T22">toggle</text:span><text:span text:style-name="T14">(elem);</text:span></text:p>
      <text:p text:style-name="P7"><text:span text:style-name="T5">620 </text:span><text:tab/><text:tab/><text:span text:style-name="T14">}</text:span></text:p>
      <text:p text:style-name="P7"><text:span text:style-name="T5">621 </text:span><text:tab/><text:span text:style-name="T14">};</text:span></text:p>
      <text:p text:style-name="P7"><text:span text:style-name="T5">622 </text:span><text:span text:style-name="T14"><text:tab/></text:span></text:p>
      <text:p text:style-name="P7"><text:span text:style-name="T5">623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7"><text:span text:style-name="T5">624 </text:span><text:tab/><text:tab/><text:span text:style-name="T5">//location.reload();</text:span></text:p>
      <text:p text:style-name="P7"><text:span text:style-name="T5">625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626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627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7"><text:span text:style-name="T5">628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8">629 </text:p>
      <text:p text:style-name="P7"><text:span text:style-name="T5">630 </text:span><text:tab/><text:tab/><text:span text:style-name="T11">this</text:span><text:span text:style-name="T14">.gTexts.level</text:span> <text:span text:style-name="T14">=</text:span> <text:span text:style-name="T21">0</text:span><text:span text:style-name="T14">;</text:span></text:p>
      <text:p text:style-name="P7"><text:span text:style-name="T5">631 </text:span><text:s text:c="8"/><text:span text:style-name="T11">this</text:span><text:span text:style-name="T14">.gTexts.points</text:span> <text:span text:style-name="T14">=</text:span> <text:span text:style-name="T21">0</text:span><text:span text:style-name="T14">;</text:span></text:p>
      <text:p text:style-name="P8">632 </text:p>
      <text:p text:style-name="P7"><text:span text:style-name="T5">633 </text:span><text:s text:c="8"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Foreground.rows;i++)</text:span></text:p>
      <text:p text:style-name="P7"><text:span text:style-name="T5">634 </text:span><text:tab/><text:tab/><text:tab/><text:span text:style-name="T11">for</text:span> <text:span text:style-name="T14">(</text:span><text:span text:style-name="T11">var</text:span> <text:span text:style-name="T14">j=</text:span><text:span text:style-name="T21">0</text:span><text:span text:style-name="T14">;j&lt;</text:span><text:span text:style-name="T11">this</text:span><text:span text:style-name="T14">.gForeground.cols;j++)</text:span></text:p>
      <text:p text:style-name="P7"><text:span text:style-name="T5">635 </text:span><text:tab/><text:tab/><text:tab/><text:tab/><text:span text:style-name="T11">this</text:span><text:span text:style-name="T14">.gForeground.matrix[i][j].</text:span><text:span text:style-name="T22">setFill</text:span><text:span text:style-name="T14">(</text:span><text:span text:style-name="T11">null</text:span><text:span text:style-name="T14">);</text:span></text:p>
      <text:p text:style-name="P7"><text:span text:style-name="T5">636 </text:span><text:tab/><text:tab/><text:span text:style-name="T11">this</text:span><text:span text:style-name="T14">.gravity</text:span> <text:span text:style-name="T14">=</text:span> <text:span text:style-name="T14">configuration.pieces.pieceSpeed;</text:span></text:p>
      <text:p text:style-name="P7"><text:span text:style-name="T5">637 </text:span><text:tab/><text:tab/><text:span text:style-name="T11">this</text:span><text:span text:style-name="T14">.gPiece.skyline</text:span> <text:span text:style-name="T14">=</text:span> <text:span text:style-name="T11">this</text:span><text:span text:style-name="T14">.gForeground.rows-</text:span><text:span text:style-name="T21">1</text:span><text:span text:style-name="T14">;</text:span></text:p>
      <text:p text:style-name="P7"><text:span text:style-name="T5">638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639 </text:span><text:span text:style-name="T14"><text:tab/><text:tab/>stage.</text:span><text:span text:style-name="T22">draw</text:span><text:span text:style-name="T14">();</text:span></text:p>
      <text:p text:style-name="P7"><text:span text:style-name="T5">640 </text:span><text:tab/><text:span text:style-name="T14">};</text:span></text:p>
      <text:p text:style-name="P7"><text:span text:style-name="T5">641 </text:span><text:span text:style-name="T14"><text:tab/></text:span></text:p>
      <text:p text:style-name="P7"><text:span text:style-name="T5">642 </text:span><text:span text:style-name="T14"><text:tab/>Game.</text:span><text:span text:style-name="T11">prototype</text:span><text:span text:style-name="T14">.movePieceTouch</text:span> <text:span text:style-name="T14">=</text:span> <text:span text:style-name="T11">function</text:span><text:span text:style-name="T14">(event){</text:span></text:p>
      <text:p text:style-name="P7"><text:span text:style-name="T5">643 </text:span><text:tab/><text:tab/><text:span text:style-name="T11">this</text:span><text:span text:style-name="T14">.move=</text:span><text:span text:style-name="T11">true</text:span><text:span text:style-name="T14">;</text:span></text:p>
      <text:p text:style-name="P7"><text:span text:style-name="T5">644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7"><text:span text:style-name="T5">645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7"><text:span text:style-name="T5">646 </text:span><text:tab/><text:tab/><text:span text:style-name="T11">var</text:span> <text:span text:style-name="T14">touchPos</text:span> <text:span text:style-name="T14">=</text:span> <text:span text:style-name="T14">stage.</text:span><text:span text:style-name="T22">getTouchPosition</text:span><text:span text:style-name="T14">();</text:span></text:p>
      <text:p text:style-name="P7"><text:span text:style-name="T5">647 </text:span><text:tab/><text:tab/><text:span text:style-name="T11">if</text:span> <text:span text:style-name="T14">(</text:span><text:span text:style-name="T11">this</text:span><text:span text:style-name="T14">.gPiece.curX</text:span> <text:span text:style-name="T14">&gt;</text:span> <text:span text:style-name="T22">parseInt</text:span><text:span text:style-name="T14">(Math.</text:span><text:span text:style-name="T22">floor</text:span><text:span text:style-name="T14">(touchPos.x/</text:span><text:span text:style-name="T11">this</text:span><text:span text:style-name="T14">.gForeground.blockWidth)))</text:span></text:p>
      <text:p text:style-name="P7"><text:span text:style-name="T5">648 </text:span><text:tab/><text:tab/><text:tab/><text:span text:style-name="T11">this</text:span><text:span text:style-name="T14">.gPiece.</text:span><text:span text:style-name="T22">moveLeft</text:span><text:span text:style-name="T14">();</text:span></text:p>
      <text:p text:style-name="P7"><text:span text:style-name="T5">649 </text:span><text:tab/><text:tab/><text:span text:style-name="T11">else if</text:span><text:span text:style-name="T14">(</text:span><text:span text:style-name="T11">this</text:span><text:span text:style-name="T14">.gPiece.curX</text:span> <text:span text:style-name="T14">&lt;</text:span> <text:span text:style-name="T22">parseInt</text:span><text:span text:style-name="T14">(Math.</text:span><text:span text:style-name="T22">floor</text:span><text:span text:style-name="T14">(touchPos.x/</text:span><text:span text:style-name="T11">this</text:span><text:span text:style-name="T14">.gForeground.blockWidth)))</text:span></text:p>
      <text:p text:style-name="P7"><text:span text:style-name="T5">650 </text:span><text:tab/><text:tab/><text:tab/><text:span text:style-name="T11">this</text:span><text:span text:style-name="T14">.gPiece.</text:span><text:span text:style-name="T22">moveRight</text:span><text:span text:style-name="T14">();</text:span></text:p>
      <text:p text:style-name="P7"><text:span text:style-name="T5">651 </text:span><text:tab/><text:span text:style-name="T14">};</text:span></text:p>
      <text:p text:style-name="P7"><text:span text:style-name="T5">652 </text:span><text:span text:style-name="T14"><text:tab/></text:span></text:p>
      <text:p text:style-name="P7"><text:span text:style-name="T5">653 </text:span><text:span text:style-name="T14"><text:tab/>Game.</text:span><text:span text:style-name="T11">prototype</text:span><text:span text:style-name="T14">.rotatePieceTouch</text:span> <text:span text:style-name="T14">=</text:span> <text:span text:style-name="T11">function</text:span><text:span text:style-name="T14">(event){</text:span></text:p>
      <text:p text:style-name="P7"><text:span text:style-name="T5">654 </text:span><text:tab/><text:tab/><text:span text:style-name="T11">this</text:span><text:span text:style-name="T14">.move=</text:span><text:span text:style-name="T11">false</text:span><text:span text:style-name="T14">;</text:span></text:p>
      <text:p text:style-name="P7"><text:span text:style-name="T5">655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7"><text:span text:style-name="T5">656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7"><text:span text:style-name="T5">657 </text:span><text:tab/><text:span text:style-name="T14">};</text:span></text:p>
      <text:p text:style-name="P7"><text:span text:style-name="T5">658 </text:span><text:span text:style-name="T14"><text:tab/></text:span></text:p>
      <text:p text:style-name="P7"><text:span text:style-name="T5">659 </text:span><text:span text:style-name="T14"><text:tab/>Game.</text:span><text:span text:style-name="T11">prototype</text:span><text:span text:style-name="T14">.onTouchEnd</text:span> <text:span text:style-name="T14">=</text:span> <text:span text:style-name="T11">function</text:span><text:span text:style-name="T14">(event){</text:span></text:p>
      <text:p text:style-name="P7"><text:span text:style-name="T5">660 </text:span><text:span text:style-name="T14"><text:tab/><text:tab/>event.returnValue</text:span> <text:span text:style-name="T14">=</text:span> <text:span text:style-name="T11">false</text:span><text:span text:style-name="T14">;</text:span></text:p>
      <text:p text:style-name="P7"><text:span text:style-name="T5">661 </text:span><text:tab/><text:tab/><text:span text:style-name="T11">if</text:span><text:span text:style-name="T14">(event.preventDefault)</text:span> <text:span text:style-name="T14">event.</text:span><text:span text:style-name="T22">preventDefault</text:span><text:span text:style-name="T14">();</text:span></text:p>
      <text:p text:style-name="P7"><text:span text:style-name="T5">662 </text:span><text:tab/><text:tab/><text:span text:style-name="T11">if</text:span><text:span text:style-name="T14">(!</text:span><text:span text:style-name="T11">this</text:span><text:span text:style-name="T14">.move)</text:span></text:p>
      <text:p text:style-name="P7"><text:span text:style-name="T5">663 </text:span><text:tab/><text:tab/><text:tab/><text:span text:style-name="T11">this</text:span><text:span text:style-name="T14">.gPiece.</text:span><text:span text:style-name="T22">rotate</text:span><text:span text:style-name="T14">();</text:span></text:p>
      <text:p text:style-name="P7"><text:span text:style-name="T5">664 </text:span><text:tab/><text:span text:style-name="T14">};</text:span></text:p>
      <text:p text:style-name="P7"><text:span text:style-name="T5">665 </text:span><text:span text:style-name="T14"><text:tab/></text:span></text:p>
      <text:p text:style-name="P7"><text:span text:style-name="T5">666 </text:span><text:span text:style-name="T14"><text:tab/>Game.</text:span><text:span text:style-name="T11">prototype</text:span><text:span text:style-name="T14">.enableKeyboard=</text:span> <text:span text:style-name="T11">function</text:span><text:span text:style-name="T14">(){</text:span></text:p>
      <text:p text:style-name="P7"><text:span text:style-name="T5">667 </text:span><text:tab/><text:tab/><text:span text:style-name="T11">this</text:span><text:span text:style-name="T14">.</text:span><text:span text:style-name="T22">KeyboardController</text:span><text:span text:style-name="T14">({</text:span></text:p>
      <text:p text:style-name="P7"><text:span text:style-name="T5">668 </text:span><text:s text:c="12"/><text:span text:style-name="T21">83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Down</text:span><text:span text:style-name="T14">(); },</text:span><text:span text:style-name="T11">this</text:span><text:span text:style-name="T14">),</text:span></text:p>
      <text:p text:style-name="P7"><text:soft-page-break/><text:span text:style-name="T5">669 </text:span><text:s text:c="12"/><text:span text:style-name="T21">40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Down</text:span><text:span text:style-name="T14">(); },</text:span><text:span text:style-name="T11">this</text:span><text:span text:style-name="T14">),</text:span></text:p>
      <text:p text:style-name="P7"><text:span text:style-name="T5">670 </text:span><text:s text:c="12"/><text:span text:style-name="T21">8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Up</text:span><text:span text:style-name="T14">(); },</text:span><text:span text:style-name="T11">this</text:span><text:span text:style-name="T14">),</text:span></text:p>
      <text:p text:style-name="P7"><text:span text:style-name="T5">671 </text:span><text:s text:c="12"/><text:span text:style-name="T21">38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rotate</text:span><text:span text:style-name="T14">(); },</text:span><text:span text:style-name="T11">this</text:span><text:span text:style-name="T14">),</text:span></text:p>
      <text:p text:style-name="P7"><text:span text:style-name="T5">672 </text:span><text:s text:c="12"/><text:span text:style-name="T21">37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Left</text:span><text:span text:style-name="T14">(); },</text:span><text:span text:style-name="T11">this</text:span><text:span text:style-name="T14">),</text:span></text:p>
      <text:p text:style-name="P7"><text:span text:style-name="T5">673 </text:span><text:tab/><text:tab/> <text:s text:c="3"/><text:span text:style-name="T21">39</text:span><text:span text:style-name="T14">: $.</text:span><text:span text:style-name="T22">proxy</text:span><text:span text:style-name="T14">(</text:span><text:span text:style-name="T11">function</text:span><text:span text:style-name="T14">(){</text:span> <text:span text:style-name="T11">this</text:span><text:span text:style-name="T14">.gPiece.</text:span><text:span text:style-name="T22">moveRight</text:span><text:span text:style-name="T14">(); },</text:span><text:span text:style-name="T11">this</text:span><text:span text:style-name="T14">),</text:span></text:p>
      <text:p text:style-name="P7"><text:span text:style-name="T5">674 </text:span><text:s text:c="8"/><text:span text:style-name="T14">},</text:span> <text:span text:style-name="T21">100</text:span><text:span text:style-name="T14">);</text:span></text:p>
      <text:p text:style-name="P7"><text:span text:style-name="T5">675 </text:span><text:span text:style-name="T14"><text:tab/><text:tab/></text:span></text:p>
      <text:p text:style-name="P7"><text:span text:style-name="T5">676 </text:span><text:span text:style-name="T14"><text:tab/><text:tab/>document.</text:span><text:span text:style-name="T22">addEventListener</text:span><text:span text:style-name="T14">(</text:span><text:span text:style-name="T19">"keydown"</text:span><text:span text:style-name="T14">,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677 </text:span><text:tab/><text:tab/><text:tab/><text:span text:style-name="T11">switch</text:span><text:span text:style-name="T14">(e.keyCode)</text:span></text:p>
      <text:p text:style-name="P7"><text:span text:style-name="T5">678 </text:span><text:tab/><text:tab/> <text:s text:c="3"/><text:span text:style-name="T14">{</text:span></text:p>
      <text:p text:style-name="P7"><text:span text:style-name="T5">679 </text:span><text:tab/><text:tab/> <text:s text:c="7"/><text:span text:style-name="T11">case</text:span> <text:span text:style-name="T21">113</text:span><text:span text:style-name="T14">:</text:span> </text:p>
      <text:p text:style-name="P7"><text:span text:style-name="T5">680 </text:span><text:tab/><text:tab/> <text:s text:c="11"/><text:span text:style-name="T11">this</text:span><text:span text:style-name="T14">.</text:span><text:span text:style-name="T22">toggleFullScreen</text:span><text:span text:style-name="T14">();</text:span></text:p>
      <text:p text:style-name="P7"><text:span text:style-name="T5">681 </text:span><text:tab/><text:tab/> <text:s text:c="11"/><text:span text:style-name="T11">break</text:span><text:span text:style-name="T14">;</text:span></text:p>
      <text:p text:style-name="P7"><text:span text:style-name="T5">682 </text:span><text:tab/><text:tab/> <text:s text:c="7"/><text:span text:style-name="T11">case</text:span> <text:span text:style-name="T21">13</text:span><text:span text:style-name="T14">:</text:span></text:p>
      <text:p text:style-name="P7"><text:span text:style-name="T5">683 </text:span><text:tab/><text:tab/> <text:s text:c="11"/><text:span text:style-name="T11">this</text:span><text:span text:style-name="T14">.</text:span><text:span text:style-name="T22">clickPause</text:span><text:span text:style-name="T14">();</text:span></text:p>
      <text:p text:style-name="P7"><text:span text:style-name="T5">684 </text:span><text:tab/> <text:s text:c="11"/><text:tab/><text:span text:style-name="T11">break</text:span><text:span text:style-name="T14">;</text:span></text:p>
      <text:p text:style-name="P7"><text:span text:style-name="T5">685 </text:span><text:tab/><text:tab/> <text:s text:c="3"/><text:span text:style-name="T14">}</text:span></text:p>
      <text:p text:style-name="P7"><text:span text:style-name="T5">686 </text:span><text:tab/><text:tab/><text:span text:style-name="T14">},</text:span><text:span text:style-name="T11">this</text:span><text:span text:style-name="T14">),</text:span> <text:span text:style-name="T11">false</text:span><text:span text:style-name="T14">);</text:span></text:p>
      <text:p text:style-name="P7"><text:span text:style-name="T5">687 </text:span><text:tab/><text:span text:style-name="T14">};</text:span></text:p>
      <text:p text:style-name="P7"><text:span text:style-name="T5">688 </text:span><text:span text:style-name="T14"><text:tab/></text:span></text:p>
      <text:p text:style-name="P7"><text:span text:style-name="T5">689 </text:span><text:span text:style-name="T14"><text:tab/>Game.</text:span><text:span text:style-name="T11">prototype</text:span><text:span text:style-name="T14">.KeyboardController</text:span> <text:span text:style-name="T14">=</text:span> <text:span text:style-name="T11">function</text:span><text:span text:style-name="T14">(keys,</text:span> <text:span text:style-name="T14">repeat){</text:span></text:p>
      <text:p text:style-name="P7"><text:span text:style-name="T5">690 </text:span><text:tab/><text:tab/><text:span text:style-name="T11">var</text:span> <text:span text:style-name="T14">timers= {};</text:span></text:p>
      <text:p text:style-name="P7"><text:span text:style-name="T5">691 </text:span><text:span text:style-name="T14"><text:tab/><text:tab/></text:span></text:p>
      <text:p text:style-name="P7"><text:span text:style-name="T5">692 </text:span><text:span text:style-name="T14"><text:s text:c="8"/>document.onkeydown=</text:span> <text:span text:style-name="T11">function</text:span><text:span text:style-name="T14">(event) {</text:span></text:p>
      <text:p text:style-name="P7"><text:span text:style-name="T5">693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7"><text:span text:style-name="T5">694 </text:span><text:s text:c="12"/><text:span text:style-name="T11">if</text:span> <text:span text:style-name="T14">(!(key</text:span> <text:span text:style-name="T11">in</text:span> <text:span text:style-name="T14">keys))</text:span></text:p>
      <text:p text:style-name="P7"><text:span text:style-name="T5">695 </text:span><text:s text:c="16"/><text:span text:style-name="T11">return true</text:span><text:span text:style-name="T14">;</text:span></text:p>
      <text:p text:style-name="P7"><text:span text:style-name="T5">696 </text:span><text:s text:c="12"/></text:p>
      <text:p text:style-name="P7"><text:span text:style-name="T5">697 </text:span><text:s text:c="16"/><text:span text:style-name="T11">if</text:span> <text:span text:style-name="T14">(!(key</text:span> <text:span text:style-name="T11">in</text:span> <text:span text:style-name="T14">timers)) {</text:span></text:p>
      <text:p text:style-name="P7"><text:span text:style-name="T5">698 </text:span><text:span text:style-name="T14"><text:s text:c="20"/>timers[key]=</text:span> <text:span text:style-name="T11">null</text:span><text:span text:style-name="T14">;</text:span></text:p>
      <text:p text:style-name="P7"><text:span text:style-name="T5">699 </text:span><text:span text:style-name="T14"><text:s text:c="20"/>keys[key]();</text:span></text:p>
      <text:p text:style-name="P7"><text:span text:style-name="T5">700 </text:span><text:s text:c="20"/><text:span text:style-name="T11">if</text:span> <text:span text:style-name="T14">(repeat!==</text:span><text:span text:style-name="T21">0</text:span> <text:span text:style-name="T14">&amp;&amp;</text:span> <text:span text:style-name="T14">key!=</text:span><text:span text:style-name="T21">38</text:span><text:span text:style-name="T14">)</text:span></text:p>
      <text:p text:style-name="P7"><text:span text:style-name="T5">701 </text:span><text:span text:style-name="T14"><text:s text:c="24"/>timers[key]=</text:span> <text:span text:style-name="T22">setInterval</text:span><text:span text:style-name="T14">(keys[key],</text:span> <text:span text:style-name="T14">repeat);</text:span></text:p>
      <text:p text:style-name="P7"><text:span text:style-name="T5">702 </text:span><text:s text:c="20"/><text:span text:style-name="T11">else if</text:span><text:span text:style-name="T14">(key==</text:span><text:span text:style-name="T21">38</text:span><text:span text:style-name="T14">)</text:span></text:p>
      <text:p text:style-name="P7"><text:span text:style-name="T5">703 </text:span><text:span text:style-name="T14"><text:s text:c="20"/><text:tab/>timers[key]=</text:span> <text:span text:style-name="T22">setInterval</text:span><text:span text:style-name="T14">(keys[key],</text:span> <text:span text:style-name="T21">200</text:span><text:span text:style-name="T14">);</text:span></text:p>
      <text:p text:style-name="P7"><text:span text:style-name="T5">704 </text:span><text:s text:c="20"/></text:p>
      <text:p text:style-name="P7"><text:span text:style-name="T5">705 </text:span><text:s text:c="16"/><text:span text:style-name="T14">}</text:span></text:p>
      <text:p text:style-name="P7"><text:span text:style-name="T5">706 </text:span><text:s text:c="12"/></text:p>
      <text:p text:style-name="P7"><text:span text:style-name="T5">707 </text:span><text:s text:c="12"/><text:span text:style-name="T11">return false</text:span><text:span text:style-name="T14">;</text:span></text:p>
      <text:p text:style-name="P7"><text:span text:style-name="T5">708 </text:span><text:s text:c="8"/><text:span text:style-name="T14">};</text:span></text:p>
      <text:p text:style-name="P8">709 </text:p>
      <text:p text:style-name="P7"><text:span text:style-name="T5">710 </text:span><text:span text:style-name="T14"><text:s text:c="8"/>document.onkeyup=</text:span> <text:span text:style-name="T11">function</text:span><text:span text:style-name="T14">(event) {</text:span></text:p>
      <text:p text:style-name="P7"><text:span text:style-name="T5">711 </text:span><text:s text:c="12"/><text:span text:style-name="T11">var</text:span> <text:span text:style-name="T14">key= (event</text:span> <text:span text:style-name="T14">||</text:span> <text:span text:style-name="T14">window.event).keyCode;</text:span></text:p>
      <text:p text:style-name="P7"><text:span text:style-name="T5">712 </text:span><text:s text:c="12"/><text:span text:style-name="T11">if</text:span> <text:span text:style-name="T14">(key</text:span> <text:span text:style-name="T11">in</text:span> <text:span text:style-name="T14">timers) {</text:span></text:p>
      <text:p text:style-name="P7"><text:span text:style-name="T5">713 </text:span><text:s text:c="16"/><text:span text:style-name="T11">if</text:span> <text:span text:style-name="T14">(timers[key]!==</text:span><text:span text:style-name="T11">null</text:span><text:span text:style-name="T14">)</text:span></text:p>
      <text:p text:style-name="P7"><text:span text:style-name="T5">714 </text:span><text:s text:c="20"/><text:span text:style-name="T22">clearInterval</text:span><text:span text:style-name="T14">(timers[key]);</text:span></text:p>
      <text:p text:style-name="P7"><text:span text:style-name="T5">715 </text:span><text:s text:c="16"/><text:span text:style-name="T11">delete</text:span> <text:span text:style-name="T14">timers[key];</text:span></text:p>
      <text:p text:style-name="P7"><text:span text:style-name="T5">716 </text:span><text:s text:c="12"/><text:span text:style-name="T14">}</text:span></text:p>
      <text:p text:style-name="P7"><text:span text:style-name="T5">717 </text:span><text:s text:c="8"/><text:span text:style-name="T14">};</text:span></text:p>
      <text:p text:style-name="P7"><text:span text:style-name="T5">718 </text:span><text:tab/><text:span text:style-name="T14">};</text:span></text:p>
      <text:p text:style-name="P7"><text:span text:style-name="T5">719 </text:span><text:span text:style-name="T14"><text:s text:c="4"/></text:span></text:p>
      <text:p text:style-name="P7"><text:span text:style-name="T5">720 </text:span><text:span text:style-name="T14"><text:tab/>Game.</text:span><text:span text:style-name="T11">prototype</text:span><text:span text:style-name="T14">.eventsGame=</text:span> <text:span text:style-name="T11">function</text:span><text:span text:style-name="T14">(){</text:span></text:p>
      <text:p text:style-name="P7"><text:span text:style-name="T5">721 </text:span><text:tab/><text:tab/><text:span text:style-name="T14">$(</text:span><text:span text:style-name="T19">".btn-primary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722 </text:span><text:s text:c="12"/><text:span text:style-name="T11">var</text:span> <text:span text:style-name="T14">val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7"><text:span text:style-name="T5">723 </text:span><text:s text:c="12"/><text:span text:style-name="T11">if</text:span> <text:span text:style-name="T14">(val</text:span> <text:span text:style-name="T14">==</text:span> <text:span text:style-name="T19">"1color"</text:span> <text:span text:style-name="T14">||</text:span> <text:span text:style-name="T14">val</text:span> <text:span text:style-name="T14">==</text:span> <text:span text:style-name="T19">"2colors"</text:span><text:span text:style-name="T14">)</text:span></text:p>
      <text:p text:style-name="P7"><text:span text:style-name="T5">724 </text:span><text:s text:c="12"/><text:tab/><text:span text:style-name="T11">this</text:span><text:span text:style-name="T14">.gPiece.mode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7"><text:span text:style-name="T5">725 </text:span><text:s text:c="12"/><text:span text:style-name="T11">else</text:span></text:p>
      <text:p text:style-name="P7"><text:span text:style-name="T5">726 </text:span><text:s text:c="12"/><text:tab/><text:span text:style-name="T11">this</text:span><text:span text:style-name="T14">.difficult</text:span> <text:span text:style-name="T14">=</text:span> <text:span text:style-name="T14">val;</text:span></text:p>
      <text:p text:style-name="P7"><text:span text:style-name="T5">727 </text:span><text:tab/> <text:s text:c="3"/><text:span text:style-name="T14">},</text:span><text:span text:style-name="T11">this</text:span><text:span text:style-name="T14">));</text:span></text:p>
      <text:p text:style-name="P7"><text:span text:style-name="T5">728 </text:span><text:tab/><text:tab/></text:p>
      <text:p text:style-name="P7"><text:span text:style-name="T5">729 </text:span><text:tab/><text:tab/><text:span text:style-name="T14">$(</text:span><text:span text:style-name="T19">'#backgroundColor'</text:span><text:span text:style-name="T14">).</text:span><text:span text:style-name="T22">ColorPickerSliders</text:span><text:span text:style-name="T14">({</text:span></text:p>
      <text:p text:style-name="P7"><text:span text:style-name="T5">730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31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32 </text:span><text:span text:style-name="T14"><text:tab/><text:tab/> <text:s text:c="3"/>color:</text:span> <text:span text:style-name="T19">'#cf966f'</text:span><text:span text:style-name="T14">,</text:span></text:p>
      <text:p text:style-name="P7"><text:soft-page-break/><text:span text:style-name="T5">733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34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35 </text:span><text:span text:style-name="T14"><text:tab/><text:tab/> <text:s text:c="3"/>order: {</text:span></text:p>
      <text:p text:style-name="P7"><text:span text:style-name="T5">736 </text:span><text:span text:style-name="T14"><text:tab/><text:tab/> <text:s text:c="7"/>rgb:</text:span> <text:span text:style-name="T21">1</text:span><text:span text:style-name="T14">,</text:span></text:p>
      <text:p text:style-name="P7"><text:span text:style-name="T5">737 </text:span><text:span text:style-name="T14"><text:tab/><text:tab/> <text:s text:c="7"/>preview:</text:span> <text:span text:style-name="T21">2</text:span></text:p>
      <text:p text:style-name="P7"><text:span text:style-name="T5">738 </text:span><text:tab/><text:tab/> <text:s text:c="3"/><text:span text:style-name="T14">},</text:span></text:p>
      <text:p text:style-name="P7"><text:span text:style-name="T5">739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40 </text:span><text:tab/><text:tab/> <text:s text:c="3"/><text:tab/><text:tab/><text:span text:style-name="T11">this</text:span><text:span text:style-name="T14">.gBackground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41 </text:span><text:tab/><text:tab/> <text:s text:c="3"/><text:tab/><text:tab/><text:span text:style-name="T11">this</text:span><text:span text:style-name="T14">.gPiece.pNextPiece.background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42 </text:span><text:span text:style-name="T14"><text:tab/><text:tab/> <text:s text:c="3"/><text:tab/><text:tab/>stage.</text:span><text:span text:style-name="T22">draw</text:span><text:span text:style-name="T14">();</text:span></text:p>
      <text:p text:style-name="P7"><text:span text:style-name="T5">743 </text:span><text:tab/><text:tab/> <text:s text:c="3"/><text:tab/><text:tab/><text:span text:style-name="T14">},</text:span><text:span text:style-name="T11">this</text:span><text:span text:style-name="T14">)</text:span></text:p>
      <text:p text:style-name="P7"><text:span text:style-name="T5">744 </text:span><text:tab/><text:tab/><text:span text:style-name="T14">});</text:span></text:p>
      <text:p text:style-name="P7"><text:span text:style-name="T5">745 </text:span><text:tab/><text:tab/></text:p>
      <text:p text:style-name="P7"><text:span text:style-name="T5">746 </text:span><text:tab/><text:tab/><text:span text:style-name="T14">$(</text:span><text:span text:style-name="T19">'#lineColor'</text:span><text:span text:style-name="T14">).</text:span><text:span text:style-name="T22">ColorPickerSliders</text:span><text:span text:style-name="T14">({</text:span></text:p>
      <text:p text:style-name="P7"><text:span text:style-name="T5">747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48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49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50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51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52 </text:span><text:span text:style-name="T14"><text:tab/><text:tab/> <text:s text:c="3"/>order: {</text:span></text:p>
      <text:p text:style-name="P7"><text:span text:style-name="T5">753 </text:span><text:span text:style-name="T14"><text:tab/><text:tab/> <text:s text:c="7"/>rgb:</text:span> <text:span text:style-name="T21">1</text:span><text:span text:style-name="T14">,</text:span></text:p>
      <text:p text:style-name="P7"><text:span text:style-name="T5">754 </text:span><text:span text:style-name="T14"><text:tab/><text:tab/> <text:s text:c="7"/>preview:</text:span> <text:span text:style-name="T21">2</text:span></text:p>
      <text:p text:style-name="P7"><text:span text:style-name="T5">755 </text:span><text:tab/><text:tab/> <text:s text:c="3"/><text:span text:style-name="T14">},</text:span></text:p>
      <text:p text:style-name="P7"><text:span text:style-name="T5">756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57 </text:span><text:tab/><text:tab/> <text:s text:c="3"/><text:tab/><text:span text:style-name="T11">this</text:span><text:span text:style-name="T14">.gPiece.pNextPiece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7"><text:span text:style-name="T5">758 </text:span><text:tab/><text:tab/> <text:s text:c="3"/><text:tab/><text:span text:style-name="T11">this</text:span><text:span text:style-name="T14">.gBackground.background.</text:span><text:span text:style-name="T22">setStroke</text:span><text:span text:style-name="T14">(color.tiny.</text:span><text:span text:style-name="T22">toRgbString</text:span><text:span text:style-name="T14">());</text:span></text:p>
      <text:p text:style-name="P7"><text:span text:style-name="T5">759 </text:span><text:span text:style-name="T14"><text:tab/> <text:s text:c="11"/>stage.</text:span><text:span text:style-name="T22">draw</text:span><text:span text:style-name="T14">();</text:span></text:p>
      <text:p text:style-name="P7"><text:span text:style-name="T5">760 </text:span><text:tab/> <text:s text:c="3"/><text:tab/><text:tab/><text:span text:style-name="T14">},</text:span><text:span text:style-name="T11">this</text:span><text:span text:style-name="T14">)</text:span></text:p>
      <text:p text:style-name="P7"><text:span text:style-name="T5">761 </text:span><text:tab/><text:tab/><text:span text:style-name="T14">});</text:span></text:p>
      <text:p text:style-name="P7"><text:span text:style-name="T5">762 </text:span><text:tab/> <text:s text:c="3"/></text:p>
      <text:p text:style-name="P7"><text:span text:style-name="T5">763 </text:span><text:tab/><text:tab/><text:span text:style-name="T14">$(</text:span><text:span text:style-name="T19">'#textColor'</text:span><text:span text:style-name="T14">).</text:span><text:span text:style-name="T22">ColorPickerSliders</text:span><text:span text:style-name="T14">({</text:span></text:p>
      <text:p text:style-name="P7"><text:span text:style-name="T5">764 </text:span><text:span text:style-name="T14"><text:tab/><text:tab/> <text:s text:c="3"/>previewontriggerelement:</text:span> <text:span text:style-name="T11">true</text:span><text:span text:style-name="T14">,</text:span></text:p>
      <text:p text:style-name="P7"><text:span text:style-name="T5">765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766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767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768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769 </text:span><text:span text:style-name="T14"><text:tab/><text:tab/> <text:s text:c="3"/>order: {</text:span></text:p>
      <text:p text:style-name="P7"><text:span text:style-name="T5">770 </text:span><text:span text:style-name="T14"><text:tab/><text:tab/> <text:s text:c="7"/>rgb:</text:span> <text:span text:style-name="T21">1</text:span><text:span text:style-name="T14">,</text:span></text:p>
      <text:p text:style-name="P7"><text:span text:style-name="T5">771 </text:span><text:span text:style-name="T14"><text:tab/><text:tab/> <text:s text:c="7"/>preview:</text:span> <text:span text:style-name="T21">2</text:span></text:p>
      <text:p text:style-name="P7"><text:span text:style-name="T5">772 </text:span><text:tab/><text:tab/> <text:s text:c="3"/><text:span text:style-name="T14">},</text:span></text:p>
      <text:p text:style-name="P7"><text:span text:style-name="T5">773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774 </text:span><text:tab/><text:tab/> <text:s text:c="3"/><text:tab/><text:tab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775 </text:span><text:span text:style-name="T14"><text:tab/><text:tab/> <text:s text:c="3"/><text:tab/><text:tab/>stage.</text:span><text:span text:style-name="T22">draw</text:span><text:span text:style-name="T14">();</text:span></text:p>
      <text:p text:style-name="P7"><text:span text:style-name="T5">776 </text:span><text:tab/><text:tab/> <text:s text:c="3"/><text:tab/><text:tab/><text:span text:style-name="T14">},</text:span><text:span text:style-name="T11">this</text:span><text:span text:style-name="T14">)</text:span></text:p>
      <text:p text:style-name="P7"><text:span text:style-name="T5">777 </text:span><text:tab/><text:tab/><text:span text:style-name="T14">});</text:span></text:p>
      <text:p text:style-name="P7"><text:span text:style-name="T5">778 </text:span><text:tab/><text:tab/></text:p>
      <text:p text:style-name="P7"><text:span text:style-name="T5">779 </text:span><text:tab/><text:tab/><text:span text:style-name="T14">$(</text:span><text:span text:style-name="T19">"#selectFirstColor"</text:span><text:span text:style-name="T14">).</text:span><text:span text:style-name="T22">ColorPickerSliders</text:span><text:span text:style-name="T14">({</text:span></text:p>
      <text:p text:style-name="P7"><text:span text:style-name="T5">780 </text:span><text:span text:style-name="T14"><text:tab/><text:tab/> <text:s text:c="3"/>flat:</text:span> <text:span text:style-name="T11">true</text:span><text:span text:style-name="T14">,</text:span></text:p>
      <text:p text:style-name="P7"><text:span text:style-name="T5">781 </text:span><text:span text:style-name="T14"><text:tab/><text:tab/> <text:s text:c="3"/>swatches:</text:span> <text:span text:style-name="T11">false</text:span><text:span text:style-name="T14">,</text:span></text:p>
      <text:p text:style-name="P7"><text:span text:style-name="T5">782 </text:span><text:span text:style-name="T14"><text:tab/><text:tab/> <text:s text:c="3"/>color:</text:span> <text:span text:style-name="T19">'#FF0000'</text:span><text:span text:style-name="T14">,</text:span></text:p>
      <text:p text:style-name="P7"><text:span text:style-name="T5">783 </text:span><text:span text:style-name="T14"><text:tab/><text:tab/> <text:s text:c="3"/>order: {</text:span></text:p>
      <text:p text:style-name="P7"><text:span text:style-name="T5">784 </text:span><text:span text:style-name="T14"><text:tab/><text:tab/> <text:s text:c="7"/>rgb:</text:span> <text:span text:style-name="T21">1</text:span><text:span text:style-name="T14">,</text:span></text:p>
      <text:p text:style-name="P7"><text:span text:style-name="T5">785 </text:span><text:span text:style-name="T14"><text:tab/><text:tab/> <text:s text:c="7"/>preview:</text:span> <text:span text:style-name="T21">2</text:span></text:p>
      <text:p text:style-name="P7"><text:span text:style-name="T5">786 </text:span><text:tab/><text:tab/> <text:s text:c="3"/><text:span text:style-name="T14">},</text:span></text:p>
      <text:p text:style-name="P7"><text:span text:style-name="T5">787 </text:span><text:span text:style-name="T14"><text:tab/><text:tab/> <text:s text:c="3"/>labels: {</text:span></text:p>
      <text:p text:style-name="P7"><text:span text:style-name="T5">788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789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790 </text:span><text:span text:style-name="T14"><text:tab/><text:tab/> <text:s text:c="7"/>rgbblue:</text:span> <text:span text:style-name="T19">'Azul'</text:span></text:p>
      <text:p text:style-name="P7"><text:span text:style-name="T5">791 </text:span><text:tab/><text:tab/> <text:s text:c="3"/><text:span text:style-name="T14">},</text:span></text:p>
      <text:p text:style-name="P7"><text:span text:style-name="T5">792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oft-page-break/><text:span text:style-name="T5">793 </text:span><text:tab/> <text:s text:c="11"/><text:span text:style-name="T11">this</text:span><text:span text:style-name="T14">.gPiece.firstColor</text:span> <text:span text:style-name="T14">=</text:span> <text:span text:style-name="T14">color.tiny.</text:span><text:span text:style-name="T22">toRgbString</text:span><text:span text:style-name="T14">();</text:span></text:p>
      <text:p text:style-name="P7"><text:span text:style-name="T5">794 </text:span><text:tab/><text:tab/> <text:s text:c="3"/><text:tab/><text:span text:style-name="T14">},</text:span><text:span text:style-name="T11">this</text:span><text:span text:style-name="T14">)</text:span></text:p>
      <text:p text:style-name="P7"><text:span text:style-name="T5">795 </text:span><text:tab/> <text:s text:c="3"/><text:span text:style-name="T14">});</text:span></text:p>
      <text:p text:style-name="P7"><text:span text:style-name="T5">796 </text:span><text:tab/><text:tab/> <text:s text:c="3"/></text:p>
      <text:p text:style-name="P7"><text:span text:style-name="T5">797 </text:span><text:tab/> <text:s text:c="3"/><text:span text:style-name="T14">$(</text:span><text:span text:style-name="T19">"#selectSecondColor"</text:span><text:span text:style-name="T14">).</text:span><text:span text:style-name="T22">ColorPickerSliders</text:span><text:span text:style-name="T14">({</text:span></text:p>
      <text:p text:style-name="P7"><text:span text:style-name="T5">798 </text:span><text:span text:style-name="T14"><text:tab/><text:tab/> <text:s text:c="3"/>flat:</text:span> <text:span text:style-name="T11">true</text:span><text:span text:style-name="T14">,</text:span></text:p>
      <text:p text:style-name="P7"><text:span text:style-name="T5">799 </text:span><text:span text:style-name="T14"><text:tab/><text:tab/> <text:s text:c="3"/>swatches:</text:span> <text:span text:style-name="T11">false</text:span><text:span text:style-name="T14">,</text:span></text:p>
      <text:p text:style-name="P7"><text:span text:style-name="T5">800 </text:span><text:span text:style-name="T14"><text:tab/><text:tab/> <text:s text:c="3"/>color:</text:span> <text:span text:style-name="T19">'#00FF00'</text:span><text:span text:style-name="T14">,</text:span></text:p>
      <text:p text:style-name="P7"><text:span text:style-name="T5">801 </text:span><text:span text:style-name="T14"><text:tab/><text:tab/> <text:s text:c="3"/>order: {</text:span></text:p>
      <text:p text:style-name="P7"><text:span text:style-name="T5">802 </text:span><text:span text:style-name="T14"><text:tab/><text:tab/> <text:s text:c="7"/>rgb:</text:span> <text:span text:style-name="T21">1</text:span><text:span text:style-name="T14">,</text:span></text:p>
      <text:p text:style-name="P7"><text:span text:style-name="T5">803 </text:span><text:span text:style-name="T14"><text:tab/><text:tab/> <text:s text:c="7"/>preview:</text:span> <text:span text:style-name="T21">2</text:span></text:p>
      <text:p text:style-name="P7"><text:span text:style-name="T5">804 </text:span><text:tab/><text:tab/> <text:s text:c="3"/><text:span text:style-name="T14">},</text:span></text:p>
      <text:p text:style-name="P7"><text:span text:style-name="T5">805 </text:span><text:span text:style-name="T14"><text:tab/><text:tab/> <text:s text:c="3"/>labels: {</text:span></text:p>
      <text:p text:style-name="P7"><text:span text:style-name="T5">806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807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808 </text:span><text:span text:style-name="T14"><text:tab/><text:tab/> <text:s text:c="7"/>rgbblue:</text:span> <text:span text:style-name="T19">'Azul'</text:span></text:p>
      <text:p text:style-name="P7"><text:span text:style-name="T5">809 </text:span><text:tab/><text:tab/> <text:s text:c="3"/><text:span text:style-name="T14">},</text:span></text:p>
      <text:p text:style-name="P7"><text:span text:style-name="T5">810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811 </text:span><text:tab/><text:tab/> <text:s text:c="3"/><text:tab/><text:span text:style-name="T11">this</text:span><text:span text:style-name="T14">.gPiece.secondColor</text:span> <text:span text:style-name="T14">=</text:span> <text:span text:style-name="T14">color.tiny.</text:span><text:span text:style-name="T22">toRgbString</text:span><text:span text:style-name="T14">();</text:span></text:p>
      <text:p text:style-name="P7"><text:span text:style-name="T5">812 </text:span><text:tab/><text:tab/> <text:s text:c="3"/><text:span text:style-name="T14">},</text:span><text:span text:style-name="T11">this</text:span><text:span text:style-name="T14">)</text:span></text:p>
      <text:p text:style-name="P7"><text:span text:style-name="T5">813 </text:span><text:tab/><text:tab/><text:span text:style-name="T14">});</text:span></text:p>
      <text:p text:style-name="P7"><text:span text:style-name="T5">814 </text:span><text:tab/> <text:s text:c="3"/></text:p>
      <text:p text:style-name="P7"><text:span text:style-name="T5">815 </text:span><text:tab/> <text:s text:c="3"/><text:span text:style-name="T14">$(</text:span><text:span text:style-name="T19">"#pieceSpeed"</text:span><text:span text:style-name="T14">).</text:span><text:span text:style-name="T22">ionRangeSlider</text:span><text:span text:style-name="T14">({</text:span></text:p>
      <text:p text:style-name="P7"><text:span text:style-name="T5">816 </text:span><text:span text:style-name="T14"><text:tab/><text:tab/><text:tab/>hasGrid:</text:span> <text:span text:style-name="T11">true</text:span><text:span text:style-name="T14">,</text:span></text:p>
      <text:p text:style-name="P7"><text:span text:style-name="T5">817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818 </text:span><text:tab/><text:tab/> <text:s text:c="7"/><text:span text:style-name="T11">this</text:span><text:span text:style-name="T14">.gravity=(</text:span><text:span text:style-name="T21">1000</text:span><text:span text:style-name="T14">-(obj.fromNumber*</text:span><text:span text:style-name="T21">99</text:span><text:span text:style-name="T14">));</text:span></text:p>
      <text:p text:style-name="P7"><text:span text:style-name="T5">819 </text:span><text:tab/><text:tab/> <text:s text:c="3"/><text:span text:style-name="T14">},</text:span><text:span text:style-name="T11">this</text:span><text:span text:style-name="T14">),</text:span></text:p>
      <text:p text:style-name="P7"><text:span text:style-name="T5">820 </text:span><text:tab/><text:tab/><text:span text:style-name="T14">});</text:span></text:p>
      <text:p text:style-name="P7"><text:span text:style-name="T5">821 </text:span><text:tab/> <text:s text:c="3"/></text:p>
      <text:p text:style-name="P7"><text:span text:style-name="T5">822 </text:span><text:tab/> <text:s text:c="3"/><text:span text:style-name="T14">$(</text:span><text:span text:style-name="T19">"#colNumber"</text:span><text:span text:style-name="T14">).</text:span><text:span text:style-name="T22">ionRangeSlider</text:span><text:span text:style-name="T14">({</text:span></text:p>
      <text:p text:style-name="P7"><text:span text:style-name="T5">823 </text:span><text:span text:style-name="T14"><text:tab/><text:tab/><text:tab/>hasGrid:</text:span> <text:span text:style-name="T11">true</text:span><text:span text:style-name="T14">,</text:span></text:p>
      <text:p text:style-name="P7"><text:span text:style-name="T5">824 </text:span><text:span text:style-name="T14"><text:tab/><text:tab/><text:tab/>min:</text:span> <text:span text:style-name="T21">5</text:span><text:span text:style-name="T14">,</text:span></text:p>
      <text:p text:style-name="P7"><text:span text:style-name="T5">825 </text:span><text:span text:style-name="T14"><text:tab/><text:tab/><text:tab/>max:</text:span> <text:span text:style-name="T21">30</text:span><text:span text:style-name="T14">,</text:span></text:p>
      <text:p text:style-name="P7"><text:span text:style-name="T5">826 </text:span><text:span text:style-name="T14"><text:tab/><text:tab/><text:tab/>disable:</text:span> <text:span text:style-name="T11">true</text:span><text:span text:style-name="T14">,</text:span></text:p>
      <text:p text:style-name="P7"><text:span text:style-name="T5">827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828 </text:span><text:tab/><text:tab/> <text:s text:c="7"/></text:p>
      <text:p text:style-name="P7"><text:span text:style-name="T5">829 </text:span><text:tab/><text:tab/> <text:s text:c="3"/><text:span text:style-name="T14">},</text:span><text:span text:style-name="T11">this</text:span><text:span text:style-name="T14">),</text:span></text:p>
      <text:p text:style-name="P7"><text:span text:style-name="T5">830 </text:span><text:tab/><text:tab/><text:span text:style-name="T14">});</text:span></text:p>
      <text:p text:style-name="P7"><text:span text:style-name="T5">831 </text:span><text:tab/> <text:s text:c="3"/><text:span text:style-name="T14">$(</text:span><text:span text:style-name="T19">"#rowNumber"</text:span><text:span text:style-name="T14">).</text:span><text:span text:style-name="T22">ionRangeSlider</text:span><text:span text:style-name="T14">({</text:span></text:p>
      <text:p text:style-name="P7"><text:span text:style-name="T5">832 </text:span><text:span text:style-name="T14"><text:tab/><text:tab/><text:tab/>hasGrid:</text:span> <text:span text:style-name="T11">true</text:span><text:span text:style-name="T14">,</text:span></text:p>
      <text:p text:style-name="P7"><text:span text:style-name="T5">833 </text:span><text:span text:style-name="T14"><text:tab/><text:tab/><text:tab/>min:</text:span> <text:span text:style-name="T21">5</text:span><text:span text:style-name="T14">,</text:span></text:p>
      <text:p text:style-name="P7"><text:span text:style-name="T5">834 </text:span><text:span text:style-name="T14"><text:tab/><text:tab/><text:tab/>max:</text:span> <text:span text:style-name="T21">30</text:span><text:span text:style-name="T14">,</text:span></text:p>
      <text:p text:style-name="P7"><text:span text:style-name="T5">835 </text:span><text:span text:style-name="T14"><text:tab/><text:tab/><text:tab/>disable:</text:span> <text:span text:style-name="T11">true</text:span><text:span text:style-name="T14">,</text:span></text:p>
      <text:p text:style-name="P7"><text:span text:style-name="T5">836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837 </text:span><text:tab/><text:tab/> <text:s text:c="7"/></text:p>
      <text:p text:style-name="P7"><text:span text:style-name="T5">838 </text:span><text:tab/><text:tab/> <text:s text:c="3"/><text:span text:style-name="T14">},</text:span><text:span text:style-name="T11">this</text:span><text:span text:style-name="T14">),</text:span></text:p>
      <text:p text:style-name="P7"><text:span text:style-name="T5">839 </text:span><text:tab/><text:tab/><text:span text:style-name="T14">});</text:span></text:p>
      <text:p text:style-name="P7"><text:span text:style-name="T5">840 </text:span><text:tab/><text:span text:style-name="T14">};</text:span></text:p>
      <text:p text:style-name="P7"><text:span text:style-name="T5">841 </text:span><text:tab/></text:p>
      <text:p text:style-name="P7"><text:span text:style-name="T5">842 </text:span><text:tab/><text:span text:style-name="T14">$(</text:span><text:span text:style-name="T11">function</text:span><text:span text:style-name="T14">(){</text:span></text:p>
      <text:p text:style-name="P7"><text:span text:style-name="T5">843 </text:span><text:tab/> <text:s text:c="3"/><text:span text:style-name="T22">initStage</text:span><text:span text:style-name="T14">();</text:span></text:p>
      <text:p text:style-name="P8">844 //<text:tab/> <text:s text:c="3"/>$("#fallSpeed" ).change(function() {</text:p>
      <text:p text:style-name="P8">845 //<text:tab/><text:tab/><text:tab/>gravity = level[parseInt(this.value)];</text:p>
      <text:p text:style-name="P8">846 //<text:tab/><text:tab/>});</text:p>
      <text:p text:style-name="P7"><text:span text:style-name="T5">847 </text:span><text:tab/><text:span text:style-name="T14">});</text:span></text:p>
      <text:p text:style-name="P7"><text:span text:style-name="T5">848 </text:span><text:span text:style-name="T14">});</text:span></text:p>
      <text:p text:style-name="Text_20_body"/>
      <text:h text:style-name="Heading_20_2" text:outline-level="2">dragMe.html</text:h>
      <text:p text:style-name="P10"><text:span text:style-name="T6">01</text:span><text:span text:style-name="T5"> </text:span><text:span text:style-name="T11">&lt;!doctype</text:span> <text:span text:style-name="T14">html</text:span><text:span text:style-name="T11">&gt;</text:span></text:p>
      <text:p text:style-name="P7"><text:span text:style-name="T5">02 </text:span><text:span text:style-name="T11">&lt;html</text:span> <text:span text:style-name="T17">lang</text:span><text:span text:style-name="T14">=</text:span><text:span text:style-name="T19">"en"</text:span> <text:span text:style-name="T17">ng-app</text:span><text:span text:style-name="T14">=</text:span><text:span text:style-name="T19">"webApp"</text:span><text:span text:style-name="T11">&gt;</text:span></text:p>
      <text:p text:style-name="P7"><text:span text:style-name="T5">03 </text:span><text:span text:style-name="T11">&lt;head&gt;</text:span></text:p>
      <text:p text:style-name="P7"><text:soft-page-break/><text:span text:style-name="T5">04 </text:span><text:s text:c="2"/><text:span text:style-name="T11">&lt;title&gt;</text:span><text:span text:style-name="T14">DragMe HTML5</text:span><text:span text:style-name="T11">&lt;/title&gt;</text:span></text:p>
      <text:p text:style-name="P7"><text:span text:style-name="T5">05 </text:span><text:s text:c="2"/><text:span text:style-name="T11">&lt;meta</text:span> <text:span text:style-name="T17">http-equiv</text:span><text:span text:style-name="T14">=</text:span><text:span text:style-name="T19">"Content-Type"</text:span> <text:span text:style-name="T17">content</text:span><text:span text:style-name="T14">=</text:span><text:span text:style-name="T19">"text/html; charset=iso-8859-1"</text:span> <text:span text:style-name="T11">/&gt;</text:span></text:p>
      <text:p text:style-name="P7"><text:span text:style-name="T5">06 </text:span><text:s text:c="2"/><text:span text:style-name="T11">&lt;meta</text:span> <text:span text:style-name="T17">name</text:span><text:span text:style-name="T14">=</text:span><text:span text:style-name="T19">"viewport"</text:span> <text:span text:style-name="T17">content</text:span><text:span text:style-name="T14">=</text:span><text:span text:style-name="T19">"width=device-width, initial-scale=1.0"</text:span><text:span text:style-name="T11">&gt;</text:span></text:p>
      <text:p text:style-name="P7"><text:span text:style-name="T5">07 </text:span><text:s text:c="2"/><text:span text:style-name="T11">&lt;meta</text:span> <text:span text:style-name="T17">name</text:span><text:span text:style-name="T14">=</text:span><text:span text:style-name="T19">"description"</text:span> <text:span text:style-name="T17">content</text:span><text:span text:style-name="T14">=</text:span><text:span text:style-name="T19">"Juego DragMe HTML5"</text:span><text:span text:style-name="T11">&gt;</text:span></text:p>
      <text:p text:style-name="P7"><text:span text:style-name="T5">08 </text:span><text:s text:c="2"/><text:span text:style-name="T11">&lt;meta</text:span> <text:span text:style-name="T17">name</text:span><text:span text:style-name="T14">=</text:span><text:span text:style-name="T19">"author"</text:span> <text:span text:style-name="T17">content</text:span><text:span text:style-name="T14">=</text:span><text:span text:style-name="T19">"Manuel Navarro Pérez"</text:span><text:span text:style-name="T11">&gt;</text:span></text:p>
      <text:p text:style-name="P8">09 </text:p>
      <text:p text:style-name="P7"><text:span text:style-name="T5">10 </text:span><text:s text:c="2"/><text:span text:style-name="T11">&lt;script</text:span> <text:span text:style-name="T17">src</text:span><text:span text:style-name="T14">=</text:span><text:span text:style-name="T19">"../../public/lib/jquery/dist/jquery.min.js"</text:span><text:span text:style-name="T11">&gt;&lt;/script&gt;</text:span></text:p>
      <text:p text:style-name="P7"><text:span text:style-name="T5">11 </text:span><text:s text:c="2"/><text:span text:style-name="T11">&lt;script</text:span> <text:span text:style-name="T17">src</text:span><text:span text:style-name="T14">=</text:span><text:span text:style-name="T19">"../../public/lib/angular/angular.min.js"</text:span><text:span text:style-name="T11">&gt;&lt;/script&gt;</text:span></text:p>
      <text:p text:style-name="P7"><text:span text:style-name="T5">12 </text:span><text:s text:c="2"/><text:span text:style-name="T11">&lt;script</text:span> <text:span text:style-name="T17">src</text:span><text:span text:style-name="T14">=</text:span><text:span text:style-name="T19">"../../public/lib/angular-route/angular-route.js"</text:span><text:span text:style-name="T11">&gt;&lt;/script&gt;</text:span></text:p>
      <text:p text:style-name="P7"><text:span text:style-name="T5">13 </text:span><text:s text:c="2"/><text:span text:style-name="T11">&lt;script</text:span> <text:span text:style-name="T17">src</text:span><text:span text:style-name="T14">=</text:span><text:span text:style-name="T19">"../../public/lib/angular-bootstrap/ui-bootstrap-tpls.min.js"</text:span><text:span text:style-name="T11">&gt;&lt;/script&gt;</text:span></text:p>
      <text:p text:style-name="P7"><text:span text:style-name="T5">14 </text:span><text:s text:c="2"/><text:span text:style-name="T11">&lt;script</text:span> <text:span text:style-name="T17">src</text:span><text:span text:style-name="T14">=</text:span><text:span text:style-name="T19">"../../public/js/libs/bootstrap-colorpicker-module.js"</text:span> <text:span text:style-name="T17">type</text:span><text:span text:style-name="T14">=</text:span><text:span text:style-name="T19">"text/javascript"</text:span><text:span text:style-name="T11">&gt;&lt;/script&gt;</text:span></text:p>
      <text:p text:style-name="P7"><text:span text:style-name="T5">15 </text:span><text:s text:c="2"/><text:span text:style-name="T11">&lt;script</text:span> <text:span text:style-name="T17">src</text:span><text:span text:style-name="T14">=</text:span><text:span text:style-name="T19">"../../public/js/config.js"</text:span><text:span text:style-name="T11">&gt;&lt;/script&gt;</text:span></text:p>
      <text:p text:style-name="P7"><text:span text:style-name="T5">16 </text:span><text:s text:c="2"/><text:span text:style-name="T11">&lt;script</text:span> <text:span text:style-name="T17">src</text:span><text:span text:style-name="T14">=</text:span><text:span text:style-name="T19">"../../public/js/controllers/app.js"</text:span><text:span text:style-name="T11">&gt;&lt;/script&gt;</text:span></text:p>
      <text:p text:style-name="P7"><text:span text:style-name="T5">17 </text:span><text:s text:c="2"/><text:span text:style-name="T11">&lt;script</text:span> <text:span text:style-name="T17">src</text:span><text:span text:style-name="T14">=</text:span><text:span text:style-name="T19">"../../public/js/controllers/dragMe/dragMeGameController.js"</text:span><text:span text:style-name="T11">&gt;&lt;/script&gt;</text:span></text:p>
      <text:p text:style-name="P7"><text:span text:style-name="T5">18 </text:span><text:s text:c="2"/><text:span text:style-name="T11">&lt;script</text:span> <text:span text:style-name="T17">src</text:span><text:span text:style-name="T14">=</text:span><text:span text:style-name="T19">"../../public/lib/highcharts-ng/dist/highcharts-ng.min.js"</text:span><text:span text:style-name="T11">&gt;&lt;/script&gt;</text:span></text:p>
      <text:p text:style-name="P8">19 </text:p>
      <text:p text:style-name="P7"><text:span text:style-name="T5">20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kinetic-v4.7.2.js"</text:span><text:span text:style-name="T11">&gt;&lt;/script&gt;</text:span></text:p>
      <text:p text:style-name="P7"><text:span text:style-name="T5">21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etectmobilebrowser.js"</text:span><text:span text:style-name="T11">&gt;&lt;/script&gt;</text:span></text:p>
      <text:p text:style-name="P7"><text:span text:style-name="T5">22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screenfull.min.js"</text:span><text:span text:style-name="T11">&gt;&lt;/script&gt;</text:span></text:p>
      <text:p text:style-name="P7"><text:span text:style-name="T5">23 </text:span><text:s text:c="2"/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initMenu.js"</text:span><text:span text:style-name="T11">&gt;&lt;/script&gt;</text:span></text:p>
      <text:p text:style-name="P8">24 </text:p>
      <text:p text:style-name="P8">25 </text:p>
      <text:p text:style-name="P7"><text:span text:style-name="T5">26 </text:span><text:span text:style-name="T11">&lt;/head&gt;</text:span></text:p>
      <text:p text:style-name="P7"><text:span text:style-name="T5">27 </text:span><text:span text:style-name="T11">&lt;script type="text/javascript"&gt;</text:span></text:p>
      <text:p text:style-name="P7"><text:span text:style-name="T5">28 </text:span><text:s text:c="2"/><text:span text:style-name="T11">var</text:span> <text:span text:style-name="T14">configuration</text:span> <text:span text:style-name="T14">=</text:span> <text:span text:style-name="T11">null</text:span><text:span text:style-name="T14">;</text:span></text:p>
      <text:p text:style-name="P7"><text:span text:style-name="T5">29 </text:span><text:s text:c="2"/><text:span text:style-name="T11">var</text:span> <text:span text:style-name="T14">calibration</text:span> <text:span text:style-name="T14">=</text:span> <text:span text:style-name="T11">null</text:span><text:span text:style-name="T14">;</text:span></text:p>
      <text:p text:style-name="P7"><text:span text:style-name="T5">30 </text:span><text:s text:c="2"/><text:span text:style-name="T11">var</text:span> <text:span text:style-name="T14">userID</text:span> <text:span text:style-name="T14">=</text:span> <text:span text:style-name="T11">null</text:span><text:span text:style-name="T14">;</text:span></text:p>
      <text:p text:style-name="P7"><text:span text:style-name="T5">31 </text:span><text:span text:style-name="T11">&lt;/script&gt;</text:span></text:p>
      <text:p text:style-name="P7"><text:span text:style-name="T5">32 </text:span><text:span text:style-name="T11">&lt;body</text:span> <text:span text:style-name="T17">ng-controller</text:span><text:span text:style-name="T14">=</text:span><text:span text:style-name="T19">"dragMeGameController"</text:span> <text:span text:style-name="T17">ng-init</text:span><text:span text:style-name="T14">=</text:span><text:span text:style-name="T19">"userID='&lt;%=userId %&gt;'; configuration='&lt;%=configuration %&gt;'; calibration='&lt;%=calibration %&gt;'; init();"</text:span> <text:span text:style-name="T17">style</text:span><text:span text:style-name="T14">=</text:span><text:span text:style-name="T19">"margin:0;padding:0"</text:span><text:span text:style-name="T11">&gt;</text:span></text:p>
      <text:p text:style-name="P8">33 </text:p>
      <text:p text:style-name="P7"><text:span text:style-name="T5">34 </text:span><text:s text:c="2"/><text:span text:style-name="T11">&lt;div</text:span> <text:span text:style-name="T17">id</text:span><text:span text:style-name="T14">=</text:span><text:span text:style-name="T19">"container"</text:span> <text:span text:style-name="T17">style</text:span><text:span text:style-name="T14">=</text:span><text:span text:style-name="T19">"padding:0"</text:span><text:span text:style-name="T11">&gt;&lt;/div&gt;</text:span></text:p>
      <text:p text:style-name="P7"><text:span text:style-name="T5">35 </text:span><text:s text:c="4"/></text:p>
      <text:p text:style-name="P8">36 </text:p>
      <text:p text:style-name="P7"><text:span text:style-name="T5">37 </text:span><text:span text:style-name="T11">&lt;script type="text/javascript"&gt;</text:span></text:p>
      <text:p text:style-name="P7"><text:span text:style-name="T5">38 </text:span><text:span text:style-name="T14">$(</text:span> <text:span text:style-name="T14">document</text:span> <text:span text:style-name="T14">).ready(</text:span><text:span text:style-name="T11">function</text:span><text:span text:style-name="T14">() {</text:span></text:p>
      <text:p text:style-name="P7"><text:span text:style-name="T5">39 </text:span><text:span text:style-name="T14"><text:s text:c="2"/>configuration</text:span> <text:span text:style-name="T14">=</text:span> <text:span text:style-name="T14">JSON.parse(configuration);</text:span></text:p>
      <text:p text:style-name="P7"><text:span text:style-name="T5">40 </text:span><text:span text:style-name="T14"><text:s text:c="2"/>calibration</text:span> <text:span text:style-name="T14">=</text:span> <text:span text:style-name="T14">JSON.parse(calibration);</text:span></text:p>
      <text:p text:style-name="P8">41 </text:p>
      <text:p text:style-name="P7"><text:span text:style-name="T5">42 </text:span><text:span text:style-name="T14"><text:s text:c="2"/>configuration.pieces.opponentSpeed</text:span> <text:span text:style-name="T14">=</text:span> <text:span text:style-name="T14">parseInt(configuration.pieces.opponentSpeed);</text:span></text:p>
      <text:p text:style-name="P7"><text:span text:style-name="T5">43 </text:span><text:span text:style-name="T14"><text:s text:c="2"/>configuration.pieces.playerSize</text:span> <text:span text:style-name="T14">=</text:span> <text:span text:style-name="T14">parseInt(configuration.pieces.playerSize);</text:span></text:p>
      <text:p text:style-name="P7"><text:span text:style-name="T5">44 </text:span><text:span text:style-name="T14"><text:s text:c="2"/>configuration.difficult.incPieceSpeed</text:span> <text:span text:style-name="T14">=</text:span> <text:span text:style-name="T14">parseInt(configuration.difficult.incPieceSpeed);</text:span></text:p>
      <text:p text:style-name="P7"><text:span text:style-name="T5">45 </text:span><text:span text:style-name="T14"><text:s text:c="2"/>configuration.difficult.timePieceSpeed</text:span> <text:span text:style-name="T14">=</text:span> <text:span text:style-name="T14">parseInt(configuration.difficult.timePieceSpeed);</text:span></text:p>
      <text:p text:style-name="P8">46 </text:p>
      <text:p text:style-name="P7"><text:span text:style-name="T5">47 </text:span><text:span text:style-name="T14"><text:s text:c="3"/></text:span></text:p>
      <text:p text:style-name="P7"><text:span text:style-name="T5">48 </text:span><text:span text:style-name="T14"><text:s text:c="3"/></text:span></text:p>
      <text:p text:style-name="P7"><text:span text:style-name="T5">49 </text:span><text:span text:style-name="T14"><text:s text:c="3"/></text:span></text:p>
      <text:p text:style-name="P7"><text:span text:style-name="T5">50 </text:span><text:span text:style-name="T14">});</text:span></text:p>
      <text:p text:style-name="P7"><text:span text:style-name="T5">51 </text:span><text:span text:style-name="T11">&lt;/script&gt;</text:span></text:p>
      <text:p text:style-name="P7"><text:span text:style-name="T5">52 </text:span><text:span text:style-name="T11">&lt;script</text:span> <text:span text:style-name="T17">type</text:span><text:span text:style-name="T14">=</text:span><text:span text:style-name="T19">"text/javascript"</text:span> <text:span text:style-name="T17">src</text:span><text:span text:style-name="T14">=</text:span><text:span text:style-name="T19">"../../public/js/libs/dragMe.js"</text:span><text:span text:style-name="T11">&gt;&lt;/script&gt;</text:span></text:p>
      <text:p text:style-name="P8">53 </text:p>
      <text:p text:style-name="P7"><text:soft-page-break/><text:span text:style-name="T5">54 </text:span><text:span text:style-name="T11">&lt;/body&gt;</text:span></text:p>
      <text:p text:style-name="P7"><text:span text:style-name="T5">55 </text:span><text:span text:style-name="T11">&lt;/html&gt;</text:span></text:p>
      <text:p text:style-name="Text_20_body"/>
      <text:h text:style-name="Heading_20_2" text:outline-level="2">dragMe.js</text:h>
      <text:p text:style-name="P10"><text:span text:style-name="T6">01</text:span><text:span text:style-name="T5"> </text:span><text:span text:style-name="T16">$(document).</text:span><text:span text:style-name="T23">ready</text:span><text:span text:style-name="T16">(</text:span><text:span text:style-name="T13">function</text:span><text:span text:style-name="T16">(){</text:span></text:p>
      <text:p text:style-name="P7"><text:span text:style-name="T5">02 </text:span><text:tab/></text:p>
      <text:p text:style-name="P7"><text:span text:style-name="T5">03 </text:span><text:tab/><text:span text:style-name="T14">(</text:span><text:span text:style-name="T11">function</text:span><text:span text:style-name="T14">() {</text:span></text:p>
      <text:p text:style-name="P7"><text:span text:style-name="T5">04 </text:span><text:tab/> <text:s text:c="3"/><text:span text:style-name="T11">var</text:span> <text:span text:style-name="T14">lastTime</text:span> <text:span text:style-name="T14">=</text:span> <text:span text:style-name="T21">0</text:span><text:span text:style-name="T14">;</text:span></text:p>
      <text:p text:style-name="P7"><text:span text:style-name="T5">05 </text:span><text:tab/> <text:s text:c="3"/><text:span text:style-name="T11">var</text:span> <text:span text:style-name="T14">vendors</text:span> <text:span text:style-name="T14">= [</text:span><text:span text:style-name="T19">'ms'</text:span><text:span text:style-name="T14">,</text:span> <text:span text:style-name="T19">'moz'</text:span><text:span text:style-name="T14">,</text:span> <text:span text:style-name="T19">'webkit'</text:span><text:span text:style-name="T14">,</text:span> <text:span text:style-name="T19">'o'</text:span><text:span text:style-name="T14">];</text:span></text:p>
      <text:p text:style-name="P7"><text:span text:style-name="T5">06 </text:span><text:tab/> <text:s text:c="3"/><text:span text:style-name="T11">for</text:span><text:span text:style-name="T14">(</text:span><text:span text:style-name="T11">var</text:span> <text:span text:style-name="T14">x</text:span> <text:span text:style-name="T14">=</text:span> <text:span text:style-name="T21">0</text:span><text:span text:style-name="T14">;</text:span> <text:span text:style-name="T14">x</text:span> <text:span text:style-name="T14">&lt;</text:span> <text:span text:style-name="T14">vendors.length</text:span> <text:span text:style-name="T14">&amp;&amp; !window.requestAnimationFrame; ++x) {</text:span></text:p>
      <text:p text:style-name="P7"><text:span text:style-name="T5">07 </text:span><text:span text:style-name="T14"><text:tab/> <text:s text:c="7"/>window.requestAnimationFrame</text:span> <text:span text:style-name="T14">=</text:span> <text:span text:style-name="T14">window[vendors[x]+</text:span><text:span text:style-name="T19">'RequestAnimationFrame'</text:span><text:span text:style-name="T14">];</text:span></text:p>
      <text:p text:style-name="P7"><text:span text:style-name="T5">08 </text:span><text:span text:style-name="T14"><text:tab/> <text:s text:c="7"/>window.cancelAnimationFrame</text:span> <text:span text:style-name="T14">=</text:span> <text:span text:style-name="T14">window[vendors[x]+</text:span><text:span text:style-name="T19">'CancelAnimationFrame'</text:span><text:span text:style-name="T14">]</text:span></text:p>
      <text:p text:style-name="P7"><text:span text:style-name="T5">09 </text:span><text:tab/> <text:s text:c="34"/><text:span text:style-name="T14">||</text:span> <text:span text:style-name="T14">window[vendors[x]+</text:span><text:span text:style-name="T19">'CancelRequestAnimationFrame'</text:span><text:span text:style-name="T14">];</text:span></text:p>
      <text:p text:style-name="P7"><text:span text:style-name="T5">10 </text:span><text:tab/> <text:s text:c="3"/><text:span text:style-name="T14">}</text:span></text:p>
      <text:p text:style-name="P7"><text:span text:style-name="T5">11 </text:span><text:tab/> </text:p>
      <text:p text:style-name="P7"><text:span text:style-name="T5">12 </text:span><text:tab/> <text:s text:c="3"/><text:span text:style-name="T11">if</text:span> <text:span text:style-name="T14">(!window.requestAnimationFrame)</text:span></text:p>
      <text:p text:style-name="P7"><text:span text:style-name="T5">13 </text:span><text:span text:style-name="T14"><text:tab/> <text:s text:c="7"/>window.requestAnimationFrame</text:span> <text:span text:style-name="T14">=</text:span> <text:span text:style-name="T11">function</text:span><text:span text:style-name="T14">(callback,</text:span> <text:span text:style-name="T14">element) {</text:span></text:p>
      <text:p text:style-name="P7"><text:span text:style-name="T5">14 </text:span><text:tab/> <text:s text:c="11"/><text:span text:style-name="T11">var</text:span> <text:span text:style-name="T14">currTime</text:span> <text:span text:style-name="T14">=</text:span> <text:span text:style-name="T11">new</text:span> <text:span text:style-name="T22">Date</text:span><text:span text:style-name="T14">().</text:span><text:span text:style-name="T22">getTime</text:span><text:span text:style-name="T14">();</text:span></text:p>
      <text:p text:style-name="P7"><text:span text:style-name="T5">15 </text:span><text:tab/> <text:s text:c="11"/><text:span text:style-name="T11">var</text:span> <text:span text:style-name="T14">timeToCall</text:span> <text:span text:style-name="T14">=</text:span> <text:span text:style-name="T14">Math.</text:span><text:span text:style-name="T22">max</text:span><text:span text:style-name="T14">(</text:span><text:span text:style-name="T21">0</text:span><text:span text:style-name="T14">,</text:span> <text:span text:style-name="T21">16</text:span> <text:span text:style-name="T14">- (currTime</text:span> <text:span text:style-name="T14">-</text:span> <text:span text:style-name="T14">lastTime));</text:span></text:p>
      <text:p text:style-name="P7"><text:span text:style-name="T5">16 </text:span><text:tab/> <text:s text:c="11"/><text:span text:style-name="T11">var</text:span> <text:span text:style-name="T14">id</text:span> <text:span text:style-name="T14">=</text:span> <text:span text:style-name="T14">window.</text:span><text:span text:style-name="T22">setTimeout</text:span><text:span text:style-name="T14">(</text:span><text:span text:style-name="T11">function</text:span><text:span text:style-name="T14">() {</text:span> <text:span text:style-name="T22">callback</text:span><text:span text:style-name="T14">(currTime</text:span> <text:span text:style-name="T14">+</text:span> <text:span text:style-name="T14">timeToCall); },</text:span></text:p>
      <text:p text:style-name="P7"><text:span text:style-name="T5">17 </text:span><text:span text:style-name="T14"><text:tab/> <text:s text:c="13"/>timeToCall);</text:span></text:p>
      <text:p text:style-name="P7"><text:span text:style-name="T5">18 </text:span><text:span text:style-name="T14"><text:tab/> <text:s text:c="11"/>lastTime</text:span> <text:span text:style-name="T14">=</text:span> <text:span text:style-name="T14">currTime</text:span> <text:span text:style-name="T14">+</text:span> <text:span text:style-name="T14">timeToCall;</text:span></text:p>
      <text:p text:style-name="P7"><text:span text:style-name="T5">19 </text:span><text:tab/> <text:s text:c="11"/><text:span text:style-name="T11">return</text:span> <text:span text:style-name="T14">id;</text:span></text:p>
      <text:p text:style-name="P7"><text:span text:style-name="T5">20 </text:span><text:tab/> <text:s text:c="7"/><text:span text:style-name="T14">};</text:span></text:p>
      <text:p text:style-name="P7"><text:span text:style-name="T5">21 </text:span><text:tab/> </text:p>
      <text:p text:style-name="P7"><text:span text:style-name="T5">22 </text:span><text:tab/> <text:s text:c="3"/><text:span text:style-name="T11">if</text:span> <text:span text:style-name="T14">(!window.cancelAnimationFrame)</text:span></text:p>
      <text:p text:style-name="P7"><text:span text:style-name="T5">23 </text:span><text:span text:style-name="T14"><text:tab/> <text:s text:c="7"/>window.cancelAnimationFrame</text:span> <text:span text:style-name="T14">=</text:span> <text:span text:style-name="T11">function</text:span><text:span text:style-name="T14">(id) {</text:span></text:p>
      <text:p text:style-name="P7"><text:span text:style-name="T5">24 </text:span><text:tab/> <text:s text:c="11"/><text:span text:style-name="T22">clearTimeout</text:span><text:span text:style-name="T14">(id);</text:span></text:p>
      <text:p text:style-name="P7"><text:span text:style-name="T5">25 </text:span><text:tab/> <text:s text:c="7"/><text:span text:style-name="T14">};</text:span></text:p>
      <text:p text:style-name="P7"><text:span text:style-name="T5">26 </text:span><text:tab/><text:span text:style-name="T14">}());</text:span></text:p>
      <text:p text:style-name="P7"><text:span text:style-name="T5">27 </text:span><text:tab/></text:p>
      <text:p text:style-name="P7"><text:span text:style-name="T5">28 </text:span><text:tab/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7"><text:span text:style-name="T5">29 </text:span><text:tab/></text:p>
      <text:p text:style-name="P7"><text:span text:style-name="T5">30 </text:span><text:tab/><text:span text:style-name="T11">function</text:span> <text:span text:style-name="T22">initStage</text:span><text:span text:style-name="T14">(){</text:span></text:p>
      <text:p text:style-name="P7"><text:span text:style-name="T5">31 </text:span><text:span text:style-name="T14"><text:tab/><text:tab/>stage</text:span> <text:span text:style-name="T14">=</text:span> <text:span text:style-name="T11">new</text:span> <text:span text:style-name="T14">Kinetic.</text:span><text:span text:style-name="T22">Stage</text:span><text:span text:style-name="T14">({</text:span></text:p>
      <text:p text:style-name="P7"><text:span text:style-name="T5">32 </text:span><text:span text:style-name="T14"><text:tab/><text:tab/> <text:s text:c="3"/>container</text:span> <text:span text:style-name="T14">:</text:span> <text:span text:style-name="T19">"container"</text:span><text:span text:style-name="T14">,</text:span></text:p>
      <text:p text:style-name="P7"><text:span text:style-name="T5">33 </text:span><text:span text:style-name="T14"><text:tab/><text:tab/> <text:s text:c="3"/>width:</text:span> <text:span text:style-name="T14">screen.width,</text:span></text:p>
      <text:p text:style-name="P7"><text:span text:style-name="T5">34 </text:span><text:span text:style-name="T14"><text:tab/><text:tab/> <text:s text:c="3"/>height:</text:span> <text:span text:style-name="T14">screen.height-</text:span><text:span text:style-name="T21">100</text:span></text:p>
      <text:p text:style-name="P7"><text:span text:style-name="T5">35 </text:span><text:tab/><text:tab/><text:span text:style-name="T14">});</text:span></text:p>
      <text:p text:style-name="P7"><text:span text:style-name="T5">36 </text:span><text:tab/><text:tab/></text:p>
      <text:p text:style-name="P7"><text:span text:style-name="T5">37 </text:span><text:tab/><text:tab/><text:span text:style-name="T11">var</text:span> <text:span text:style-name="T14">background</text:span> <text:span text:style-name="T14">=</text:span> <text:span text:style-name="T11">new</text:span> <text:span text:style-name="T22">Background</text:span><text:span text:style-name="T14">();</text:span></text:p>
      <text:p text:style-name="P7"><text:span text:style-name="T5">38 </text:span><text:tab/><text:tab/><text:span text:style-name="T11">var</text:span> <text:span text:style-name="T14">player</text:span> <text:span text:style-name="T14">=</text:span> <text:span text:style-name="T11">new</text:span> <text:span text:style-name="T22">Player</text:span><text:span text:style-name="T14">(background);</text:span><text:tab/><text:tab/></text:p>
      <text:p text:style-name="P7"><text:span text:style-name="T5">39 </text:span><text:tab/><text:tab/><text:span text:style-name="T11">var</text:span> <text:span text:style-name="T14">opponents</text:span> <text:span text:style-name="T14">=</text:span> <text:span text:style-name="T11">new</text:span> <text:span text:style-name="T22">Opponents</text:span><text:span text:style-name="T14">(background);</text:span></text:p>
      <text:p text:style-name="P7"><text:span text:style-name="T5">40 </text:span><text:tab/><text:tab/><text:span text:style-name="T11">var</text:span> <text:span text:style-name="T14">menu</text:span> <text:span text:style-name="T14">=</text:span> <text:span text:style-name="T11">new</text:span> <text:span text:style-name="T22">initMenu</text:span><text:span text:style-name="T14">(stage);</text:span></text:p>
      <text:p text:style-name="P7"><text:span text:style-name="T5">41 </text:span><text:span text:style-name="T14"><text:tab/><text:tab/>menu.text.</text:span><text:span text:style-name="T22">setText</text:span><text:span text:style-name="T14">(</text:span><text:span text:style-name="T19">"Drag-Me HTML5</text:span><text:span text:style-name="T26">\n\n\n</text:span><text:span text:style-name="T19">Pulse sobre el cuadrado central para empezar a jugar"</text:span><text:span text:style-name="T14">);</text:span></text:p>
      <text:p text:style-name="P7"><text:span text:style-name="T5">42 </text:span><text:tab/><text:tab/><text:span text:style-name="T11">new</text:span> <text:span text:style-name="T22">Game</text:span><text:span text:style-name="T14">(background,</text:span> <text:span text:style-name="T14">player,</text:span> <text:span text:style-name="T14">opponents,</text:span> <text:span text:style-name="T14">menu);</text:span></text:p>
      <text:p text:style-name="P7"><text:span text:style-name="T5">43 </text:span><text:tab/><text:span text:style-name="T14">}</text:span></text:p>
      <text:p text:style-name="P7"><text:span text:style-name="T5">44 </text:span><text:tab/></text:p>
      <text:p text:style-name="P7"><text:span text:style-name="T5">45 </text:span><text:tab/><text:span text:style-name="T11">function</text:span> <text:span text:style-name="T22">Background</text:span><text:span text:style-name="T14">(){</text:span></text:p>
      <text:p text:style-name="P7"><text:span text:style-name="T5">46 </text:span><text:tab/><text:tab/><text:span text:style-name="T11">this</text:span><text:span text:style-name="T14">.squareOu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47 </text:span><text:span text:style-name="T14"><text:s text:c="12"/>fill:</text:span> <text:span text:style-name="T14">configuration.board.backgroundOutColor,</text:span></text:p>
      <text:p text:style-name="P7"><text:span text:style-name="T5">48 </text:span><text:span text:style-name="T14"><text:s text:c="12"/>x</text:span> <text:span text:style-name="T14">:</text:span> <text:span text:style-name="T21">0</text:span><text:span text:style-name="T14">,</text:span></text:p>
      <text:p text:style-name="P7"><text:span text:style-name="T5">49 </text:span><text:span text:style-name="T14"><text:s text:c="12"/>y</text:span> <text:span text:style-name="T14">:</text:span> <text:span text:style-name="T21">0</text:span><text:span text:style-name="T14">,</text:span></text:p>
      <text:p text:style-name="P7"><text:span text:style-name="T5">50 </text:span><text:span text:style-name="T14"><text:s text:c="12"/>width: (stage.</text:span><text:span text:style-name="T22">getWidth</text:span><text:span text:style-name="T14">()*</text:span><text:span text:style-name="T21">0.7</text:span><text:span text:style-name="T14">),</text:span></text:p>
      <text:p text:style-name="P7"><text:span text:style-name="T5">51 </text:span><text:span text:style-name="T14"><text:s text:c="12"/>height:</text:span> <text:span text:style-name="T14">stage.</text:span><text:span text:style-name="T22">getHeight</text:span><text:span text:style-name="T14">(),</text:span></text:p>
      <text:p text:style-name="P7"><text:soft-page-break/><text:span text:style-name="T5">52 </text:span><text:span text:style-name="T14"><text:s text:c="12"/>cornerRadius:</text:span> <text:span text:style-name="T21">10</text:span><text:span text:style-name="T14">,</text:span></text:p>
      <text:p text:style-name="P7"><text:span text:style-name="T5">53 </text:span><text:span text:style-name="T14"><text:s text:c="12"/>shadowColor:</text:span> <text:span text:style-name="T19">'black'</text:span><text:span text:style-name="T14">,</text:span></text:p>
      <text:p text:style-name="P7"><text:span text:style-name="T5">54 </text:span><text:span text:style-name="T14"><text:s text:c="12"/>shadowBlur:</text:span> <text:span text:style-name="T21">10</text:span><text:span text:style-name="T14">,</text:span></text:p>
      <text:p text:style-name="P7"><text:span text:style-name="T5">55 </text:span><text:span text:style-name="T14"><text:s text:c="12"/>shadowOffset:</text:span> <text:span text:style-name="T21">10</text:span><text:span text:style-name="T14">,</text:span></text:p>
      <text:p text:style-name="P7"><text:span text:style-name="T5">56 </text:span><text:span text:style-name="T14"><text:s text:c="12"/>shadowOpacity:</text:span> <text:span text:style-name="T21">0.5</text:span></text:p>
      <text:p text:style-name="P7"><text:span text:style-name="T5">57 </text:span><text:tab/><text:tab/><text:span text:style-name="T14">});</text:span></text:p>
      <text:p text:style-name="P7"><text:span text:style-name="T5">58 </text:span><text:tab/><text:tab/><text:span text:style-name="T11">this</text:span><text:span text:style-name="T14">.squareIn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59 </text:span><text:span text:style-name="T14"><text:s text:c="12"/>fill:</text:span> <text:span text:style-name="T14">configuration.board.backgroundInColor,</text:span></text:p>
      <text:p text:style-name="P7"><text:span text:style-name="T5">60 </text:span><text:span text:style-name="T14"><text:s text:c="12"/>x</text:span> <text:span text:style-name="T14">:</text:span> <text:span text:style-name="T21">40</text:span><text:span text:style-name="T14">,</text:span></text:p>
      <text:p text:style-name="P7"><text:span text:style-name="T5">61 </text:span><text:span text:style-name="T14"><text:s text:c="12"/>y</text:span> <text:span text:style-name="T14">:</text:span> <text:span text:style-name="T21">40</text:span><text:span text:style-name="T14">,</text:span></text:p>
      <text:p text:style-name="P7"><text:span text:style-name="T5">62 </text:span><text:span text:style-name="T14"><text:s text:c="12"/>width:</text:span> <text:span text:style-name="T11">this</text:span><text:span text:style-name="T14">.squareOut.</text:span><text:span text:style-name="T22">getWidth</text:span><text:span text:style-name="T14">()-(</text:span><text:span text:style-name="T21">40</text:span><text:span text:style-name="T14">*</text:span><text:span text:style-name="T21">2</text:span><text:span text:style-name="T14">),</text:span></text:p>
      <text:p text:style-name="P7"><text:span text:style-name="T5">63 </text:span><text:span text:style-name="T14"><text:s text:c="12"/>height:</text:span> <text:span text:style-name="T11">this</text:span><text:span text:style-name="T14">.squareOut.</text:span><text:span text:style-name="T22">getHeight</text:span><text:span text:style-name="T14">()-(</text:span><text:span text:style-name="T21">40</text:span><text:span text:style-name="T14">*</text:span><text:span text:style-name="T21">2</text:span><text:span text:style-name="T14">),</text:span></text:p>
      <text:p text:style-name="P7"><text:span text:style-name="T5">64 </text:span><text:span text:style-name="T14"><text:s text:c="12"/>cornerRadius:</text:span> <text:span text:style-name="T21">5</text:span></text:p>
      <text:p text:style-name="P7"><text:span text:style-name="T5">65 </text:span><text:tab/><text:tab/><text:span text:style-name="T14">});</text:span></text:p>
      <text:p text:style-name="P7"><text:span text:style-name="T5">66 </text:span><text:tab/><text:tab/><text:span text:style-name="T11">this</text:span><text:span text:style-name="T14">.group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7"><text:span text:style-name="T5">67 </text:span><text:tab/><text:tab/><text:span text:style-name="T11">this</text:span><text:span text:style-name="T14">.group.</text:span><text:span text:style-name="T22">add</text:span><text:span text:style-name="T14">(</text:span><text:span text:style-name="T11">this</text:span><text:span text:style-name="T14">.squareOut);</text:span></text:p>
      <text:p text:style-name="P7"><text:span text:style-name="T5">68 </text:span><text:tab/><text:tab/><text:span text:style-name="T11">this</text:span><text:span text:style-name="T14">.group.</text:span><text:span text:style-name="T22">add</text:span><text:span text:style-name="T14">(</text:span><text:span text:style-name="T11">this</text:span><text:span text:style-name="T14">.squareIn);</text:span></text:p>
      <text:p text:style-name="P7"><text:span text:style-name="T5">69 </text:span><text:tab/><text:tab/></text:p>
      <text:p text:style-name="P7"><text:span text:style-name="T5">70 </text:span><text:tab/><text:tab/><text:span text:style-name="T11">this</text:span><text:span text:style-name="T14">.background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71 </text:span><text:tab/><text:tab/><text:span text:style-name="T11">this</text:span><text:span text:style-name="T14">.backgroundLayer.</text:span><text:span text:style-name="T22">add</text:span><text:span text:style-name="T14">(</text:span><text:span text:style-name="T11">this</text:span><text:span text:style-name="T14">.group);</text:span></text:p>
      <text:p text:style-name="P7"><text:span text:style-name="T5">72 </text:span><text:span text:style-name="T14"><text:tab/><text:tab/>stage.</text:span><text:span text:style-name="T22">add</text:span><text:span text:style-name="T14">(</text:span><text:span text:style-name="T11">this</text:span><text:span text:style-name="T14">.backgroundLayer);</text:span></text:p>
      <text:p text:style-name="P7"><text:span text:style-name="T5">73 </text:span><text:tab/><text:span text:style-name="T14">}</text:span></text:p>
      <text:p text:style-name="P7"><text:span text:style-name="T5">74 </text:span><text:tab/></text:p>
      <text:p text:style-name="P7"><text:span text:style-name="T5">75 </text:span><text:tab/><text:span text:style-name="T11">function</text:span> <text:span text:style-name="T22">Player</text:span><text:span text:style-name="T14">(background){</text:span></text:p>
      <text:p text:style-name="P7"><text:span text:style-name="T5">76 </text:span><text:tab/><text:tab/><text:span text:style-name="T11">this</text:span><text:span text:style-name="T14">.squar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77 </text:span><text:span text:style-name="T14"><text:s text:c="12"/>fill:</text:span> <text:span text:style-name="T14">calibration.eyeLeft,</text:span></text:p>
      <text:p text:style-name="P7"><text:span text:style-name="T5">78 </text:span><text:span text:style-name="T14"><text:s text:c="12"/>x</text:span> <text:span text:style-name="T14">:</text:span> <text:span text:style-name="T14">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,</text:span></text:p>
      <text:p text:style-name="P7"><text:span text:style-name="T5">79 </text:span><text:span text:style-name="T14"><text:s text:c="12"/>y</text:span> <text:span text:style-name="T14">:</text:span> <text:span text:style-name="T14">background.squareOut.</text:span><text:span text:style-name="T22">getHeight</text:span><text:span text:style-name="T14">()</text:span><text:span text:style-name="T24">/2-configuration.pieces.playerSize/</text:span><text:span text:style-name="T21">2</text:span><text:span text:style-name="T14">,</text:span></text:p>
      <text:p text:style-name="P7"><text:span text:style-name="T5">80 </text:span><text:span text:style-name="T14"><text:s text:c="12"/>width:</text:span> <text:span text:style-name="T14">configuration.pieces.playerSize,</text:span></text:p>
      <text:p text:style-name="P7"><text:span text:style-name="T5">81 </text:span><text:span text:style-name="T14"><text:s text:c="12"/>height:</text:span> <text:span text:style-name="T14">configuration.pieces.playerSize,</text:span></text:p>
      <text:p text:style-name="P8">82 // <text:s text:c="9"/>stroke: 'black',</text:p>
      <text:p text:style-name="P8">83 //<text:tab/><text:tab/><text:tab/>strokeWidth: 4,</text:p>
      <text:p text:style-name="P7"><text:span text:style-name="T5">84 </text:span><text:span text:style-name="T14"><text:tab/><text:tab/><text:tab/>cornerRadius:</text:span> <text:span text:style-name="T21">5</text:span><text:span text:style-name="T14">,</text:span></text:p>
      <text:p text:style-name="P7"><text:span text:style-name="T5">85 </text:span><text:span text:style-name="T14"><text:s text:c="12"/>draggable:</text:span> <text:span text:style-name="T11">true</text:span><text:span text:style-name="T14">,</text:span></text:p>
      <text:p text:style-name="P7"><text:span text:style-name="T5">86 </text:span><text:span text:style-name="T14"><text:s text:c="12"/>dragBoundFunc:</text:span> <text:span text:style-name="T11">function</text:span><text:span text:style-name="T14">(pos) {</text:span></text:p>
      <text:p text:style-name="P7"><text:span text:style-name="T5">87 </text:span><text:s text:c="16"/><text:span text:style-name="T11">return</text:span> <text:span text:style-name="T14">{</text:span></text:p>
      <text:p text:style-name="P7"><text:span text:style-name="T5">88 </text:span><text:span text:style-name="T14"><text:s text:c="18"/>x:</text:span> <text:span text:style-name="T14">pos.x,</text:span></text:p>
      <text:p text:style-name="P7"><text:span text:style-name="T5">89 </text:span><text:span text:style-name="T14"><text:s text:c="18"/>y:</text:span> <text:span text:style-name="T14">pos.y</text:span></text:p>
      <text:p text:style-name="P7"><text:span text:style-name="T5">90 </text:span><text:s text:c="16"/><text:span text:style-name="T14">};</text:span></text:p>
      <text:p text:style-name="P7"><text:span text:style-name="T5">91 </text:span><text:s text:c="12"/><text:span text:style-name="T14">},</text:span></text:p>
      <text:p text:style-name="P7"><text:span text:style-name="T5">92 </text:span><text:span text:style-name="T14"><text:s text:c="12"/>id:</text:span> <text:span text:style-name="T19">'player'</text:span></text:p>
      <text:p text:style-name="P7"><text:span text:style-name="T5">93 </text:span><text:tab/><text:tab/><text:span text:style-name="T14">});</text:span></text:p>
      <text:p text:style-name="P7"><text:span text:style-name="T5">94 </text:span><text:tab/><text:tab/><text:span text:style-name="T11">this</text:span><text:span text:style-name="T14">.playerLayer</text:span> <text:span text:style-name="T14">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95 </text:span><text:tab/><text:tab/><text:span text:style-name="T11">this</text:span><text:span text:style-name="T14">.playerLayer.</text:span><text:span text:style-name="T22">add</text:span><text:span text:style-name="T14">(</text:span><text:span text:style-name="T11">this</text:span><text:span text:style-name="T14">.square);</text:span></text:p>
      <text:p text:style-name="P7"><text:span text:style-name="T5">96 </text:span><text:span text:style-name="T14"><text:tab/><text:tab/>stage.</text:span><text:span text:style-name="T22">add</text:span><text:span text:style-name="T14">(</text:span><text:span text:style-name="T11">this</text:span><text:span text:style-name="T14">.playerLayer);</text:span></text:p>
      <text:p text:style-name="P7"><text:span text:style-name="T5">97 </text:span><text:tab/><text:span text:style-name="T14">};</text:span></text:p>
      <text:p text:style-name="P7"><text:span text:style-name="T5">98 </text:span><text:tab/></text:p>
      <text:p text:style-name="P7"><text:span text:style-name="T5">99 </text:span><text:tab/><text:span text:style-name="T11">function</text:span> <text:span text:style-name="T22">Opponents</text:span><text:span text:style-name="T14">(background){</text:span></text:p>
      <text:p text:style-name="P7"><text:span text:style-name="T5">100 </text:span><text:tab/><text:tab/><text:span text:style-name="T11">this</text:span><text:span text:style-name="T14">.nOpponents</text:span> <text:span text:style-name="T14">=</text:span> <text:span text:style-name="T21">4</text:span><text:span text:style-name="T14">;</text:span></text:p>
      <text:p text:style-name="P7"><text:span text:style-name="T5">101 </text:span><text:tab/><text:tab/><text:span text:style-name="T11">this</text:span><text:span text:style-name="T14">.opponentLayer</text:span> <text:span text:style-name="T14">=</text:span> <text:span text:style-name="T14">stage.</text:span><text:span text:style-name="T22">find</text:span><text:span text:style-name="T14">(</text:span><text:span text:style-name="T19">'#player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102 </text:span><text:tab/><text:tab/><text:span text:style-name="T11">this</text:span><text:span text:style-name="T14">.opponents</text:span> <text:span text:style-name="T14">=</text:span> <text:span text:style-name="T11">new</text:span> <text:span text:style-name="T22">Array</text:span><text:span text:style-name="T14">();</text:span></text:p>
      <text:p text:style-name="P7"><text:span text:style-name="T5">103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i&lt;</text:span><text:span text:style-name="T11">this</text:span><text:span text:style-name="T14">.nOpponents;</text:span> <text:span text:style-name="T14">i++){</text:span></text:p>
      <text:p text:style-name="P7"><text:span text:style-name="T5">104 </text:span><text:tab/><text:tab/><text:tab/><text:span text:style-name="T11">var</text:span> <text:span text:style-name="T14">op</text:span> <text:span text:style-name="T14">=</text:span> <text:span text:style-name="T11">new</text:span> <text:span text:style-name="T22">Opponent</text:span><text:span text:style-name="T14">(background);</text:span></text:p>
      <text:p text:style-name="P7"><text:span text:style-name="T5">105 </text:span><text:tab/><text:tab/><text:tab/><text:span text:style-name="T11">this</text:span><text:span text:style-name="T14">.opponentLayer.</text:span><text:span text:style-name="T22">add</text:span><text:span text:style-name="T14">(op.opponent);</text:span></text:p>
      <text:p text:style-name="P7"><text:span text:style-name="T5">106 </text:span><text:tab/><text:tab/><text:tab/><text:span text:style-name="T11">this</text:span><text:span text:style-name="T14">.opponents.</text:span><text:span text:style-name="T22">push</text:span><text:span text:style-name="T14">(op);</text:span></text:p>
      <text:p text:style-name="P7"><text:span text:style-name="T5">107 </text:span><text:tab/><text:tab/><text:span text:style-name="T14">};</text:span></text:p>
      <text:p text:style-name="P7"><text:span text:style-name="T5">108 </text:span><text:span text:style-name="T14"><text:s text:c="8"/>stage.</text:span><text:span text:style-name="T22">add</text:span><text:span text:style-name="T14">(</text:span><text:span text:style-name="T11">this</text:span><text:span text:style-name="T14">.opponentLayer);</text:span></text:p>
      <text:p text:style-name="P7"><text:span text:style-name="T5">109 </text:span><text:tab/><text:span text:style-name="T14">};</text:span></text:p>
      <text:p text:style-name="P7"><text:span text:style-name="T5">110 </text:span><text:tab/></text:p>
      <text:p text:style-name="P7"><text:span text:style-name="T5">111 </text:span><text:tab/><text:span text:style-name="T11">function</text:span> <text:span text:style-name="T22">Opponent</text:span><text:span text:style-name="T14">(background){</text:span><text:tab/></text:p>
      <text:p text:style-name="P7"><text:span text:style-name="T5">112 </text:span><text:tab/><text:tab/><text:span text:style-name="T11">var</text:span> <text:span text:style-name="T14">size</text:span> <text:span text:style-name="T14">=</text:span> <text:span text:style-name="T11">this</text:span><text:span text:style-name="T14">.</text:span><text:span text:style-name="T22">getRandomSize</text:span><text:span text:style-name="T14">();</text:span></text:p>
      <text:p text:style-name="P7"><text:span text:style-name="T5">113 </text:span><text:tab/><text:tab/><text:span text:style-name="T11">var</text:span> <text:span text:style-name="T14">pos</text:span> <text:span text:style-name="T14">=</text:span> <text:span text:style-name="T11">this</text:span><text:span text:style-name="T14">.</text:span><text:span text:style-name="T22">getRandomPos</text:span><text:span text:style-name="T14">(background,</text:span> <text:span text:style-name="T14">size);</text:span></text:p>
      <text:p text:style-name="P7"><text:soft-page-break/><text:span text:style-name="T5">114 </text:span><text:tab/><text:tab/><text:span text:style-name="T11">var</text:span> <text:span text:style-name="T14">dir</text:span> <text:span text:style-name="T14">=</text:span> <text:span text:style-name="T11">this</text:span><text:span text:style-name="T14">.</text:span><text:span text:style-name="T22">getRandomDir</text:span><text:span text:style-name="T14">();</text:span></text:p>
      <text:p text:style-name="P7"><text:span text:style-name="T5">115 </text:span><text:tab/><text:tab/><text:span text:style-name="T11">this</text:span><text:span text:style-name="T14">.opponent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16 </text:span><text:span text:style-name="T14"><text:tab/><text:tab/><text:tab/>x:</text:span> <text:span text:style-name="T14">pos.x,</text:span></text:p>
      <text:p text:style-name="P7"><text:span text:style-name="T5">117 </text:span><text:span text:style-name="T14"><text:tab/><text:tab/><text:tab/>y:</text:span> <text:span text:style-name="T14">pos.y,</text:span></text:p>
      <text:p text:style-name="P7"><text:span text:style-name="T5">118 </text:span><text:span text:style-name="T14"><text:tab/><text:tab/><text:tab/>width:</text:span> <text:span text:style-name="T14">size.x,</text:span></text:p>
      <text:p text:style-name="P7"><text:span text:style-name="T5">119 </text:span><text:span text:style-name="T14"><text:tab/><text:tab/><text:tab/>height:</text:span> <text:span text:style-name="T14">size.y,</text:span></text:p>
      <text:p text:style-name="P7"><text:span text:style-name="T5">120 </text:span><text:span text:style-name="T14"><text:tab/><text:tab/><text:tab/>fill:</text:span> <text:span text:style-name="T14">calibration.eyeRight,</text:span></text:p>
      <text:p text:style-name="P8">121 //<text:tab/><text:tab/><text:tab/>stroke: 'black',</text:p>
      <text:p text:style-name="P8">122 //<text:tab/><text:tab/><text:tab/>strokeWidth: 4,</text:p>
      <text:p text:style-name="P7"><text:span text:style-name="T5">123 </text:span><text:span text:style-name="T14"><text:tab/><text:tab/><text:tab/>cornerRadius:</text:span> <text:span text:style-name="T21">5</text:span></text:p>
      <text:p text:style-name="P7"><text:span text:style-name="T5">124 </text:span><text:tab/><text:tab/><text:span text:style-name="T14">});</text:span></text:p>
      <text:p text:style-name="P7"><text:span text:style-name="T5">125 </text:span><text:tab/><text:tab/><text:span text:style-name="T11">this</text:span><text:span text:style-name="T14">.speed</text:span> <text:span text:style-name="T14">=</text:span> <text:span text:style-name="T14">configuration.pieces.opponentSpeed;</text:span></text:p>
      <text:p text:style-name="P7"><text:span text:style-name="T5">126 </text:span><text:s text:c="8"/><text:span text:style-name="T11">this</text:span><text:span text:style-name="T14">.direction</text:span> <text:span text:style-name="T14">= {</text:span> <text:span text:style-name="T14">x:</text:span> <text:span text:style-name="T14">dir.x,</text:span> <text:span text:style-name="T14">y:</text:span> <text:span text:style-name="T14">dir.y</text:span> <text:span text:style-name="T14">};</text:span></text:p>
      <text:p text:style-name="P7"><text:span text:style-name="T5">127 </text:span><text:tab/><text:span text:style-name="T14">}</text:span></text:p>
      <text:p text:style-name="P7"><text:span text:style-name="T5">128 </text:span><text:span text:style-name="T14"><text:tab/></text:span></text:p>
      <text:p text:style-name="P7"><text:span text:style-name="T5">129 </text:span><text:span text:style-name="T14"><text:tab/>Opponent.</text:span><text:span text:style-name="T11">prototype</text:span><text:span text:style-name="T14">.getRandomSize</text:span> <text:span text:style-name="T14">=</text:span> <text:span text:style-name="T11">function</text:span><text:span text:style-name="T14">(){</text:span></text:p>
      <text:p text:style-name="P7"><text:span text:style-name="T5">130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7"><text:span text:style-name="T5">131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7"><text:span text:style-name="T5">132 </text:span><text:tab/><text:tab/><text:tab/><text:span text:style-name="T11">var</text:span> <text:span text:style-name="T14">range</text:span> <text:span text:style-name="T14">=</text:span> <text:span text:style-name="T21">100</text:span> <text:span text:style-name="T14">-</text:span> <text:span text:style-name="T21">30</text:span><text:span text:style-name="T14">;</text:span> </text:p>
      <text:p text:style-name="P7"><text:span text:style-name="T5">133 </text:span><text:tab/><text:tab/> <text:s text:c="2"/><text:tab/><text:span text:style-name="T11">var</text:span> <text:span text:style-name="T14">aleat</text:span> <text:span text:style-name="T14">=</text:span> <text:span text:style-name="T14">Math.</text:span><text:span text:style-name="T22">random</text:span><text:span text:style-name="T14">() *</text:span> <text:span text:style-name="T14">range;</text:span> </text:p>
      <text:p text:style-name="P7"><text:span text:style-name="T5">134 </text:span><text:span text:style-name="T14"><text:tab/><text:tab/> <text:s text:c="2"/><text:tab/>aleat</text:span> <text:span text:style-name="T14">=</text:span> <text:span text:style-name="T14">Math.</text:span><text:span text:style-name="T22">round</text:span><text:span text:style-name="T14">(aleat);</text:span></text:p>
      <text:p text:style-name="P7"><text:span text:style-name="T5">135 </text:span><text:span text:style-name="T14"><text:tab/><text:tab/> <text:s text:c="2"/><text:tab/>aux[i] =</text:span> <text:span text:style-name="T22">parseInt</text:span><text:span text:style-name="T14">(</text:span><text:span text:style-name="T21">10</text:span><text:span text:style-name="T14">) +</text:span> <text:span text:style-name="T14">aleat;</text:span></text:p>
      <text:p text:style-name="P7"><text:span text:style-name="T5">136 </text:span><text:tab/><text:tab/><text:span text:style-name="T14">}</text:span></text:p>
      <text:p text:style-name="P7"><text:span text:style-name="T5">137 </text:span><text:tab/> <text:s text:c="2"/><text:tab/><text:span text:style-name="T11">return</text:span> <text:span text:style-name="T14">aux;</text:span></text:p>
      <text:p text:style-name="P7"><text:span text:style-name="T5">138 </text:span><text:tab/><text:span text:style-name="T14">};</text:span></text:p>
      <text:p text:style-name="P7"><text:span text:style-name="T5">139 </text:span><text:span text:style-name="T14"><text:tab/></text:span></text:p>
      <text:p text:style-name="P7"><text:span text:style-name="T5">140 </text:span><text:span text:style-name="T14"><text:tab/>Opponent.</text:span><text:span text:style-name="T11">prototype</text:span><text:span text:style-name="T14">.getRandomPos</text:span> <text:span text:style-name="T14">=</text:span> <text:span text:style-name="T11">function</text:span><text:span text:style-name="T14">(background,</text:span> <text:span text:style-name="T14">size){</text:span></text:p>
      <text:p text:style-name="P7"><text:span text:style-name="T5">141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7"><text:span text:style-name="T5">142 </text:span><text:tab/><text:tab/><text:span text:style-name="T11">do</text:span><text:span text:style-name="T14">{</text:span></text:p>
      <text:p text:style-name="P7"><text:span text:style-name="T5">143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7"><text:span text:style-name="T5">144 </text:span><text:span text:style-name="T14"><text:tab/><text:tab/><text:tab/>aux[i] =</text:span> <text:span text:style-name="T14">Math.</text:span><text:span text:style-name="T22">floor</text:span><text:span text:style-name="T14">((Math.</text:span><text:span text:style-name="T22">random</text:span><text:span text:style-name="T14">()*background.squareIn.</text:span><text:span text:style-name="T22">getHeight</text:span><text:span text:style-name="T14">())+</text:span><text:span text:style-name="T21">1</text:span><text:span text:style-name="T14">);</text:span></text:p>
      <text:p text:style-name="P7"><text:span text:style-name="T5">145 </text:span><text:tab/><text:tab/><text:span text:style-name="T14">};</text:span></text:p>
      <text:p text:style-name="P7"><text:span text:style-name="T5">146 </text:span><text:tab/><text:tab/><text:span text:style-name="T14">}</text:span><text:span text:style-name="T11">while</text:span><text:span text:style-name="T14">(</text:span><text:span text:style-name="T11">this</text:span><text:span text:style-name="T14">.</text:span><text:span text:style-name="T22">isCollision</text:span><text:span text:style-name="T14">(background,</text:span> <text:span text:style-name="T14">aux,size));</text:span></text:p>
      <text:p text:style-name="P7"><text:span text:style-name="T5">147 </text:span><text:tab/> <text:s text:c="2"/><text:tab/><text:span text:style-name="T11">return</text:span> <text:span text:style-name="T14">aux;</text:span></text:p>
      <text:p text:style-name="P7"><text:span text:style-name="T5">148 </text:span><text:tab/><text:span text:style-name="T14">};</text:span></text:p>
      <text:p text:style-name="P8">149 </text:p>
      <text:p text:style-name="P7"><text:span text:style-name="T5">150 </text:span><text:span text:style-name="T14"><text:tab/>Opponent.</text:span><text:span text:style-name="T11">prototype</text:span><text:span text:style-name="T14">.isCollision</text:span> <text:span text:style-name="T14">=</text:span> <text:span text:style-name="T11">function</text:span><text:span text:style-name="T14">(background,</text:span> <text:span text:style-name="T14">aux,size) {</text:span></text:p>
      <text:p text:style-name="P8">151 </text:p>
      <text:p text:style-name="P7"><text:span text:style-name="T5">152 </text:span><text:tab/><text:tab/><text:tab/><text:span text:style-name="T11">var</text:span> <text:span text:style-name="T14">top_x</text:span> <text:span text:style-name="T14">=</text:span> <text:span text:style-name="T14">aux.x;</text:span></text:p>
      <text:p text:style-name="P7"><text:span text:style-name="T5">153 </text:span><text:tab/><text:tab/><text:tab/><text:span text:style-name="T11">var</text:span> <text:span text:style-name="T14">top_y</text:span> <text:span text:style-name="T14">=</text:span> <text:span text:style-name="T14">aux.y;</text:span></text:p>
      <text:p text:style-name="P7"><text:span text:style-name="T5">154 </text:span><text:tab/><text:tab/><text:tab/><text:span text:style-name="T11">var</text:span> <text:span text:style-name="T14">bottom_x</text:span> <text:span text:style-name="T14">=</text:span> <text:span text:style-name="T14">aux.x+size.x;</text:span></text:p>
      <text:p text:style-name="P7"><text:span text:style-name="T5">155 </text:span><text:tab/><text:tab/><text:tab/><text:span text:style-name="T11">var</text:span> <text:span text:style-name="T14">bottom_y</text:span> <text:span text:style-name="T14">=</text:span> <text:span text:style-name="T14">aux.y+size.y;</text:span></text:p>
      <text:p text:style-name="P7"><text:span text:style-name="T5">156 </text:span><text:tab/><text:tab/><text:tab/></text:p>
      <text:p text:style-name="P7"><text:span text:style-name="T5">157 </text:span><text:tab/><text:tab/><text:tab/><text:span text:style-name="T11">var</text:span> <text:span text:style-name="T14">playerX</text:span> <text:span text:style-name="T14">=</text:span> <text:span text:style-name="T14">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;</text:span></text:p>
      <text:p text:style-name="P7"><text:span text:style-name="T5">158 </text:span><text:tab/><text:tab/><text:tab/><text:span text:style-name="T11">var</text:span> <text:span text:style-name="T14">playerY</text:span> <text:span text:style-name="T14">=</text:span> <text:span text:style-name="T14">background.squareOut.</text:span><text:span text:style-name="T22">getHeight</text:span><text:span text:style-name="T14">()</text:span><text:span text:style-name="T24">/2-configuration.pieces.playerSize/</text:span><text:span text:style-name="T21">2</text:span><text:span text:style-name="T14">;</text:span></text:p>
      <text:p text:style-name="P7"><text:span text:style-name="T5">159 </text:span><text:tab/><text:tab/><text:tab/><text:span text:style-name="T11">var</text:span> <text:span text:style-name="T14">playerSize</text:span> <text:span text:style-name="T14">=</text:span> <text:span text:style-name="T14">configuration.pieces.playerSize;</text:span></text:p>
      <text:p text:style-name="P7"><text:span text:style-name="T5">160 </text:span><text:tab/><text:tab/><text:tab/><text:span text:style-name="T5">//Choque</text:span></text:p>
      <text:p text:style-name="P7"><text:span text:style-name="T5">161 </text:span><text:tab/><text:tab/><text:tab/><text:span text:style-name="T11">if</text:span><text:span text:style-name="T14">(top_y</text:span> <text:span text:style-name="T14">&lt;</text:span> <text:span text:style-name="T14">playerY</text:span> <text:span text:style-name="T14">+</text:span> <text:span text:style-name="T14">playerSize</text:span> <text:span text:style-name="T14">&amp;&amp;</text:span> <text:span text:style-name="T14">bottom_y</text:span> <text:span text:style-name="T14">&gt;</text:span> <text:span text:style-name="T14">playerY</text:span> <text:span text:style-name="T14">&amp;&amp;</text:span> <text:span text:style-name="T14">top_x</text:span> <text:span text:style-name="T14">&lt; (playerX</text:span> <text:span text:style-name="T14">+</text:span> <text:span text:style-name="T14">playerSize) &amp;&amp;</text:span> <text:span text:style-name="T14">bottom_x</text:span> <text:span text:style-name="T14">&gt;</text:span> <text:span text:style-name="T14">playerX)</text:span></text:p>
      <text:p text:style-name="P7"><text:span text:style-name="T5">162 </text:span><text:tab/><text:tab/><text:tab/><text:tab/><text:span text:style-name="T11">return true</text:span><text:span text:style-name="T14">;</text:span></text:p>
      <text:p text:style-name="P7"><text:span text:style-name="T5">163 </text:span><text:tab/><text:tab/><text:tab/><text:span text:style-name="T11">else</text:span></text:p>
      <text:p text:style-name="P7"><text:span text:style-name="T5">164 </text:span><text:tab/><text:tab/><text:tab/><text:tab/><text:span text:style-name="T11">return false</text:span><text:span text:style-name="T14">;</text:span></text:p>
      <text:p text:style-name="P7"><text:span text:style-name="T5">165 </text:span><text:tab/><text:tab/><text:tab/></text:p>
      <text:p text:style-name="P7"><text:span text:style-name="T5">166 </text:span><text:s text:c="4"/><text:span text:style-name="T14">};</text:span></text:p>
      <text:p text:style-name="P7"><text:span text:style-name="T5">167 </text:span><text:span text:style-name="T14"><text:tab/></text:span></text:p>
      <text:p text:style-name="P9"><text:span text:style-name="T5">168 </text:span><text:tab/></text:p>
      <text:p text:style-name="P7"><text:span text:style-name="T5">169 </text:span><text:span text:style-name="T14"><text:tab/>Opponent.</text:span><text:span text:style-name="T11">prototype</text:span><text:span text:style-name="T14">.getRandomDir</text:span> <text:span text:style-name="T14">=</text:span> <text:span text:style-name="T11">function</text:span><text:span text:style-name="T14">(){</text:span></text:p>
      <text:p text:style-name="P7"><text:span text:style-name="T5">170 </text:span><text:tab/><text:tab/><text:span text:style-name="T11">var</text:span> <text:span text:style-name="T14">aux</text:span> <text:span text:style-name="T14">= {x:</text:span> <text:span text:style-name="T11">null</text:span><text:span text:style-name="T14">,</text:span> <text:span text:style-name="T14">y:</text:span><text:span text:style-name="T11">null</text:span><text:span text:style-name="T14">};</text:span></text:p>
      <text:p text:style-name="P7"><text:span text:style-name="T5">171 </text:span><text:tab/><text:tab/><text:span text:style-name="T11">for</text:span> <text:span text:style-name="T14">(</text:span><text:span text:style-name="T11">var</text:span> <text:span text:style-name="T14">i</text:span> <text:span text:style-name="T11">in</text:span> <text:span text:style-name="T14">aux){</text:span></text:p>
      <text:p text:style-name="P7"><text:span text:style-name="T5">172 </text:span><text:tab/><text:tab/><text:tab/><text:span text:style-name="T11">do</text:span><text:span text:style-name="T14">{</text:span></text:p>
      <text:p text:style-name="P7"><text:span text:style-name="T5">173 </text:span><text:tab/><text:tab/><text:tab/><text:span text:style-name="T11">var</text:span> <text:span text:style-name="T14">range</text:span> <text:span text:style-name="T14">=</text:span> <text:span text:style-name="T21">1</text:span> <text:span text:style-name="T14">- (-</text:span><text:span text:style-name="T21">1</text:span><text:span text:style-name="T14">);</text:span> </text:p>
      <text:p text:style-name="P7"><text:soft-page-break/><text:span text:style-name="T5">174 </text:span><text:tab/><text:tab/> <text:s text:c="2"/><text:tab/><text:span text:style-name="T11">var</text:span> <text:span text:style-name="T14">aleat</text:span> <text:span text:style-name="T14">=</text:span> <text:span text:style-name="T14">Math.</text:span><text:span text:style-name="T22">random</text:span><text:span text:style-name="T14">() *</text:span> <text:span text:style-name="T14">range;</text:span> </text:p>
      <text:p text:style-name="P7"><text:span text:style-name="T5">175 </text:span><text:span text:style-name="T14"><text:tab/><text:tab/> <text:s text:c="2"/><text:tab/>aleat</text:span> <text:span text:style-name="T14">=</text:span> <text:span text:style-name="T14">Math.</text:span><text:span text:style-name="T22">round</text:span><text:span text:style-name="T14">(aleat);</text:span></text:p>
      <text:p text:style-name="P7"><text:span text:style-name="T5">176 </text:span><text:span text:style-name="T14"><text:tab/><text:tab/> <text:s text:c="2"/><text:tab/>aux[i] =</text:span> <text:span text:style-name="T22">parseInt</text:span><text:span text:style-name="T14">(-</text:span><text:span text:style-name="T21">1</text:span><text:span text:style-name="T14">) +</text:span> <text:span text:style-name="T14">aleat;</text:span></text:p>
      <text:p text:style-name="P7"><text:span text:style-name="T5">177 </text:span><text:tab/><text:tab/><text:tab/><text:span text:style-name="T14">}</text:span><text:span text:style-name="T11">while</text:span><text:span text:style-name="T14">(aux[i]==</text:span><text:span text:style-name="T21">0</text:span><text:span text:style-name="T14">);</text:span></text:p>
      <text:p text:style-name="P7"><text:span text:style-name="T5">178 </text:span><text:tab/><text:tab/><text:span text:style-name="T14">}</text:span></text:p>
      <text:p text:style-name="P7"><text:span text:style-name="T5">179 </text:span><text:tab/> <text:s text:c="2"/><text:tab/><text:span text:style-name="T11">return</text:span> <text:span text:style-name="T14">aux;</text:span></text:p>
      <text:p text:style-name="P7"><text:span text:style-name="T5">180 </text:span><text:tab/><text:span text:style-name="T14">};</text:span></text:p>
      <text:p text:style-name="P7"><text:span text:style-name="T5">181 </text:span><text:tab/></text:p>
      <text:p text:style-name="P7"><text:span text:style-name="T5">182 </text:span><text:tab/><text:span text:style-name="T11">function</text:span> <text:span text:style-name="T22">Texts</text:span><text:span text:style-name="T14">(){</text:span></text:p>
      <text:p text:style-name="P7"><text:span text:style-name="T5">183 </text:span><text:s text:c="8"/><text:span text:style-name="T11">this</text:span><text:span text:style-name="T14">.time</text:span> <text:span text:style-name="T14">=</text:span> <text:span text:style-name="T19">"00:00:000"</text:span><text:span text:style-name="T14">;</text:span></text:p>
      <text:p text:style-name="P7"><text:span text:style-name="T5">184 </text:span><text:s text:c="8"/></text:p>
      <text:p text:style-name="P7"><text:span text:style-name="T5">185 </text:span><text:tab/> <text:s text:c="3"/><text:span text:style-name="T11">this</text:span><text:span text:style-name="T14">.textScore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186 </text:span><text:span text:style-name="T14"><text:tab/> <text:s text:c="3"/><text:tab/>x:stage.</text:span><text:span text:style-name="T22">getWidth</text:span><text:span text:style-name="T14">()-</text:span><text:span text:style-name="T21">200</text:span><text:span text:style-name="T14">,</text:span></text:p>
      <text:p text:style-name="P7"><text:span text:style-name="T5">187 </text:span><text:span text:style-name="T14"><text:s text:c="12"/>y:stage.</text:span><text:span text:style-name="T22">getHeight</text:span><text:span text:style-name="T14">()-</text:span><text:span text:style-name="T21">300</text:span><text:span text:style-name="T14">,</text:span></text:p>
      <text:p text:style-name="P7"><text:span text:style-name="T5">188 </text:span><text:span text:style-name="T14"><text:s text:c="12"/>text:</text:span> <text:span text:style-name="T19">'Tiempo: '</text:span><text:span text:style-name="T14">+</text:span> <text:span text:style-name="T11">this</text:span><text:span text:style-name="T14">.time,</text:span></text:p>
      <text:p text:style-name="P7"><text:span text:style-name="T5">189 </text:span><text:span text:style-name="T14"><text:tab/><text:tab/><text:tab/>fontSize:</text:span> <text:span text:style-name="T21">22</text:span><text:span text:style-name="T14">,</text:span></text:p>
      <text:p text:style-name="P7"><text:span text:style-name="T5">190 </text:span><text:span text:style-name="T14"><text:tab/><text:tab/><text:tab/>fontFamily:</text:span> <text:span text:style-name="T19">'Calibri'</text:span><text:span text:style-name="T14">,</text:span></text:p>
      <text:p text:style-name="P7"><text:span text:style-name="T5">191 </text:span><text:span text:style-name="T14"><text:tab/><text:tab/><text:tab/>fontStyle:</text:span> <text:span text:style-name="T19">'bold'</text:span><text:span text:style-name="T14">,</text:span></text:p>
      <text:p text:style-name="P7"><text:span text:style-name="T5">192 </text:span><text:span text:style-name="T14"><text:tab/><text:tab/><text:tab/>fill:</text:span> <text:span text:style-name="T14">configuration.board.textColor,</text:span></text:p>
      <text:p text:style-name="P7"><text:span text:style-name="T5">193 </text:span><text:span text:style-name="T14"><text:tab/><text:tab/><text:tab/>shadowBlur:</text:span> <text:span text:style-name="T21">10</text:span><text:span text:style-name="T14">,</text:span></text:p>
      <text:p text:style-name="P7"><text:span text:style-name="T5">194 </text:span><text:span text:style-name="T14"><text:tab/> <text:s text:c="7"/>shadowOffset: [</text:span><text:span text:style-name="T21">5</text:span><text:span text:style-name="T14">,</text:span> <text:span text:style-name="T21">0</text:span><text:span text:style-name="T14">],</text:span></text:p>
      <text:p text:style-name="P7"><text:span text:style-name="T5">195 </text:span><text:span text:style-name="T14"><text:tab/> <text:s text:c="7"/>shadowOpacity:</text:span> <text:span text:style-name="T21">0.5</text:span></text:p>
      <text:p text:style-name="P7"><text:span text:style-name="T5">196 </text:span><text:tab/><text:tab/><text:span text:style-name="T14">});</text:span></text:p>
      <text:p text:style-name="P7"><text:span text:style-name="T5">197 </text:span><text:s text:c="8"/></text:p>
      <text:p text:style-name="P7"><text:span text:style-name="T5">198 </text:span><text:s text:c="8"/><text:span text:style-name="T11">this</text:span><text:span text:style-name="T14">.scoreLayer</text:span> <text:span text:style-name="T14">=</text:span> <text:span text:style-name="T14">stage.</text:span><text:span text:style-name="T22">find</text:span><text:span text:style-name="T14">(</text:span><text:span text:style-name="T19">'#player'</text:span><text:span text:style-name="T14">)[</text:span><text:span text:style-name="T21">0</text:span><text:span text:style-name="T14">].</text:span><text:span text:style-name="T22">getLayer</text:span><text:span text:style-name="T14">();</text:span></text:p>
      <text:p text:style-name="P7"><text:span text:style-name="T5">199 </text:span><text:s text:c="8"/><text:span text:style-name="T11">this</text:span><text:span text:style-name="T14">.scoreLayer.</text:span><text:span text:style-name="T22">add</text:span><text:span text:style-name="T14">(</text:span><text:span text:style-name="T11">this</text:span><text:span text:style-name="T14">.textScore);</text:span></text:p>
      <text:p text:style-name="P7"><text:span text:style-name="T5">200 </text:span><text:tab/><text:span text:style-name="T14">}</text:span></text:p>
      <text:p text:style-name="P7"><text:span text:style-name="T5">201 </text:span><text:tab/></text:p>
      <text:p text:style-name="P7"><text:span text:style-name="T5">202 </text:span><text:tab/></text:p>
      <text:p text:style-name="P7"><text:span text:style-name="T5">203 </text:span><text:tab/><text:span text:style-name="T11">function</text:span> <text:span text:style-name="T22">Chrono</text:span><text:span text:style-name="T14">(){</text:span></text:p>
      <text:p text:style-name="P7"><text:span text:style-name="T5">204 </text:span><text:tab/><text:tab/><text:span text:style-name="T11">this</text:span><text:span text:style-name="T14">.start</text:span> <text:span text:style-name="T14">=</text:span> <text:span text:style-name="T21">0</text:span><text:span text:style-name="T14">;</text:span></text:p>
      <text:p text:style-name="P7"><text:span text:style-name="T5">205 </text:span><text:tab/><text:tab/><text:span text:style-name="T11">this</text:span><text:span text:style-name="T14">.chronoTime</text:span> <text:span text:style-name="T14">=</text:span> <text:span text:style-name="T21">0</text:span><text:span text:style-name="T14">;</text:span></text:p>
      <text:p text:style-name="P7"><text:span text:style-name="T5">206 </text:span><text:tab/><text:span text:style-name="T14">};</text:span></text:p>
      <text:p text:style-name="P7"><text:span text:style-name="T5">207 </text:span><text:span text:style-name="T14"><text:tab/></text:span></text:p>
      <text:p text:style-name="P7"><text:span text:style-name="T5">208 </text:span><text:span text:style-name="T14"><text:tab/>Chrono.</text:span><text:span text:style-name="T11">prototype</text:span><text:span text:style-name="T14">.chronoStart</text:span> <text:span text:style-name="T14">=</text:span> <text:span text:style-name="T11">function</text:span><text:span text:style-name="T14">(){</text:span></text:p>
      <text:p text:style-name="P7"><text:span text:style-name="T5">209 </text:span><text:tab/><text:tab/><text:span text:style-name="T11">this</text:span><text:span text:style-name="T14">.start</text:span> <text:span text:style-name="T14">=</text:span> <text:span text:style-name="T11">new</text:span> <text:span text:style-name="T22">Date</text:span><text:span text:style-name="T14">();</text:span></text:p>
      <text:p text:style-name="P7"><text:span text:style-name="T5">210 </text:span><text:tab/><text:span text:style-name="T14">};</text:span></text:p>
      <text:p text:style-name="P7"><text:span text:style-name="T5">211 </text:span><text:span text:style-name="T14"><text:tab/>Chrono.</text:span><text:span text:style-name="T11">prototype</text:span><text:span text:style-name="T14">.chronoStartCount</text:span> <text:span text:style-name="T14">=</text:span> <text:span text:style-name="T11">function</text:span><text:span text:style-name="T14">(){</text:span></text:p>
      <text:p text:style-name="P7"><text:span text:style-name="T5">212 </text:span><text:tab/><text:tab/><text:span text:style-name="T11">var</text:span> <text:span text:style-name="T14">end</text:span> <text:span text:style-name="T14">=</text:span> <text:span text:style-name="T11">new</text:span> <text:span text:style-name="T22">Date</text:span><text:span text:style-name="T14">();</text:span></text:p>
      <text:p text:style-name="P7"><text:span text:style-name="T5">213 </text:span><text:tab/><text:tab/><text:span text:style-name="T11">var</text:span> <text:span text:style-name="T14">diff</text:span> <text:span text:style-name="T14">=</text:span> <text:span text:style-name="T14">end</text:span> <text:span text:style-name="T14">-</text:span> <text:span text:style-name="T11">this</text:span><text:span text:style-name="T14">.start;</text:span></text:p>
      <text:p text:style-name="P7"><text:span text:style-name="T5">214 </text:span><text:span text:style-name="T14"><text:tab/><text:tab/>diff</text:span> <text:span text:style-name="T14">=</text:span> <text:span text:style-name="T11">new</text:span> <text:span text:style-name="T22">Date</text:span><text:span text:style-name="T14">(diff);</text:span></text:p>
      <text:p text:style-name="P7"><text:span text:style-name="T5">215 </text:span><text:tab/><text:tab/><text:span text:style-name="T11">var</text:span> <text:span text:style-name="T14">msec</text:span> <text:span text:style-name="T14">=</text:span> <text:span text:style-name="T14">diff.</text:span><text:span text:style-name="T22">getMilliseconds</text:span><text:span text:style-name="T14">();</text:span></text:p>
      <text:p text:style-name="P7"><text:span text:style-name="T5">216 </text:span><text:tab/><text:tab/><text:span text:style-name="T11">this</text:span><text:span text:style-name="T14">.sec</text:span> <text:span text:style-name="T14">=</text:span> <text:span text:style-name="T14">diff.</text:span><text:span text:style-name="T22">getSeconds</text:span><text:span text:style-name="T14">();</text:span></text:p>
      <text:p text:style-name="P7"><text:span text:style-name="T5">217 </text:span><text:tab/><text:tab/><text:span text:style-name="T11">var</text:span> <text:span text:style-name="T14">min</text:span> <text:span text:style-name="T14">=</text:span> <text:span text:style-name="T14">diff.</text:span><text:span text:style-name="T22">getMinutes</text:span><text:span text:style-name="T14">();</text:span></text:p>
      <text:p text:style-name="P7"><text:span text:style-name="T5">218 </text:span><text:tab/><text:tab/><text:span text:style-name="T11">var</text:span> <text:span text:style-name="T14">hr</text:span> <text:span text:style-name="T14">=</text:span> <text:span text:style-name="T14">diff.</text:span><text:span text:style-name="T22">getHours</text:span><text:span text:style-name="T14">()-</text:span><text:span text:style-name="T21">1</text:span><text:span text:style-name="T14">;</text:span></text:p>
      <text:p text:style-name="P7"><text:span text:style-name="T5">219 </text:span><text:tab/><text:tab/><text:span text:style-name="T11">if</text:span> <text:span text:style-name="T14">(min</text:span> <text:span text:style-name="T14">&lt;</text:span> <text:span text:style-name="T21">10</text:span><text:span text:style-name="T14">){</text:span></text:p>
      <text:p text:style-name="P7"><text:span text:style-name="T5">220 </text:span><text:span text:style-name="T14"><text:tab/><text:tab/><text:tab/>min</text:span> <text:span text:style-name="T14">=</text:span> <text:span text:style-name="T19">"0"</text:span> <text:span text:style-name="T14">+</text:span> <text:span text:style-name="T14">min;</text:span></text:p>
      <text:p text:style-name="P7"><text:span text:style-name="T5">221 </text:span><text:tab/><text:tab/><text:span text:style-name="T14">}</text:span></text:p>
      <text:p text:style-name="P7"><text:span text:style-name="T5">222 </text:span><text:tab/><text:tab/><text:span text:style-name="T11">if</text:span> <text:span text:style-name="T14">(</text:span><text:span text:style-name="T11">this</text:span><text:span text:style-name="T14">.sec</text:span> <text:span text:style-name="T14">&lt;</text:span> <text:span text:style-name="T21">10</text:span><text:span text:style-name="T14">){</text:span></text:p>
      <text:p text:style-name="P7"><text:span text:style-name="T5">223 </text:span><text:tab/><text:tab/><text:tab/><text:span text:style-name="T11">this</text:span><text:span text:style-name="T14">.sec</text:span> <text:span text:style-name="T14">=</text:span> <text:span text:style-name="T19">"0"</text:span> <text:span text:style-name="T14">+</text:span> <text:span text:style-name="T11">this</text:span><text:span text:style-name="T14">.sec;</text:span></text:p>
      <text:p text:style-name="P7"><text:span text:style-name="T5">224 </text:span><text:tab/><text:tab/><text:span text:style-name="T14">}</text:span></text:p>
      <text:p text:style-name="P7"><text:span text:style-name="T5">225 </text:span><text:tab/><text:tab/><text:span text:style-name="T11">if</text:span><text:span text:style-name="T14">(msec</text:span> <text:span text:style-name="T14">&lt;</text:span> <text:span text:style-name="T21">10</text:span><text:span text:style-name="T14">){</text:span></text:p>
      <text:p text:style-name="P7"><text:span text:style-name="T5">226 </text:span><text:span text:style-name="T14"><text:tab/><text:tab/><text:tab/>msec</text:span> <text:span text:style-name="T14">=</text:span> <text:span text:style-name="T19">"00"</text:span> <text:span text:style-name="T14">+msec;</text:span></text:p>
      <text:p text:style-name="P7"><text:span text:style-name="T5">227 </text:span><text:tab/><text:tab/><text:span text:style-name="T14">}</text:span></text:p>
      <text:p text:style-name="P7"><text:span text:style-name="T5">228 </text:span><text:tab/><text:tab/><text:span text:style-name="T11">else if</text:span><text:span text:style-name="T14">(msec</text:span> <text:span text:style-name="T14">&lt;</text:span> <text:span text:style-name="T21">100</text:span><text:span text:style-name="T14">){</text:span></text:p>
      <text:p text:style-name="P7"><text:span text:style-name="T5">229 </text:span><text:span text:style-name="T14"><text:tab/><text:tab/><text:tab/>msec</text:span> <text:span text:style-name="T14">=</text:span> <text:span text:style-name="T19">"0"</text:span> <text:span text:style-name="T14">+msec;</text:span></text:p>
      <text:p text:style-name="P7"><text:span text:style-name="T5">230 </text:span><text:tab/><text:tab/><text:span text:style-name="T14">}</text:span></text:p>
      <text:p text:style-name="P8">231 </text:p>
      <text:p text:style-name="P7"><text:span text:style-name="T5">232 </text:span><text:tab/><text:tab/><text:span text:style-name="T11">this</text:span><text:span text:style-name="T14">.chronoTime</text:span> <text:span text:style-name="T14">= (hr</text:span> <text:span text:style-name="T14">+</text:span> <text:span text:style-name="T19">":"</text:span> <text:span text:style-name="T14">+</text:span> <text:span text:style-name="T14">min</text:span> <text:span text:style-name="T14">+</text:span> <text:span text:style-name="T19">":"</text:span> <text:span text:style-name="T14">+</text:span> <text:span text:style-name="T11">this</text:span><text:span text:style-name="T14">.sec</text:span> <text:span text:style-name="T14">+</text:span> <text:span text:style-name="T19">":"</text:span> <text:span text:style-name="T14">+</text:span> <text:span text:style-name="T14">msec);</text:span></text:p>
      <text:p text:style-name="P7"><text:span text:style-name="T5">233 </text:span><text:tab/><text:span text:style-name="T14">};</text:span></text:p>
      <text:p text:style-name="P7"><text:span text:style-name="T5">234 </text:span><text:span text:style-name="T14"><text:tab/></text:span></text:p>
      <text:p text:style-name="P7"><text:span text:style-name="T5">235 </text:span><text:span text:style-name="T14"><text:tab/>Chrono.</text:span><text:span text:style-name="T11">prototype</text:span><text:span text:style-name="T14">.chronoReset</text:span> <text:span text:style-name="T14">=</text:span> <text:span text:style-name="T11">function</text:span><text:span text:style-name="T14">(){</text:span></text:p>
      <text:p text:style-name="P7"><text:span text:style-name="T5">236 </text:span><text:tab/><text:tab/><text:span text:style-name="T11">this</text:span><text:span text:style-name="T14">.start</text:span> <text:span text:style-name="T14">=</text:span> <text:span text:style-name="T11">new</text:span> <text:span text:style-name="T22">Date</text:span><text:span text:style-name="T14">();</text:span></text:p>
      <text:p text:style-name="P7"><text:span text:style-name="T5">237 </text:span><text:tab/><text:span text:style-name="T14">};</text:span></text:p>
      <text:p text:style-name="P7"><text:soft-page-break/><text:span text:style-name="T5">238 </text:span><text:tab/></text:p>
      <text:p text:style-name="P7"><text:span text:style-name="T5">239 </text:span><text:tab/><text:span text:style-name="T11">function</text:span> <text:span text:style-name="T22">Game</text:span><text:span text:style-name="T14">(background,</text:span> <text:span text:style-name="T14">player,</text:span> <text:span text:style-name="T14">opponents,</text:span> <text:span text:style-name="T14">menu){</text:span></text:p>
      <text:p text:style-name="P7"><text:span text:style-name="T5">240 </text:span><text:tab/><text:tab/><text:span text:style-name="T11">this</text:span><text:span text:style-name="T14">.gBackground</text:span> <text:span text:style-name="T14">=</text:span> <text:span text:style-name="T14">background;</text:span></text:p>
      <text:p text:style-name="P7"><text:span text:style-name="T5">241 </text:span><text:tab/><text:tab/><text:span text:style-name="T11">this</text:span><text:span text:style-name="T14">.gPlayer</text:span> <text:span text:style-name="T14">=</text:span> <text:span text:style-name="T14">player;</text:span></text:p>
      <text:p text:style-name="P7"><text:span text:style-name="T5">242 </text:span><text:tab/><text:tab/><text:span text:style-name="T11">this</text:span><text:span text:style-name="T14">.gOpponents</text:span> <text:span text:style-name="T14">=</text:span> <text:span text:style-name="T14">opponents;</text:span></text:p>
      <text:p text:style-name="P7"><text:span text:style-name="T5">243 </text:span><text:tab/><text:tab/><text:span text:style-name="T11">this</text:span><text:span text:style-name="T14">.gTexts</text:span> <text:span text:style-name="T14">=</text:span> <text:span text:style-name="T11">new</text:span> <text:span text:style-name="T22">Texts</text:span><text:span text:style-name="T14">();</text:span></text:p>
      <text:p text:style-name="P7"><text:span text:style-name="T5">244 </text:span><text:tab/><text:tab/><text:span text:style-name="T11">this</text:span><text:span text:style-name="T14">.gMenu</text:span> <text:span text:style-name="T14">=</text:span> <text:span text:style-name="T14">menu;</text:span></text:p>
      <text:p text:style-name="P7"><text:span text:style-name="T5">245 </text:span><text:tab/><text:tab/><text:span text:style-name="T11">this</text:span><text:span text:style-name="T14">.gChrono</text:span> <text:span text:style-name="T14">=</text:span> <text:span text:style-name="T11">new</text:span> <text:span text:style-name="T22">Chrono</text:span><text:span text:style-name="T14">();</text:span></text:p>
      <text:p text:style-name="P7"><text:span text:style-name="T5">246 </text:span><text:tab/><text:tab/><text:span text:style-name="T11">this</text:span><text:span text:style-name="T14">.difficult</text:span> <text:span text:style-name="T14">=</text:span> <text:span text:style-name="T19">"pred"</text:span><text:span text:style-name="T14">;</text:span></text:p>
      <text:p text:style-name="P7"><text:span text:style-name="T5">247 </text:span><text:tab/><text:tab/><text:span text:style-name="T11">this</text:span><text:span text:style-name="T14">.dictDifficult</text:span> <text:span text:style-name="T14">= {pred:{speedFactor:configuration.difficult.incPieceSpeed,timeToUp:configuration.difficult.timePieceSpeed}};</text:span></text:p>
      <text:p text:style-name="P7"><text:span text:style-name="T5">248 </text:span><text:tab/><text:tab/><text:span text:style-name="T11">this</text:span><text:span text:style-name="T14">.lookTime</text:span> <text:span text:style-name="T14">=</text:span> <text:span text:style-name="T11">true</text:span><text:span text:style-name="T14">;</text:span></text:p>
      <text:p text:style-name="P7"><text:span text:style-name="T5">249 </text:span><text:tab/><text:tab/><text:span text:style-name="T5">//this.eventsGame();</text:span></text:p>
      <text:p text:style-name="P7"><text:span text:style-name="T5">250 </text:span><text:span text:style-name="T14"><text:tab/><text:tab/>stage.</text:span><text:span text:style-name="T22">draw</text:span><text:span text:style-name="T14">();</text:span></text:p>
      <text:p text:style-name="P7"><text:span text:style-name="T5">251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252 </text:span><text:tab/><text:tab/></text:p>
      <text:p text:style-name="P7"><text:span text:style-name="T5">253 </text:span><text:tab/><text:tab/><text:span text:style-name="T11">this</text:span><text:span text:style-name="T14">.gMenu.mainMenu.</text:span><text:span text:style-name="T22">on</text:span><text:span text:style-name="T14">(</text:span><text:span text:style-name="T19">'mouseup touchend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startGame"</text:span><text:span text:style-name="T14">));</text:span></text:p>
      <text:p text:style-name="P7"><text:span text:style-name="T5">254 </text:span><text:tab/><text:tab/><text:span text:style-name="T11">this</text:span><text:span text:style-name="T14">.gMenu.pause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Pause"</text:span><text:span text:style-name="T14">));</text:span></text:p>
      <text:p text:style-name="P7"><text:span text:style-name="T5">255 </text:span><text:tab/><text:tab/><text:span text:style-name="T11">this</text:span><text:span text:style-name="T14">.gMenu.full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toggleFullScreen"</text:span><text:span text:style-name="T14">));</text:span></text:p>
      <text:p text:style-name="P7"><text:span text:style-name="T5">256 </text:span><text:tab/><text:tab/><text:span text:style-name="T11">this</text:span><text:span text:style-name="T14">.gMenu.restart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restartGame"</text:span><text:span text:style-name="T14">));</text:span></text:p>
      <text:p text:style-name="P7"><text:span text:style-name="T5">257 </text:span><text:tab/><text:tab/><text:span text:style-name="T11">this</text:span><text:span text:style-name="T14">.gPlayer.square.</text:span><text:span text:style-name="T22">on</text:span><text:span text:style-name="T14">(</text:span><text:span text:style-name="T19">'dragstart'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258 </text:span><text:s text:c="4"/><text:tab/><text:tab/><text:span text:style-name="T11">if</text:span> <text:span text:style-name="T14">(!</text:span><text:span text:style-name="T11">this</text:span><text:span text:style-name="T14">.idAnim){</text:span></text:p>
      <text:p text:style-name="P7"><text:span text:style-name="T5">259 </text:span><text:s text:c="8"/><text:tab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260 </text:span><text:s text:c="8"/><text:tab/><text:tab/><text:span text:style-name="T11">this</text:span><text:span text:style-name="T14">.gChrono.</text:span><text:span text:style-name="T22">chronoStart</text:span><text:span text:style-name="T14">();</text:span></text:p>
      <text:p text:style-name="P7"><text:span text:style-name="T5">261 </text:span><text:s text:c="4"/><text:tab/><text:tab/><text:span text:style-name="T14">}</text:span></text:p>
      <text:p text:style-name="P7"><text:span text:style-name="T5">262 </text:span><text:tab/> <text:s text:c="3"/><text:span text:style-name="T14">},</text:span><text:span text:style-name="T11">this</text:span><text:span text:style-name="T14">));</text:span></text:p>
      <text:p text:style-name="P8">263 </text:p>
      <text:p text:style-name="P7"><text:span text:style-name="T5">264 </text:span><text:tab/><text:span text:style-name="T14">};</text:span></text:p>
      <text:p text:style-name="P7"><text:span text:style-name="T5">265 </text:span><text:span text:style-name="T14"><text:tab/></text:span></text:p>
      <text:p text:style-name="P9"><text:span text:style-name="T5">266 </text:span><text:tab/></text:p>
      <text:p text:style-name="P7"><text:span text:style-name="T5">267 </text:span><text:span text:style-name="T14"><text:tab/>Game.</text:span><text:span text:style-name="T11">prototype</text:span><text:span text:style-name="T14">.startGame</text:span> <text:span text:style-name="T14">=</text:span> <text:span text:style-name="T11">function</text:span><text:span text:style-name="T14">(){</text:span></text:p>
      <text:p text:style-name="P7"><text:span text:style-name="T5">268 </text:span><text:tab/><text:tab/><text:span text:style-name="T11">this</text:span><text:span text:style-name="T14">.gMenu.box.</text:span><text:span text:style-name="T22">setOpacity</text:span><text:span text:style-name="T14">(</text:span><text:span text:style-name="T21">0.8</text:span><text:span text:style-name="T14">);</text:span></text:p>
      <text:p text:style-name="P7"><text:span text:style-name="T5">269 </text:span><text:s text:c="8"/><text:span text:style-name="T11">this</text:span><text:span text:style-name="T14">.gMenu.mainMenu.</text:span><text:span text:style-name="T22">setScale</text:span><text:span text:style-name="T14">(</text:span><text:span text:style-name="T21">1</text:span><text:span text:style-name="T14">);</text:span></text:p>
      <text:p text:style-name="P7"><text:span text:style-name="T5">270 </text:span><text:s text:c="8"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271 </text:span><text:s text:c="8"/><text:tab/><text:span text:style-name="T11">this</text:span><text:span text:style-name="T14">.gMenu.mainMenu.</text:span><text:span text:style-name="T22">hide</text:span><text:span text:style-name="T14">();</text:span></text:p>
      <text:p text:style-name="P7"><text:span text:style-name="T5">272 </text:span><text:s text:c="8"/><text:tab/><text:span text:style-name="T11">this</text:span><text:span text:style-name="T14">.gMenu.backBoxTween.</text:span><text:span text:style-name="T22">play</text:span><text:span text:style-name="T14">();</text:span></text:p>
      <text:p text:style-name="P7"><text:span text:style-name="T5">273 </text:span><text:s text:c="4"/><text:tab/><text:span text:style-name="T14">},</text:span> <text:span text:style-name="T11">this</text:span><text:span text:style-name="T14">),</text:span> <text:span text:style-name="T21">100</text:span><text:span text:style-name="T14">);</text:span></text:p>
      <text:p text:style-name="P7"><text:span text:style-name="T5">274 </text:span><text:s text:c="8"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275 </text:span><text:tab/><text:span text:style-name="T14">};</text:span></text:p>
      <text:p text:style-name="P7"><text:span text:style-name="T5">276 </text:span><text:span text:style-name="T14"><text:tab/></text:span></text:p>
      <text:p text:style-name="P7"><text:span text:style-name="T5">277 </text:span><text:span text:style-name="T14"><text:tab/>Game.</text:span><text:span text:style-name="T11">prototype</text:span><text:span text:style-name="T14">.startAnimation</text:span> <text:span text:style-name="T14">=</text:span> <text:span text:style-name="T11">function</text:span><text:span text:style-name="T14">() {</text:span></text:p>
      <text:p text:style-name="P7"><text:span text:style-name="T5">278 </text:span><text:tab/><text:tab/><text:span text:style-name="T11">this</text:span><text:span text:style-name="T14">.idAnim</text:span> <text:span text:style-name="T14">=</text:span> <text:span text:style-name="T22">requestAnimationFrame</text:span><text:span text:style-name="T14">(</text:span><text:span text:style-name="T11">this</text:span><text:span text:style-name="T14">.startAnimation.</text:span><text:span text:style-name="T22">bind</text:span><text:span text:style-name="T14">(</text:span><text:span text:style-name="T11">this</text:span><text:span text:style-name="T14">));</text:span></text:p>
      <text:p text:style-name="P7"><text:span text:style-name="T5">279 </text:span><text:tab/><text:tab/><text:span text:style-name="T11">this</text:span><text:span text:style-name="T14">.gChrono.</text:span><text:span text:style-name="T22">chronoStartCount</text:span><text:span text:style-name="T14">();</text:span></text:p>
      <text:p text:style-name="P7"><text:span text:style-name="T5">280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281 </text:span><text:tab/><text:tab/><text:span text:style-name="T11">this</text:span><text:span text:style-name="T14">.</text:span><text:span text:style-name="T22">checkIfLevelUp</text:span><text:span text:style-name="T14">();</text:span></text:p>
      <text:p text:style-name="P7"><text:span text:style-name="T5">282 </text:span><text:tab/><text:tab/><text:span text:style-name="T11">this</text:span><text:span text:style-name="T14">.</text:span><text:span text:style-name="T22">opponentsCollision</text:span><text:span text:style-name="T14">();</text:span></text:p>
      <text:p text:style-name="P7"><text:span text:style-name="T5">283 </text:span><text:tab/><text:tab/><text:span text:style-name="T11">this</text:span><text:span text:style-name="T14">.</text:span><text:span text:style-name="T22">playerCollision</text:span><text:span text:style-name="T14">();</text:span></text:p>
      <text:p text:style-name="P8">284 </text:p>
      <text:p text:style-name="P7"><text:span text:style-name="T5">285 </text:span><text:tab/><text:tab/><text:tab/><text:span text:style-name="T11">this</text:span><text:span text:style-name="T14">.gOpponents.opponentLayer.</text:span><text:span text:style-name="T22">draw</text:span><text:span text:style-name="T14">();</text:span><text:tab/><text:tab/></text:p>
      <text:p text:style-name="P8">286 </text:p>
      <text:p text:style-name="P7"><text:span text:style-name="T5">287 </text:span><text:tab/><text:span text:style-name="T14">};</text:span></text:p>
      <text:p text:style-name="P7"><text:span text:style-name="T5">288 </text:span><text:span text:style-name="T14"><text:tab/></text:span></text:p>
      <text:p text:style-name="P7"><text:span text:style-name="T5">289 </text:span><text:span text:style-name="T14"><text:tab/>Game.</text:span><text:span text:style-name="T11">prototype</text:span><text:span text:style-name="T14">.checkIfLevelUp</text:span> <text:span text:style-name="T14">=</text:span> <text:span text:style-name="T11">function</text:span><text:span text:style-name="T14">(){</text:span></text:p>
      <text:p text:style-name="P7"><text:span text:style-name="T5">290 </text:span><text:tab/><text:tab/></text:p>
      <text:p text:style-name="P7"><text:span text:style-name="T5">291 </text:span><text:tab/><text:tab/><text:span text:style-name="T11">if</text:span><text:span text:style-name="T14">(</text:span><text:span text:style-name="T11">this</text:span><text:span text:style-name="T14">.lookTime</text:span> <text:span text:style-name="T14">&amp;&amp;</text:span> <text:span text:style-name="T11">this</text:span><text:span text:style-name="T14">.gChrono.sec!=</text:span> <text:span text:style-name="T21">0</text:span> <text:span text:style-name="T14">&amp;&amp;</text:span> <text:span text:style-name="T11">this</text:span><text:span text:style-name="T14">.gChrono.sec%</text:span><text:span text:style-name="T11">this</text:span><text:span text:style-name="T14">.dictDifficult[</text:span><text:span text:style-name="T11">this</text:span><text:span text:style-name="T14">.difficult].timeToUp</text:span> <text:span text:style-name="T14">==</text:span> <text:span text:style-name="T21">0</text:span><text:span text:style-name="T14">){</text:span></text:p>
      <text:p text:style-name="P7"><text:span text:style-name="T5">292 </text:span><text:tab/><text:tab/><text:tab/><text:span text:style-name="T11">this</text:span><text:span text:style-name="T14">.</text:span><text:span text:style-name="T22">levelUp</text:span><text:span text:style-name="T14">();</text:span></text:p>
      <text:p text:style-name="P7"><text:span text:style-name="T5">293 </text:span><text:tab/><text:tab/><text:tab/><text:span text:style-name="T11">this</text:span><text:span text:style-name="T14">.lookTime</text:span> <text:span text:style-name="T14">=</text:span> <text:span text:style-name="T11">false</text:span><text:span text:style-name="T14">;</text:span></text:p>
      <text:p text:style-name="P7"><text:span text:style-name="T5">294 </text:span><text:tab/><text:tab/><text:tab/></text:p>
      <text:p text:style-name="P7"><text:soft-page-break/><text:span text:style-name="T5">295 </text:span><text:tab/><text:tab/><text:span text:style-name="T14">}</text:span><text:span text:style-name="T11">else if</text:span><text:span text:style-name="T14">(</text:span><text:span text:style-name="T11">this</text:span><text:span text:style-name="T14">.gChrono.sec%</text:span><text:span text:style-name="T11">this</text:span><text:span text:style-name="T14">.dictDifficult[</text:span><text:span text:style-name="T11">this</text:span><text:span text:style-name="T14">.difficult].timeToUp</text:span> <text:span text:style-name="T14">!=</text:span> <text:span text:style-name="T21">0</text:span><text:span text:style-name="T14">)</text:span></text:p>
      <text:p text:style-name="P7"><text:span text:style-name="T5">296 </text:span><text:tab/><text:tab/><text:tab/><text:span text:style-name="T11">this</text:span><text:span text:style-name="T14">.lookTime</text:span> <text:span text:style-name="T14">=</text:span> <text:span text:style-name="T11">true</text:span><text:span text:style-name="T14">;</text:span></text:p>
      <text:p text:style-name="P7"><text:span text:style-name="T5">297 </text:span><text:tab/><text:span text:style-name="T14">};</text:span></text:p>
      <text:p text:style-name="P7"><text:span text:style-name="T5">298 </text:span><text:span text:style-name="T14"><text:tab/></text:span></text:p>
      <text:p text:style-name="P7"><text:span text:style-name="T5">299 </text:span><text:span text:style-name="T14"><text:tab/>Game.</text:span><text:span text:style-name="T11">prototype</text:span><text:span text:style-name="T14">.levelUp</text:span> <text:span text:style-name="T14">=</text:span> <text:span text:style-name="T11">function</text:span><text:span text:style-name="T14">(){</text:span></text:p>
      <text:p text:style-name="P7"><text:span text:style-name="T5">300 </text:span><text:tab/><text:tab/><text:span text:style-name="T11">for</text:span> <text:span text:style-name="T14">(i</text:span> <text:span text:style-name="T11">in this</text:span><text:span text:style-name="T14">.gOpponents.opponents)</text:span></text:p>
      <text:p text:style-name="P7"><text:span text:style-name="T5">301 </text:span><text:tab/><text:tab/><text:tab/><text:span text:style-name="T11">this</text:span><text:span text:style-name="T14">.gOpponents.opponents[i].speed</text:span> <text:span text:style-name="T14">+=</text:span> <text:span text:style-name="T11">this</text:span><text:span text:style-name="T14">.dictDifficult[</text:span><text:span text:style-name="T11">this</text:span><text:span text:style-name="T14">.difficult].speedFactor;</text:span></text:p>
      <text:p text:style-name="P7"><text:span text:style-name="T5">302 </text:span><text:tab/><text:span text:style-name="T14">};</text:span></text:p>
      <text:p text:style-name="P7"><text:span text:style-name="T5">303 </text:span><text:span text:style-name="T14"><text:tab/></text:span></text:p>
      <text:p text:style-name="P7"><text:span text:style-name="T5">304 </text:span><text:span text:style-name="T14"><text:tab/>Game.</text:span><text:span text:style-name="T11">prototype</text:span><text:span text:style-name="T14">.updateScore=</text:span> <text:span text:style-name="T11">function</text:span><text:span text:style-name="T14">(){</text:span></text:p>
      <text:p text:style-name="P7"><text:span text:style-name="T5">305 </text:span><text:tab/><text:tab/><text:span text:style-name="T11">this</text:span><text:span text:style-name="T14">.gTexts.textScore.</text:span><text:span text:style-name="T22">setText</text:span><text:span text:style-name="T14">(</text:span><text:span text:style-name="T19">'Tiempo: '</text:span><text:span text:style-name="T14">+</text:span> <text:span text:style-name="T11">this</text:span><text:span text:style-name="T14">.gChrono.chronoTime);</text:span></text:p>
      <text:p text:style-name="P7"><text:span text:style-name="T5">306 </text:span><text:tab/><text:span text:style-name="T14">};</text:span></text:p>
      <text:p text:style-name="P7"><text:span text:style-name="T5">307 </text:span><text:span text:style-name="T14"><text:tab/></text:span></text:p>
      <text:p text:style-name="P7"><text:span text:style-name="T5">308 </text:span><text:span text:style-name="T14"><text:tab/>Game.</text:span><text:span text:style-name="T11">prototype</text:span><text:span text:style-name="T14">.stopAnimation</text:span> <text:span text:style-name="T14">=</text:span> <text:span text:style-name="T11">function</text:span><text:span text:style-name="T14">(){</text:span></text:p>
      <text:p text:style-name="P7"><text:span text:style-name="T5">309 </text:span><text:tab/><text:tab/><text:span text:style-name="T22">cancelAnimationFrame</text:span><text:span text:style-name="T14">(</text:span><text:span text:style-name="T11">this</text:span><text:span text:style-name="T14">.idAnim);</text:span></text:p>
      <text:p text:style-name="P7"><text:span text:style-name="T5">310 </text:span><text:tab/><text:tab/><text:span text:style-name="T11">this</text:span><text:span text:style-name="T14">.gChrono.</text:span><text:span text:style-name="T22">chronoReset</text:span><text:span text:style-name="T14">();</text:span></text:p>
      <text:p text:style-name="P7"><text:span text:style-name="T5">311 </text:span><text:tab/><text:tab/><text:span text:style-name="T11">this</text:span><text:span text:style-name="T14">.idAnim</text:span> <text:span text:style-name="T14">=</text:span> <text:span text:style-name="T11">null</text:span><text:span text:style-name="T14">;</text:span></text:p>
      <text:p text:style-name="P7"><text:span text:style-name="T5">312 </text:span><text:tab/><text:span text:style-name="T14">};</text:span></text:p>
      <text:p text:style-name="P7"><text:span text:style-name="T5">313 </text:span><text:span text:style-name="T14"><text:tab/></text:span></text:p>
      <text:p text:style-name="P7"><text:span text:style-name="T5">314 </text:span><text:span text:style-name="T14"><text:tab/>Game.</text:span><text:span text:style-name="T11">prototype</text:span><text:span text:style-name="T14">.playerCollision</text:span> <text:span text:style-name="T14">=</text:span> <text:span text:style-name="T11">function</text:span><text:span text:style-name="T14">() {</text:span></text:p>
      <text:p text:style-name="P7"><text:span text:style-name="T5">315 </text:span><text:tab/><text:tab/><text:span text:style-name="T11">var</text:span> <text:span text:style-name="T14">top_x</text:span> <text:span text:style-name="T14">=</text:span> <text:span text:style-name="T11">this</text:span><text:span text:style-name="T14">.gPlayer.square.</text:span><text:span text:style-name="T22">getX</text:span><text:span text:style-name="T14">();</text:span></text:p>
      <text:p text:style-name="P7"><text:span text:style-name="T5">316 </text:span><text:tab/><text:tab/><text:span text:style-name="T11">var</text:span> <text:span text:style-name="T14">top_y</text:span> <text:span text:style-name="T14">=</text:span> <text:span text:style-name="T11">this</text:span><text:span text:style-name="T14">.gPlayer.square.</text:span><text:span text:style-name="T22">getY</text:span><text:span text:style-name="T14">();</text:span></text:p>
      <text:p text:style-name="P7"><text:span text:style-name="T5">317 </text:span><text:tab/><text:tab/><text:span text:style-name="T11">var</text:span> <text:span text:style-name="T14">bottom_x</text:span> <text:span text:style-name="T14">=</text:span> <text:span text:style-name="T11">this</text:span><text:span text:style-name="T14">.gPlayer.square.</text:span><text:span text:style-name="T22">getX</text:span><text:span text:style-name="T14">()+</text:span><text:span text:style-name="T11">this</text:span><text:span text:style-name="T14">.gPlayer.square.</text:span><text:span text:style-name="T22">getWidth</text:span><text:span text:style-name="T14">();</text:span></text:p>
      <text:p text:style-name="P7"><text:span text:style-name="T5">318 </text:span><text:tab/><text:tab/><text:span text:style-name="T11">var</text:span> <text:span text:style-name="T14">bottom_y</text:span> <text:span text:style-name="T14">=</text:span> <text:span text:style-name="T11">this</text:span><text:span text:style-name="T14">.gPlayer.square.</text:span><text:span text:style-name="T22">getY</text:span><text:span text:style-name="T14">()+</text:span><text:span text:style-name="T11">this</text:span><text:span text:style-name="T14">.gPlayer.square.</text:span><text:span text:style-name="T22">getHeight</text:span><text:span text:style-name="T14">();</text:span></text:p>
      <text:p text:style-name="P7"><text:span text:style-name="T5">319 </text:span><text:tab/><text:tab/></text:p>
      <text:p text:style-name="P7"><text:span text:style-name="T5">320 </text:span><text:tab/><text:tab/><text:span text:style-name="T11">if</text:span> <text:span text:style-name="T14">(top_y</text:span> <text:span text:style-name="T14">&lt;</text:span> <text:span text:style-name="T21">40</text:span> <text:span text:style-name="T14">||</text:span> <text:span text:style-name="T14">bottom_y</text:span> <text:span text:style-name="T14">&gt;</text:span> <text:span text:style-name="T11">this</text:span><text:span text:style-name="T14">.gBackground.squareIn.</text:span><text:span text:style-name="T22">getHeight</text:span><text:span text:style-name="T14">()+</text:span><text:span text:style-name="T21">40</text:span><text:span text:style-name="T14">)</text:span></text:p>
      <text:p text:style-name="P7"><text:span text:style-name="T5">321 </text:span><text:tab/><text:tab/><text:tab/><text:span text:style-name="T11">this</text:span><text:span text:style-name="T14">.</text:span><text:span text:style-name="T22">reset</text:span><text:span text:style-name="T14">();</text:span></text:p>
      <text:p text:style-name="P7"><text:span text:style-name="T5">322 </text:span><text:tab/><text:tab/><text:span text:style-name="T11">else if</text:span> <text:span text:style-name="T14">(top_x</text:span> <text:span text:style-name="T14">&lt;</text:span> <text:span text:style-name="T21">40</text:span> <text:span text:style-name="T14">||</text:span> <text:span text:style-name="T14">bottom_x</text:span> <text:span text:style-name="T14">&gt;</text:span> <text:span text:style-name="T11">this</text:span><text:span text:style-name="T14">.gBackground.squareIn.</text:span><text:span text:style-name="T22">getWidth</text:span><text:span text:style-name="T14">()+</text:span><text:span text:style-name="T21">40</text:span><text:span text:style-name="T14">)</text:span></text:p>
      <text:p text:style-name="P7"><text:span text:style-name="T5">323 </text:span><text:tab/><text:tab/><text:tab/><text:span text:style-name="T11">this</text:span><text:span text:style-name="T14">.</text:span><text:span text:style-name="T22">reset</text:span><text:span text:style-name="T14">();</text:span></text:p>
      <text:p text:style-name="P7"><text:span text:style-name="T5">324 </text:span><text:tab/><text:span text:style-name="T14">};</text:span></text:p>
      <text:p text:style-name="P7"><text:span text:style-name="T5">325 </text:span><text:span text:style-name="T14"><text:tab/></text:span></text:p>
      <text:p text:style-name="P7"><text:span text:style-name="T5">326 </text:span><text:span text:style-name="T14"><text:tab/>Game.</text:span><text:span text:style-name="T11">prototype</text:span><text:span text:style-name="T14">.opponentsCollision</text:span> <text:span text:style-name="T14">=</text:span> <text:span text:style-name="T11">function</text:span><text:span text:style-name="T14">() {</text:span></text:p>
      <text:p text:style-name="P7"><text:span text:style-name="T5">327 </text:span><text:tab/><text:tab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11">this</text:span><text:span text:style-name="T14">.gOpponents.nOpponents;</text:span> <text:span text:style-name="T14">i++){</text:span></text:p>
      <text:p text:style-name="P7"><text:span text:style-name="T5">328 </text:span><text:tab/><text:tab/><text:tab/><text:span text:style-name="T11">var</text:span> <text:span text:style-name="T14">vo</text:span> <text:span text:style-name="T14">=</text:span> <text:span text:style-name="T11">this</text:span><text:span text:style-name="T14">.gOpponents.opponents[i];</text:span></text:p>
      <text:p text:style-name="P8">329 </text:p>
      <text:p text:style-name="P7"><text:span text:style-name="T5">330 </text:span><text:tab/><text:tab/><text:tab/><text:span text:style-name="T11">var</text:span> <text:span text:style-name="T14">top_x</text:span> <text:span text:style-name="T14">=</text:span> <text:span text:style-name="T14">vo.opponent.</text:span><text:span text:style-name="T22">getX</text:span><text:span text:style-name="T14">();</text:span></text:p>
      <text:p text:style-name="P7"><text:span text:style-name="T5">331 </text:span><text:tab/><text:tab/><text:tab/><text:span text:style-name="T11">var</text:span> <text:span text:style-name="T14">top_y</text:span> <text:span text:style-name="T14">=</text:span> <text:span text:style-name="T14">vo.opponent.</text:span><text:span text:style-name="T22">getY</text:span><text:span text:style-name="T14">();</text:span></text:p>
      <text:p text:style-name="P7"><text:span text:style-name="T5">332 </text:span><text:tab/><text:tab/><text:tab/><text:span text:style-name="T11">var</text:span> <text:span text:style-name="T14">bottom_x</text:span> <text:span text:style-name="T14">=</text:span> <text:span text:style-name="T14">vo.opponent.</text:span><text:span text:style-name="T22">getX</text:span><text:span text:style-name="T14">()+vo.opponent.</text:span><text:span text:style-name="T22">getWidth</text:span><text:span text:style-name="T14">();</text:span></text:p>
      <text:p text:style-name="P7"><text:span text:style-name="T5">333 </text:span><text:tab/><text:tab/><text:tab/><text:span text:style-name="T11">var</text:span> <text:span text:style-name="T14">bottom_y</text:span> <text:span text:style-name="T14">=</text:span> <text:span text:style-name="T14">vo.opponent.</text:span><text:span text:style-name="T22">getY</text:span><text:span text:style-name="T14">()+vo.opponent.</text:span><text:span text:style-name="T22">getHeight</text:span><text:span text:style-name="T14">();</text:span></text:p>
      <text:p text:style-name="P7"><text:span text:style-name="T5">334 </text:span><text:tab/><text:tab/><text:tab/></text:p>
      <text:p text:style-name="P7"><text:span text:style-name="T5">335 </text:span><text:tab/><text:tab/><text:tab/><text:span text:style-name="T5">//Rebote en las paredes verticales</text:span></text:p>
      <text:p text:style-name="P7"><text:span text:style-name="T5">336 </text:span><text:tab/><text:tab/><text:tab/><text:span text:style-name="T11">if</text:span> <text:span text:style-name="T14">(top_x</text:span> <text:span text:style-name="T14">&lt;</text:span> <text:span text:style-name="T21">0</text:span> <text:span text:style-name="T14">||</text:span></text:p>
      <text:p text:style-name="P7"><text:span text:style-name="T5">337 </text:span><text:span text:style-name="T14"><text:tab/><text:tab/><text:tab/><text:tab/><text:tab/>bottom_x</text:span> <text:span text:style-name="T14">&gt;</text:span> <text:span text:style-name="T11">this</text:span><text:span text:style-name="T14">.gBackground.squareOut.</text:span><text:span text:style-name="T22">getWidth</text:span><text:span text:style-name="T14">())</text:span> </text:p>
      <text:p text:style-name="P7"><text:span text:style-name="T5">338 </text:span><text:span text:style-name="T14"><text:tab/><text:tab/><text:tab/><text:tab/>vo.direction.x</text:span> <text:span text:style-name="T14">*= -</text:span><text:span text:style-name="T21">1</text:span><text:span text:style-name="T14">;</text:span></text:p>
      <text:p text:style-name="P7"><text:span text:style-name="T5">339 </text:span><text:tab/><text:tab/><text:tab/></text:p>
      <text:p text:style-name="P7"><text:span text:style-name="T5">340 </text:span><text:tab/><text:tab/><text:tab/><text:span text:style-name="T5">//Rebote en las paredes horizontales</text:span></text:p>
      <text:p text:style-name="P7"><text:span text:style-name="T5">341 </text:span><text:tab/><text:tab/><text:tab/><text:span text:style-name="T11">if</text:span> <text:span text:style-name="T14">(top_y</text:span> <text:span text:style-name="T14">&lt;</text:span> <text:span text:style-name="T21">0</text:span> <text:span text:style-name="T14">||</text:span></text:p>
      <text:p text:style-name="P7"><text:span text:style-name="T5">342 </text:span><text:span text:style-name="T14"><text:tab/><text:tab/><text:tab/><text:tab/><text:tab/>bottom_y</text:span> <text:span text:style-name="T14">&gt;</text:span> <text:span text:style-name="T11">this</text:span><text:span text:style-name="T14">.gBackground.squareOut.</text:span><text:span text:style-name="T22">getHeight</text:span><text:span text:style-name="T14">())</text:span> </text:p>
      <text:p text:style-name="P7"><text:span text:style-name="T5">343 </text:span><text:span text:style-name="T14"><text:tab/><text:tab/><text:tab/><text:tab/>vo.direction.y</text:span> <text:span text:style-name="T14">*= -</text:span><text:span text:style-name="T21">1</text:span><text:span text:style-name="T14">;</text:span></text:p>
      <text:p text:style-name="P7"><text:span text:style-name="T5">344 </text:span><text:tab/><text:tab/><text:tab/></text:p>
      <text:p text:style-name="P7"><text:span text:style-name="T5">345 </text:span><text:tab/><text:tab/><text:tab/><text:span text:style-name="T5">//Choque</text:span></text:p>
      <text:p text:style-name="P7"><text:span text:style-name="T5">346 </text:span><text:tab/><text:tab/><text:tab/><text:span text:style-name="T11">if</text:span><text:span text:style-name="T14">(top_y</text:span> <text:span text:style-name="T14">&lt; (</text:span><text:span text:style-name="T11">this</text:span><text:span text:style-name="T14">.gPlayer.square.</text:span><text:span text:style-name="T22">getY</text:span><text:span text:style-name="T14">() +</text:span> <text:span text:style-name="T11">this</text:span><text:span text:style-name="T14">.gPlayer.square.</text:span><text:span text:style-name="T22">getHeight</text:span><text:span text:style-name="T14">()) &amp;&amp;</text:span> <text:span text:style-name="T14">bottom_y</text:span> <text:span text:style-name="T14">&gt;</text:span> <text:span text:style-name="T11">this</text:span><text:span text:style-name="T14">.gPlayer.square.</text:span><text:span text:style-name="T22">getY</text:span><text:span text:style-name="T14">() &amp;&amp;</text:span> <text:span text:style-name="T14">top_x</text:span> <text:span text:style-name="T14">&lt; (</text:span><text:span text:style-name="T11">this</text:span><text:span text:style-name="T14">.gPlayer.square.</text:span><text:span text:style-name="T22">getX</text:span><text:span text:style-name="T14">() +</text:span> <text:span text:style-name="T11">this</text:span><text:span text:style-name="T14">.gPlayer.square.</text:span><text:span text:style-name="T22">getWidth</text:span><text:span text:style-name="T14">()) &amp;&amp;</text:span> <text:span text:style-name="T14">bottom_x</text:span> <text:span text:style-name="T14">&gt;</text:span> <text:span text:style-name="T11">this</text:span><text:span text:style-name="T14">.gPlayer.square.</text:span><text:span text:style-name="T22">getX</text:span><text:span text:style-name="T14">())</text:span></text:p>
      <text:p text:style-name="P7"><text:span text:style-name="T5">347 </text:span><text:tab/><text:tab/><text:tab/><text:tab/><text:span text:style-name="T11">this</text:span><text:span text:style-name="T14">.</text:span><text:span text:style-name="T22">reset</text:span><text:span text:style-name="T14">();</text:span></text:p>
      <text:p text:style-name="P7"><text:span text:style-name="T5">348 </text:span><text:span text:style-name="T14"><text:tab/><text:tab/><text:tab/></text:span></text:p>
      <text:p text:style-name="P7"><text:span text:style-name="T5">349 </text:span><text:span text:style-name="T14"><text:tab/><text:tab/><text:tab/>vo.opponent.</text:span><text:span text:style-name="T22">setX</text:span><text:span text:style-name="T14">(vo.opponent.</text:span><text:span text:style-name="T22">getX</text:span><text:span text:style-name="T14">()+</text:span><text:soft-page-break/><text:span text:style-name="T14">(vo.speed*vo.direction.x));</text:span></text:p>
      <text:p text:style-name="P7"><text:span text:style-name="T5">350 </text:span><text:span text:style-name="T14"><text:tab/><text:tab/><text:tab/>vo.opponent.</text:span><text:span text:style-name="T22">setY</text:span><text:span text:style-name="T14">(vo.opponent.</text:span><text:span text:style-name="T22">getY</text:span><text:span text:style-name="T14">()+(vo.speed*vo.direction.y));</text:span></text:p>
      <text:p text:style-name="P7"><text:span text:style-name="T5">351 </text:span><text:tab/><text:tab/><text:tab/></text:p>
      <text:p text:style-name="P7"><text:span text:style-name="T5">352 </text:span><text:tab/><text:tab/><text:span text:style-name="T14">}</text:span></text:p>
      <text:p text:style-name="P7"><text:span text:style-name="T5">353 </text:span><text:s text:c="4"/><text:span text:style-name="T14">};</text:span></text:p>
      <text:p text:style-name="P7"><text:span text:style-name="T5">354 </text:span><text:span text:style-name="T14"><text:tab/></text:span></text:p>
      <text:p text:style-name="P7"><text:span text:style-name="T5">355 </text:span><text:span text:style-name="T14"><text:s text:c="4"/>Game.</text:span><text:span text:style-name="T11">prototype</text:span><text:span text:style-name="T14">.reset</text:span> <text:span text:style-name="T14">=</text:span> <text:span text:style-name="T11">function</text:span><text:span text:style-name="T14">(){</text:span></text:p>
      <text:p text:style-name="P7"><text:span text:style-name="T5">356 </text:span><text:s text:c="4"/><text:tab/><text:tab/><text:tab/><text:span text:style-name="T11">var</text:span> <text:span text:style-name="T14">data</text:span> <text:span text:style-name="T14">= <text:s/>{userId</text:span> <text:span text:style-name="T14">:</text:span> <text:span text:style-name="T14">userID,</text:span></text:p>
      <text:p text:style-name="P7"><text:span text:style-name="T5">357 </text:span><text:span text:style-name="T14"><text:s text:c="8"/><text:tab/><text:tab/><text:tab/>confId</text:span> <text:span text:style-name="T14">:</text:span> <text:span text:style-name="T14">configuration._id,</text:span></text:p>
      <text:p text:style-name="P7"><text:span text:style-name="T5">358 </text:span><text:span text:style-name="T14"><text:s text:c="8"/><text:tab/><text:tab/><text:tab/>score</text:span> <text:s/><text:span text:style-name="T14">: {times:</text:span> <text:span text:style-name="T11">this</text:span><text:span text:style-name="T14">.gChrono.chronoTime}};</text:span></text:p>
      <text:p text:style-name="P8">359 </text:p>
      <text:p text:style-name="P7"><text:span text:style-name="T5">360 </text:span><text:s text:c="4"/><text:tab/><text:span text:style-name="T14">$.</text:span><text:span text:style-name="T22">post</text:span><text:span text:style-name="T14">(</text:span> <text:span text:style-name="T19">"/dragMeScore"</text:span><text:span text:style-name="T14">,</text:span> <text:span text:style-name="T14">data</text:span> <text:span text:style-name="T14">);</text:span></text:p>
      <text:p text:style-name="P7"><text:span text:style-name="T5">361 </text:span><text:s text:c="4"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362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false</text:span><text:span text:style-name="T14">);</text:span></text:p>
      <text:p text:style-name="P7"><text:span text:style-name="T5">363 </text:span><text:s text:c="4"/><text:tab/><text:span text:style-name="T11">this</text:span><text:span text:style-name="T14">.gPlayer.square.</text:span><text:span text:style-name="T22">setX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7"><text:span text:style-name="T5">364 </text:span><text:s text:c="4"/><text:tab/><text:span text:style-name="T11">this</text:span><text:span text:style-name="T14">.gPlayer.square.</text:span><text:span text:style-name="T22">setY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7"><text:span text:style-name="T5">365 </text:span><text:tab/><text:tab/><text:span text:style-name="T11">for</text:span> <text:span text:style-name="T14">(i</text:span> <text:span text:style-name="T11">in this</text:span><text:span text:style-name="T14">.gOpponents.opponents){</text:span></text:p>
      <text:p text:style-name="P7"><text:span text:style-name="T5">366 </text:span><text:s text:c="4"/><text:tab/><text:tab/><text:span text:style-name="T11">this</text:span><text:span text:style-name="T14">.gOpponents.opponents[i].speed</text:span> <text:span text:style-name="T14">=</text:span> <text:span text:style-name="T14">configuration.pieces.opponentSpeed;</text:span></text:p>
      <text:p text:style-name="P7"><text:span text:style-name="T5">367 </text:span><text:s text:c="4"/><text:tab/><text:tab/><text:span text:style-name="T11">var</text:span> <text:span text:style-name="T14">aux</text:span> <text:span text:style-name="T14">=</text:span> <text:span text:style-name="T11">this</text:span><text:span text:style-name="T14">.gOpponents.opponents[i].</text:span><text:span text:style-name="T22">getRandomPos</text:span><text:span text:style-name="T14">(</text:span><text:span text:style-name="T11">this</text:span><text:span text:style-name="T14">.gBackground,{x:</text:span><text:span text:style-name="T11">this</text:span><text:span text:style-name="T14">.gOpponents.opponents[i].opponent.</text:span><text:span text:style-name="T22">getX</text:span><text:span text:style-name="T14">(),</text:span> <text:span text:style-name="T14">y:</text:span><text:span text:style-name="T11">this</text:span><text:span text:style-name="T14">.gOpponents.opponents[i].opponent.</text:span><text:span text:style-name="T22">getY</text:span><text:span text:style-name="T14">()});</text:span></text:p>
      <text:p text:style-name="P7"><text:span text:style-name="T5">368 </text:span><text:tab/><text:tab/><text:tab/><text:span text:style-name="T11">this</text:span><text:span text:style-name="T14">.gOpponents.opponents[i].opponent.</text:span><text:span text:style-name="T22">setX</text:span><text:span text:style-name="T14">(aux.x);</text:span></text:p>
      <text:p text:style-name="P7"><text:span text:style-name="T5">369 </text:span><text:tab/><text:tab/><text:tab/><text:span text:style-name="T11">this</text:span><text:span text:style-name="T14">.gOpponents.opponents[i].opponent.</text:span><text:span text:style-name="T22">setY</text:span><text:span text:style-name="T14">(aux.y);</text:span></text:p>
      <text:p text:style-name="P7"><text:span text:style-name="T5">370 </text:span><text:tab/><text:tab/><text:span text:style-name="T14">}</text:span></text:p>
      <text:p text:style-name="P7"><text:span text:style-name="T5">371 </text:span><text:s text:c="4"/><text:tab/></text:p>
      <text:p text:style-name="P7"><text:span text:style-name="T5">372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true</text:span><text:span text:style-name="T14">);</text:span></text:p>
      <text:p text:style-name="P7"><text:span text:style-name="T5">373 </text:span><text:span text:style-name="T14"><text:s text:c="4"/><text:tab/>stage.</text:span><text:span text:style-name="T22">draw</text:span><text:span text:style-name="T14">();</text:span></text:p>
      <text:p text:style-name="P7"><text:span text:style-name="T5">374 </text:span><text:s text:c="4"/><text:span text:style-name="T14">};</text:span></text:p>
      <text:p text:style-name="P7"><text:span text:style-name="T5">375 </text:span><text:span text:style-name="T14"><text:tab/></text:span></text:p>
      <text:p text:style-name="P7"><text:span text:style-name="T5">376 </text:span><text:span text:style-name="T14"><text:s text:c="4"/>Game.</text:span><text:span text:style-name="T11">prototype</text:span><text:span text:style-name="T14">.clickPause=</text:span> <text:span text:style-name="T11">function</text:span><text:span text:style-name="T14">(){</text:span></text:p>
      <text:p text:style-name="P7"><text:span text:style-name="T5">377 </text:span><text:tab/><text:tab/><text:span text:style-name="T11">if</text:span> <text:span text:style-name="T14">(</text:span><text:span text:style-name="T11">this</text:span><text:span text:style-name="T14">.pauseState){</text:span></text:p>
      <text:p text:style-name="P7"><text:span text:style-name="T5">378 </text:span><text:tab/><text:tab/><text:tab/><text:span text:style-name="T11">this</text:span><text:span text:style-name="T14">.</text:span><text:span text:style-name="T22">resumeGame</text:span><text:span text:style-name="T14">();</text:span></text:p>
      <text:p text:style-name="P7"><text:span text:style-name="T5">379 </text:span><text:tab/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380 </text:span><text:tab/><text:tab/><text:span text:style-name="T14">}</text:span></text:p>
      <text:p text:style-name="P7"><text:span text:style-name="T5">381 </text:span><text:tab/><text:tab/><text:span text:style-name="T11">else</text:span><text:span text:style-name="T14">{</text:span></text:p>
      <text:p text:style-name="P7"><text:span text:style-name="T5">382 </text:span><text:tab/><text:tab/><text:tab/><text:span text:style-name="T11">this</text:span><text:span text:style-name="T14">.</text:span><text:span text:style-name="T22">pauseGame</text:span><text:span text:style-name="T14">();</text:span></text:p>
      <text:p text:style-name="P7"><text:span text:style-name="T5">383 </text:span><text:tab/><text:tab/><text:tab/><text:span text:style-name="T11">this</text:span><text:span text:style-name="T14">.pauseState</text:span> <text:span text:style-name="T14">=</text:span> <text:span text:style-name="T11">true</text:span><text:span text:style-name="T14">;</text:span></text:p>
      <text:p text:style-name="P7"><text:span text:style-name="T5">384 </text:span><text:tab/><text:tab/><text:span text:style-name="T14">}</text:span></text:p>
      <text:p text:style-name="P7"><text:span text:style-name="T5">385 </text:span><text:tab/><text:tab/></text:p>
      <text:p text:style-name="P7"><text:span text:style-name="T5">386 </text:span><text:tab/><text:span text:style-name="T14">};</text:span></text:p>
      <text:p text:style-name="P7"><text:span text:style-name="T5">387 </text:span><text:span text:style-name="T14"><text:tab/></text:span></text:p>
      <text:p text:style-name="P7"><text:span text:style-name="T5">388 </text:span><text:span text:style-name="T14"><text:tab/>Game.</text:span><text:span text:style-name="T11">prototype</text:span><text:span text:style-name="T14">.pauseGame</text:span> <text:span text:style-name="T14">=</text:span> <text:span text:style-name="T11">function</text:span><text:span text:style-name="T14">(){</text:span></text:p>
      <text:p text:style-name="P7"><text:span text:style-name="T5">389 </text:span><text:tab/><text:tab/><text:span text:style-name="T11">this</text:span><text:span text:style-name="T14">.</text:span><text:span text:style-name="T22">stopAnimation</text:span><text:span text:style-name="T14">();</text:span></text:p>
      <text:p text:style-name="P7"><text:span text:style-name="T5">390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391 </text:span><text:tab/><text:span text:style-name="T14">};</text:span></text:p>
      <text:p text:style-name="P7"><text:span text:style-name="T5">392 </text:span><text:span text:style-name="T14"><text:tab/></text:span></text:p>
      <text:p text:style-name="P7"><text:span text:style-name="T5">393 </text:span><text:span text:style-name="T14"><text:tab/>Game.</text:span><text:span text:style-name="T11">prototype</text:span><text:span text:style-name="T14">.resumeGame</text:span> <text:span text:style-name="T14">=</text:span> <text:span text:style-name="T11">function</text:span><text:span text:style-name="T14">(){</text:span></text:p>
      <text:p text:style-name="P7"><text:span text:style-name="T5">394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395 </text:span><text:tab/><text:tab/><text:span text:style-name="T22">setTimeout</text:span><text:span text:style-name="T14">(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396 </text:span><text:tab/><text:tab/><text:tab/><text:span text:style-name="T11">this</text:span><text:span text:style-name="T14">.</text:span><text:span text:style-name="T22">startAnimation</text:span><text:span text:style-name="T14">();</text:span></text:p>
      <text:p text:style-name="P7"><text:span text:style-name="T5">397 </text:span><text:tab/><text:tab/><text:span text:style-name="T14">},</text:span><text:span text:style-name="T11">this</text:span><text:span text:style-name="T14">),</text:span><text:span text:style-name="T21">1000</text:span><text:span text:style-name="T14">);</text:span></text:p>
      <text:p text:style-name="P7"><text:span text:style-name="T5">398 </text:span><text:tab/><text:span text:style-name="T14">};</text:span></text:p>
      <text:p text:style-name="P7"><text:span text:style-name="T5">399 </text:span><text:span text:style-name="T14"><text:tab/></text:span></text:p>
      <text:p text:style-name="P7"><text:span text:style-name="T5">400 </text:span><text:span text:style-name="T14"><text:tab/>Game.</text:span><text:span text:style-name="T11">prototype</text:span><text:span text:style-name="T14">.toggleFullScreen</text:span> <text:span text:style-name="T14">=</text:span> <text:span text:style-name="T11">function</text:span><text:span text:style-name="T14">(){</text:span></text:p>
      <text:p text:style-name="P7"><text:span text:style-name="T5">401 </text:span><text:tab/><text:tab/><text:span text:style-name="T11">var</text:span> <text:span text:style-name="T14">elem=$(</text:span><text:span text:style-name="T19">"#container"</text:span><text:span text:style-name="T14">)[</text:span><text:span text:style-name="T21">0</text:span><text:span text:style-name="T14">];</text:span></text:p>
      <text:p text:style-name="P7"><text:span text:style-name="T5">402 </text:span><text:tab/><text:tab/><text:span text:style-name="T11">if</text:span> <text:span text:style-name="T14">(</text:span><text:span text:style-name="T22">isMobile</text:span><text:span text:style-name="T14">()){</text:span></text:p>
      <text:p text:style-name="P7"><text:span text:style-name="T5">403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7"><text:span text:style-name="T5">404 </text:span><text:s text:c="12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7"><text:span text:style-name="T5">405 </text:span><text:tab/><text:tab/><text:tab/><text:span text:style-name="T14">$(</text:span><text:span text:style-name="T19">"#container"</text:span><text:span text:style-name="T14">).</text:span><text:span text:style-name="T22">width</text:span><text:span text:style-name="T14">($(window).</text:span><text:span text:style-name="T22">width</text:span><text:span text:style-name="T14">());</text:span></text:p>
      <text:p text:style-name="P7"><text:soft-page-break/><text:span text:style-name="T5">406 </text:span><text:s text:c="12"/><text:span text:style-name="T14">$(</text:span><text:span text:style-name="T19">"#container"</text:span><text:span text:style-name="T14">).</text:span><text:span text:style-name="T22">height</text:span><text:span text:style-name="T14">( $(window).</text:span><text:span text:style-name="T22">height</text:span><text:span text:style-name="T14">());</text:span></text:p>
      <text:p text:style-name="P7"><text:span text:style-name="T5">407 </text:span><text:s text:c="12"/></text:p>
      <text:p text:style-name="P7"><text:span text:style-name="T5">408 </text:span><text:tab/><text:tab/><text:tab/><text:span text:style-name="T14">$(</text:span><text:span text:style-name="T19">"#container"</text:span><text:span text:style-name="T14">).</text:span><text:span text:style-name="T22">css</text:span><text:span text:style-name="T14">(</text:span><text:span text:style-name="T19">"top"</text:span><text:span text:style-name="T14">,-$(</text:span><text:span text:style-name="T19">"#container"</text:span><text:span text:style-name="T14">).</text:span><text:span text:style-name="T22">position</text:span><text:span text:style-name="T14">().top+</text:span><text:span text:style-name="T19">'px'</text:span><text:span text:style-name="T14">);</text:span></text:p>
      <text:p text:style-name="P7"><text:span text:style-name="T5">409 </text:span><text:tab/><text:tab/><text:tab/><text:span text:style-name="T5">//this.resizeWindow();</text:span></text:p>
      <text:p text:style-name="P7"><text:span text:style-name="T5">410 </text:span><text:tab/><text:tab/><text:span text:style-name="T14">}</text:span></text:p>
      <text:p text:style-name="P7"><text:span text:style-name="T5">411 </text:span><text:tab/><text:tab/><text:span text:style-name="T11">else</text:span><text:span text:style-name="T14">{</text:span></text:p>
      <text:p text:style-name="P7"><text:span text:style-name="T5">412 </text:span><text:tab/><text:tab/><text:tab/><text:span text:style-name="T11">if</text:span> <text:span text:style-name="T14">(!screenfull.isFullscreen){</text:span></text:p>
      <text:p text:style-name="P7"><text:span text:style-name="T5">413 </text:span><text:tab/><text:tab/><text:tab/><text:tab/><text:span text:style-name="T11">this</text:span><text:span text:style-name="T14">.oldWidth</text:span> <text:span text:style-name="T14">= $(</text:span><text:span text:style-name="T19">"#container"</text:span><text:span text:style-name="T14">).</text:span><text:span text:style-name="T22">width</text:span><text:span text:style-name="T14">();</text:span></text:p>
      <text:p text:style-name="P7"><text:span text:style-name="T5">414 </text:span><text:tab/><text:tab/><text:tab/><text:tab/><text:span text:style-name="T11">this</text:span><text:span text:style-name="T14">.oldHeight</text:span> <text:span text:style-name="T14">= $(</text:span><text:span text:style-name="T19">"#container"</text:span><text:span text:style-name="T14">).</text:span><text:span text:style-name="T22">height</text:span><text:span text:style-name="T14">();</text:span></text:p>
      <text:p text:style-name="P7"><text:span text:style-name="T5">415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9">'100%'</text:span><text:span text:style-name="T14">);</text:span></text:p>
      <text:p text:style-name="P7"><text:span text:style-name="T5">416 </text:span><text:tab/> <text:s text:c="11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9">'100%'</text:span><text:span text:style-name="T14">);</text:span></text:p>
      <text:p text:style-name="P7"><text:span text:style-name="T5">417 </text:span><text:tab/><text:tab/><text:tab/><text:span text:style-name="T14">}</text:span></text:p>
      <text:p text:style-name="P7"><text:span text:style-name="T5">418 </text:span><text:tab/><text:tab/><text:tab/><text:span text:style-name="T11">else</text:span><text:span text:style-name="T14">{</text:span></text:p>
      <text:p text:style-name="P7"><text:span text:style-name="T5">419 </text:span><text:tab/><text:tab/><text:tab/><text:tab/><text:span text:style-name="T14">$(</text:span><text:span text:style-name="T19">"#container"</text:span><text:span text:style-name="T14">).</text:span><text:span text:style-name="T22">width</text:span><text:span text:style-name="T14">(</text:span><text:span text:style-name="T11">this</text:span><text:span text:style-name="T14">.oldWidth);</text:span></text:p>
      <text:p text:style-name="P7"><text:span text:style-name="T5">420 </text:span><text:tab/><text:tab/><text:tab/> <text:s text:c="3"/><text:span text:style-name="T14">$(</text:span><text:span text:style-name="T19">"#container"</text:span><text:span text:style-name="T14">).</text:span><text:span text:style-name="T22">height</text:span><text:span text:style-name="T14">(</text:span><text:span text:style-name="T11">this</text:span><text:span text:style-name="T14">.oldHeight);</text:span></text:p>
      <text:p text:style-name="P7"><text:span text:style-name="T5">421 </text:span><text:tab/><text:tab/><text:tab/><text:span text:style-name="T14">}</text:span></text:p>
      <text:p text:style-name="P7"><text:span text:style-name="T5">422 </text:span><text:span text:style-name="T14"><text:tab/><text:tab/><text:tab/>screenfull.</text:span><text:span text:style-name="T22">toggle</text:span><text:span text:style-name="T14">(elem);</text:span></text:p>
      <text:p text:style-name="P7"><text:span text:style-name="T5">423 </text:span><text:tab/><text:tab/><text:span text:style-name="T14">}</text:span></text:p>
      <text:p text:style-name="P7"><text:span text:style-name="T5">424 </text:span><text:tab/><text:span text:style-name="T14">};</text:span></text:p>
      <text:p text:style-name="P7"><text:span text:style-name="T5">425 </text:span><text:span text:style-name="T14"><text:tab/></text:span></text:p>
      <text:p text:style-name="P7"><text:span text:style-name="T5">426 </text:span><text:span text:style-name="T14"><text:tab/>Game.</text:span><text:span text:style-name="T11">prototype</text:span><text:span text:style-name="T14">.restartGame</text:span> <text:span text:style-name="T14">=</text:span> <text:span text:style-name="T11">function</text:span><text:span text:style-name="T14">(){</text:span></text:p>
      <text:p text:style-name="P7"><text:span text:style-name="T5">427 </text:span><text:tab/><text:tab/><text:span text:style-name="T11">this</text:span><text:span text:style-name="T14">.gMenu.</text:span><text:span text:style-name="T22">clickPause</text:span><text:span text:style-name="T14">();</text:span></text:p>
      <text:p text:style-name="P7"><text:span text:style-name="T5">428 </text:span><text:tab/><text:tab/><text:span text:style-name="T11">this</text:span><text:span text:style-name="T14">.pauseState</text:span> <text:span text:style-name="T14">=</text:span> <text:span text:style-name="T11">false</text:span><text:span text:style-name="T14">;</text:span></text:p>
      <text:p text:style-name="P7"><text:span text:style-name="T5">429 </text:span><text:tab/><text:tab/><text:span text:style-name="T11">this</text:span><text:span text:style-name="T14">.gMenu.mainMenu.</text:span><text:span text:style-name="T22">show</text:span><text:span text:style-name="T14">();</text:span></text:p>
      <text:p text:style-name="P7"><text:span text:style-name="T5">430 </text:span><text:tab/><text:tab/><text:span text:style-name="T11">this</text:span><text:span text:style-name="T14">.gMenu.menuLayer.</text:span><text:span text:style-name="T22">draw</text:span><text:span text:style-name="T14">();</text:span></text:p>
      <text:p text:style-name="P7"><text:span text:style-name="T5">431 </text:span><text:tab/><text:tab/><text:span text:style-name="T11">this</text:span><text:span text:style-name="T14">.gTexts.time</text:span> <text:span text:style-name="T14">=</text:span> <text:span text:style-name="T19">"00:00:000"</text:span><text:span text:style-name="T14">;</text:span></text:p>
      <text:p text:style-name="P7"><text:span text:style-name="T5">432 </text:span><text:tab/><text:tab/><text:span text:style-name="T11">this</text:span><text:span text:style-name="T14">.gChrono.chronoTime</text:span> <text:span text:style-name="T14">=</text:span> <text:span text:style-name="T19">"00:00:000"</text:span><text:span text:style-name="T14">;</text:span></text:p>
      <text:p text:style-name="P7"><text:span text:style-name="T5">433 </text:span><text:tab/><text:tab/><text:span text:style-name="T11">this</text:span><text:span text:style-name="T14">.</text:span><text:span text:style-name="T22">updateScore</text:span><text:span text:style-name="T14">();</text:span></text:p>
      <text:p text:style-name="P7"><text:span text:style-name="T5">434 </text:span><text:span text:style-name="T14"><text:tab/><text:tab/>stage.</text:span><text:span text:style-name="T22">draw</text:span><text:span text:style-name="T14">();</text:span></text:p>
      <text:p text:style-name="P7"><text:span text:style-name="T5">435 </text:span><text:tab/><text:tab/><text:span text:style-name="T11">this</text:span><text:span text:style-name="T14">.gPlayer.square.</text:span><text:span text:style-name="T22">setDraggable</text:span><text:span text:style-name="T14">(</text:span><text:span text:style-name="T11">false</text:span><text:span text:style-name="T14">);</text:span></text:p>
      <text:p text:style-name="P7"><text:span text:style-name="T5">436 </text:span><text:s text:c="4"/><text:tab/><text:span text:style-name="T11">this</text:span><text:span text:style-name="T14">.gPlayer.square.</text:span><text:span text:style-name="T22">setX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7"><text:span text:style-name="T5">437 </text:span><text:s text:c="4"/><text:tab/><text:span text:style-name="T11">this</text:span><text:span text:style-name="T14">.gPlayer.square.</text:span><text:span text:style-name="T22">setY</text:span><text:span text:style-name="T14">(</text:span><text:span text:style-name="T11">this</text:span><text:span text:style-name="T14">.gBackground.squareOut.</text:span><text:span text:style-name="T22">getWidth</text:span><text:span text:style-name="T14">()</text:span><text:span text:style-name="T24">/2-configuration.pieces.playerSize/</text:span><text:span text:style-name="T21">2</text:span><text:span text:style-name="T14">);</text:span></text:p>
      <text:p text:style-name="P7"><text:span text:style-name="T5">438 </text:span><text:tab/><text:tab/><text:span text:style-name="T11">for</text:span> <text:span text:style-name="T14">(i</text:span> <text:span text:style-name="T11">in this</text:span><text:span text:style-name="T14">.gOpponents.opponents){</text:span></text:p>
      <text:p text:style-name="P7"><text:span text:style-name="T5">439 </text:span><text:s text:c="4"/><text:tab/><text:tab/><text:span text:style-name="T11">this</text:span><text:span text:style-name="T14">.gOpponents.opponents[i].speed</text:span> <text:span text:style-name="T14">=</text:span> <text:span text:style-name="T14">configuration.pieces.opponentSpeed;</text:span></text:p>
      <text:p text:style-name="P7"><text:span text:style-name="T5">440 </text:span><text:s text:c="4"/><text:tab/><text:tab/><text:span text:style-name="T11">var</text:span> <text:span text:style-name="T14">aux</text:span> <text:span text:style-name="T14">=</text:span> <text:span text:style-name="T11">this</text:span><text:span text:style-name="T14">.gOpponents.opponents[i].</text:span><text:span text:style-name="T22">getRandomPos</text:span><text:span text:style-name="T14">(</text:span><text:span text:style-name="T11">this</text:span><text:span text:style-name="T14">.gBackground,{x:</text:span><text:span text:style-name="T11">this</text:span><text:span text:style-name="T14">.gOpponents.opponents[i].opponent.</text:span><text:span text:style-name="T22">getX</text:span><text:span text:style-name="T14">(),</text:span> <text:span text:style-name="T14">y:</text:span><text:span text:style-name="T11">this</text:span><text:span text:style-name="T14">.gOpponents.opponents[i].opponent.</text:span><text:span text:style-name="T22">getY</text:span><text:span text:style-name="T14">()});</text:span></text:p>
      <text:p text:style-name="P7"><text:span text:style-name="T5">441 </text:span><text:tab/><text:tab/><text:tab/><text:span text:style-name="T11">this</text:span><text:span text:style-name="T14">.gOpponents.opponents[i].opponent.</text:span><text:span text:style-name="T22">setX</text:span><text:span text:style-name="T14">(aux.x);</text:span></text:p>
      <text:p text:style-name="P7"><text:span text:style-name="T5">442 </text:span><text:tab/><text:tab/><text:tab/><text:span text:style-name="T11">this</text:span><text:span text:style-name="T14">.gOpponents.opponents[i].opponent.</text:span><text:span text:style-name="T22">setY</text:span><text:span text:style-name="T14">(aux.y);</text:span></text:p>
      <text:p text:style-name="P7"><text:span text:style-name="T5">443 </text:span><text:tab/><text:tab/><text:span text:style-name="T14">}</text:span></text:p>
      <text:p text:style-name="P7"><text:span text:style-name="T5">444 </text:span><text:s text:c="4"/><text:tab/></text:p>
      <text:p text:style-name="P7"><text:span text:style-name="T5">445 </text:span><text:s text:c="4"/><text:tab/><text:span text:style-name="T11">this</text:span><text:span text:style-name="T14">.gPlayer.square.</text:span><text:span text:style-name="T22">setDraggable</text:span><text:span text:style-name="T14">(</text:span><text:span text:style-name="T11">true</text:span><text:span text:style-name="T14">);</text:span></text:p>
      <text:p text:style-name="P7"><text:span text:style-name="T5">446 </text:span><text:span text:style-name="T14"><text:s text:c="4"/><text:tab/>stage.</text:span><text:span text:style-name="T22">draw</text:span><text:span text:style-name="T14">();</text:span></text:p>
      <text:p text:style-name="P7"><text:span text:style-name="T5">447 </text:span><text:tab/><text:span text:style-name="T14">};</text:span></text:p>
      <text:p text:style-name="P7"><text:span text:style-name="T5">448 </text:span><text:span text:style-name="T14"><text:tab/></text:span></text:p>
      <text:p text:style-name="P7"><text:span text:style-name="T5">449 </text:span><text:span text:style-name="T14"><text:tab/>Game.</text:span><text:span text:style-name="T11">prototype</text:span><text:span text:style-name="T14">.eventsGame</text:span> <text:span text:style-name="T14">=</text:span> <text:span text:style-name="T11">function</text:span><text:span text:style-name="T14">(){</text:span></text:p>
      <text:p text:style-name="P7"><text:span text:style-name="T5">450 </text:span><text:tab/><text:tab/><text:span text:style-name="T14">$(</text:span><text:span text:style-name="T19">".btn-group"</text:span><text:span text:style-name="T14">).</text:span><text:span text:style-name="T22">on</text:span><text:span text:style-name="T14">(</text:span><text:span text:style-name="T19">"click"</text:span><text:span text:style-name="T14">,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451 </text:span><text:s text:c="4"/><text:tab/><text:tab/><text:span text:style-name="T11">this</text:span><text:span text:style-name="T14">.difficult</text:span> <text:span text:style-name="T14">= $(event.target).</text:span><text:span text:style-name="T22">find</text:span><text:span text:style-name="T14">(</text:span><text:span text:style-name="T19">'input'</text:span><text:span text:style-name="T14">).</text:span><text:span text:style-name="T22">val</text:span><text:span text:style-name="T14">();</text:span></text:p>
      <text:p text:style-name="P7"><text:span text:style-name="T5">452 </text:span><text:tab/> <text:s text:c="3"/><text:span text:style-name="T14">},</text:span><text:span text:style-name="T11">this</text:span><text:span text:style-name="T14">));</text:span></text:p>
      <text:p text:style-name="P7"><text:span text:style-name="T5">453 </text:span><text:tab/><text:tab/></text:p>
      <text:p text:style-name="P7"><text:span text:style-name="T5">454 </text:span><text:tab/><text:tab/><text:span text:style-name="T14">$(</text:span><text:span text:style-name="T19">"#backgroundOutColor"</text:span><text:span text:style-name="T14">).</text:span><text:span text:style-name="T22">ColorPickerSliders</text:span><text:span text:style-name="T14">({</text:span></text:p>
      <text:p text:style-name="P7"><text:span text:style-name="T5">455 </text:span><text:span text:style-name="T14"><text:tab/> <text:s text:c="3"/><text:tab/>previewontriggerelement:</text:span> <text:span text:style-name="T11">true</text:span><text:span text:style-name="T14">,</text:span></text:p>
      <text:p text:style-name="P7"><text:span text:style-name="T5">456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457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458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459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460 </text:span><text:span text:style-name="T14"><text:tab/><text:tab/> <text:s text:c="3"/>order: {</text:span></text:p>
      <text:p text:style-name="P7"><text:span text:style-name="T5">461 </text:span><text:span text:style-name="T14"><text:tab/><text:tab/> <text:s text:c="7"/>rgb:</text:span> <text:span text:style-name="T21">1</text:span><text:span text:style-name="T14">,</text:span></text:p>
      <text:p text:style-name="P7"><text:span text:style-name="T5">462 </text:span><text:span text:style-name="T14"><text:tab/><text:tab/> <text:s text:c="7"/>preview:</text:span> <text:span text:style-name="T21">2</text:span></text:p>
      <text:p text:style-name="P7"><text:soft-page-break/><text:span text:style-name="T5">463 </text:span><text:tab/><text:tab/> <text:s text:c="3"/><text:span text:style-name="T14">},</text:span></text:p>
      <text:p text:style-name="P7"><text:span text:style-name="T5">464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465 </text:span><text:tab/><text:tab/> <text:s text:c="3"/><text:tab/><text:span text:style-name="T11">this</text:span><text:span text:style-name="T14">.gBackground.squareOut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466 </text:span><text:span text:style-name="T14"><text:tab/><text:tab/> <text:s text:c="3"/><text:tab/>stage.</text:span><text:span text:style-name="T22">draw</text:span><text:span text:style-name="T14">();</text:span></text:p>
      <text:p text:style-name="P7"><text:span text:style-name="T5">467 </text:span><text:tab/><text:tab/> <text:s text:c="3"/><text:tab/><text:span text:style-name="T14">},</text:span><text:span text:style-name="T11">this</text:span><text:span text:style-name="T14">)</text:span></text:p>
      <text:p text:style-name="P7"><text:span text:style-name="T5">468 </text:span><text:tab/> <text:s text:c="3"/><text:span text:style-name="T14">});</text:span></text:p>
      <text:p text:style-name="P8">469 </text:p>
      <text:p text:style-name="P7"><text:span text:style-name="T5">470 </text:span><text:tab/> <text:s text:c="3"/><text:span text:style-name="T14">$(</text:span><text:span text:style-name="T19">"#backgroundInColor"</text:span><text:span text:style-name="T14">).</text:span><text:span text:style-name="T22">ColorPickerSliders</text:span><text:span text:style-name="T14">({</text:span></text:p>
      <text:p text:style-name="P7"><text:span text:style-name="T5">471 </text:span><text:span text:style-name="T14"><text:tab/> <text:s text:c="3"/><text:tab/>previewontriggerelement:</text:span> <text:span text:style-name="T11">true</text:span><text:span text:style-name="T14">,</text:span></text:p>
      <text:p text:style-name="P7"><text:span text:style-name="T5">472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473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474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475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476 </text:span><text:span text:style-name="T14"><text:tab/><text:tab/> <text:s text:c="3"/>order: {</text:span></text:p>
      <text:p text:style-name="P7"><text:span text:style-name="T5">477 </text:span><text:span text:style-name="T14"><text:tab/><text:tab/> <text:s text:c="7"/>rgb:</text:span> <text:span text:style-name="T21">1</text:span><text:span text:style-name="T14">,</text:span></text:p>
      <text:p text:style-name="P7"><text:span text:style-name="T5">478 </text:span><text:span text:style-name="T14"><text:tab/><text:tab/> <text:s text:c="7"/>preview:</text:span> <text:span text:style-name="T21">2</text:span></text:p>
      <text:p text:style-name="P7"><text:span text:style-name="T5">479 </text:span><text:tab/><text:tab/> <text:s text:c="3"/><text:span text:style-name="T14">},</text:span></text:p>
      <text:p text:style-name="P7"><text:span text:style-name="T5">480 </text:span><text:span text:style-name="T14"><text:tab/><text:tab/> <text:s text:c="3"/>labels: {</text:span></text:p>
      <text:p text:style-name="P7"><text:span text:style-name="T5">481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482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483 </text:span><text:span text:style-name="T14"><text:tab/><text:tab/> <text:s text:c="7"/>rgbblue:</text:span> <text:span text:style-name="T19">'Azul'</text:span></text:p>
      <text:p text:style-name="P7"><text:span text:style-name="T5">484 </text:span><text:tab/><text:tab/> <text:s text:c="3"/><text:span text:style-name="T14">},</text:span></text:p>
      <text:p text:style-name="P7"><text:span text:style-name="T5">485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486 </text:span><text:tab/> <text:s text:c="11"/><text:span text:style-name="T11">this</text:span><text:span text:style-name="T14">.gBackground.squareIn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487 </text:span><text:span text:style-name="T14"><text:tab/> <text:s text:c="11"/>stage.</text:span><text:span text:style-name="T22">draw</text:span><text:span text:style-name="T14">();</text:span></text:p>
      <text:p text:style-name="P7"><text:span text:style-name="T5">488 </text:span><text:tab/><text:tab/> <text:s text:c="3"/><text:tab/><text:span text:style-name="T14">},</text:span><text:span text:style-name="T11">this</text:span><text:span text:style-name="T14">)</text:span></text:p>
      <text:p text:style-name="P7"><text:span text:style-name="T5">489 </text:span><text:tab/> <text:s text:c="3"/><text:span text:style-name="T14">});</text:span></text:p>
      <text:p text:style-name="P7"><text:span text:style-name="T5">490 </text:span><text:tab/> <text:s text:c="3"/></text:p>
      <text:p text:style-name="P7"><text:span text:style-name="T5">491 </text:span><text:tab/> <text:s text:c="3"/><text:span text:style-name="T14">$(</text:span><text:span text:style-name="T19">"#textColor"</text:span><text:span text:style-name="T14">).</text:span><text:span text:style-name="T22">ColorPickerSliders</text:span><text:span text:style-name="T14">({</text:span></text:p>
      <text:p text:style-name="P7"><text:span text:style-name="T5">492 </text:span><text:span text:style-name="T14"><text:tab/> <text:s text:c="3"/><text:tab/>previewontriggerelement:</text:span> <text:span text:style-name="T11">true</text:span><text:span text:style-name="T14">,</text:span></text:p>
      <text:p text:style-name="P7"><text:span text:style-name="T5">493 </text:span><text:span text:style-name="T14"><text:tab/><text:tab/> <text:s text:c="3"/>flat:</text:span> <text:span text:style-name="T11">false</text:span><text:span text:style-name="T14">,</text:span></text:p>
      <text:p text:style-name="P7"><text:span text:style-name="T5">494 </text:span><text:span text:style-name="T14"><text:tab/><text:tab/> <text:s text:c="3"/>color:</text:span> <text:span text:style-name="T19">'#cf966f'</text:span><text:span text:style-name="T14">,</text:span></text:p>
      <text:p text:style-name="P7"><text:span text:style-name="T5">495 </text:span><text:span text:style-name="T14"><text:tab/><text:tab/> <text:s text:c="3"/>customswatches:</text:span> <text:span text:style-name="T11">false</text:span><text:span text:style-name="T14">,</text:span></text:p>
      <text:p text:style-name="P7"><text:span text:style-name="T5">496 </text:span><text:span text:style-name="T14"><text:tab/><text:tab/> <text:s text:c="3"/>swatches: [</text:span><text:span text:style-name="T19">'red'</text:span><text:span text:style-name="T14">,</text:span> <text:span text:style-name="T19">'green'</text:span><text:span text:style-name="T14">,</text:span> <text:span text:style-name="T19">'blue'</text:span><text:span text:style-name="T14">],</text:span></text:p>
      <text:p text:style-name="P7"><text:span text:style-name="T5">497 </text:span><text:span text:style-name="T14"><text:tab/><text:tab/> <text:s text:c="3"/>order: {</text:span></text:p>
      <text:p text:style-name="P7"><text:span text:style-name="T5">498 </text:span><text:span text:style-name="T14"><text:tab/><text:tab/> <text:s text:c="7"/>rgb:</text:span> <text:span text:style-name="T21">1</text:span><text:span text:style-name="T14">,</text:span></text:p>
      <text:p text:style-name="P7"><text:span text:style-name="T5">499 </text:span><text:span text:style-name="T14"><text:tab/><text:tab/> <text:s text:c="7"/>preview:</text:span> <text:span text:style-name="T21">2</text:span></text:p>
      <text:p text:style-name="P7"><text:span text:style-name="T5">500 </text:span><text:tab/><text:tab/> <text:s text:c="3"/><text:span text:style-name="T14">},</text:span></text:p>
      <text:p text:style-name="P7"><text:span text:style-name="T5">501 </text:span><text:span text:style-name="T14"><text:tab/><text:tab/> <text:s text:c="3"/>labels: {</text:span></text:p>
      <text:p text:style-name="P7"><text:span text:style-name="T5">502 </text:span><text:span text:style-name="T14"><text:tab/><text:tab/> <text:s text:c="7"/>rgbred:</text:span> <text:span text:style-name="T19">'Rojo'</text:span><text:span text:style-name="T14">,</text:span></text:p>
      <text:p text:style-name="P7"><text:span text:style-name="T5">503 </text:span><text:span text:style-name="T14"><text:tab/><text:tab/> <text:s text:c="7"/>rgbgreen:</text:span> <text:span text:style-name="T19">'Verde'</text:span><text:span text:style-name="T14">,</text:span></text:p>
      <text:p text:style-name="P7"><text:span text:style-name="T5">504 </text:span><text:span text:style-name="T14"><text:tab/><text:tab/> <text:s text:c="7"/>rgbblue:</text:span> <text:span text:style-name="T19">'Azul'</text:span></text:p>
      <text:p text:style-name="P7"><text:span text:style-name="T5">505 </text:span><text:tab/><text:tab/> <text:s text:c="3"/><text:span text:style-name="T14">},</text:span></text:p>
      <text:p text:style-name="P7"><text:span text:style-name="T5">506 </text:span><text:span text:style-name="T14"><text:tab/><text:tab/> <text:s text:c="3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507 </text:span><text:tab/> <text:s text:c="11"/><text:span text:style-name="T11">this</text:span><text:span text:style-name="T14">.gTexts.textSco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508 </text:span><text:span text:style-name="T14"><text:tab/> <text:s text:c="11"/>stage.</text:span><text:span text:style-name="T22">draw</text:span><text:span text:style-name="T14">();</text:span></text:p>
      <text:p text:style-name="P7"><text:span text:style-name="T5">509 </text:span><text:tab/><text:tab/> <text:s text:c="3"/><text:tab/><text:span text:style-name="T14">},</text:span><text:span text:style-name="T11">this</text:span><text:span text:style-name="T14">)</text:span></text:p>
      <text:p text:style-name="P7"><text:span text:style-name="T5">510 </text:span><text:tab/> <text:s text:c="3"/><text:span text:style-name="T14">});</text:span></text:p>
      <text:p text:style-name="P7"><text:span text:style-name="T5">511 </text:span><text:tab/> <text:s text:c="3"/><text:span text:style-name="T14">$(</text:span><text:span text:style-name="T19">"#selectColorOpponent"</text:span><text:span text:style-name="T14">).</text:span><text:span text:style-name="T22">ColorPickerSliders</text:span><text:span text:style-name="T14">({</text:span></text:p>
      <text:p text:style-name="P7"><text:span text:style-name="T5">512 </text:span><text:span text:style-name="T14"><text:tab/> <text:s text:c="7"/>flat:</text:span> <text:span text:style-name="T11">true</text:span><text:span text:style-name="T14">,</text:span></text:p>
      <text:p text:style-name="P7"><text:span text:style-name="T5">513 </text:span><text:span text:style-name="T14"><text:tab/> <text:s text:c="7"/>swatches:</text:span> <text:span text:style-name="T11">false</text:span><text:span text:style-name="T14">,</text:span></text:p>
      <text:p text:style-name="P7"><text:span text:style-name="T5">514 </text:span><text:span text:style-name="T14"><text:tab/> <text:s text:c="7"/>color:</text:span> <text:span text:style-name="T19">'#0000FF'</text:span><text:span text:style-name="T14">,</text:span></text:p>
      <text:p text:style-name="P7"><text:span text:style-name="T5">515 </text:span><text:span text:style-name="T14"><text:tab/> <text:s text:c="7"/>order: {</text:span></text:p>
      <text:p text:style-name="P7"><text:span text:style-name="T5">516 </text:span><text:span text:style-name="T14"><text:tab/> <text:s text:c="11"/>rgb:</text:span> <text:span text:style-name="T21">1</text:span><text:span text:style-name="T14">,</text:span></text:p>
      <text:p text:style-name="P7"><text:span text:style-name="T5">517 </text:span><text:span text:style-name="T14"><text:tab/> <text:s text:c="11"/>preview:</text:span> <text:span text:style-name="T21">2</text:span></text:p>
      <text:p text:style-name="P7"><text:span text:style-name="T5">518 </text:span><text:tab/> <text:s text:c="7"/><text:span text:style-name="T14">},</text:span></text:p>
      <text:p text:style-name="P7"><text:span text:style-name="T5">519 </text:span><text:span text:style-name="T14"><text:tab/> <text:s text:c="7"/>labels: {</text:span></text:p>
      <text:p text:style-name="P7"><text:span text:style-name="T5">520 </text:span><text:span text:style-name="T14"><text:tab/> <text:s text:c="11"/>rgbred:</text:span> <text:span text:style-name="T19">'Rojo'</text:span><text:span text:style-name="T14">,</text:span></text:p>
      <text:p text:style-name="P7"><text:span text:style-name="T5">521 </text:span><text:span text:style-name="T14"><text:tab/> <text:s text:c="11"/>rgbgreen:</text:span> <text:span text:style-name="T19">'Verde'</text:span><text:span text:style-name="T14">,</text:span></text:p>
      <text:p text:style-name="P7"><text:span text:style-name="T5">522 </text:span><text:span text:style-name="T14"><text:tab/> <text:s text:c="11"/>rgbblue:</text:span> <text:span text:style-name="T19">'Azul'</text:span></text:p>
      <text:p text:style-name="P7"><text:span text:style-name="T5">523 </text:span><text:tab/> <text:s text:c="7"/><text:span text:style-name="T14">},</text:span></text:p>
      <text:p text:style-name="P7"><text:span text:style-name="T5">524 </text:span><text:span text:style-name="T14"><text:tab/> <text:s text:c="7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525 </text:span><text:span text:style-name="T14"><text:tab/> <text:s text:c="7"/><text:tab/>opponentColor</text:span> <text:span text:style-name="T14">=</text:span> <text:span text:style-name="T14">color.tiny.</text:span><text:span text:style-name="T22">toRgbString</text:span><text:span text:style-name="T14">();</text:span></text:p>
      <text:p text:style-name="P7"><text:span text:style-name="T5">526 </text:span><text:tab/> <text:s text:c="7"/><text:tab/><text:span text:style-name="T11">for</text:span> <text:span text:style-name="T14">(i</text:span> <text:span text:style-name="T11">in this</text:span><text:span text:style-name="T14">.gOpponents.opponents)</text:span></text:p>
      <text:p text:style-name="P7"><text:soft-page-break/><text:span text:style-name="T5">527 </text:span><text:tab/> <text:s text:c="7"/><text:tab/><text:tab/><text:span text:style-name="T11">this</text:span><text:span text:style-name="T14">.gOpponents.opponents[i].opponent.</text:span><text:span text:style-name="T22">setFill</text:span><text:span text:style-name="T14">(opponentColor);</text:span></text:p>
      <text:p text:style-name="P7"><text:span text:style-name="T5">528 </text:span><text:span text:style-name="T14"><text:tab/><text:tab/><text:tab/><text:tab/>stage.</text:span><text:span text:style-name="T22">draw</text:span><text:span text:style-name="T14">();</text:span></text:p>
      <text:p text:style-name="P7"><text:span text:style-name="T5">529 </text:span><text:tab/> <text:s text:c="7"/><text:span text:style-name="T14">},</text:span><text:span text:style-name="T11">this</text:span><text:span text:style-name="T14">)</text:span></text:p>
      <text:p text:style-name="P7"><text:span text:style-name="T5">530 </text:span><text:tab/> <text:s text:c="3"/><text:span text:style-name="T14">});</text:span></text:p>
      <text:p text:style-name="P7"><text:span text:style-name="T5">531 </text:span><text:tab/> <text:s text:c="3"/></text:p>
      <text:p text:style-name="P7"><text:span text:style-name="T5">532 </text:span><text:tab/> <text:s text:c="3"/><text:span text:style-name="T14">$(</text:span><text:span text:style-name="T19">"#selectColorPlayer"</text:span><text:span text:style-name="T14">).</text:span><text:span text:style-name="T22">ColorPickerSliders</text:span><text:span text:style-name="T14">({</text:span></text:p>
      <text:p text:style-name="P7"><text:span text:style-name="T5">533 </text:span><text:span text:style-name="T14"><text:tab/> <text:s text:c="7"/>flat:</text:span> <text:span text:style-name="T11">true</text:span><text:span text:style-name="T14">,</text:span></text:p>
      <text:p text:style-name="P7"><text:span text:style-name="T5">534 </text:span><text:span text:style-name="T14"><text:tab/> <text:s text:c="7"/>swatches:</text:span> <text:span text:style-name="T11">false</text:span><text:span text:style-name="T14">,</text:span></text:p>
      <text:p text:style-name="P7"><text:span text:style-name="T5">535 </text:span><text:span text:style-name="T14"><text:tab/> <text:s text:c="7"/>color:</text:span> <text:span text:style-name="T19">'#FF0000'</text:span><text:span text:style-name="T14">,</text:span></text:p>
      <text:p text:style-name="P7"><text:span text:style-name="T5">536 </text:span><text:span text:style-name="T14"><text:tab/> <text:s text:c="7"/>order: {</text:span></text:p>
      <text:p text:style-name="P7"><text:span text:style-name="T5">537 </text:span><text:span text:style-name="T14"><text:tab/> <text:s text:c="11"/>rgb:</text:span> <text:span text:style-name="T21">1</text:span><text:span text:style-name="T14">,</text:span></text:p>
      <text:p text:style-name="P7"><text:span text:style-name="T5">538 </text:span><text:span text:style-name="T14"><text:tab/> <text:s text:c="11"/>preview:</text:span> <text:span text:style-name="T21">2</text:span></text:p>
      <text:p text:style-name="P7"><text:span text:style-name="T5">539 </text:span><text:tab/> <text:s text:c="7"/><text:span text:style-name="T14">},</text:span></text:p>
      <text:p text:style-name="P7"><text:span text:style-name="T5">540 </text:span><text:span text:style-name="T14"><text:tab/> <text:s text:c="7"/>labels: {</text:span></text:p>
      <text:p text:style-name="P7"><text:span text:style-name="T5">541 </text:span><text:span text:style-name="T14"><text:tab/> <text:s text:c="11"/>rgbred:</text:span> <text:span text:style-name="T19">'Rojo'</text:span><text:span text:style-name="T14">,</text:span></text:p>
      <text:p text:style-name="P7"><text:span text:style-name="T5">542 </text:span><text:span text:style-name="T14"><text:tab/> <text:s text:c="11"/>rgbgreen:</text:span> <text:span text:style-name="T19">'Verde'</text:span><text:span text:style-name="T14">,</text:span></text:p>
      <text:p text:style-name="P7"><text:span text:style-name="T5">543 </text:span><text:span text:style-name="T14"><text:tab/> <text:s text:c="11"/>rgbblue:</text:span> <text:span text:style-name="T19">'Azul'</text:span></text:p>
      <text:p text:style-name="P7"><text:span text:style-name="T5">544 </text:span><text:tab/> <text:s text:c="7"/><text:span text:style-name="T14">},</text:span></text:p>
      <text:p text:style-name="P7"><text:span text:style-name="T5">545 </text:span><text:span text:style-name="T14"><text:tab/> <text:s text:c="7"/>onchange: $.</text:span><text:span text:style-name="T22">proxy</text:span><text:span text:style-name="T14">(</text:span><text:span text:style-name="T11">function</text:span><text:span text:style-name="T14">(container,</text:span> <text:span text:style-name="T14">color){</text:span></text:p>
      <text:p text:style-name="P7"><text:span text:style-name="T5">546 </text:span><text:tab/> <text:s text:c="7"/><text:tab/><text:span text:style-name="T11">this</text:span><text:span text:style-name="T14">.gPlayer.square.</text:span><text:span text:style-name="T22">setFill</text:span><text:span text:style-name="T14">(color.tiny.</text:span><text:span text:style-name="T22">toRgbString</text:span><text:span text:style-name="T14">());</text:span></text:p>
      <text:p text:style-name="P7"><text:span text:style-name="T5">547 </text:span><text:span text:style-name="T14"><text:tab/><text:tab/><text:tab/><text:tab/>stage.</text:span><text:span text:style-name="T22">draw</text:span><text:span text:style-name="T14">();</text:span></text:p>
      <text:p text:style-name="P7"><text:span text:style-name="T5">548 </text:span><text:tab/> <text:s text:c="7"/><text:span text:style-name="T14">},</text:span><text:span text:style-name="T11">this</text:span><text:span text:style-name="T14">)</text:span></text:p>
      <text:p text:style-name="P7"><text:span text:style-name="T5">549 </text:span><text:tab/> <text:s text:c="3"/><text:span text:style-name="T14">});</text:span></text:p>
      <text:p text:style-name="P7"><text:span text:style-name="T5">550 </text:span><text:tab/> <text:s text:c="3"/></text:p>
      <text:p text:style-name="P7"><text:span text:style-name="T5">551 </text:span><text:tab/> <text:s text:c="3"/><text:span text:style-name="T14">$(</text:span><text:span text:style-name="T19">"#opponentSpeed"</text:span><text:span text:style-name="T14">).</text:span><text:span text:style-name="T22">TouchSpin</text:span><text:span text:style-name="T14">({</text:span></text:p>
      <text:p text:style-name="P7"><text:span text:style-name="T5">552 </text:span><text:span text:style-name="T14"><text:tab/> <text:s text:c="3"/><text:tab/>min:</text:span><text:span text:style-name="T21">1</text:span><text:span text:style-name="T14">,</text:span></text:p>
      <text:p text:style-name="P7"><text:span text:style-name="T5">553 </text:span><text:span text:style-name="T14"><text:tab/> <text:s text:c="3"/><text:tab/>initval:</text:span> <text:span text:style-name="T21">5</text:span><text:span text:style-name="T14">,</text:span></text:p>
      <text:p text:style-name="P7"><text:span text:style-name="T5">554 </text:span><text:span text:style-name="T14"><text:tab/> <text:s text:c="7"/>buttondown_class:</text:span> <text:span text:style-name="T19">"btn btn-danger"</text:span><text:span text:style-name="T14">,</text:span></text:p>
      <text:p text:style-name="P7"><text:span text:style-name="T5">555 </text:span><text:span text:style-name="T14"><text:tab/> <text:s text:c="7"/>buttonup_class:</text:span> <text:span text:style-name="T19">"btn btn-primary"</text:span><text:span text:style-name="T14">,</text:span></text:p>
      <text:p text:style-name="P7"><text:span text:style-name="T5">556 </text:span><text:tab/> <text:s text:c="3"/><text:span text:style-name="T14">});</text:span></text:p>
      <text:p text:style-name="P7"><text:span text:style-name="T5">557 </text:span><text:tab/><text:tab/></text:p>
      <text:p text:style-name="P7"><text:span text:style-name="T5">558 </text:span><text:tab/> <text:s text:c="3"/><text:span text:style-name="T14">$(</text:span><text:span text:style-name="T19">"#opponentSpeed"</text:span> <text:span text:style-name="T14">).</text:span><text:span text:style-name="T22">change</text:span><text:span text:style-name="T14">($.</text:span><text:span text:style-name="T22">proxy</text:span><text:span text:style-name="T14">(</text:span><text:span text:style-name="T11">function</text:span><text:span text:style-name="T14">(e){</text:span></text:p>
      <text:p text:style-name="P7"><text:span text:style-name="T5">559 </text:span><text:tab/> <text:s text:c="3"/><text:tab/><text:span text:style-name="T11">for</text:span> <text:span text:style-name="T14">(i</text:span> <text:span text:style-name="T11">in this</text:span><text:span text:style-name="T14">.gOpponents.opponents)</text:span></text:p>
      <text:p text:style-name="P7"><text:span text:style-name="T5">560 </text:span><text:s text:c="8"/><text:tab/><text:tab/><text:span text:style-name="T11">this</text:span><text:span text:style-name="T14">.gOpponents.opponents[i].speed</text:span> <text:span text:style-name="T14">=</text:span> <text:span text:style-name="T22">parseInt</text:span><text:span text:style-name="T14">(e.target.value);</text:span> </text:p>
      <text:p text:style-name="P7"><text:span text:style-name="T5">561 </text:span><text:tab/><text:tab/><text:span text:style-name="T14">},</text:span><text:span text:style-name="T11">this</text:span><text:span text:style-name="T14">));</text:span></text:p>
      <text:p text:style-name="P7"><text:span text:style-name="T5">562 </text:span><text:tab/> <text:s text:c="3"/></text:p>
      <text:p text:style-name="P7"><text:span text:style-name="T5">563 </text:span><text:tab/> <text:s text:c="3"/><text:span text:style-name="T14">$(</text:span><text:span text:style-name="T19">"#playerSize"</text:span><text:span text:style-name="T14">).</text:span><text:span text:style-name="T22">ionRangeSlider</text:span><text:span text:style-name="T14">({</text:span></text:p>
      <text:p text:style-name="P7"><text:span text:style-name="T5">564 </text:span><text:span text:style-name="T14"><text:tab/><text:tab/><text:tab/>hasGrid:</text:span> <text:span text:style-name="T11">true</text:span><text:span text:style-name="T14">,</text:span></text:p>
      <text:p text:style-name="P7"><text:span text:style-name="T5">565 </text:span><text:span text:style-name="T14"><text:tab/><text:tab/><text:tab/>min:</text:span> <text:span text:style-name="T21">0</text:span><text:span text:style-name="T14">,</text:span></text:p>
      <text:p text:style-name="P7"><text:span text:style-name="T5">566 </text:span><text:span text:style-name="T14"><text:tab/><text:tab/><text:tab/>max:</text:span> <text:span text:style-name="T21">2</text:span><text:span text:style-name="T14">,</text:span></text:p>
      <text:p text:style-name="P7"><text:span text:style-name="T5">567 </text:span><text:span text:style-name="T14"><text:tab/><text:tab/><text:tab/>step:</text:span> <text:span text:style-name="T21">0.25</text:span><text:span text:style-name="T14">,</text:span></text:p>
      <text:p text:style-name="P7"><text:span text:style-name="T5">568 </text:span><text:span text:style-name="T14"><text:tab/><text:tab/><text:tab/>disable:</text:span> <text:span text:style-name="T11">true</text:span><text:span text:style-name="T14">,</text:span></text:p>
      <text:p text:style-name="P7"><text:span text:style-name="T5">569 </text:span><text:span text:style-name="T14"><text:tab/><text:tab/><text:tab/>onChange: $.</text:span><text:span text:style-name="T22">proxy</text:span><text:span text:style-name="T14">(</text:span><text:span text:style-name="T11">function</text:span><text:span text:style-name="T14">(obj){</text:span></text:p>
      <text:p text:style-name="P7"><text:span text:style-name="T5">570 </text:span><text:span text:style-name="T24">//<text:tab/><text:tab/><text:tab/><text:tab/>var width = this.gBackground.squareOut.getWidth()/</text:span><text:span text:style-name="T21">2</text:span><text:span text:style-name="T14">-</text:span><text:span text:style-name="T21">25</text:span><text:span text:style-name="T14">;</text:span></text:p>
      <text:p text:style-name="P7"><text:span text:style-name="T5">571 </text:span><text:span text:style-name="T24">//<text:tab/><text:tab/><text:tab/><text:tab/>var height = this.gBackground.squareOut.getHeight()/</text:span><text:span text:style-name="T21">2</text:span><text:span text:style-name="T14">-</text:span><text:span text:style-name="T21">25</text:span><text:span text:style-name="T14">;</text:span></text:p>
      <text:p text:style-name="P8">572 //<text:tab/><text:tab/><text:tab/><text:tab/>this.gPlayer.square.setWidth(width*obj.fromNumber);</text:p>
      <text:p text:style-name="P8">573 //<text:tab/><text:tab/><text:tab/><text:tab/>this.gPlayer.square.setHeight(height*obj.fromNumber);</text:p>
      <text:p text:style-name="P8">574 //<text:tab/><text:tab/><text:tab/><text:tab/>stage.draw();</text:p>
      <text:p text:style-name="P7"><text:span text:style-name="T5">575 </text:span><text:tab/><text:tab/> <text:s text:c="3"/><text:span text:style-name="T14">},</text:span><text:span text:style-name="T11">this</text:span><text:span text:style-name="T14">),</text:span></text:p>
      <text:p text:style-name="P7"><text:span text:style-name="T5">576 </text:span><text:tab/><text:tab/><text:span text:style-name="T14">});</text:span></text:p>
      <text:p text:style-name="P7"><text:span text:style-name="T5">577 </text:span><text:tab/><text:span text:style-name="T14">};</text:span></text:p>
      <text:p text:style-name="P7"><text:span text:style-name="T5">578 </text:span><text:tab/></text:p>
      <text:p text:style-name="P7"><text:span text:style-name="T5">579 </text:span><text:tab/><text:span text:style-name="T14">$(</text:span><text:span text:style-name="T11">function</text:span><text:span text:style-name="T14">(){</text:span></text:p>
      <text:p text:style-name="P7"><text:span text:style-name="T5">580 </text:span><text:tab/> <text:s text:c="3"/><text:span text:style-name="T22">initStage</text:span><text:span text:style-name="T14">();</text:span></text:p>
      <text:p text:style-name="P7"><text:span text:style-name="T5">581 </text:span><text:tab/><text:span text:style-name="T14">});</text:span></text:p>
      <text:p text:style-name="P7"><text:span text:style-name="T5">582 </text:span><text:span text:style-name="T14">});</text:span></text:p>
      <text:p text:style-name="Text_20_body"/>
      <text:h text:style-name="Heading_20_2" text:outline-level="2"><text:soft-page-break/>initMenu.js</text:h>
      <text:p text:style-name="P7"><text:span text:style-name="T5">01 </text:span><text:span text:style-name="T11">var</text:span> <text:span text:style-name="T14">stage</text:span> <text:span text:style-name="T14">=</text:span> <text:span text:style-name="T11">null</text:span><text:span text:style-name="T14">;</text:span></text:p>
      <text:p text:style-name="P7"><text:span text:style-name="T5">02 </text:span><text:span text:style-name="T11">function</text:span> <text:span text:style-name="T22">initMenu</text:span><text:span text:style-name="T14">(stg){</text:span></text:p>
      <text:p text:style-name="P7"><text:span text:style-name="T5">03 </text:span><text:span text:style-name="T14"><text:tab/>stage</text:span> <text:span text:style-name="T14">=</text:span> <text:span text:style-name="T14">stg;</text:span></text:p>
      <text:p text:style-name="P7"><text:span text:style-name="T5">04 </text:span><text:s text:c="4"/><text:span text:style-name="T11">this</text:span><text:span text:style-name="T14">.back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05 </text:span><text:span text:style-name="T14"><text:s text:c="8"/>x:</text:span> <text:span text:style-name="T21">0</text:span><text:span text:style-name="T14">,</text:span></text:p>
      <text:p text:style-name="P7"><text:span text:style-name="T5">06 </text:span><text:span text:style-name="T14"><text:s text:c="8"/>y:</text:span> <text:span text:style-name="T21">0</text:span><text:span text:style-name="T14">,</text:span></text:p>
      <text:p text:style-name="P7"><text:span text:style-name="T5">07 </text:span><text:span text:style-name="T14"><text:s text:c="8"/>width:</text:span> <text:span text:style-name="T14">stage.</text:span><text:span text:style-name="T22">getWidth</text:span><text:span text:style-name="T14">(),</text:span></text:p>
      <text:p text:style-name="P7"><text:span text:style-name="T5">08 </text:span><text:span text:style-name="T14"><text:s text:c="8"/>height:</text:span> <text:span text:style-name="T14">stage.</text:span><text:span text:style-name="T22">getHeight</text:span><text:span text:style-name="T14">(),</text:span></text:p>
      <text:p text:style-name="P7"><text:span text:style-name="T5">09 </text:span><text:span text:style-name="T14"><text:s text:c="8"/>opacity:</text:span> <text:span text:style-name="T21">0.8</text:span><text:span text:style-name="T14">,</text:span></text:p>
      <text:p text:style-name="P7"><text:span text:style-name="T5">10 </text:span><text:span text:style-name="T14"><text:s text:c="8"/>fill:</text:span> <text:span text:style-name="T19">'grey'</text:span><text:span text:style-name="T14">,</text:span></text:p>
      <text:p text:style-name="P7"><text:span text:style-name="T5">11 </text:span><text:span text:style-name="T14"><text:s text:c="8"/>id:</text:span> <text:span text:style-name="T19">'backBox'</text:span></text:p>
      <text:p text:style-name="P7"><text:span text:style-name="T5">12 </text:span><text:s text:c="4"/><text:span text:style-name="T14">});</text:span></text:p>
      <text:p text:style-name="P7"><text:span text:style-name="T5">13 </text:span><text:s text:c="4"/></text:p>
      <text:p text:style-name="P7"><text:span text:style-name="T5">14 </text:span><text:s text:c="4"/><text:span text:style-name="T11">this</text:span><text:span text:style-name="T14">.</text:span><text:span text:style-name="T22">mainMenuGroup</text:span><text:span text:style-name="T14">();</text:span></text:p>
      <text:p text:style-name="P7"><text:span text:style-name="T5">15 </text:span><text:s text:c="4"/><text:span text:style-name="T11">this</text:span><text:span text:style-name="T14">.</text:span><text:span text:style-name="T22">winMsgGroup</text:span><text:span text:style-name="T14">();</text:span></text:p>
      <text:p text:style-name="P7"><text:span text:style-name="T5">16 </text:span><text:s text:c="4"/><text:span text:style-name="T11">this</text:span><text:span text:style-name="T14">.</text:span><text:span text:style-name="T22">looseMsgGroup</text:span><text:span text:style-name="T14">();</text:span></text:p>
      <text:p text:style-name="P7"><text:span text:style-name="T5">17 </text:span><text:s text:c="4"/><text:span text:style-name="T11">this</text:span><text:span text:style-name="T14">.</text:span><text:span text:style-name="T22">pauseMenuGroup</text:span><text:span text:style-name="T14">();</text:span></text:p>
      <text:p text:style-name="P7"><text:span text:style-name="T5">18 </text:span><text:s text:c="4"/><text:span text:style-name="T11">this</text:span><text:span text:style-name="T14">.</text:span><text:span text:style-name="T22">fullScreenGroup</text:span><text:span text:style-name="T14">();</text:span></text:p>
      <text:p text:style-name="P7"><text:span text:style-name="T5">19 </text:span><text:s text:c="4"/><text:span text:style-name="T11">this</text:span><text:span text:style-name="T14">.</text:span><text:span text:style-name="T22">restartGroup</text:span><text:span text:style-name="T14">();</text:span></text:p>
      <text:p text:style-name="P7"><text:span text:style-name="T5">20 </text:span><text:s text:c="4"/></text:p>
      <text:p text:style-name="P7"><text:span text:style-name="T5">21 </text:span><text:s text:c="4"/><text:span text:style-name="T11">this</text:span><text:span text:style-name="T14">.menuLayer=</text:span> <text:span text:style-name="T11">new</text:span> <text:span text:style-name="T14">Kinetic.</text:span><text:span text:style-name="T22">Layer</text:span><text:span text:style-name="T14">();</text:span></text:p>
      <text:p text:style-name="P7"><text:span text:style-name="T5">22 </text:span><text:s text:c="4"/></text:p>
      <text:p text:style-name="P7"><text:span text:style-name="T5">23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fullButton);</text:span></text:p>
      <text:p text:style-name="P7"><text:span text:style-name="T5">24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restartButton);</text:span></text:p>
      <text:p text:style-name="P7"><text:span text:style-name="T5">25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pause);</text:span></text:p>
      <text:p text:style-name="P7"><text:span text:style-name="T5">26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backBox);</text:span></text:p>
      <text:p text:style-name="P7"><text:span text:style-name="T5">27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mainMenu);</text:span></text:p>
      <text:p text:style-name="P7"><text:span text:style-name="T5">28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winMsg);</text:span></text:p>
      <text:p text:style-name="P7"><text:span text:style-name="T5">29 </text:span><text:s text:c="4"/><text:span text:style-name="T11">this</text:span><text:span text:style-name="T14">.menuLayer.</text:span><text:span text:style-name="T22">add</text:span><text:span text:style-name="T14">(</text:span><text:span text:style-name="T11">this</text:span><text:span text:style-name="T14">.looseMsg);</text:span></text:p>
      <text:p text:style-name="P7"><text:span text:style-name="T5">30 </text:span><text:s text:c="4"/><text:span text:style-name="T11">this</text:span><text:span text:style-name="T14">.mainMenu.</text:span><text:span text:style-name="T22">on</text:span><text:span text:style-name="T14">(</text:span><text:span text:style-name="T19">'mousedown touchstart'</text:span><text:span text:style-name="T14">,$.</text:span><text:span text:style-name="T22">proxy</text:span><text:span text:style-name="T14">(</text:span><text:span text:style-name="T11">this</text:span><text:span text:style-name="T14">,</text:span> <text:span text:style-name="T19">"clickMenu"</text:span><text:span text:style-name="T14">));</text:span></text:p>
      <text:p text:style-name="P7"><text:span text:style-name="T5">31 </text:span><text:span text:style-name="T14"><text:s text:c="4"/>stage.</text:span><text:span text:style-name="T22">add</text:span><text:span text:style-name="T14">(</text:span><text:span text:style-name="T11">this</text:span><text:span text:style-name="T14">.menuLayer);</text:span></text:p>
      <text:p text:style-name="P8">32 </text:p>
      <text:p text:style-name="P7"><text:span text:style-name="T5">33 </text:span><text:s text:c="4"/><text:span text:style-name="T11">this</text:span><text:span text:style-name="T14">.backBox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34 </text:span><text:span text:style-name="T14"><text:s text:c="8"/>node:</text:span> <text:span text:style-name="T11">this</text:span><text:span text:style-name="T14">.backBox,</text:span> </text:p>
      <text:p text:style-name="P7"><text:span text:style-name="T5">35 </text:span><text:span text:style-name="T14"><text:s text:c="8"/>duration:</text:span> <text:span text:style-name="T21">0.2</text:span><text:span text:style-name="T14">,</text:span></text:p>
      <text:p text:style-name="P7"><text:span text:style-name="T5">36 </text:span><text:span text:style-name="T14"><text:s text:c="8"/>opacity:</text:span> <text:span text:style-name="T21">0</text:span><text:span text:style-name="T14">,</text:span></text:p>
      <text:p text:style-name="P7"><text:span text:style-name="T5">37 </text:span><text:span text:style-name="T14"><text:s text:c="8"/>onFinish: $.</text:span><text:span text:style-name="T22">proxy</text:span><text:span text:style-name="T14">(</text:span><text:span text:style-name="T11">function</text:span><text:span text:style-name="T14">(){</text:span></text:p>
      <text:p text:style-name="P7"><text:span text:style-name="T5">38 </text:span><text:s text:c="8"/><text:tab/><text:span text:style-name="T11">this</text:span><text:span text:style-name="T14">.backBox.</text:span><text:span text:style-name="T22">hide</text:span><text:span text:style-name="T14">();</text:span></text:p>
      <text:p text:style-name="P7"><text:span text:style-name="T5">39 </text:span><text:s text:c="8"/><text:tab/><text:span text:style-name="T11">this</text:span><text:span text:style-name="T14">.fullButton.</text:span><text:span text:style-name="T22">moveToTop</text:span><text:span text:style-name="T14">();</text:span></text:p>
      <text:p text:style-name="P7"><text:span text:style-name="T5">40 </text:span><text:s text:c="8"/><text:tab/><text:span text:style-name="T11">this</text:span><text:span text:style-name="T14">.restartButton.</text:span><text:span text:style-name="T22">moveToTop</text:span><text:span text:style-name="T14">();</text:span></text:p>
      <text:p text:style-name="P7"><text:span text:style-name="T5">41 </text:span><text:s text:c="8"/><text:tab/><text:span text:style-name="T11">this</text:span><text:span text:style-name="T14">.pause.</text:span><text:span text:style-name="T22">moveToTop</text:span><text:span text:style-name="T14">();</text:span></text:p>
      <text:p text:style-name="P7"><text:span text:style-name="T5">42 </text:span><text:s text:c="8"/><text:span text:style-name="T14">},</text:span><text:span text:style-name="T11">this</text:span><text:span text:style-name="T14">)</text:span></text:p>
      <text:p text:style-name="P7"><text:span text:style-name="T5">43 </text:span><text:s text:c="4"/><text:span text:style-name="T14">});</text:span></text:p>
      <text:p text:style-name="P7"><text:span text:style-name="T5">44 </text:span><text:s text:c="4"/></text:p>
      <text:p text:style-name="P7"><text:span text:style-name="T5">45 </text:span><text:s text:c="4"/><text:span text:style-name="T11">this</text:span><text:span text:style-name="T14">.pause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46 </text:span><text:span text:style-name="T14"><text:s text:c="8"/>node:</text:span> <text:span text:style-name="T11">this</text:span><text:span text:style-name="T14">.pause,</text:span> </text:p>
      <text:p text:style-name="P7"><text:span text:style-name="T5">47 </text:span><text:span text:style-name="T14"><text:s text:c="8"/>duration:</text:span> <text:span text:style-name="T21">1</text:span><text:span text:style-name="T14">,</text:span></text:p>
      <text:p text:style-name="P7"><text:span text:style-name="T5">48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49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50 </text:span><text:span text:style-name="T14"><text:s text:c="8"/>rotation:</text:span> <text:span text:style-name="T14">Math.PI</text:span> <text:span text:style-name="T14">*</text:span> <text:span text:style-name="T21">2</text:span><text:span text:style-name="T14">,</text:span></text:p>
      <text:p text:style-name="P7"><text:span text:style-name="T5">51 </text:span><text:span text:style-name="T14"><text:s text:c="8"/>opacity:</text:span> <text:span text:style-name="T21">0.8</text:span><text:span text:style-name="T14">,</text:span></text:p>
      <text:p text:style-name="P7"><text:span text:style-name="T5">52 </text:span><text:span text:style-name="T14"><text:s text:c="8"/>scaleX:</text:span> <text:span text:style-name="T21">2</text:span><text:span text:style-name="T14">,</text:span></text:p>
      <text:p text:style-name="P7"><text:span text:style-name="T5">53 </text:span><text:span text:style-name="T14"><text:s text:c="8"/>scaleY:</text:span> <text:span text:style-name="T21">2</text:span><text:span text:style-name="T14">,</text:span></text:p>
      <text:p text:style-name="P7"><text:span text:style-name="T5">54 </text:span><text:s text:c="4"/><text:span text:style-name="T14">});</text:span></text:p>
      <text:p text:style-name="P7"><text:span text:style-name="T5">55 </text:span><text:s text:c="4"/></text:p>
      <text:p text:style-name="P7"><text:span text:style-name="T5">56 </text:span><text:s text:c="4"/><text:span text:style-name="T11">this</text:span><text:span text:style-name="T14">.full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57 </text:span><text:span text:style-name="T14"><text:s text:c="8"/>node:</text:span> <text:span text:style-name="T11">this</text:span><text:span text:style-name="T14">.fullButton,</text:span> </text:p>
      <text:p text:style-name="P7"><text:span text:style-name="T5">58 </text:span><text:span text:style-name="T14"><text:s text:c="8"/>duration:</text:span> <text:span text:style-name="T21">1</text:span><text:span text:style-name="T14">,</text:span></text:p>
      <text:p text:style-name="P7"><text:span text:style-name="T5">59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7"><text:span text:style-name="T5">60 </text:span><text:span text:style-name="T14"><text:s text:c="8"/>opacity:</text:span> <text:span text:style-name="T21">0.8</text:span><text:span text:style-name="T14">,</text:span></text:p>
      <text:p text:style-name="P7"><text:span text:style-name="T5">61 </text:span><text:span text:style-name="T14"><text:s text:c="8"/>easing:</text:span> <text:span text:style-name="T14">Kinetic.Easings[</text:span><text:span text:style-name="T19">'BounceEaseOut'</text:span><text:span text:style-name="T14">],</text:span></text:p>
      <text:p text:style-name="P7"><text:span text:style-name="T5">62 </text:span><text:span text:style-name="T14"><text:s text:c="8"/>visible:</text:span> <text:span text:style-name="T11">true</text:span></text:p>
      <text:p text:style-name="P7"><text:soft-page-break/><text:span text:style-name="T5">63 </text:span><text:s text:c="4"/><text:span text:style-name="T14">});</text:span></text:p>
      <text:p text:style-name="P7"><text:span text:style-name="T5">64 </text:span><text:s text:c="4"/></text:p>
      <text:p text:style-name="P7"><text:span text:style-name="T5">65 </text:span><text:s text:c="4"/><text:span text:style-name="T11">this</text:span><text:span text:style-name="T14">.restartButtonTween</text:span> <text:span text:style-name="T14">=</text:span> <text:span text:style-name="T11">new</text:span> <text:span text:style-name="T14">Kinetic.</text:span><text:span text:style-name="T22">Tween</text:span><text:span text:style-name="T14">({</text:span></text:p>
      <text:p text:style-name="P7"><text:span text:style-name="T5">66 </text:span><text:span text:style-name="T14"><text:s text:c="8"/>node:</text:span> <text:span text:style-name="T11">this</text:span><text:span text:style-name="T14">.restartButton,</text:span> </text:p>
      <text:p text:style-name="P7"><text:span text:style-name="T5">67 </text:span><text:span text:style-name="T14"><text:s text:c="8"/>duration:</text:span> <text:span text:style-name="T21">1</text:span><text:span text:style-name="T14">,</text:span></text:p>
      <text:p text:style-name="P7"><text:span text:style-name="T5">68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-</text:span><text:span text:style-name="T21">75</text:span><text:span text:style-name="T14">,</text:span></text:p>
      <text:p text:style-name="P7"><text:span text:style-name="T5">69 </text:span><text:span text:style-name="T14"><text:s text:c="8"/>opacity:</text:span> <text:span text:style-name="T21">0.8</text:span><text:span text:style-name="T14">,</text:span></text:p>
      <text:p text:style-name="P7"><text:span text:style-name="T5">70 </text:span><text:span text:style-name="T14"><text:s text:c="8"/>easing:</text:span> <text:span text:style-name="T14">Kinetic.Easings[</text:span><text:span text:style-name="T19">'BounceEaseOut'</text:span><text:span text:style-name="T14">],</text:span></text:p>
      <text:p text:style-name="P7"><text:span text:style-name="T5">71 </text:span><text:span text:style-name="T14"><text:s text:c="8"/>visible:</text:span> <text:span text:style-name="T11">true</text:span></text:p>
      <text:p text:style-name="P7"><text:span text:style-name="T5">72 </text:span><text:s text:c="4"/><text:span text:style-name="T14">});</text:span></text:p>
      <text:p text:style-name="P7"><text:span text:style-name="T5">73 </text:span><text:span text:style-name="T14">};</text:span></text:p>
      <text:p text:style-name="P8">74 </text:p>
      <text:p text:style-name="P7"><text:span text:style-name="T5">75 </text:span><text:span text:style-name="T14">initMenu.</text:span><text:span text:style-name="T11">prototype</text:span><text:span text:style-name="T14">.mainMenuGroup</text:span> <text:span text:style-name="T14">=</text:span> <text:span text:style-name="T11">function</text:span><text:span text:style-name="T14">(){</text:span></text:p>
      <text:p text:style-name="P7"><text:span text:style-name="T5">76 </text:span><text:tab/><text:span text:style-name="T11">this</text:span><text:span text:style-name="T14">.mainMenu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77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78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79 </text:span><text:span text:style-name="T14"><text:s text:c="8"/>offsetX:</text:span> <text:span text:style-name="T21">150</text:span><text:span text:style-name="T14">,</text:span></text:p>
      <text:p text:style-name="P7"><text:span text:style-name="T5">80 </text:span><text:span text:style-name="T14"><text:s text:c="8"/>offsetY:</text:span> <text:span text:style-name="T21">75</text:span><text:span text:style-name="T14">,</text:span></text:p>
      <text:p text:style-name="P7"><text:span text:style-name="T5">81 </text:span><text:s text:c="4"/><text:span text:style-name="T14">});</text:span></text:p>
      <text:p text:style-name="P7"><text:span text:style-name="T5">82 </text:span><text:s text:c="4"/></text:p>
      <text:p text:style-name="P7"><text:span text:style-name="T5">83 </text:span><text:s text:c="4"/><text:span text:style-name="T11">this</text:span><text:span text:style-name="T14">.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84 </text:span><text:span text:style-name="T14"><text:s text:c="8"/>text:</text:span> <text:span text:style-name="T19">'Pong HTML5</text:span><text:span text:style-name="T26">\n\n\n</text:span><text:span text:style-name="T19">Pulse para empezar a jugar'</text:span><text:span text:style-name="T14">,</text:span></text:p>
      <text:p text:style-name="P7"><text:span text:style-name="T5">85 </text:span><text:span text:style-name="T14"><text:s text:c="8"/>fontSize:</text:span> <text:span text:style-name="T21">18</text:span><text:span text:style-name="T14">,</text:span></text:p>
      <text:p text:style-name="P7"><text:span text:style-name="T5">86 </text:span><text:span text:style-name="T14"><text:s text:c="8"/>fontFamily:</text:span> <text:span text:style-name="T19">'Calibri'</text:span><text:span text:style-name="T14">,</text:span></text:p>
      <text:p text:style-name="P7"><text:span text:style-name="T5">87 </text:span><text:span text:style-name="T14"><text:s text:c="8"/>fill:</text:span> <text:span text:style-name="T19">'white'</text:span><text:span text:style-name="T14">,</text:span></text:p>
      <text:p text:style-name="P7"><text:span text:style-name="T5">88 </text:span><text:span text:style-name="T14"><text:s text:c="8"/>padding:</text:span> <text:span text:style-name="T21">20</text:span><text:span text:style-name="T14">,</text:span></text:p>
      <text:p text:style-name="P7"><text:span text:style-name="T5">89 </text:span><text:span text:style-name="T14"><text:s text:c="8"/>width:</text:span> <text:span text:style-name="T21">300</text:span><text:span text:style-name="T14">,</text:span></text:p>
      <text:p text:style-name="P7"><text:span text:style-name="T5">90 </text:span><text:span text:style-name="T14"><text:s text:c="8"/>height:</text:span> <text:span text:style-name="T21">150</text:span><text:span text:style-name="T14">,</text:span></text:p>
      <text:p text:style-name="P7"><text:span text:style-name="T5">91 </text:span><text:span text:style-name="T14"><text:s text:c="8"/>align:</text:span> <text:span text:style-name="T19">'center'</text:span></text:p>
      <text:p text:style-name="P7"><text:span text:style-name="T5">92 </text:span><text:s text:c="4"/><text:span text:style-name="T14">});</text:span></text:p>
      <text:p text:style-name="P7"><text:span text:style-name="T5">93 </text:span><text:s text:c="4"/></text:p>
      <text:p text:style-name="P7"><text:span text:style-name="T5">94 </text:span><text:s text:c="4"/><text:span text:style-name="T11">this</text:span><text:span text:style-name="T14">.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95 </text:span><text:span text:style-name="T14"><text:s text:c="8"/>width:</text:span> <text:span text:style-name="T21">300</text:span><text:span text:style-name="T14">,</text:span></text:p>
      <text:p text:style-name="P7"><text:span text:style-name="T5">96 </text:span><text:span text:style-name="T14"><text:s text:c="8"/>height:</text:span> <text:span text:style-name="T21">150</text:span><text:span text:style-name="T14">,</text:span></text:p>
      <text:p text:style-name="P7"><text:span text:style-name="T5">97 </text:span><text:span text:style-name="T14"><text:s text:c="8"/>opacity:</text:span> <text:span text:style-name="T21">0.8</text:span><text:span text:style-name="T14">,</text:span></text:p>
      <text:p text:style-name="P7"><text:span text:style-name="T5">98 </text:span><text:span text:style-name="T14"><text:s text:c="8"/>fill:</text:span> <text:span text:style-name="T19">'blue'</text:span><text:span text:style-name="T14">,</text:span></text:p>
      <text:p text:style-name="P7"><text:span text:style-name="T5">99 </text:span><text:span text:style-name="T14"><text:s text:c="8"/>stroke:</text:span> <text:span text:style-name="T19">'black'</text:span><text:span text:style-name="T14">,</text:span></text:p>
      <text:p text:style-name="P7"><text:span text:style-name="T5">100 </text:span><text:span text:style-name="T14"><text:s text:c="8"/>strokeWidth:</text:span> <text:span text:style-name="T21">10</text:span><text:span text:style-name="T14">,</text:span></text:p>
      <text:p text:style-name="P7"><text:span text:style-name="T5">101 </text:span><text:span text:style-name="T14"><text:s text:c="8"/>shadowColor:</text:span> <text:span text:style-name="T19">'black'</text:span><text:span text:style-name="T14">,</text:span></text:p>
      <text:p text:style-name="P7"><text:span text:style-name="T5">102 </text:span><text:span text:style-name="T14"><text:s text:c="8"/>shadowBlur:</text:span> <text:span text:style-name="T21">10</text:span><text:span text:style-name="T14">,</text:span></text:p>
      <text:p text:style-name="P7"><text:span text:style-name="T5">103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7"><text:span text:style-name="T5">104 </text:span><text:span text:style-name="T14"><text:s text:c="8"/>shadowOpacity:</text:span> <text:span text:style-name="T21">0.2</text:span><text:span text:style-name="T14">,</text:span></text:p>
      <text:p text:style-name="P7"><text:span text:style-name="T5">105 </text:span><text:span text:style-name="T14"><text:s text:c="8"/>cornerRadius:</text:span> <text:span text:style-name="T21">10</text:span></text:p>
      <text:p text:style-name="P7"><text:span text:style-name="T5">106 </text:span><text:s text:c="4"/><text:span text:style-name="T14">});</text:span></text:p>
      <text:p text:style-name="P7"><text:span text:style-name="T5">107 </text:span><text:s text:c="4"/><text:span text:style-name="T11">this</text:span><text:span text:style-name="T14">.mainMenu.</text:span><text:span text:style-name="T22">add</text:span><text:span text:style-name="T14">(</text:span><text:span text:style-name="T11">this</text:span><text:span text:style-name="T14">.box);</text:span></text:p>
      <text:p text:style-name="P7"><text:span text:style-name="T5">108 </text:span><text:s text:c="4"/><text:span text:style-name="T11">this</text:span><text:span text:style-name="T14">.mainMenu.</text:span><text:span text:style-name="T22">add</text:span><text:span text:style-name="T14">(</text:span><text:span text:style-name="T11">this</text:span><text:span text:style-name="T14">.text);</text:span></text:p>
      <text:p text:style-name="P7"><text:span text:style-name="T5">109 </text:span><text:s text:c="4"/></text:p>
      <text:p text:style-name="P7"><text:span text:style-name="T5">110 </text:span><text:s text:c="4"/><text:span text:style-name="T11">this</text:span><text:span text:style-name="T14">.mainMenu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111 </text:span><text:span text:style-name="T14"><text:s text:c="4"/><text:tab/>document.body.style.cursor</text:span> <text:span text:style-name="T14">=</text:span> <text:span text:style-name="T19">'pointer'</text:span><text:span text:style-name="T14">;</text:span></text:p>
      <text:p text:style-name="P7"><text:span text:style-name="T5">112 </text:span><text:s text:c="4"/><text:span text:style-name="T14">});</text:span></text:p>
      <text:p text:style-name="P7"><text:span text:style-name="T5">113 </text:span><text:s text:c="4"/><text:span text:style-name="T11">this</text:span><text:span text:style-name="T14">.mainMenu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114 </text:span><text:span text:style-name="T14"><text:s text:c="4"/><text:tab/>document.body.style.cursor</text:span> <text:span text:style-name="T14">=</text:span> <text:span text:style-name="T19">'default'</text:span><text:span text:style-name="T14">;</text:span></text:p>
      <text:p text:style-name="P7"><text:span text:style-name="T5">115 </text:span><text:s text:c="4"/><text:span text:style-name="T14">});</text:span></text:p>
      <text:p text:style-name="P7"><text:span text:style-name="T5">116 </text:span><text:span text:style-name="T14">};</text:span></text:p>
      <text:p text:style-name="P8">117 </text:p>
      <text:p text:style-name="P7"><text:span text:style-name="T5">118 </text:span><text:span text:style-name="T14">initMenu.</text:span><text:span text:style-name="T11">prototype</text:span><text:span text:style-name="T14">.winMsgGroup</text:span> <text:span text:style-name="T14">=</text:span> <text:span text:style-name="T11">function</text:span><text:span text:style-name="T14">(){</text:span></text:p>
      <text:p text:style-name="P7"><text:span text:style-name="T5">119 </text:span><text:s text:c="4"/><text:span text:style-name="T11">this</text:span><text:span text:style-name="T14">.winMsg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120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121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122 </text:span><text:span text:style-name="T14"><text:s text:c="8"/>offsetX:</text:span> <text:span text:style-name="T21">150</text:span><text:span text:style-name="T14">,</text:span></text:p>
      <text:p text:style-name="P7"><text:span text:style-name="T5">123 </text:span><text:span text:style-name="T14"><text:s text:c="8"/>offsetY:</text:span> <text:span text:style-name="T21">75</text:span><text:span text:style-name="T14">,</text:span></text:p>
      <text:p text:style-name="P7"><text:span text:style-name="T5">124 </text:span><text:span text:style-name="T14"><text:s text:c="8"/>visible:</text:span> <text:span text:style-name="T11">false</text:span></text:p>
      <text:p text:style-name="P7"><text:span text:style-name="T5">125 </text:span><text:s text:c="4"/><text:span text:style-name="T14">});</text:span></text:p>
      <text:p text:style-name="P7"><text:span text:style-name="T5">126 </text:span><text:s text:c="4"/></text:p>
      <text:p text:style-name="P7"><text:soft-page-break/><text:span text:style-name="T5">127 </text:span><text:s text:c="4"/><text:span text:style-name="T11">var</text:span> <text:span text:style-name="T14">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128 </text:span><text:span text:style-name="T14"><text:s text:c="8"/>text:</text:span> <text:span text:style-name="T19">'¡¡Has ganado!!</text:span><text:span text:style-name="T26">\n\n\n</text:span><text:span text:style-name="T19">Pulse para volver a jugar'</text:span><text:span text:style-name="T14">,</text:span></text:p>
      <text:p text:style-name="P7"><text:span text:style-name="T5">129 </text:span><text:span text:style-name="T14"><text:s text:c="8"/>fontSize:</text:span> <text:span text:style-name="T21">18</text:span><text:span text:style-name="T14">,</text:span></text:p>
      <text:p text:style-name="P7"><text:span text:style-name="T5">130 </text:span><text:span text:style-name="T14"><text:s text:c="8"/>fontFamily:</text:span> <text:span text:style-name="T19">'Calibri'</text:span><text:span text:style-name="T14">,</text:span></text:p>
      <text:p text:style-name="P7"><text:span text:style-name="T5">131 </text:span><text:span text:style-name="T14"><text:s text:c="8"/>fill:</text:span> <text:span text:style-name="T19">'white'</text:span><text:span text:style-name="T14">,</text:span></text:p>
      <text:p text:style-name="P7"><text:span text:style-name="T5">132 </text:span><text:span text:style-name="T14"><text:s text:c="8"/>padding:</text:span> <text:span text:style-name="T21">20</text:span><text:span text:style-name="T14">,</text:span></text:p>
      <text:p text:style-name="P7"><text:span text:style-name="T5">133 </text:span><text:span text:style-name="T14"><text:s text:c="8"/>width:</text:span> <text:span text:style-name="T21">300</text:span><text:span text:style-name="T14">,</text:span></text:p>
      <text:p text:style-name="P7"><text:span text:style-name="T5">134 </text:span><text:span text:style-name="T14"><text:s text:c="8"/>height:</text:span> <text:span text:style-name="T21">150</text:span><text:span text:style-name="T14">,</text:span></text:p>
      <text:p text:style-name="P7"><text:span text:style-name="T5">135 </text:span><text:span text:style-name="T14"><text:s text:c="8"/>align:</text:span> <text:span text:style-name="T19">'center'</text:span></text:p>
      <text:p text:style-name="P7"><text:span text:style-name="T5">136 </text:span><text:s text:c="4"/><text:span text:style-name="T14">});</text:span></text:p>
      <text:p text:style-name="P7"><text:span text:style-name="T5">137 </text:span><text:s text:c="4"/></text:p>
      <text:p text:style-name="P7"><text:span text:style-name="T5">138 </text:span><text:s text:c="4"/><text:span text:style-name="T11">var</text:span> <text:span text:style-name="T14">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39 </text:span><text:span text:style-name="T14"><text:s text:c="8"/>width:</text:span> <text:span text:style-name="T21">300</text:span><text:span text:style-name="T14">,</text:span></text:p>
      <text:p text:style-name="P7"><text:span text:style-name="T5">140 </text:span><text:span text:style-name="T14"><text:s text:c="8"/>height:</text:span> <text:span text:style-name="T21">150</text:span><text:span text:style-name="T14">,</text:span></text:p>
      <text:p text:style-name="P7"><text:span text:style-name="T5">141 </text:span><text:span text:style-name="T14"><text:s text:c="8"/>opacity:</text:span> <text:span text:style-name="T21">0.8</text:span><text:span text:style-name="T14">,</text:span></text:p>
      <text:p text:style-name="P7"><text:span text:style-name="T5">142 </text:span><text:span text:style-name="T14"><text:s text:c="8"/>fill:</text:span> <text:span text:style-name="T19">'green'</text:span><text:span text:style-name="T14">,</text:span></text:p>
      <text:p text:style-name="P7"><text:span text:style-name="T5">143 </text:span><text:span text:style-name="T14"><text:s text:c="8"/>stroke:</text:span> <text:span text:style-name="T19">'black'</text:span><text:span text:style-name="T14">,</text:span></text:p>
      <text:p text:style-name="P7"><text:span text:style-name="T5">144 </text:span><text:span text:style-name="T14"><text:s text:c="8"/>strokeWidth:</text:span> <text:span text:style-name="T21">10</text:span><text:span text:style-name="T14">,</text:span></text:p>
      <text:p text:style-name="P7"><text:span text:style-name="T5">145 </text:span><text:span text:style-name="T14"><text:s text:c="8"/>shadowColor:</text:span> <text:span text:style-name="T19">'black'</text:span><text:span text:style-name="T14">,</text:span></text:p>
      <text:p text:style-name="P7"><text:span text:style-name="T5">146 </text:span><text:span text:style-name="T14"><text:s text:c="8"/>shadowBlur:</text:span> <text:span text:style-name="T21">10</text:span><text:span text:style-name="T14">,</text:span></text:p>
      <text:p text:style-name="P7"><text:span text:style-name="T5">147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7"><text:span text:style-name="T5">148 </text:span><text:span text:style-name="T14"><text:s text:c="8"/>shadowOpacity:</text:span> <text:span text:style-name="T21">0.2</text:span><text:span text:style-name="T14">,</text:span></text:p>
      <text:p text:style-name="P7"><text:span text:style-name="T5">149 </text:span><text:span text:style-name="T14"><text:s text:c="8"/>cornerRadius:</text:span> <text:span text:style-name="T21">10</text:span></text:p>
      <text:p text:style-name="P7"><text:span text:style-name="T5">150 </text:span><text:s text:c="4"/><text:span text:style-name="T14">});</text:span></text:p>
      <text:p text:style-name="P7"><text:span text:style-name="T5">151 </text:span><text:s text:c="4"/><text:span text:style-name="T11">this</text:span><text:span text:style-name="T14">.winMsg.</text:span><text:span text:style-name="T22">add</text:span><text:span text:style-name="T14">(box);</text:span></text:p>
      <text:p text:style-name="P7"><text:span text:style-name="T5">152 </text:span><text:s text:c="4"/><text:span text:style-name="T11">this</text:span><text:span text:style-name="T14">.winMsg.</text:span><text:span text:style-name="T22">add</text:span><text:span text:style-name="T14">(text);</text:span></text:p>
      <text:p text:style-name="P7"><text:span text:style-name="T5">153 </text:span><text:s text:c="4"/></text:p>
      <text:p text:style-name="P7"><text:span text:style-name="T5">154 </text:span><text:s text:c="4"/><text:span text:style-name="T11">this</text:span><text:span text:style-name="T14">.winMsg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155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7"><text:span text:style-name="T5">156 </text:span><text:s text:c="4"/><text:span text:style-name="T14">});</text:span></text:p>
      <text:p text:style-name="P7"><text:span text:style-name="T5">157 </text:span><text:s text:c="4"/><text:span text:style-name="T11">this</text:span><text:span text:style-name="T14">.winMsg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158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7"><text:span text:style-name="T5">159 </text:span><text:s text:c="4"/><text:span text:style-name="T14">});</text:span></text:p>
      <text:p text:style-name="P7"><text:span text:style-name="T5">160 </text:span><text:span text:style-name="T14">};</text:span></text:p>
      <text:p text:style-name="P8">161 </text:p>
      <text:p text:style-name="P7"><text:span text:style-name="T5">162 </text:span><text:span text:style-name="T14">initMenu.</text:span><text:span text:style-name="T11">prototype</text:span><text:span text:style-name="T14">.looseMsgGroup</text:span> <text:span text:style-name="T14">=</text:span> <text:span text:style-name="T11">function</text:span><text:span text:style-name="T14">(){</text:span></text:p>
      <text:p text:style-name="P7"><text:span text:style-name="T5">163 </text:span><text:s text:c="4"/><text:span text:style-name="T11">this</text:span><text:span text:style-name="T14">.looseMsg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164 </text:span><text:span text:style-name="T14"><text:s text:c="8"/>x:</text:span> <text:span text:style-name="T14">stage.</text:span><text:span text:style-name="T22">getWidth</text:span><text:span text:style-name="T14">()/</text:span><text:span text:style-name="T21">2</text:span><text:span text:style-name="T14">,</text:span></text:p>
      <text:p text:style-name="P7"><text:span text:style-name="T5">165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,</text:span></text:p>
      <text:p text:style-name="P7"><text:span text:style-name="T5">166 </text:span><text:span text:style-name="T14"><text:s text:c="8"/>offsetX:</text:span> <text:span text:style-name="T21">150</text:span><text:span text:style-name="T14">,</text:span></text:p>
      <text:p text:style-name="P7"><text:span text:style-name="T5">167 </text:span><text:span text:style-name="T14"><text:s text:c="8"/>offsetY:</text:span> <text:span text:style-name="T21">75</text:span><text:span text:style-name="T14">,</text:span></text:p>
      <text:p text:style-name="P7"><text:span text:style-name="T5">168 </text:span><text:span text:style-name="T14"><text:s text:c="8"/>visible:</text:span> <text:span text:style-name="T11">false</text:span></text:p>
      <text:p text:style-name="P7"><text:span text:style-name="T5">169 </text:span><text:s text:c="4"/><text:span text:style-name="T14">});</text:span></text:p>
      <text:p text:style-name="P7"><text:span text:style-name="T5">170 </text:span><text:s text:c="4"/></text:p>
      <text:p text:style-name="P7"><text:span text:style-name="T5">171 </text:span><text:s text:c="4"/><text:span text:style-name="T11">var</text:span> <text:span text:style-name="T14">tex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172 </text:span><text:span text:style-name="T14"><text:s text:c="8"/>text:</text:span> <text:span text:style-name="T19">'¡¡Has perdido!!</text:span><text:span text:style-name="T26">\n\n\n</text:span><text:span text:style-name="T19">Pulse para volver a jugar'</text:span><text:span text:style-name="T14">,</text:span></text:p>
      <text:p text:style-name="P7"><text:span text:style-name="T5">173 </text:span><text:span text:style-name="T14"><text:s text:c="8"/>fontSize:</text:span> <text:span text:style-name="T21">18</text:span><text:span text:style-name="T14">,</text:span></text:p>
      <text:p text:style-name="P7"><text:span text:style-name="T5">174 </text:span><text:span text:style-name="T14"><text:s text:c="8"/>fontFamily:</text:span> <text:span text:style-name="T19">'Calibri'</text:span><text:span text:style-name="T14">,</text:span></text:p>
      <text:p text:style-name="P7"><text:span text:style-name="T5">175 </text:span><text:span text:style-name="T14"><text:s text:c="8"/>fill:</text:span> <text:span text:style-name="T19">'white'</text:span><text:span text:style-name="T14">,</text:span></text:p>
      <text:p text:style-name="P7"><text:span text:style-name="T5">176 </text:span><text:span text:style-name="T14"><text:s text:c="8"/>padding:</text:span> <text:span text:style-name="T21">20</text:span><text:span text:style-name="T14">,</text:span></text:p>
      <text:p text:style-name="P7"><text:span text:style-name="T5">177 </text:span><text:span text:style-name="T14"><text:s text:c="8"/>width:</text:span> <text:span text:style-name="T21">300</text:span><text:span text:style-name="T14">,</text:span></text:p>
      <text:p text:style-name="P7"><text:span text:style-name="T5">178 </text:span><text:span text:style-name="T14"><text:s text:c="8"/>height:</text:span> <text:span text:style-name="T21">150</text:span><text:span text:style-name="T14">,</text:span></text:p>
      <text:p text:style-name="P7"><text:span text:style-name="T5">179 </text:span><text:span text:style-name="T14"><text:s text:c="8"/>align:</text:span> <text:span text:style-name="T19">'center'</text:span></text:p>
      <text:p text:style-name="P7"><text:span text:style-name="T5">180 </text:span><text:s text:c="4"/><text:span text:style-name="T14">});</text:span></text:p>
      <text:p text:style-name="P7"><text:span text:style-name="T5">181 </text:span><text:s text:c="4"/></text:p>
      <text:p text:style-name="P7"><text:span text:style-name="T5">182 </text:span><text:s text:c="4"/><text:span text:style-name="T11">var</text:span> <text:span text:style-name="T14">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183 </text:span><text:span text:style-name="T14"><text:s text:c="8"/>width:</text:span> <text:span text:style-name="T21">300</text:span><text:span text:style-name="T14">,</text:span></text:p>
      <text:p text:style-name="P7"><text:span text:style-name="T5">184 </text:span><text:span text:style-name="T14"><text:s text:c="8"/>height:</text:span> <text:span text:style-name="T21">150</text:span><text:span text:style-name="T14">,</text:span></text:p>
      <text:p text:style-name="P7"><text:span text:style-name="T5">185 </text:span><text:span text:style-name="T14"><text:s text:c="8"/>opacity:</text:span> <text:span text:style-name="T21">0.8</text:span><text:span text:style-name="T14">,</text:span></text:p>
      <text:p text:style-name="P7"><text:span text:style-name="T5">186 </text:span><text:span text:style-name="T14"><text:s text:c="8"/>fill:</text:span> <text:span text:style-name="T19">'red'</text:span><text:span text:style-name="T14">,</text:span></text:p>
      <text:p text:style-name="P7"><text:span text:style-name="T5">187 </text:span><text:span text:style-name="T14"><text:s text:c="8"/>stroke:</text:span> <text:span text:style-name="T19">'black'</text:span><text:span text:style-name="T14">,</text:span></text:p>
      <text:p text:style-name="P7"><text:span text:style-name="T5">188 </text:span><text:span text:style-name="T14"><text:s text:c="8"/>strokeWidth:</text:span> <text:span text:style-name="T21">10</text:span><text:span text:style-name="T14">,</text:span></text:p>
      <text:p text:style-name="P7"><text:span text:style-name="T5">189 </text:span><text:span text:style-name="T14"><text:s text:c="8"/>shadowColor:</text:span> <text:span text:style-name="T19">'black'</text:span><text:span text:style-name="T14">,</text:span></text:p>
      <text:p text:style-name="P7"><text:span text:style-name="T5">190 </text:span><text:span text:style-name="T14"><text:s text:c="8"/>shadowBlur:</text:span> <text:span text:style-name="T21">10</text:span><text:span text:style-name="T14">,</text:span></text:p>
      <text:p text:style-name="P7"><text:soft-page-break/><text:span text:style-name="T5">191 </text:span><text:span text:style-name="T14"><text:s text:c="8"/>shadowOffset: [</text:span><text:span text:style-name="T21">10</text:span><text:span text:style-name="T14">,</text:span> <text:span text:style-name="T21">10</text:span><text:span text:style-name="T14">],</text:span></text:p>
      <text:p text:style-name="P7"><text:span text:style-name="T5">192 </text:span><text:span text:style-name="T14"><text:s text:c="8"/>shadowOpacity:</text:span> <text:span text:style-name="T21">0.2</text:span><text:span text:style-name="T14">,</text:span></text:p>
      <text:p text:style-name="P7"><text:span text:style-name="T5">193 </text:span><text:span text:style-name="T14"><text:s text:c="8"/>cornerRadius:</text:span> <text:span text:style-name="T21">10</text:span></text:p>
      <text:p text:style-name="P7"><text:span text:style-name="T5">194 </text:span><text:s text:c="4"/><text:span text:style-name="T14">});</text:span></text:p>
      <text:p text:style-name="P7"><text:span text:style-name="T5">195 </text:span><text:s text:c="4"/><text:span text:style-name="T11">this</text:span><text:span text:style-name="T14">.looseMsg.</text:span><text:span text:style-name="T22">add</text:span><text:span text:style-name="T14">(box);</text:span></text:p>
      <text:p text:style-name="P7"><text:span text:style-name="T5">196 </text:span><text:s text:c="4"/><text:span text:style-name="T11">this</text:span><text:span text:style-name="T14">.looseMsg.</text:span><text:span text:style-name="T22">add</text:span><text:span text:style-name="T14">(text);</text:span></text:p>
      <text:p text:style-name="P7"><text:span text:style-name="T5">197 </text:span><text:s text:c="4"/></text:p>
      <text:p text:style-name="P7"><text:span text:style-name="T5">198 </text:span><text:s text:c="4"/><text:span text:style-name="T11">this</text:span><text:span text:style-name="T14">.looseMsg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19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7"><text:span text:style-name="T5">200 </text:span><text:s text:c="4"/><text:span text:style-name="T14">});</text:span></text:p>
      <text:p text:style-name="P7"><text:span text:style-name="T5">201 </text:span><text:s text:c="4"/><text:span text:style-name="T11">this</text:span><text:span text:style-name="T14">.looseMsg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20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7"><text:span text:style-name="T5">203 </text:span><text:s text:c="4"/><text:span text:style-name="T14">});</text:span></text:p>
      <text:p text:style-name="P7"><text:span text:style-name="T5">204 </text:span><text:span text:style-name="T14">};</text:span></text:p>
      <text:p text:style-name="P8">205 </text:p>
      <text:p text:style-name="P7"><text:span text:style-name="T5">206 </text:span><text:span text:style-name="T14">initMenu.</text:span><text:span text:style-name="T11">prototype</text:span><text:span text:style-name="T14">.pauseMenuGroup</text:span> <text:span text:style-name="T14">=</text:span> <text:span text:style-name="T11">function</text:span><text:span text:style-name="T14">(){</text:span></text:p>
      <text:p text:style-name="P7"><text:span text:style-name="T5">207 </text:span><text:tab/><text:span text:style-name="T11">this</text:span><text:span text:style-name="T14">.pause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208 </text:span><text:span text:style-name="T14"><text:s text:c="8"/>x:</text:span> <text:span text:style-name="T14">stage.</text:span><text:span text:style-name="T22">getWidth</text:span><text:span text:style-name="T14">()-</text:span><text:span text:style-name="T21">40</text:span><text:span text:style-name="T14">,</text:span></text:p>
      <text:p text:style-name="P7"><text:span text:style-name="T5">209 </text:span><text:span text:style-name="T14"><text:tab/> <text:s text:c="3"/>y:</text:span> <text:span text:style-name="T21">50</text:span><text:span text:style-name="T14">,</text:span></text:p>
      <text:p text:style-name="P7"><text:span text:style-name="T5">210 </text:span><text:span text:style-name="T14"><text:tab/> <text:s text:c="3"/>id:</text:span> <text:span text:style-name="T19">'pause'</text:span></text:p>
      <text:p text:style-name="P7"><text:span text:style-name="T5">211 </text:span><text:s text:c="4"/><text:span text:style-name="T14">});</text:span></text:p>
      <text:p text:style-name="P7"><text:span text:style-name="T5">212 </text:span><text:tab/> <text:s text:c="3"/></text:p>
      <text:p text:style-name="P7"><text:span text:style-name="T5">213 </text:span><text:s text:c="4"/><text:span text:style-name="T11">this</text:span><text:span text:style-name="T14">.circlePause</text:span> <text:span text:style-name="T14">=</text:span> <text:span text:style-name="T11">new</text:span> <text:span text:style-name="T14">Kinetic.</text:span><text:span text:style-name="T22">Circle</text:span><text:span text:style-name="T14">({</text:span></text:p>
      <text:p text:style-name="P7"><text:span text:style-name="T5">214 </text:span><text:span text:style-name="T14"><text:tab/> <text:s text:c="3"/>radius:</text:span> <text:span text:style-name="T21">24</text:span><text:span text:style-name="T14">,</text:span></text:p>
      <text:p text:style-name="P7"><text:span text:style-name="T5">215 </text:span><text:span text:style-name="T14"><text:tab/> <text:s text:c="3"/>stroke:</text:span> <text:span text:style-name="T19">'black'</text:span><text:span text:style-name="T14">,</text:span></text:p>
      <text:p text:style-name="P7"><text:span text:style-name="T5">216 </text:span><text:span text:style-name="T14"><text:tab/> <text:s text:c="3"/>fill:</text:span> <text:span text:style-name="T19">'red'</text:span><text:span text:style-name="T14">,</text:span></text:p>
      <text:p text:style-name="P7"><text:span text:style-name="T5">217 </text:span><text:span text:style-name="T14"><text:tab/> <text:s text:c="3"/>strokeWidth:</text:span> <text:span text:style-name="T21">1</text:span><text:span text:style-name="T14">,</text:span></text:p>
      <text:p text:style-name="P7"><text:span text:style-name="T5">218 </text:span><text:span text:style-name="T14"><text:tab/> <text:s text:c="3"/>shadowColor:</text:span> <text:span text:style-name="T19">'black'</text:span><text:span text:style-name="T14">,</text:span></text:p>
      <text:p text:style-name="P7"><text:span text:style-name="T5">219 </text:span><text:span text:style-name="T14"><text:tab/><text:tab/>shadowBlur:</text:span> <text:span text:style-name="T21">10</text:span><text:span text:style-name="T14">,</text:span></text:p>
      <text:p text:style-name="P7"><text:span text:style-name="T5">220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221 </text:span><text:span text:style-name="T14"><text:tab/><text:tab/>shadowOpacity:</text:span> <text:span text:style-name="T21">0.5</text:span><text:span text:style-name="T14">,</text:span></text:p>
      <text:p text:style-name="P7"><text:span text:style-name="T5">222 </text:span><text:s text:c="4"/><text:span text:style-name="T14">});</text:span></text:p>
      <text:p text:style-name="P7"><text:span text:style-name="T5">223 </text:span><text:tab/> <text:s text:c="3"/></text:p>
      <text:p text:style-name="P7"><text:span text:style-name="T5">224 </text:span><text:s text:c="4"/><text:span text:style-name="T11">this</text:span><text:span text:style-name="T14">.rectPause</text:span> <text:span text:style-name="T14">=</text:span> <text:span text:style-name="T11">new</text:span> <text:span text:style-name="T14">Kinetic.</text:span><text:span text:style-name="T22">Group</text:span><text:span text:style-name="T14">();</text:span></text:p>
      <text:p text:style-name="P7"><text:span text:style-name="T5">225 </text:span><text:tab/> <text:s text:c="3"/><text:span text:style-name="T11">for</text:span> <text:span text:style-name="T14">(</text:span><text:span text:style-name="T11">var</text:span> <text:span text:style-name="T14">i=</text:span><text:span text:style-name="T21">0</text:span><text:span text:style-name="T14">;</text:span> <text:span text:style-name="T14">i&lt;</text:span><text:span text:style-name="T21">2</text:span><text:span text:style-name="T14">;</text:span> <text:span text:style-name="T14">i++) {</text:span></text:p>
      <text:p text:style-name="P7"><text:span text:style-name="T5">226 </text:span><text:tab/> <text:s text:c="7"/><text:span text:style-name="T11">var</text:span> <text:span text:style-name="T14">linePause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227 </text:span><text:span text:style-name="T14"><text:s text:c="16"/>x: -</text:span><text:span text:style-name="T21">12</text:span><text:span text:style-name="T14">+</text:span><text:span text:style-name="T21">17</text:span><text:span text:style-name="T14">*i,</text:span></text:p>
      <text:p text:style-name="P7"><text:span text:style-name="T5">228 </text:span><text:span text:style-name="T14"><text:s text:c="16"/>y: -</text:span><text:span text:style-name="T21">12</text:span><text:span text:style-name="T14">,</text:span></text:p>
      <text:p text:style-name="P7"><text:span text:style-name="T5">229 </text:span><text:span text:style-name="T14"><text:s text:c="16"/>width</text:span> <text:span text:style-name="T14">:</text:span> <text:span text:style-name="T21">6</text:span><text:span text:style-name="T14">,</text:span></text:p>
      <text:p text:style-name="P7"><text:span text:style-name="T5">230 </text:span><text:span text:style-name="T14"><text:tab/> <text:s text:c="11"/>height</text:span> <text:span text:style-name="T14">:</text:span> <text:span text:style-name="T21">24</text:span><text:span text:style-name="T14">,</text:span></text:p>
      <text:p text:style-name="P7"><text:span text:style-name="T5">231 </text:span><text:span text:style-name="T14"><text:tab/> <text:s text:c="11"/>fill</text:span> <text:span text:style-name="T14">:</text:span> <text:span text:style-name="T19">'white'</text:span><text:span text:style-name="T14">,</text:span></text:p>
      <text:p text:style-name="P7"><text:span text:style-name="T5">232 </text:span><text:span text:style-name="T14"><text:tab/> <text:s text:c="11"/>shadowColor:</text:span> <text:span text:style-name="T19">'black'</text:span><text:span text:style-name="T14">,</text:span></text:p>
      <text:p text:style-name="P7"><text:span text:style-name="T5">233 </text:span><text:span text:style-name="T14"><text:tab/><text:tab/> <text:s text:c="7"/>shadowBlur:</text:span> <text:span text:style-name="T21">10</text:span><text:span text:style-name="T14">,</text:span></text:p>
      <text:p text:style-name="P7"><text:span text:style-name="T5">234 </text:span><text:span text:style-name="T14"><text:tab/><text:tab/> <text:s text:c="7"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235 </text:span><text:span text:style-name="T14"><text:tab/><text:tab/> <text:s text:c="7"/>shadowOpacity:</text:span> <text:span text:style-name="T21">0.5</text:span><text:span text:style-name="T14">,</text:span></text:p>
      <text:p text:style-name="P7"><text:span text:style-name="T5">236 </text:span><text:span text:style-name="T14"><text:tab/><text:tab/> <text:s text:c="7"/>cornerRadius:</text:span> <text:span text:style-name="T21">2</text:span></text:p>
      <text:p text:style-name="P7"><text:span text:style-name="T5">237 </text:span><text:tab/> <text:s text:c="7"/><text:span text:style-name="T14">});</text:span></text:p>
      <text:p text:style-name="P7"><text:span text:style-name="T5">238 </text:span><text:s text:c="8"/><text:span text:style-name="T11">this</text:span><text:span text:style-name="T14">.rectPause.</text:span><text:span text:style-name="T22">add</text:span><text:span text:style-name="T14">(linePause);</text:span></text:p>
      <text:p text:style-name="P7"><text:span text:style-name="T5">239 </text:span><text:s text:c="4"/><text:span text:style-name="T14">};</text:span></text:p>
      <text:p text:style-name="P7"><text:span text:style-name="T5">240 </text:span><text:tab/> <text:s text:c="3"/></text:p>
      <text:p text:style-name="P7"><text:span text:style-name="T5">241 </text:span><text:s text:c="4"/><text:span text:style-name="T11">this</text:span><text:span text:style-name="T14">.trianglePause</text:span> <text:span text:style-name="T14">=</text:span> <text:span text:style-name="T11">new</text:span> <text:span text:style-name="T14">Kinetic.</text:span><text:span text:style-name="T22">RegularPolygon</text:span><text:span text:style-name="T14">({</text:span></text:p>
      <text:p text:style-name="P7"><text:span text:style-name="T5">242 </text:span><text:span text:style-name="T14"><text:tab/> <text:s text:c="3"/>sides:</text:span> <text:span text:style-name="T21">3</text:span><text:span text:style-name="T14">,</text:span></text:p>
      <text:p text:style-name="P7"><text:span text:style-name="T5">243 </text:span><text:span text:style-name="T14"><text:tab/> <text:s text:c="3"/>radius:</text:span> <text:span text:style-name="T21">15</text:span><text:span text:style-name="T14">,</text:span></text:p>
      <text:p text:style-name="P7"><text:span text:style-name="T5">244 </text:span><text:span text:style-name="T14"><text:tab/> <text:s text:c="3"/>rotation:</text:span> <text:span text:style-name="T14">Math.PI/</text:span><text:span text:style-name="T21">2</text:span><text:span text:style-name="T14">,</text:span></text:p>
      <text:p text:style-name="P7"><text:span text:style-name="T5">245 </text:span><text:span text:style-name="T14"><text:tab/> <text:s text:c="3"/>fill</text:span> <text:span text:style-name="T14">:</text:span> <text:span text:style-name="T19">'white'</text:span><text:span text:style-name="T14">,</text:span></text:p>
      <text:p text:style-name="P7"><text:span text:style-name="T5">246 </text:span><text:span text:style-name="T14"><text:tab/> <text:s text:c="3"/>shadowColor:</text:span> <text:span text:style-name="T19">'black'</text:span><text:span text:style-name="T14">,</text:span></text:p>
      <text:p text:style-name="P7"><text:span text:style-name="T5">247 </text:span><text:span text:style-name="T14"><text:tab/><text:tab/>shadowBlur:</text:span> <text:span text:style-name="T21">10</text:span><text:span text:style-name="T14">,</text:span></text:p>
      <text:p text:style-name="P7"><text:span text:style-name="T5">248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249 </text:span><text:span text:style-name="T14"><text:tab/><text:tab/>shadowOpacity:</text:span> <text:span text:style-name="T21">0.5</text:span><text:span text:style-name="T14">,</text:span></text:p>
      <text:p text:style-name="P7"><text:span text:style-name="T5">250 </text:span><text:span text:style-name="T14"><text:tab/><text:tab/>cornerRadius:</text:span> <text:span text:style-name="T21">2</text:span><text:span text:style-name="T14">,</text:span></text:p>
      <text:p text:style-name="P7"><text:span text:style-name="T5">251 </text:span><text:span text:style-name="T14"><text:tab/><text:tab/>visible:</text:span> <text:span text:style-name="T11">false</text:span></text:p>
      <text:p text:style-name="P7"><text:span text:style-name="T5">252 </text:span><text:s text:c="4"/><text:span text:style-name="T14">});</text:span></text:p>
      <text:p text:style-name="P7"><text:span text:style-name="T5">253 </text:span><text:s text:c="4"/></text:p>
      <text:p text:style-name="P7"><text:span text:style-name="T5">254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circlePause);</text:span></text:p>
      <text:p text:style-name="P7"><text:soft-page-break/><text:span text:style-name="T5">255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rectPause);</text:span></text:p>
      <text:p text:style-name="P7"><text:span text:style-name="T5">256 </text:span><text:s text:c="4"/><text:span text:style-name="T11">this</text:span><text:span text:style-name="T14">.pause.</text:span><text:span text:style-name="T22">add</text:span><text:span text:style-name="T14">(</text:span><text:span text:style-name="T11">this</text:span><text:span text:style-name="T14">.trianglePause);</text:span></text:p>
      <text:p text:style-name="P7"><text:span text:style-name="T5">257 </text:span><text:s text:c="4"/></text:p>
      <text:p text:style-name="P7"><text:span text:style-name="T5">258 </text:span><text:s text:c="4"/><text:span text:style-name="T11">this</text:span><text:span text:style-name="T14">.pause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25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7"><text:span text:style-name="T5">260 </text:span><text:s text:c="4"/><text:span text:style-name="T14">});</text:span></text:p>
      <text:p text:style-name="P7"><text:span text:style-name="T5">261 </text:span><text:s text:c="4"/><text:span text:style-name="T11">this</text:span><text:span text:style-name="T14">.pause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26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7"><text:span text:style-name="T5">263 </text:span><text:s text:c="4"/><text:span text:style-name="T14">});</text:span></text:p>
      <text:p text:style-name="P7"><text:span text:style-name="T5">264 </text:span><text:span text:style-name="T14">};</text:span></text:p>
      <text:p text:style-name="P8">265 </text:p>
      <text:p text:style-name="P7"><text:span text:style-name="T5">266 </text:span><text:span text:style-name="T14">initMenu.</text:span><text:span text:style-name="T11">prototype</text:span><text:span text:style-name="T14">.fullScreenGroup</text:span> <text:span text:style-name="T14">=</text:span> <text:span text:style-name="T11">function</text:span><text:span text:style-name="T14">(){</text:span></text:p>
      <text:p text:style-name="P7"><text:span text:style-name="T5">267 </text:span><text:tab/><text:span text:style-name="T11">this</text:span><text:span text:style-name="T14">.fullButton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268 </text:span><text:span text:style-name="T14"><text:s text:c="8"/>x:</text:span> <text:span text:style-name="T14">stage.</text:span><text:span text:style-name="T22">getWidth</text:span><text:span text:style-name="T14">(),</text:span></text:p>
      <text:p text:style-name="P7"><text:span text:style-name="T5">269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-</text:span><text:span text:style-name="T21">120</text:span><text:span text:style-name="T14">,</text:span></text:p>
      <text:p text:style-name="P7"><text:span text:style-name="T5">270 </text:span><text:span text:style-name="T14"><text:s text:c="8"/>visible:</text:span> <text:span text:style-name="T11">false</text:span></text:p>
      <text:p text:style-name="P7"><text:span text:style-name="T5">271 </text:span><text:s text:c="4"/><text:span text:style-name="T14">});</text:span></text:p>
      <text:p text:style-name="P7"><text:span text:style-name="T5">272 </text:span><text:tab/></text:p>
      <text:p text:style-name="P7"><text:span text:style-name="T5">273 </text:span><text:s text:c="4"/><text:span text:style-name="T11">this</text:span><text:span text:style-name="T14">.full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pan text:style-name="T5">274 </text:span><text:span text:style-name="T14"><text:s text:c="4"/><text:tab/>width:</text:span> <text:span text:style-name="T21">150</text:span><text:span text:style-name="T14">,</text:span></text:p>
      <text:p text:style-name="P7"><text:span text:style-name="T5">275 </text:span><text:span text:style-name="T14"><text:s text:c="8"/>height:</text:span> <text:span text:style-name="T21">45</text:span><text:span text:style-name="T14">,</text:span></text:p>
      <text:p text:style-name="P7"><text:span text:style-name="T5">276 </text:span><text:span text:style-name="T14"><text:s text:c="8"/>fill:</text:span> <text:span text:style-name="T19">'red'</text:span><text:span text:style-name="T14">,</text:span></text:p>
      <text:p text:style-name="P7"><text:span text:style-name="T5">277 </text:span><text:span text:style-name="T14"><text:s text:c="8"/>stroke:</text:span> <text:span text:style-name="T19">'black'</text:span><text:span text:style-name="T14">,</text:span></text:p>
      <text:p text:style-name="P7"><text:span text:style-name="T5">278 </text:span><text:span text:style-name="T14"><text:s text:c="8"/>strokeWidth:</text:span> <text:span text:style-name="T21">2</text:span><text:span text:style-name="T14">,</text:span></text:p>
      <text:p text:style-name="P7"><text:span text:style-name="T5">279 </text:span><text:span text:style-name="T14"><text:s text:c="8"/>shadowColor:</text:span> <text:span text:style-name="T19">'black'</text:span><text:span text:style-name="T14">,</text:span></text:p>
      <text:p text:style-name="P7"><text:span text:style-name="T5">280 </text:span><text:span text:style-name="T14"><text:tab/><text:tab/>shadowBlur:</text:span> <text:span text:style-name="T21">10</text:span><text:span text:style-name="T14">,</text:span></text:p>
      <text:p text:style-name="P7"><text:span text:style-name="T5">281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282 </text:span><text:span text:style-name="T14"><text:tab/><text:tab/>shadowOpacity:</text:span> <text:span text:style-name="T21">0.5</text:span><text:span text:style-name="T14">,</text:span></text:p>
      <text:p text:style-name="P7"><text:span text:style-name="T5">283 </text:span><text:span text:style-name="T14"><text:s text:c="8"/>cornerRadius:</text:span> <text:span text:style-name="T21">10</text:span></text:p>
      <text:p text:style-name="P7"><text:span text:style-name="T5">284 </text:span><text:s text:c="4"/><text:span text:style-name="T14">});</text:span></text:p>
      <text:p text:style-name="P7"><text:span text:style-name="T5">285 </text:span><text:tab/></text:p>
      <text:p text:style-name="P7"><text:span text:style-name="T5">286 </text:span><text:s text:c="4"/><text:span text:style-name="T11">this</text:span><text:span text:style-name="T14">.full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287 </text:span><text:span text:style-name="T14"><text:s text:c="4"/><text:tab/>width:</text:span> <text:span text:style-name="T21">150</text:span><text:span text:style-name="T14">,</text:span></text:p>
      <text:p text:style-name="P7"><text:span text:style-name="T5">288 </text:span><text:span text:style-name="T14"><text:s text:c="8"/>padding:</text:span><text:span text:style-name="T21">10</text:span><text:span text:style-name="T14">,</text:span></text:p>
      <text:p text:style-name="P7"><text:span text:style-name="T5">289 </text:span><text:span text:style-name="T14"><text:s text:c="4"/><text:tab/>text:</text:span> <text:span text:style-name="T19">'[Full Screen]'</text:span><text:span text:style-name="T14">,</text:span></text:p>
      <text:p text:style-name="P7"><text:span text:style-name="T5">290 </text:span><text:span text:style-name="T14"><text:s text:c="8"/>fontSize:</text:span> <text:span text:style-name="T21">24</text:span><text:span text:style-name="T14">,</text:span></text:p>
      <text:p text:style-name="P7"><text:span text:style-name="T5">291 </text:span><text:span text:style-name="T14"><text:s text:c="8"/>fontFamily:</text:span> <text:span text:style-name="T19">'Calibri'</text:span><text:span text:style-name="T14">,</text:span></text:p>
      <text:p text:style-name="P7"><text:span text:style-name="T5">292 </text:span><text:span text:style-name="T14"><text:s text:c="8"/>fill:</text:span> <text:span text:style-name="T19">'white'</text:span><text:span text:style-name="T14">,</text:span></text:p>
      <text:p text:style-name="P7"><text:span text:style-name="T5">293 </text:span><text:span text:style-name="T14"><text:s text:c="8"/>shadowColor:</text:span> <text:span text:style-name="T19">'black'</text:span><text:span text:style-name="T14">,</text:span></text:p>
      <text:p text:style-name="P7"><text:span text:style-name="T5">294 </text:span><text:span text:style-name="T14"><text:tab/><text:tab/>shadowBlur:</text:span> <text:span text:style-name="T21">5</text:span><text:span text:style-name="T14">,</text:span></text:p>
      <text:p text:style-name="P7"><text:span text:style-name="T5">295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296 </text:span><text:span text:style-name="T14"><text:tab/><text:tab/>shadowOpacity:</text:span> <text:span text:style-name="T21">1</text:span><text:span text:style-name="T14">,</text:span></text:p>
      <text:p text:style-name="P7"><text:span text:style-name="T5">297 </text:span><text:span text:style-name="T14"><text:s text:c="8"/>align:</text:span> <text:span text:style-name="T19">'center'</text:span></text:p>
      <text:p text:style-name="P7"><text:span text:style-name="T5">298 </text:span><text:s text:c="4"/><text:span text:style-name="T14">});</text:span></text:p>
      <text:p text:style-name="P7"><text:span text:style-name="T5">299 </text:span><text:s text:c="4"/></text:p>
      <text:p text:style-name="P7"><text:span text:style-name="T5">300 </text:span><text:s text:c="4"/><text:span text:style-name="T11">this</text:span><text:span text:style-name="T14">.fullButton.</text:span><text:span text:style-name="T22">add</text:span><text:span text:style-name="T14">(</text:span><text:span text:style-name="T11">this</text:span><text:span text:style-name="T14">.fullBox);</text:span></text:p>
      <text:p text:style-name="P7"><text:span text:style-name="T5">301 </text:span><text:s text:c="4"/><text:span text:style-name="T11">this</text:span><text:span text:style-name="T14">.fullButton.</text:span><text:span text:style-name="T22">add</text:span><text:span text:style-name="T14">(</text:span><text:span text:style-name="T11">this</text:span><text:span text:style-name="T14">.full);</text:span></text:p>
      <text:p text:style-name="P7"><text:span text:style-name="T5">302 </text:span><text:s text:c="4"/></text:p>
      <text:p text:style-name="P7"><text:span text:style-name="T5">303 </text:span><text:s text:c="4"/><text:span text:style-name="T11">this</text:span><text:span text:style-name="T14">.fullButton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304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7"><text:span text:style-name="T5">305 </text:span><text:s text:c="4"/><text:span text:style-name="T14">});</text:span></text:p>
      <text:p text:style-name="P7"><text:span text:style-name="T5">306 </text:span><text:s text:c="4"/><text:span text:style-name="T11">this</text:span><text:span text:style-name="T14">.fullButton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307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7"><text:span text:style-name="T5">308 </text:span><text:s text:c="4"/><text:span text:style-name="T14">});</text:span></text:p>
      <text:p text:style-name="P7"><text:span text:style-name="T5">309 </text:span><text:span text:style-name="T14">};</text:span></text:p>
      <text:p text:style-name="P8">310 </text:p>
      <text:p text:style-name="P7"><text:span text:style-name="T5">311 </text:span><text:span text:style-name="T14">initMenu.</text:span><text:span text:style-name="T11">prototype</text:span><text:span text:style-name="T14">.restartGroup</text:span> <text:span text:style-name="T14">=</text:span> <text:span text:style-name="T11">function</text:span><text:span text:style-name="T14">(){</text:span></text:p>
      <text:p text:style-name="P7"><text:span text:style-name="T5">312 </text:span><text:tab/><text:span text:style-name="T11">this</text:span><text:span text:style-name="T14">.restartButton</text:span> <text:span text:style-name="T14">=</text:span> <text:span text:style-name="T11">new</text:span> <text:span text:style-name="T14">Kinetic.</text:span><text:span text:style-name="T22">Group</text:span><text:span text:style-name="T14">({</text:span></text:p>
      <text:p text:style-name="P7"><text:span text:style-name="T5">313 </text:span><text:span text:style-name="T14"><text:s text:c="8"/>x: -</text:span><text:span text:style-name="T21">150</text:span><text:span text:style-name="T14">,</text:span></text:p>
      <text:p text:style-name="P7"><text:span text:style-name="T5">314 </text:span><text:span text:style-name="T14"><text:s text:c="8"/>y:</text:span> <text:span text:style-name="T14">stage.</text:span><text:span text:style-name="T22">getHeight</text:span><text:span text:style-name="T14">()/</text:span><text:span text:style-name="T21">2</text:span><text:span text:style-name="T14">+</text:span><text:span text:style-name="T21">75</text:span><text:span text:style-name="T14">,</text:span></text:p>
      <text:p text:style-name="P7"><text:span text:style-name="T5">315 </text:span><text:span text:style-name="T14"><text:s text:c="8"/>visible:</text:span> <text:span text:style-name="T11">false</text:span></text:p>
      <text:p text:style-name="P7"><text:span text:style-name="T5">316 </text:span><text:s text:c="4"/><text:span text:style-name="T14">});</text:span></text:p>
      <text:p text:style-name="P7"><text:span text:style-name="T5">317 </text:span><text:tab/></text:p>
      <text:p text:style-name="P7"><text:span text:style-name="T5">318 </text:span><text:s text:c="4"/><text:span text:style-name="T11">this</text:span><text:span text:style-name="T14">.restartBox</text:span> <text:span text:style-name="T14">=</text:span> <text:span text:style-name="T11">new</text:span> <text:span text:style-name="T14">Kinetic.</text:span><text:span text:style-name="T22">Rect</text:span><text:span text:style-name="T14">({</text:span></text:p>
      <text:p text:style-name="P7"><text:soft-page-break/><text:span text:style-name="T5">319 </text:span><text:span text:style-name="T14"><text:s text:c="4"/><text:tab/>width:</text:span> <text:span text:style-name="T21">150</text:span><text:span text:style-name="T14">,</text:span></text:p>
      <text:p text:style-name="P7"><text:span text:style-name="T5">320 </text:span><text:span text:style-name="T14"><text:s text:c="8"/>height:</text:span> <text:span text:style-name="T21">45</text:span><text:span text:style-name="T14">,</text:span></text:p>
      <text:p text:style-name="P7"><text:span text:style-name="T5">321 </text:span><text:span text:style-name="T14"><text:s text:c="8"/>fill:</text:span> <text:span text:style-name="T19">'red'</text:span><text:span text:style-name="T14">,</text:span></text:p>
      <text:p text:style-name="P7"><text:span text:style-name="T5">322 </text:span><text:span text:style-name="T14"><text:s text:c="8"/>stroke:</text:span> <text:span text:style-name="T19">'black'</text:span><text:span text:style-name="T14">,</text:span></text:p>
      <text:p text:style-name="P7"><text:span text:style-name="T5">323 </text:span><text:span text:style-name="T14"><text:s text:c="8"/>strokeWidth:</text:span> <text:span text:style-name="T21">2</text:span><text:span text:style-name="T14">,</text:span></text:p>
      <text:p text:style-name="P7"><text:span text:style-name="T5">324 </text:span><text:span text:style-name="T14"><text:s text:c="8"/>shadowColor:</text:span> <text:span text:style-name="T19">'black'</text:span><text:span text:style-name="T14">,</text:span></text:p>
      <text:p text:style-name="P7"><text:span text:style-name="T5">325 </text:span><text:span text:style-name="T14"><text:tab/><text:tab/>shadowBlur:</text:span> <text:span text:style-name="T21">10</text:span><text:span text:style-name="T14">,</text:span></text:p>
      <text:p text:style-name="P7"><text:span text:style-name="T5">326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327 </text:span><text:span text:style-name="T14"><text:tab/><text:tab/>shadowOpacity:</text:span> <text:span text:style-name="T21">0.5</text:span><text:span text:style-name="T14">,</text:span></text:p>
      <text:p text:style-name="P7"><text:span text:style-name="T5">328 </text:span><text:span text:style-name="T14"><text:s text:c="8"/>cornerRadius:</text:span> <text:span text:style-name="T21">10</text:span></text:p>
      <text:p text:style-name="P7"><text:span text:style-name="T5">329 </text:span><text:s text:c="4"/><text:span text:style-name="T14">});</text:span></text:p>
      <text:p text:style-name="P7"><text:span text:style-name="T5">330 </text:span><text:tab/></text:p>
      <text:p text:style-name="P7"><text:span text:style-name="T5">331 </text:span><text:s text:c="4"/><text:span text:style-name="T11">this</text:span><text:span text:style-name="T14">.restart</text:span> <text:span text:style-name="T14">=</text:span> <text:span text:style-name="T11">new</text:span> <text:span text:style-name="T14">Kinetic.</text:span><text:span text:style-name="T22">Text</text:span><text:span text:style-name="T14">({</text:span></text:p>
      <text:p text:style-name="P7"><text:span text:style-name="T5">332 </text:span><text:span text:style-name="T14"><text:s text:c="4"/><text:tab/>width:</text:span> <text:span text:style-name="T21">150</text:span><text:span text:style-name="T14">,</text:span></text:p>
      <text:p text:style-name="P7"><text:span text:style-name="T5">333 </text:span><text:span text:style-name="T14"><text:s text:c="8"/>padding:</text:span><text:span text:style-name="T21">10</text:span><text:span text:style-name="T14">,</text:span></text:p>
      <text:p text:style-name="P7"><text:span text:style-name="T5">334 </text:span><text:span text:style-name="T14"><text:s text:c="4"/><text:tab/>text:</text:span> <text:span text:style-name="T19">'[Restart]'</text:span><text:span text:style-name="T14">,</text:span></text:p>
      <text:p text:style-name="P7"><text:span text:style-name="T5">335 </text:span><text:span text:style-name="T14"><text:s text:c="8"/>fontSize:</text:span> <text:span text:style-name="T21">24</text:span><text:span text:style-name="T14">,</text:span></text:p>
      <text:p text:style-name="P7"><text:span text:style-name="T5">336 </text:span><text:span text:style-name="T14"><text:s text:c="8"/>fontFamily:</text:span> <text:span text:style-name="T19">'Calibri'</text:span><text:span text:style-name="T14">,</text:span></text:p>
      <text:p text:style-name="P7"><text:span text:style-name="T5">337 </text:span><text:span text:style-name="T14"><text:s text:c="8"/>fill:</text:span> <text:span text:style-name="T19">'white'</text:span><text:span text:style-name="T14">,</text:span></text:p>
      <text:p text:style-name="P7"><text:span text:style-name="T5">338 </text:span><text:span text:style-name="T14"><text:s text:c="8"/>shadowColor:</text:span> <text:span text:style-name="T19">'black'</text:span><text:span text:style-name="T14">,</text:span></text:p>
      <text:p text:style-name="P7"><text:span text:style-name="T5">339 </text:span><text:span text:style-name="T14"><text:tab/><text:tab/>shadowBlur:</text:span> <text:span text:style-name="T21">5</text:span><text:span text:style-name="T14">,</text:span></text:p>
      <text:p text:style-name="P7"><text:span text:style-name="T5">340 </text:span><text:span text:style-name="T14"><text:tab/><text:tab/>shadowOffset: [</text:span><text:span text:style-name="T21">2</text:span><text:span text:style-name="T14">,</text:span> <text:span text:style-name="T21">2</text:span><text:span text:style-name="T14">],</text:span></text:p>
      <text:p text:style-name="P7"><text:span text:style-name="T5">341 </text:span><text:span text:style-name="T14"><text:tab/><text:tab/>shadowOpacity:</text:span> <text:span text:style-name="T21">1</text:span><text:span text:style-name="T14">,</text:span></text:p>
      <text:p text:style-name="P7"><text:span text:style-name="T5">342 </text:span><text:span text:style-name="T14"><text:s text:c="8"/>align:</text:span> <text:span text:style-name="T19">'center'</text:span></text:p>
      <text:p text:style-name="P7"><text:span text:style-name="T5">343 </text:span><text:s text:c="4"/><text:span text:style-name="T14">});</text:span></text:p>
      <text:p text:style-name="P7"><text:span text:style-name="T5">344 </text:span><text:s text:c="4"/></text:p>
      <text:p text:style-name="P7"><text:span text:style-name="T5">345 </text:span><text:s text:c="4"/><text:span text:style-name="T11">this</text:span><text:span text:style-name="T14">.restartButton.</text:span><text:span text:style-name="T22">add</text:span><text:span text:style-name="T14">(</text:span><text:span text:style-name="T11">this</text:span><text:span text:style-name="T14">.restartBox);</text:span></text:p>
      <text:p text:style-name="P7"><text:span text:style-name="T5">346 </text:span><text:s text:c="4"/><text:span text:style-name="T11">this</text:span><text:span text:style-name="T14">.restartButton.</text:span><text:span text:style-name="T22">add</text:span><text:span text:style-name="T14">(</text:span><text:span text:style-name="T11">this</text:span><text:span text:style-name="T14">.restart);</text:span></text:p>
      <text:p text:style-name="P7"><text:span text:style-name="T5">347 </text:span><text:s text:c="4"/></text:p>
      <text:p text:style-name="P7"><text:span text:style-name="T5">348 </text:span><text:s text:c="4"/><text:span text:style-name="T11">this</text:span><text:span text:style-name="T14">.restartButton.</text:span><text:span text:style-name="T22">on</text:span><text:span text:style-name="T14">(</text:span><text:span text:style-name="T19">'mouseover'</text:span><text:span text:style-name="T14">,</text:span> <text:span text:style-name="T11">function</text:span> <text:span text:style-name="T14">() {</text:span></text:p>
      <text:p text:style-name="P7"><text:span text:style-name="T5">349 </text:span><text:span text:style-name="T14"><text:s text:c="8"/>document.body.style.cursor</text:span> <text:span text:style-name="T14">=</text:span> <text:span text:style-name="T19">'pointer'</text:span><text:span text:style-name="T14">;</text:span></text:p>
      <text:p text:style-name="P7"><text:span text:style-name="T5">350 </text:span><text:s text:c="4"/><text:span text:style-name="T14">});</text:span></text:p>
      <text:p text:style-name="P7"><text:span text:style-name="T5">351 </text:span><text:s text:c="4"/><text:span text:style-name="T11">this</text:span><text:span text:style-name="T14">.restartButton.</text:span><text:span text:style-name="T22">on</text:span><text:span text:style-name="T14">(</text:span><text:span text:style-name="T19">'mouseout'</text:span><text:span text:style-name="T14">,</text:span> <text:span text:style-name="T11">function</text:span> <text:span text:style-name="T14">() {</text:span></text:p>
      <text:p text:style-name="P7"><text:span text:style-name="T5">352 </text:span><text:span text:style-name="T14"><text:s text:c="8"/>document.body.style.cursor</text:span> <text:span text:style-name="T14">=</text:span> <text:span text:style-name="T19">'default'</text:span><text:span text:style-name="T14">;</text:span></text:p>
      <text:p text:style-name="P7"><text:span text:style-name="T5">353 </text:span><text:s text:c="4"/><text:span text:style-name="T14">});</text:span></text:p>
      <text:p text:style-name="P7"><text:span text:style-name="T5">354 </text:span><text:span text:style-name="T14">};</text:span></text:p>
      <text:p text:style-name="P8">355 </text:p>
      <text:p text:style-name="P7"><text:span text:style-name="T5">356 </text:span><text:span text:style-name="T14">initMenu.</text:span><text:span text:style-name="T11">prototype</text:span><text:span text:style-name="T14">.clickPause</text:span> <text:span text:style-name="T14">=</text:span> <text:span text:style-name="T11">function</text:span><text:span text:style-name="T14">(){</text:span></text:p>
      <text:p text:style-name="P7"><text:span text:style-name="T5">357 </text:span><text:tab/><text:span text:style-name="T11">if</text:span><text:span text:style-name="T14">(</text:span><text:span text:style-name="T11">this</text:span><text:span text:style-name="T14">.rectPause.</text:span><text:span text:style-name="T22">isVisible</text:span><text:span text:style-name="T14">()){</text:span></text:p>
      <text:p text:style-name="P7"><text:span text:style-name="T5">358 </text:span><text:tab/><text:tab/><text:span text:style-name="T11">this</text:span><text:span text:style-name="T14">.rectPause.</text:span><text:span text:style-name="T22">hide</text:span><text:span text:style-name="T14">();</text:span></text:p>
      <text:p text:style-name="P7"><text:span text:style-name="T5">359 </text:span><text:s text:c="8"/><text:span text:style-name="T11">this</text:span><text:span text:style-name="T14">.trianglePause.</text:span><text:span text:style-name="T22">show</text:span><text:span text:style-name="T14">();</text:span></text:p>
      <text:p text:style-name="P7"><text:span text:style-name="T5">360 </text:span><text:s text:c="8"/><text:span text:style-name="T11">this</text:span><text:span text:style-name="T14">.backBox.</text:span><text:span text:style-name="T22">show</text:span><text:span text:style-name="T14">();</text:span></text:p>
      <text:p text:style-name="P7"><text:span text:style-name="T5">361 </text:span><text:s text:c="8"/><text:span text:style-name="T11">this</text:span><text:span text:style-name="T14">.backBoxTween.</text:span><text:span text:style-name="T22">reverse</text:span><text:span text:style-name="T14">();</text:span></text:p>
      <text:p text:style-name="P7"><text:span text:style-name="T5">362 </text:span><text:s text:c="8"/><text:span text:style-name="T11">this</text:span><text:span text:style-name="T14">.pauseTween.</text:span><text:span text:style-name="T22">play</text:span><text:span text:style-name="T14">();</text:span></text:p>
      <text:p text:style-name="P7"><text:span text:style-name="T5">363 </text:span><text:s text:c="8"/><text:span text:style-name="T11">this</text:span><text:span text:style-name="T14">.fullButtonTween.</text:span><text:span text:style-name="T22">play</text:span><text:span text:style-name="T14">();</text:span></text:p>
      <text:p text:style-name="P7"><text:span text:style-name="T5">364 </text:span><text:s text:c="8"/><text:span text:style-name="T11">this</text:span><text:span text:style-name="T14">.restartButtonTween.</text:span><text:span text:style-name="T22">play</text:span><text:span text:style-name="T14">();</text:span></text:p>
      <text:p text:style-name="P7"><text:span text:style-name="T5">365 </text:span><text:tab/><text:span text:style-name="T14">}</text:span></text:p>
      <text:p text:style-name="P7"><text:span text:style-name="T5">366 </text:span><text:tab/><text:span text:style-name="T11">else</text:span><text:span text:style-name="T14">{</text:span></text:p>
      <text:p text:style-name="P7"><text:span text:style-name="T5">367 </text:span><text:s text:c="8"/><text:span text:style-name="T11">this</text:span><text:span text:style-name="T14">.trianglePause.</text:span><text:span text:style-name="T22">hide</text:span><text:span text:style-name="T14">();</text:span></text:p>
      <text:p text:style-name="P7"><text:span text:style-name="T5">368 </text:span><text:s text:c="8"/><text:span text:style-name="T11">this</text:span><text:span text:style-name="T14">.rectPause.</text:span><text:span text:style-name="T22">show</text:span><text:span text:style-name="T14">();</text:span></text:p>
      <text:p text:style-name="P7"><text:span text:style-name="T5">369 </text:span><text:s text:c="8"/><text:span text:style-name="T11">this</text:span><text:span text:style-name="T14">.backBoxTween.</text:span><text:span text:style-name="T22">play</text:span><text:span text:style-name="T14">();</text:span></text:p>
      <text:p text:style-name="P7"><text:span text:style-name="T5">370 </text:span><text:s text:c="8"/><text:span text:style-name="T11">this</text:span><text:span text:style-name="T14">.pauseTween.</text:span><text:span text:style-name="T22">reverse</text:span><text:span text:style-name="T14">();</text:span></text:p>
      <text:p text:style-name="P7"><text:span text:style-name="T5">371 </text:span><text:s text:c="8"/><text:span text:style-name="T11">this</text:span><text:span text:style-name="T14">.fullButtonTween.</text:span><text:span text:style-name="T22">reverse</text:span><text:span text:style-name="T14">();</text:span></text:p>
      <text:p text:style-name="P7"><text:span text:style-name="T5">372 </text:span><text:s text:c="8"/><text:span text:style-name="T11">this</text:span><text:span text:style-name="T14">.restartButtonTween.</text:span><text:span text:style-name="T22">reverse</text:span><text:span text:style-name="T14">();</text:span></text:p>
      <text:p text:style-name="P7"><text:span text:style-name="T5">373 </text:span><text:tab/><text:span text:style-name="T14">}</text:span></text:p>
      <text:p text:style-name="P7"><text:span text:style-name="T5">374 </text:span><text:span text:style-name="T14">};</text:span></text:p>
      <text:p text:style-name="P8">375 </text:p>
      <text:p text:style-name="P7"><text:span text:style-name="T5">376 </text:span><text:span text:style-name="T14">initMenu.</text:span><text:span text:style-name="T11">prototype</text:span><text:span text:style-name="T14">.clickMenu</text:span> <text:span text:style-name="T14">=</text:span> <text:span text:style-name="T11">function</text:span><text:span text:style-name="T14">(){</text:span></text:p>
      <text:p text:style-name="P7"><text:span text:style-name="T5">377 </text:span><text:tab/><text:span text:style-name="T11">this</text:span><text:span text:style-name="T14">.box.</text:span><text:span text:style-name="T22">setOpacity</text:span><text:span text:style-name="T14">(</text:span><text:span text:style-name="T21">1</text:span><text:span text:style-name="T14">);</text:span></text:p>
      <text:p text:style-name="P7"><text:span text:style-name="T5">378 </text:span><text:s text:c="4"/><text:span text:style-name="T11">this</text:span><text:span text:style-name="T14">.mainMenu.</text:span><text:span text:style-name="T22">setScale</text:span><text:span text:style-name="T14">(</text:span><text:span text:style-name="T21">0.9</text:span><text:span text:style-name="T14">);</text:span></text:p>
      <text:p text:style-name="P7"><text:span text:style-name="T5">379 </text:span><text:s text:c="4"/><text:span text:style-name="T11">this</text:span><text:span text:style-name="T14">.menuLayer.</text:span><text:span text:style-name="T22">draw</text:span><text:span text:style-name="T14">();</text:span></text:p>
      <text:p text:style-name="P7"><text:span text:style-name="T5">380 </text:span><text:span text:style-name="T14">};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2" svg:font-family="Calibri" style:font-adornments="Negrita" style:font-family-generic="swiss" style:font-pitch="variable"/>
    <style:font-face style:name="Calibri" svg:font-family="Calibri" style:font-adornments="Predeterminad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align="justify" style:justify-single-word="false" fo:keep-together="always" fo:text-indent="0cm" style:auto-text-indent="true" style:page-number="auto">
        <style:tab-stops/>
      </style:paragraph-properties>
      <style:text-properties style:font-name="Calibri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>
      <style:text-properties style:font-name="Calibri1"/>
    </style:style>
    <style:style style:name="Frame_20_contents" style:display-name="Frame contents" style:family="paragraph" style:parent-style-name="Text_20_body" style:class="extra"/>
    <style:style style:name="Texto_5f_portada" style:display-name="Texto_portada" style:family="paragraph" style:parent-style-name="Standard" style:class="tex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_5f_portada" style:display-name="Título_portada" style:family="paragraph" style:parent-style-name="Title" style:class="text">
      <style:text-properties fo:font-variant="small-caps" fo:font-size="26pt"/>
    </style:style>
    <style:style style:name="Subtítulo_5f_portada" style:display-name="Subtítulo_portada" style:family="paragraph" style:parent-style-name="Título_5f_portada" style:class="text" style:master-page-name="">
      <style:paragraph-properties style:page-number="auto"/>
      <style:text-properties fo:font-size="20pt"/>
    </style:style>
    <style:style style:name="Universidad_5f_portada" style:display-name="Universidad_portada" style:family="paragraph" style:parent-style-name="Standard" style:class="text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font-variant="small-caps" fo:font-size="16pt" fo:font-weight="bold" style:font-size-asian="10.5pt"/>
    </style:style>
    <style:style style:name="EPS_5f_portada" style:display-name="EPS_portada" style:family="paragraph" style:parent-style-name="Universidad_5f_portada" style:class="text">
      <style:text-properties fo:font-size="14pt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Calibri2" fo:font-weight="bold" style:font-weight-asian="bold" style:font-weight-complex="bold"/>
    </style:style>
    <style:style style:name="Table" style:family="paragraph" style:parent-style-name="Caption" style:class="extra">
      <style:text-properties style:font-name="Calibri1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Mincho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1"/>
    </style:style>
    <style:style style:name="_5f_OOoComputerBase" style:display-name="_OOoComputerBase" style:family="text" style:parent-style-name="OOoComputerCode"/>
    <style:style style:name="_5f_JavaIdent" style:display-name="_JavaIdent" style:family="text" style:parent-style-name="_5f_OOoComputerBase">
      <style:text-properties fo:color="#000000"/>
    </style:style>
    <style:style style:name="Numbering_20_Symbols" style:display-name="Numbering Symbols" style:family="text"/>
    <style:style style:name="symbol0_5f_javascript" style:display-name="symbol0_javascript" style:family="text">
      <style:text-properties fo:color="#339933" fo:font-style="normal" fo:font-weight="normal"/>
    </style:style>
    <style:style style:name="string_5f_javascript" style:display-name="string_javascript" style:family="text">
      <style:text-properties fo:color="#3366cc" fo:font-style="normal" fo:font-weight="normal"/>
    </style:style>
    <style:style style:name="HL_20_Default" style:display-name="HL Default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String" style:display-name="HL String" style:family="text">
      <style:text-properties fo:color="#d10000" style:font-name="Courier New" fo:font-size="10pt" style:font-name-asian="Courier New" style:font-size-asian="10pt" style:font-name-complex="Courier New" style:font-size-complex="10pt"/>
    </style:style>
    <style:style style:name="HL_20_Number" style:display-name="HL Number" style:family="text">
      <style:text-properties fo:color="#b85d00" style:font-name="Courier New" fo:font-size="10pt" style:font-name-asian="Courier New" style:font-size-asian="10pt" style:font-name-complex="Courier New" style:font-size-complex="10pt"/>
    </style:style>
    <style:style style:name="HL_20_SL_20_Comment" style:display-name="HL SL Comment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ML_20_Comment" style:display-name="HL ML Comment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Escape_20_Character" style:display-name="HL Escape Character" style:family="text">
      <style:text-properties fo:color="#007f00" style:font-name="Courier New" fo:font-size="10pt" style:font-name-asian="Courier New" style:font-size-asian="10pt" style:font-name-complex="Courier New" style:font-size-complex="10pt"/>
    </style:style>
    <style:style style:name="HL_20_Directive" style:display-name="HL Directive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Directive_20_String" style:display-name="HL Directive String" style:family="text">
      <style:text-properties fo:color="#d10000" style:font-name="Courier New" fo:font-size="10pt" style:font-name-asian="Courier New" style:font-size-asian="10pt" style:font-name-complex="Courier New" style:font-size-complex="10pt"/>
    </style:style>
    <style:style style:name="HL_20_Line" style:display-name="HL Line" style:family="text">
      <style:text-properties fo:color="#0000c3" style:font-name="Courier New" fo:font-size="10pt" style:font-name-asian="Courier New" style:font-size-asian="10pt" style:font-name-complex="Courier New" style:font-size-complex="10pt"/>
    </style:style>
    <style:style style:name="HL_20_Operator" style:display-name="HL Operator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HL_20_Interpolation" style:display-name="HL Interpolation" style:family="text">
      <style:text-properties fo:color="#be58a0" style:font-name="Courier New" fo:font-size="10pt" style:font-name-asian="Courier New" style:font-size-asian="10pt" style:font-name-complex="Courier New" style:font-size-complex="10pt"/>
    </style:style>
    <style:style style:name="HL_20_Keyword_20_A" style:display-name="HL Keyword A" style:family="text">
      <style:text-properties fo:color="#00007f" style:font-name="Courier New" fo:font-size="10pt" style:font-name-asian="Courier New" style:font-size-asian="10pt" style:font-name-complex="Courier New" style:font-size-complex="10pt"/>
    </style:style>
    <style:style style:name="HL_20_Keyword_20_B" style:display-name="HL Keyword B" style:family="text">
      <style:text-properties fo:color="#540054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HL_20_Keyword_20_C" style:display-name="HL Keyword C" style:family="text">
      <style:text-properties fo:color="#002a54" style:font-name="Courier New" fo:font-size="10pt" style:font-name-asian="Courier New" style:font-size-asian="10pt" style:font-name-complex="Courier New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H49M18S</meta:editing-duration>
    <meta:editing-cycles>23</meta:editing-cycles>
    <meta:generator>OpenOffice.org/3.3$Win32 OpenOffice.org_project/330m20$Build-9567</meta:generator>
    <dc:date>2014-03-05T12:24:56.65</dc:date>
    <dc:creator>Manuel Navarro Pérez</dc:creator>
    <meta:document-statistic meta:table-count="0" meta:image-count="0" meta:object-count="0" meta:page-count="133" meta:paragraph-count="7312" meta:word-count="23915" meta:character-count="255684"/>
    <meta:user-defined meta:name="Info 1"/>
    <meta:user-defined meta:name="Info 2"/>
    <meta:user-defined meta:name="Info 3"/>
    <meta:user-defined meta:name="Info 4"/>
  </office:meta>
</office:document-meta>
</file>